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First_20_Paragraph">
      <style:text-properties style:font-name="Arial"/>
    </style:style>
    <style:style style:name="P13" style:family="paragraph" style:parent-style-name="Standard" style:list-style-name="WWNum21">
      <style:text-properties style:font-name="Arial"/>
    </style:style>
    <style:style style:name="P14" style:family="paragraph" style:parent-style-name="Standard" style:list-style-name="WWNum2">
      <style:text-properties style:font-name="Arial"/>
    </style:style>
    <style:style style:name="P15" style:family="paragraph" style:parent-style-name="Standard" style:list-style-name="WWNum22">
      <style:text-properties style:font-name="Arial"/>
    </style:style>
    <style:style style:name="P16" style:family="paragraph" style:parent-style-name="Standard" style:list-style-name="WWNum23">
      <style:text-properties style:font-name="Arial"/>
    </style:style>
    <style:style style:name="P17" style:family="paragraph" style:parent-style-name="Standard" style:list-style-name="WWNum24">
      <style:text-properties style:font-name="Arial"/>
    </style:style>
    <style:style style:name="P18" style:family="paragraph" style:parent-style-name="Standard" style:list-style-name="WWNum25">
      <style:text-properties style:font-name="Arial"/>
    </style:style>
    <style:style style:name="P19" style:family="paragraph" style:parent-style-name="Standard" style:list-style-name="WWNum4">
      <style:text-properties style:font-name="Arial"/>
    </style:style>
    <style:style style:name="P20" style:family="paragraph" style:parent-style-name="Standard" style:list-style-name="WWNum27">
      <style:text-properties style:font-name="Arial"/>
    </style:style>
    <style:style style:name="P21" style:family="paragraph" style:parent-style-name="Standard" style:list-style-name="WWNum28">
      <style:text-properties style:font-name="Arial"/>
    </style:style>
    <style:style style:name="P22" style:family="paragraph" style:parent-style-name="Standard" style:list-style-name="WWNum29">
      <style:text-properties style:font-name="Arial"/>
    </style:style>
    <style:style style:name="P23" style:family="paragraph" style:parent-style-name="Standard" style:list-style-name="WWNum30">
      <style:text-properties style:font-name="Arial"/>
    </style:style>
    <style:style style:name="P24" style:family="paragraph" style:parent-style-name="Standard" style:list-style-name="WWNum31">
      <style:text-properties style:font-name="Arial"/>
    </style:style>
    <style:style style:name="P25" style:family="paragraph" style:parent-style-name="Standard" style:list-style-name="WWNum32">
      <style:text-properties style:font-name="Arial"/>
    </style:style>
    <style:style style:name="P26" style:family="paragraph" style:parent-style-name="Standard" style:list-style-name="WWNum33">
      <style:text-properties style:font-name="Arial"/>
    </style:style>
    <style:style style:name="P27" style:family="paragraph" style:parent-style-name="Standard" style:list-style-name="WWNum34">
      <style:text-properties style:font-name="Arial"/>
    </style:style>
    <style:style style:name="P28" style:family="paragraph" style:parent-style-name="Standard" style:list-style-name="WWNum35">
      <style:text-properties style:font-name="Arial"/>
    </style:style>
    <style:style style:name="P29" style:family="paragraph" style:parent-style-name="Standard" style:list-style-name="WWNum36">
      <style:text-properties style:font-name="Arial"/>
    </style:style>
    <style:style style:name="P30" style:family="paragraph" style:parent-style-name="Standard" style:list-style-name="WWNum37">
      <style:text-properties style:font-name="Arial"/>
    </style:style>
    <style:style style:name="P31" style:family="paragraph" style:parent-style-name="Standard" style:list-style-name="WWNum12">
      <style:text-properties style:font-name="Arial"/>
    </style:style>
    <style:style style:name="P32" style:family="paragraph" style:parent-style-name="Standard" style:list-style-name="WWNum38">
      <style:text-properties style:font-name="Arial"/>
    </style:style>
    <style:style style:name="P33" style:family="paragraph" style:parent-style-name="Standard" style:list-style-name="WWNum39">
      <style:text-properties style:font-name="Arial"/>
    </style:style>
    <style:style style:name="P34" style:family="paragraph" style:parent-style-name="Standard" style:list-style-name="WWNum40">
      <style:text-properties style:font-name="Arial"/>
    </style:style>
    <style:style style:name="P35" style:family="paragraph" style:parent-style-name="Standard" style:list-style-name="WWNum41">
      <style:text-properties style:font-name="Arial"/>
    </style:style>
    <style:style style:name="P36" style:family="paragraph" style:parent-style-name="Standard" style:list-style-name="WWNum42">
      <style:text-properties style:font-name="Arial"/>
    </style:style>
    <style:style style:name="P37" style:family="paragraph" style:parent-style-name="Standard" style:list-style-name="WWNum1">
      <style:text-properties style:font-name="Arial"/>
    </style:style>
    <style:style style:name="P38" style:family="paragraph" style:parent-style-name="Standard" style:list-style-name="WWNum43">
      <style:text-properties style:font-name="Arial"/>
    </style:style>
    <style:style style:name="P39" style:family="paragraph" style:parent-style-name="Standard" style:list-style-name="WWNum44">
      <style:text-properties style:font-name="Arial"/>
    </style:style>
    <style:style style:name="P40" style:family="paragraph" style:parent-style-name="Standard" style:list-style-name="WWNum45">
      <style:text-properties style:font-name="Arial"/>
    </style:style>
    <style:style style:name="P41" style:family="paragraph" style:parent-style-name="Standard" style:list-style-name="WWNum46">
      <style:text-properties style:font-name="Arial"/>
    </style:style>
    <style:style style:name="P42" style:family="paragraph" style:parent-style-name="Standard" style:list-style-name="WWNum47">
      <style:text-properties style:font-name="Arial"/>
    </style:style>
    <style:style style:name="P43" style:family="paragraph" style:parent-style-name="Standard" style:list-style-name="WWNum48">
      <style:text-properties style:font-name="Arial"/>
    </style:style>
    <style:style style:name="P44" style:family="paragraph" style:parent-style-name="Standard" style:list-style-name="WWNum49">
      <style:text-properties style:font-name="Arial"/>
    </style:style>
    <style:style style:name="P45" style:family="paragraph" style:parent-style-name="Standard" style:list-style-name="WWNum50">
      <style:text-properties style:font-name="Arial"/>
    </style:style>
    <style:style style:name="P46" style:family="paragraph" style:parent-style-name="Standard" style:list-style-name="WWNum51">
      <style:text-properties style:font-name="Arial"/>
    </style:style>
    <style:style style:name="P47" style:family="paragraph" style:parent-style-name="Standard" style:list-style-name="WWNum52">
      <style:text-properties style:font-name="Arial"/>
    </style:style>
    <style:style style:name="P48" style:family="paragraph" style:parent-style-name="Standard" style:list-style-name="WWNum53">
      <style:text-properties style:font-name="Arial"/>
    </style:style>
    <style:style style:name="P49" style:family="paragraph" style:parent-style-name="Standard" style:list-style-name="WWNum54">
      <style:text-properties style:font-name="Arial"/>
    </style:style>
    <style:style style:name="P50" style:family="paragraph" style:parent-style-name="Standard" style:list-style-name="WWNum55">
      <style:text-properties style:font-name="Arial"/>
    </style:style>
    <style:style style:name="P51" style:family="paragraph" style:parent-style-name="Standard" style:list-style-name="WWNum56">
      <style:text-properties style:font-name="Arial"/>
    </style:style>
    <style:style style:name="P52" style:family="paragraph" style:parent-style-name="Standard" style:list-style-name="WWNum57">
      <style:text-properties style:font-name="Arial"/>
    </style:style>
    <style:style style:name="P53" style:family="paragraph" style:parent-style-name="Standard" style:list-style-name="WWNum58">
      <style:text-properties style:font-name="Arial"/>
    </style:style>
    <style:style style:name="P54" style:family="paragraph" style:parent-style-name="Standard" style:list-style-name="WWNum59">
      <style:text-properties style:font-name="Arial"/>
    </style:style>
    <style:style style:name="P55" style:family="paragraph" style:parent-style-name="Standard" style:list-style-name="WWNum60">
      <style:text-properties style:font-name="Arial"/>
    </style:style>
    <style:style style:name="P56" style:family="paragraph" style:parent-style-name="Standard" style:list-style-name="WWNum61">
      <style:text-properties style:font-name="Arial"/>
    </style:style>
    <style:style style:name="P57" style:family="paragraph" style:parent-style-name="Standard" style:list-style-name="WWNum62">
      <style:text-properties style:font-name="Arial"/>
    </style:style>
    <style:style style:name="P58" style:family="paragraph" style:parent-style-name="Standard" style:list-style-name="WWNum63">
      <style:text-properties style:font-name="Arial"/>
    </style:style>
    <style:style style:name="P59" style:family="paragraph" style:parent-style-name="Text_20_body">
      <style:text-properties style:font-name="Arial"/>
    </style:style>
    <style:style style:name="P60"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955978319248" text:id="ct93955978319248">
          <text:deletion>
            <office:change-info>
              <dc:creator>Julia Ringo</dc:creator>
              <dc:date>2023-10-20T11:59:00</dc:date>
            </office:change-info>
            <text:p text:style-name="Text_20_body"><text:span text:style-name="T1">he had</text:span></text:p>
          </text:deletion>
        </text:changed-region>
        <text:changed-region xml:id="ct93955978321008" text:id="ct93955978321008">
          <text:insertion>
            <office:change-info>
              <dc:creator>Julia Ringo</dc:creator>
              <dc:date>2023-10-20T11:59:00</dc:date>
            </office:change-info>
          </text:insertion>
        </text:changed-region>
        <text:changed-region xml:id="ct93955978322976" text:id="ct93955978322976">
          <text:insertion>
            <office:change-info>
              <dc:creator>Julia Ringo</dc:creator>
              <dc:date>2023-10-20T11:59:00</dc:date>
            </office:change-info>
          </text:insertion>
        </text:changed-region>
        <text:changed-region xml:id="ct93955978323936" text:id="ct93955978323936">
          <text:deletion>
            <office:change-info>
              <dc:creator>Julia Ringo</dc:creator>
              <dc:date>2023-10-20T11:59:00</dc:date>
            </office:change-info>
            <text:p text:style-name="Text_20_body"><text:span text:style-name="T1">a </text:span></text:p>
          </text:deletion>
        </text:changed-region>
        <text:changed-region xml:id="ct93955978325376" text:id="ct93955978325376">
          <text:deletion>
            <office:change-info>
              <dc:creator>Julia Ringo</dc:creator>
              <dc:date>2023-10-20T11:59:00</dc:date>
            </office:change-info>
            <text:p text:style-name="Text_20_body"><text:span text:style-name="T1"><text:s/>guy</text:span></text:p>
          </text:deletion>
        </text:changed-region>
        <text:changed-region xml:id="ct93955978326336" text:id="ct93955978326336">
          <text:deletion>
            <office:change-info>
              <dc:creator>Julia Ringo</dc:creator>
              <dc:date>2023-10-20T11:59:00</dc:date>
            </office:change-info>
            <text:p text:style-name="Text_20_body"><text:span text:style-name="T1">,</text:span></text:p>
          </text:deletion>
        </text:changed-region>
        <text:changed-region xml:id="ct93955978327296" text:id="ct93955978327296">
          <text:deletion>
            <office:change-info>
              <dc:creator>Julia Ringo</dc:creator>
              <dc:date>2023-10-20T11:59:00</dc:date>
            </office:change-info>
            <text:p text:style-name="Text_20_body"><text:span text:style-name="T1"><text:s/></text:span></text:p>
          </text:deletion>
        </text:changed-region>
        <text:changed-region xml:id="ct93955978330944" text:id="ct93955978330944">
          <text:insertion>
            <office:change-info>
              <dc:creator>Julia Ringo</dc:creator>
              <dc:date>2023-10-20T11:59:00</dc:date>
            </office:change-info>
          </text:insertion>
        </text:changed-region>
        <text:changed-region xml:id="ct93955978312992" text:id="ct93955978312992">
          <text:deletion>
            <office:change-info>
              <dc:creator>Julia Ringo</dc:creator>
              <dc:date>2023-10-20T11:59:00</dc:date>
            </office:change-info>
            <text:p text:style-name="Text_20_body"><text:span text:style-name="T1">was leaning</text:span></text:p>
          </text:deletion>
        </text:changed-region>
        <text:changed-region xml:id="ct93955978325664" text:id="ct93955978325664">
          <text:insertion>
            <office:change-info>
              <dc:creator>Julia Ringo</dc:creator>
              <dc:date>2023-10-20T11:59:00</dc:date>
            </office:change-info>
          </text:insertion>
        </text:changed-region>
        <text:changed-region xml:id="ct93955978330272" text:id="ct93955978330272">
          <text:insertion>
            <office:change-info>
              <dc:creator>Julia Ringo</dc:creator>
              <dc:date>2023-10-20T11:59:00</dc:date>
            </office:change-info>
          </text:insertion>
        </text:changed-region>
        <text:changed-region xml:id="ct93955978322304" text:id="ct93955978322304">
          <text:insertion>
            <office:change-info>
              <dc:creator>Julia Ringo</dc:creator>
              <dc:date>2023-10-20T11:59:00</dc:date>
            </office:change-info>
          </text:insertion>
        </text:changed-region>
        <text:changed-region xml:id="ct93955978325952" text:id="ct93955978325952">
          <text:insertion>
            <office:change-info>
              <dc:creator>Julia Ringo</dc:creator>
              <dc:date>2023-10-20T12:00:00</dc:date>
            </office:change-info>
          </text:insertion>
        </text:changed-region>
        <text:changed-region xml:id="ct93955978321296" text:id="ct93955978321296">
          <text:deletion>
            <office:change-info>
              <dc:creator>Julia Ringo</dc:creator>
              <dc:date>2023-10-20T12:00:00</dc:date>
            </office:change-info>
            <text:p text:style-name="Text_20_body"><text:span text:style-name="T1">200 </text:span></text:p>
          </text:deletion>
        </text:changed-region>
        <text:changed-region xml:id="ct93955978348624" text:id="ct93955978348624">
          <text:insertion>
            <office:change-info>
              <dc:creator>Julia Ringo</dc:creator>
              <dc:date>2023-10-20T12:00:00</dc:date>
            </office:change-info>
          </text:insertion>
        </text:changed-region>
        <text:changed-region xml:id="ct93955978329936" text:id="ct93955978329936">
          <text:deletion>
            <office:change-info>
              <dc:creator>Julia Ringo</dc:creator>
              <dc:date>2023-10-10T11:08:00</dc:date>
            </office:change-info>
            <text:p text:style-name="Text_20_body"><text:span text:style-name="T1">…</text:span></text:p>
          </text:deletion>
        </text:changed-region>
        <text:changed-region xml:id="ct93955978330560" text:id="ct93955978330560">
          <text:insertion>
            <office:change-info>
              <dc:creator>Julia Ringo</dc:creator>
              <dc:date>2023-10-10T11:08:00</dc:date>
            </office:change-info>
          </text:insertion>
        </text:changed-region>
        <text:changed-region xml:id="ct93955978321584" text:id="ct93955978321584">
          <text:insertion>
            <office:change-info>
              <dc:creator>Julia Ringo</dc:creator>
              <dc:date>2023-10-20T12:00:00</dc:date>
            </office:change-info>
          </text:insertion>
        </text:changed-region>
        <text:changed-region xml:id="ct93955978321872" text:id="ct93955978321872">
          <text:deletion>
            <office:change-info>
              <dc:creator>Julia Ringo</dc:creator>
              <dc:date>2023-10-20T12:00:00</dc:date>
            </office:change-info>
            <text:p text:style-name="Text_20_body"><text:span text:style-name="T1"><text:s/>B</text:span></text:p>
          </text:deletion>
        </text:changed-region>
        <text:changed-region xml:id="ct93955978362240" text:id="ct93955978362240">
          <text:deletion>
            <office:change-info>
              <dc:creator>Julia Ringo</dc:creator>
              <dc:date>2023-10-10T11:08:00</dc:date>
            </office:change-info>
            <text:p text:style-name="Text_20_body"><text:span text:style-name="T1">…</text:span></text:p>
          </text:deletion>
        </text:changed-region>
        <text:changed-region xml:id="ct93955978362864" text:id="ct93955978362864">
          <text:insertion>
            <office:change-info>
              <dc:creator>Julia Ringo</dc:creator>
              <dc:date>2023-10-10T11:08:00</dc:date>
            </office:change-info>
          </text:insertion>
        </text:changed-region>
        <text:changed-region xml:id="ct93955978363152" text:id="ct93955978363152">
          <text:deletion>
            <office:change-info>
              <dc:creator>Julia Ringo</dc:creator>
              <dc:date>2023-10-20T12:00:00</dc:date>
            </office:change-info>
            <text:p text:style-name="Text_20_body"><text:span text:style-name="T1"><text:s/></text:span></text:p>
          </text:deletion>
        </text:changed-region>
        <text:changed-region xml:id="ct93955978364784" text:id="ct93955978364784">
          <text:insertion>
            <office:change-info>
              <dc:creator>Julia Ringo</dc:creator>
              <dc:date>2023-10-20T12:00:00</dc:date>
            </office:change-info>
          </text:insertion>
        </text:changed-region>
        <text:changed-region xml:id="ct93955978367376" text:id="ct93955978367376">
          <text:insertion>
            <office:change-info>
              <dc:creator>Julia Ringo</dc:creator>
              <dc:date>2023-10-20T12:00:00</dc:date>
            </office:change-info>
          </text:insertion>
        </text:changed-region>
        <text:changed-region xml:id="ct93955978366848" text:id="ct93955978366848">
          <text:insertion>
            <office:change-info>
              <dc:creator>Julia Ringo</dc:creator>
              <dc:date>2023-10-20T12:00:00</dc:date>
            </office:change-info>
          </text:insertion>
        </text:changed-region>
        <text:changed-region xml:id="ct93955978381072" text:id="ct93955978381072">
          <text:insertion>
            <office:change-info>
              <dc:creator>Julia Ringo</dc:creator>
              <dc:date>2023-10-20T12:01:00</dc:date>
            </office:change-info>
          </text:insertion>
        </text:changed-region>
        <text:changed-region xml:id="ct93955978368480" text:id="ct93955978368480">
          <text:deletion>
            <office:change-info>
              <dc:creator>Julia Ringo</dc:creator>
              <dc:date>2023-10-20T12:01:00</dc:date>
            </office:change-info>
            <text:p text:style-name="Text_20_body"><text:span text:style-name="T1">48 </text:span></text:p>
          </text:deletion>
        </text:changed-region>
        <text:changed-region xml:id="ct93955978385536" text:id="ct93955978385536">
          <text:insertion>
            <office:change-info>
              <dc:creator>Julia Ringo</dc:creator>
              <dc:date>2023-10-20T12:01:00</dc:date>
            </office:change-info>
          </text:insertion>
        </text:changed-region>
        <text:changed-region xml:id="ct93955978395024" text:id="ct93955978395024">
          <text:deletion>
            <office:change-info>
              <dc:creator>Julia Ringo</dc:creator>
              <dc:date>2023-10-10T11:08:00</dc:date>
            </office:change-info>
            <text:p text:style-name="Text_20_body"><text:span text:style-name="T1">…</text:span></text:p>
          </text:deletion>
        </text:changed-region>
        <text:changed-region xml:id="ct93955978395312" text:id="ct93955978395312">
          <text:insertion>
            <office:change-info>
              <dc:creator>Julia Ringo</dc:creator>
              <dc:date>2023-10-10T11:08:00</dc:date>
            </office:change-info>
          </text:insertion>
        </text:changed-region>
        <text:changed-region xml:id="ct93955978399584" text:id="ct93955978399584">
          <text:insertion>
            <office:change-info>
              <dc:creator>Julia Ringo</dc:creator>
              <dc:date>2023-10-20T12:01:00</dc:date>
            </office:change-info>
          </text:insertion>
        </text:changed-region>
        <text:changed-region xml:id="ct93955978403040" text:id="ct93955978403040">
          <text:insertion>
            <office:change-info>
              <dc:creator>Julia Ringo</dc:creator>
              <dc:date>2023-10-20T12:02:00</dc:date>
            </office:change-info>
          </text:insertion>
        </text:changed-region>
        <text:changed-region xml:id="ct93955978411184" text:id="ct93955978411184">
          <text:insertion>
            <office:change-info>
              <dc:creator>Julia Ringo</dc:creator>
              <dc:date>2023-10-20T13:17:00</dc:date>
            </office:change-info>
          </text:insertion>
        </text:changed-region>
        <text:changed-region xml:id="ct93955978413520" text:id="ct93955978413520">
          <text:insertion>
            <office:change-info>
              <dc:creator>Julia Ringo</dc:creator>
              <dc:date>2023-10-20T13:28:00</dc:date>
            </office:change-info>
          </text:insertion>
        </text:changed-region>
        <text:changed-region xml:id="ct93955978423040" text:id="ct93955978423040">
          <text:insertion>
            <office:change-info>
              <dc:creator>Julia Ringo</dc:creator>
              <dc:date>2023-10-20T13:28:00</dc:date>
            </office:change-info>
          </text:insertion>
        </text:changed-region>
        <text:changed-region xml:id="ct93955978428832" text:id="ct93955978428832">
          <text:insertion>
            <office:change-info>
              <dc:creator>Julia Ringo</dc:creator>
              <dc:date>2023-10-20T13:30:00</dc:date>
            </office:change-info>
          </text:insertion>
        </text:changed-region>
        <text:changed-region xml:id="ct93955978391712" text:id="ct93955978391712">
          <text:deletion>
            <office:change-info>
              <dc:creator>Julia Ringo</dc:creator>
              <dc:date>2023-10-20T13:31:00</dc:date>
            </office:change-info>
            <text:p text:style-name="Text_20_body"><text:span text:style-name="T1">in the upward direction on the ramp, </text:span></text:p>
          </text:deletion>
        </text:changed-region>
        <text:changed-region xml:id="ct93955978424480" text:id="ct93955978424480">
          <text:deletion>
            <office:change-info>
              <dc:creator>Julia Ringo</dc:creator>
              <dc:date>2023-10-20T13:31:00</dc:date>
            </office:change-info>
            <text:p text:style-name="Text_20_body"><text:span text:style-name="T1">of </text:span></text:p>
          </text:deletion>
        </text:changed-region>
        <text:changed-region xml:id="ct93955978438208" text:id="ct93955978438208">
          <text:deletion>
            <office:change-info>
              <dc:creator>Julia Ringo</dc:creator>
              <dc:date>2023-10-20T13:31:00</dc:date>
            </office:change-info>
            <text:p text:style-name="Text_20_body"><text:span text:style-name="T1">and </text:span></text:p>
          </text:deletion>
        </text:changed-region>
        <text:changed-region xml:id="ct93955978439312" text:id="ct93955978439312">
          <text:deletion>
            <office:change-info>
              <dc:creator>Julia Ringo</dc:creator>
              <dc:date>2023-10-10T11:08:00</dc:date>
            </office:change-info>
            <text:p text:style-name="Text_20_body"><text:span text:style-name="T1">…</text:span></text:p>
          </text:deletion>
        </text:changed-region>
        <text:changed-region xml:id="ct93955978456640" text:id="ct93955978456640">
          <text:insertion>
            <office:change-info>
              <dc:creator>Julia Ringo</dc:creator>
              <dc:date>2023-10-10T11:08:00</dc:date>
            </office:change-info>
          </text:insertion>
        </text:changed-region>
        <text:changed-region xml:id="ct93955978463360" text:id="ct93955978463360">
          <text:deletion>
            <office:change-info>
              <dc:creator>Julia Ringo</dc:creator>
              <dc:date>2023-10-05T13:15:00</dc:date>
            </office:change-info>
            <text:p text:style-name="Text_20_body"><text:span text:style-name="T1"><text:s/>— </text:span></text:p>
          </text:deletion>
        </text:changed-region>
        <text:changed-region xml:id="ct93955978464320" text:id="ct93955978464320">
          <text:insertion>
            <office:change-info>
              <dc:creator>Julia Ringo</dc:creator>
              <dc:date>2023-10-05T13:15:00</dc:date>
            </office:change-info>
          </text:insertion>
        </text:changed-region>
        <text:changed-region xml:id="ct93955978471808" text:id="ct93955978471808">
          <text:deletion>
            <office:change-info>
              <dc:creator>Julia Ringo</dc:creator>
              <dc:date>2023-10-05T13:15:00</dc:date>
            </office:change-info>
            <text:p text:style-name="Text_20_body"><text:span text:style-name="T1"><text:s/>— </text:span></text:p>
          </text:deletion>
        </text:changed-region>
        <text:changed-region xml:id="ct93955978473280" text:id="ct93955978473280">
          <text:insertion>
            <office:change-info>
              <dc:creator>Julia Ringo</dc:creator>
              <dc:date>2023-10-05T13:15:00</dc:date>
            </office:change-info>
          </text:insertion>
        </text:changed-region>
        <text:changed-region xml:id="ct93955978474240" text:id="ct93955978474240">
          <text:deletion>
            <office:change-info>
              <dc:creator>Julia Ringo</dc:creator>
              <dc:date>2023-10-05T13:15:00</dc:date>
            </office:change-info>
            <text:p text:style-name="Text_20_body"><text:span text:style-name="T1"><text:s/>— </text:span></text:p>
          </text:deletion>
        </text:changed-region>
        <text:changed-region xml:id="ct93955978475728" text:id="ct93955978475728">
          <text:insertion>
            <office:change-info>
              <dc:creator>Julia Ringo</dc:creator>
              <dc:date>2023-10-05T13:15:00</dc:date>
            </office:change-info>
          </text:insertion>
        </text:changed-region>
        <text:changed-region xml:id="ct93955978477360" text:id="ct93955978477360">
          <text:insertion>
            <office:change-info>
              <dc:creator>Julia Ringo</dc:creator>
              <dc:date>2023-10-20T13:37:00</dc:date>
            </office:change-info>
          </text:insertion>
        </text:changed-region>
        <text:changed-region xml:id="ct93955978478800" text:id="ct93955978478800">
          <text:deletion>
            <office:change-info>
              <dc:creator>Julia Ringo</dc:creator>
              <dc:date>2023-10-10T11:08:00</dc:date>
            </office:change-info>
            <text:p text:style-name="Text_20_body"><text:span text:style-name="T1">…</text:span></text:p>
          </text:deletion>
        </text:changed-region>
        <text:changed-region xml:id="ct93955978476016" text:id="ct93955978476016">
          <text:insertion>
            <office:change-info>
              <dc:creator>Julia Ringo</dc:creator>
              <dc:date>2023-10-10T11:08:00</dc:date>
            </office:change-info>
          </text:insertion>
        </text:changed-region>
        <text:changed-region xml:id="ct93955978476304" text:id="ct93955978476304">
          <text:deletion>
            <office:change-info>
              <dc:creator>Julia Ringo</dc:creator>
              <dc:date>2023-10-20T13:38:00</dc:date>
            </office:change-info>
            <text:p text:style-name="Text_20_body"><text:span text:style-name="T1"><text:s/></text:span></text:p>
          </text:deletion>
        </text:changed-region>
        <text:changed-region xml:id="ct93955978489840" text:id="ct93955978489840">
          <text:deletion>
            <office:change-info>
              <dc:creator>Julia Ringo</dc:creator>
              <dc:date>2023-10-05T13:15:00</dc:date>
            </office:change-info>
            <text:p text:style-name="Text_20_body"><text:span text:style-name="T1"><text:s/>— </text:span></text:p>
          </text:deletion>
        </text:changed-region>
        <text:changed-region xml:id="ct93955978490800" text:id="ct93955978490800">
          <text:insertion>
            <office:change-info>
              <dc:creator>Julia Ringo</dc:creator>
              <dc:date>2023-10-05T13:15:00</dc:date>
            </office:change-info>
          </text:insertion>
        </text:changed-region>
        <text:changed-region xml:id="ct93955978222880" text:id="ct93955978222880">
          <text:deletion>
            <office:change-info>
              <dc:creator>Julia Ringo</dc:creator>
              <dc:date>2023-10-10T11:08:00</dc:date>
            </office:change-info>
            <text:p text:style-name="Text_20_body"><text:span text:style-name="T1">…</text:span></text:p>
          </text:deletion>
        </text:changed-region>
        <text:changed-region xml:id="ct93955978476592" text:id="ct93955978476592">
          <text:insertion>
            <office:change-info>
              <dc:creator>Julia Ringo</dc:creator>
              <dc:date>2023-10-10T11:08:00</dc:date>
            </office:change-info>
          </text:insertion>
        </text:changed-region>
        <text:changed-region xml:id="ct93955978492592" text:id="ct93955978492592">
          <text:insertion>
            <office:change-info>
              <dc:creator>Julia Ringo</dc:creator>
              <dc:date>2023-10-20T13:38:00</dc:date>
            </office:change-info>
          </text:insertion>
        </text:changed-region>
        <text:changed-region xml:id="ct93955978492880" text:id="ct93955978492880">
          <text:deletion>
            <office:change-info>
              <dc:creator>Julia Ringo</dc:creator>
              <dc:date>2023-10-20T13:38:00</dc:date>
            </office:change-info>
            <text:p text:style-name="Text_20_body"><text:span text:style-name="T1">y</text:span></text:p>
          </text:deletion>
        </text:changed-region>
        <text:changed-region xml:id="ct93955978501808" text:id="ct93955978501808">
          <text:deletion>
            <office:change-info>
              <dc:creator>Julia Ringo</dc:creator>
              <dc:date>2023-10-10T11:08:00</dc:date>
            </office:change-info>
            <text:p text:style-name="Text_20_body"><text:span text:style-name="T1">…</text:span></text:p>
          </text:deletion>
        </text:changed-region>
        <text:changed-region xml:id="ct93955978502768" text:id="ct93955978502768">
          <text:insertion>
            <office:change-info>
              <dc:creator>Julia Ringo</dc:creator>
              <dc:date>2023-10-10T11:08:00</dc:date>
            </office:change-info>
          </text:insertion>
        </text:changed-region>
        <text:changed-region xml:id="ct93955978503056" text:id="ct93955978503056">
          <text:deletion>
            <office:change-info>
              <dc:creator>Julia Ringo</dc:creator>
              <dc:date>2023-10-20T13:38:00</dc:date>
            </office:change-info>
            <text:p text:style-name="Text_20_body"><text:span text:style-name="T1"><text:s/></text:span></text:p>
          </text:deletion>
        </text:changed-region>
        <text:changed-region xml:id="ct93955974147056" text:id="ct93955974147056">
          <text:deletion>
            <office:change-info>
              <dc:creator>Julia Ringo</dc:creator>
              <dc:date>2023-10-05T13:15:00</dc:date>
            </office:change-info>
            <text:p text:style-name="Text_20_body"><text:span text:style-name="T1"><text:s/>— </text:span></text:p>
          </text:deletion>
        </text:changed-region>
        <text:changed-region xml:id="ct93955978490128" text:id="ct93955978490128">
          <text:insertion>
            <office:change-info>
              <dc:creator>Julia Ringo</dc:creator>
              <dc:date>2023-10-05T13:15:00</dc:date>
            </office:change-info>
          </text:insertion>
        </text:changed-region>
        <text:changed-region xml:id="ct93955978468448" text:id="ct93955978468448">
          <text:deletion>
            <office:change-info>
              <dc:creator>Julia Ringo</dc:creator>
              <dc:date>2023-10-05T13:15:00</dc:date>
            </office:change-info>
            <text:p text:style-name="Text_20_body"><text:span text:style-name="T1"><text:s/>— </text:span></text:p>
          </text:deletion>
        </text:changed-region>
        <text:changed-region xml:id="ct93955978506224" text:id="ct93955978506224">
          <text:insertion>
            <office:change-info>
              <dc:creator>Julia Ringo</dc:creator>
              <dc:date>2023-10-05T13:15:00</dc:date>
            </office:change-info>
          </text:insertion>
        </text:changed-region>
        <text:changed-region xml:id="ct93955978503680" text:id="ct93955978503680">
          <text:insertion>
            <office:change-info>
              <dc:creator>Julia Ringo</dc:creator>
              <dc:date>2023-10-20T13:38:00</dc:date>
            </office:change-info>
          </text:insertion>
        </text:changed-region>
        <text:changed-region xml:id="ct93955978446048" text:id="ct93955978446048">
          <text:insertion>
            <office:change-info>
              <dc:creator>Julia Ringo</dc:creator>
              <dc:date>2023-10-20T13:38:00</dc:date>
            </office:change-info>
          </text:insertion>
        </text:changed-region>
        <text:changed-region xml:id="ct93955978206880" text:id="ct93955978206880">
          <text:deletion>
            <office:change-info>
              <dc:creator>Julia Ringo</dc:creator>
              <dc:date>2023-10-10T11:08:00</dc:date>
            </office:change-info>
            <text:p text:style-name="Text_20_body"><text:span text:style-name="T1">…</text:span></text:p>
          </text:deletion>
        </text:changed-region>
        <text:changed-region xml:id="ct93955978543856" text:id="ct93955978543856">
          <text:insertion>
            <office:change-info>
              <dc:creator>Julia Ringo</dc:creator>
              <dc:date>2023-10-10T11:08:00</dc:date>
            </office:change-info>
          </text:insertion>
        </text:changed-region>
        <text:changed-region xml:id="ct93955978549424" text:id="ct93955978549424">
          <text:deletion>
            <office:change-info>
              <dc:creator>Julia Ringo</dc:creator>
              <dc:date>2023-10-10T11:08:00</dc:date>
            </office:change-info>
            <text:p text:style-name="Text_20_body"><text:span text:style-name="T1">…</text:span></text:p>
          </text:deletion>
        </text:changed-region>
        <text:changed-region xml:id="ct93955978550048" text:id="ct93955978550048">
          <text:insertion>
            <office:change-info>
              <dc:creator>Julia Ringo</dc:creator>
              <dc:date>2023-10-10T11:08:00</dc:date>
            </office:change-info>
          </text:insertion>
        </text:changed-region>
        <text:changed-region xml:id="ct93955978544144" text:id="ct93955978544144">
          <text:deletion>
            <office:change-info>
              <dc:creator>Julia Ringo</dc:creator>
              <dc:date>2023-10-05T13:15:00</dc:date>
            </office:change-info>
            <text:p text:style-name="Text_20_body"><text:span text:style-name="T1"><text:s/>— </text:span></text:p>
          </text:deletion>
        </text:changed-region>
        <text:changed-region xml:id="ct93955975181328" text:id="ct93955975181328">
          <text:insertion>
            <office:change-info>
              <dc:creator>Julia Ringo</dc:creator>
              <dc:date>2023-10-05T13:15:00</dc:date>
            </office:change-info>
          </text:insertion>
        </text:changed-region>
        <text:changed-region xml:id="ct93955978153504" text:id="ct93955978153504">
          <text:deletion>
            <office:change-info>
              <dc:creator>Julia Ringo</dc:creator>
              <dc:date>2023-10-05T13:15:00</dc:date>
            </office:change-info>
            <text:p text:style-name="Text_20_body"><text:span text:style-name="T1"><text:s/>— </text:span></text:p>
          </text:deletion>
        </text:changed-region>
        <text:changed-region xml:id="ct93955978154464" text:id="ct93955978154464">
          <text:insertion>
            <office:change-info>
              <dc:creator>Julia Ringo</dc:creator>
              <dc:date>2023-10-05T13:15:00</dc:date>
            </office:change-info>
          </text:insertion>
        </text:changed-region>
        <text:changed-region xml:id="ct93955974271936" text:id="ct93955974271936">
          <text:insertion>
            <office:change-info>
              <dc:creator>Julia Ringo</dc:creator>
              <dc:date>2023-10-20T13:38:00</dc:date>
            </office:change-info>
          </text:insertion>
        </text:changed-region>
        <text:changed-region xml:id="ct93955978567744" text:id="ct93955978567744">
          <text:deletion>
            <office:change-info>
              <dc:creator>Julia Ringo</dc:creator>
              <dc:date>2023-10-20T13:39:00</dc:date>
            </office:change-info>
            <text:p text:style-name="Text_20_body"><text:span text:style-name="T1">making it look a little like</text:span></text:p>
          </text:deletion>
        </text:changed-region>
        <text:changed-region xml:id="ct93955978568704" text:id="ct93955978568704">
          <text:insertion>
            <office:change-info>
              <dc:creator>Julia Ringo</dc:creator>
              <dc:date>2023-10-20T13:39:00</dc:date>
            </office:change-info>
          </text:insertion>
        </text:changed-region>
        <text:changed-region xml:id="ct93955978569664" text:id="ct93955978569664">
          <text:deletion>
            <office:change-info>
              <dc:creator>Julia Ringo</dc:creator>
              <dc:date>2023-10-20T13:40:00</dc:date>
            </office:change-info>
            <text:p text:style-name="Text_20_body"><text:span text:style-name="T1">where they were attached to </text:span></text:p>
          </text:deletion>
        </text:changed-region>
        <text:changed-region xml:id="ct93955978570624" text:id="ct93955978570624">
          <text:deletion>
            <office:change-info>
              <dc:creator>Julia Ringo</dc:creator>
              <dc:date>2023-10-20T13:40:00</dc:date>
            </office:change-info>
            <text:p text:style-name="Text_20_body"><text:span text:style-name="T1">and looked </text:span></text:p>
          </text:deletion>
        </text:changed-region>
        <text:changed-region xml:id="ct93955978573776" text:id="ct93955978573776">
          <text:insertion>
            <office:change-info>
              <dc:creator>Julia Ringo</dc:creator>
              <dc:date>2023-10-20T13:40:00</dc:date>
            </office:change-info>
          </text:insertion>
        </text:changed-region>
        <text:changed-region xml:id="ct93955974465472" text:id="ct93955974465472">
          <text:deletion>
            <office:change-info>
              <dc:creator>Julia Ringo</dc:creator>
              <dc:date>2023-10-20T13:40:00</dc:date>
            </office:change-info>
            <text:p text:style-name="Text_20_body"><text:span text:style-name="T1">from the dock </text:span></text:p>
          </text:deletion>
        </text:changed-region>
        <text:changed-region xml:id="ct93955978567072" text:id="ct93955978567072">
          <text:insertion>
            <office:change-info>
              <dc:creator>Julia Ringo</dc:creator>
              <dc:date>2023-10-20T13:40:00</dc:date>
            </office:change-info>
          </text:insertion>
        </text:changed-region>
        <text:changed-region xml:id="ct93955978551488" text:id="ct93955978551488">
          <text:insertion>
            <office:change-info>
              <dc:creator>Julia Ringo</dc:creator>
              <dc:date>2023-10-20T13:41:00</dc:date>
            </office:change-info>
          </text:insertion>
        </text:changed-region>
        <text:changed-region xml:id="ct93955978586240" text:id="ct93955978586240">
          <text:insertion>
            <office:change-info>
              <dc:creator>Julia Ringo</dc:creator>
              <dc:date>2023-10-20T13:41:00</dc:date>
            </office:change-info>
          </text:insertion>
        </text:changed-region>
        <text:changed-region xml:id="ct93955978563760" text:id="ct93955978563760">
          <text:deletion>
            <office:change-info>
              <dc:creator>Julia Ringo</dc:creator>
              <dc:date>2023-10-20T13:41:00</dc:date>
            </office:change-info>
            <text:p text:style-name="Text_20_body"><text:span text:style-name="T1">,</text:span></text:p>
          </text:deletion>
        </text:changed-region>
        <text:changed-region xml:id="ct93955978568992" text:id="ct93955978568992">
          <text:insertion>
            <office:change-info>
              <dc:creator>Julia Ringo</dc:creator>
              <dc:date>2023-10-20T13:41:00</dc:date>
            </office:change-info>
          </text:insertion>
        </text:changed-region>
        <text:changed-region xml:id="ct93955978586528" text:id="ct93955978586528">
          <text:deletion>
            <office:change-info>
              <dc:creator>Julia Ringo</dc:creator>
              <dc:date>2023-10-20T13:41:00</dc:date>
            </office:change-info>
            <text:p text:style-name="Text_20_body"><text:span text:style-name="T1">w</text:span></text:p>
          </text:deletion>
        </text:changed-region>
        <text:changed-region xml:id="ct93955978592464" text:id="ct93955978592464">
          <text:insertion>
            <office:change-info>
              <dc:creator>Julia Ringo</dc:creator>
              <dc:date>2023-10-20T13:41:00</dc:date>
            </office:change-info>
          </text:insertion>
        </text:changed-region>
        <text:changed-region xml:id="ct93955978587952" text:id="ct93955978587952">
          <text:deletion>
            <office:change-info>
              <dc:creator>Julia Ringo</dc:creator>
              <dc:date>2023-10-20T13:41:00</dc:date>
            </office:change-info>
            <text:p text:style-name="Text_20_body"><text:span text:style-name="T1"><text:s/></text:span></text:p>
          </text:deletion>
        </text:changed-region>
        <text:changed-region xml:id="ct93955978573120" text:id="ct93955978573120">
          <text:deletion>
            <office:change-info>
              <dc:creator>Julia Ringo</dc:creator>
              <dc:date>2023-10-20T13:41:00</dc:date>
            </office:change-info>
            <text:p text:style-name="Text_20_body"><text:span text:style-name="T1"><text:s/></text:span></text:p>
          </text:deletion>
        </text:changed-region>
        <text:changed-region xml:id="ct93955978571328" text:id="ct93955978571328">
          <text:deletion>
            <office:change-info>
              <dc:creator>Julia Ringo</dc:creator>
              <dc:date>2023-10-10T11:08:00</dc:date>
            </office:change-info>
            <text:p text:style-name="Text_20_body"><text:span text:style-name="T1">…</text:span></text:p>
          </text:deletion>
        </text:changed-region>
        <text:changed-region xml:id="ct93955978600048" text:id="ct93955978600048">
          <text:insertion>
            <office:change-info>
              <dc:creator>Julia Ringo</dc:creator>
              <dc:date>2023-10-10T11:08:00</dc:date>
            </office:change-info>
          </text:insertion>
        </text:changed-region>
        <text:changed-region xml:id="ct93955978601008" text:id="ct93955978601008">
          <text:insertion>
            <office:change-info>
              <dc:creator>Julia Ringo</dc:creator>
              <dc:date>2023-10-20T13:41:00</dc:date>
            </office:change-info>
          </text:insertion>
        </text:changed-region>
        <text:changed-region xml:id="ct93955978601296" text:id="ct93955978601296">
          <text:deletion>
            <office:change-info>
              <dc:creator>Julia Ringo</dc:creator>
              <dc:date>2023-10-20T13:41:00</dc:date>
            </office:change-info>
            <text:p text:style-name="Text_20_body"><text:span text:style-name="T1"><text:s/>s</text:span></text:p>
          </text:deletion>
        </text:changed-region>
        <text:changed-region xml:id="ct93955978598032" text:id="ct93955978598032">
          <text:deletion>
            <office:change-info>
              <dc:creator>Julia Ringo</dc:creator>
              <dc:date>2023-10-20T13:41:00</dc:date>
            </office:change-info>
            <text:p text:style-name="Text_20_body"><text:span text:style-name="T1"><text:s/></text:span></text:p>
          </text:deletion>
        </text:changed-region>
        <text:changed-region xml:id="ct93955978613664" text:id="ct93955978613664">
          <text:insertion>
            <office:change-info>
              <dc:creator>Julia Ringo</dc:creator>
              <dc:date>2023-10-20T13:41:00</dc:date>
            </office:change-info>
          </text:insertion>
        </text:changed-region>
        <text:changed-region xml:id="ct93955978617120" text:id="ct93955978617120">
          <text:insertion>
            <office:change-info>
              <dc:creator>Julia Ringo</dc:creator>
              <dc:date>2023-10-20T13:41:00</dc:date>
            </office:change-info>
          </text:insertion>
        </text:changed-region>
        <text:changed-region xml:id="ct93955978620240" text:id="ct93955978620240">
          <text:insertion>
            <office:change-info>
              <dc:creator>Julia Ringo</dc:creator>
              <dc:date>2023-10-21T15:01:00</dc:date>
            </office:change-info>
          </text:insertion>
        </text:changed-region>
        <text:changed-region xml:id="ct93955978573408" text:id="ct93955978573408">
          <text:deletion>
            <office:change-info>
              <dc:creator>Julia Ringo</dc:creator>
              <dc:date>2023-10-20T13:42:00</dc:date>
            </office:change-info>
            <text:p text:style-name="Text_20_body"><text:span text:style-name="T1">48 </text:span></text:p>
          </text:deletion>
        </text:changed-region>
        <text:changed-region xml:id="ct93955978621536" text:id="ct93955978621536">
          <text:insertion>
            <office:change-info>
              <dc:creator>Julia Ringo</dc:creator>
              <dc:date>2023-10-20T13:42:00</dc:date>
            </office:change-info>
          </text:insertion>
        </text:changed-region>
        <text:changed-region xml:id="ct93955978621008" text:id="ct93955978621008">
          <text:insertion>
            <office:change-info>
              <dc:creator>Julia Ringo</dc:creator>
              <dc:date>2023-10-20T13:42:00</dc:date>
            </office:change-info>
          </text:insertion>
        </text:changed-region>
        <text:changed-region xml:id="ct93955978627152" text:id="ct93955978627152">
          <text:deletion>
            <office:change-info>
              <dc:creator>Julia Ringo</dc:creator>
              <dc:date>2023-10-20T13:42:00</dc:date>
            </office:change-info>
            <text:p text:style-name="Text_20_body"><text:span text:style-name="T1">D</text:span></text:p>
          </text:deletion>
        </text:changed-region>
        <text:changed-region xml:id="ct93955978628448" text:id="ct93955978628448">
          <text:insertion>
            <office:change-info>
              <dc:creator>Julia Ringo</dc:creator>
              <dc:date>2023-10-20T13:42:00</dc:date>
            </office:change-info>
          </text:insertion>
        </text:changed-region>
        <text:changed-region xml:id="ct93955978628736" text:id="ct93955978628736">
          <text:deletion>
            <office:change-info>
              <dc:creator>Julia Ringo</dc:creator>
              <dc:date>2023-10-20T13:42:00</dc:date>
            </office:change-info>
            <text:p text:style-name="Text_20_body"><text:span text:style-name="T1">B</text:span></text:p>
          </text:deletion>
        </text:changed-region>
        <text:changed-region xml:id="ct93955978630368" text:id="ct93955978630368">
          <text:insertion>
            <office:change-info>
              <dc:creator>Julia Ringo</dc:creator>
              <dc:date>2023-10-20T13:42:00</dc:date>
            </office:change-info>
          </text:insertion>
        </text:changed-region>
        <text:changed-region xml:id="ct93955978627920" text:id="ct93955978627920">
          <text:insertion>
            <office:change-info>
              <dc:creator>Julia Ringo</dc:creator>
              <dc:date>2023-10-20T13:42:00</dc:date>
            </office:change-info>
          </text:insertion>
        </text:changed-region>
        <text:changed-region xml:id="ct93955978639488" text:id="ct93955978639488">
          <text:insertion>
            <office:change-info>
              <dc:creator>Julia Ringo</dc:creator>
              <dc:date>2023-10-20T13:42:00</dc:date>
            </office:change-info>
          </text:insertion>
        </text:changed-region>
        <text:changed-region xml:id="ct93955978640112" text:id="ct93955978640112">
          <text:deletion>
            <office:change-info>
              <dc:creator>Julia Ringo</dc:creator>
              <dc:date>2023-10-20T13:42:00</dc:date>
            </office:change-info>
            <text:p text:style-name="Text_20_body"><text:span text:style-name="T1">-</text:span></text:p>
          </text:deletion>
        </text:changed-region>
        <text:changed-region xml:id="ct93955978647968" text:id="ct93955978647968">
          <text:insertion>
            <office:change-info>
              <dc:creator>Julia Ringo</dc:creator>
              <dc:date>2023-10-20T13:43:00</dc:date>
            </office:change-info>
          </text:insertion>
        </text:changed-region>
        <text:changed-region xml:id="ct93955978657024" text:id="ct93955978657024">
          <text:insertion>
            <office:change-info>
              <dc:creator>Julia Ringo</dc:creator>
              <dc:date>2023-10-20T13:43:00</dc:date>
            </office:change-info>
          </text:insertion>
        </text:changed-region>
        <text:changed-region xml:id="ct93955978657312" text:id="ct93955978657312">
          <text:deletion>
            <office:change-info>
              <dc:creator>Julia Ringo</dc:creator>
              <dc:date>2023-10-20T13:43:00</dc:date>
            </office:change-info>
            <text:p text:style-name="Text_20_body"><text:span text:style-name="T1">,</text:span></text:p>
          </text:deletion>
        </text:changed-region>
        <text:changed-region xml:id="ct93955978658608" text:id="ct93955978658608">
          <text:insertion>
            <office:change-info>
              <dc:creator>Julia Ringo</dc:creator>
              <dc:date>2023-10-20T13:43:00</dc:date>
            </office:change-info>
          </text:insertion>
        </text:changed-region>
        <text:changed-region xml:id="ct93955978658896" text:id="ct93955978658896">
          <text:deletion>
            <office:change-info>
              <dc:creator>Julia Ringo</dc:creator>
              <dc:date>2023-10-20T13:43:00</dc:date>
            </office:change-info>
            <text:p text:style-name="Text_20_body"><text:span text:style-name="T1">l</text:span></text:p>
          </text:deletion>
        </text:changed-region>
        <text:changed-region xml:id="ct93955978659856" text:id="ct93955978659856">
          <text:deletion>
            <office:change-info>
              <dc:creator>Julia Ringo</dc:creator>
              <dc:date>2023-10-10T11:08:00</dc:date>
            </office:change-info>
            <text:p text:style-name="Text_20_body"><text:span text:style-name="T1">…</text:span></text:p>
          </text:deletion>
        </text:changed-region>
        <text:changed-region xml:id="ct93955978660816" text:id="ct93955978660816">
          <text:insertion>
            <office:change-info>
              <dc:creator>Julia Ringo</dc:creator>
              <dc:date>2023-10-10T11:08:00</dc:date>
            </office:change-info>
          </text:insertion>
        </text:changed-region>
        <text:changed-region xml:id="ct93955978661104" text:id="ct93955978661104">
          <text:deletion>
            <office:change-info>
              <dc:creator>Julia Ringo</dc:creator>
              <dc:date>2023-10-20T13:43:00</dc:date>
            </office:change-info>
            <text:p text:style-name="Text_20_body"><text:span text:style-name="T1"><text:s/></text:span></text:p>
          </text:deletion>
        </text:changed-region>
        <text:changed-region xml:id="ct93955978662064" text:id="ct93955978662064">
          <text:deletion>
            <office:change-info>
              <dc:creator>Julia Ringo</dc:creator>
              <dc:date>2023-10-10T11:08:00</dc:date>
            </office:change-info>
            <text:p text:style-name="Text_20_body"><text:span text:style-name="T1">…</text:span></text:p>
          </text:deletion>
        </text:changed-region>
        <text:changed-region xml:id="ct93955978663648" text:id="ct93955978663648">
          <text:insertion>
            <office:change-info>
              <dc:creator>Julia Ringo</dc:creator>
              <dc:date>2023-10-10T11:08:00</dc:date>
            </office:change-info>
          </text:insertion>
        </text:changed-region>
        <text:changed-region xml:id="ct93955978658080" text:id="ct93955978658080">
          <text:insertion>
            <office:change-info>
              <dc:creator>Julia Ringo</dc:creator>
              <dc:date>2023-10-20T13:43:00</dc:date>
            </office:change-info>
          </text:insertion>
        </text:changed-region>
        <text:changed-region xml:id="ct93955978671472" text:id="ct93955978671472">
          <text:deletion>
            <office:change-info>
              <dc:creator>Julia Ringo</dc:creator>
              <dc:date>2023-10-05T13:15:00</dc:date>
            </office:change-info>
            <text:p text:style-name="Text_20_body"><text:span text:style-name="T1"><text:s/>— </text:span></text:p>
          </text:deletion>
        </text:changed-region>
        <text:changed-region xml:id="ct93955978672432" text:id="ct93955978672432">
          <text:insertion>
            <office:change-info>
              <dc:creator>Julia Ringo</dc:creator>
              <dc:date>2023-10-05T13:15:00</dc:date>
            </office:change-info>
          </text:insertion>
        </text:changed-region>
        <text:changed-region xml:id="ct93955978673920" text:id="ct93955978673920">
          <text:insertion>
            <office:change-info>
              <dc:creator>Julia Ringo</dc:creator>
              <dc:date>2023-10-20T13:43:00</dc:date>
            </office:change-info>
          </text:insertion>
        </text:changed-region>
        <text:changed-region xml:id="ct93955978671760" text:id="ct93955978671760">
          <text:insertion>
            <office:change-info>
              <dc:creator>Julia Ringo</dc:creator>
              <dc:date>2023-10-20T13:43:00</dc:date>
            </office:change-info>
          </text:insertion>
        </text:changed-region>
        <text:changed-region xml:id="ct93955978682080" text:id="ct93955978682080">
          <text:insertion>
            <office:change-info>
              <dc:creator>Julia Ringo</dc:creator>
              <dc:date>2023-10-20T13:43:00</dc:date>
            </office:change-info>
          </text:insertion>
        </text:changed-region>
        <text:changed-region xml:id="ct93955978672048" text:id="ct93955978672048">
          <text:insertion>
            <office:change-info>
              <dc:creator>Julia Ringo</dc:creator>
              <dc:date>2023-10-20T13:44:00</dc:date>
            </office:change-info>
          </text:insertion>
        </text:changed-region>
        <text:changed-region xml:id="ct93955978664752" text:id="ct93955978664752">
          <text:deletion>
            <office:change-info>
              <dc:creator>Julia Ringo</dc:creator>
              <dc:date>2023-10-05T13:15:00</dc:date>
            </office:change-info>
            <text:p text:style-name="Text_20_body"><text:span text:style-name="T1"><text:s/>— </text:span></text:p>
          </text:deletion>
        </text:changed-region>
        <text:changed-region xml:id="ct93955978688560" text:id="ct93955978688560">
          <text:insertion>
            <office:change-info>
              <dc:creator>Julia Ringo</dc:creator>
              <dc:date>2023-10-05T13:15:00</dc:date>
            </office:change-info>
          </text:insertion>
        </text:changed-region>
        <text:changed-region xml:id="ct93955978689856" text:id="ct93955978689856">
          <text:insertion>
            <office:change-info>
              <dc:creator>Julia Ringo</dc:creator>
              <dc:date>2023-10-20T13:44:00</dc:date>
            </office:change-info>
          </text:insertion>
        </text:changed-region>
        <text:changed-region xml:id="ct93955978688848" text:id="ct93955978688848">
          <text:insertion>
            <office:change-info>
              <dc:creator>Julia Ringo</dc:creator>
              <dc:date>2023-10-20T13:44:00</dc:date>
            </office:change-info>
          </text:insertion>
        </text:changed-region>
        <text:changed-region xml:id="ct93955978689472" text:id="ct93955978689472">
          <text:insertion>
            <office:change-info>
              <dc:creator>Julia Ringo</dc:creator>
              <dc:date>2023-10-20T13:44:00</dc:date>
            </office:change-info>
          </text:insertion>
        </text:changed-region>
        <text:changed-region xml:id="ct93955978695184" text:id="ct93955978695184">
          <text:deletion>
            <office:change-info>
              <dc:creator>Julia Ringo</dc:creator>
              <dc:date>2023-10-05T13:15:00</dc:date>
            </office:change-info>
            <text:p text:style-name="Text_20_body"><text:span text:style-name="T1"><text:s/>— </text:span></text:p>
          </text:deletion>
        </text:changed-region>
        <text:changed-region xml:id="ct93955978696144" text:id="ct93955978696144">
          <text:insertion>
            <office:change-info>
              <dc:creator>Julia Ringo</dc:creator>
              <dc:date>2023-10-05T13:15:00</dc:date>
            </office:change-info>
          </text:insertion>
        </text:changed-region>
        <text:changed-region xml:id="ct93955978695472" text:id="ct93955978695472">
          <text:insertion>
            <office:change-info>
              <dc:creator>Julia Ringo</dc:creator>
              <dc:date>2023-10-20T13:44:00</dc:date>
            </office:change-info>
          </text:insertion>
        </text:changed-region>
        <text:changed-region xml:id="ct93955978711120" text:id="ct93955978711120">
          <text:deletion>
            <office:change-info>
              <dc:creator>Julia Ringo</dc:creator>
              <dc:date>2023-10-20T13:44:00</dc:date>
            </office:change-info>
            <text:p text:style-name="Text_20_body"><text:span text:style-name="T1">up </text:span></text:p>
          </text:deletion>
        </text:changed-region>
        <text:changed-region xml:id="ct93955978719744" text:id="ct93955978719744">
          <text:insertion>
            <office:change-info>
              <dc:creator>Julia Ringo</dc:creator>
              <dc:date>2023-10-20T13:44:00</dc:date>
            </office:change-info>
          </text:insertion>
        </text:changed-region>
        <text:changed-region xml:id="ct93955974381072" text:id="ct93955974381072">
          <text:deletion>
            <office:change-info>
              <dc:creator>Julia Ringo</dc:creator>
              <dc:date>2023-10-10T11:08:00</dc:date>
            </office:change-info>
            <text:p text:style-name="Text_20_body"><text:span text:style-name="T1">…</text:span></text:p>
          </text:deletion>
        </text:changed-region>
        <text:changed-region xml:id="ct93955978723984" text:id="ct93955978723984">
          <text:deletion>
            <office:change-info>
              <dc:creator>Julia Ringo</dc:creator>
              <dc:date>2023-10-20T13:44:00</dc:date>
            </office:change-info>
            <text:p text:style-name="Text_20_body"><text:span text:style-name="T1">. </text:span></text:p>
          </text:deletion>
        </text:changed-region>
        <text:changed-region xml:id="ct93955974265664" text:id="ct93955974265664">
          <text:insertion>
            <office:change-info>
              <dc:creator>Julia Ringo</dc:creator>
              <dc:date>2023-10-10T11:08:00</dc:date>
            </office:change-info>
          </text:insertion>
        </text:changed-region>
        <text:changed-region xml:id="ct93955978727888" text:id="ct93955978727888">
          <text:insertion>
            <office:change-info>
              <dc:creator>Julia Ringo</dc:creator>
              <dc:date>2023-10-20T13:44:00</dc:date>
            </office:change-info>
          </text:insertion>
        </text:changed-region>
        <text:changed-region xml:id="ct93955978722176" text:id="ct93955978722176">
          <text:insertion>
            <office:change-info>
              <dc:creator>Julia Ringo</dc:creator>
              <dc:date>2023-10-20T13:44:00</dc:date>
            </office:change-info>
          </text:insertion>
        </text:changed-region>
        <text:changed-region xml:id="ct93955978725152" text:id="ct93955978725152">
          <text:deletion>
            <office:change-info>
              <dc:creator>Julia Ringo</dc:creator>
              <dc:date>2023-10-20T13:44:00</dc:date>
            </office:change-info>
            <text:p text:style-name="Text_20_body"><text:span text:style-name="T1">,</text:span></text:p>
          </text:deletion>
        </text:changed-region>
        <text:changed-region xml:id="ct93955978722752" text:id="ct93955978722752">
          <text:insertion>
            <office:change-info>
              <dc:creator>Julia Ringo</dc:creator>
              <dc:date>2023-10-20T13:44:00</dc:date>
            </office:change-info>
          </text:insertion>
        </text:changed-region>
        <text:changed-region xml:id="ct93955978724272" text:id="ct93955978724272">
          <text:deletion>
            <office:change-info>
              <dc:creator>Julia Ringo</dc:creator>
              <dc:date>2023-10-20T13:44:00</dc:date>
            </office:change-info>
            <text:p text:style-name="Text_20_body"><text:span text:style-name="T1">w</text:span></text:p>
          </text:deletion>
        </text:changed-region>
        <text:changed-region xml:id="ct93955978710112" text:id="ct93955978710112">
          <text:deletion>
            <office:change-info>
              <dc:creator>Julia Ringo</dc:creator>
              <dc:date>2023-10-20T13:45:00</dc:date>
            </office:change-info>
            <text:p text:style-name="Text_20_body"><text:span text:style-name="T1">30 </text:span></text:p>
          </text:deletion>
        </text:changed-region>
        <text:changed-region xml:id="ct93955978710400" text:id="ct93955978710400">
          <text:insertion>
            <office:change-info>
              <dc:creator>Julia Ringo</dc:creator>
              <dc:date>2023-10-20T13:45:00</dc:date>
            </office:change-info>
          </text:insertion>
        </text:changed-region>
        <text:changed-region xml:id="ct93955978744544" text:id="ct93955978744544">
          <text:insertion>
            <office:change-info>
              <dc:creator>Julia Ringo</dc:creator>
              <dc:date>2023-10-20T13:45:00</dc:date>
            </office:change-info>
          </text:insertion>
        </text:changed-region>
        <text:changed-region xml:id="ct93955978749968" text:id="ct93955978749968">
          <text:insertion>
            <office:change-info>
              <dc:creator>Julia Ringo</dc:creator>
              <dc:date>2023-10-20T13:45:00</dc:date>
            </office:change-info>
          </text:insertion>
        </text:changed-region>
        <text:changed-region xml:id="ct93955978750256" text:id="ct93955978750256">
          <text:deletion>
            <office:change-info>
              <dc:creator>Julia Ringo</dc:creator>
              <dc:date>2023-10-20T13:45:00</dc:date>
            </office:change-info>
            <text:p text:style-name="Text_20_body"><text:span text:style-name="T1">,</text:span></text:p>
          </text:deletion>
        </text:changed-region>
        <text:changed-region xml:id="ct93955978750544" text:id="ct93955978750544">
          <text:insertion>
            <office:change-info>
              <dc:creator>Julia Ringo</dc:creator>
              <dc:date>2023-10-20T13:45:00</dc:date>
            </office:change-info>
          </text:insertion>
        </text:changed-region>
        <text:changed-region xml:id="ct93955978750832" text:id="ct93955978750832">
          <text:deletion>
            <office:change-info>
              <dc:creator>Julia Ringo</dc:creator>
              <dc:date>2023-10-20T13:45:00</dc:date>
            </office:change-info>
            <text:p text:style-name="Text_20_body"><text:span text:style-name="T1">a</text:span></text:p>
          </text:deletion>
        </text:changed-region>
        <text:changed-region xml:id="ct93955978751936" text:id="ct93955978751936">
          <text:insertion>
            <office:change-info>
              <dc:creator>Julia Ringo</dc:creator>
              <dc:date>2023-10-20T13:45:00</dc:date>
            </office:change-info>
          </text:insertion>
        </text:changed-region>
        <text:changed-region xml:id="ct93955978758656" text:id="ct93955978758656">
          <text:deletion>
            <office:change-info>
              <dc:creator>Julia Ringo</dc:creator>
              <dc:date>2023-10-20T13:45:00</dc:date>
            </office:change-info>
            <text:p text:style-name="Text_20_body"><text:span text:style-name="T1">. T</text:span></text:p>
          </text:deletion>
        </text:changed-region>
        <text:changed-region xml:id="ct93955978745312" text:id="ct93955978745312">
          <text:deletion>
            <office:change-info>
              <dc:creator>Julia Ringo</dc:creator>
              <dc:date>2023-10-20T13:45:00</dc:date>
            </office:change-info>
            <text:p text:style-name="Text_20_body"><text:span text:style-name="T1">,</text:span></text:p>
          </text:deletion>
        </text:changed-region>
        <text:changed-region xml:id="ct93955978751600" text:id="ct93955978751600">
          <text:deletion>
            <office:change-info>
              <dc:creator>Julia Ringo</dc:creator>
              <dc:date>2023-10-20T13:45:00</dc:date>
            </office:change-info>
            <text:p text:style-name="Text_20_body"><text:span text:style-name="T1"><text:s/>up</text:span></text:p>
          </text:deletion>
        </text:changed-region>
        <text:changed-region xml:id="ct93955978766752" text:id="ct93955978766752">
          <text:insertion>
            <office:change-info>
              <dc:creator>Julia Ringo</dc:creator>
              <dc:date>2023-10-20T13:46:00</dc:date>
            </office:change-info>
          </text:insertion>
        </text:changed-region>
        <text:changed-region xml:id="ct93955978697584" text:id="ct93955978697584">
          <text:deletion>
            <office:change-info>
              <dc:creator>Julia Ringo</dc:creator>
              <dc:date>2023-10-05T13:15:00</dc:date>
            </office:change-info>
            <text:p text:style-name="Text_20_body"><text:span text:style-name="T1"><text:s/>— </text:span></text:p>
          </text:deletion>
        </text:changed-region>
        <text:changed-region xml:id="ct93955978759760" text:id="ct93955978759760">
          <text:insertion>
            <office:change-info>
              <dc:creator>Julia Ringo</dc:creator>
              <dc:date>2023-10-05T13:15:00</dc:date>
            </office:change-info>
          </text:insertion>
        </text:changed-region>
        <text:changed-region xml:id="ct93955978769200" text:id="ct93955978769200">
          <text:deletion>
            <office:change-info>
              <dc:creator>Julia Ringo</dc:creator>
              <dc:date>2023-10-05T13:15:00</dc:date>
            </office:change-info>
            <text:p text:style-name="Text_20_body"><text:span text:style-name="T1"><text:s/>— </text:span></text:p>
          </text:deletion>
        </text:changed-region>
        <text:changed-region xml:id="ct93955978770688" text:id="ct93955978770688">
          <text:insertion>
            <office:change-info>
              <dc:creator>Julia Ringo</dc:creator>
              <dc:date>2023-10-05T13:15:00</dc:date>
            </office:change-info>
          </text:insertion>
        </text:changed-region>
        <text:changed-region xml:id="ct93955978769488" text:id="ct93955978769488">
          <text:deletion>
            <office:change-info>
              <dc:creator>Julia Ringo</dc:creator>
              <dc:date>2023-10-05T13:15:00</dc:date>
            </office:change-info>
            <text:p text:style-name="Text_20_body"><text:span text:style-name="T1"><text:s/>— </text:span></text:p>
          </text:deletion>
        </text:changed-region>
        <text:changed-region xml:id="ct93955978760048" text:id="ct93955978760048">
          <text:insertion>
            <office:change-info>
              <dc:creator>Julia Ringo</dc:creator>
              <dc:date>2023-10-05T13:15:00</dc:date>
            </office:change-info>
          </text:insertion>
        </text:changed-region>
        <text:changed-region xml:id="ct93955978770976" text:id="ct93955978770976">
          <text:insertion>
            <office:change-info>
              <dc:creator>Julia Ringo</dc:creator>
              <dc:date>2023-10-20T13:47:00</dc:date>
            </office:change-info>
          </text:insertion>
        </text:changed-region>
        <text:changed-region xml:id="ct93955978753280" text:id="ct93955978753280">
          <text:deletion>
            <office:change-info>
              <dc:creator>Julia Ringo</dc:creator>
              <dc:date>2023-10-20T13:48:00</dc:date>
            </office:change-info>
            <text:p text:style-name="Text_20_body"><text:span text:style-name="T1"><text:s/>when she found out about that</text:span></text:p>
          </text:deletion>
        </text:changed-region>
        <text:changed-region xml:id="ct93955978792384" text:id="ct93955978792384">
          <text:insertion>
            <office:change-info>
              <dc:creator>Julia Ringo</dc:creator>
              <dc:date>2023-10-20T13:48:00</dc:date>
            </office:change-info>
          </text:insertion>
        </text:changed-region>
        <text:changed-region xml:id="ct93955978795472" text:id="ct93955978795472">
          <text:format-change>
            <office:change-info>
              <dc:creator>Julia Ringo</dc:creator>
              <dc:date>2023-10-20T13:48:00</dc:date>
            </office:change-info>
          </text:format-change>
        </text:changed-region>
        <text:changed-region xml:id="ct93955978797712" text:id="ct93955978797712">
          <text:insertion>
            <office:change-info>
              <dc:creator>Julia Ringo</dc:creator>
              <dc:date>2023-10-20T13:48:00</dc:date>
            </office:change-info>
          </text:insertion>
        </text:changed-region>
        <text:changed-region xml:id="ct93955978798672" text:id="ct93955978798672">
          <text:deletion>
            <office:change-info>
              <dc:creator>Julia Ringo</dc:creator>
              <dc:date>2023-10-20T13:48:00</dc:date>
            </office:change-info>
            <text:p text:style-name="Text_20_body"><text:span text:style-name="T1">that </text:span></text:p>
          </text:deletion>
        </text:changed-region>
        <text:changed-region xml:id="ct93955978800304" text:id="ct93955978800304">
          <text:insertion>
            <office:change-info>
              <dc:creator>Julia Ringo</dc:creator>
              <dc:date>2023-10-20T13:48:00</dc:date>
            </office:change-info>
          </text:insertion>
        </text:changed-region>
        <text:changed-region xml:id="ct93955978800592" text:id="ct93955978800592">
          <text:deletion>
            <office:change-info>
              <dc:creator>Julia Ringo</dc:creator>
              <dc:date>2023-10-20T13:48:00</dc:date>
            </office:change-info>
            <text:p text:style-name="Text_20_body"><text:span text:style-name="T1">ed</text:span></text:p>
          </text:deletion>
        </text:changed-region>
        <text:changed-region xml:id="ct93955978802224" text:id="ct93955978802224">
          <text:insertion>
            <office:change-info>
              <dc:creator>Julia Ringo</dc:creator>
              <dc:date>2023-10-20T13:48:00</dc:date>
            </office:change-info>
          </text:insertion>
        </text:changed-region>
        <text:changed-region xml:id="ct93955978803184" text:id="ct93955978803184">
          <text:deletion>
            <office:change-info>
              <dc:creator>Julia Ringo</dc:creator>
              <dc:date>2023-10-20T13:48:00</dc:date>
            </office:change-info>
            <text:p text:style-name="Text_20_body"><text:span text:style-name="T1">head </text:span></text:p>
          </text:deletion>
        </text:changed-region>
        <text:changed-region xml:id="ct93955978798000" text:id="ct93955978798000">
          <text:insertion>
            <office:change-info>
              <dc:creator>Julia Ringo</dc:creator>
              <dc:date>2023-10-20T13:48:00</dc:date>
            </office:change-info>
          </text:insertion>
        </text:changed-region>
        <text:changed-region xml:id="ct93955978796704" text:id="ct93955978796704">
          <text:insertion>
            <office:change-info>
              <dc:creator>Julia Ringo</dc:creator>
              <dc:date>2023-10-20T13:48:00</dc:date>
            </office:change-info>
          </text:insertion>
        </text:changed-region>
        <text:changed-region xml:id="ct93955978797328" text:id="ct93955978797328">
          <text:insertion>
            <office:change-info>
              <dc:creator>Julia Ringo</dc:creator>
              <dc:date>2023-10-20T13:49:00</dc:date>
            </office:change-info>
          </text:insertion>
        </text:changed-region>
        <text:changed-region xml:id="ct93955978800880" text:id="ct93955978800880">
          <text:deletion>
            <office:change-info>
              <dc:creator>Julia Ringo</dc:creator>
              <dc:date>2023-10-20T13:49:00</dc:date>
            </office:change-info>
            <text:p text:style-name="Text_20_body"><text:span text:style-name="T1"><text:s/></text:span></text:p>
          </text:deletion>
        </text:changed-region>
        <text:changed-region xml:id="ct93955978801920" text:id="ct93955978801920">
          <text:deletion>
            <office:change-info>
              <dc:creator>Julia Ringo</dc:creator>
              <dc:date>2023-10-10T11:08:00</dc:date>
            </office:change-info>
            <text:p text:style-name="Text_20_body"><text:span text:style-name="T1">…</text:span></text:p>
          </text:deletion>
        </text:changed-region>
        <text:changed-region xml:id="ct93955978817872" text:id="ct93955978817872">
          <text:insertion>
            <office:change-info>
              <dc:creator>Julia Ringo</dc:creator>
              <dc:date>2023-10-10T11:08:00</dc:date>
            </office:change-info>
          </text:insertion>
        </text:changed-region>
        <text:changed-region xml:id="ct93955978820464" text:id="ct93955978820464">
          <text:insertion>
            <office:change-info>
              <dc:creator>Julia Ringo</dc:creator>
              <dc:date>2023-10-20T13:49:00</dc:date>
            </office:change-info>
          </text:insertion>
        </text:changed-region>
        <text:changed-region xml:id="ct93955978799296" text:id="ct93955978799296">
          <text:insertion>
            <office:change-info>
              <dc:creator>Julia Ringo</dc:creator>
              <dc:date>2023-10-20T13:49:00</dc:date>
            </office:change-info>
          </text:insertion>
        </text:changed-region>
        <text:changed-region xml:id="ct93955978824256" text:id="ct93955978824256">
          <text:deletion>
            <office:change-info>
              <dc:creator>Julia Ringo</dc:creator>
              <dc:date>2023-10-20T13:49:00</dc:date>
            </office:change-info>
            <text:p text:style-name="Text_20_body"><text:span text:style-name="T1">-</text:span></text:p>
          </text:deletion>
        </text:changed-region>
        <text:changed-region xml:id="ct93955978796992" text:id="ct93955978796992">
          <text:deletion>
            <office:change-info>
              <dc:creator>Julia Ringo</dc:creator>
              <dc:date>2023-10-05T13:15:00</dc:date>
            </office:change-info>
            <text:p text:style-name="Text_20_body"><text:span text:style-name="T1"><text:s/>— </text:span></text:p>
          </text:deletion>
        </text:changed-region>
        <text:changed-region xml:id="ct93955978753568" text:id="ct93955978753568">
          <text:insertion>
            <office:change-info>
              <dc:creator>Julia Ringo</dc:creator>
              <dc:date>2023-10-05T13:15:00</dc:date>
            </office:change-info>
          </text:insertion>
        </text:changed-region>
        <text:changed-region xml:id="ct93955978833712" text:id="ct93955978833712">
          <text:insertion>
            <office:change-info>
              <dc:creator>Julia Ringo</dc:creator>
              <dc:date>2023-10-20T13:49:00</dc:date>
            </office:change-info>
          </text:insertion>
        </text:changed-region>
        <text:changed-region xml:id="ct93955978834672" text:id="ct93955978834672">
          <text:insertion>
            <office:change-info>
              <dc:creator>Julia Ringo</dc:creator>
              <dc:date>2023-10-20T13:49:00</dc:date>
            </office:change-info>
          </text:insertion>
        </text:changed-region>
        <text:changed-region xml:id="ct93955978834000" text:id="ct93955978834000">
          <text:insertion>
            <office:change-info>
              <dc:creator>Julia Ringo</dc:creator>
              <dc:date>2023-10-20T13:49:00</dc:date>
            </office:change-info>
          </text:insertion>
        </text:changed-region>
        <text:changed-region xml:id="ct93955978836112" text:id="ct93955978836112">
          <text:deletion>
            <office:change-info>
              <dc:creator>Julia Ringo</dc:creator>
              <dc:date>2023-10-05T13:15:00</dc:date>
            </office:change-info>
            <text:p text:style-name="Text_20_body"><text:span text:style-name="T1"><text:s/>— </text:span></text:p>
          </text:deletion>
        </text:changed-region>
        <text:changed-region xml:id="ct93955978844320" text:id="ct93955978844320">
          <text:insertion>
            <office:change-info>
              <dc:creator>Julia Ringo</dc:creator>
              <dc:date>2023-10-05T13:15:00</dc:date>
            </office:change-info>
          </text:insertion>
        </text:changed-region>
        <text:changed-region xml:id="ct93955978840624" text:id="ct93955978840624">
          <text:deletion>
            <office:change-info>
              <dc:creator>Julia Ringo</dc:creator>
              <dc:date>2023-10-05T13:15:00</dc:date>
            </office:change-info>
            <text:p text:style-name="Text_20_body"><text:span text:style-name="T1"><text:s/>— </text:span></text:p>
          </text:deletion>
        </text:changed-region>
        <text:changed-region xml:id="ct93955972459536" text:id="ct93955972459536">
          <text:insertion>
            <office:change-info>
              <dc:creator>Julia Ringo</dc:creator>
              <dc:date>2023-10-05T13:15:00</dc:date>
            </office:change-info>
          </text:insertion>
        </text:changed-region>
        <text:changed-region xml:id="ct93955978846848" text:id="ct93955978846848">
          <text:insertion>
            <office:change-info>
              <dc:creator>Julia Ringo</dc:creator>
              <dc:date>2023-10-20T13:49:00</dc:date>
            </office:change-info>
          </text:insertion>
        </text:changed-region>
        <text:changed-region xml:id="ct93955978825024" text:id="ct93955978825024">
          <text:deletion>
            <office:change-info>
              <dc:creator>Julia Ringo</dc:creator>
              <dc:date>2023-10-10T11:08:00</dc:date>
            </office:change-info>
            <text:p text:style-name="Text_20_body"><text:span text:style-name="T1">…</text:span></text:p>
          </text:deletion>
        </text:changed-region>
        <text:changed-region xml:id="ct93955978831024" text:id="ct93955978831024">
          <text:insertion>
            <office:change-info>
              <dc:creator>Julia Ringo</dc:creator>
              <dc:date>2023-10-10T11:08:00</dc:date>
            </office:change-info>
          </text:insertion>
        </text:changed-region>
        <text:changed-region xml:id="ct93955978831312" text:id="ct93955978831312">
          <text:deletion>
            <office:change-info>
              <dc:creator>Julia Ringo</dc:creator>
              <dc:date>2023-10-20T13:49:00</dc:date>
            </office:change-info>
            <text:p text:style-name="Text_20_body"><text:span text:style-name="T1"><text:s/></text:span></text:p>
          </text:deletion>
        </text:changed-region>
        <text:changed-region xml:id="ct93955978845840" text:id="ct93955978845840">
          <text:insertion>
            <office:change-info>
              <dc:creator>Julia Ringo</dc:creator>
              <dc:date>2023-10-20T13:49:00</dc:date>
            </office:change-info>
          </text:insertion>
        </text:changed-region>
        <text:changed-region xml:id="ct93955978846128" text:id="ct93955978846128">
          <text:deletion>
            <office:change-info>
              <dc:creator>Julia Ringo</dc:creator>
              <dc:date>2023-10-20T13:49:00</dc:date>
            </office:change-info>
            <text:p text:style-name="Text_20_body"><text:span text:style-name="T1">a</text:span></text:p>
          </text:deletion>
        </text:changed-region>
        <text:changed-region xml:id="ct93955978853664" text:id="ct93955978853664">
          <text:deletion>
            <office:change-info>
              <dc:creator>Julia Ringo</dc:creator>
              <dc:date>2023-10-05T13:15:00</dc:date>
            </office:change-info>
            <text:p text:style-name="Text_20_body"><text:span text:style-name="T1"><text:s/>— </text:span></text:p>
          </text:deletion>
        </text:changed-region>
        <text:changed-region xml:id="ct93955978854960" text:id="ct93955978854960">
          <text:insertion>
            <office:change-info>
              <dc:creator>Julia Ringo</dc:creator>
              <dc:date>2023-10-05T13:15:00</dc:date>
            </office:change-info>
          </text:insertion>
        </text:changed-region>
        <text:changed-region xml:id="ct93955978855920" text:id="ct93955978855920">
          <text:deletion>
            <office:change-info>
              <dc:creator>Julia Ringo</dc:creator>
              <dc:date>2023-10-05T13:15:00</dc:date>
            </office:change-info>
            <text:p text:style-name="Text_20_body"><text:span text:style-name="T1"><text:s/>— </text:span></text:p>
          </text:deletion>
        </text:changed-region>
        <text:changed-region xml:id="ct93955978856880" text:id="ct93955978856880">
          <text:insertion>
            <office:change-info>
              <dc:creator>Julia Ringo</dc:creator>
              <dc:date>2023-10-05T13:15:00</dc:date>
            </office:change-info>
          </text:insertion>
        </text:changed-region>
        <text:changed-region xml:id="ct93955978821568" text:id="ct93955978821568">
          <text:insertion>
            <office:change-info>
              <dc:creator>Julia Ringo</dc:creator>
              <dc:date>2023-10-20T13:50:00</dc:date>
            </office:change-info>
          </text:insertion>
        </text:changed-region>
        <text:changed-region xml:id="ct93955978867056" text:id="ct93955978867056">
          <text:format-change>
            <office:change-info>
              <dc:creator>Julia Ringo</dc:creator>
              <dc:date>2023-10-20T13:50:00</dc:date>
            </office:change-info>
          </text:format-change>
        </text:changed-region>
        <text:changed-region xml:id="ct93955974555840" text:id="ct93955974555840">
          <text:deletion>
            <office:change-info>
              <dc:creator>Julia Ringo</dc:creator>
              <dc:date>2023-10-20T13:50:00</dc:date>
            </office:change-info>
            <text:p text:style-name="Text_20_body"><text:span text:style-name="T1">just </text:span></text:p>
          </text:deletion>
        </text:changed-region>
        <text:changed-region xml:id="ct93955978835776" text:id="ct93955978835776">
          <text:deletion>
            <office:change-info>
              <dc:creator>Julia Ringo</dc:creator>
              <dc:date>2023-10-05T13:15:00</dc:date>
            </office:change-info>
            <text:p text:style-name="Text_20_body"><text:span text:style-name="T1"><text:s/>— </text:span></text:p>
          </text:deletion>
        </text:changed-region>
        <text:changed-region xml:id="ct93955974229200" text:id="ct93955974229200">
          <text:insertion>
            <office:change-info>
              <dc:creator>Julia Ringo</dc:creator>
              <dc:date>2023-10-05T13:15:00</dc:date>
            </office:change-info>
          </text:insertion>
        </text:changed-region>
        <text:changed-region xml:id="ct93955978724672" text:id="ct93955978724672">
          <text:insertion>
            <office:change-info>
              <dc:creator>Julia Ringo</dc:creator>
              <dc:date>2023-10-20T13:50:00</dc:date>
            </office:change-info>
          </text:insertion>
        </text:changed-region>
        <text:changed-region xml:id="ct93955978875248" text:id="ct93955978875248">
          <text:deletion>
            <office:change-info>
              <dc:creator>Julia Ringo</dc:creator>
              <dc:date>2023-10-20T13:50:00</dc:date>
            </office:change-info>
            <text:p text:style-name="Text_20_body"><text:span text:style-name="T1"><text:s/></text:span></text:p>
          </text:deletion>
        </text:changed-region>
        <text:changed-region xml:id="ct93955978876208" text:id="ct93955978876208">
          <text:deletion>
            <office:change-info>
              <dc:creator>Julia Ringo</dc:creator>
              <dc:date>2023-10-20T13:50:00</dc:date>
            </office:change-info>
            <text:p text:style-name="Text_20_body"><text:span text:style-name="T1">in the process of </text:span></text:p>
          </text:deletion>
        </text:changed-region>
        <text:changed-region xml:id="ct93955978868192" text:id="ct93955978868192">
          <text:deletion>
            <office:change-info>
              <dc:creator>Julia Ringo</dc:creator>
              <dc:date>2023-10-05T13:15:00</dc:date>
            </office:change-info>
            <text:p text:style-name="Text_20_body"><text:span text:style-name="T1"><text:s/>— </text:span></text:p>
          </text:deletion>
        </text:changed-region>
        <text:changed-region xml:id="ct93955978878592" text:id="ct93955978878592">
          <text:insertion>
            <office:change-info>
              <dc:creator>Julia Ringo</dc:creator>
              <dc:date>2023-10-05T13:15:00</dc:date>
            </office:change-info>
          </text:insertion>
        </text:changed-region>
        <text:changed-region xml:id="ct93955978870880" text:id="ct93955978870880">
          <text:insertion>
            <office:change-info>
              <dc:creator>Julia Ringo</dc:creator>
              <dc:date>2023-10-20T13:51:00</dc:date>
            </office:change-info>
          </text:insertion>
        </text:changed-region>
        <text:changed-region xml:id="ct93955978878880" text:id="ct93955978878880">
          <text:deletion>
            <office:change-info>
              <dc:creator>Julia Ringo</dc:creator>
              <dc:date>2023-10-20T13:51:00</dc:date>
            </office:change-info>
            <text:p text:style-name="Text_20_body"><text:span text:style-name="T1">H</text:span></text:p>
          </text:deletion>
        </text:changed-region>
        <text:changed-region xml:id="ct93955978891328" text:id="ct93955978891328">
          <text:insertion>
            <office:change-info>
              <dc:creator>Julia Ringo</dc:creator>
              <dc:date>2023-10-20T13:51:00</dc:date>
            </office:change-info>
          </text:insertion>
        </text:changed-region>
        <text:changed-region xml:id="ct93955978891616" text:id="ct93955978891616">
          <text:deletion>
            <office:change-info>
              <dc:creator>Julia Ringo</dc:creator>
              <dc:date>2023-10-20T13:51:00</dc:date>
            </office:change-info>
            <text:p text:style-name="Text_20_body"><text:span text:style-name="T1"><text:s/>that had</text:span></text:p>
          </text:deletion>
        </text:changed-region>
        <text:changed-region xml:id="ct93955978895552" text:id="ct93955978895552">
          <text:insertion>
            <office:change-info>
              <dc:creator>Julia Ringo</dc:creator>
              <dc:date>2023-10-20T13:51:00</dc:date>
            </office:change-info>
          </text:insertion>
        </text:changed-region>
        <text:changed-region xml:id="ct93955978896512" text:id="ct93955978896512">
          <text:insertion>
            <office:change-info>
              <dc:creator>Julia Ringo</dc:creator>
              <dc:date>2023-10-20T13:51:00</dc:date>
            </office:change-info>
          </text:insertion>
        </text:changed-region>
        <text:changed-region xml:id="ct93955978896800" text:id="ct93955978896800">
          <text:deletion>
            <office:change-info>
              <dc:creator>Julia Ringo</dc:creator>
              <dc:date>2023-10-20T13:51:00</dc:date>
            </office:change-info>
            <text:p text:style-name="Text_20_body"><text:span text:style-name="T1">T</text:span></text:p>
          </text:deletion>
        </text:changed-region>
        <text:changed-region xml:id="ct93955978895840" text:id="ct93955978895840">
          <text:insertion>
            <office:change-info>
              <dc:creator>Julia Ringo</dc:creator>
              <dc:date>2023-10-20T13:51:00</dc:date>
            </office:change-info>
          </text:insertion>
        </text:changed-region>
        <text:changed-region xml:id="ct93955978896128" text:id="ct93955978896128">
          <text:deletion>
            <office:change-info>
              <dc:creator>Julia Ringo</dc:creator>
              <dc:date>2023-10-20T13:51:00</dc:date>
            </office:change-info>
            <text:p text:style-name="Text_20_body"><text:span text:style-name="T1">,</text:span></text:p>
          </text:deletion>
        </text:changed-region>
        <text:changed-region xml:id="ct93955978902272" text:id="ct93955978902272">
          <text:insertion>
            <office:change-info>
              <dc:creator>Julia Ringo</dc:creator>
              <dc:date>2023-10-20T13:51:00</dc:date>
            </office:change-info>
          </text:insertion>
        </text:changed-region>
        <text:changed-region xml:id="ct93955978907408" text:id="ct93955978907408">
          <text:insertion>
            <office:change-info>
              <dc:creator>Julia Ringo</dc:creator>
              <dc:date>2023-10-20T14:16:00</dc:date>
            </office:change-info>
          </text:insertion>
        </text:changed-region>
        <text:changed-region xml:id="ct93955978892720" text:id="ct93955978892720">
          <text:deletion>
            <office:change-info>
              <dc:creator>Julia Ringo</dc:creator>
              <dc:date>2023-10-20T14:16:00</dc:date>
            </office:change-info>
            <text:p text:style-name="Text_20_body"><text:span text:style-name="T1"><text:s/>and </text:span></text:p>
          </text:deletion>
        </text:changed-region>
        <text:changed-region xml:id="ct93955978903712" text:id="ct93955978903712">
          <text:insertion>
            <office:change-info>
              <dc:creator>Julia Ringo</dc:creator>
              <dc:date>2023-10-20T14:16:00</dc:date>
            </office:change-info>
          </text:insertion>
        </text:changed-region>
        <text:changed-region xml:id="ct93955978912688" text:id="ct93955978912688">
          <text:deletion>
            <office:change-info>
              <dc:creator>Julia Ringo</dc:creator>
              <dc:date>2023-10-05T13:15:00</dc:date>
            </office:change-info>
            <text:p text:style-name="Text_20_body"><text:span text:style-name="T1"><text:s/>— </text:span></text:p>
          </text:deletion>
        </text:changed-region>
        <text:changed-region xml:id="ct93955978913712" text:id="ct93955978913712">
          <text:insertion>
            <office:change-info>
              <dc:creator>Julia Ringo</dc:creator>
              <dc:date>2023-10-05T13:15:00</dc:date>
            </office:change-info>
          </text:insertion>
        </text:changed-region>
        <text:changed-region xml:id="ct93955978914000" text:id="ct93955978914000">
          <text:insertion>
            <office:change-info>
              <dc:creator>Julia Ringo</dc:creator>
              <dc:date>2023-10-20T14:16:00</dc:date>
            </office:change-info>
          </text:insertion>
        </text:changed-region>
        <text:changed-region xml:id="ct93955978914960" text:id="ct93955978914960">
          <text:deletion>
            <office:change-info>
              <dc:creator>Julia Ringo</dc:creator>
              <dc:date>2023-10-20T14:16:00</dc:date>
            </office:change-info>
            <text:p text:style-name="Text_20_body"><text:span text:style-name="T1">H</text:span></text:p>
          </text:deletion>
        </text:changed-region>
        <text:changed-region xml:id="ct93955978915248" text:id="ct93955978915248">
          <text:insertion>
            <office:change-info>
              <dc:creator>Julia Ringo</dc:creator>
              <dc:date>2023-10-20T14:17:00</dc:date>
            </office:change-info>
          </text:insertion>
        </text:changed-region>
        <text:changed-region xml:id="ct93955978926048" text:id="ct93955978926048">
          <text:insertion>
            <office:change-info>
              <dc:creator>Julia Ringo</dc:creator>
              <dc:date>2023-10-20T14:17:00</dc:date>
            </office:change-info>
          </text:insertion>
        </text:changed-region>
        <text:changed-region xml:id="ct93955978933824" text:id="ct93955978933824">
          <text:insertion>
            <office:change-info>
              <dc:creator>Julia Ringo</dc:creator>
              <dc:date>2023-10-20T14:18:00</dc:date>
            </office:change-info>
          </text:insertion>
        </text:changed-region>
        <text:changed-region xml:id="ct93955978935952" text:id="ct93955978935952">
          <text:insertion>
            <office:change-info>
              <dc:creator>Julia Ringo</dc:creator>
              <dc:date>2023-10-20T14:18:00</dc:date>
            </office:change-info>
          </text:insertion>
        </text:changed-region>
        <text:changed-region xml:id="ct93955978937984" text:id="ct93955978937984">
          <text:insertion>
            <office:change-info>
              <dc:creator>Julia Ringo</dc:creator>
              <dc:date>2023-10-20T14:18:00</dc:date>
            </office:change-info>
          </text:insertion>
        </text:changed-region>
        <text:changed-region xml:id="ct93955978939808" text:id="ct93955978939808">
          <text:insertion>
            <office:change-info>
              <dc:creator>Julia Ringo</dc:creator>
              <dc:date>2023-10-20T14:18:00</dc:date>
            </office:change-info>
          </text:insertion>
        </text:changed-region>
        <text:changed-region xml:id="ct93955978881296" text:id="ct93955978881296">
          <text:insertion>
            <office:change-info>
              <dc:creator>Julia Ringo</dc:creator>
              <dc:date>2023-10-20T14:18:00</dc:date>
            </office:change-info>
          </text:insertion>
        </text:changed-region>
        <text:changed-region xml:id="ct93955978941440" text:id="ct93955978941440">
          <text:deletion>
            <office:change-info>
              <dc:creator>Julia Ringo</dc:creator>
              <dc:date>2023-10-20T14:18:00</dc:date>
            </office:change-info>
            <text:p text:style-name="Text_20_body"><text:span text:style-name="T1"><text:s/></text:span></text:p>
          </text:deletion>
        </text:changed-region>
        <text:changed-region xml:id="ct93955978946480" text:id="ct93955978946480">
          <text:deletion>
            <office:change-info>
              <dc:creator>Julia Ringo</dc:creator>
              <dc:date>2023-10-20T14:18:00</dc:date>
            </office:change-info>
            <text:p text:style-name="Text_20_body"><text:span text:style-name="T1">Captain </text:span></text:p>
          </text:deletion>
        </text:changed-region>
        <text:changed-region xml:id="ct93955978892384" text:id="ct93955978892384">
          <text:deletion>
            <office:change-info>
              <dc:creator>Julia Ringo</dc:creator>
              <dc:date>2023-10-20T14:18:00</dc:date>
            </office:change-info>
            <text:p text:style-name="Text_20_body"><text:span text:style-name="T1">e</text:span></text:p>
          </text:deletion>
        </text:changed-region>
        <text:changed-region xml:id="ct93955975656272" text:id="ct93955975656272">
          <text:insertion>
            <office:change-info>
              <dc:creator>Julia Ringo</dc:creator>
              <dc:date>2023-10-20T14:18:00</dc:date>
            </office:change-info>
          </text:insertion>
        </text:changed-region>
        <text:changed-region xml:id="ct93955978959104" text:id="ct93955978959104">
          <text:insertion>
            <office:change-info>
              <dc:creator>Julia Ringo</dc:creator>
              <dc:date>2023-10-20T14:19:00</dc:date>
            </office:change-info>
          </text:insertion>
        </text:changed-region>
        <text:changed-region xml:id="ct93955978959392" text:id="ct93955978959392">
          <text:deletion>
            <office:change-info>
              <dc:creator>Julia Ringo</dc:creator>
              <dc:date>2023-10-20T14:19:00</dc:date>
            </office:change-info>
            <text:p text:style-name="Text_20_body"><text:span text:style-name="T1">D</text:span></text:p>
          </text:deletion>
        </text:changed-region>
        <text:changed-region xml:id="ct93955978961024" text:id="ct93955978961024">
          <text:insertion>
            <office:change-info>
              <dc:creator>Julia Ringo</dc:creator>
              <dc:date>2023-10-20T14:19:00</dc:date>
            </office:change-info>
          </text:insertion>
        </text:changed-region>
        <text:changed-region xml:id="ct93955978961312" text:id="ct93955978961312">
          <text:deletion>
            <office:change-info>
              <dc:creator>Julia Ringo</dc:creator>
              <dc:date>2023-10-20T14:19:00</dc:date>
            </office:change-info>
            <text:p text:style-name="Text_20_body"><text:span text:style-name="T1">B</text:span></text:p>
          </text:deletion>
        </text:changed-region>
        <text:changed-region xml:id="ct93955978958432" text:id="ct93955978958432">
          <text:insertion>
            <office:change-info>
              <dc:creator>Julia Ringo</dc:creator>
              <dc:date>2023-10-20T14:19:00</dc:date>
            </office:change-info>
          </text:insertion>
        </text:changed-region>
        <text:changed-region xml:id="ct93955978958720" text:id="ct93955978958720">
          <text:deletion>
            <office:change-info>
              <dc:creator>Julia Ringo</dc:creator>
              <dc:date>2023-10-20T14:19:00</dc:date>
            </office:change-info>
            <text:p text:style-name="Text_20_body"><text:span text:style-name="T1">C</text:span></text:p>
          </text:deletion>
        </text:changed-region>
        <text:changed-region xml:id="ct93955978968944" text:id="ct93955978968944">
          <text:insertion>
            <office:change-info>
              <dc:creator>Julia Ringo</dc:creator>
              <dc:date>2023-10-20T14:19:00</dc:date>
            </office:change-info>
          </text:insertion>
        </text:changed-region>
        <text:changed-region xml:id="ct93955978972400" text:id="ct93955978972400">
          <text:insertion>
            <office:change-info>
              <dc:creator>Julia Ringo</dc:creator>
              <dc:date>2023-10-20T14:19:00</dc:date>
            </office:change-info>
          </text:insertion>
        </text:changed-region>
        <text:changed-region xml:id="ct93955978973360" text:id="ct93955978973360">
          <text:insertion>
            <office:change-info>
              <dc:creator>Julia Ringo</dc:creator>
              <dc:date>2023-10-20T14:19:00</dc:date>
            </office:change-info>
          </text:insertion>
        </text:changed-region>
        <text:changed-region xml:id="ct93955978975312" text:id="ct93955978975312">
          <text:insertion>
            <office:change-info>
              <dc:creator>Julia Ringo</dc:creator>
              <dc:date>2023-10-20T14:19:00</dc:date>
            </office:change-info>
          </text:insertion>
        </text:changed-region>
        <text:changed-region xml:id="ct93955978982256" text:id="ct93955978982256">
          <text:insertion>
            <office:change-info>
              <dc:creator>Julia Ringo</dc:creator>
              <dc:date>2023-10-20T14:19:00</dc:date>
            </office:change-info>
          </text:insertion>
        </text:changed-region>
        <text:changed-region xml:id="ct93955978982544" text:id="ct93955978982544">
          <text:deletion>
            <office:change-info>
              <dc:creator>Julia Ringo</dc:creator>
              <dc:date>2023-10-20T14:19:00</dc:date>
            </office:change-info>
            <text:p text:style-name="Text_20_body"><text:span text:style-name="T1">,</text:span></text:p>
          </text:deletion>
        </text:changed-region>
        <text:changed-region xml:id="ct93955978982832" text:id="ct93955978982832">
          <text:insertion>
            <office:change-info>
              <dc:creator>Julia Ringo</dc:creator>
              <dc:date>2023-10-20T14:19:00</dc:date>
            </office:change-info>
          </text:insertion>
        </text:changed-region>
        <text:changed-region xml:id="ct93955978983120" text:id="ct93955978983120">
          <text:deletion>
            <office:change-info>
              <dc:creator>Julia Ringo</dc:creator>
              <dc:date>2023-10-20T14:19:00</dc:date>
            </office:change-info>
            <text:p text:style-name="Text_20_body"><text:span text:style-name="T1">w</text:span></text:p>
          </text:deletion>
        </text:changed-region>
        <text:changed-region xml:id="ct93955978984416" text:id="ct93955978984416">
          <text:insertion>
            <office:change-info>
              <dc:creator>Julia Ringo</dc:creator>
              <dc:date>2023-10-20T14:20:00</dc:date>
            </office:change-info>
          </text:insertion>
        </text:changed-region>
        <text:changed-region xml:id="ct93955978991232" text:id="ct93955978991232">
          <text:insertion>
            <office:change-info>
              <dc:creator>Julia Ringo</dc:creator>
              <dc:date>2023-10-20T14:20:00</dc:date>
            </office:change-info>
          </text:insertion>
        </text:changed-region>
        <text:changed-region xml:id="ct93955978936736" text:id="ct93955978936736">
          <text:deletion>
            <office:change-info>
              <dc:creator>Julia Ringo</dc:creator>
              <dc:date>2023-10-20T14:20:00</dc:date>
            </office:change-info>
            <text:p text:style-name="Text_20_body"><text:span text:style-name="T1">,</text:span></text:p>
          </text:deletion>
        </text:changed-region>
        <text:changed-region xml:id="ct93955975307808" text:id="ct93955975307808">
          <text:insertion>
            <office:change-info>
              <dc:creator>Julia Ringo</dc:creator>
              <dc:date>2023-10-20T14:20:00</dc:date>
            </office:change-info>
          </text:insertion>
        </text:changed-region>
        <text:changed-region xml:id="ct93955973766864" text:id="ct93955973766864">
          <text:deletion>
            <office:change-info>
              <dc:creator>Julia Ringo</dc:creator>
              <dc:date>2023-10-20T14:20:00</dc:date>
            </office:change-info>
            <text:p text:style-name="Text_20_body"><text:span text:style-name="T1">a</text:span></text:p>
          </text:deletion>
        </text:changed-region>
        <text:changed-region xml:id="ct93955978973648" text:id="ct93955978973648">
          <text:deletion>
            <office:change-info>
              <dc:creator>Julia Ringo</dc:creator>
              <dc:date>2023-10-20T14:20:00</dc:date>
            </office:change-info>
            <text:p text:style-name="Text_20_body"><text:span text:style-name="T1">but prep</text:span></text:p>
          </text:deletion>
        </text:changed-region>
        <text:changed-region xml:id="ct93955978996368" text:id="ct93955978996368">
          <text:insertion>
            <office:change-info>
              <dc:creator>Julia Ringo</dc:creator>
              <dc:date>2023-10-20T14:20:00</dc:date>
            </office:change-info>
          </text:insertion>
        </text:changed-region>
        <text:changed-region xml:id="ct93955975422848" text:id="ct93955975422848">
          <text:insertion>
            <office:change-info>
              <dc:creator>Julia Ringo</dc:creator>
              <dc:date>2023-10-20T14:20:00</dc:date>
            </office:change-info>
          </text:insertion>
        </text:changed-region>
        <text:changed-region xml:id="ct93955978992672" text:id="ct93955978992672">
          <text:deletion>
            <office:change-info>
              <dc:creator>Julia Ringo</dc:creator>
              <dc:date>2023-10-20T14:21:00</dc:date>
            </office:change-info>
            <text:p text:style-name="Text_20_body"><text:span text:style-name="T1">up-and-down </text:span></text:p>
          </text:deletion>
        </text:changed-region>
        <text:changed-region xml:id="ct93955979003936" text:id="ct93955979003936">
          <text:insertion>
            <office:change-info>
              <dc:creator>Julia Ringo</dc:creator>
              <dc:date>2023-10-20T14:21:00</dc:date>
            </office:change-info>
          </text:insertion>
        </text:changed-region>
        <text:changed-region xml:id="ct93955979004560" text:id="ct93955979004560">
          <text:deletion>
            <office:change-info>
              <dc:creator>Julia Ringo</dc:creator>
              <dc:date>2023-10-10T11:08:00</dc:date>
            </office:change-info>
            <text:p text:style-name="Text_20_body"><text:span text:style-name="T1">…</text:span></text:p>
          </text:deletion>
        </text:changed-region>
        <text:changed-region xml:id="ct93955979005856" text:id="ct93955979005856">
          <text:insertion>
            <office:change-info>
              <dc:creator>Julia Ringo</dc:creator>
              <dc:date>2023-10-10T11:08:00</dc:date>
            </office:change-info>
          </text:insertion>
        </text:changed-region>
        <text:changed-region xml:id="ct93955979015792" text:id="ct93955979015792">
          <text:insertion>
            <office:change-info>
              <dc:creator>Julia Ringo</dc:creator>
              <dc:date>2023-10-20T14:21:00</dc:date>
            </office:change-info>
          </text:insertion>
        </text:changed-region>
        <text:changed-region xml:id="ct93955979029008" text:id="ct93955979029008">
          <text:deletion>
            <office:change-info>
              <dc:creator>Julia Ringo</dc:creator>
              <dc:date>2023-10-20T14:23:00</dc:date>
            </office:change-info>
            <text:p text:style-name="First_20_Paragraph"><text:span text:style-name="T1">an </text:span></text:p>
          </text:deletion>
        </text:changed-region>
        <text:changed-region xml:id="ct93955979028272" text:id="ct93955979028272">
          <text:insertion>
            <office:change-info>
              <dc:creator>Julia Ringo</dc:creator>
              <dc:date>2023-10-20T14:24:00</dc:date>
            </office:change-info>
          </text:insertion>
        </text:changed-region>
        <text:changed-region xml:id="ct93955973557344" text:id="ct93955973557344">
          <text:deletion>
            <office:change-info>
              <dc:creator>Julia Ringo</dc:creator>
              <dc:date>2023-10-20T14:24:00</dc:date>
            </office:change-info>
            <text:p text:style-name="Text_20_body"><text:span text:style-name="T1"><text:s/>for it</text:span></text:p>
          </text:deletion>
        </text:changed-region>
        <text:changed-region xml:id="ct93955979038848" text:id="ct93955979038848">
          <text:insertion>
            <office:change-info>
              <dc:creator>Julia Ringo</dc:creator>
              <dc:date>2023-10-20T14:24:00</dc:date>
            </office:change-info>
          </text:insertion>
        </text:changed-region>
        <text:changed-region xml:id="ct93955979039136" text:id="ct93955979039136">
          <text:deletion>
            <office:change-info>
              <dc:creator>Julia Ringo</dc:creator>
              <dc:date>2023-10-20T14:24:00</dc:date>
            </office:change-info>
            <text:p text:style-name="Text_20_body"><text:span text:style-name="T1">o</text:span></text:p>
          </text:deletion>
        </text:changed-region>
        <text:changed-region xml:id="ct93955979039424" text:id="ct93955979039424">
          <text:deletion>
            <office:change-info>
              <dc:creator>Julia Ringo</dc:creator>
              <dc:date>2023-10-20T14:24:00</dc:date>
            </office:change-info>
            <text:p text:style-name="Text_20_body"><text:span text:style-name="T1">busied </text:span></text:p>
          </text:deletion>
        </text:changed-region>
        <text:changed-region xml:id="ct93955979040032" text:id="ct93955979040032">
          <text:insertion>
            <office:change-info>
              <dc:creator>Julia Ringo</dc:creator>
              <dc:date>2023-10-20T14:24:00</dc:date>
            </office:change-info>
          </text:insertion>
        </text:changed-region>
        <text:changed-region xml:id="ct93955979040992" text:id="ct93955979040992">
          <text:deletion>
            <office:change-info>
              <dc:creator>Julia Ringo</dc:creator>
              <dc:date>2023-10-20T14:24:00</dc:date>
            </office:change-info>
            <text:p text:style-name="Text_20_body"><text:span text:style-name="T1">for things that</text:span></text:p>
          </text:deletion>
        </text:changed-region>
        <text:changed-region xml:id="ct93955979041952" text:id="ct93955979041952">
          <text:insertion>
            <office:change-info>
              <dc:creator>Julia Ringo</dc:creator>
              <dc:date>2023-10-20T14:24:00</dc:date>
            </office:change-info>
          </text:insertion>
        </text:changed-region>
        <text:changed-region xml:id="ct93955979043168" text:id="ct93955979043168">
          <text:deletion>
            <office:change-info>
              <dc:creator>Julia Ringo</dc:creator>
              <dc:date>2023-10-20T14:25:00</dc:date>
            </office:change-info>
            <text:p text:style-name="Text_20_body"><text:span text:style-name="T1">full </text:span></text:p>
          </text:deletion>
        </text:changed-region>
        <text:changed-region xml:id="ct93955979051856" text:id="ct93955979051856">
          <text:deletion>
            <office:change-info>
              <dc:creator>Julia Ringo</dc:creator>
              <dc:date>2023-10-05T13:15:00</dc:date>
            </office:change-info>
            <text:p text:style-name="Text_20_body"><text:span text:style-name="T1"><text:s/>— </text:span></text:p>
          </text:deletion>
        </text:changed-region>
        <text:changed-region xml:id="ct93955979053472" text:id="ct93955979053472">
          <text:insertion>
            <office:change-info>
              <dc:creator>Julia Ringo</dc:creator>
              <dc:date>2023-10-05T13:15:00</dc:date>
            </office:change-info>
          </text:insertion>
        </text:changed-region>
        <text:changed-region xml:id="ct93955979055632" text:id="ct93955979055632">
          <text:deletion>
            <office:change-info>
              <dc:creator>Julia Ringo</dc:creator>
              <dc:date>2023-10-05T13:15:00</dc:date>
            </office:change-info>
            <text:p text:style-name="Text_20_body"><text:span text:style-name="T1"><text:s/>— </text:span></text:p>
          </text:deletion>
        </text:changed-region>
        <text:changed-region xml:id="ct93955979057120" text:id="ct93955979057120">
          <text:insertion>
            <office:change-info>
              <dc:creator>Julia Ringo</dc:creator>
              <dc:date>2023-10-05T13:15:00</dc:date>
            </office:change-info>
          </text:insertion>
        </text:changed-region>
        <text:changed-region xml:id="ct93955979058352" text:id="ct93955979058352">
          <text:insertion>
            <office:change-info>
              <dc:creator>Julia Ringo</dc:creator>
              <dc:date>2023-10-20T14:26:00</dc:date>
            </office:change-info>
          </text:insertion>
        </text:changed-region>
        <text:changed-region xml:id="ct93955979059808" text:id="ct93955979059808">
          <text:deletion>
            <office:change-info>
              <dc:creator>Julia Ringo</dc:creator>
              <dc:date>2023-10-05T13:15:00</dc:date>
            </office:change-info>
            <text:p text:style-name="Text_20_body"><text:span text:style-name="T1"><text:s/>— </text:span></text:p>
          </text:deletion>
        </text:changed-region>
        <text:changed-region xml:id="ct93955979061152" text:id="ct93955979061152">
          <text:insertion>
            <office:change-info>
              <dc:creator>Julia Ringo</dc:creator>
              <dc:date>2023-10-05T13:15:00</dc:date>
            </office:change-info>
          </text:insertion>
        </text:changed-region>
        <text:changed-region xml:id="ct93955979063552" text:id="ct93955979063552">
          <text:insertion>
            <office:change-info>
              <dc:creator>Julia Ringo</dc:creator>
              <dc:date>2023-10-20T14:25:00</dc:date>
            </office:change-info>
          </text:insertion>
        </text:changed-region>
        <text:changed-region xml:id="ct93955979064896" text:id="ct93955979064896">
          <text:deletion>
            <office:change-info>
              <dc:creator>Julia Ringo</dc:creator>
              <dc:date>2023-10-05T13:15:00</dc:date>
            </office:change-info>
            <text:p text:style-name="Text_20_body"><text:span text:style-name="T1"><text:s/>— </text:span></text:p>
          </text:deletion>
        </text:changed-region>
        <text:changed-region xml:id="ct93955972632384" text:id="ct93955972632384">
          <text:insertion>
            <office:change-info>
              <dc:creator>Julia Ringo</dc:creator>
              <dc:date>2023-10-05T13:15:00</dc:date>
            </office:change-info>
          </text:insertion>
        </text:changed-region>
        <text:changed-region xml:id="ct93955972632944" text:id="ct9395597263294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3955979068272" text:id="ct93955979068272">
          <text:insertion>
            <office:change-info>
              <dc:creator>Julia Ringo</dc:creator>
              <dc:date>2023-10-20T14:26:00</dc:date>
            </office:change-info>
          </text:insertion>
        </text:changed-region>
        <text:changed-region xml:id="ct93955979069888" text:id="ct93955979069888">
          <text:deletion>
            <office:change-info>
              <dc:creator>Julia Ringo</dc:creator>
              <dc:date>2023-10-20T14:26:00</dc:date>
            </office:change-info>
            <text:p text:style-name="Text_20_body"><text:span text:style-name="T1"><text:s/>by the crew</text:span></text:p>
          </text:deletion>
        </text:changed-region>
        <text:changed-region xml:id="ct93955972635184" text:id="ct93955972635184">
          <text:deletion>
            <office:change-info>
              <dc:creator>Julia Ringo</dc:creator>
              <dc:date>2023-10-20T14:26:00</dc:date>
            </office:change-info>
            <text:p text:style-name="Text_20_body"><text:span text:style-name="T1"><text:s/>to Captain Percy</text:span></text:p>
          </text:deletion>
        </text:changed-region>
        <text:changed-region xml:id="ct93955979055920" text:id="ct93955979055920">
          <text:insertion>
            <office:change-info>
              <dc:creator>Julia Ringo</dc:creator>
              <dc:date>2023-10-20T14:26:00</dc:date>
            </office:change-info>
          </text:insertion>
        </text:changed-region>
        <text:changed-region xml:id="ct93955972638048" text:id="ct93955972638048">
          <text:insertion>
            <office:change-info>
              <dc:creator>Julia Ringo</dc:creator>
              <dc:date>2023-10-20T14:26:00</dc:date>
            </office:change-info>
          </text:insertion>
        </text:changed-region>
        <text:changed-region xml:id="ct93955978517968" text:id="ct93955978517968">
          <text:insertion>
            <office:change-info>
              <dc:creator>Julia Ringo</dc:creator>
              <dc:date>2023-10-20T14:27:00</dc:date>
            </office:change-info>
          </text:insertion>
        </text:changed-region>
        <text:changed-region xml:id="ct93955978518592" text:id="ct93955978518592">
          <text:deletion>
            <office:change-info>
              <dc:creator>Julia Ringo</dc:creator>
              <dc:date>2023-10-20T14:27:00</dc:date>
            </office:change-info>
            <text:p text:style-name="Text_20_body"><text:span text:style-name="T1">they could take on </text:span></text:p>
          </text:deletion>
        </text:changed-region>
        <text:changed-region xml:id="ct93955978523536" text:id="ct93955978523536">
          <text:deletion>
            <office:change-info>
              <dc:creator>Julia Ringo</dc:creator>
              <dc:date>2023-10-20T14:27:00</dc:date>
            </office:change-info>
            <text:p text:style-name="Text_20_body"><text:span text:style-name="T1">did not say anything but </text:span></text:p>
          </text:deletion>
        </text:changed-region>
        <text:changed-region xml:id="ct93955972645648" text:id="ct93955972645648">
          <text:insertion>
            <office:change-info>
              <dc:creator>Julia Ringo</dc:creator>
              <dc:date>2023-10-20T14:27:00</dc:date>
            </office:change-info>
          </text:insertion>
        </text:changed-region>
        <text:changed-region xml:id="ct93955978520032" text:id="ct93955978520032">
          <text:deletion>
            <office:change-info>
              <dc:creator>Julia Ringo</dc:creator>
              <dc:date>2023-10-20T14:27:00</dc:date>
            </office:change-info>
            <text:p text:style-name="Text_20_body"><text:span text:style-name="T1">with </text:span></text:p>
          </text:deletion>
        </text:changed-region>
        <text:changed-region xml:id="ct93955979055184" text:id="ct93955979055184">
          <text:insertion>
            <office:change-info>
              <dc:creator>Julia Ringo</dc:creator>
              <dc:date>2023-10-20T14:27:00</dc:date>
            </office:change-info>
          </text:insertion>
        </text:changed-region>
        <text:changed-region xml:id="ct93955978528000" text:id="ct93955978528000">
          <text:deletion>
            <office:change-info>
              <dc:creator>Julia Ringo</dc:creator>
              <dc:date>2023-10-20T14:27:00</dc:date>
            </office:change-info>
            <text:p text:style-name="Text_20_body"><text:span text:style-name="T1">said</text:span></text:p>
          </text:deletion>
        </text:changed-region>
        <text:changed-region xml:id="ct93955978528288" text:id="ct93955978528288">
          <text:insertion>
            <office:change-info>
              <dc:creator>Julia Ringo</dc:creator>
              <dc:date>2023-10-20T14:27:00</dc:date>
            </office:change-info>
          </text:insertion>
        </text:changed-region>
        <text:changed-region xml:id="ct93955978524976" text:id="ct93955978524976">
          <text:deletion>
            <office:change-info>
              <dc:creator>Julia Ringo</dc:creator>
              <dc:date>2023-10-20T14:27:00</dc:date>
            </office:change-info>
            <text:p text:style-name="Text_20_body"><text:span text:style-name="T1">a couple of </text:span></text:p>
          </text:deletion>
        </text:changed-region>
        <text:changed-region xml:id="ct93955978534240" text:id="ct93955978534240">
          <text:insertion>
            <office:change-info>
              <dc:creator>Julia Ringo</dc:creator>
              <dc:date>2023-10-20T14:27:00</dc:date>
            </office:change-info>
          </text:insertion>
        </text:changed-region>
        <text:changed-region xml:id="ct93955978534528" text:id="ct93955978534528">
          <text:deletion>
            <office:change-info>
              <dc:creator>Julia Ringo</dc:creator>
              <dc:date>2023-10-20T14:27:00</dc:date>
            </office:change-info>
            <text:p text:style-name="Text_20_body"><text:span text:style-name="T1">,</text:span></text:p>
          </text:deletion>
        </text:changed-region>
        <text:changed-region xml:id="ct93955978536160" text:id="ct93955978536160">
          <text:insertion>
            <office:change-info>
              <dc:creator>Julia Ringo</dc:creator>
              <dc:date>2023-10-20T14:28:00</dc:date>
            </office:change-info>
          </text:insertion>
        </text:changed-region>
        <text:changed-region xml:id="ct93955978536448" text:id="ct93955978536448">
          <text:deletion>
            <office:change-info>
              <dc:creator>Julia Ringo</dc:creator>
              <dc:date>2023-10-20T14:28:00</dc:date>
            </office:change-info>
            <text:p text:style-name="Text_20_body"><text:span text:style-name="T1">r</text:span></text:p>
          </text:deletion>
        </text:changed-region>
        <text:changed-region xml:id="ct93955978538080" text:id="ct93955978538080">
          <text:insertion>
            <office:change-info>
              <dc:creator>Julia Ringo</dc:creator>
              <dc:date>2023-10-20T14:28:00</dc:date>
            </office:change-info>
          </text:insertion>
        </text:changed-region>
        <text:changed-region xml:id="ct93955978536736" text:id="ct93955978536736">
          <text:insertion>
            <office:change-info>
              <dc:creator>Julia Ringo</dc:creator>
              <dc:date>2023-10-20T14:28:00</dc:date>
            </office:change-info>
          </text:insertion>
        </text:changed-region>
        <text:changed-region xml:id="ct93955978537696" text:id="ct93955978537696">
          <text:insertion>
            <office:change-info>
              <dc:creator>Julia Ringo</dc:creator>
              <dc:date>2023-10-20T14:28:00</dc:date>
            </office:change-info>
          </text:insertion>
        </text:changed-region>
        <text:changed-region xml:id="ct93955978535824" text:id="ct93955978535824">
          <text:deletion>
            <office:change-info>
              <dc:creator>Julia Ringo</dc:creator>
              <dc:date>2023-10-20T14:28:00</dc:date>
            </office:change-info>
            <text:p text:style-name="Text_20_body"><text:span text:style-name="T1"><text:s/>over the PA</text:span></text:p>
          </text:deletion>
        </text:changed-region>
        <text:changed-region xml:id="ct93955978539520" text:id="ct93955978539520">
          <text:deletion>
            <office:change-info>
              <dc:creator>Julia Ringo</dc:creator>
              <dc:date>2023-10-20T14:28:00</dc:date>
            </office:change-info>
            <text:p text:style-name="Text_20_body"><text:span text:style-name="T1">and </text:span></text:p>
          </text:deletion>
        </text:changed-region>
        <text:changed-region xml:id="ct93955979155280" text:id="ct93955979155280">
          <text:insertion>
            <office:change-info>
              <dc:creator>Julia Ringo</dc:creator>
              <dc:date>2023-10-20T14:28:00</dc:date>
            </office:change-info>
          </text:insertion>
        </text:changed-region>
        <text:changed-region xml:id="ct93955979156240" text:id="ct93955979156240">
          <text:insertion>
            <office:change-info>
              <dc:creator>Julia Ringo</dc:creator>
              <dc:date>2023-10-20T14:28:00</dc:date>
            </office:change-info>
          </text:insertion>
        </text:changed-region>
        <text:changed-region xml:id="ct93955972662448" text:id="ct93955972662448">
          <text:insertion>
            <office:change-info>
              <dc:creator>Julia Ringo</dc:creator>
              <dc:date>2023-10-20T14:28:00</dc:date>
            </office:change-info>
          </text:insertion>
        </text:changed-region>
        <text:changed-region xml:id="ct93955979163872" text:id="ct93955979163872">
          <text:insertion>
            <office:change-info>
              <dc:creator>Julia Ringo</dc:creator>
              <dc:date>2023-10-20T14:28:00</dc:date>
            </office:change-info>
          </text:insertion>
        </text:changed-region>
        <text:changed-region xml:id="ct93955979164160" text:id="ct93955979164160">
          <text:deletion>
            <office:change-info>
              <dc:creator>Julia Ringo</dc:creator>
              <dc:date>2023-10-20T14:28:00</dc:date>
            </office:change-info>
            <text:p text:style-name="Text_20_body"><text:span text:style-name="T1">,</text:span></text:p>
          </text:deletion>
        </text:changed-region>
        <text:changed-region xml:id="ct93955979165456" text:id="ct93955979165456">
          <text:insertion>
            <office:change-info>
              <dc:creator>Julia Ringo</dc:creator>
              <dc:date>2023-10-20T14:28:00</dc:date>
            </office:change-info>
          </text:insertion>
        </text:changed-region>
        <text:changed-region xml:id="ct93955979165744" text:id="ct93955979165744">
          <text:deletion>
            <office:change-info>
              <dc:creator>Julia Ringo</dc:creator>
              <dc:date>2023-10-20T14:28:00</dc:date>
            </office:change-info>
            <text:p text:style-name="Text_20_body"><text:span text:style-name="T1">s</text:span></text:p>
          </text:deletion>
        </text:changed-region>
        <text:changed-region xml:id="ct93955979157344" text:id="ct93955979157344">
          <text:insertion>
            <office:change-info>
              <dc:creator>Julia Ringo</dc:creator>
              <dc:date>2023-10-20T14:28:00</dc:date>
            </office:change-info>
          </text:insertion>
        </text:changed-region>
        <text:changed-region xml:id="ct93955979166848" text:id="ct93955979166848">
          <text:deletion>
            <office:change-info>
              <dc:creator>Julia Ringo</dc:creator>
              <dc:date>2023-10-20T14:28:00</dc:date>
            </office:change-info>
            <text:p text:style-name="Text_20_body"><text:span text:style-name="T1"><text:s/>for prepping the boat to leave</text:span></text:p>
          </text:deletion>
        </text:changed-region>
        <text:changed-region xml:id="ct93955979175728" text:id="ct93955979175728">
          <text:insertion>
            <office:change-info>
              <dc:creator>Julia Ringo</dc:creator>
              <dc:date>2023-10-20T14:29:00</dc:date>
            </office:change-info>
          </text:insertion>
        </text:changed-region>
        <text:changed-region xml:id="ct93955972673088" text:id="ct93955972673088">
          <text:deletion>
            <office:change-info>
              <dc:creator>Julia Ringo</dc:creator>
              <dc:date>2023-10-20T14:29:00</dc:date>
            </office:change-info>
            <text:p text:style-name="Text_20_body"><text:span text:style-name="T1">,</text:span></text:p>
          </text:deletion>
        </text:changed-region>
        <text:changed-region xml:id="ct93955979177360" text:id="ct93955979177360">
          <text:insertion>
            <office:change-info>
              <dc:creator>Julia Ringo</dc:creator>
              <dc:date>2023-10-20T14:29:00</dc:date>
            </office:change-info>
          </text:insertion>
        </text:changed-region>
        <text:changed-region xml:id="ct93955979177648" text:id="ct93955979177648">
          <text:deletion>
            <office:change-info>
              <dc:creator>Julia Ringo</dc:creator>
              <dc:date>2023-10-20T14:29:00</dc:date>
            </office:change-info>
            <text:p text:style-name="Text_20_body"><text:span text:style-name="T1">s</text:span></text:p>
          </text:deletion>
        </text:changed-region>
        <text:changed-region xml:id="ct93955979164928" text:id="ct93955979164928">
          <text:insertion>
            <office:change-info>
              <dc:creator>Julia Ringo</dc:creator>
              <dc:date>2023-10-20T14:29:00</dc:date>
            </office:change-info>
          </text:insertion>
        </text:changed-region>
        <text:changed-region xml:id="ct93955979176016" text:id="ct93955979176016">
          <text:deletion>
            <office:change-info>
              <dc:creator>Julia Ringo</dc:creator>
              <dc:date>2023-10-20T14:29:00</dc:date>
            </office:change-info>
            <text:p text:style-name="Text_20_body"><text:span text:style-name="T1">T</text:span></text:p>
          </text:deletion>
        </text:changed-region>
        <text:changed-region xml:id="ct93955979174384" text:id="ct93955979174384">
          <text:insertion>
            <office:change-info>
              <dc:creator>Julia Ringo</dc:creator>
              <dc:date>2023-10-20T14:29:00</dc:date>
            </office:change-info>
          </text:insertion>
        </text:changed-region>
        <text:changed-region xml:id="ct93955979174672" text:id="ct93955979174672">
          <text:deletion>
            <office:change-info>
              <dc:creator>Julia Ringo</dc:creator>
              <dc:date>2023-10-20T14:29:00</dc:date>
            </office:change-info>
            <text:p text:style-name="Text_20_body"><text:span text:style-name="T1">,</text:span></text:p>
          </text:deletion>
        </text:changed-region>
        <text:changed-region xml:id="ct93955979184800" text:id="ct93955979184800">
          <text:insertion>
            <office:change-info>
              <dc:creator>Julia Ringo</dc:creator>
              <dc:date>2023-10-20T14:29:00</dc:date>
            </office:change-info>
          </text:insertion>
        </text:changed-region>
        <text:changed-region xml:id="ct93955979185088" text:id="ct93955979185088">
          <text:deletion>
            <office:change-info>
              <dc:creator>Julia Ringo</dc:creator>
              <dc:date>2023-10-20T14:29:00</dc:date>
            </office:change-info>
            <text:p text:style-name="Text_20_body"><text:span text:style-name="T1">h</text:span></text:p>
          </text:deletion>
        </text:changed-region>
        <text:changed-region xml:id="ct93955978614768" text:id="ct93955978614768">
          <text:insertion>
            <office:change-info>
              <dc:creator>Julia Ringo</dc:creator>
              <dc:date>2023-10-20T14:29:00</dc:date>
            </office:change-info>
          </text:insertion>
        </text:changed-region>
        <text:changed-region xml:id="ct93955978556160" text:id="ct93955978556160">
          <text:deletion>
            <office:change-info>
              <dc:creator>Julia Ringo</dc:creator>
              <dc:date>2023-10-20T14:29:00</dc:date>
            </office:change-info>
            <text:p text:style-name="Text_20_body"><text:span text:style-name="T1">,</text:span></text:p>
          </text:deletion>
        </text:changed-region>
        <text:changed-region xml:id="ct93955979193584" text:id="ct93955979193584">
          <text:insertion>
            <office:change-info>
              <dc:creator>Julia Ringo</dc:creator>
              <dc:date>2023-10-20T14:29:00</dc:date>
            </office:change-info>
          </text:insertion>
        </text:changed-region>
        <text:changed-region xml:id="ct93955972687984" text:id="ct93955972687984">
          <text:deletion>
            <office:change-info>
              <dc:creator>Julia Ringo</dc:creator>
              <dc:date>2023-10-20T14:29:00</dc:date>
            </office:change-info>
            <text:p text:style-name="Text_20_body"><text:span text:style-name="T1">t</text:span></text:p>
          </text:deletion>
        </text:changed-region>
        <text:changed-region xml:id="ct93955979179088" text:id="ct93955979179088">
          <text:deletion>
            <office:change-info>
              <dc:creator>Julia Ringo</dc:creator>
              <dc:date>2023-10-20T14:29:00</dc:date>
            </office:change-info>
            <text:p text:style-name="Text_20_body"><text:span text:style-name="T1">,</text:span></text:p>
          </text:deletion>
        </text:changed-region>
        <text:changed-region xml:id="ct93955978557536" text:id="ct93955978557536">
          <text:deletion>
            <office:change-info>
              <dc:creator>Julia Ringo</dc:creator>
              <dc:date>2023-10-05T13:15:00</dc:date>
            </office:change-info>
            <text:p text:style-name="Text_20_body"><text:span text:style-name="T1"><text:s/>— </text:span></text:p>
          </text:deletion>
        </text:changed-region>
        <text:changed-region xml:id="ct93955978534816" text:id="ct93955978534816">
          <text:insertion>
            <office:change-info>
              <dc:creator>Julia Ringo</dc:creator>
              <dc:date>2023-10-05T13:15:00</dc:date>
            </office:change-info>
          </text:insertion>
        </text:changed-region>
        <text:changed-region xml:id="ct93955979195024" text:id="ct93955979195024">
          <text:deletion>
            <office:change-info>
              <dc:creator>Julia Ringo</dc:creator>
              <dc:date>2023-10-10T11:08:00</dc:date>
            </office:change-info>
            <text:p text:style-name="Text_20_body"><text:span text:style-name="T1">…</text:span></text:p>
          </text:deletion>
        </text:changed-region>
        <text:changed-region xml:id="ct93955979174960" text:id="ct93955979174960">
          <text:insertion>
            <office:change-info>
              <dc:creator>Julia Ringo</dc:creator>
              <dc:date>2023-10-10T11:08:00</dc:date>
            </office:change-info>
          </text:insertion>
        </text:changed-region>
        <text:changed-region xml:id="ct93955979175248" text:id="ct93955979175248">
          <text:deletion>
            <office:change-info>
              <dc:creator>Julia Ringo</dc:creator>
              <dc:date>2023-10-20T14:29:00</dc:date>
            </office:change-info>
            <text:p text:style-name="Text_20_body"><text:span text:style-name="T1"><text:s/></text:span></text:p>
          </text:deletion>
        </text:changed-region>
        <text:changed-region xml:id="ct93955979176976" text:id="ct93955979176976">
          <text:deletion>
            <office:change-info>
              <dc:creator>Julia Ringo</dc:creator>
              <dc:date>2023-10-10T11:08:00</dc:date>
            </office:change-info>
            <text:p text:style-name="Text_20_body"><text:span text:style-name="T1">…</text:span></text:p>
          </text:deletion>
        </text:changed-region>
        <text:changed-region xml:id="ct93955979203424" text:id="ct93955979203424">
          <text:insertion>
            <office:change-info>
              <dc:creator>Julia Ringo</dc:creator>
              <dc:date>2023-10-10T11:08:00</dc:date>
            </office:change-info>
          </text:insertion>
        </text:changed-region>
        <text:changed-region xml:id="ct93955979071456" text:id="ct93955979071456">
          <text:deletion>
            <office:change-info>
              <dc:creator>Julia Ringo</dc:creator>
              <dc:date>2023-10-20T14:29:00</dc:date>
            </office:change-info>
            <text:p text:style-name="Text_20_body"><text:span text:style-name="T1"><text:s/>to the sounds in the headset</text:span></text:p>
          </text:deletion>
        </text:changed-region>
        <text:changed-region xml:id="ct93955978558064" text:id="ct93955978558064">
          <text:insertion>
            <office:change-info>
              <dc:creator>Julia Ringo</dc:creator>
              <dc:date>2023-10-20T14:29:00</dc:date>
            </office:change-info>
          </text:insertion>
        </text:changed-region>
        <text:changed-region xml:id="ct93955978535488" text:id="ct93955978535488">
          <text:deletion>
            <office:change-info>
              <dc:creator>Julia Ringo</dc:creator>
              <dc:date>2023-10-05T13:15:00</dc:date>
            </office:change-info>
            <text:p text:style-name="Text_20_body"><text:span text:style-name="T1"><text:s/>— </text:span></text:p>
          </text:deletion>
        </text:changed-region>
        <text:changed-region xml:id="ct93955979204528" text:id="ct93955979204528">
          <text:insertion>
            <office:change-info>
              <dc:creator>Julia Ringo</dc:creator>
              <dc:date>2023-10-05T13:15:00</dc:date>
            </office:change-info>
          </text:insertion>
        </text:changed-region>
        <text:changed-region xml:id="ct93955979216048" text:id="ct93955979216048">
          <text:insertion>
            <office:change-info>
              <dc:creator>Julia Ringo</dc:creator>
              <dc:date>2023-10-20T14:30:00</dc:date>
            </office:change-info>
          </text:insertion>
        </text:changed-region>
        <text:changed-region xml:id="ct93955979217680" text:id="ct93955979217680">
          <text:insertion>
            <office:change-info>
              <dc:creator>Julia Ringo</dc:creator>
              <dc:date>2023-10-20T14:30:00</dc:date>
            </office:change-info>
          </text:insertion>
        </text:changed-region>
        <text:changed-region xml:id="ct93955979224496" text:id="ct93955979224496">
          <text:insertion>
            <office:change-info>
              <dc:creator>Julia Ringo</dc:creator>
              <dc:date>2023-10-20T14:30:00</dc:date>
            </office:change-info>
          </text:insertion>
        </text:changed-region>
        <text:changed-region xml:id="ct93955979224784" text:id="ct93955979224784">
          <text:deletion>
            <office:change-info>
              <dc:creator>Julia Ringo</dc:creator>
              <dc:date>2023-10-20T14:30:00</dc:date>
            </office:change-info>
            <text:p text:style-name="Text_20_body"><text:span text:style-name="T1">ed</text:span></text:p>
          </text:deletion>
        </text:changed-region>
        <text:changed-region xml:id="ct93955979229632" text:id="ct93955979229632">
          <text:insertion>
            <office:change-info>
              <dc:creator>Julia Ringo</dc:creator>
              <dc:date>2023-10-20T14:30:00</dc:date>
            </office:change-info>
          </text:insertion>
        </text:changed-region>
        <text:changed-region xml:id="ct93955977694752" text:id="ct93955977694752">
          <text:deletion>
            <office:change-info>
              <dc:creator>Julia Ringo</dc:creator>
              <dc:date>2023-10-20T14:30:00</dc:date>
            </office:change-info>
            <text:p text:style-name="Text_20_body"><text:span text:style-name="T1"><text:s/>by which it could propagate itself</text:span></text:p>
          </text:deletion>
        </text:changed-region>
        <text:changed-region xml:id="ct93955977378512" text:id="ct93955977378512">
          <text:insertion>
            <office:change-info>
              <dc:creator>Julia Ringo</dc:creator>
              <dc:date>2023-10-20T14:31:00</dc:date>
            </office:change-info>
          </text:insertion>
        </text:changed-region>
        <text:changed-region xml:id="ct93955977837264" text:id="ct93955977837264">
          <text:insertion>
            <office:change-info>
              <dc:creator>Julia Ringo</dc:creator>
              <dc:date>2023-10-20T14:31:00</dc:date>
            </office:change-info>
          </text:insertion>
        </text:changed-region>
        <text:changed-region xml:id="ct93955977835968" text:id="ct93955977835968">
          <text:insertion>
            <office:change-info>
              <dc:creator>Julia Ringo</dc:creator>
              <dc:date>2023-10-20T14:31:00</dc:date>
            </office:change-info>
          </text:insertion>
        </text:changed-region>
        <text:changed-region xml:id="ct93955977917584" text:id="ct93955977917584">
          <text:deletion>
            <office:change-info>
              <dc:creator>Julia Ringo</dc:creator>
              <dc:date>2023-10-20T14:31:00</dc:date>
            </office:change-info>
            <text:p text:style-name="Text_20_body"><text:span text:style-name="T1">ing</text:span></text:p>
          </text:deletion>
        </text:changed-region>
        <text:changed-region xml:id="ct93955977560560" text:id="ct93955977560560">
          <text:insertion>
            <office:change-info>
              <dc:creator>Julia Ringo</dc:creator>
              <dc:date>2023-10-20T14:31:00</dc:date>
            </office:change-info>
          </text:insertion>
        </text:changed-region>
        <text:changed-region xml:id="ct93955977557504" text:id="ct93955977557504">
          <text:insertion>
            <office:change-info>
              <dc:creator>Julia Ringo</dc:creator>
              <dc:date>2023-10-20T14:31:00</dc:date>
            </office:change-info>
          </text:insertion>
        </text:changed-region>
        <text:changed-region xml:id="ct93955977020720" text:id="ct93955977020720">
          <text:insertion>
            <office:change-info>
              <dc:creator>Julia Ringo</dc:creator>
              <dc:date>2023-10-20T14:31:00</dc:date>
            </office:change-info>
          </text:insertion>
        </text:changed-region>
        <text:changed-region xml:id="ct93955977891792" text:id="ct93955977891792">
          <text:insertion>
            <office:change-info>
              <dc:creator>Julia Ringo</dc:creator>
              <dc:date>2023-10-20T14:31:00</dc:date>
            </office:change-info>
          </text:insertion>
        </text:changed-region>
        <text:changed-region xml:id="ct93955978108112" text:id="ct93955978108112">
          <text:insertion>
            <office:change-info>
              <dc:creator>Julia Ringo</dc:creator>
              <dc:date>2023-10-20T14:32:00</dc:date>
            </office:change-info>
          </text:insertion>
        </text:changed-region>
        <text:changed-region xml:id="ct93955978118960" text:id="ct93955978118960">
          <text:deletion>
            <office:change-info>
              <dc:creator>Julia Ringo</dc:creator>
              <dc:date>2023-10-20T14:32:00</dc:date>
            </office:change-info>
            <text:p text:style-name="Text_20_body"><text:span text:style-name="T1">,</text:span></text:p>
          </text:deletion>
        </text:changed-region>
        <text:changed-region xml:id="ct93955978132544" text:id="ct93955978132544">
          <text:insertion>
            <office:change-info>
              <dc:creator>Julia Ringo</dc:creator>
              <dc:date>2023-10-20T14:32:00</dc:date>
            </office:change-info>
          </text:insertion>
        </text:changed-region>
        <text:changed-region xml:id="ct93955978129520" text:id="ct93955978129520">
          <text:deletion>
            <office:change-info>
              <dc:creator>Julia Ringo</dc:creator>
              <dc:date>2023-10-20T14:32:00</dc:date>
            </office:change-info>
            <text:p text:style-name="Text_20_body"><text:span text:style-name="T1">s</text:span></text:p>
          </text:deletion>
        </text:changed-region>
        <text:changed-region xml:id="ct93955978276992" text:id="ct93955978276992">
          <text:insertion>
            <office:change-info>
              <dc:creator>Julia Ringo</dc:creator>
              <dc:date>2023-10-20T14:32:00</dc:date>
            </office:change-info>
          </text:insertion>
        </text:changed-region>
        <text:changed-region xml:id="ct93955978477024" text:id="ct93955978477024">
          <text:insertion>
            <office:change-info>
              <dc:creator>Julia Ringo</dc:creator>
              <dc:date>2023-10-20T14:32:00</dc:date>
            </office:change-info>
          </text:insertion>
        </text:changed-region>
        <text:changed-region xml:id="ct93955978493744" text:id="ct93955978493744">
          <text:deletion>
            <office:change-info>
              <dc:creator>Julia Ringo</dc:creator>
              <dc:date>2023-10-20T14:32:00</dc:date>
            </office:change-info>
            <text:p text:style-name="Text_20_body"><text:span text:style-name="T1">,</text:span></text:p>
          </text:deletion>
        </text:changed-region>
        <text:changed-region xml:id="ct93955978918992" text:id="ct93955978918992">
          <text:deletion>
            <office:change-info>
              <dc:creator>Julia Ringo</dc:creator>
              <dc:date>2023-10-20T14:33:00</dc:date>
            </office:change-info>
            <text:p text:style-name="Text_20_body"><text:span text:style-name="T1">,</text:span></text:p>
          </text:deletion>
        </text:changed-region>
        <text:changed-region xml:id="ct93955979217360" text:id="ct93955979217360">
          <text:insertion>
            <office:change-info>
              <dc:creator>Julia Ringo</dc:creator>
              <dc:date>2023-10-20T14:33:00</dc:date>
            </office:change-info>
          </text:insertion>
        </text:changed-region>
        <text:changed-region xml:id="ct93955972678256" text:id="ct93955972678256">
          <text:insertion>
            <office:change-info>
              <dc:creator>Julia Ringo</dc:creator>
              <dc:date>2023-10-20T14:35:00</dc:date>
            </office:change-info>
          </text:insertion>
        </text:changed-region>
        <text:changed-region xml:id="ct93955977163056" text:id="ct93955977163056">
          <text:deletion>
            <office:change-info>
              <dc:creator>Julia Ringo</dc:creator>
              <dc:date>2023-10-05T13:15:00</dc:date>
            </office:change-info>
            <text:p text:style-name="Text_20_body"><text:span text:style-name="T1"><text:s/>— </text:span></text:p>
          </text:deletion>
        </text:changed-region>
        <text:changed-region xml:id="ct93955978556448" text:id="ct93955978556448">
          <text:insertion>
            <office:change-info>
              <dc:creator>Julia Ringo</dc:creator>
              <dc:date>2023-10-05T13:15:00</dc:date>
            </office:change-info>
          </text:insertion>
        </text:changed-region>
        <text:changed-region xml:id="ct93955977803072" text:id="ct93955977803072">
          <text:deletion>
            <office:change-info>
              <dc:creator>Julia Ringo</dc:creator>
              <dc:date>2023-10-05T13:15:00</dc:date>
            </office:change-info>
            <text:p text:style-name="Text_20_body"><text:span text:style-name="T1"><text:s/>— </text:span></text:p>
          </text:deletion>
        </text:changed-region>
        <text:changed-region xml:id="ct93955977365536" text:id="ct93955977365536">
          <text:insertion>
            <office:change-info>
              <dc:creator>Julia Ringo</dc:creator>
              <dc:date>2023-10-05T13:15:00</dc:date>
            </office:change-info>
          </text:insertion>
        </text:changed-region>
        <text:changed-region xml:id="ct93955977897648" text:id="ct93955977897648">
          <text:insertion>
            <office:change-info>
              <dc:creator>Julia Ringo</dc:creator>
              <dc:date>2023-10-20T14:39:00</dc:date>
            </office:change-info>
          </text:insertion>
        </text:changed-region>
        <text:changed-region xml:id="ct93955978047040" text:id="ct93955978047040">
          <text:insertion>
            <office:change-info>
              <dc:creator>Julia Ringo</dc:creator>
              <dc:date>2023-10-20T14:39:00</dc:date>
            </office:change-info>
          </text:insertion>
        </text:changed-region>
        <text:changed-region xml:id="ct93955978574544" text:id="ct93955978574544">
          <text:deletion>
            <office:change-info>
              <dc:creator>Julia Ringo</dc:creator>
              <dc:date>2023-10-05T13:15:00</dc:date>
            </office:change-info>
            <text:p text:style-name="Text_20_body"><text:span text:style-name="T1"><text:s/>— </text:span></text:p>
          </text:deletion>
        </text:changed-region>
        <text:changed-region xml:id="ct93955978411952" text:id="ct93955978411952">
          <text:insertion>
            <office:change-info>
              <dc:creator>Julia Ringo</dc:creator>
              <dc:date>2023-10-05T13:15:00</dc:date>
            </office:change-info>
          </text:insertion>
        </text:changed-region>
        <text:changed-region xml:id="ct93955978368144" text:id="ct93955978368144">
          <text:deletion>
            <office:change-info>
              <dc:creator>Julia Ringo</dc:creator>
              <dc:date>2023-10-05T13:15:00</dc:date>
            </office:change-info>
            <text:p text:style-name="Text_20_body"><text:span text:style-name="T1"><text:s/>— </text:span></text:p>
          </text:deletion>
        </text:changed-region>
        <text:changed-region xml:id="ct93955978798960" text:id="ct93955978798960">
          <text:insertion>
            <office:change-info>
              <dc:creator>Julia Ringo</dc:creator>
              <dc:date>2023-10-05T13:15:00</dc:date>
            </office:change-info>
          </text:insertion>
        </text:changed-region>
        <text:changed-region xml:id="ct93955979065184" text:id="ct93955979065184">
          <text:deletion>
            <office:change-info>
              <dc:creator>Julia Ringo</dc:creator>
              <dc:date>2023-10-10T11:08:00</dc:date>
            </office:change-info>
            <text:p text:style-name="Text_20_body"><text:span text:style-name="T1">…</text:span></text:p>
          </text:deletion>
        </text:changed-region>
        <text:changed-region xml:id="ct93955977202704" text:id="ct93955977202704">
          <text:insertion>
            <office:change-info>
              <dc:creator>Julia Ringo</dc:creator>
              <dc:date>2023-10-10T11:08:00</dc:date>
            </office:change-info>
          </text:insertion>
        </text:changed-region>
        <text:changed-region xml:id="ct93955978793552" text:id="ct93955978793552">
          <text:insertion>
            <office:change-info>
              <dc:creator>Julia Ringo</dc:creator>
              <dc:date>2023-10-20T14:39:00</dc:date>
            </office:change-info>
          </text:insertion>
        </text:changed-region>
        <text:changed-region xml:id="ct93955977554064" text:id="ct93955977554064">
          <text:deletion>
            <office:change-info>
              <dc:creator>Julia Ringo</dc:creator>
              <dc:date>2023-10-20T14:39:00</dc:date>
            </office:change-info>
            <text:p text:style-name="Text_20_body"><text:span text:style-name="T1">-</text:span></text:p>
          </text:deletion>
        </text:changed-region>
        <text:changed-region xml:id="ct93955977833856" text:id="ct93955977833856">
          <text:insertion>
            <office:change-info>
              <dc:creator>Julia Ringo</dc:creator>
              <dc:date>2023-10-20T14:39:00</dc:date>
            </office:change-info>
          </text:insertion>
        </text:changed-region>
        <text:changed-region xml:id="ct93955977678208" text:id="ct93955977678208">
          <text:deletion>
            <office:change-info>
              <dc:creator>Julia Ringo</dc:creator>
              <dc:date>2023-10-20T14:39:00</dc:date>
            </office:change-info>
            <text:p text:style-name="Text_20_body"><text:span text:style-name="T1">,</text:span></text:p>
          </text:deletion>
        </text:changed-region>
        <text:changed-region xml:id="ct93955977455728" text:id="ct93955977455728">
          <text:insertion>
            <office:change-info>
              <dc:creator>Julia Ringo</dc:creator>
              <dc:date>2023-10-20T14:39:00</dc:date>
            </office:change-info>
          </text:insertion>
        </text:changed-region>
        <text:changed-region xml:id="ct93955978518256" text:id="ct93955978518256">
          <text:deletion>
            <office:change-info>
              <dc:creator>Julia Ringo</dc:creator>
              <dc:date>2023-10-20T14:39:00</dc:date>
            </office:change-info>
            <text:p text:style-name="Text_20_body"><text:span text:style-name="T1">n</text:span></text:p>
          </text:deletion>
        </text:changed-region>
        <text:changed-region xml:id="ct93955978410848" text:id="ct93955978410848">
          <text:insertion>
            <office:change-info>
              <dc:creator>Julia Ringo</dc:creator>
              <dc:date>2023-10-20T14:40:00</dc:date>
            </office:change-info>
          </text:insertion>
        </text:changed-region>
        <text:changed-region xml:id="ct93955977938880" text:id="ct93955977938880">
          <text:deletion>
            <office:change-info>
              <dc:creator>Julia Ringo</dc:creator>
              <dc:date>2023-10-20T14:40:00</dc:date>
            </office:change-info>
            <text:p text:style-name="Text_20_body"><text:span text:style-name="T1">‘</text:span></text:p>
          </text:deletion>
        </text:changed-region>
        <text:changed-region xml:id="ct93955979026144" text:id="ct93955979026144">
          <text:insertion>
            <office:change-info>
              <dc:creator>Julia Ringo</dc:creator>
              <dc:date>2023-10-20T14:40:00</dc:date>
            </office:change-info>
          </text:insertion>
        </text:changed-region>
        <text:changed-region xml:id="ct93955979063952" text:id="ct93955979063952">
          <text:deletion>
            <office:change-info>
              <dc:creator>Julia Ringo</dc:creator>
              <dc:date>2023-10-20T14:40:00</dc:date>
            </office:change-info>
            <text:p text:style-name="Text_20_body"><text:span text:style-name="T1">’</text:span></text:p>
          </text:deletion>
        </text:changed-region>
        <text:changed-region xml:id="ct93955979061552" text:id="ct93955979061552">
          <text:insertion>
            <office:change-info>
              <dc:creator>Julia Ringo</dc:creator>
              <dc:date>2023-10-20T14:40:00</dc:date>
            </office:change-info>
          </text:insertion>
        </text:changed-region>
        <text:changed-region xml:id="ct93955977914192" text:id="ct93955977914192">
          <text:deletion>
            <office:change-info>
              <dc:creator>Julia Ringo</dc:creator>
              <dc:date>2023-10-05T13:15:00</dc:date>
            </office:change-info>
            <text:p text:style-name="Text_20_body"><text:span text:style-name="T1"><text:s/>— </text:span></text:p>
          </text:deletion>
        </text:changed-region>
        <text:changed-region xml:id="ct93955978877008" text:id="ct93955978877008">
          <text:insertion>
            <office:change-info>
              <dc:creator>Julia Ringo</dc:creator>
              <dc:date>2023-10-05T13:15:00</dc:date>
            </office:change-info>
          </text:insertion>
        </text:changed-region>
        <text:changed-region xml:id="ct93955979148896" text:id="ct93955979148896">
          <text:deletion>
            <office:change-info>
              <dc:creator>Julia Ringo</dc:creator>
              <dc:date>2023-10-20T14:40:00</dc:date>
            </office:change-info>
            <text:p text:style-name="Text_20_body"><text:span text:style-name="T1">actually </text:span></text:p>
          </text:deletion>
        </text:changed-region>
        <text:changed-region xml:id="ct93955977050224" text:id="ct93955977050224">
          <text:insertion>
            <office:change-info>
              <dc:creator>Julia Ringo</dc:creator>
              <dc:date>2023-10-20T14:40:00</dc:date>
            </office:change-info>
          </text:insertion>
        </text:changed-region>
        <text:changed-region xml:id="ct93955974934144" text:id="ct93955974934144">
          <text:deletion>
            <office:change-info>
              <dc:creator>Julia Ringo</dc:creator>
              <dc:date>2023-10-05T13:15:00</dc:date>
            </office:change-info>
            <text:p text:style-name="Text_20_body"><text:span text:style-name="T1"><text:s/>— </text:span></text:p>
          </text:deletion>
        </text:changed-region>
        <text:changed-region xml:id="ct93955973530656" text:id="ct93955973530656">
          <text:insertion>
            <office:change-info>
              <dc:creator>Julia Ringo</dc:creator>
              <dc:date>2023-10-05T13:15:00</dc:date>
            </office:change-info>
          </text:insertion>
        </text:changed-region>
        <text:changed-region xml:id="ct93955972755344" text:id="ct93955972755344">
          <text:insertion>
            <office:change-info>
              <dc:creator>Julia Ringo</dc:creator>
              <dc:date>2023-10-20T14:40:00</dc:date>
            </office:change-info>
          </text:insertion>
        </text:changed-region>
        <text:changed-region xml:id="ct93955972753040" text:id="ct93955972753040">
          <text:deletion>
            <office:change-info>
              <dc:creator>Julia Ringo</dc:creator>
              <dc:date>2023-10-20T14:40:00</dc:date>
            </office:change-info>
            <text:p text:style-name="Text_20_body"><text:span text:style-name="T1">,</text:span></text:p>
          </text:deletion>
        </text:changed-region>
        <text:changed-region xml:id="ct93955978091168" text:id="ct93955978091168">
          <text:insertion>
            <office:change-info>
              <dc:creator>Julia Ringo</dc:creator>
              <dc:date>2023-10-20T14:40:00</dc:date>
            </office:change-info>
          </text:insertion>
        </text:changed-region>
        <text:changed-region xml:id="ct93955977013824" text:id="ct93955977013824">
          <text:deletion>
            <office:change-info>
              <dc:creator>Julia Ringo</dc:creator>
              <dc:date>2023-10-20T14:40:00</dc:date>
            </office:change-info>
            <text:p text:style-name="Text_20_body"><text:span text:style-name="T1">i</text:span></text:p>
          </text:deletion>
        </text:changed-region>
        <text:changed-region xml:id="ct93955979073360" text:id="ct93955979073360">
          <text:deletion>
            <office:change-info>
              <dc:creator>Julia Ringo</dc:creator>
              <dc:date>2023-10-20T14:42:00</dc:date>
            </office:change-info>
            <text:p text:style-name="Text_20_body"><text:span text:style-name="T1">,</text:span></text:p>
          </text:deletion>
        </text:changed-region>
        <text:changed-region xml:id="ct93955977933264" text:id="ct93955977933264">
          <text:deletion>
            <office:change-info>
              <dc:creator>Julia Ringo</dc:creator>
              <dc:date>2023-10-20T14:42:00</dc:date>
            </office:change-info>
            <text:p text:style-name="Text_20_body"><text:span text:style-name="T1">200 </text:span></text:p>
          </text:deletion>
        </text:changed-region>
        <text:changed-region xml:id="ct93955978440320" text:id="ct93955978440320">
          <text:insertion>
            <office:change-info>
              <dc:creator>Julia Ringo</dc:creator>
              <dc:date>2023-10-20T14:42:00</dc:date>
            </office:change-info>
          </text:insertion>
        </text:changed-region>
        <text:changed-region xml:id="ct93955978434576" text:id="ct93955978434576">
          <text:deletion>
            <office:change-info>
              <dc:creator>Julia Ringo</dc:creator>
              <dc:date>2023-10-20T14:42:00</dc:date>
            </office:change-info>
            <text:p text:style-name="Text_20_body"><text:span text:style-name="T1">20 </text:span></text:p>
          </text:deletion>
        </text:changed-region>
        <text:changed-region xml:id="ct93955978435536" text:id="ct93955978435536">
          <text:insertion>
            <office:change-info>
              <dc:creator>Julia Ringo</dc:creator>
              <dc:date>2023-10-20T14:42:00</dc:date>
            </office:change-info>
          </text:insertion>
        </text:changed-region>
        <text:changed-region xml:id="ct93955978256080" text:id="ct93955978256080">
          <text:deletion>
            <office:change-info>
              <dc:creator>Julia Ringo</dc:creator>
              <dc:date>2023-10-20T14:42:00</dc:date>
            </office:change-info>
            <text:p text:style-name="Text_20_body"><text:span text:style-name="T1">210 </text:span></text:p>
          </text:deletion>
        </text:changed-region>
        <text:changed-region xml:id="ct93955978440608" text:id="ct93955978440608">
          <text:insertion>
            <office:change-info>
              <dc:creator>Julia Ringo</dc:creator>
              <dc:date>2023-10-20T14:42:00</dc:date>
            </office:change-info>
          </text:insertion>
        </text:changed-region>
        <text:changed-region xml:id="ct93955978108784" text:id="ct93955978108784">
          <text:insertion>
            <office:change-info>
              <dc:creator>Julia Ringo</dc:creator>
              <dc:date>2023-10-20T14:42:00</dc:date>
            </office:change-info>
          </text:insertion>
        </text:changed-region>
        <text:changed-region xml:id="ct93955978109744" text:id="ct93955978109744">
          <text:insertion>
            <office:change-info>
              <dc:creator>Julia Ringo</dc:creator>
              <dc:date>2023-10-20T14:43:00</dc:date>
            </office:change-info>
          </text:insertion>
        </text:changed-region>
        <text:changed-region xml:id="ct93955978110512" text:id="ct93955978110512">
          <text:insertion>
            <office:change-info>
              <dc:creator>Julia Ringo</dc:creator>
              <dc:date>2023-10-20T14:43:00</dc:date>
            </office:change-info>
          </text:insertion>
        </text:changed-region>
        <text:changed-region xml:id="ct93955978261072" text:id="ct93955978261072">
          <text:insertion>
            <office:change-info>
              <dc:creator>Julia Ringo</dc:creator>
              <dc:date>2023-10-20T14:43:00</dc:date>
            </office:change-info>
          </text:insertion>
        </text:changed-region>
        <text:changed-region xml:id="ct93955978268240" text:id="ct93955978268240">
          <text:insertion>
            <office:change-info>
              <dc:creator>Julia Ringo</dc:creator>
              <dc:date>2023-10-20T14:52:00</dc:date>
            </office:change-info>
          </text:insertion>
        </text:changed-region>
        <text:changed-region xml:id="ct93955978268528" text:id="ct93955978268528">
          <text:insertion>
            <office:change-info>
              <dc:creator>Julia Ringo</dc:creator>
              <dc:date>2023-10-20T14:53:00</dc:date>
            </office:change-info>
          </text:insertion>
        </text:changed-region>
        <text:changed-region xml:id="ct93955978300672" text:id="ct93955978300672">
          <text:deletion>
            <office:change-info>
              <dc:creator>Julia Ringo</dc:creator>
              <dc:date>2023-10-05T13:15:00</dc:date>
            </office:change-info>
            <text:p text:style-name="Text_20_body"><text:span text:style-name="T1"><text:s/>— </text:span></text:p>
          </text:deletion>
        </text:changed-region>
        <text:changed-region xml:id="ct93955978392384" text:id="ct93955978392384">
          <text:insertion>
            <office:change-info>
              <dc:creator>Julia Ringo</dc:creator>
              <dc:date>2023-10-05T13:15:00</dc:date>
            </office:change-info>
          </text:insertion>
        </text:changed-region>
        <text:changed-region xml:id="ct93955978270608" text:id="ct93955978270608">
          <text:deletion>
            <office:change-info>
              <dc:creator>Julia Ringo</dc:creator>
              <dc:date>2023-10-20T14:46:00</dc:date>
            </office:change-info>
            <text:p text:style-name="Text_20_body"><text:span text:style-name="T1">220 </text:span></text:p>
          </text:deletion>
        </text:changed-region>
        <text:changed-region xml:id="ct93955972773776" text:id="ct93955972773776">
          <text:insertion>
            <office:change-info>
              <dc:creator>Julia Ringo</dc:creator>
              <dc:date>2023-10-20T14:46:00</dc:date>
            </office:change-info>
          </text:insertion>
        </text:changed-region>
        <text:changed-region xml:id="ct93955978616112" text:id="ct93955978616112">
          <text:insertion>
            <office:change-info>
              <dc:creator>Julia Ringo</dc:creator>
              <dc:date>2023-10-20T14:57:00</dc:date>
            </office:change-info>
          </text:insertion>
        </text:changed-region>
        <text:changed-region xml:id="ct93955978443104" text:id="ct93955978443104">
          <text:deletion>
            <office:change-info>
              <dc:creator>Julia Ringo</dc:creator>
              <dc:date>2023-10-05T13:15:00</dc:date>
            </office:change-info>
            <text:p text:style-name="Text_20_body"><text:span text:style-name="T1"><text:s/>— </text:span></text:p>
          </text:deletion>
        </text:changed-region>
        <text:changed-region xml:id="ct93955978822576" text:id="ct93955978822576">
          <text:insertion>
            <office:change-info>
              <dc:creator>Julia Ringo</dc:creator>
              <dc:date>2023-10-05T13:15:00</dc:date>
            </office:change-info>
          </text:insertion>
        </text:changed-region>
        <text:changed-region xml:id="ct93955978832480" text:id="ct93955978832480">
          <text:insertion>
            <office:change-info>
              <dc:creator>Julia Ringo</dc:creator>
              <dc:date>2023-10-20T15:00:00</dc:date>
            </office:change-info>
          </text:insertion>
        </text:changed-region>
        <text:changed-region xml:id="ct93955978833360" text:id="ct93955978833360">
          <text:insertion>
            <office:change-info>
              <dc:creator>Julia Ringo</dc:creator>
              <dc:date>2023-10-20T15:00:00</dc:date>
            </office:change-info>
          </text:insertion>
        </text:changed-region>
        <text:changed-region xml:id="ct93955978822864" text:id="ct93955978822864">
          <text:deletion>
            <office:change-info>
              <dc:creator>Julia Ringo</dc:creator>
              <dc:date>2023-10-20T15:00:00</dc:date>
            </office:change-info>
            <text:p text:style-name="Text_20_body"><text:span text:style-name="T1">‘</text:span></text:p>
          </text:deletion>
        </text:changed-region>
        <text:changed-region xml:id="ct93955978109072" text:id="ct93955978109072">
          <text:insertion>
            <office:change-info>
              <dc:creator>Julia Ringo</dc:creator>
              <dc:date>2023-10-20T15:00:00</dc:date>
            </office:change-info>
          </text:insertion>
        </text:changed-region>
        <text:changed-region xml:id="ct93955972781840" text:id="ct93955972781840">
          <text:deletion>
            <office:change-info>
              <dc:creator>Julia Ringo</dc:creator>
              <dc:date>2023-10-20T15:00:00</dc:date>
            </office:change-info>
            <text:p text:style-name="Text_20_body"><text:span text:style-name="T1">’</text:span></text:p>
          </text:deletion>
        </text:changed-region>
        <text:changed-region xml:id="ct93955978311936" text:id="ct93955978311936">
          <text:insertion>
            <office:change-info>
              <dc:creator>Julia Ringo</dc:creator>
              <dc:date>2023-10-20T15:02:00</dc:date>
            </office:change-info>
          </text:insertion>
        </text:changed-region>
        <text:changed-region xml:id="ct93955978258288" text:id="ct93955978258288">
          <text:insertion>
            <office:change-info>
              <dc:creator>Julia Ringo</dc:creator>
              <dc:date>2023-10-20T15:02:00</dc:date>
            </office:change-info>
          </text:insertion>
        </text:changed-region>
        <text:changed-region xml:id="ct93955978116880" text:id="ct93955978116880">
          <text:insertion>
            <office:change-info>
              <dc:creator>Julia Ringo</dc:creator>
              <dc:date>2023-10-20T15:03:00</dc:date>
            </office:change-info>
          </text:insertion>
        </text:changed-region>
        <text:changed-region xml:id="ct93955978827072" text:id="ct93955978827072">
          <text:insertion>
            <office:change-info>
              <dc:creator>Julia Ringo</dc:creator>
              <dc:date>2023-10-20T15:03:00</dc:date>
            </office:change-info>
          </text:insertion>
        </text:changed-region>
        <text:changed-region xml:id="ct93955978257872" text:id="ct93955978257872">
          <text:deletion>
            <office:change-info>
              <dc:creator>Julia Ringo</dc:creator>
              <dc:date>2023-10-20T15:03:00</dc:date>
            </office:change-info>
            <text:p text:style-name="Text_20_body"><text:span text:style-name="T1">,</text:span></text:p>
          </text:deletion>
        </text:changed-region>
        <text:changed-region xml:id="ct93955978258576" text:id="ct93955978258576">
          <text:insertion>
            <office:change-info>
              <dc:creator>Julia Ringo</dc:creator>
              <dc:date>2023-10-20T15:03:00</dc:date>
            </office:change-info>
          </text:insertion>
        </text:changed-region>
        <text:changed-region xml:id="ct93955978115936" text:id="ct93955978115936">
          <text:deletion>
            <office:change-info>
              <dc:creator>Julia Ringo</dc:creator>
              <dc:date>2023-10-20T15:03:00</dc:date>
            </office:change-info>
            <text:p text:style-name="Text_20_body"><text:span text:style-name="T1">i</text:span></text:p>
          </text:deletion>
        </text:changed-region>
        <text:changed-region xml:id="ct93955978257344" text:id="ct93955978257344">
          <text:deletion>
            <office:change-info>
              <dc:creator>Julia Ringo</dc:creator>
              <dc:date>2023-10-20T15:03:00</dc:date>
            </office:change-info>
            <text:p text:style-name="Text_20_body"><text:span text:style-name="T1">,</text:span></text:p>
          </text:deletion>
        </text:changed-region>
        <text:changed-region xml:id="ct93955978312224" text:id="ct93955978312224">
          <text:deletion>
            <office:change-info>
              <dc:creator>Julia Ringo</dc:creator>
              <dc:date>2023-10-10T11:08:00</dc:date>
            </office:change-info>
            <text:p text:style-name="Text_20_body"><text:span text:style-name="T1">…</text:span></text:p>
          </text:deletion>
        </text:changed-region>
        <text:changed-region xml:id="ct93955978649136" text:id="ct93955978649136">
          <text:insertion>
            <office:change-info>
              <dc:creator>Julia Ringo</dc:creator>
              <dc:date>2023-10-10T11:08:00</dc:date>
            </office:change-info>
          </text:insertion>
        </text:changed-region>
        <text:changed-region xml:id="ct93955978828336" text:id="ct93955978828336">
          <text:deletion>
            <office:change-info>
              <dc:creator>Julia Ringo</dc:creator>
              <dc:date>2023-10-20T15:06:00</dc:date>
            </office:change-info>
            <text:p text:style-name="Text_20_body"><text:span text:style-name="T1">s</text:span></text:p>
          </text:deletion>
        </text:changed-region>
        <text:changed-region xml:id="ct93955978930464" text:id="ct93955978930464">
          <text:deletion>
            <office:change-info>
              <dc:creator>Julia Ringo</dc:creator>
              <dc:date>2023-10-10T11:08:00</dc:date>
            </office:change-info>
            <text:p text:style-name="Text_20_body"><text:span text:style-name="T1">…</text:span></text:p>
          </text:deletion>
        </text:changed-region>
        <text:changed-region xml:id="ct93955978930752" text:id="ct93955978930752">
          <text:insertion>
            <office:change-info>
              <dc:creator>Julia Ringo</dc:creator>
              <dc:date>2023-10-10T11:08:00</dc:date>
            </office:change-info>
          </text:insertion>
        </text:changed-region>
        <text:changed-region xml:id="ct93955979013008" text:id="ct93955979013008">
          <text:deletion>
            <office:change-info>
              <dc:creator>Julia Ringo</dc:creator>
              <dc:date>2023-10-05T13:15:00</dc:date>
            </office:change-info>
            <text:p text:style-name="Text_20_body"><text:span text:style-name="T1"><text:s/>— </text:span></text:p>
          </text:deletion>
        </text:changed-region>
        <text:changed-region xml:id="ct93955979226224" text:id="ct93955979226224">
          <text:insertion>
            <office:change-info>
              <dc:creator>Julia Ringo</dc:creator>
              <dc:date>2023-10-05T13:15:00</dc:date>
            </office:change-info>
          </text:insertion>
        </text:changed-region>
        <text:changed-region xml:id="ct93955979213072" text:id="ct93955979213072">
          <text:deletion>
            <office:change-info>
              <dc:creator>Julia Ringo</dc:creator>
              <dc:date>2023-10-05T13:15:00</dc:date>
            </office:change-info>
            <text:p text:style-name="Text_20_body"><text:span text:style-name="T1"><text:s/>— </text:span></text:p>
          </text:deletion>
        </text:changed-region>
        <text:changed-region xml:id="ct93955978111568" text:id="ct93955978111568">
          <text:insertion>
            <office:change-info>
              <dc:creator>Julia Ringo</dc:creator>
              <dc:date>2023-10-05T13:15:00</dc:date>
            </office:change-info>
          </text:insertion>
        </text:changed-region>
        <text:changed-region xml:id="ct93955978955936" text:id="ct93955978955936">
          <text:deletion>
            <office:change-info>
              <dc:creator>Julia Ringo</dc:creator>
              <dc:date>2023-10-10T11:08:00</dc:date>
            </office:change-info>
            <text:p text:style-name="Text_20_body"><text:span text:style-name="T1">…</text:span></text:p>
          </text:deletion>
        </text:changed-region>
        <text:changed-region xml:id="ct93955979225552" text:id="ct93955979225552">
          <text:insertion>
            <office:change-info>
              <dc:creator>Julia Ringo</dc:creator>
              <dc:date>2023-10-10T11:08:00</dc:date>
            </office:change-info>
          </text:insertion>
        </text:changed-region>
        <text:changed-region xml:id="ct93955978142672" text:id="ct93955978142672">
          <text:deletion>
            <office:change-info>
              <dc:creator>Julia Ringo</dc:creator>
              <dc:date>2023-10-05T13:15:00</dc:date>
            </office:change-info>
            <text:p text:style-name="Text_20_body"><text:span text:style-name="T1"><text:s/>— </text:span></text:p>
          </text:deletion>
        </text:changed-region>
        <text:changed-region xml:id="ct93955978168768" text:id="ct93955978168768">
          <text:insertion>
            <office:change-info>
              <dc:creator>Julia Ringo</dc:creator>
              <dc:date>2023-10-05T13:15:00</dc:date>
            </office:change-info>
          </text:insertion>
        </text:changed-region>
        <text:changed-region xml:id="ct93955978169056" text:id="ct93955978169056">
          <text:deletion>
            <office:change-info>
              <dc:creator>Julia Ringo</dc:creator>
              <dc:date>2023-10-05T13:15:00</dc:date>
            </office:change-info>
            <text:p text:style-name="Text_20_body"><text:span text:style-name="T1"><text:s/>— </text:span></text:p>
          </text:deletion>
        </text:changed-region>
        <text:changed-region xml:id="ct93955978170608" text:id="ct93955978170608">
          <text:insertion>
            <office:change-info>
              <dc:creator>Julia Ringo</dc:creator>
              <dc:date>2023-10-05T13:15:00</dc:date>
            </office:change-info>
          </text:insertion>
        </text:changed-region>
        <text:changed-region xml:id="ct93955978169936" text:id="ct93955978169936">
          <text:insertion>
            <office:change-info>
              <dc:creator>Julia Ringo</dc:creator>
              <dc:date>2023-10-20T15:15:00</dc:date>
            </office:change-info>
          </text:insertion>
        </text:changed-region>
        <text:changed-region xml:id="ct93955978470128" text:id="ct93955978470128">
          <text:insertion>
            <office:change-info>
              <dc:creator>Julia Ringo</dc:creator>
              <dc:date>2023-10-21T15:01:00</dc:date>
            </office:change-info>
          </text:insertion>
        </text:changed-region>
        <text:changed-region xml:id="ct93955978470416" text:id="ct93955978470416">
          <text:deletion>
            <office:change-info>
              <dc:creator>Julia Ringo</dc:creator>
              <dc:date>2023-10-21T15:01:00</dc:date>
            </office:change-info>
            <text:p text:style-name="Text_20_body"><text:span text:style-name="T1">,</text:span></text:p>
          </text:deletion>
        </text:changed-region>
        <text:changed-region xml:id="ct93955978656256" text:id="ct93955978656256">
          <text:deletion>
            <office:change-info>
              <dc:creator>Julia Ringo</dc:creator>
              <dc:date>2023-10-20T15:16:00</dc:date>
            </office:change-info>
            <text:p text:style-name="Text_20_body"><text:span text:style-name="T1">100 </text:span></text:p>
          </text:deletion>
        </text:changed-region>
        <text:changed-region xml:id="ct93955978708768" text:id="ct93955978708768">
          <text:insertion>
            <office:change-info>
              <dc:creator>Julia Ringo</dc:creator>
              <dc:date>2023-10-20T15:16:00</dc:date>
            </office:change-info>
          </text:insertion>
        </text:changed-region>
        <text:changed-region xml:id="ct93955972804880" text:id="ct93955972804880">
          <text:deletion>
            <office:change-info>
              <dc:creator>Julia Ringo</dc:creator>
              <dc:date>2023-10-20T15:16:00</dc:date>
            </office:change-info>
            <text:p text:style-name="Text_20_body"><text:span text:style-name="T1">to her </text:span></text:p>
          </text:deletion>
        </text:changed-region>
        <text:changed-region xml:id="ct93955978971216" text:id="ct93955978971216">
          <text:insertion>
            <office:change-info>
              <dc:creator>Julia Ringo</dc:creator>
              <dc:date>2023-10-20T15:16:00</dc:date>
            </office:change-info>
          </text:insertion>
        </text:changed-region>
        <text:changed-region xml:id="ct93955978708464" text:id="ct93955978708464">
          <text:insertion>
            <office:change-info>
              <dc:creator>Julia Ringo</dc:creator>
              <dc:date>2023-10-20T15:16:00</dc:date>
            </office:change-info>
          </text:insertion>
        </text:changed-region>
        <text:changed-region xml:id="ct93955978522672" text:id="ct93955978522672">
          <text:insertion>
            <office:change-info>
              <dc:creator>Julia Ringo</dc:creator>
              <dc:date>2023-10-20T15:17:00</dc:date>
            </office:change-info>
          </text:insertion>
        </text:changed-region>
        <text:changed-region xml:id="ct93955978713024" text:id="ct93955978713024">
          <text:deletion>
            <office:change-info>
              <dc:creator>Julia Ringo</dc:creator>
              <dc:date>2023-10-20T15:17:00</dc:date>
            </office:change-info>
            <text:p text:style-name="Text_20_body"><text:span text:style-name="T1">,</text:span></text:p>
          </text:deletion>
        </text:changed-region>
        <text:changed-region xml:id="ct93955978715488" text:id="ct93955978715488">
          <text:insertion>
            <office:change-info>
              <dc:creator>Julia Ringo</dc:creator>
              <dc:date>2023-10-20T15:17:00</dc:date>
            </office:change-info>
          </text:insertion>
        </text:changed-region>
        <text:changed-region xml:id="ct93955978033520" text:id="ct93955978033520">
          <text:deletion>
            <office:change-info>
              <dc:creator>Julia Ringo</dc:creator>
              <dc:date>2023-10-20T15:17:00</dc:date>
            </office:change-info>
            <text:p text:style-name="Text_20_body"><text:span text:style-name="T1">i</text:span></text:p>
          </text:deletion>
        </text:changed-region>
        <text:changed-region xml:id="ct93955978119968" text:id="ct93955978119968">
          <text:insertion>
            <office:change-info>
              <dc:creator>Julia Ringo</dc:creator>
              <dc:date>2023-10-20T15:17:00</dc:date>
            </office:change-info>
          </text:insertion>
        </text:changed-region>
        <text:changed-region xml:id="ct93955978035184" text:id="ct93955978035184">
          <text:deletion>
            <office:change-info>
              <dc:creator>Julia Ringo</dc:creator>
              <dc:date>2023-10-20T15:17:00</dc:date>
            </office:change-info>
            <text:p text:style-name="Text_20_body"><text:span text:style-name="T1"><text:s/>needed</text:span></text:p>
          </text:deletion>
        </text:changed-region>
        <text:changed-region xml:id="ct93955978148880" text:id="ct93955978148880">
          <text:deletion>
            <office:change-info>
              <dc:creator>Julia Ringo</dc:creator>
              <dc:date>2023-10-20T15:17:00</dc:date>
            </office:change-info>
            <text:p text:style-name="Text_20_body"><text:span text:style-name="T1">s</text:span></text:p>
          </text:deletion>
        </text:changed-region>
        <text:changed-region xml:id="ct93955972815824" text:id="ct93955972815824">
          <text:insertion>
            <office:change-info>
              <dc:creator>Julia Ringo</dc:creator>
              <dc:date>2023-10-20T15:17:00</dc:date>
            </office:change-info>
          </text:insertion>
        </text:changed-region>
        <text:changed-region xml:id="ct93955978149168" text:id="ct93955978149168">
          <text:deletion>
            <office:change-info>
              <dc:creator>Julia Ringo</dc:creator>
              <dc:date>2023-10-20T15:17:00</dc:date>
            </office:change-info>
            <text:p text:style-name="Text_20_body"><text:span text:style-name="T1">w</text:span></text:p>
          </text:deletion>
        </text:changed-region>
        <text:changed-region xml:id="ct93955978251120" text:id="ct93955978251120">
          <text:deletion>
            <office:change-info>
              <dc:creator>Julia Ringo</dc:creator>
              <dc:date>2023-10-20T15:17:00</dc:date>
            </office:change-info>
            <text:p text:style-name="Text_20_body"><text:span text:style-name="T1">were </text:span></text:p>
          </text:deletion>
        </text:changed-region>
        <text:changed-region xml:id="ct93955978252352" text:id="ct93955978252352">
          <text:insertion>
            <office:change-info>
              <dc:creator>Julia Ringo</dc:creator>
              <dc:date>2023-10-20T15:18:00</dc:date>
            </office:change-info>
          </text:insertion>
        </text:changed-region>
        <text:changed-region xml:id="ct93955977843888" text:id="ct93955977843888">
          <text:insertion>
            <office:change-info>
              <dc:creator>Julia Ringo</dc:creator>
              <dc:date>2023-10-20T15:18:00</dc:date>
            </office:change-info>
          </text:insertion>
        </text:changed-region>
        <text:changed-region xml:id="ct93955977255312" text:id="ct93955977255312">
          <text:deletion>
            <office:change-info>
              <dc:creator>Julia Ringo</dc:creator>
              <dc:date>2023-10-20T15:18:00</dc:date>
            </office:change-info>
            <text:p text:style-name="Text_20_body"><text:span text:style-name="T1">eh</text:span></text:p>
          </text:deletion>
        </text:changed-region>
        <text:changed-region xml:id="ct93955977460608" text:id="ct93955977460608">
          <text:insertion>
            <office:change-info>
              <dc:creator>Julia Ringo</dc:creator>
              <dc:date>2023-10-20T15:18:00</dc:date>
            </office:change-info>
          </text:insertion>
        </text:changed-region>
        <text:changed-region xml:id="ct93955978119584" text:id="ct93955978119584">
          <text:deletion>
            <office:change-info>
              <dc:creator>Julia Ringo</dc:creator>
              <dc:date>2023-10-10T11:08:00</dc:date>
            </office:change-info>
            <text:p text:style-name="Text_20_body"><text:span text:style-name="T1">…</text:span></text:p>
          </text:deletion>
        </text:changed-region>
        <text:changed-region xml:id="ct93955978133936" text:id="ct93955978133936">
          <text:insertion>
            <office:change-info>
              <dc:creator>Julia Ringo</dc:creator>
              <dc:date>2023-10-10T11:08:00</dc:date>
            </office:change-info>
          </text:insertion>
        </text:changed-region>
        <text:changed-region xml:id="ct93955978156528" text:id="ct93955978156528">
          <text:deletion>
            <office:change-info>
              <dc:creator>Julia Ringo</dc:creator>
              <dc:date>2023-10-20T15:19:00</dc:date>
            </office:change-info>
            <text:p text:style-name="Text_20_body"><text:span text:style-name="T1"><text:s/></text:span></text:p>
          </text:deletion>
        </text:changed-region>
        <text:changed-region xml:id="ct93955978570912" text:id="ct93955978570912">
          <text:insertion>
            <office:change-info>
              <dc:creator>Julia Ringo</dc:creator>
              <dc:date>2023-10-20T15:19:00</dc:date>
            </office:change-info>
          </text:insertion>
        </text:changed-region>
        <text:changed-region xml:id="ct93955978880960" text:id="ct93955978880960">
          <text:deletion>
            <office:change-info>
              <dc:creator>Julia Ringo</dc:creator>
              <dc:date>2023-10-05T13:15:00</dc:date>
            </office:change-info>
            <text:p text:style-name="Text_20_body"><text:span text:style-name="T1"><text:s/>— </text:span></text:p>
          </text:deletion>
        </text:changed-region>
        <text:changed-region xml:id="ct93955978936240" text:id="ct93955978936240">
          <text:insertion>
            <office:change-info>
              <dc:creator>Julia Ringo</dc:creator>
              <dc:date>2023-10-05T13:15:00</dc:date>
            </office:change-info>
          </text:insertion>
        </text:changed-region>
        <text:changed-region xml:id="ct93955978262320" text:id="ct93955978262320">
          <text:insertion>
            <office:change-info>
              <dc:creator>Julia Ringo</dc:creator>
              <dc:date>2023-10-20T15:20:00</dc:date>
            </office:change-info>
          </text:insertion>
        </text:changed-region>
        <text:changed-region xml:id="ct93955976929088" text:id="ct93955976929088">
          <text:deletion>
            <office:change-info>
              <dc:creator>Julia Ringo</dc:creator>
              <dc:date>2023-10-10T11:08:00</dc:date>
            </office:change-info>
            <text:p text:style-name="Text_20_body"><text:span text:style-name="T1">…</text:span></text:p>
          </text:deletion>
        </text:changed-region>
        <text:changed-region xml:id="ct93955977721504" text:id="ct93955977721504">
          <text:insertion>
            <office:change-info>
              <dc:creator>Julia Ringo</dc:creator>
              <dc:date>2023-10-10T11:08:00</dc:date>
            </office:change-info>
          </text:insertion>
        </text:changed-region>
        <text:changed-region xml:id="ct93955977575072" text:id="ct93955977575072">
          <text:deletion>
            <office:change-info>
              <dc:creator>Julia Ringo</dc:creator>
              <dc:date>2023-10-20T15:20:00</dc:date>
            </office:change-info>
            <text:p text:style-name="Text_20_body"><text:span text:style-name="T1">around in the air </text:span></text:p>
          </text:deletion>
        </text:changed-region>
        <text:changed-region xml:id="ct93955977547232" text:id="ct93955977547232">
          <text:deletion>
            <office:change-info>
              <dc:creator>Julia Ringo</dc:creator>
              <dc:date>2023-10-05T13:15:00</dc:date>
            </office:change-info>
            <text:p text:style-name="Text_20_body"><text:span text:style-name="T1"><text:s/>— </text:span></text:p>
          </text:deletion>
        </text:changed-region>
        <text:changed-region xml:id="ct93955977774848" text:id="ct93955977774848">
          <text:insertion>
            <office:change-info>
              <dc:creator>Julia Ringo</dc:creator>
              <dc:date>2023-10-05T13:15:00</dc:date>
            </office:change-info>
          </text:insertion>
        </text:changed-region>
        <text:changed-region xml:id="ct93955978145616" text:id="ct93955978145616">
          <text:deletion>
            <office:change-info>
              <dc:creator>Julia Ringo</dc:creator>
              <dc:date>2023-10-10T11:08:00</dc:date>
            </office:change-info>
            <text:p text:style-name="Text_20_body"><text:span text:style-name="T1">…</text:span></text:p>
          </text:deletion>
        </text:changed-region>
        <text:changed-region xml:id="ct93955979062608" text:id="ct93955979062608">
          <text:insertion>
            <office:change-info>
              <dc:creator>Julia Ringo</dc:creator>
              <dc:date>2023-10-10T11:08:00</dc:date>
            </office:change-info>
          </text:insertion>
        </text:changed-region>
        <text:changed-region xml:id="ct93955978555744" text:id="ct93955978555744">
          <text:deletion>
            <office:change-info>
              <dc:creator>Julia Ringo</dc:creator>
              <dc:date>2023-10-20T15:20:00</dc:date>
            </office:change-info>
            <text:p text:style-name="Text_20_body"><text:span text:style-name="T1"><text:s/></text:span></text:p>
          </text:deletion>
        </text:changed-region>
        <text:changed-region xml:id="ct93955977956416" text:id="ct93955977956416">
          <text:deletion>
            <office:change-info>
              <dc:creator>Julia Ringo</dc:creator>
              <dc:date>2023-10-10T11:08:00</dc:date>
            </office:change-info>
            <text:p text:style-name="Text_20_body"><text:span text:style-name="T1">…</text:span></text:p>
          </text:deletion>
        </text:changed-region>
        <text:changed-region xml:id="ct93955977688336" text:id="ct93955977688336">
          <text:insertion>
            <office:change-info>
              <dc:creator>Julia Ringo</dc:creator>
              <dc:date>2023-10-10T11:08:00</dc:date>
            </office:change-info>
          </text:insertion>
        </text:changed-region>
        <text:changed-region xml:id="ct93955978297392" text:id="ct93955978297392">
          <text:insertion>
            <office:change-info>
              <dc:creator>Julia Ringo</dc:creator>
              <dc:date>2023-10-20T15:20:00</dc:date>
            </office:change-info>
          </text:insertion>
        </text:changed-region>
        <text:changed-region xml:id="ct93955979042720" text:id="ct93955979042720">
          <text:deletion>
            <office:change-info>
              <dc:creator>Julia Ringo</dc:creator>
              <dc:date>2023-10-20T15:20:00</dc:date>
            </office:change-info>
            <text:p text:style-name="Text_20_body"><text:span text:style-name="T1">,</text:span></text:p>
          </text:deletion>
        </text:changed-region>
        <text:changed-region xml:id="ct93955977541152" text:id="ct93955977541152">
          <text:insertion>
            <office:change-info>
              <dc:creator>Julia Ringo</dc:creator>
              <dc:date>2023-10-20T15:20:00</dc:date>
            </office:change-info>
          </text:insertion>
        </text:changed-region>
        <text:changed-region xml:id="ct93955978229408" text:id="ct93955978229408">
          <text:deletion>
            <office:change-info>
              <dc:creator>Julia Ringo</dc:creator>
              <dc:date>2023-10-20T15:20:00</dc:date>
            </office:change-info>
            <text:p text:style-name="Text_20_body"><text:span text:style-name="T1">y</text:span></text:p>
          </text:deletion>
        </text:changed-region>
        <text:changed-region xml:id="ct93955978846416" text:id="ct93955978846416">
          <text:deletion>
            <office:change-info>
              <dc:creator>Julia Ringo</dc:creator>
              <dc:date>2023-10-20T15:20:00</dc:date>
            </office:change-info>
            <text:p text:style-name="Text_20_body"><text:span text:style-name="T1">in the image </text:span></text:p>
          </text:deletion>
        </text:changed-region>
        <text:changed-region xml:id="ct93955978416160" text:id="ct93955978416160">
          <text:insertion>
            <office:change-info>
              <dc:creator>Julia Ringo</dc:creator>
              <dc:date>2023-10-20T15:20:00</dc:date>
            </office:change-info>
          </text:insertion>
        </text:changed-region>
        <text:changed-region xml:id="ct93955978832144" text:id="ct93955978832144">
          <text:deletion>
            <office:change-info>
              <dc:creator>Julia Ringo</dc:creator>
              <dc:date>2023-10-20T15:20:00</dc:date>
            </office:change-info>
            <text:p text:style-name="Text_20_body"><text:span text:style-name="T1">,</text:span></text:p>
          </text:deletion>
        </text:changed-region>
        <text:changed-region xml:id="ct93955978271456" text:id="ct93955978271456">
          <text:insertion>
            <office:change-info>
              <dc:creator>Julia Ringo</dc:creator>
              <dc:date>2023-10-20T15:20:00</dc:date>
            </office:change-info>
          </text:insertion>
        </text:changed-region>
        <text:changed-region xml:id="ct93955978038768" text:id="ct93955978038768">
          <text:deletion>
            <office:change-info>
              <dc:creator>Julia Ringo</dc:creator>
              <dc:date>2023-10-20T15:20:00</dc:date>
            </office:change-info>
            <text:p text:style-name="Text_20_body"><text:span text:style-name="T1">i</text:span></text:p>
          </text:deletion>
        </text:changed-region>
        <text:changed-region xml:id="ct93955978649904" text:id="ct93955978649904">
          <text:deletion>
            <office:change-info>
              <dc:creator>Julia Ringo</dc:creator>
              <dc:date>2023-10-20T15:21:00</dc:date>
            </office:change-info>
            <text:p text:style-name="Text_20_body"><text:span text:style-name="T1">”</text:span></text:p>
          </text:deletion>
        </text:changed-region>
        <text:changed-region xml:id="ct93955979234512" text:id="ct93955979234512">
          <text:deletion>
            <office:change-info>
              <dc:creator>Julia Ringo</dc:creator>
              <dc:date>2023-10-10T11:08:00</dc:date>
            </office:change-info>
            <text:p text:style-name="Text_20_body"><text:span text:style-name="T1">…</text:span></text:p>
          </text:deletion>
        </text:changed-region>
        <text:changed-region xml:id="ct93955977651840" text:id="ct93955977651840">
          <text:insertion>
            <office:change-info>
              <dc:creator>Julia Ringo</dc:creator>
              <dc:date>2023-10-10T11:08:00</dc:date>
            </office:change-info>
          </text:insertion>
        </text:changed-region>
        <text:changed-region xml:id="ct93955977424336" text:id="ct93955977424336">
          <text:insertion>
            <office:change-info>
              <dc:creator>Julia Ringo</dc:creator>
              <dc:date>2023-10-20T15:21:00</dc:date>
            </office:change-info>
          </text:insertion>
        </text:changed-region>
        <text:changed-region xml:id="ct93955977430768" text:id="ct93955977430768">
          <text:insertion>
            <office:change-info>
              <dc:creator>Julia Ringo</dc:creator>
              <dc:date>2023-10-20T15:21:00</dc:date>
            </office:change-info>
          </text:insertion>
        </text:changed-region>
        <text:changed-region xml:id="ct93955978596000" text:id="ct93955978596000">
          <text:insertion>
            <office:change-info>
              <dc:creator>Julia Ringo</dc:creator>
              <dc:date>2023-10-20T15:21:00</dc:date>
            </office:change-info>
          </text:insertion>
        </text:changed-region>
        <text:changed-region xml:id="ct93955978186384" text:id="ct93955978186384">
          <text:deletion>
            <office:change-info>
              <dc:creator>Julia Ringo</dc:creator>
              <dc:date>2023-10-20T15:21:00</dc:date>
            </office:change-info>
            <text:p text:style-name="Text_20_body"><text:span text:style-name="T1">.</text:span></text:p>
          </text:deletion>
        </text:changed-region>
        <text:changed-region xml:id="ct93955977164688" text:id="ct93955977164688">
          <text:insertion>
            <office:change-info>
              <dc:creator>Julia Ringo</dc:creator>
              <dc:date>2023-10-20T15:21:00</dc:date>
            </office:change-info>
          </text:insertion>
        </text:changed-region>
        <text:changed-region xml:id="ct93955977868640" text:id="ct93955977868640">
          <text:deletion>
            <office:change-info>
              <dc:creator>Julia Ringo</dc:creator>
              <dc:date>2023-10-20T15:21:00</dc:date>
            </office:change-info>
            <text:p text:style-name="Text_20_body"><text:span text:style-name="T1">;</text:span></text:p>
          </text:deletion>
        </text:changed-region>
        <text:changed-region xml:id="ct93955977508064" text:id="ct93955977508064">
          <text:deletion>
            <office:change-info>
              <dc:creator>Julia Ringo</dc:creator>
              <dc:date>2023-10-10T11:08:00</dc:date>
            </office:change-info>
            <text:p text:style-name="Text_20_body"><text:span text:style-name="T1">…</text:span></text:p>
          </text:deletion>
        </text:changed-region>
        <text:changed-region xml:id="ct93955977039968" text:id="ct93955977039968">
          <text:insertion>
            <office:change-info>
              <dc:creator>Julia Ringo</dc:creator>
              <dc:date>2023-10-10T11:08:00</dc:date>
            </office:change-info>
          </text:insertion>
        </text:changed-region>
        <text:changed-region xml:id="ct93955978438976" text:id="ct93955978438976">
          <text:deletion>
            <office:change-info>
              <dc:creator>Julia Ringo</dc:creator>
              <dc:date>2023-10-20T15:21:00</dc:date>
            </office:change-info>
            <text:p text:style-name="Text_20_body"><text:span text:style-name="T1"><text:s/></text:span></text:p>
          </text:deletion>
        </text:changed-region>
        <text:changed-region xml:id="ct93955978826496" text:id="ct93955978826496">
          <text:insertion>
            <office:change-info>
              <dc:creator>Julia Ringo</dc:creator>
              <dc:date>2023-10-20T15:21:00</dc:date>
            </office:change-info>
          </text:insertion>
        </text:changed-region>
        <text:changed-region xml:id="ct93955978826784" text:id="ct93955978826784">
          <text:deletion>
            <office:change-info>
              <dc:creator>Julia Ringo</dc:creator>
              <dc:date>2023-10-20T15:21:00</dc:date>
            </office:change-info>
            <text:p text:style-name="Text_20_body"><text:span text:style-name="T1">,</text:span></text:p>
          </text:deletion>
        </text:changed-region>
        <text:changed-region xml:id="ct93955978406992" text:id="ct93955978406992">
          <text:insertion>
            <office:change-info>
              <dc:creator>Julia Ringo</dc:creator>
              <dc:date>2023-10-20T15:21:00</dc:date>
            </office:change-info>
          </text:insertion>
        </text:changed-region>
        <text:changed-region xml:id="ct93955978555216" text:id="ct93955978555216">
          <text:deletion>
            <office:change-info>
              <dc:creator>Julia Ringo</dc:creator>
              <dc:date>2023-10-20T15:21:00</dc:date>
            </office:change-info>
            <text:p text:style-name="Text_20_body"><text:span text:style-name="T1">i</text:span></text:p>
          </text:deletion>
        </text:changed-region>
        <text:changed-region xml:id="ct93955978938912" text:id="ct93955978938912">
          <text:insertion>
            <office:change-info>
              <dc:creator>Julia Ringo</dc:creator>
              <dc:date>2023-10-20T15:21:00</dc:date>
            </office:change-info>
          </text:insertion>
        </text:changed-region>
        <text:changed-region xml:id="ct93955972850960" text:id="ct93955972850960">
          <text:insertion>
            <office:change-info>
              <dc:creator>Julia Ringo</dc:creator>
              <dc:date>2023-10-20T15:22:00</dc:date>
            </office:change-info>
          </text:insertion>
        </text:changed-region>
        <text:changed-region xml:id="ct93955978223696" text:id="ct93955978223696">
          <text:insertion>
            <office:change-info>
              <dc:creator>Julia Ringo</dc:creator>
              <dc:date>2023-10-20T15:22:00</dc:date>
            </office:change-info>
          </text:insertion>
        </text:changed-region>
        <text:changed-region xml:id="ct93955973389552" text:id="ct93955973389552">
          <text:deletion>
            <office:change-info>
              <dc:creator>Julia Ringo</dc:creator>
              <dc:date>2023-10-05T13:15:00</dc:date>
            </office:change-info>
            <text:p text:style-name="Text_20_body"><text:span text:style-name="T1"><text:s/>— </text:span></text:p>
          </text:deletion>
        </text:changed-region>
        <text:changed-region xml:id="ct93955973397616" text:id="ct93955973397616">
          <text:insertion>
            <office:change-info>
              <dc:creator>Julia Ringo</dc:creator>
              <dc:date>2023-10-05T13:15:00</dc:date>
            </office:change-info>
          </text:insertion>
        </text:changed-region>
        <text:changed-region xml:id="ct93955978619168" text:id="ct93955978619168">
          <text:insertion>
            <office:change-info>
              <dc:creator>Julia Ringo</dc:creator>
              <dc:date>2023-10-20T15:23:00</dc:date>
            </office:change-info>
          </text:insertion>
        </text:changed-region>
        <text:changed-region xml:id="ct93955978759424" text:id="ct93955978759424">
          <text:deletion>
            <office:change-info>
              <dc:creator>Julia Ringo</dc:creator>
              <dc:date>2023-10-20T15:23:00</dc:date>
            </office:change-info>
            <text:p text:style-name="Text_20_body"><text:span text:style-name="T1">,</text:span></text:p>
          </text:deletion>
        </text:changed-region>
        <text:changed-region xml:id="ct93955978609824" text:id="ct93955978609824">
          <text:deletion>
            <office:change-info>
              <dc:creator>Julia Ringo</dc:creator>
              <dc:date>2023-10-05T13:15:00</dc:date>
            </office:change-info>
            <text:p text:style-name="Text_20_body"><text:span text:style-name="T1"><text:s/>— </text:span></text:p>
          </text:deletion>
        </text:changed-region>
        <text:changed-region xml:id="ct93955978418240" text:id="ct93955978418240">
          <text:insertion>
            <office:change-info>
              <dc:creator>Julia Ringo</dc:creator>
              <dc:date>2023-10-05T13:15:00</dc:date>
            </office:change-info>
          </text:insertion>
        </text:changed-region>
        <text:changed-region xml:id="ct93955979062160" text:id="ct93955979062160">
          <text:insertion>
            <office:change-info>
              <dc:creator>Julia Ringo</dc:creator>
              <dc:date>2023-10-20T15:23:00</dc:date>
            </office:change-info>
          </text:insertion>
        </text:changed-region>
        <text:changed-region xml:id="ct93955977513696" text:id="ct93955977513696">
          <text:deletion>
            <office:change-info>
              <dc:creator>Julia Ringo</dc:creator>
              <dc:date>2023-10-20T15:23:00</dc:date>
            </office:change-info>
            <text:p text:style-name="Text_20_body"><text:span text:style-name="T1">40 </text:span></text:p>
          </text:deletion>
        </text:changed-region>
        <text:changed-region xml:id="ct93955977007488" text:id="ct93955977007488">
          <text:insertion>
            <office:change-info>
              <dc:creator>Julia Ringo</dc:creator>
              <dc:date>2023-10-20T15:23:00</dc:date>
            </office:change-info>
          </text:insertion>
        </text:changed-region>
        <text:changed-region xml:id="ct93955977565232" text:id="ct93955977565232">
          <text:deletion>
            <office:change-info>
              <dc:creator>Julia Ringo</dc:creator>
              <dc:date>2023-10-20T15:24:00</dc:date>
            </office:change-info>
            <text:p text:style-name="Text_20_body"><text:span text:style-name="T1">options </text:span></text:p>
          </text:deletion>
        </text:changed-region>
        <text:changed-region xml:id="ct93955977832000" text:id="ct93955977832000">
          <text:insertion>
            <office:change-info>
              <dc:creator>Julia Ringo</dc:creator>
              <dc:date>2023-10-20T15:24:00</dc:date>
            </office:change-info>
          </text:insertion>
        </text:changed-region>
        <text:changed-region xml:id="ct93955978412400" text:id="ct93955978412400">
          <text:deletion>
            <office:change-info>
              <dc:creator>Julia Ringo</dc:creator>
              <dc:date>2023-10-20T15:24:00</dc:date>
            </office:change-info>
            <text:p text:style-name="Text_20_body"><text:span text:style-name="T1"><text:s/></text:span></text:p>
          </text:deletion>
        </text:changed-region>
        <text:changed-region xml:id="ct93955977517168" text:id="ct93955977517168">
          <text:insertion>
            <office:change-info>
              <dc:creator>Julia Ringo</dc:creator>
              <dc:date>2023-10-20T15:24:00</dc:date>
            </office:change-info>
          </text:insertion>
        </text:changed-region>
        <text:changed-region xml:id="ct93955978173952" text:id="ct93955978173952">
          <text:deletion>
            <office:change-info>
              <dc:creator>Julia Ringo</dc:creator>
              <dc:date>2023-10-20T15:24:00</dc:date>
            </office:change-info>
            <text:p text:style-name="Text_20_body"><text:span text:style-name="T1">to have to make fucking decisions about.</text:span></text:p>
          </text:deletion>
        </text:changed-region>
        <text:changed-region xml:id="ct93955978721552" text:id="ct93955978721552">
          <text:insertion>
            <office:change-info>
              <dc:creator>Julia Ringo</dc:creator>
              <dc:date>2023-10-20T15:24:00</dc:date>
            </office:change-info>
          </text:insertion>
        </text:changed-region>
        <text:changed-region xml:id="ct93955978853952" text:id="ct93955978853952">
          <text:deletion>
            <office:change-info>
              <dc:creator>Julia Ringo</dc:creator>
              <dc:date>2023-10-10T11:08:00</dc:date>
            </office:change-info>
            <text:p text:style-name="Text_20_body"><text:span text:style-name="T1">…</text:span></text:p>
          </text:deletion>
        </text:changed-region>
        <text:changed-region xml:id="ct93955977902672" text:id="ct93955977902672">
          <text:insertion>
            <office:change-info>
              <dc:creator>Julia Ringo</dc:creator>
              <dc:date>2023-10-10T11:08:00</dc:date>
            </office:change-info>
          </text:insertion>
        </text:changed-region>
        <text:changed-region xml:id="ct93955978822240" text:id="ct93955978822240">
          <text:deletion>
            <office:change-info>
              <dc:creator>Julia Ringo</dc:creator>
              <dc:date>2023-10-05T13:15:00</dc:date>
            </office:change-info>
            <text:p text:style-name="Text_20_body"><text:span text:style-name="T1"><text:s/>— </text:span></text:p>
          </text:deletion>
        </text:changed-region>
        <text:changed-region xml:id="ct93955978937152" text:id="ct93955978937152">
          <text:insertion>
            <office:change-info>
              <dc:creator>Julia Ringo</dc:creator>
              <dc:date>2023-10-05T13:15:00</dc:date>
            </office:change-info>
          </text:insertion>
        </text:changed-region>
        <text:changed-region xml:id="ct93955978870544" text:id="ct93955978870544">
          <text:deletion>
            <office:change-info>
              <dc:creator>Julia Ringo</dc:creator>
              <dc:date>2023-10-20T15:25:00</dc:date>
            </office:change-info>
            <text:p text:style-name="Text_20_body"><text:span text:style-name="T1">to </text:span></text:p>
          </text:deletion>
        </text:changed-region>
        <text:changed-region xml:id="ct93955978689136" text:id="ct93955978689136">
          <text:insertion>
            <office:change-info>
              <dc:creator>Julia Ringo</dc:creator>
              <dc:date>2023-10-20T15:25:00</dc:date>
            </office:change-info>
          </text:insertion>
        </text:changed-region>
        <text:changed-region xml:id="ct93955977573760" text:id="ct93955977573760">
          <text:insertion>
            <office:change-info>
              <dc:creator>Julia Ringo</dc:creator>
              <dc:date>2023-10-20T15:25:00</dc:date>
            </office:change-info>
          </text:insertion>
        </text:changed-region>
        <text:changed-region xml:id="ct93955978265424" text:id="ct93955978265424">
          <text:insertion>
            <office:change-info>
              <dc:creator>Julia Ringo</dc:creator>
              <dc:date>2023-10-20T15:25:00</dc:date>
            </office:change-info>
          </text:insertion>
        </text:changed-region>
        <text:changed-region xml:id="ct93955978389440" text:id="ct93955978389440">
          <text:deletion>
            <office:change-info>
              <dc:creator>Julia Ringo</dc:creator>
              <dc:date>2023-10-05T13:15:00</dc:date>
            </office:change-info>
            <text:p text:style-name="Text_20_body"><text:span text:style-name="T1"><text:s/>— </text:span></text:p>
          </text:deletion>
        </text:changed-region>
        <text:changed-region xml:id="ct93955978174864" text:id="ct93955978174864">
          <text:insertion>
            <office:change-info>
              <dc:creator>Julia Ringo</dc:creator>
              <dc:date>2023-10-05T13:15:00</dc:date>
            </office:change-info>
          </text:insertion>
        </text:changed-region>
        <text:changed-region xml:id="ct93955978840288" text:id="ct93955978840288">
          <text:deletion>
            <office:change-info>
              <dc:creator>Julia Ringo</dc:creator>
              <dc:date>2023-10-10T11:08:00</dc:date>
            </office:change-info>
            <text:p text:style-name="Text_20_body"><text:span text:style-name="T1">…</text:span></text:p>
          </text:deletion>
        </text:changed-region>
        <text:changed-region xml:id="ct93955979054288" text:id="ct93955979054288">
          <text:insertion>
            <office:change-info>
              <dc:creator>Julia Ringo</dc:creator>
              <dc:date>2023-10-10T11:08:00</dc:date>
            </office:change-info>
          </text:insertion>
        </text:changed-region>
        <text:changed-region xml:id="ct93955978306560" text:id="ct93955978306560">
          <text:deletion>
            <office:change-info>
              <dc:creator>Julia Ringo</dc:creator>
              <dc:date>2023-10-10T11:08:00</dc:date>
            </office:change-info>
            <text:p text:style-name="Text_20_body"><text:span text:style-name="T1">…</text:span></text:p>
          </text:deletion>
        </text:changed-region>
        <text:changed-region xml:id="ct93955977890352" text:id="ct93955977890352">
          <text:insertion>
            <office:change-info>
              <dc:creator>Julia Ringo</dc:creator>
              <dc:date>2023-10-10T11:08:00</dc:date>
            </office:change-info>
          </text:insertion>
        </text:changed-region>
        <text:changed-region xml:id="ct93955977970640" text:id="ct93955977970640">
          <text:deletion>
            <office:change-info>
              <dc:creator>Julia Ringo</dc:creator>
              <dc:date>2023-10-20T15:25:00</dc:date>
            </office:change-info>
            <text:p text:style-name="Text_20_body"><text:span text:style-name="T1">,</text:span></text:p>
          </text:deletion>
        </text:changed-region>
        <text:changed-region xml:id="ct93955979019808" text:id="ct93955979019808">
          <text:deletion>
            <office:change-info>
              <dc:creator>Julia Ringo</dc:creator>
              <dc:date>2023-10-10T11:08:00</dc:date>
            </office:change-info>
            <text:p text:style-name="Text_20_body"><text:span text:style-name="T1">…</text:span></text:p>
          </text:deletion>
        </text:changed-region>
        <text:changed-region xml:id="ct93955972730576" text:id="ct93955972730576">
          <text:insertion>
            <office:change-info>
              <dc:creator>Julia Ringo</dc:creator>
              <dc:date>2023-10-10T11:08:00</dc:date>
            </office:change-info>
          </text:insertion>
        </text:changed-region>
        <text:changed-region xml:id="ct93955972640256" text:id="ct93955972640256">
          <text:deletion>
            <office:change-info>
              <dc:creator>Julia Ringo</dc:creator>
              <dc:date>2023-10-20T15:25:00</dc:date>
            </office:change-info>
            <text:p text:style-name="Text_20_body"><text:span text:style-name="T1"><text:s/></text:span></text:p>
          </text:deletion>
        </text:changed-region>
        <text:changed-region xml:id="ct93955977834304" text:id="ct93955977834304">
          <text:deletion>
            <office:change-info>
              <dc:creator>Julia Ringo</dc:creator>
              <dc:date>2023-10-10T11:08:00</dc:date>
            </office:change-info>
            <text:p text:style-name="Text_20_body"><text:span text:style-name="T1">…</text:span></text:p>
          </text:deletion>
        </text:changed-region>
        <text:changed-region xml:id="ct93955972826192" text:id="ct93955972826192">
          <text:insertion>
            <office:change-info>
              <dc:creator>Julia Ringo</dc:creator>
              <dc:date>2023-10-10T11:08:00</dc:date>
            </office:change-info>
          </text:insertion>
        </text:changed-region>
        <text:changed-region xml:id="ct93955972840672" text:id="ct93955972840672">
          <text:deletion>
            <office:change-info>
              <dc:creator>Julia Ringo</dc:creator>
              <dc:date>2023-10-20T15:26:00</dc:date>
            </office:change-info>
            <text:p text:style-name="Text_20_body"><text:span text:style-name="T1"><text:s/></text:span></text:p>
          </text:deletion>
        </text:changed-region>
        <text:changed-region xml:id="ct93955978612736" text:id="ct93955978612736">
          <text:deletion>
            <office:change-info>
              <dc:creator>Julia Ringo</dc:creator>
              <dc:date>2023-10-10T11:08:00</dc:date>
            </office:change-info>
            <text:p text:style-name="Text_20_body"><text:span text:style-name="T1">…</text:span></text:p>
          </text:deletion>
        </text:changed-region>
        <text:changed-region xml:id="ct93955972717824" text:id="ct93955972717824">
          <text:insertion>
            <office:change-info>
              <dc:creator>Julia Ringo</dc:creator>
              <dc:date>2023-10-10T11:08:00</dc:date>
            </office:change-info>
          </text:insertion>
        </text:changed-region>
        <text:changed-region xml:id="ct93955978274960" text:id="ct93955978274960">
          <text:insertion>
            <office:change-info>
              <dc:creator>Julia Ringo</dc:creator>
              <dc:date>2023-10-20T15:26:00</dc:date>
            </office:change-info>
          </text:insertion>
        </text:changed-region>
        <text:changed-region xml:id="ct93955972830800" text:id="ct93955972830800">
          <text:deletion>
            <office:change-info>
              <dc:creator>Julia Ringo</dc:creator>
              <dc:date>2023-10-20T15:26:00</dc:date>
            </office:change-info>
            <text:p text:style-name="Text_20_body"><text:span text:style-name="T1">,</text:span></text:p>
          </text:deletion>
        </text:changed-region>
        <text:changed-region xml:id="ct93955978300960" text:id="ct93955978300960">
          <text:deletion>
            <office:change-info>
              <dc:creator>Julia Ringo</dc:creator>
              <dc:date>2023-10-10T11:08:00</dc:date>
            </office:change-info>
            <text:p text:style-name="Text_20_body"><text:span text:style-name="T1">…</text:span></text:p>
          </text:deletion>
        </text:changed-region>
        <text:changed-region xml:id="ct93955978306848" text:id="ct93955978306848">
          <text:insertion>
            <office:change-info>
              <dc:creator>Julia Ringo</dc:creator>
              <dc:date>2023-10-10T11:08:00</dc:date>
            </office:change-info>
          </text:insertion>
        </text:changed-region>
        <text:changed-region xml:id="ct93955979065792" text:id="ct93955979065792">
          <text:deletion>
            <office:change-info>
              <dc:creator>Julia Ringo</dc:creator>
              <dc:date>2023-10-20T15:26:00</dc:date>
            </office:change-info>
            <text:p text:style-name="Text_20_body"><text:span text:style-name="T1"><text:s/></text:span></text:p>
          </text:deletion>
        </text:changed-region>
        <text:changed-region xml:id="ct93955978429936" text:id="ct93955978429936">
          <text:deletion>
            <office:change-info>
              <dc:creator>Julia Ringo</dc:creator>
              <dc:date>2023-10-10T11:08:00</dc:date>
            </office:change-info>
            <text:p text:style-name="Text_20_body"><text:span text:style-name="T1">…</text:span></text:p>
          </text:deletion>
        </text:changed-region>
        <text:changed-region xml:id="ct93955978725600" text:id="ct93955978725600">
          <text:insertion>
            <office:change-info>
              <dc:creator>Julia Ringo</dc:creator>
              <dc:date>2023-10-10T11:08:00</dc:date>
            </office:change-info>
          </text:insertion>
        </text:changed-region>
        <text:changed-region xml:id="ct93955978589392" text:id="ct93955978589392">
          <text:insertion>
            <office:change-info>
              <dc:creator>Julia Ringo</dc:creator>
              <dc:date>2023-10-20T15:27:00</dc:date>
            </office:change-info>
          </text:insertion>
        </text:changed-region>
        <text:changed-region xml:id="ct93955978589680" text:id="ct93955978589680">
          <text:deletion>
            <office:change-info>
              <dc:creator>Julia Ringo</dc:creator>
              <dc:date>2023-10-10T11:08:00</dc:date>
            </office:change-info>
            <text:p text:style-name="Text_20_body"><text:span text:style-name="T1">…</text:span></text:p>
          </text:deletion>
        </text:changed-region>
        <text:changed-region xml:id="ct93955978590752" text:id="ct93955978590752">
          <text:insertion>
            <office:change-info>
              <dc:creator>Julia Ringo</dc:creator>
              <dc:date>2023-10-10T11:08:00</dc:date>
            </office:change-info>
          </text:insertion>
        </text:changed-region>
        <text:changed-region xml:id="ct93955973449488" text:id="ct93955973449488">
          <text:deletion>
            <office:change-info>
              <dc:creator>Julia Ringo</dc:creator>
              <dc:date>2023-10-20T15:27:00</dc:date>
            </office:change-info>
            <text:p text:style-name="Text_20_body"><text:span text:style-name="T1"><text:s/></text:span></text:p>
          </text:deletion>
        </text:changed-region>
        <text:changed-region xml:id="ct93955978836928" text:id="ct93955978836928">
          <text:deletion>
            <office:change-info>
              <dc:creator>Julia Ringo</dc:creator>
              <dc:date>2023-10-20T15:27:00</dc:date>
            </office:change-info>
            <text:p text:style-name="Text_20_body"><text:span text:style-name="T1"><text:s/></text:span></text:p>
          </text:deletion>
        </text:changed-region>
        <text:changed-region xml:id="ct93955978842912" text:id="ct93955978842912">
          <text:deletion>
            <office:change-info>
              <dc:creator>Julia Ringo</dc:creator>
              <dc:date>2023-10-05T13:15:00</dc:date>
            </office:change-info>
            <text:p text:style-name="Text_20_body"><text:span text:style-name="T1"><text:s/>— </text:span></text:p>
          </text:deletion>
        </text:changed-region>
        <text:changed-region xml:id="ct93955978591680" text:id="ct93955978591680">
          <text:insertion>
            <office:change-info>
              <dc:creator>Julia Ringo</dc:creator>
              <dc:date>2023-10-05T13:15:00</dc:date>
            </office:change-info>
          </text:insertion>
        </text:changed-region>
        <text:changed-region xml:id="ct93955978839520" text:id="ct93955978839520">
          <text:deletion>
            <office:change-info>
              <dc:creator>Julia Ringo</dc:creator>
              <dc:date>2023-10-05T13:15:00</dc:date>
            </office:change-info>
            <text:p text:style-name="Text_20_body"><text:span text:style-name="T1"><text:s/>— </text:span></text:p>
          </text:deletion>
        </text:changed-region>
        <text:changed-region xml:id="ct93955978748704" text:id="ct93955978748704">
          <text:insertion>
            <office:change-info>
              <dc:creator>Julia Ringo</dc:creator>
              <dc:date>2023-10-05T13:15:00</dc:date>
            </office:change-info>
          </text:insertion>
        </text:changed-region>
        <text:changed-region xml:id="ct93955978873232" text:id="ct93955978873232">
          <text:insertion>
            <office:change-info>
              <dc:creator>Julia Ringo</dc:creator>
              <dc:date>2023-10-20T15:27:00</dc:date>
            </office:change-info>
          </text:insertion>
        </text:changed-region>
        <text:changed-region xml:id="ct93955978992960" text:id="ct93955978992960">
          <text:insertion>
            <office:change-info>
              <dc:creator>Julia Ringo</dc:creator>
              <dc:date>2023-10-20T15:27:00</dc:date>
            </office:change-info>
          </text:insertion>
        </text:changed-region>
        <text:changed-region xml:id="ct93955978993248" text:id="ct93955978993248">
          <text:deletion>
            <office:change-info>
              <dc:creator>Julia Ringo</dc:creator>
              <dc:date>2023-10-20T15:27:00</dc:date>
            </office:change-info>
            <text:p text:style-name="Text_20_body"><text:span text:style-name="T1">-</text:span></text:p>
          </text:deletion>
        </text:changed-region>
        <text:changed-region xml:id="ct93955973448336" text:id="ct93955973448336">
          <text:insertion>
            <office:change-info>
              <dc:creator>Julia Ringo</dc:creator>
              <dc:date>2023-10-20T15:28:00</dc:date>
            </office:change-info>
          </text:insertion>
        </text:changed-region>
        <text:changed-region xml:id="ct93955973458704" text:id="ct93955973458704">
          <text:deletion>
            <office:change-info>
              <dc:creator>Julia Ringo</dc:creator>
              <dc:date>2023-10-20T15:28:00</dc:date>
            </office:change-info>
            <text:p text:style-name="Text_20_body"><text:span text:style-name="T1">,</text:span></text:p>
          </text:deletion>
        </text:changed-region>
        <text:changed-region xml:id="ct93955977284080" text:id="ct93955977284080">
          <text:insertion>
            <office:change-info>
              <dc:creator>Julia Ringo</dc:creator>
              <dc:date>2023-10-20T15:28:00</dc:date>
            </office:change-info>
          </text:insertion>
        </text:changed-region>
        <text:changed-region xml:id="ct93955978199264" text:id="ct93955978199264">
          <text:deletion>
            <office:change-info>
              <dc:creator>Julia Ringo</dc:creator>
              <dc:date>2023-10-20T15:28:00</dc:date>
            </office:change-info>
            <text:p text:style-name="Text_20_body"><text:span text:style-name="T1">w</text:span></text:p>
          </text:deletion>
        </text:changed-region>
        <text:changed-region xml:id="ct93955977285184" text:id="ct93955977285184">
          <text:insertion>
            <office:change-info>
              <dc:creator>Julia Ringo</dc:creator>
              <dc:date>2023-10-20T15:28:00</dc:date>
            </office:change-info>
          </text:insertion>
        </text:changed-region>
        <text:changed-region xml:id="ct93955978198256" text:id="ct93955978198256">
          <text:deletion>
            <office:change-info>
              <dc:creator>Julia Ringo</dc:creator>
              <dc:date>2023-10-20T15:28:00</dc:date>
            </office:change-info>
            <text:p text:style-name="Text_20_body"><text:span text:style-name="T1">,</text:span></text:p>
          </text:deletion>
        </text:changed-region>
        <text:changed-region xml:id="ct93955978911680" text:id="ct93955978911680">
          <text:insertion>
            <office:change-info>
              <dc:creator>Julia Ringo</dc:creator>
              <dc:date>2023-10-20T15:28:00</dc:date>
            </office:change-info>
          </text:insertion>
        </text:changed-region>
        <text:changed-region xml:id="ct93955978911968" text:id="ct93955978911968">
          <text:deletion>
            <office:change-info>
              <dc:creator>Julia Ringo</dc:creator>
              <dc:date>2023-10-20T15:28:00</dc:date>
            </office:change-info>
            <text:p text:style-name="Text_20_body"><text:span text:style-name="T1">a</text:span></text:p>
          </text:deletion>
        </text:changed-region>
        <text:changed-region xml:id="ct93955978028016" text:id="ct93955978028016">
          <text:insertion>
            <office:change-info>
              <dc:creator>Julia Ringo</dc:creator>
              <dc:date>2023-10-20T15:28:00</dc:date>
            </office:change-info>
          </text:insertion>
        </text:changed-region>
        <text:changed-region xml:id="ct93955978761728" text:id="ct93955978761728">
          <text:insertion>
            <office:change-info>
              <dc:creator>Julia Ringo</dc:creator>
              <dc:date>2023-10-20T15:28:00</dc:date>
            </office:change-info>
          </text:insertion>
        </text:changed-region>
        <text:changed-region xml:id="ct93955978761312" text:id="ct93955978761312">
          <text:insertion>
            <office:change-info>
              <dc:creator>Julia Ringo</dc:creator>
              <dc:date>2023-10-20T15:29:00</dc:date>
            </office:change-info>
          </text:insertion>
        </text:changed-region>
        <text:changed-region xml:id="ct93955978562560" text:id="ct93955978562560">
          <text:insertion>
            <office:change-info>
              <dc:creator>Julia Ringo</dc:creator>
              <dc:date>2023-10-20T15:29:00</dc:date>
            </office:change-info>
          </text:insertion>
        </text:changed-region>
        <text:changed-region xml:id="ct93955978764064" text:id="ct93955978764064">
          <text:deletion>
            <office:change-info>
              <dc:creator>Julia Ringo</dc:creator>
              <dc:date>2023-10-05T13:15:00</dc:date>
            </office:change-info>
            <text:p text:style-name="Text_20_body"><text:span text:style-name="T1"><text:s/>— </text:span></text:p>
          </text:deletion>
        </text:changed-region>
        <text:changed-region xml:id="ct93955978562912" text:id="ct93955978562912">
          <text:insertion>
            <office:change-info>
              <dc:creator>Julia Ringo</dc:creator>
              <dc:date>2023-10-05T13:15:00</dc:date>
            </office:change-info>
          </text:insertion>
        </text:changed-region>
        <text:changed-region xml:id="ct93955978625616" text:id="ct93955978625616">
          <text:deletion>
            <office:change-info>
              <dc:creator>Julia Ringo</dc:creator>
              <dc:date>2023-10-05T13:15:00</dc:date>
            </office:change-info>
            <text:p text:style-name="Text_20_body"><text:span text:style-name="T1"><text:s/>— </text:span></text:p>
          </text:deletion>
        </text:changed-region>
        <text:changed-region xml:id="ct93955978626240" text:id="ct93955978626240">
          <text:insertion>
            <office:change-info>
              <dc:creator>Julia Ringo</dc:creator>
              <dc:date>2023-10-05T13:15:00</dc:date>
            </office:change-info>
          </text:insertion>
        </text:changed-region>
        <text:changed-region xml:id="ct93955978027600" text:id="ct93955978027600">
          <text:deletion>
            <office:change-info>
              <dc:creator>Julia Ringo</dc:creator>
              <dc:date>2023-10-20T15:29:00</dc:date>
            </office:change-info>
            <text:p text:style-name="Text_20_body"><text:span text:style-name="T1">50 </text:span></text:p>
          </text:deletion>
        </text:changed-region>
        <text:changed-region xml:id="ct93955973471952" text:id="ct93955973471952">
          <text:insertion>
            <office:change-info>
              <dc:creator>Julia Ringo</dc:creator>
              <dc:date>2023-10-20T15:29:00</dc:date>
            </office:change-info>
          </text:insertion>
        </text:changed-region>
        <text:changed-region xml:id="ct93955978787424" text:id="ct93955978787424">
          <text:deletion>
            <office:change-info>
              <dc:creator>Julia Ringo</dc:creator>
              <dc:date>2023-10-20T15:29:00</dc:date>
            </office:change-info>
            <text:p text:style-name="Text_20_body"><text:span text:style-name="T1">being </text:span></text:p>
          </text:deletion>
        </text:changed-region>
        <text:changed-region xml:id="ct93955979046384" text:id="ct93955979046384">
          <text:deletion>
            <office:change-info>
              <dc:creator>Julia Ringo</dc:creator>
              <dc:date>2023-10-20T15:29:00</dc:date>
            </office:change-info>
            <text:p text:style-name="Text_20_body"><text:span text:style-name="T1"><text:s/></text:span></text:p>
          </text:deletion>
        </text:changed-region>
        <text:changed-region xml:id="ct93955979047456" text:id="ct93955979047456">
          <text:insertion>
            <office:change-info>
              <dc:creator>Julia Ringo</dc:creator>
              <dc:date>2023-10-20T15:29:00</dc:date>
            </office:change-info>
          </text:insertion>
        </text:changed-region>
        <text:changed-region xml:id="ct93955973478928" text:id="ct93955973478928">
          <text:deletion>
            <office:change-info>
              <dc:creator>Julia Ringo</dc:creator>
              <dc:date>2023-10-20T15:29:00</dc:date>
            </office:change-info>
            <text:p text:style-name="Text_20_body"><text:span text:style-name="T1">of it</text:span></text:p>
          </text:deletion>
        </text:changed-region>
        <text:changed-region xml:id="ct93955978786768" text:id="ct93955978786768">
          <text:deletion>
            <office:change-info>
              <dc:creator>Julia Ringo</dc:creator>
              <dc:date>2023-10-20T15:30:00</dc:date>
            </office:change-info>
            <text:p text:style-name="Text_20_body"><text:span text:style-name="T1">30 </text:span></text:p>
          </text:deletion>
        </text:changed-region>
        <text:changed-region xml:id="ct93955978691328" text:id="ct93955978691328">
          <text:insertion>
            <office:change-info>
              <dc:creator>Julia Ringo</dc:creator>
              <dc:date>2023-10-20T15:30:00</dc:date>
            </office:change-info>
          </text:insertion>
        </text:changed-region>
        <text:changed-region xml:id="ct93955978533040" text:id="ct93955978533040">
          <text:insertion>
            <office:change-info>
              <dc:creator>Julia Ringo</dc:creator>
              <dc:date>2023-10-20T15:30:00</dc:date>
            </office:change-info>
          </text:insertion>
        </text:changed-region>
        <text:changed-region xml:id="ct93955978204704" text:id="ct93955978204704">
          <text:deletion>
            <office:change-info>
              <dc:creator>Julia Ringo</dc:creator>
              <dc:date>2023-10-05T13:15:00</dc:date>
            </office:change-info>
            <text:p text:style-name="Text_20_body"><text:span text:style-name="T1"><text:s/>— </text:span></text:p>
          </text:deletion>
        </text:changed-region>
        <text:changed-region xml:id="ct93955978787120" text:id="ct93955978787120">
          <text:insertion>
            <office:change-info>
              <dc:creator>Julia Ringo</dc:creator>
              <dc:date>2023-10-05T13:15:00</dc:date>
            </office:change-info>
          </text:insertion>
        </text:changed-region>
        <text:changed-region xml:id="ct93955978205664" text:id="ct93955978205664">
          <text:deletion>
            <office:change-info>
              <dc:creator>Julia Ringo</dc:creator>
              <dc:date>2023-10-05T13:15:00</dc:date>
            </office:change-info>
            <text:p text:style-name="Text_20_body"><text:span text:style-name="T1"><text:s/>— </text:span></text:p>
          </text:deletion>
        </text:changed-region>
        <text:changed-region xml:id="ct93955978698592" text:id="ct93955978698592">
          <text:insertion>
            <office:change-info>
              <dc:creator>Julia Ringo</dc:creator>
              <dc:date>2023-10-05T13:15:00</dc:date>
            </office:change-info>
          </text:insertion>
        </text:changed-region>
        <text:changed-region xml:id="ct93955972626224" text:id="ct93955972626224">
          <text:deletion>
            <office:change-info>
              <dc:creator>Julia Ringo</dc:creator>
              <dc:date>2023-10-10T11:08:00</dc:date>
            </office:change-info>
            <text:p text:style-name="Text_20_body"><text:span text:style-name="T1">…</text:span></text:p>
          </text:deletion>
        </text:changed-region>
        <text:changed-region xml:id="ct93955978946096" text:id="ct93955978946096">
          <text:insertion>
            <office:change-info>
              <dc:creator>Julia Ringo</dc:creator>
              <dc:date>2023-10-10T11:08:00</dc:date>
            </office:change-info>
          </text:insertion>
        </text:changed-region>
        <text:changed-region xml:id="ct93955979010608" text:id="ct93955979010608">
          <text:deletion>
            <office:change-info>
              <dc:creator>Julia Ringo</dc:creator>
              <dc:date>2023-10-20T15:30:00</dc:date>
            </office:change-info>
            <text:p text:style-name="Text_20_body"><text:span text:style-name="T1"><text:s/></text:span></text:p>
          </text:deletion>
        </text:changed-region>
        <text:changed-region xml:id="ct93955978533328" text:id="ct93955978533328">
          <text:insertion>
            <office:change-info>
              <dc:creator>Julia Ringo</dc:creator>
              <dc:date>2023-10-20T15:30:00</dc:date>
            </office:change-info>
          </text:insertion>
        </text:changed-region>
        <text:changed-region xml:id="ct93955978204992" text:id="ct93955978204992">
          <text:deletion>
            <office:change-info>
              <dc:creator>Julia Ringo</dc:creator>
              <dc:date>2023-10-20T15:30:00</dc:date>
            </office:change-info>
            <text:p text:style-name="Text_20_body"><text:span text:style-name="T1">y</text:span></text:p>
          </text:deletion>
        </text:changed-region>
        <text:changed-region xml:id="ct93955978700256" text:id="ct93955978700256">
          <text:deletion>
            <office:change-info>
              <dc:creator>Julia Ringo</dc:creator>
              <dc:date>2023-10-10T11:08:00</dc:date>
            </office:change-info>
            <text:p text:style-name="Text_20_body"><text:span text:style-name="T1">…</text:span></text:p>
          </text:deletion>
        </text:changed-region>
        <text:changed-region xml:id="ct93955978978096" text:id="ct93955978978096">
          <text:insertion>
            <office:change-info>
              <dc:creator>Julia Ringo</dc:creator>
              <dc:date>2023-10-10T11:08:00</dc:date>
            </office:change-info>
          </text:insertion>
        </text:changed-region>
        <text:changed-region xml:id="ct93955972647328" text:id="ct93955972647328">
          <text:deletion>
            <office:change-info>
              <dc:creator>Julia Ringo</dc:creator>
              <dc:date>2023-10-20T15:30:00</dc:date>
            </office:change-info>
            <text:p text:style-name="Text_20_body"><text:span text:style-name="T1"><text:s/></text:span></text:p>
          </text:deletion>
        </text:changed-region>
        <text:changed-region xml:id="ct93955978981360" text:id="ct93955978981360">
          <text:insertion>
            <office:change-info>
              <dc:creator>Julia Ringo</dc:creator>
              <dc:date>2023-10-20T15:30:00</dc:date>
            </office:change-info>
          </text:insertion>
        </text:changed-region>
        <text:changed-region xml:id="ct93955978589104" text:id="ct93955978589104">
          <text:deletion>
            <office:change-info>
              <dc:creator>Julia Ringo</dc:creator>
              <dc:date>2023-10-20T15:30:00</dc:date>
            </office:change-info>
            <text:p text:style-name="Text_20_body"><text:span text:style-name="T1">360 </text:span></text:p>
          </text:deletion>
        </text:changed-region>
        <text:changed-region xml:id="ct93955979181008" text:id="ct93955979181008">
          <text:deletion>
            <office:change-info>
              <dc:creator>Julia Ringo</dc:creator>
              <dc:date>2023-10-20T15:31:00</dc:date>
            </office:change-info>
            <text:p text:style-name="Text_20_body"><text:span text:style-name="T1">,</text:span></text:p>
          </text:deletion>
        </text:changed-region>
        <text:changed-region xml:id="ct93955979183840" text:id="ct93955979183840">
          <text:insertion>
            <office:change-info>
              <dc:creator>Julia Ringo</dc:creator>
              <dc:date>2023-10-20T15:31:00</dc:date>
            </office:change-info>
          </text:insertion>
        </text:changed-region>
        <text:changed-region xml:id="ct93955978758176" text:id="ct93955978758176">
          <text:deletion>
            <office:change-info>
              <dc:creator>Julia Ringo</dc:creator>
              <dc:date>2023-10-20T15:31:00</dc:date>
            </office:change-info>
            <text:p text:style-name="Text_20_body"><text:span text:style-name="T1">,</text:span></text:p>
          </text:deletion>
        </text:changed-region>
        <text:changed-region xml:id="ct93955978351824" text:id="ct93955978351824">
          <text:insertion>
            <office:change-info>
              <dc:creator>Julia Ringo</dc:creator>
              <dc:date>2023-10-20T15:31:00</dc:date>
            </office:change-info>
          </text:insertion>
        </text:changed-region>
        <text:changed-region xml:id="ct93955978352112" text:id="ct93955978352112">
          <text:deletion>
            <office:change-info>
              <dc:creator>Julia Ringo</dc:creator>
              <dc:date>2023-10-20T15:31:00</dc:date>
            </office:change-info>
            <text:p text:style-name="Text_20_body"><text:span text:style-name="T1">i</text:span></text:p>
          </text:deletion>
        </text:changed-region>
        <text:changed-region xml:id="ct93955978350480" text:id="ct93955978350480">
          <text:insertion>
            <office:change-info>
              <dc:creator>Julia Ringo</dc:creator>
              <dc:date>2023-10-20T15:31:00</dc:date>
            </office:change-info>
          </text:insertion>
        </text:changed-region>
        <text:changed-region xml:id="ct93955978351440" text:id="ct93955978351440">
          <text:insertion>
            <office:change-info>
              <dc:creator>Julia Ringo</dc:creator>
              <dc:date>2023-10-20T15:31:00</dc:date>
            </office:change-info>
          </text:insertion>
        </text:changed-region>
        <text:changed-region xml:id="ct93955978605088" text:id="ct93955978605088">
          <text:deletion>
            <office:change-info>
              <dc:creator>Julia Ringo</dc:creator>
              <dc:date>2023-10-20T15:31:00</dc:date>
            </office:change-info>
            <text:p text:style-name="Text_20_body"><text:span text:style-name="T1"><text:s/>holding</text:span></text:p>
          </text:deletion>
        </text:changed-region>
        <text:changed-region xml:id="ct93955978606752" text:id="ct93955978606752">
          <text:deletion>
            <office:change-info>
              <dc:creator>Julia Ringo</dc:creator>
              <dc:date>2023-10-20T15:31:00</dc:date>
            </office:change-info>
            <text:p text:style-name="Text_20_body"><text:span text:style-name="T1">,</text:span></text:p>
          </text:deletion>
        </text:changed-region>
        <text:changed-region xml:id="ct93955977850272" text:id="ct93955977850272">
          <text:deletion>
            <office:change-info>
              <dc:creator>Julia Ringo</dc:creator>
              <dc:date>2023-10-10T11:08:00</dc:date>
            </office:change-info>
            <text:p text:style-name="Text_20_body"><text:span text:style-name="T1">…</text:span></text:p>
          </text:deletion>
        </text:changed-region>
        <text:changed-region xml:id="ct93955972679984" text:id="ct93955972679984">
          <text:insertion>
            <office:change-info>
              <dc:creator>Julia Ringo</dc:creator>
              <dc:date>2023-10-10T11:08:00</dc:date>
            </office:change-info>
          </text:insertion>
        </text:changed-region>
        <text:changed-region xml:id="ct93955978350768" text:id="ct93955978350768">
          <text:deletion>
            <office:change-info>
              <dc:creator>Julia Ringo</dc:creator>
              <dc:date>2023-10-10T11:08:00</dc:date>
            </office:change-info>
            <text:p text:style-name="Text_20_body"><text:span text:style-name="T1">…</text:span></text:p>
          </text:deletion>
        </text:changed-region>
        <text:changed-region xml:id="ct93955978351056" text:id="ct93955978351056">
          <text:insertion>
            <office:change-info>
              <dc:creator>Julia Ringo</dc:creator>
              <dc:date>2023-10-10T11:08:00</dc:date>
            </office:change-info>
          </text:insertion>
        </text:changed-region>
        <text:changed-region xml:id="ct93955979154944" text:id="ct93955979154944">
          <text:insertion>
            <office:change-info>
              <dc:creator>Julia Ringo</dc:creator>
              <dc:date>2023-10-20T15:31:00</dc:date>
            </office:change-info>
          </text:insertion>
        </text:changed-region>
        <text:changed-region xml:id="ct93955978290160" text:id="ct93955978290160">
          <text:deletion>
            <office:change-info>
              <dc:creator>Julia Ringo</dc:creator>
              <dc:date>2023-10-20T15:31:00</dc:date>
            </office:change-info>
            <text:p text:style-name="Text_20_body"><text:span text:style-name="T1"><text:s/>t</text:span></text:p>
          </text:deletion>
        </text:changed-region>
        <text:changed-region xml:id="ct93955979154272" text:id="ct93955979154272">
          <text:deletion>
            <office:change-info>
              <dc:creator>Julia Ringo</dc:creator>
              <dc:date>2023-10-05T13:15:00</dc:date>
            </office:change-info>
            <text:p text:style-name="Text_20_body"><text:span text:style-name="T1"><text:s/>— </text:span></text:p>
          </text:deletion>
        </text:changed-region>
        <text:changed-region xml:id="ct93955979154560" text:id="ct93955979154560">
          <text:insertion>
            <office:change-info>
              <dc:creator>Julia Ringo</dc:creator>
              <dc:date>2023-10-05T13:15:00</dc:date>
            </office:change-info>
          </text:insertion>
        </text:changed-region>
        <text:changed-region xml:id="ct93955978291376" text:id="ct93955978291376">
          <text:deletion>
            <office:change-info>
              <dc:creator>Julia Ringo</dc:creator>
              <dc:date>2023-10-10T11:08:00</dc:date>
            </office:change-info>
            <text:p text:style-name="Text_20_body"><text:span text:style-name="T1">…</text:span></text:p>
          </text:deletion>
        </text:changed-region>
        <text:changed-region xml:id="ct93955978755344" text:id="ct93955978755344">
          <text:insertion>
            <office:change-info>
              <dc:creator>Julia Ringo</dc:creator>
              <dc:date>2023-10-10T11:08:00</dc:date>
            </office:change-info>
          </text:insertion>
        </text:changed-region>
        <text:changed-region xml:id="ct93955978280528" text:id="ct93955978280528">
          <text:insertion>
            <office:change-info>
              <dc:creator>Julia Ringo</dc:creator>
              <dc:date>2023-10-20T15:31:00</dc:date>
            </office:change-info>
          </text:insertion>
        </text:changed-region>
        <text:changed-region xml:id="ct93955978280816" text:id="ct93955978280816">
          <text:deletion>
            <office:change-info>
              <dc:creator>Julia Ringo</dc:creator>
              <dc:date>2023-10-20T15:31:00</dc:date>
            </office:change-info>
            <text:p text:style-name="Text_20_body"><text:span text:style-name="T1"><text:s/></text:span></text:p>
          </text:deletion>
        </text:changed-region>
        <text:changed-region xml:id="ct93955978757840" text:id="ct93955978757840">
          <text:deletion>
            <office:change-info>
              <dc:creator>Julia Ringo</dc:creator>
              <dc:date>2023-10-10T11:08:00</dc:date>
            </office:change-info>
            <text:p text:style-name="Text_20_body"><text:span text:style-name="T1">…</text:span></text:p>
          </text:deletion>
        </text:changed-region>
        <text:changed-region xml:id="ct93955978682848" text:id="ct93955978682848">
          <text:insertion>
            <office:change-info>
              <dc:creator>Julia Ringo</dc:creator>
              <dc:date>2023-10-10T11:08:00</dc:date>
            </office:change-info>
          </text:insertion>
        </text:changed-region>
        <text:changed-region xml:id="ct93955978684432" text:id="ct93955978684432">
          <text:deletion>
            <office:change-info>
              <dc:creator>Julia Ringo</dc:creator>
              <dc:date>2023-10-10T11:08:00</dc:date>
            </office:change-info>
            <text:p text:style-name="Text_20_body"><text:span text:style-name="T1">…</text:span></text:p>
          </text:deletion>
        </text:changed-region>
        <text:changed-region xml:id="ct93955978683824" text:id="ct93955978683824">
          <text:insertion>
            <office:change-info>
              <dc:creator>Julia Ringo</dc:creator>
              <dc:date>2023-10-10T11:08:00</dc:date>
            </office:change-info>
          </text:insertion>
        </text:changed-region>
        <text:changed-region xml:id="ct93955978685488" text:id="ct93955978685488">
          <text:insertion>
            <office:change-info>
              <dc:creator>Julia Ringo</dc:creator>
              <dc:date>2023-10-20T15:32:00</dc:date>
            </office:change-info>
          </text:insertion>
        </text:changed-region>
        <text:changed-region xml:id="ct93955979221520" text:id="ct93955979221520">
          <text:insertion>
            <office:change-info>
              <dc:creator>Julia Ringo</dc:creator>
              <dc:date>2023-10-20T15:32:00</dc:date>
            </office:change-info>
          </text:insertion>
        </text:changed-region>
        <text:changed-region xml:id="ct93955978882112" text:id="ct93955978882112">
          <text:deletion>
            <office:change-info>
              <dc:creator>Julia Ringo</dc:creator>
              <dc:date>2023-10-20T15:32:00</dc:date>
            </office:change-info>
            <text:p text:style-name="Text_20_body"><text:span text:style-name="T1">20 </text:span></text:p>
          </text:deletion>
        </text:changed-region>
        <text:changed-region xml:id="ct93955978686464" text:id="ct93955978686464">
          <text:insertion>
            <office:change-info>
              <dc:creator>Julia Ringo</dc:creator>
              <dc:date>2023-10-20T15:32:00</dc:date>
            </office:change-info>
          </text:insertion>
        </text:changed-region>
        <text:changed-region xml:id="ct93955978684112" text:id="ct93955978684112">
          <text:insertion>
            <office:change-info>
              <dc:creator>Julia Ringo</dc:creator>
              <dc:date>2023-10-20T15:32:00</dc:date>
            </office:change-info>
          </text:insertion>
        </text:changed-region>
        <text:changed-region xml:id="ct93955978282944" text:id="ct93955978282944">
          <text:deletion>
            <office:change-info>
              <dc:creator>Julia Ringo</dc:creator>
              <dc:date>2023-10-05T13:15:00</dc:date>
            </office:change-info>
            <text:p text:style-name="Text_20_body"><text:span text:style-name="T1"><text:s/>— </text:span></text:p>
          </text:deletion>
        </text:changed-region>
        <text:changed-region xml:id="ct93955979170592" text:id="ct93955979170592">
          <text:insertion>
            <office:change-info>
              <dc:creator>Julia Ringo</dc:creator>
              <dc:date>2023-10-05T13:15:00</dc:date>
            </office:change-info>
          </text:insertion>
        </text:changed-region>
        <text:changed-region xml:id="ct93955978921680" text:id="ct93955978921680">
          <text:deletion>
            <office:change-info>
              <dc:creator>Julia Ringo</dc:creator>
              <dc:date>2023-10-05T13:15:00</dc:date>
            </office:change-info>
            <text:p text:style-name="Text_20_body"><text:span text:style-name="T1"><text:s/>— </text:span></text:p>
          </text:deletion>
        </text:changed-region>
        <text:changed-region xml:id="ct93955978922752" text:id="ct93955978922752">
          <text:insertion>
            <office:change-info>
              <dc:creator>Julia Ringo</dc:creator>
              <dc:date>2023-10-05T13:15:00</dc:date>
            </office:change-info>
          </text:insertion>
        </text:changed-region>
        <text:changed-region xml:id="ct93955978665504" text:id="ct93955978665504">
          <text:deletion>
            <office:change-info>
              <dc:creator>Julia Ringo</dc:creator>
              <dc:date>2023-10-10T11:08:00</dc:date>
            </office:change-info>
            <text:p text:style-name="Text_20_body"><text:span text:style-name="T1">…</text:span></text:p>
          </text:deletion>
        </text:changed-region>
        <text:changed-region xml:id="ct93955978667776" text:id="ct93955978667776">
          <text:insertion>
            <office:change-info>
              <dc:creator>Julia Ringo</dc:creator>
              <dc:date>2023-10-20T15:33:00</dc:date>
            </office:change-info>
          </text:insertion>
        </text:changed-region>
        <text:changed-region xml:id="ct93955972732304" text:id="ct93955972732304">
          <text:insertion>
            <office:change-info>
              <dc:creator>Julia Ringo</dc:creator>
              <dc:date>2023-10-20T15:33:00</dc:date>
            </office:change-info>
          </text:insertion>
        </text:changed-region>
        <text:changed-region xml:id="ct93955978862816" text:id="ct93955978862816">
          <text:insertion>
            <office:change-info>
              <dc:creator>Julia Ringo</dc:creator>
              <dc:date>2023-10-20T15:33:00</dc:date>
            </office:change-info>
          </text:insertion>
        </text:changed-region>
        <text:changed-region xml:id="ct93955978101072" text:id="ct93955978101072">
          <text:deletion>
            <office:change-info>
              <dc:creator>Julia Ringo</dc:creator>
              <dc:date>2023-10-05T13:15:00</dc:date>
            </office:change-info>
            <text:p text:style-name="Text_20_body"><text:span text:style-name="T1"><text:s/>— </text:span></text:p>
          </text:deletion>
        </text:changed-region>
        <text:changed-region xml:id="ct93955978101760" text:id="ct93955978101760">
          <text:insertion>
            <office:change-info>
              <dc:creator>Julia Ringo</dc:creator>
              <dc:date>2023-10-05T13:15:00</dc:date>
            </office:change-info>
          </text:insertion>
        </text:changed-region>
        <text:changed-region xml:id="ct93955978966816" text:id="ct93955978966816">
          <text:deletion>
            <office:change-info>
              <dc:creator>Julia Ringo</dc:creator>
              <dc:date>2023-10-10T11:08:00</dc:date>
            </office:change-info>
            <text:p text:style-name="Text_20_body"><text:span text:style-name="T1">…</text:span></text:p>
          </text:deletion>
        </text:changed-region>
        <text:changed-region xml:id="ct93955972763408" text:id="ct93955972763408">
          <text:insertion>
            <office:change-info>
              <dc:creator>Julia Ringo</dc:creator>
              <dc:date>2023-10-10T11:08:00</dc:date>
            </office:change-info>
          </text:insertion>
        </text:changed-region>
        <text:changed-region xml:id="ct93955978997552" text:id="ct93955978997552">
          <text:insertion>
            <office:change-info>
              <dc:creator>Julia Ringo</dc:creator>
              <dc:date>2023-10-20T15:33:00</dc:date>
            </office:change-info>
          </text:insertion>
        </text:changed-region>
        <text:changed-region xml:id="ct93955978162512" text:id="ct93955978162512">
          <text:deletion>
            <office:change-info>
              <dc:creator>Julia Ringo</dc:creator>
              <dc:date>2023-10-10T11:08:00</dc:date>
            </office:change-info>
            <text:p text:style-name="Text_20_body"><text:span text:style-name="T1">…</text:span></text:p>
          </text:deletion>
        </text:changed-region>
        <text:changed-region xml:id="ct93955978162800" text:id="ct93955978162800">
          <text:deletion>
            <office:change-info>
              <dc:creator>Julia Ringo</dc:creator>
              <dc:date>2023-10-20T15:33:00</dc:date>
            </office:change-info>
            <text:p text:style-name="Text_20_body"><text:span text:style-name="T1">. </text:span></text:p>
          </text:deletion>
        </text:changed-region>
        <text:changed-region xml:id="ct93955978163424" text:id="ct93955978163424">
          <text:insertion>
            <office:change-info>
              <dc:creator>Julia Ringo</dc:creator>
              <dc:date>2023-10-10T11:08:00</dc:date>
            </office:change-info>
          </text:insertion>
        </text:changed-region>
        <text:changed-region xml:id="ct93955979081136" text:id="ct93955979081136">
          <text:deletion>
            <office:change-info>
              <dc:creator>Julia Ringo</dc:creator>
              <dc:date>2023-10-10T11:08:00</dc:date>
            </office:change-info>
            <text:p text:style-name="Text_20_body"><text:span text:style-name="T1">…</text:span></text:p>
          </text:deletion>
        </text:changed-region>
        <text:changed-region xml:id="ct93955972780112" text:id="ct93955972780112">
          <text:insertion>
            <office:change-info>
              <dc:creator>Julia Ringo</dc:creator>
              <dc:date>2023-10-10T11:08:00</dc:date>
            </office:change-info>
          </text:insertion>
        </text:changed-region>
        <text:changed-region xml:id="ct93955978513136" text:id="ct93955978513136">
          <text:insertion>
            <office:change-info>
              <dc:creator>Julia Ringo</dc:creator>
              <dc:date>2023-10-20T15:33:00</dc:date>
            </office:change-info>
          </text:insertion>
        </text:changed-region>
        <text:changed-region xml:id="ct93955978507760" text:id="ct93955978507760">
          <text:deletion>
            <office:change-info>
              <dc:creator>Julia Ringo</dc:creator>
              <dc:date>2023-10-20T15:33:00</dc:date>
            </office:change-info>
            <text:p text:style-name="Text_20_body"><text:span text:style-name="T1">,</text:span></text:p>
          </text:deletion>
        </text:changed-region>
        <text:changed-region xml:id="ct93955978508384" text:id="ct93955978508384">
          <text:insertion>
            <office:change-info>
              <dc:creator>Julia Ringo</dc:creator>
              <dc:date>2023-10-20T15:34:00</dc:date>
            </office:change-info>
          </text:insertion>
        </text:changed-region>
        <text:changed-region xml:id="ct93955972807248" text:id="ct93955972807248">
          <text:deletion>
            <office:change-info>
              <dc:creator>Julia Ringo</dc:creator>
              <dc:date>2023-10-20T15:34:00</dc:date>
            </office:change-info>
            <text:p text:style-name="Text_20_body"><text:span text:style-name="T1">t</text:span></text:p>
          </text:deletion>
        </text:changed-region>
        <text:changed-region xml:id="ct93955978496240" text:id="ct93955978496240">
          <text:insertion>
            <office:change-info>
              <dc:creator>Julia Ringo</dc:creator>
              <dc:date>2023-10-20T15:34:00</dc:date>
            </office:change-info>
          </text:insertion>
        </text:changed-region>
        <text:changed-region xml:id="ct93955978501264" text:id="ct93955978501264">
          <text:insertion>
            <office:change-info>
              <dc:creator>Julia Ringo</dc:creator>
              <dc:date>2023-10-20T15:34:00</dc:date>
            </office:change-info>
          </text:insertion>
        </text:changed-region>
        <text:changed-region xml:id="ct93955978375920" text:id="ct93955978375920">
          <text:insertion>
            <office:change-info>
              <dc:creator>Julia Ringo</dc:creator>
              <dc:date>2023-10-20T15:34:00</dc:date>
            </office:change-info>
          </text:insertion>
        </text:changed-region>
        <text:changed-region xml:id="ct93955978635152" text:id="ct93955978635152">
          <text:insertion>
            <office:change-info>
              <dc:creator>Julia Ringo</dc:creator>
              <dc:date>2023-10-20T15:34:00</dc:date>
            </office:change-info>
          </text:insertion>
        </text:changed-region>
        <text:changed-region xml:id="ct93955978494560" text:id="ct93955978494560">
          <text:insertion>
            <office:change-info>
              <dc:creator>Julia Ringo</dc:creator>
              <dc:date>2023-10-20T15:34:00</dc:date>
            </office:change-info>
          </text:insertion>
        </text:changed-region>
        <text:changed-region xml:id="ct93955978055312" text:id="ct93955978055312">
          <text:insertion>
            <office:change-info>
              <dc:creator>Julia Ringo</dc:creator>
              <dc:date>2023-10-20T15:34:00</dc:date>
            </office:change-info>
          </text:insertion>
        </text:changed-region>
        <text:changed-region xml:id="ct93955978056624" text:id="ct93955978056624">
          <text:insertion>
            <office:change-info>
              <dc:creator>Julia Ringo</dc:creator>
              <dc:date>2023-10-20T15:34:00</dc:date>
            </office:change-info>
          </text:insertion>
        </text:changed-region>
        <text:changed-region xml:id="ct93955979208512" text:id="ct93955979208512">
          <text:deletion>
            <office:change-info>
              <dc:creator>Julia Ringo</dc:creator>
              <dc:date>2023-10-10T11:08:00</dc:date>
            </office:change-info>
            <text:p text:style-name="Text_20_body"><text:span text:style-name="T1">…</text:span></text:p>
          </text:deletion>
        </text:changed-region>
        <text:changed-region xml:id="ct93955978058064" text:id="ct93955978058064">
          <text:insertion>
            <office:change-info>
              <dc:creator>Julia Ringo</dc:creator>
              <dc:date>2023-10-10T11:08:00</dc:date>
            </office:change-info>
          </text:insertion>
        </text:changed-region>
        <text:changed-region xml:id="ct93955978058352" text:id="ct93955978058352">
          <text:deletion>
            <office:change-info>
              <dc:creator>Julia Ringo</dc:creator>
              <dc:date>2023-10-20T15:34:00</dc:date>
            </office:change-info>
            <text:p text:style-name="Text_20_body"><text:span text:style-name="T1"><text:s/></text:span></text:p>
          </text:deletion>
        </text:changed-region>
        <text:changed-region xml:id="ct93955979035472" text:id="ct93955979035472">
          <text:deletion>
            <office:change-info>
              <dc:creator>Julia Ringo</dc:creator>
              <dc:date>2023-10-20T15:34:00</dc:date>
            </office:change-info>
            <text:p text:style-name="Text_20_body"><text:span text:style-name="T1">30 </text:span></text:p>
          </text:deletion>
        </text:changed-region>
        <text:changed-region xml:id="ct93955979036432" text:id="ct93955979036432">
          <text:insertion>
            <office:change-info>
              <dc:creator>Julia Ringo</dc:creator>
              <dc:date>2023-10-20T15:34:00</dc:date>
            </office:change-info>
          </text:insertion>
        </text:changed-region>
        <text:changed-region xml:id="ct93955979037552" text:id="ct93955979037552">
          <text:deletion>
            <office:change-info>
              <dc:creator>Julia Ringo</dc:creator>
              <dc:date>2023-10-05T13:15:00</dc:date>
            </office:change-info>
            <text:p text:style-name="Text_20_body"><text:span text:style-name="T1"><text:s/>— </text:span></text:p>
          </text:deletion>
        </text:changed-region>
        <text:changed-region xml:id="ct93955979038256" text:id="ct93955979038256">
          <text:insertion>
            <office:change-info>
              <dc:creator>Julia Ringo</dc:creator>
              <dc:date>2023-10-05T13:15:00</dc:date>
            </office:change-info>
          </text:insertion>
        </text:changed-region>
        <text:changed-region xml:id="ct93955979196960" text:id="ct93955979196960">
          <text:insertion>
            <office:change-info>
              <dc:creator>Julia Ringo</dc:creator>
              <dc:date>2023-10-20T15:34:00</dc:date>
            </office:change-info>
          </text:insertion>
        </text:changed-region>
        <text:changed-region xml:id="ct93955979038544" text:id="ct93955979038544">
          <text:deletion>
            <office:change-info>
              <dc:creator>Julia Ringo</dc:creator>
              <dc:date>2023-10-20T15:34:00</dc:date>
            </office:change-info>
            <text:p text:style-name="Text_20_body"><text:span text:style-name="T1"><text:s/>that</text:span></text:p>
          </text:deletion>
        </text:changed-region>
        <text:changed-region xml:id="ct93955979196544" text:id="ct93955979196544">
          <text:deletion>
            <office:change-info>
              <dc:creator>Julia Ringo</dc:creator>
              <dc:date>2023-10-20T15:34:00</dc:date>
            </office:change-info>
            <text:p text:style-name="Text_20_body"><text:span text:style-name="T1">20 </text:span></text:p>
          </text:deletion>
        </text:changed-region>
        <text:changed-region xml:id="ct93955979196096" text:id="ct93955979196096">
          <text:insertion>
            <office:change-info>
              <dc:creator>Julia Ringo</dc:creator>
              <dc:date>2023-10-20T15:34:00</dc:date>
            </office:change-info>
          </text:insertion>
        </text:changed-region>
        <text:changed-region xml:id="ct93955978336544" text:id="ct93955978336544">
          <text:deletion>
            <office:change-info>
              <dc:creator>Julia Ringo</dc:creator>
              <dc:date>2023-10-20T15:34:00</dc:date>
            </office:change-info>
            <text:p text:style-name="Text_20_body"><text:span text:style-name="T1">20 </text:span></text:p>
          </text:deletion>
        </text:changed-region>
        <text:changed-region xml:id="ct93955978336832" text:id="ct93955978336832">
          <text:insertion>
            <office:change-info>
              <dc:creator>Julia Ringo</dc:creator>
              <dc:date>2023-10-20T15:34:00</dc:date>
            </office:change-info>
          </text:insertion>
        </text:changed-region>
        <text:changed-region xml:id="ct93955978578512" text:id="ct93955978578512">
          <text:insertion>
            <office:change-info>
              <dc:creator>Julia Ringo</dc:creator>
              <dc:date>2023-10-20T15:34:00</dc:date>
            </office:change-info>
          </text:insertion>
        </text:changed-region>
        <text:changed-region xml:id="ct93955978239264" text:id="ct93955978239264">
          <text:deletion>
            <office:change-info>
              <dc:creator>Julia Ringo</dc:creator>
              <dc:date>2023-10-20T15:34:00</dc:date>
            </office:change-info>
            <text:p text:style-name="Text_20_body"><text:span text:style-name="T1">,</text:span></text:p>
          </text:deletion>
        </text:changed-region>
        <text:changed-region xml:id="ct93955978585552" text:id="ct93955978585552">
          <text:deletion>
            <office:change-info>
              <dc:creator>Julia Ringo</dc:creator>
              <dc:date>2023-10-05T13:15:00</dc:date>
            </office:change-info>
            <text:p text:style-name="Text_20_body"><text:span text:style-name="T1"><text:s/>— </text:span></text:p>
          </text:deletion>
        </text:changed-region>
        <text:changed-region xml:id="ct93955978189040" text:id="ct93955978189040">
          <text:insertion>
            <office:change-info>
              <dc:creator>Julia Ringo</dc:creator>
              <dc:date>2023-10-05T13:15:00</dc:date>
            </office:change-info>
          </text:insertion>
        </text:changed-region>
        <text:changed-region xml:id="ct93955978582096" text:id="ct93955978582096">
          <text:insertion>
            <office:change-info>
              <dc:creator>Julia Ringo</dc:creator>
              <dc:date>2023-10-20T15:35:00</dc:date>
            </office:change-info>
          </text:insertion>
        </text:changed-region>
        <text:changed-region xml:id="ct93955978583632" text:id="ct93955978583632">
          <text:deletion>
            <office:change-info>
              <dc:creator>Julia Ringo</dc:creator>
              <dc:date>2023-10-20T15:35:00</dc:date>
            </office:change-info>
            <text:p text:style-name="Text_20_body"><text:span text:style-name="T1">20 </text:span></text:p>
          </text:deletion>
        </text:changed-region>
        <text:changed-region xml:id="ct93955978582544" text:id="ct93955978582544">
          <text:insertion>
            <office:change-info>
              <dc:creator>Julia Ringo</dc:creator>
              <dc:date>2023-10-20T15:35:00</dc:date>
            </office:change-info>
          </text:insertion>
        </text:changed-region>
        <text:changed-region xml:id="ct93955978485088" text:id="ct93955978485088">
          <text:insertion>
            <office:change-info>
              <dc:creator>Julia Ringo</dc:creator>
              <dc:date>2023-10-20T15:35:00</dc:date>
            </office:change-info>
          </text:insertion>
        </text:changed-region>
        <text:changed-region xml:id="ct93955978189776" text:id="ct93955978189776">
          <text:insertion>
            <office:change-info>
              <dc:creator>Julia Ringo</dc:creator>
              <dc:date>2023-10-20T15:35:00</dc:date>
            </office:change-info>
          </text:insertion>
        </text:changed-region>
        <text:changed-region xml:id="ct93955978581488" text:id="ct93955978581488">
          <text:deletion>
            <office:change-info>
              <dc:creator>Julia Ringo</dc:creator>
              <dc:date>2023-10-20T15:35:00</dc:date>
            </office:change-info>
            <text:p text:style-name="Text_20_body"><text:span text:style-name="T1">-</text:span></text:p>
          </text:deletion>
        </text:changed-region>
        <text:changed-region xml:id="ct93955978486864" text:id="ct93955978486864">
          <text:insertion>
            <office:change-info>
              <dc:creator>Julia Ringo</dc:creator>
              <dc:date>2023-10-20T15:35:00</dc:date>
            </office:change-info>
          </text:insertion>
        </text:changed-region>
        <text:changed-region xml:id="ct93955978776400" text:id="ct93955978776400">
          <text:insertion>
            <office:change-info>
              <dc:creator>Julia Ringo</dc:creator>
              <dc:date>2023-10-20T15:35:00</dc:date>
            </office:change-info>
          </text:insertion>
        </text:changed-region>
        <text:changed-region xml:id="ct93955978069280" text:id="ct93955978069280">
          <text:insertion>
            <office:change-info>
              <dc:creator>Julia Ringo</dc:creator>
              <dc:date>2023-10-20T15:35:00</dc:date>
            </office:change-info>
          </text:insertion>
        </text:changed-region>
        <text:changed-region xml:id="ct93955978069632" text:id="ct93955978069632">
          <text:deletion>
            <office:change-info>
              <dc:creator>Julia Ringo</dc:creator>
              <dc:date>2023-10-10T11:08:00</dc:date>
            </office:change-info>
            <text:p text:style-name="Text_20_body"><text:span text:style-name="T1">…</text:span></text:p>
          </text:deletion>
        </text:changed-region>
        <text:changed-region xml:id="ct93955978077072" text:id="ct93955978077072">
          <text:insertion>
            <office:change-info>
              <dc:creator>Julia Ringo</dc:creator>
              <dc:date>2023-10-10T11:08:00</dc:date>
            </office:change-info>
          </text:insertion>
        </text:changed-region>
        <text:changed-region xml:id="ct93955978077360" text:id="ct93955978077360">
          <text:deletion>
            <office:change-info>
              <dc:creator>Julia Ringo</dc:creator>
              <dc:date>2023-10-10T11:08:00</dc:date>
            </office:change-info>
            <text:p text:style-name="Text_20_body"><text:span text:style-name="T1">…</text:span></text:p>
          </text:deletion>
        </text:changed-region>
        <text:changed-region xml:id="ct93955978077984" text:id="ct93955978077984">
          <text:insertion>
            <office:change-info>
              <dc:creator>Julia Ringo</dc:creator>
              <dc:date>2023-10-10T11:08:00</dc:date>
            </office:change-info>
          </text:insertion>
        </text:changed-region>
        <text:changed-region xml:id="ct93955973435664" text:id="ct93955973435664">
          <text:insertion>
            <office:change-info>
              <dc:creator>Julia Ringo</dc:creator>
              <dc:date>2023-10-20T15:35:00</dc:date>
            </office:change-info>
          </text:insertion>
        </text:changed-region>
        <text:changed-region xml:id="ct93955978807648" text:id="ct93955978807648">
          <text:insertion>
            <office:change-info>
              <dc:creator>Julia Ringo</dc:creator>
              <dc:date>2023-10-20T15:35:00</dc:date>
            </office:change-info>
          </text:insertion>
        </text:changed-region>
        <text:changed-region xml:id="ct93955978812592" text:id="ct93955978812592">
          <text:deletion>
            <office:change-info>
              <dc:creator>Julia Ringo</dc:creator>
              <dc:date>2023-10-05T13:15:00</dc:date>
            </office:change-info>
            <text:p text:style-name="Text_20_body"><text:span text:style-name="T1"><text:s/>— </text:span></text:p>
          </text:deletion>
        </text:changed-region>
        <text:changed-region xml:id="ct93955978814384" text:id="ct93955978814384">
          <text:insertion>
            <office:change-info>
              <dc:creator>Julia Ringo</dc:creator>
              <dc:date>2023-10-05T13:15:00</dc:date>
            </office:change-info>
          </text:insertion>
        </text:changed-region>
        <text:changed-region xml:id="ct93955978234048" text:id="ct93955978234048">
          <text:insertion>
            <office:change-info>
              <dc:creator>Julia Ringo</dc:creator>
              <dc:date>2023-10-20T15:36:00</dc:date>
            </office:change-info>
          </text:insertion>
        </text:changed-region>
        <text:changed-region xml:id="ct93955978739312" text:id="ct93955978739312">
          <text:deletion>
            <office:change-info>
              <dc:creator>Julia Ringo</dc:creator>
              <dc:date>2023-10-20T15:36:00</dc:date>
            </office:change-info>
            <text:p text:style-name="Text_20_body"><text:span text:style-name="T1">N</text:span></text:p>
          </text:deletion>
        </text:changed-region>
        <text:changed-region xml:id="ct93955978738576" text:id="ct93955978738576">
          <text:insertion>
            <office:change-info>
              <dc:creator>Julia Ringo</dc:creator>
              <dc:date>2023-10-20T15:36:00</dc:date>
            </office:change-info>
          </text:insertion>
        </text:changed-region>
        <text:changed-region xml:id="ct93955979246880" text:id="ct93955979246880">
          <text:insertion>
            <office:change-info>
              <dc:creator>Julia Ringo</dc:creator>
              <dc:date>2023-10-20T15:36:00</dc:date>
            </office:change-info>
          </text:insertion>
        </text:changed-region>
        <text:changed-region xml:id="ct93955979250320" text:id="ct93955979250320">
          <text:deletion>
            <office:change-info>
              <dc:creator>Julia Ringo</dc:creator>
              <dc:date>2023-10-05T13:15:00</dc:date>
            </office:change-info>
            <text:p text:style-name="Text_20_body"><text:span text:style-name="T2"><text:s/>— </text:span></text:p>
          </text:deletion>
        </text:changed-region>
        <text:changed-region xml:id="ct93955979250608" text:id="ct93955979250608">
          <text:insertion>
            <office:change-info>
              <dc:creator>Julia Ringo</dc:creator>
              <dc:date>2023-10-05T13:15:00</dc:date>
            </office:change-info>
          </text:insertion>
        </text:changed-region>
        <text:changed-region xml:id="ct93955979251856" text:id="ct93955979251856">
          <text:deletion>
            <office:change-info>
              <dc:creator>Julia Ringo</dc:creator>
              <dc:date>2023-10-20T15:36:00</dc:date>
            </office:change-info>
            <text:p text:style-name="Text_20_body"><text:span text:style-name="T1">ing</text:span></text:p>
          </text:deletion>
        </text:changed-region>
        <text:changed-region xml:id="ct93955979257328" text:id="ct93955979257328">
          <text:insertion>
            <office:change-info>
              <dc:creator>Julia Ringo</dc:creator>
              <dc:date>2023-10-20T15:36:00</dc:date>
            </office:change-info>
          </text:insertion>
        </text:changed-region>
        <text:changed-region xml:id="ct93955979257616" text:id="ct93955979257616">
          <text:deletion>
            <office:change-info>
              <dc:creator>Julia Ringo</dc:creator>
              <dc:date>2023-10-20T15:36:00</dc:date>
            </office:change-info>
            <text:p text:style-name="Text_20_body"><text:span text:style-name="T1">;</text:span></text:p>
          </text:deletion>
        </text:changed-region>
        <text:changed-region xml:id="ct93955978239680" text:id="ct93955978239680">
          <text:deletion>
            <office:change-info>
              <dc:creator>Julia Ringo</dc:creator>
              <dc:date>2023-10-10T11:08:00</dc:date>
            </office:change-info>
            <text:p text:style-name="Text_20_body"><text:span text:style-name="T1">…</text:span></text:p>
          </text:deletion>
        </text:changed-region>
        <text:changed-region xml:id="ct93955978738864" text:id="ct93955978738864">
          <text:insertion>
            <office:change-info>
              <dc:creator>Julia Ringo</dc:creator>
              <dc:date>2023-10-10T11:08:00</dc:date>
            </office:change-info>
          </text:insertion>
        </text:changed-region>
        <text:changed-region xml:id="ct93955979263920" text:id="ct93955979263920">
          <text:deletion>
            <office:change-info>
              <dc:creator>Julia Ringo</dc:creator>
              <dc:date>2023-10-20T15:36:00</dc:date>
            </office:change-info>
            <text:p text:style-name="Text_20_body"><text:span text:style-name="T1"><text:s/></text:span></text:p>
          </text:deletion>
        </text:changed-region>
        <text:changed-region xml:id="ct93955979269696" text:id="ct93955979269696">
          <text:deletion>
            <office:change-info>
              <dc:creator>Julia Ringo</dc:creator>
              <dc:date>2023-10-10T11:08:00</dc:date>
            </office:change-info>
            <text:p text:style-name="Text_20_body"><text:span text:style-name="T1">…</text:span></text:p>
          </text:deletion>
        </text:changed-region>
        <text:changed-region xml:id="ct93955979270656" text:id="ct93955979270656">
          <text:insertion>
            <office:change-info>
              <dc:creator>Julia Ringo</dc:creator>
              <dc:date>2023-10-10T11:08:00</dc:date>
            </office:change-info>
          </text:insertion>
        </text:changed-region>
        <text:changed-region xml:id="ct93955979270944" text:id="ct93955979270944">
          <text:deletion>
            <office:change-info>
              <dc:creator>Julia Ringo</dc:creator>
              <dc:date>2023-10-20T15:37:00</dc:date>
            </office:change-info>
            <text:p text:style-name="Text_20_body"><text:span text:style-name="T1"><text:s/></text:span></text:p>
          </text:deletion>
        </text:changed-region>
        <text:changed-region xml:id="ct93955979272576" text:id="ct93955979272576">
          <text:insertion>
            <office:change-info>
              <dc:creator>Julia Ringo</dc:creator>
              <dc:date>2023-10-20T15:37:00</dc:date>
            </office:change-info>
          </text:insertion>
        </text:changed-region>
        <text:changed-region xml:id="ct93955979273824" text:id="ct93955979273824">
          <text:deletion>
            <office:change-info>
              <dc:creator>Julia Ringo</dc:creator>
              <dc:date>2023-10-05T13:15:00</dc:date>
            </office:change-info>
            <text:p text:style-name="Text_20_body"><text:span text:style-name="T1"><text:s/>— </text:span></text:p>
          </text:deletion>
        </text:changed-region>
        <text:changed-region xml:id="ct93955979274784" text:id="ct93955979274784">
          <text:insertion>
            <office:change-info>
              <dc:creator>Julia Ringo</dc:creator>
              <dc:date>2023-10-05T13:15:00</dc:date>
            </office:change-info>
          </text:insertion>
        </text:changed-region>
        <text:changed-region xml:id="ct93955979250896" text:id="ct93955979250896">
          <text:deletion>
            <office:change-info>
              <dc:creator>Julia Ringo</dc:creator>
              <dc:date>2023-10-05T13:15:00</dc:date>
            </office:change-info>
            <text:p text:style-name="Text_20_body"><text:span text:style-name="T1"><text:s/>— </text:span></text:p>
          </text:deletion>
        </text:changed-region>
        <text:changed-region xml:id="ct93955979276416" text:id="ct93955979276416">
          <text:insertion>
            <office:change-info>
              <dc:creator>Julia Ringo</dc:creator>
              <dc:date>2023-10-05T13:15:00</dc:date>
            </office:change-info>
          </text:insertion>
        </text:changed-region>
        <text:changed-region xml:id="ct93955979279952" text:id="ct93955979279952">
          <text:insertion>
            <office:change-info>
              <dc:creator>Julia Ringo</dc:creator>
              <dc:date>2023-10-20T15:37:00</dc:date>
            </office:change-info>
          </text:insertion>
        </text:changed-region>
        <text:changed-region xml:id="ct93955972649008" text:id="ct93955972649008">
          <text:deletion>
            <office:change-info>
              <dc:creator>Julia Ringo</dc:creator>
              <dc:date>2023-10-20T15:37:00</dc:date>
            </office:change-info>
            <text:p text:style-name="Text_20_body"><text:span text:style-name="T1">;</text:span></text:p>
          </text:deletion>
        </text:changed-region>
        <text:changed-region xml:id="ct93955979281680" text:id="ct93955979281680">
          <text:deletion>
            <office:change-info>
              <dc:creator>Julia Ringo</dc:creator>
              <dc:date>2023-10-05T13:15:00</dc:date>
            </office:change-info>
            <text:p text:style-name="Text_20_body"><text:span text:style-name="T1"><text:s/>— </text:span></text:p>
          </text:deletion>
        </text:changed-region>
        <text:changed-region xml:id="ct93955979283072" text:id="ct93955979283072">
          <text:insertion>
            <office:change-info>
              <dc:creator>Julia Ringo</dc:creator>
              <dc:date>2023-10-05T13:15:00</dc:date>
            </office:change-info>
          </text:insertion>
        </text:changed-region>
        <text:changed-region xml:id="ct93955979284032" text:id="ct93955979284032">
          <text:deletion>
            <office:change-info>
              <dc:creator>Julia Ringo</dc:creator>
              <dc:date>2023-10-05T13:15:00</dc:date>
            </office:change-info>
            <text:p text:style-name="Text_20_body"><text:span text:style-name="T1"><text:s/>— </text:span></text:p>
          </text:deletion>
        </text:changed-region>
        <text:changed-region xml:id="ct93955979285600" text:id="ct93955979285600">
          <text:insertion>
            <office:change-info>
              <dc:creator>Julia Ringo</dc:creator>
              <dc:date>2023-10-05T13:15:00</dc:date>
            </office:change-info>
          </text:insertion>
        </text:changed-region>
        <text:changed-region xml:id="ct93955972636864" text:id="ct93955972636864">
          <text:deletion>
            <office:change-info>
              <dc:creator>Julia Ringo</dc:creator>
              <dc:date>2023-10-05T13:15:00</dc:date>
            </office:change-info>
            <text:p text:style-name="Text_20_body"><text:span text:style-name="T1"><text:s/>— </text:span></text:p>
          </text:deletion>
        </text:changed-region>
        <text:changed-region xml:id="ct93955979286336" text:id="ct93955979286336">
          <text:insertion>
            <office:change-info>
              <dc:creator>Julia Ringo</dc:creator>
              <dc:date>2023-10-05T13:15:00</dc:date>
            </office:change-info>
          </text:insertion>
        </text:changed-region>
        <text:changed-region xml:id="ct93955979288160" text:id="ct93955979288160">
          <text:deletion>
            <office:change-info>
              <dc:creator>Julia Ringo</dc:creator>
              <dc:date>2023-10-05T13:15:00</dc:date>
            </office:change-info>
            <text:p text:style-name="Text_20_body"><text:span text:style-name="T1"><text:s/>— </text:span></text:p>
          </text:deletion>
        </text:changed-region>
        <text:changed-region xml:id="ct93955979291296" text:id="ct93955979291296">
          <text:insertion>
            <office:change-info>
              <dc:creator>Julia Ringo</dc:creator>
              <dc:date>2023-10-05T13:15:00</dc:date>
            </office:change-info>
          </text:insertion>
        </text:changed-region>
        <text:changed-region xml:id="ct93955979282736" text:id="ct93955979282736">
          <text:deletion>
            <office:change-info>
              <dc:creator>Julia Ringo</dc:creator>
              <dc:date>2023-10-05T13:15:00</dc:date>
            </office:change-info>
            <text:p text:style-name="Text_20_body"><text:span text:style-name="T1"><text:s/>— </text:span></text:p>
          </text:deletion>
        </text:changed-region>
        <text:changed-region xml:id="ct93955972674208" text:id="ct93955972674208">
          <text:insertion>
            <office:change-info>
              <dc:creator>Julia Ringo</dc:creator>
              <dc:date>2023-10-05T13:15:00</dc:date>
            </office:change-info>
          </text:insertion>
        </text:changed-region>
        <text:changed-region xml:id="ct93955979273520" text:id="ct93955979273520">
          <text:insertion>
            <office:change-info>
              <dc:creator>Julia Ringo</dc:creator>
              <dc:date>2023-10-20T15:37:00</dc:date>
            </office:change-info>
          </text:insertion>
        </text:changed-region>
        <text:changed-region xml:id="ct93955979274480" text:id="ct93955979274480">
          <text:insertion>
            <office:change-info>
              <dc:creator>Julia Ringo</dc:creator>
              <dc:date>2023-10-20T15:37:00</dc:date>
            </office:change-info>
          </text:insertion>
        </text:changed-region>
        <text:changed-region xml:id="ct93955979276704" text:id="ct93955979276704">
          <text:deletion>
            <office:change-info>
              <dc:creator>Julia Ringo</dc:creator>
              <dc:date>2023-10-05T13:15:00</dc:date>
            </office:change-info>
            <text:p text:style-name="Text_20_body"><text:span text:style-name="T1"><text:s/>— </text:span></text:p>
          </text:deletion>
        </text:changed-region>
        <text:changed-region xml:id="ct93955979277664" text:id="ct93955979277664">
          <text:insertion>
            <office:change-info>
              <dc:creator>Julia Ringo</dc:creator>
              <dc:date>2023-10-05T13:15:00</dc:date>
            </office:change-info>
          </text:insertion>
        </text:changed-region>
        <text:changed-region xml:id="ct93955979308032" text:id="ct93955979308032">
          <text:deletion>
            <office:change-info>
              <dc:creator>Julia Ringo</dc:creator>
              <dc:date>2023-10-05T13:15:00</dc:date>
            </office:change-info>
            <text:p text:style-name="Text_20_body"><text:span text:style-name="T1"><text:s/>— </text:span></text:p>
          </text:deletion>
        </text:changed-region>
        <text:changed-region xml:id="ct93955979308656" text:id="ct93955979308656">
          <text:insertion>
            <office:change-info>
              <dc:creator>Julia Ringo</dc:creator>
              <dc:date>2023-10-05T13:15:00</dc:date>
            </office:change-info>
          </text:insertion>
        </text:changed-region>
        <text:changed-region xml:id="ct93955972744976" text:id="ct93955972744976">
          <text:deletion>
            <office:change-info>
              <dc:creator>Julia Ringo</dc:creator>
              <dc:date>2023-10-05T13:15:00</dc:date>
            </office:change-info>
            <text:p text:style-name="Text_20_body"><text:span text:style-name="T1"><text:s/>— </text:span></text:p>
          </text:deletion>
        </text:changed-region>
        <text:changed-region xml:id="ct93955979277952" text:id="ct93955979277952">
          <text:insertion>
            <office:change-info>
              <dc:creator>Julia Ringo</dc:creator>
              <dc:date>2023-10-05T13:15:00</dc:date>
            </office:change-info>
          </text:insertion>
        </text:changed-region>
        <text:changed-region xml:id="ct93955979319664" text:id="ct93955979319664">
          <text:insertion>
            <office:change-info>
              <dc:creator>Julia Ringo</dc:creator>
              <dc:date>2023-10-20T15:37:00</dc:date>
            </office:change-info>
          </text:insertion>
        </text:changed-region>
        <text:changed-region xml:id="ct93955979292912" text:id="ct93955979292912">
          <text:deletion>
            <office:change-info>
              <dc:creator>Julia Ringo</dc:creator>
              <dc:date>2023-10-20T15:37:00</dc:date>
            </office:change-info>
            <text:p text:style-name="Text_20_body"><text:span text:style-name="T1">,</text:span></text:p>
          </text:deletion>
        </text:changed-region>
        <text:changed-region xml:id="ct93955979281008" text:id="ct93955979281008">
          <text:insertion>
            <office:change-info>
              <dc:creator>Julia Ringo</dc:creator>
              <dc:date>2023-10-20T15:37:00</dc:date>
            </office:change-info>
          </text:insertion>
        </text:changed-region>
        <text:changed-region xml:id="ct93955972783632" text:id="ct93955972783632">
          <text:deletion>
            <office:change-info>
              <dc:creator>Julia Ringo</dc:creator>
              <dc:date>2023-10-20T15:37:00</dc:date>
            </office:change-info>
            <text:p text:style-name="Text_20_body"><text:span text:style-name="T1">w</text:span></text:p>
          </text:deletion>
        </text:changed-region>
        <text:changed-region xml:id="ct93955979293200" text:id="ct93955979293200">
          <text:deletion>
            <office:change-info>
              <dc:creator>Julia Ringo</dc:creator>
              <dc:date>2023-10-05T13:15:00</dc:date>
            </office:change-info>
            <text:p text:style-name="Text_20_body"><text:span text:style-name="T1"><text:s/>— </text:span></text:p>
          </text:deletion>
        </text:changed-region>
        <text:changed-region xml:id="ct93955979326832" text:id="ct93955979326832">
          <text:insertion>
            <office:change-info>
              <dc:creator>Julia Ringo</dc:creator>
              <dc:date>2023-10-05T13:15:00</dc:date>
            </office:change-info>
          </text:insertion>
        </text:changed-region>
        <text:changed-region xml:id="ct93955979327792" text:id="ct93955979327792">
          <text:deletion>
            <office:change-info>
              <dc:creator>Julia Ringo</dc:creator>
              <dc:date>2023-10-05T13:15:00</dc:date>
            </office:change-info>
            <text:p text:style-name="Text_20_body"><text:span text:style-name="T1"><text:s/>— </text:span></text:p>
          </text:deletion>
        </text:changed-region>
        <text:changed-region xml:id="ct93955979329344" text:id="ct93955979329344">
          <text:insertion>
            <office:change-info>
              <dc:creator>Julia Ringo</dc:creator>
              <dc:date>2023-10-05T13:15:00</dc:date>
            </office:change-info>
          </text:insertion>
        </text:changed-region>
        <text:changed-region xml:id="ct93955979327120" text:id="ct93955979327120">
          <text:insertion>
            <office:change-info>
              <dc:creator>Julia Ringo</dc:creator>
              <dc:date>2023-10-20T15:38:00</dc:date>
            </office:change-info>
          </text:insertion>
        </text:changed-region>
        <text:changed-region xml:id="ct93955979310928" text:id="ct93955979310928">
          <text:insertion>
            <office:change-info>
              <dc:creator>Julia Ringo</dc:creator>
              <dc:date>2023-10-20T15:38:00</dc:date>
            </office:change-info>
          </text:insertion>
        </text:changed-region>
        <text:changed-region xml:id="ct93955979331440" text:id="ct93955979331440">
          <text:deletion>
            <office:change-info>
              <dc:creator>Julia Ringo</dc:creator>
              <dc:date>2023-10-20T15:38:00</dc:date>
            </office:change-info>
            <text:p text:style-name="Text_20_body"><text:span text:style-name="T1">,</text:span></text:p>
          </text:deletion>
        </text:changed-region>
        <text:changed-region xml:id="ct93955979336816" text:id="ct93955979336816">
          <text:insertion>
            <office:change-info>
              <dc:creator>Julia Ringo</dc:creator>
              <dc:date>2023-10-20T15:38:00</dc:date>
            </office:change-info>
          </text:insertion>
        </text:changed-region>
        <text:changed-region xml:id="ct93955973432208" text:id="ct93955973432208">
          <text:deletion>
            <office:change-info>
              <dc:creator>Julia Ringo</dc:creator>
              <dc:date>2023-10-20T15:38:00</dc:date>
            </office:change-info>
            <text:p text:style-name="Text_20_body"><text:span text:style-name="T1">t</text:span></text:p>
          </text:deletion>
        </text:changed-region>
        <text:changed-region xml:id="ct93955979338448" text:id="ct93955979338448">
          <text:insertion>
            <office:change-info>
              <dc:creator>Julia Ringo</dc:creator>
              <dc:date>2023-10-20T15:38:00</dc:date>
            </office:change-info>
          </text:insertion>
        </text:changed-region>
        <text:changed-region xml:id="ct93955979339408" text:id="ct93955979339408">
          <text:deletion>
            <office:change-info>
              <dc:creator>Julia Ringo</dc:creator>
              <dc:date>2023-10-10T11:08:00</dc:date>
            </office:change-info>
            <text:p text:style-name="Text_20_body"><text:span text:style-name="T1">…</text:span></text:p>
          </text:deletion>
        </text:changed-region>
        <text:changed-region xml:id="ct93955979339696" text:id="ct93955979339696">
          <text:deletion>
            <office:change-info>
              <dc:creator>Julia Ringo</dc:creator>
              <dc:date>2023-10-20T15:38:00</dc:date>
            </office:change-info>
            <text:p text:style-name="Text_20_body"><text:span text:style-name="T1"><text:s/>is</text:span></text:p>
          </text:deletion>
        </text:changed-region>
        <text:changed-region xml:id="ct93955979340944" text:id="ct93955979340944">
          <text:insertion>
            <office:change-info>
              <dc:creator>Julia Ringo</dc:creator>
              <dc:date>2023-10-10T11:08:00</dc:date>
            </office:change-info>
          </text:insertion>
        </text:changed-region>
        <text:changed-region xml:id="ct93955979341232" text:id="ct93955979341232">
          <text:deletion>
            <office:change-info>
              <dc:creator>Julia Ringo</dc:creator>
              <dc:date>2023-10-20T15:38:00</dc:date>
            </office:change-info>
            <text:p text:style-name="Text_20_body"><text:span text:style-name="T1"><text:s/></text:span></text:p>
          </text:deletion>
        </text:changed-region>
        <text:changed-region xml:id="ct93955979342192" text:id="ct93955979342192">
          <text:deletion>
            <office:change-info>
              <dc:creator>Julia Ringo</dc:creator>
              <dc:date>2023-10-20T15:38:00</dc:date>
            </office:change-info>
            <text:p text:style-name="Text_20_body"><text:span text:style-name="T1"><text:s/>now</text:span></text:p>
          </text:deletion>
        </text:changed-region>
        <text:changed-region xml:id="ct93955979340608" text:id="ct93955979340608">
          <text:deletion>
            <office:change-info>
              <dc:creator>Julia Ringo</dc:creator>
              <dc:date>2023-10-20T15:38:00</dc:date>
            </office:change-info>
            <text:p text:style-name="Text_20_body"><text:span text:style-name="T1">‘</text:span></text:p>
          </text:deletion>
        </text:changed-region>
        <text:changed-region xml:id="ct93955979337104" text:id="ct93955979337104">
          <text:insertion>
            <office:change-info>
              <dc:creator>Julia Ringo</dc:creator>
              <dc:date>2023-10-20T15:38:00</dc:date>
            </office:change-info>
          </text:insertion>
        </text:changed-region>
        <text:changed-region xml:id="ct93955979352032" text:id="ct93955979352032">
          <text:insertion>
            <office:change-info>
              <dc:creator>Julia Ringo</dc:creator>
              <dc:date>2023-10-20T15:38:00</dc:date>
            </office:change-info>
          </text:insertion>
        </text:changed-region>
        <text:changed-region xml:id="ct93955979354816" text:id="ct93955979354816">
          <text:insertion>
            <office:change-info>
              <dc:creator>Julia Ringo</dc:creator>
              <dc:date>2023-10-20T15:38:00</dc:date>
            </office:change-info>
          </text:insertion>
        </text:changed-region>
        <text:changed-region xml:id="ct93955979355104" text:id="ct93955979355104">
          <text:deletion>
            <office:change-info>
              <dc:creator>Julia Ringo</dc:creator>
              <dc:date>2023-10-20T15:38:00</dc:date>
            </office:change-info>
            <text:p text:style-name="Text_20_body"><text:span text:style-name="T1">: </text:span></text:p>
          </text:deletion>
        </text:changed-region>
        <text:changed-region xml:id="ct93955979356112" text:id="ct93955979356112">
          <text:insertion>
            <office:change-info>
              <dc:creator>Julia Ringo</dc:creator>
              <dc:date>2023-10-20T15:38:00</dc:date>
            </office:change-info>
          </text:insertion>
        </text:changed-region>
        <text:changed-region xml:id="ct93955979336480" text:id="ct93955979336480">
          <text:deletion>
            <office:change-info>
              <dc:creator>Julia Ringo</dc:creator>
              <dc:date>2023-10-10T11:08:00</dc:date>
            </office:change-info>
            <text:p text:style-name="Text_20_body"><text:span text:style-name="T1">…</text:span></text:p>
          </text:deletion>
        </text:changed-region>
        <text:changed-region xml:id="ct93955972727696" text:id="ct93955972727696">
          <text:insertion>
            <office:change-info>
              <dc:creator>Julia Ringo</dc:creator>
              <dc:date>2023-10-10T11:08:00</dc:date>
            </office:change-info>
          </text:insertion>
        </text:changed-region>
        <text:changed-region xml:id="ct93955979373248" text:id="ct93955979373248">
          <text:deletion>
            <office:change-info>
              <dc:creator>Julia Ringo</dc:creator>
              <dc:date>2023-10-10T11:08:00</dc:date>
            </office:change-info>
            <text:p text:style-name="Text_20_body"><text:span text:style-name="T1">…</text:span></text:p>
          </text:deletion>
        </text:changed-region>
        <text:changed-region xml:id="ct93955979374208" text:id="ct93955979374208">
          <text:insertion>
            <office:change-info>
              <dc:creator>Julia Ringo</dc:creator>
              <dc:date>2023-10-10T11:08:00</dc:date>
            </office:change-info>
          </text:insertion>
        </text:changed-region>
        <text:changed-region xml:id="ct93955979374496" text:id="ct93955979374496">
          <text:deletion>
            <office:change-info>
              <dc:creator>Julia Ringo</dc:creator>
              <dc:date>2023-10-20T15:39:00</dc:date>
            </office:change-info>
            <text:p text:style-name="Text_20_body"><text:span text:style-name="T1"><text:s/></text:span></text:p>
          </text:deletion>
        </text:changed-region>
        <text:changed-region xml:id="ct93955979368880" text:id="ct93955979368880">
          <text:deletion>
            <office:change-info>
              <dc:creator>Julia Ringo</dc:creator>
              <dc:date>2023-10-05T13:15:00</dc:date>
            </office:change-info>
            <text:p text:style-name="Text_20_body"><text:span text:style-name="T1"><text:s/>— </text:span></text:p>
          </text:deletion>
        </text:changed-region>
        <text:changed-region xml:id="ct93955979372576" text:id="ct93955979372576">
          <text:insertion>
            <office:change-info>
              <dc:creator>Julia Ringo</dc:creator>
              <dc:date>2023-10-05T13:15:00</dc:date>
            </office:change-info>
          </text:insertion>
        </text:changed-region>
        <text:changed-region xml:id="ct93955979385840" text:id="ct93955979385840">
          <text:deletion>
            <office:change-info>
              <dc:creator>Julia Ringo</dc:creator>
              <dc:date>2023-10-10T11:08:00</dc:date>
            </office:change-info>
            <text:p text:style-name="Text_20_body"><text:span text:style-name="T1">…</text:span></text:p>
          </text:deletion>
        </text:changed-region>
        <text:changed-region xml:id="ct93955979383488" text:id="ct93955979383488">
          <text:insertion>
            <office:change-info>
              <dc:creator>Julia Ringo</dc:creator>
              <dc:date>2023-10-10T11:08:00</dc:date>
            </office:change-info>
          </text:insertion>
        </text:changed-region>
        <text:changed-region xml:id="ct93955979363360" text:id="ct93955979363360">
          <text:deletion>
            <office:change-info>
              <dc:creator>Julia Ringo</dc:creator>
              <dc:date>2023-10-10T11:08:00</dc:date>
            </office:change-info>
            <text:p text:style-name="Text_20_body"><text:span text:style-name="T1">…</text:span></text:p>
          </text:deletion>
        </text:changed-region>
        <text:changed-region xml:id="ct93955979395584" text:id="ct93955979395584">
          <text:insertion>
            <office:change-info>
              <dc:creator>Julia Ringo</dc:creator>
              <dc:date>2023-10-10T11:08:00</dc:date>
            </office:change-info>
          </text:insertion>
        </text:changed-region>
        <text:changed-region xml:id="ct93955979395872" text:id="ct93955979395872">
          <text:deletion>
            <office:change-info>
              <dc:creator>Julia Ringo</dc:creator>
              <dc:date>2023-10-20T15:39:00</dc:date>
            </office:change-info>
            <text:p text:style-name="Text_20_body"><text:span text:style-name="T1"><text:s/></text:span></text:p>
          </text:deletion>
        </text:changed-region>
        <text:changed-region xml:id="ct93955979397840" text:id="ct93955979397840">
          <text:deletion>
            <office:change-info>
              <dc:creator>Julia Ringo</dc:creator>
              <dc:date>2023-10-10T11:08:00</dc:date>
            </office:change-info>
            <text:p text:style-name="Text_20_body"><text:span text:style-name="T1">…</text:span></text:p>
          </text:deletion>
        </text:changed-region>
        <text:changed-region xml:id="ct93955979398800" text:id="ct93955979398800">
          <text:insertion>
            <office:change-info>
              <dc:creator>Julia Ringo</dc:creator>
              <dc:date>2023-10-10T11:08:00</dc:date>
            </office:change-info>
          </text:insertion>
        </text:changed-region>
        <text:changed-region xml:id="ct93955979320432" text:id="ct93955979320432">
          <text:deletion>
            <office:change-info>
              <dc:creator>Julia Ringo</dc:creator>
              <dc:date>2023-10-10T11:08:00</dc:date>
            </office:change-info>
            <text:p text:style-name="Text_20_body"><text:span text:style-name="T1">…</text:span></text:p>
          </text:deletion>
        </text:changed-region>
        <text:changed-region xml:id="ct93955979355824" text:id="ct93955979355824">
          <text:insertion>
            <office:change-info>
              <dc:creator>Julia Ringo</dc:creator>
              <dc:date>2023-10-10T11:08:00</dc:date>
            </office:change-info>
          </text:insertion>
        </text:changed-region>
        <text:changed-region xml:id="ct93955979413392" text:id="ct93955979413392">
          <text:deletion>
            <office:change-info>
              <dc:creator>Julia Ringo</dc:creator>
              <dc:date>2023-10-20T15:39:00</dc:date>
            </office:change-info>
            <text:p text:style-name="Text_20_body"><text:span text:style-name="T1">,</text:span></text:p>
          </text:deletion>
        </text:changed-region>
        <text:changed-region xml:id="ct93955979417328" text:id="ct93955979417328">
          <text:insertion>
            <office:change-info>
              <dc:creator>Julia Ringo</dc:creator>
              <dc:date>2023-10-20T15:39:00</dc:date>
            </office:change-info>
          </text:insertion>
        </text:changed-region>
        <text:changed-region xml:id="ct93955979418960" text:id="ct93955979418960">
          <text:deletion>
            <office:change-info>
              <dc:creator>Julia Ringo</dc:creator>
              <dc:date>2023-10-05T13:15:00</dc:date>
            </office:change-info>
            <text:p text:style-name="Text_20_body"><text:span text:style-name="T2"><text:s/>— </text:span></text:p>
          </text:deletion>
        </text:changed-region>
        <text:changed-region xml:id="ct93955979419920" text:id="ct93955979419920">
          <text:insertion>
            <office:change-info>
              <dc:creator>Julia Ringo</dc:creator>
              <dc:date>2023-10-05T13:15:00</dc:date>
            </office:change-info>
          </text:insertion>
        </text:changed-region>
        <text:changed-region xml:id="ct93955979421552" text:id="ct93955979421552">
          <text:insertion>
            <office:change-info>
              <dc:creator>Julia Ringo</dc:creator>
              <dc:date>2023-10-20T15:39:00</dc:date>
            </office:change-info>
          </text:insertion>
        </text:changed-region>
        <text:changed-region xml:id="ct93955979289200" text:id="ct93955979289200">
          <text:deletion>
            <office:change-info>
              <dc:creator>Julia Ringo</dc:creator>
              <dc:date>2023-10-10T11:08:00</dc:date>
            </office:change-info>
            <text:p text:style-name="Text_20_body"><text:span text:style-name="T1">…</text:span></text:p>
          </text:deletion>
        </text:changed-region>
        <text:changed-region xml:id="ct93955979419248" text:id="ct93955979419248">
          <text:insertion>
            <office:change-info>
              <dc:creator>Julia Ringo</dc:creator>
              <dc:date>2023-10-10T11:08:00</dc:date>
            </office:change-info>
          </text:insertion>
        </text:changed-region>
        <text:changed-region xml:id="ct93955979419536" text:id="ct93955979419536">
          <text:deletion>
            <office:change-info>
              <dc:creator>Julia Ringo</dc:creator>
              <dc:date>2023-10-20T15:39:00</dc:date>
            </office:change-info>
            <text:p text:style-name="Text_20_body"><text:span text:style-name="T1"><text:s/></text:span></text:p>
          </text:deletion>
        </text:changed-region>
        <text:changed-region xml:id="ct93955979421216" text:id="ct93955979421216">
          <text:insertion>
            <office:change-info>
              <dc:creator>Julia Ringo</dc:creator>
              <dc:date>2023-10-20T15:39:00</dc:date>
            </office:change-info>
          </text:insertion>
        </text:changed-region>
        <text:changed-region xml:id="ct93955979420688" text:id="ct93955979420688">
          <text:insertion>
            <office:change-info>
              <dc:creator>Julia Ringo</dc:creator>
              <dc:date>2023-10-20T15:40:00</dc:date>
            </office:change-info>
          </text:insertion>
        </text:changed-region>
        <text:changed-region xml:id="ct93955979432736" text:id="ct93955979432736">
          <text:deletion>
            <office:change-info>
              <dc:creator>Julia Ringo</dc:creator>
              <dc:date>2023-10-20T15:40:00</dc:date>
            </office:change-info>
            <text:p text:style-name="Text_20_body"><text:span text:style-name="T1">300 </text:span></text:p>
          </text:deletion>
        </text:changed-region>
        <text:changed-region xml:id="ct93955979433696" text:id="ct93955979433696">
          <text:insertion>
            <office:change-info>
              <dc:creator>Julia Ringo</dc:creator>
              <dc:date>2023-10-20T15:40:00</dc:date>
            </office:change-info>
          </text:insertion>
        </text:changed-region>
        <text:changed-region xml:id="ct93955979446624" text:id="ct93955979446624">
          <text:insertion>
            <office:change-info>
              <dc:creator>Julia Ringo</dc:creator>
              <dc:date>2023-10-20T15:40:00</dc:date>
            </office:change-info>
          </text:insertion>
        </text:changed-region>
        <text:changed-region xml:id="ct93955979452384" text:id="ct93955979452384">
          <text:insertion>
            <office:change-info>
              <dc:creator>Julia Ringo</dc:creator>
              <dc:date>2023-10-20T15:40:00</dc:date>
            </office:change-info>
          </text:insertion>
        </text:changed-region>
        <text:changed-region xml:id="ct93955979454016" text:id="ct93955979454016">
          <text:insertion>
            <office:change-info>
              <dc:creator>Julia Ringo</dc:creator>
              <dc:date>2023-10-20T15:41:00</dc:date>
            </office:change-info>
          </text:insertion>
        </text:changed-region>
        <text:changed-region xml:id="ct93955979454304" text:id="ct93955979454304">
          <text:deletion>
            <office:change-info>
              <dc:creator>Julia Ringo</dc:creator>
              <dc:date>2023-10-20T15:41:00</dc:date>
            </office:change-info>
            <text:p text:style-name="Text_20_body"><text:span text:style-name="T1"><text:s/>with</text:span></text:p>
          </text:deletion>
        </text:changed-region>
        <text:changed-region xml:id="ct93955979455936" text:id="ct93955979455936">
          <text:insertion>
            <office:change-info>
              <dc:creator>Julia Ringo</dc:creator>
              <dc:date>2023-10-20T15:41:00</dc:date>
            </office:change-info>
          </text:insertion>
        </text:changed-region>
        <text:changed-region xml:id="ct93955979456224" text:id="ct93955979456224">
          <text:deletion>
            <office:change-info>
              <dc:creator>Julia Ringo</dc:creator>
              <dc:date>2023-10-20T15:41:00</dc:date>
            </office:change-info>
            <text:p text:style-name="Text_20_body"><text:span text:style-name="T1">ing</text:span></text:p>
          </text:deletion>
        </text:changed-region>
        <text:changed-region xml:id="ct93955979454592" text:id="ct93955979454592">
          <text:deletion>
            <office:change-info>
              <dc:creator>Julia Ringo</dc:creator>
              <dc:date>2023-10-20T15:41:00</dc:date>
            </office:change-info>
            <text:p text:style-name="Text_20_body"><text:span text:style-name="T1">filled with coffee </text:span></text:p>
          </text:deletion>
        </text:changed-region>
        <text:changed-region xml:id="ct93955979463376" text:id="ct93955979463376">
          <text:insertion>
            <office:change-info>
              <dc:creator>Julia Ringo</dc:creator>
              <dc:date>2023-10-20T15:41:00</dc:date>
            </office:change-info>
          </text:insertion>
        </text:changed-region>
        <text:changed-region xml:id="ct93955979465008" text:id="ct93955979465008">
          <text:insertion>
            <office:change-info>
              <dc:creator>Julia Ringo</dc:creator>
              <dc:date>2023-10-20T15:41:00</dc:date>
            </office:change-info>
          </text:insertion>
        </text:changed-region>
        <text:changed-region xml:id="ct93955979465296" text:id="ct93955979465296">
          <text:deletion>
            <office:change-info>
              <dc:creator>Julia Ringo</dc:creator>
              <dc:date>2023-10-20T15:41:00</dc:date>
            </office:change-info>
            <text:p text:style-name="Text_20_body"><text:span text:style-name="T1">,</text:span></text:p>
          </text:deletion>
        </text:changed-region>
        <text:changed-region xml:id="ct93955979466928" text:id="ct93955979466928">
          <text:insertion>
            <office:change-info>
              <dc:creator>Julia Ringo</dc:creator>
              <dc:date>2023-10-20T15:41:00</dc:date>
            </office:change-info>
          </text:insertion>
        </text:changed-region>
        <text:changed-region xml:id="ct93955979467216" text:id="ct93955979467216">
          <text:deletion>
            <office:change-info>
              <dc:creator>Julia Ringo</dc:creator>
              <dc:date>2023-10-20T15:41:00</dc:date>
            </office:change-info>
            <text:p text:style-name="Text_20_body"><text:span text:style-name="T1">w</text:span></text:p>
          </text:deletion>
        </text:changed-region>
        <text:changed-region xml:id="ct93955979466400" text:id="ct93955979466400">
          <text:insertion>
            <office:change-info>
              <dc:creator>Julia Ringo</dc:creator>
              <dc:date>2023-10-20T15:41:00</dc:date>
            </office:change-info>
          </text:insertion>
        </text:changed-region>
        <text:changed-region xml:id="ct93955979476528" text:id="ct93955979476528">
          <text:insertion>
            <office:change-info>
              <dc:creator>Julia Ringo</dc:creator>
              <dc:date>2023-10-20T15:41:00</dc:date>
            </office:change-info>
          </text:insertion>
        </text:changed-region>
        <text:changed-region xml:id="ct93955979453008" text:id="ct93955979453008">
          <text:deletion>
            <office:change-info>
              <dc:creator>Julia Ringo</dc:creator>
              <dc:date>2023-10-10T11:08:00</dc:date>
            </office:change-info>
            <text:p text:style-name="Text_20_body"><text:span text:style-name="T1">…</text:span></text:p>
          </text:deletion>
        </text:changed-region>
        <text:changed-region xml:id="ct93955979479984" text:id="ct93955979479984">
          <text:insertion>
            <office:change-info>
              <dc:creator>Julia Ringo</dc:creator>
              <dc:date>2023-10-10T11:08:00</dc:date>
            </office:change-info>
          </text:insertion>
        </text:changed-region>
        <text:changed-region xml:id="ct93955979484176" text:id="ct93955979484176">
          <text:insertion>
            <office:change-info>
              <dc:creator>Julia Ringo</dc:creator>
              <dc:date>2023-10-20T15:41:00</dc:date>
            </office:change-info>
          </text:insertion>
        </text:changed-region>
        <text:changed-region xml:id="ct93955979375600" text:id="ct93955979375600">
          <text:deletion>
            <office:change-info>
              <dc:creator>Julia Ringo</dc:creator>
              <dc:date>2023-10-05T13:15:00</dc:date>
            </office:change-info>
            <text:p text:style-name="Text_20_body"><text:span text:style-name="T1"><text:s/>— </text:span></text:p>
          </text:deletion>
        </text:changed-region>
        <text:changed-region xml:id="ct93955979497488" text:id="ct93955979497488">
          <text:insertion>
            <office:change-info>
              <dc:creator>Julia Ringo</dc:creator>
              <dc:date>2023-10-05T13:15:00</dc:date>
            </office:change-info>
          </text:insertion>
        </text:changed-region>
        <text:changed-region xml:id="ct93955979515408" text:id="ct93955979515408">
          <text:insertion>
            <office:change-info>
              <dc:creator>Julia Ringo</dc:creator>
              <dc:date>2023-10-20T15:42:00</dc:date>
            </office:change-info>
          </text:insertion>
        </text:changed-region>
        <text:changed-region xml:id="ct93955979517696" text:id="ct93955979517696">
          <text:insertion>
            <office:change-info>
              <dc:creator>Julia Ringo</dc:creator>
              <dc:date>2023-10-20T15:42:00</dc:date>
            </office:change-info>
          </text:insertion>
        </text:changed-region>
        <text:changed-region xml:id="ct93955979524896" text:id="ct93955979524896">
          <text:deletion>
            <office:change-info>
              <dc:creator>Julia Ringo</dc:creator>
              <dc:date>2023-10-20T15:42:00</dc:date>
            </office:change-info>
            <text:p text:style-name="Text_20_body"><text:span text:style-name="T1">,</text:span></text:p>
          </text:deletion>
        </text:changed-region>
        <text:changed-region xml:id="ct93955979529040" text:id="ct93955979529040">
          <text:deletion>
            <office:change-info>
              <dc:creator>Julia Ringo</dc:creator>
              <dc:date>2023-10-20T15:42:00</dc:date>
            </office:change-info>
            <text:p text:style-name="Text_20_body"><text:span text:style-name="T1">100 </text:span></text:p>
          </text:deletion>
        </text:changed-region>
        <text:changed-region xml:id="ct93955979529392" text:id="ct93955979529392">
          <text:insertion>
            <office:change-info>
              <dc:creator>Julia Ringo</dc:creator>
              <dc:date>2023-10-20T15:42:00</dc:date>
            </office:change-info>
          </text:insertion>
        </text:changed-region>
        <text:changed-region xml:id="ct93955979544192" text:id="ct93955979544192">
          <text:insertion>
            <office:change-info>
              <dc:creator>Julia Ringo</dc:creator>
              <dc:date>2023-10-20T15:43:00</dc:date>
            </office:change-info>
          </text:insertion>
        </text:changed-region>
        <text:changed-region xml:id="ct93955979545152" text:id="ct93955979545152">
          <text:deletion>
            <office:change-info>
              <dc:creator>Julia Ringo</dc:creator>
              <dc:date>2023-10-20T15:43:00</dc:date>
            </office:change-info>
            <text:p text:style-name="Text_20_body"><text:span text:style-name="T1">where </text:span></text:p>
          </text:deletion>
        </text:changed-region>
        <text:changed-region xml:id="ct93955979542848" text:id="ct93955979542848">
          <text:insertion>
            <office:change-info>
              <dc:creator>Julia Ringo</dc:creator>
              <dc:date>2023-10-20T15:43:00</dc:date>
            </office:change-info>
          </text:insertion>
        </text:changed-region>
        <text:changed-region xml:id="ct93955979543808" text:id="ct93955979543808">
          <text:deletion>
            <office:change-info>
              <dc:creator>Julia Ringo</dc:creator>
              <dc:date>2023-10-20T15:43:00</dc:date>
            </office:change-info>
            <text:p text:style-name="Text_20_body"><text:span text:style-name="T1">with </text:span></text:p>
          </text:deletion>
        </text:changed-region>
        <text:changed-region xml:id="ct93955979544480" text:id="ct93955979544480">
          <text:deletion>
            <office:change-info>
              <dc:creator>Julia Ringo</dc:creator>
              <dc:date>2023-10-05T13:15:00</dc:date>
            </office:change-info>
            <text:p text:style-name="Text_20_body"><text:span text:style-name="T1"><text:s/>— </text:span></text:p>
          </text:deletion>
        </text:changed-region>
        <text:changed-region xml:id="ct93955979561008" text:id="ct93955979561008">
          <text:insertion>
            <office:change-info>
              <dc:creator>Julia Ringo</dc:creator>
              <dc:date>2023-10-05T13:15:00</dc:date>
            </office:change-info>
          </text:insertion>
        </text:changed-region>
        <text:changed-region xml:id="ct93955979560304" text:id="ct93955979560304">
          <text:deletion>
            <office:change-info>
              <dc:creator>Julia Ringo</dc:creator>
              <dc:date>2023-10-05T13:15:00</dc:date>
            </office:change-info>
            <text:p text:style-name="Text_20_body"><text:span text:style-name="T1"><text:s/>— </text:span></text:p>
          </text:deletion>
        </text:changed-region>
        <text:changed-region xml:id="ct93955979561712" text:id="ct93955979561712">
          <text:insertion>
            <office:change-info>
              <dc:creator>Julia Ringo</dc:creator>
              <dc:date>2023-10-05T13:15:00</dc:date>
            </office:change-info>
          </text:insertion>
        </text:changed-region>
        <text:changed-region xml:id="ct93955979557968" text:id="ct93955979557968">
          <text:deletion>
            <office:change-info>
              <dc:creator>Julia Ringo</dc:creator>
              <dc:date>2023-10-20T15:43:00</dc:date>
            </office:change-info>
            <text:p text:style-name="Text_20_body"><text:span text:style-name="T1">,</text:span></text:p>
          </text:deletion>
        </text:changed-region>
        <text:changed-region xml:id="ct93955979587120" text:id="ct93955979587120">
          <text:insertion>
            <office:change-info>
              <dc:creator>Julia Ringo</dc:creator>
              <dc:date>2023-10-20T15:45:00</dc:date>
            </office:change-info>
          </text:insertion>
        </text:changed-region>
        <text:changed-region xml:id="ct93955979599536" text:id="ct93955979599536">
          <text:insertion>
            <office:change-info>
              <dc:creator>Julia Ringo</dc:creator>
              <dc:date>2023-10-20T15:45:00</dc:date>
            </office:change-info>
          </text:insertion>
        </text:changed-region>
        <text:changed-region xml:id="ct93955979607696" text:id="ct93955979607696">
          <text:deletion>
            <office:change-info>
              <dc:creator>Julia Ringo</dc:creator>
              <dc:date>2023-10-05T13:15:00</dc:date>
            </office:change-info>
            <text:p text:style-name="Text_20_body"><text:span text:style-name="T1"><text:s/>— </text:span></text:p>
          </text:deletion>
        </text:changed-region>
        <text:changed-region xml:id="ct93955979614176" text:id="ct93955979614176">
          <text:insertion>
            <office:change-info>
              <dc:creator>Julia Ringo</dc:creator>
              <dc:date>2023-10-05T13:15:00</dc:date>
            </office:change-info>
          </text:insertion>
        </text:changed-region>
        <text:changed-region xml:id="ct93955979615136" text:id="ct93955979615136">
          <text:deletion>
            <office:change-info>
              <dc:creator>Julia Ringo</dc:creator>
              <dc:date>2023-10-05T13:15:00</dc:date>
            </office:change-info>
            <text:p text:style-name="Text_20_body"><text:span text:style-name="T1"><text:s/>— </text:span></text:p>
          </text:deletion>
        </text:changed-region>
        <text:changed-region xml:id="ct93955979616096" text:id="ct93955979616096">
          <text:insertion>
            <office:change-info>
              <dc:creator>Julia Ringo</dc:creator>
              <dc:date>2023-10-05T13:15:00</dc:date>
            </office:change-info>
          </text:insertion>
        </text:changed-region>
        <text:changed-region xml:id="ct93955979624368" text:id="ct93955979624368">
          <text:insertion>
            <office:change-info>
              <dc:creator>Julia Ringo</dc:creator>
              <dc:date>2023-10-20T15:45:00</dc:date>
            </office:change-info>
          </text:insertion>
        </text:changed-region>
        <text:changed-region xml:id="ct93955979487776" text:id="ct93955979487776">
          <text:deletion>
            <office:change-info>
              <dc:creator>Julia Ringo</dc:creator>
              <dc:date>2023-10-10T11:08:00</dc:date>
            </office:change-info>
            <text:p text:style-name="Text_20_body"><text:span text:style-name="T1">…</text:span></text:p>
          </text:deletion>
        </text:changed-region>
        <text:changed-region xml:id="ct93955979621680" text:id="ct93955979621680">
          <text:insertion>
            <office:change-info>
              <dc:creator>Julia Ringo</dc:creator>
              <dc:date>2023-10-10T11:08:00</dc:date>
            </office:change-info>
          </text:insertion>
        </text:changed-region>
        <text:changed-region xml:id="ct93955979188960" text:id="ct93955979188960">
          <text:deletion>
            <office:change-info>
              <dc:creator>Julia Ringo</dc:creator>
              <dc:date>2023-10-10T11:08:00</dc:date>
            </office:change-info>
            <text:p text:style-name="Text_20_body"><text:span text:style-name="T1">…</text:span></text:p>
          </text:deletion>
        </text:changed-region>
        <text:changed-region xml:id="ct93955979190192" text:id="ct93955979190192">
          <text:insertion>
            <office:change-info>
              <dc:creator>Julia Ringo</dc:creator>
              <dc:date>2023-10-10T11:08:00</dc:date>
            </office:change-info>
          </text:insertion>
        </text:changed-region>
        <text:changed-region xml:id="ct93955979190480" text:id="ct93955979190480">
          <text:deletion>
            <office:change-info>
              <dc:creator>Julia Ringo</dc:creator>
              <dc:date>2023-10-20T15:45:00</dc:date>
            </office:change-info>
            <text:p text:style-name="Text_20_body"><text:span text:style-name="T1"><text:s/></text:span></text:p>
          </text:deletion>
        </text:changed-region>
        <text:changed-region xml:id="ct93955979621968" text:id="ct93955979621968">
          <text:insertion>
            <office:change-info>
              <dc:creator>Julia Ringo</dc:creator>
              <dc:date>2023-10-20T15:46:00</dc:date>
            </office:change-info>
          </text:insertion>
        </text:changed-region>
        <text:changed-region xml:id="ct93955979587408" text:id="ct93955979587408">
          <text:deletion>
            <office:change-info>
              <dc:creator>Julia Ringo</dc:creator>
              <dc:date>2023-10-05T13:15:00</dc:date>
            </office:change-info>
            <text:p text:style-name="Text_20_body"><text:span text:style-name="T1"><text:s/>— </text:span></text:p>
          </text:deletion>
        </text:changed-region>
        <text:changed-region xml:id="ct93955979668960" text:id="ct93955979668960">
          <text:insertion>
            <office:change-info>
              <dc:creator>Julia Ringo</dc:creator>
              <dc:date>2023-10-05T13:15:00</dc:date>
            </office:change-info>
          </text:insertion>
        </text:changed-region>
        <text:changed-region xml:id="ct93955979658512" text:id="ct93955979658512">
          <text:insertion>
            <office:change-info>
              <dc:creator>Julia Ringo</dc:creator>
              <dc:date>2023-10-20T15:46:00</dc:date>
            </office:change-info>
          </text:insertion>
        </text:changed-region>
        <text:changed-region xml:id="ct93955979668288" text:id="ct93955979668288">
          <text:deletion>
            <office:change-info>
              <dc:creator>Julia Ringo</dc:creator>
              <dc:date>2023-10-05T13:15:00</dc:date>
            </office:change-info>
            <text:p text:style-name="Text_20_body"><text:span text:style-name="T1"><text:s/>— </text:span></text:p>
          </text:deletion>
        </text:changed-region>
        <text:changed-region xml:id="ct93955979668576" text:id="ct93955979668576">
          <text:insertion>
            <office:change-info>
              <dc:creator>Julia Ringo</dc:creator>
              <dc:date>2023-10-05T13:15:00</dc:date>
            </office:change-info>
          </text:insertion>
        </text:changed-region>
        <text:changed-region xml:id="ct93955979697008" text:id="ct93955979697008">
          <text:insertion>
            <office:change-info>
              <dc:creator>Julia Ringo</dc:creator>
              <dc:date>2023-10-20T15:46:00</dc:date>
            </office:change-info>
          </text:insertion>
        </text:changed-region>
        <text:changed-region xml:id="ct93955979697968" text:id="ct93955979697968">
          <text:deletion>
            <office:change-info>
              <dc:creator>Julia Ringo</dc:creator>
              <dc:date>2023-10-10T11:08:00</dc:date>
            </office:change-info>
            <text:p text:style-name="Text_20_body"><text:span text:style-name="T1">…</text:span></text:p>
          </text:deletion>
        </text:changed-region>
        <text:changed-region xml:id="ct93955979698928" text:id="ct93955979698928">
          <text:insertion>
            <office:change-info>
              <dc:creator>Julia Ringo</dc:creator>
              <dc:date>2023-10-10T11:08:00</dc:date>
            </office:change-info>
          </text:insertion>
        </text:changed-region>
        <text:changed-region xml:id="ct93955979697296" text:id="ct93955979697296">
          <text:insertion>
            <office:change-info>
              <dc:creator>Julia Ringo</dc:creator>
              <dc:date>2023-10-20T15:47:00</dc:date>
            </office:change-info>
          </text:insertion>
        </text:changed-region>
        <text:changed-region xml:id="ct93955979697584" text:id="ct93955979697584">
          <text:deletion>
            <office:change-info>
              <dc:creator>Julia Ringo</dc:creator>
              <dc:date>2023-10-20T15:47:00</dc:date>
            </office:change-info>
            <text:p text:style-name="Text_20_body"><text:span text:style-name="T1">,</text:span></text:p>
          </text:deletion>
        </text:changed-region>
        <text:changed-region xml:id="ct93955979707040" text:id="ct93955979707040">
          <text:insertion>
            <office:change-info>
              <dc:creator>Julia Ringo</dc:creator>
              <dc:date>2023-10-20T15:47:00</dc:date>
            </office:change-info>
          </text:insertion>
        </text:changed-region>
        <text:changed-region xml:id="ct93955979492768" text:id="ct93955979492768">
          <text:format-change>
            <office:change-info>
              <dc:creator>Julia Ringo</dc:creator>
              <dc:date>2023-10-20T15:47:00</dc:date>
            </office:change-info>
          </text:format-change>
        </text:changed-region>
        <text:changed-region xml:id="ct93955979715024" text:id="ct93955979715024">
          <text:insertion>
            <office:change-info>
              <dc:creator>Julia Ringo</dc:creator>
              <dc:date>2023-10-20T15:47:00</dc:date>
            </office:change-info>
          </text:insertion>
        </text:changed-region>
        <text:changed-region xml:id="ct93955979719824" text:id="ct93955979719824">
          <text:insertion>
            <office:change-info>
              <dc:creator>Julia Ringo</dc:creator>
              <dc:date>2023-10-20T15:47:00</dc:date>
            </office:change-info>
          </text:insertion>
        </text:changed-region>
        <text:changed-region xml:id="ct93955979721104" text:id="ct93955979721104">
          <text:deletion>
            <office:change-info>
              <dc:creator>Julia Ringo</dc:creator>
              <dc:date>2023-10-05T13:15:00</dc:date>
            </office:change-info>
            <text:p text:style-name="Text_20_body"><text:span text:style-name="T1"><text:s/>— </text:span></text:p>
          </text:deletion>
        </text:changed-region>
        <text:changed-region xml:id="ct93955979723408" text:id="ct93955979723408">
          <text:insertion>
            <office:change-info>
              <dc:creator>Julia Ringo</dc:creator>
              <dc:date>2023-10-05T13:15:00</dc:date>
            </office:change-info>
          </text:insertion>
        </text:changed-region>
        <text:changed-region xml:id="ct93955979715792" text:id="ct93955979715792">
          <text:insertion>
            <office:change-info>
              <dc:creator>Julia Ringo</dc:creator>
              <dc:date>2023-10-20T15:47:00</dc:date>
            </office:change-info>
          </text:insertion>
        </text:changed-region>
        <text:changed-region xml:id="ct93955979725568" text:id="ct93955979725568">
          <text:deletion>
            <office:change-info>
              <dc:creator>Julia Ringo</dc:creator>
              <dc:date>2023-10-10T11:08:00</dc:date>
            </office:change-info>
            <text:p text:style-name="Text_20_body"><text:span text:style-name="T1">…</text:span></text:p>
          </text:deletion>
        </text:changed-region>
        <text:changed-region xml:id="ct93955979720112" text:id="ct93955979720112">
          <text:insertion>
            <office:change-info>
              <dc:creator>Julia Ringo</dc:creator>
              <dc:date>2023-10-10T11:08:00</dc:date>
            </office:change-info>
          </text:insertion>
        </text:changed-region>
        <text:changed-region xml:id="ct93955979735648" text:id="ct93955979735648">
          <text:insertion>
            <office:change-info>
              <dc:creator>Julia Ringo</dc:creator>
              <dc:date>2023-10-20T15:47:00</dc:date>
            </office:change-info>
          </text:insertion>
        </text:changed-region>
        <text:changed-region xml:id="ct93955979721392" text:id="ct93955979721392">
          <text:deletion>
            <office:change-info>
              <dc:creator>Julia Ringo</dc:creator>
              <dc:date>2023-10-05T13:15:00</dc:date>
            </office:change-info>
            <text:p text:style-name="Text_20_body"><text:span text:style-name="T1"><text:s/>— </text:span></text:p>
          </text:deletion>
        </text:changed-region>
        <text:changed-region xml:id="ct93955979720400" text:id="ct93955979720400">
          <text:insertion>
            <office:change-info>
              <dc:creator>Julia Ringo</dc:creator>
              <dc:date>2023-10-05T13:15:00</dc:date>
            </office:change-info>
          </text:insertion>
        </text:changed-region>
        <text:changed-region xml:id="ct93955979743616" text:id="ct93955979743616">
          <text:insertion>
            <office:change-info>
              <dc:creator>Julia Ringo</dc:creator>
              <dc:date>2023-10-20T15:48:00</dc:date>
            </office:change-info>
          </text:insertion>
        </text:changed-region>
        <text:changed-region xml:id="ct93955979747024" text:id="ct93955979747024">
          <text:insertion>
            <office:change-info>
              <dc:creator>Julia Ringo</dc:creator>
              <dc:date>2023-10-20T15:48:00</dc:date>
            </office:change-info>
          </text:insertion>
        </text:changed-region>
        <text:changed-region xml:id="ct93955979746736" text:id="ct93955979746736">
          <text:deletion>
            <office:change-info>
              <dc:creator>Julia Ringo</dc:creator>
              <dc:date>2023-10-20T15:48:00</dc:date>
            </office:change-info>
            <text:p text:style-name="Text_20_body"><text:span text:style-name="T1">,</text:span></text:p>
          </text:deletion>
        </text:changed-region>
        <text:changed-region xml:id="ct93955979753440" text:id="ct93955979753440">
          <text:deletion>
            <office:change-info>
              <dc:creator>Julia Ringo</dc:creator>
              <dc:date>2023-10-10T11:08:00</dc:date>
            </office:change-info>
            <text:p text:style-name="Text_20_body"><text:span text:style-name="T1">…</text:span></text:p>
          </text:deletion>
        </text:changed-region>
        <text:changed-region xml:id="ct93955979754064" text:id="ct93955979754064">
          <text:insertion>
            <office:change-info>
              <dc:creator>Julia Ringo</dc:creator>
              <dc:date>2023-10-10T11:08:00</dc:date>
            </office:change-info>
          </text:insertion>
        </text:changed-region>
        <text:changed-region xml:id="ct93955979734304" text:id="ct93955979734304">
          <text:deletion>
            <office:change-info>
              <dc:creator>Julia Ringo</dc:creator>
              <dc:date>2023-10-05T13:15:00</dc:date>
            </office:change-info>
            <text:p text:style-name="Text_20_body"><text:span text:style-name="T1"><text:s/>— </text:span></text:p>
          </text:deletion>
        </text:changed-region>
        <text:changed-region xml:id="ct93955979757856" text:id="ct93955979757856">
          <text:insertion>
            <office:change-info>
              <dc:creator>Julia Ringo</dc:creator>
              <dc:date>2023-10-05T13:15:00</dc:date>
            </office:change-info>
          </text:insertion>
        </text:changed-region>
        <text:changed-region xml:id="ct93955979758144" text:id="ct93955979758144">
          <text:insertion>
            <office:change-info>
              <dc:creator>Julia Ringo</dc:creator>
              <dc:date>2023-10-20T15:48:00</dc:date>
            </office:change-info>
          </text:insertion>
        </text:changed-region>
        <text:changed-region xml:id="ct93955979755504" text:id="ct93955979755504">
          <text:deletion>
            <office:change-info>
              <dc:creator>Julia Ringo</dc:creator>
              <dc:date>2023-10-05T13:15:00</dc:date>
            </office:change-info>
            <text:p text:style-name="Text_20_body"><text:span text:style-name="T1"><text:s/>— </text:span></text:p>
          </text:deletion>
        </text:changed-region>
        <text:changed-region xml:id="ct93955979764336" text:id="ct93955979764336">
          <text:insertion>
            <office:change-info>
              <dc:creator>Julia Ringo</dc:creator>
              <dc:date>2023-10-05T13:15:00</dc:date>
            </office:change-info>
          </text:insertion>
        </text:changed-region>
        <text:changed-region xml:id="ct93955979765296" text:id="ct93955979765296">
          <text:insertion>
            <office:change-info>
              <dc:creator>Julia Ringo</dc:creator>
              <dc:date>2023-10-20T15:48:00</dc:date>
            </office:change-info>
          </text:insertion>
        </text:changed-region>
        <text:changed-region xml:id="ct93955979766928" text:id="ct93955979766928">
          <text:insertion>
            <office:change-info>
              <dc:creator>Julia Ringo</dc:creator>
              <dc:date>2023-10-20T15:48:00</dc:date>
            </office:change-info>
          </text:insertion>
        </text:changed-region>
        <text:changed-region xml:id="ct93955979767216" text:id="ct93955979767216">
          <text:deletion>
            <office:change-info>
              <dc:creator>Julia Ringo</dc:creator>
              <dc:date>2023-10-20T15:48:00</dc:date>
            </office:change-info>
            <text:p text:style-name="Text_20_body"><text:span text:style-name="T1">.</text:span></text:p>
          </text:deletion>
        </text:changed-region>
        <text:changed-region xml:id="ct93955979766064" text:id="ct93955979766064">
          <text:insertion>
            <office:change-info>
              <dc:creator>Julia Ringo</dc:creator>
              <dc:date>2023-10-20T15:48:00</dc:date>
            </office:change-info>
          </text:insertion>
        </text:changed-region>
        <text:changed-region xml:id="ct93955979775376" text:id="ct93955979775376">
          <text:insertion>
            <office:change-info>
              <dc:creator>Julia Ringo</dc:creator>
              <dc:date>2023-10-20T15:48:00</dc:date>
            </office:change-info>
          </text:insertion>
        </text:changed-region>
        <text:changed-region xml:id="ct93955979776144" text:id="ct93955979776144">
          <text:insertion>
            <office:change-info>
              <dc:creator>Julia Ringo</dc:creator>
              <dc:date>2023-10-20T15:48:00</dc:date>
            </office:change-info>
          </text:insertion>
        </text:changed-region>
        <text:changed-region xml:id="ct93955979768656" text:id="ct93955979768656">
          <text:insertion>
            <office:change-info>
              <dc:creator>Julia Ringo</dc:creator>
              <dc:date>2023-10-20T15:48:00</dc:date>
            </office:change-info>
          </text:insertion>
        </text:changed-region>
        <text:changed-region xml:id="ct93955979776432" text:id="ct93955979776432">
          <text:deletion>
            <office:change-info>
              <dc:creator>Julia Ringo</dc:creator>
              <dc:date>2023-10-20T15:48:00</dc:date>
            </office:change-info>
            <text:p text:style-name="Text_20_body"><text:span text:style-name="T1">i</text:span></text:p>
          </text:deletion>
        </text:changed-region>
        <text:changed-region xml:id="ct93955979776720" text:id="ct93955979776720">
          <text:deletion>
            <office:change-info>
              <dc:creator>Julia Ringo</dc:creator>
              <dc:date>2023-10-10T11:08:00</dc:date>
            </office:change-info>
            <text:p text:style-name="Text_20_body"><text:span text:style-name="T1">…</text:span></text:p>
          </text:deletion>
        </text:changed-region>
        <text:changed-region xml:id="ct93955979784064" text:id="ct93955979784064">
          <text:insertion>
            <office:change-info>
              <dc:creator>Julia Ringo</dc:creator>
              <dc:date>2023-10-10T11:08:00</dc:date>
            </office:change-info>
          </text:insertion>
        </text:changed-region>
        <text:changed-region xml:id="ct93955979784352" text:id="ct93955979784352">
          <text:deletion>
            <office:change-info>
              <dc:creator>Julia Ringo</dc:creator>
              <dc:date>2023-10-20T15:48:00</dc:date>
            </office:change-info>
            <text:p text:style-name="Text_20_body"><text:span text:style-name="T1"><text:s/></text:span></text:p>
          </text:deletion>
        </text:changed-region>
        <text:changed-region xml:id="ct93955979785984" text:id="ct93955979785984">
          <text:insertion>
            <office:change-info>
              <dc:creator>Julia Ringo</dc:creator>
              <dc:date>2023-10-20T15:48:00</dc:date>
            </office:change-info>
          </text:insertion>
        </text:changed-region>
        <text:changed-region xml:id="ct93955979788288" text:id="ct93955979788288">
          <text:deletion>
            <office:change-info>
              <dc:creator>Julia Ringo</dc:creator>
              <dc:date>2023-10-10T11:08:00</dc:date>
            </office:change-info>
            <text:p text:style-name="Text_20_body"><text:span text:style-name="T1">…</text:span></text:p>
          </text:deletion>
        </text:changed-region>
        <text:changed-region xml:id="ct93955979789584" text:id="ct93955979789584">
          <text:insertion>
            <office:change-info>
              <dc:creator>Julia Ringo</dc:creator>
              <dc:date>2023-10-10T11:08:00</dc:date>
            </office:change-info>
          </text:insertion>
        </text:changed-region>
        <text:changed-region xml:id="ct93955979788576" text:id="ct93955979788576">
          <text:insertion>
            <office:change-info>
              <dc:creator>Julia Ringo</dc:creator>
              <dc:date>2023-10-20T15:49:00</dc:date>
            </office:change-info>
          </text:insertion>
        </text:changed-region>
        <text:changed-region xml:id="ct93955979800592" text:id="ct93955979800592">
          <text:insertion>
            <office:change-info>
              <dc:creator>Julia Ringo</dc:creator>
              <dc:date>2023-10-20T15:49:00</dc:date>
            </office:change-info>
          </text:insertion>
        </text:changed-region>
        <text:changed-region xml:id="ct93955979802192" text:id="ct93955979802192">
          <text:deletion>
            <office:change-info>
              <dc:creator>Julia Ringo</dc:creator>
              <dc:date>2023-10-10T11:08:00</dc:date>
            </office:change-info>
            <text:p text:style-name="Text_20_body"><text:span text:style-name="T1">…</text:span></text:p>
          </text:deletion>
        </text:changed-region>
        <text:changed-region xml:id="ct93955979803152" text:id="ct93955979803152">
          <text:insertion>
            <office:change-info>
              <dc:creator>Julia Ringo</dc:creator>
              <dc:date>2023-10-10T11:08:00</dc:date>
            </office:change-info>
          </text:insertion>
        </text:changed-region>
        <text:changed-region xml:id="ct93955979696672" text:id="ct93955979696672">
          <text:deletion>
            <office:change-info>
              <dc:creator>Julia Ringo</dc:creator>
              <dc:date>2023-10-10T11:08:00</dc:date>
            </office:change-info>
            <text:p text:style-name="Text_20_body"><text:span text:style-name="T1">…</text:span></text:p>
          </text:deletion>
        </text:changed-region>
        <text:changed-region xml:id="ct93955979786272" text:id="ct93955979786272">
          <text:insertion>
            <office:change-info>
              <dc:creator>Julia Ringo</dc:creator>
              <dc:date>2023-10-10T11:08:00</dc:date>
            </office:change-info>
          </text:insertion>
        </text:changed-region>
        <text:changed-region xml:id="ct93955979786560" text:id="ct93955979786560">
          <text:deletion>
            <office:change-info>
              <dc:creator>Julia Ringo</dc:creator>
              <dc:date>2023-10-20T15:49:00</dc:date>
            </office:change-info>
            <text:p text:style-name="Text_20_body"><text:span text:style-name="T1"><text:s/></text:span></text:p>
          </text:deletion>
        </text:changed-region>
        <text:changed-region xml:id="ct93955979800256" text:id="ct93955979800256">
          <text:insertion>
            <office:change-info>
              <dc:creator>Julia Ringo</dc:creator>
              <dc:date>2023-10-20T15:50:00</dc:date>
            </office:change-info>
          </text:insertion>
        </text:changed-region>
        <text:changed-region xml:id="ct93955979814208" text:id="ct93955979814208">
          <text:deletion>
            <office:change-info>
              <dc:creator>Julia Ringo</dc:creator>
              <dc:date>2023-10-20T15:50:00</dc:date>
            </office:change-info>
            <text:p text:style-name="Text_20_body"><text:span text:style-name="T1">-</text:span></text:p>
          </text:deletion>
        </text:changed-region>
        <text:changed-region xml:id="ct93955979832560" text:id="ct93955979832560">
          <text:deletion>
            <office:change-info>
              <dc:creator>Julia Ringo</dc:creator>
              <dc:date>2023-10-20T16:07:00</dc:date>
            </office:change-info>
            <text:p text:style-name="Text_20_body"><text:span text:style-name="T1">15 </text:span></text:p>
          </text:deletion>
        </text:changed-region>
        <text:changed-region xml:id="ct93955979833520" text:id="ct93955979833520">
          <text:insertion>
            <office:change-info>
              <dc:creator>Julia Ringo</dc:creator>
              <dc:date>2023-10-20T16:07:00</dc:date>
            </office:change-info>
          </text:insertion>
        </text:changed-region>
        <text:changed-region xml:id="ct93955979830576" text:id="ct93955979830576">
          <text:insertion>
            <office:change-info>
              <dc:creator>Julia Ringo</dc:creator>
              <dc:date>2023-10-20T16:08:00</dc:date>
            </office:change-info>
          </text:insertion>
        </text:changed-region>
        <text:changed-region xml:id="ct93955979845840" text:id="ct93955979845840">
          <text:deletion>
            <office:change-info>
              <dc:creator>Julia Ringo</dc:creator>
              <dc:date>2023-10-20T16:08:00</dc:date>
            </office:change-info>
            <text:p text:style-name="Text_20_body"><text:span text:style-name="T1">20 </text:span></text:p>
          </text:deletion>
        </text:changed-region>
        <text:changed-region xml:id="ct93955979846800" text:id="ct93955979846800">
          <text:insertion>
            <office:change-info>
              <dc:creator>Julia Ringo</dc:creator>
              <dc:date>2023-10-20T16:08:00</dc:date>
            </office:change-info>
          </text:insertion>
        </text:changed-region>
        <text:changed-region xml:id="ct93955979858480" text:id="ct93955979858480">
          <text:deletion>
            <office:change-info>
              <dc:creator>Julia Ringo</dc:creator>
              <dc:date>2023-10-10T11:08:00</dc:date>
            </office:change-info>
            <text:p text:style-name="Text_20_body"><text:span text:style-name="T1">…</text:span></text:p>
          </text:deletion>
        </text:changed-region>
        <text:changed-region xml:id="ct93955979859440" text:id="ct93955979859440">
          <text:insertion>
            <office:change-info>
              <dc:creator>Julia Ringo</dc:creator>
              <dc:date>2023-10-10T11:08:00</dc:date>
            </office:change-info>
          </text:insertion>
        </text:changed-region>
        <text:changed-region xml:id="ct93955979859728" text:id="ct93955979859728">
          <text:deletion>
            <office:change-info>
              <dc:creator>Julia Ringo</dc:creator>
              <dc:date>2023-10-20T16:08:00</dc:date>
            </office:change-info>
            <text:p text:style-name="Text_20_body"><text:span text:style-name="T1"><text:s/></text:span></text:p>
          </text:deletion>
        </text:changed-region>
        <text:changed-region xml:id="ct93955979860688" text:id="ct93955979860688">
          <text:deletion>
            <office:change-info>
              <dc:creator>Julia Ringo</dc:creator>
              <dc:date>2023-10-10T11:08:00</dc:date>
            </office:change-info>
            <text:p text:style-name="Text_20_body"><text:span text:style-name="T1">…</text:span></text:p>
          </text:deletion>
        </text:changed-region>
        <text:changed-region xml:id="ct93955979861920" text:id="ct93955979861920">
          <text:insertion>
            <office:change-info>
              <dc:creator>Julia Ringo</dc:creator>
              <dc:date>2023-10-10T11:08:00</dc:date>
            </office:change-info>
          </text:insertion>
        </text:changed-region>
        <text:changed-region xml:id="ct93955979861248" text:id="ct93955979861248">
          <text:deletion>
            <office:change-info>
              <dc:creator>Julia Ringo</dc:creator>
              <dc:date>2023-10-10T11:08:00</dc:date>
            </office:change-info>
            <text:p text:style-name="Text_20_body"><text:span text:style-name="T1">…</text:span></text:p>
          </text:deletion>
        </text:changed-region>
        <text:changed-region xml:id="ct93955979867056" text:id="ct93955979867056">
          <text:insertion>
            <office:change-info>
              <dc:creator>Julia Ringo</dc:creator>
              <dc:date>2023-10-10T11:08:00</dc:date>
            </office:change-info>
          </text:insertion>
        </text:changed-region>
        <text:changed-region xml:id="ct93955979870192" text:id="ct93955979870192">
          <text:insertion>
            <office:change-info>
              <dc:creator>Julia Ringo</dc:creator>
              <dc:date>2023-10-20T16:08:00</dc:date>
            </office:change-info>
          </text:insertion>
        </text:changed-region>
        <text:changed-region xml:id="ct93955979870480" text:id="ct93955979870480">
          <text:deletion>
            <office:change-info>
              <dc:creator>Julia Ringo</dc:creator>
              <dc:date>2023-10-20T16:08:00</dc:date>
            </office:change-info>
            <text:p text:style-name="Text_20_body"><text:span text:style-name="T1">?</text:span></text:p>
          </text:deletion>
        </text:changed-region>
        <text:changed-region xml:id="ct93955979868656" text:id="ct93955979868656">
          <text:insertion>
            <office:change-info>
              <dc:creator>Julia Ringo</dc:creator>
              <dc:date>2023-10-20T16:09:00</dc:date>
            </office:change-info>
          </text:insertion>
        </text:changed-region>
        <text:changed-region xml:id="ct93955979857808" text:id="ct93955979857808">
          <text:deletion>
            <office:change-info>
              <dc:creator>Julia Ringo</dc:creator>
              <dc:date>2023-10-10T11:08:00</dc:date>
            </office:change-info>
            <text:p text:style-name="Text_20_body"><text:span text:style-name="T1">…</text:span></text:p>
          </text:deletion>
        </text:changed-region>
        <text:changed-region xml:id="ct93955975094576" text:id="ct93955975094576">
          <text:deletion>
            <office:change-info>
              <dc:creator>Julia Ringo</dc:creator>
              <dc:date>2023-10-20T16:09:00</dc:date>
            </office:change-info>
            <text:p text:style-name="Text_20_body"><text:span text:style-name="T1">“</text:span></text:p>
          </text:deletion>
        </text:changed-region>
        <text:changed-region xml:id="ct93955979861536" text:id="ct93955979861536">
          <text:insertion>
            <office:change-info>
              <dc:creator>Julia Ringo</dc:creator>
              <dc:date>2023-10-20T16:09:00</dc:date>
            </office:change-info>
          </text:insertion>
        </text:changed-region>
        <text:changed-region xml:id="ct93955979881280" text:id="ct93955979881280">
          <text:insertion>
            <office:change-info>
              <dc:creator>Julia Ringo</dc:creator>
              <dc:date>2023-10-20T16:09:00</dc:date>
            </office:change-info>
          </text:insertion>
        </text:changed-region>
        <text:changed-region xml:id="ct93955979881568" text:id="ct93955979881568">
          <text:deletion>
            <office:change-info>
              <dc:creator>Julia Ringo</dc:creator>
              <dc:date>2023-10-20T16:09:00</dc:date>
            </office:change-info>
            <text:p text:style-name="Text_20_body"><text:span text:style-name="T1"><text:s/></text:span></text:p>
          </text:deletion>
        </text:changed-region>
        <text:changed-region xml:id="ct93955979887280" text:id="ct93955979887280">
          <text:insertion>
            <office:change-info>
              <dc:creator>Julia Ringo</dc:creator>
              <dc:date>2023-10-20T16:09:00</dc:date>
            </office:change-info>
          </text:insertion>
        </text:changed-region>
        <text:changed-region xml:id="ct93955979888240" text:id="ct93955979888240">
          <text:deletion>
            <office:change-info>
              <dc:creator>Julia Ringo</dc:creator>
              <dc:date>2023-10-20T16:09:00</dc:date>
            </office:change-info>
            <text:p text:style-name="Text_20_body"><text:span text:style-name="T1">up </text:span></text:p>
          </text:deletion>
        </text:changed-region>
        <text:changed-region xml:id="ct93955979850592" text:id="ct93955979850592">
          <text:deletion>
            <office:change-info>
              <dc:creator>Julia Ringo</dc:creator>
              <dc:date>2023-10-05T13:15:00</dc:date>
            </office:change-info>
            <text:p text:style-name="Text_20_body"><text:span text:style-name="T1"><text:s/>— </text:span></text:p>
          </text:deletion>
        </text:changed-region>
        <text:changed-region xml:id="ct93955979887568" text:id="ct93955979887568">
          <text:insertion>
            <office:change-info>
              <dc:creator>Julia Ringo</dc:creator>
              <dc:date>2023-10-05T13:15:00</dc:date>
            </office:change-info>
          </text:insertion>
        </text:changed-region>
        <text:changed-region xml:id="ct93955979892560" text:id="ct93955979892560">
          <text:deletion>
            <office:change-info>
              <dc:creator>Julia Ringo</dc:creator>
              <dc:date>2023-10-10T11:08:00</dc:date>
            </office:change-info>
            <text:p text:style-name="Text_20_body"><text:span text:style-name="T1">…</text:span></text:p>
          </text:deletion>
        </text:changed-region>
        <text:changed-region xml:id="ct93955979893520" text:id="ct93955979893520">
          <text:insertion>
            <office:change-info>
              <dc:creator>Julia Ringo</dc:creator>
              <dc:date>2023-10-10T11:08:00</dc:date>
            </office:change-info>
          </text:insertion>
        </text:changed-region>
        <text:changed-region xml:id="ct93955979893808" text:id="ct93955979893808">
          <text:deletion>
            <office:change-info>
              <dc:creator>Julia Ringo</dc:creator>
              <dc:date>2023-10-20T16:09:00</dc:date>
            </office:change-info>
            <text:p text:style-name="Text_20_body"><text:span text:style-name="T1"><text:s/></text:span></text:p>
          </text:deletion>
        </text:changed-region>
        <text:changed-region xml:id="ct93955975551104" text:id="ct93955975551104">
          <text:insertion>
            <office:change-info>
              <dc:creator>Julia Ringo</dc:creator>
              <dc:date>2023-10-20T16:09:00</dc:date>
            </office:change-info>
          </text:insertion>
        </text:changed-region>
        <text:changed-region xml:id="ct93955979902448" text:id="ct93955979902448">
          <text:insertion>
            <office:change-info>
              <dc:creator>Julia Ringo</dc:creator>
              <dc:date>2023-10-20T16:09:00</dc:date>
            </office:change-info>
          </text:insertion>
        </text:changed-region>
        <text:changed-region xml:id="ct93955979902736" text:id="ct93955979902736">
          <text:deletion>
            <office:change-info>
              <dc:creator>Julia Ringo</dc:creator>
              <dc:date>2023-10-20T16:09:00</dc:date>
            </office:change-info>
            <text:p text:style-name="Text_20_body"><text:span text:style-name="T1">.</text:span></text:p>
          </text:deletion>
        </text:changed-region>
        <text:changed-region xml:id="ct93955979904368" text:id="ct93955979904368">
          <text:insertion>
            <office:change-info>
              <dc:creator>Julia Ringo</dc:creator>
              <dc:date>2023-10-20T16:09:00</dc:date>
            </office:change-info>
          </text:insertion>
        </text:changed-region>
        <text:changed-region xml:id="ct93955979904656" text:id="ct93955979904656">
          <text:deletion>
            <office:change-info>
              <dc:creator>Julia Ringo</dc:creator>
              <dc:date>2023-10-20T16:09:00</dc:date>
            </office:change-info>
            <text:p text:style-name="Text_20_body"><text:span text:style-name="T1">A</text:span></text:p>
          </text:deletion>
        </text:changed-region>
        <text:changed-region xml:id="ct93955979903504" text:id="ct93955979903504">
          <text:insertion>
            <office:change-info>
              <dc:creator>Julia Ringo</dc:creator>
              <dc:date>2023-10-20T16:09:00</dc:date>
            </office:change-info>
          </text:insertion>
        </text:changed-region>
        <text:changed-region xml:id="ct93955979910464" text:id="ct93955979910464">
          <text:insertion>
            <office:change-info>
              <dc:creator>Julia Ringo</dc:creator>
              <dc:date>2023-10-20T16:09:00</dc:date>
            </office:change-info>
          </text:insertion>
        </text:changed-region>
        <text:changed-region xml:id="ct93955979910752" text:id="ct93955979910752">
          <text:deletion>
            <office:change-info>
              <dc:creator>Julia Ringo</dc:creator>
              <dc:date>2023-10-20T16:09:00</dc:date>
            </office:change-info>
            <text:p text:style-name="Text_20_body"><text:span text:style-name="T1"><text:s/></text:span></text:p>
          </text:deletion>
        </text:changed-region>
        <text:changed-region xml:id="ct93955979909792" text:id="ct93955979909792">
          <text:insertion>
            <office:change-info>
              <dc:creator>Julia Ringo</dc:creator>
              <dc:date>2023-10-20T16:10:00</dc:date>
            </office:change-info>
          </text:insertion>
        </text:changed-region>
        <text:changed-region xml:id="ct93955979895440" text:id="ct93955979895440">
          <text:deletion>
            <office:change-info>
              <dc:creator>Julia Ringo</dc:creator>
              <dc:date>2023-10-20T16:10:00</dc:date>
            </office:change-info>
            <text:p text:style-name="Text_20_body"><text:span text:style-name="T1">being </text:span></text:p>
          </text:deletion>
        </text:changed-region>
        <text:changed-region xml:id="ct93955979918720" text:id="ct93955979918720">
          <text:deletion>
            <office:change-info>
              <dc:creator>Julia Ringo</dc:creator>
              <dc:date>2023-10-20T16:10:00</dc:date>
            </office:change-info>
            <text:p text:style-name="Text_20_body"><text:span text:style-name="T1">,</text:span></text:p>
          </text:deletion>
        </text:changed-region>
        <text:changed-region xml:id="ct93955979924304" text:id="ct93955979924304">
          <text:insertion>
            <office:change-info>
              <dc:creator>Julia Ringo</dc:creator>
              <dc:date>2023-10-20T16:10:00</dc:date>
            </office:change-info>
          </text:insertion>
        </text:changed-region>
        <text:changed-region xml:id="ct93955979924592" text:id="ct93955979924592">
          <text:deletion>
            <office:change-info>
              <dc:creator>Julia Ringo</dc:creator>
              <dc:date>2023-10-20T16:10:00</dc:date>
            </office:change-info>
            <text:p text:style-name="Text_20_body"><text:span text:style-name="T1"><text:s/></text:span></text:p>
          </text:deletion>
        </text:changed-region>
        <text:changed-region xml:id="ct93955973262288" text:id="ct93955973262288">
          <text:insertion>
            <office:change-info>
              <dc:creator>Julia Ringo</dc:creator>
              <dc:date>2023-10-20T16:10:00</dc:date>
            </office:change-info>
          </text:insertion>
        </text:changed-region>
        <text:changed-region xml:id="ct93955979927568" text:id="ct93955979927568">
          <text:deletion>
            <office:change-info>
              <dc:creator>Julia Ringo</dc:creator>
              <dc:date>2023-10-20T16:10:00</dc:date>
            </office:change-info>
            <text:p text:style-name="Text_20_body"><text:span text:style-name="T1">,</text:span></text:p>
          </text:deletion>
        </text:changed-region>
        <text:changed-region xml:id="ct93955979936576" text:id="ct93955979936576">
          <text:insertion>
            <office:change-info>
              <dc:creator>Julia Ringo</dc:creator>
              <dc:date>2023-10-20T16:10:00</dc:date>
            </office:change-info>
          </text:insertion>
        </text:changed-region>
        <text:changed-region xml:id="ct93955979926000" text:id="ct93955979926000">
          <text:deletion>
            <office:change-info>
              <dc:creator>Julia Ringo</dc:creator>
              <dc:date>2023-10-10T11:08:00</dc:date>
            </office:change-info>
            <text:p text:style-name="Text_20_body"><text:span text:style-name="T1">…</text:span></text:p>
          </text:deletion>
        </text:changed-region>
        <text:changed-region xml:id="ct93955979951184" text:id="ct93955979951184">
          <text:insertion>
            <office:change-info>
              <dc:creator>Julia Ringo</dc:creator>
              <dc:date>2023-10-10T11:08:00</dc:date>
            </office:change-info>
          </text:insertion>
        </text:changed-region>
        <text:changed-region xml:id="ct93955979951472" text:id="ct93955979951472">
          <text:deletion>
            <office:change-info>
              <dc:creator>Julia Ringo</dc:creator>
              <dc:date>2023-10-20T17:08:00</dc:date>
            </office:change-info>
            <text:p text:style-name="Text_20_body"><text:span text:style-name="T1"><text:s/></text:span></text:p>
          </text:deletion>
        </text:changed-region>
        <text:changed-region xml:id="ct93955979951760" text:id="ct93955979951760">
          <text:deletion>
            <office:change-info>
              <dc:creator>Julia Ringo</dc:creator>
              <dc:date>2023-10-20T17:08:00</dc:date>
            </office:change-info>
            <text:p text:style-name="Text_20_body"><text:span text:style-name="T1">had been</text:span></text:p>
          </text:deletion>
        </text:changed-region>
        <text:changed-region xml:id="ct93955979952720" text:id="ct93955979952720">
          <text:insertion>
            <office:change-info>
              <dc:creator>Julia Ringo</dc:creator>
              <dc:date>2023-10-20T17:08:00</dc:date>
            </office:change-info>
          </text:insertion>
        </text:changed-region>
        <text:changed-region xml:id="ct93955979952048" text:id="ct93955979952048">
          <text:deletion>
            <office:change-info>
              <dc:creator>Julia Ringo</dc:creator>
              <dc:date>2023-10-20T17:08:00</dc:date>
            </office:change-info>
            <text:p text:style-name="Text_20_body"><text:span text:style-name="T1">the motion of</text:span></text:p>
          </text:deletion>
        </text:changed-region>
        <text:changed-region xml:id="ct93955979952336" text:id="ct93955979952336">
          <text:insertion>
            <office:change-info>
              <dc:creator>Julia Ringo</dc:creator>
              <dc:date>2023-10-20T17:08:00</dc:date>
            </office:change-info>
          </text:insertion>
        </text:changed-region>
        <text:changed-region xml:id="ct93955979959600" text:id="ct93955979959600">
          <text:insertion>
            <office:change-info>
              <dc:creator>Julia Ringo</dc:creator>
              <dc:date>2023-10-20T17:08:00</dc:date>
            </office:change-info>
          </text:insertion>
        </text:changed-region>
        <text:changed-region xml:id="ct93955979961232" text:id="ct93955979961232">
          <text:insertion>
            <office:change-info>
              <dc:creator>Julia Ringo</dc:creator>
              <dc:date>2023-10-20T17:08:00</dc:date>
            </office:change-info>
          </text:insertion>
        </text:changed-region>
        <text:changed-region xml:id="ct93955979961520" text:id="ct93955979961520">
          <text:deletion>
            <office:change-info>
              <dc:creator>Julia Ringo</dc:creator>
              <dc:date>2023-10-20T17:08:00</dc:date>
            </office:change-info>
            <text:p text:style-name="Text_20_body"><text:span text:style-name="T1">20</text:span></text:p>
          </text:deletion>
        </text:changed-region>
        <text:changed-region xml:id="ct93955979963200" text:id="ct93955979963200">
          <text:deletion>
            <office:change-info>
              <dc:creator>Julia Ringo</dc:creator>
              <dc:date>2023-10-20T17:08:00</dc:date>
            </office:change-info>
            <text:p text:style-name="Text_20_body"><text:span text:style-name="T1">90 </text:span></text:p>
          </text:deletion>
        </text:changed-region>
        <text:changed-region xml:id="ct93955979959264" text:id="ct93955979959264">
          <text:insertion>
            <office:change-info>
              <dc:creator>Julia Ringo</dc:creator>
              <dc:date>2023-10-20T17:08:00</dc:date>
            </office:change-info>
          </text:insertion>
        </text:changed-region>
        <text:changed-region xml:id="ct93955979970592" text:id="ct93955979970592">
          <text:deletion>
            <office:change-info>
              <dc:creator>Julia Ringo</dc:creator>
              <dc:date>2023-10-20T17:09:00</dc:date>
            </office:change-info>
            <text:p text:style-name="Text_20_body"><text:span text:style-name="T1"><text:s/>even past 90 degrees</text:span></text:p>
          </text:deletion>
        </text:changed-region>
        <text:changed-region xml:id="ct93955979971552" text:id="ct93955979971552">
          <text:deletion>
            <office:change-info>
              <dc:creator>Julia Ringo</dc:creator>
              <dc:date>2023-10-20T17:14:00</dc:date>
            </office:change-info>
            <text:p text:style-name="Text_20_body"><text:span text:style-name="T1">previously </text:span></text:p>
          </text:deletion>
        </text:changed-region>
        <text:changed-region xml:id="ct93955973516736" text:id="ct93955973516736">
          <text:insertion>
            <office:change-info>
              <dc:creator>Julia Ringo</dc:creator>
              <dc:date>2023-10-20T17:14:00</dc:date>
            </office:change-info>
          </text:insertion>
        </text:changed-region>
        <text:changed-region xml:id="ct93955973928000" text:id="ct93955973928000">
          <text:deletion>
            <office:change-info>
              <dc:creator>Julia Ringo</dc:creator>
              <dc:date>2023-10-20T17:14:00</dc:date>
            </office:change-info>
            <text:p text:style-name="Text_20_body"><text:span text:style-name="T1">20 </text:span></text:p>
          </text:deletion>
        </text:changed-region>
        <text:changed-region xml:id="ct93955979958592" text:id="ct93955979958592">
          <text:insertion>
            <office:change-info>
              <dc:creator>Julia Ringo</dc:creator>
              <dc:date>2023-10-20T17:14:00</dc:date>
            </office:change-info>
          </text:insertion>
        </text:changed-region>
        <text:changed-region xml:id="ct93955979970256" text:id="ct93955979970256">
          <text:deletion>
            <office:change-info>
              <dc:creator>Julia Ringo</dc:creator>
              <dc:date>2023-10-20T17:14:00</dc:date>
            </office:change-info>
            <text:p text:style-name="Text_20_body"><text:span text:style-name="T1"><text:s/>a</text:span></text:p>
          </text:deletion>
        </text:changed-region>
        <text:changed-region xml:id="ct93955979971840" text:id="ct93955979971840">
          <text:deletion>
            <office:change-info>
              <dc:creator>Julia Ringo</dc:creator>
              <dc:date>2023-10-20T17:14:00</dc:date>
            </office:change-info>
            <text:p text:style-name="Text_20_body"><text:span text:style-name="T1">90 </text:span></text:p>
          </text:deletion>
        </text:changed-region>
        <text:changed-region xml:id="ct93955979981104" text:id="ct93955979981104">
          <text:insertion>
            <office:change-info>
              <dc:creator>Julia Ringo</dc:creator>
              <dc:date>2023-10-20T17:14:00</dc:date>
            </office:change-info>
          </text:insertion>
        </text:changed-region>
        <text:changed-region xml:id="ct93955979981392" text:id="ct93955979981392">
          <text:deletion>
            <office:change-info>
              <dc:creator>Julia Ringo</dc:creator>
              <dc:date>2023-10-20T17:14:00</dc:date>
            </office:change-info>
            <text:p text:style-name="Text_20_body"><text:span text:style-name="T1">degree roll</text:span></text:p>
          </text:deletion>
        </text:changed-region>
        <text:changed-region xml:id="ct93955979958880" text:id="ct93955979958880">
          <text:insertion>
            <office:change-info>
              <dc:creator>Julia Ringo</dc:creator>
              <dc:date>2023-10-20T17:14:00</dc:date>
            </office:change-info>
          </text:insertion>
        </text:changed-region>
        <text:changed-region xml:id="ct93955979963488" text:id="ct93955979963488">
          <text:deletion>
            <office:change-info>
              <dc:creator>Julia Ringo</dc:creator>
              <dc:date>2023-10-20T17:14:00</dc:date>
            </office:change-info>
            <text:p text:style-name="Text_20_body"><text:span text:style-name="T1">,</text:span></text:p>
          </text:deletion>
        </text:changed-region>
        <text:changed-region xml:id="ct93955979994096" text:id="ct93955979994096">
          <text:deletion>
            <office:change-info>
              <dc:creator>Julia Ringo</dc:creator>
              <dc:date>2023-10-10T11:08:00</dc:date>
            </office:change-info>
            <text:p text:style-name="Text_20_body"><text:span text:style-name="T1">…</text:span></text:p>
          </text:deletion>
        </text:changed-region>
        <text:changed-region xml:id="ct93955979995056" text:id="ct93955979995056">
          <text:insertion>
            <office:change-info>
              <dc:creator>Julia Ringo</dc:creator>
              <dc:date>2023-10-10T11:08:00</dc:date>
            </office:change-info>
          </text:insertion>
        </text:changed-region>
        <text:changed-region xml:id="ct93955979980768" text:id="ct93955979980768">
          <text:deletion>
            <office:change-info>
              <dc:creator>Julia Ringo</dc:creator>
              <dc:date>2023-10-20T17:15:00</dc:date>
            </office:change-info>
            <text:p text:style-name="Text_20_body"><text:span text:style-name="T1">end </text:span></text:p>
          </text:deletion>
        </text:changed-region>
        <text:changed-region xml:id="ct93955979983824" text:id="ct93955979983824">
          <text:insertion>
            <office:change-info>
              <dc:creator>Julia Ringo</dc:creator>
              <dc:date>2023-10-20T17:15:00</dc:date>
            </office:change-info>
          </text:insertion>
        </text:changed-region>
        <text:changed-region xml:id="ct93955979999184" text:id="ct93955979999184">
          <text:deletion>
            <office:change-info>
              <dc:creator>Julia Ringo</dc:creator>
              <dc:date>2023-10-20T17:15:00</dc:date>
            </office:change-info>
            <text:p text:style-name="Text_20_body"><text:span text:style-name="T1">would </text:span></text:p>
          </text:deletion>
        </text:changed-region>
        <text:changed-region xml:id="ct93955980000816" text:id="ct93955980000816">
          <text:insertion>
            <office:change-info>
              <dc:creator>Julia Ringo</dc:creator>
              <dc:date>2023-10-20T17:15:00</dc:date>
            </office:change-info>
          </text:insertion>
        </text:changed-region>
        <text:changed-region xml:id="ct93955979993760" text:id="ct93955979993760">
          <text:deletion>
            <office:change-info>
              <dc:creator>Julia Ringo</dc:creator>
              <dc:date>2023-10-20T17:15:00</dc:date>
            </office:change-info>
            <text:p text:style-name="Text_20_body"><text:span text:style-name="T1">that </text:span></text:p>
          </text:deletion>
        </text:changed-region>
        <text:changed-region xml:id="ct93955979996160" text:id="ct93955979996160">
          <text:insertion>
            <office:change-info>
              <dc:creator>Julia Ringo</dc:creator>
              <dc:date>2023-10-20T17:15:00</dc:date>
            </office:change-info>
          </text:insertion>
        </text:changed-region>
        <text:changed-region xml:id="ct93955980017568" text:id="ct93955980017568">
          <text:insertion>
            <office:change-info>
              <dc:creator>Julia Ringo</dc:creator>
              <dc:date>2023-10-20T17:15:00</dc:date>
            </office:change-info>
          </text:insertion>
        </text:changed-region>
        <text:changed-region xml:id="ct93955975396160" text:id="ct93955975396160">
          <text:deletion>
            <office:change-info>
              <dc:creator>Julia Ringo</dc:creator>
              <dc:date>2023-10-20T17:15:00</dc:date>
            </office:change-info>
            <text:p text:style-name="Text_20_body"><text:span text:style-name="T1">,</text:span></text:p>
          </text:deletion>
        </text:changed-region>
        <text:changed-region xml:id="ct93955980018864" text:id="ct93955980018864">
          <text:insertion>
            <office:change-info>
              <dc:creator>Julia Ringo</dc:creator>
              <dc:date>2023-10-20T17:15:00</dc:date>
            </office:change-info>
          </text:insertion>
        </text:changed-region>
        <text:changed-region xml:id="ct93955975510304" text:id="ct93955975510304">
          <text:deletion>
            <office:change-info>
              <dc:creator>Julia Ringo</dc:creator>
              <dc:date>2023-10-20T17:15:00</dc:date>
            </office:change-info>
            <text:p text:style-name="Text_20_body"><text:span text:style-name="T1">d</text:span></text:p>
          </text:deletion>
        </text:changed-region>
        <text:changed-region xml:id="ct93955980018560" text:id="ct93955980018560">
          <text:insertion>
            <office:change-info>
              <dc:creator>Julia Ringo</dc:creator>
              <dc:date>2023-10-20T17:16:00</dc:date>
            </office:change-info>
          </text:insertion>
        </text:changed-region>
        <text:changed-region xml:id="ct93955980025488" text:id="ct93955980025488">
          <text:deletion>
            <office:change-info>
              <dc:creator>Julia Ringo</dc:creator>
              <dc:date>2023-10-05T13:15:00</dc:date>
            </office:change-info>
            <text:p text:style-name="Text_20_body"><text:span text:style-name="T1"><text:s/>— </text:span></text:p>
          </text:deletion>
        </text:changed-region>
        <text:changed-region xml:id="ct93955980026112" text:id="ct93955980026112">
          <text:insertion>
            <office:change-info>
              <dc:creator>Julia Ringo</dc:creator>
              <dc:date>2023-10-05T13:15:00</dc:date>
            </office:change-info>
          </text:insertion>
        </text:changed-region>
        <text:changed-region xml:id="ct93955980026736" text:id="ct93955980026736">
          <text:deletion>
            <office:change-info>
              <dc:creator>Julia Ringo</dc:creator>
              <dc:date>2023-10-05T13:15:00</dc:date>
            </office:change-info>
            <text:p text:style-name="Text_20_body"><text:span text:style-name="T1"><text:s/>— </text:span></text:p>
          </text:deletion>
        </text:changed-region>
        <text:changed-region xml:id="ct93955980028352" text:id="ct93955980028352">
          <text:insertion>
            <office:change-info>
              <dc:creator>Julia Ringo</dc:creator>
              <dc:date>2023-10-05T13:15:00</dc:date>
            </office:change-info>
          </text:insertion>
        </text:changed-region>
        <text:changed-region xml:id="ct93955980027344" text:id="ct93955980027344">
          <text:deletion>
            <office:change-info>
              <dc:creator>Julia Ringo</dc:creator>
              <dc:date>2023-10-20T17:16:00</dc:date>
            </office:change-info>
            <text:p text:style-name="Text_20_body"><text:span text:style-name="T1">,</text:span></text:p>
          </text:deletion>
        </text:changed-region>
        <text:changed-region xml:id="ct93955980037632" text:id="ct93955980037632">
          <text:insertion>
            <office:change-info>
              <dc:creator>Julia Ringo</dc:creator>
              <dc:date>2023-10-20T17:16:00</dc:date>
            </office:change-info>
          </text:insertion>
        </text:changed-region>
        <text:changed-region xml:id="ct93955980039264" text:id="ct93955980039264">
          <text:insertion>
            <office:change-info>
              <dc:creator>Julia Ringo</dc:creator>
              <dc:date>2023-10-20T17:16:00</dc:date>
            </office:change-info>
          </text:insertion>
        </text:changed-region>
        <text:changed-region xml:id="ct93955980037920" text:id="ct93955980037920">
          <text:insertion>
            <office:change-info>
              <dc:creator>Julia Ringo</dc:creator>
              <dc:date>2023-10-20T17:16:00</dc:date>
            </office:change-info>
          </text:insertion>
        </text:changed-region>
        <text:changed-region xml:id="ct93955980040704" text:id="ct93955980040704">
          <text:deletion>
            <office:change-info>
              <dc:creator>Julia Ringo</dc:creator>
              <dc:date>2023-10-05T13:15:00</dc:date>
            </office:change-info>
            <text:p text:style-name="Text_20_body"><text:span text:style-name="T1"><text:s/>— </text:span></text:p>
          </text:deletion>
        </text:changed-region>
        <text:changed-region xml:id="ct93955980046896" text:id="ct93955980046896">
          <text:insertion>
            <office:change-info>
              <dc:creator>Julia Ringo</dc:creator>
              <dc:date>2023-10-05T13:15:00</dc:date>
            </office:change-info>
          </text:insertion>
        </text:changed-region>
        <text:changed-region xml:id="ct93955980057456" text:id="ct93955980057456">
          <text:insertion>
            <office:change-info>
              <dc:creator>Julia Ringo</dc:creator>
              <dc:date>2023-10-20T17:16:00</dc:date>
            </office:change-info>
          </text:insertion>
        </text:changed-region>
        <text:changed-region xml:id="ct93955980059088" text:id="ct93955980059088">
          <text:insertion>
            <office:change-info>
              <dc:creator>Julia Ringo</dc:creator>
              <dc:date>2023-10-20T17:17:00</dc:date>
            </office:change-info>
          </text:insertion>
        </text:changed-region>
        <text:changed-region xml:id="ct93955980059376" text:id="ct93955980059376">
          <text:deletion>
            <office:change-info>
              <dc:creator>Julia Ringo</dc:creator>
              <dc:date>2023-10-20T17:17:00</dc:date>
            </office:change-info>
            <text:p text:style-name="Text_20_body"><text:span text:style-name="T1">,</text:span></text:p>
          </text:deletion>
        </text:changed-region>
        <text:changed-region xml:id="ct93955980061008" text:id="ct93955980061008">
          <text:insertion>
            <office:change-info>
              <dc:creator>Julia Ringo</dc:creator>
              <dc:date>2023-10-20T17:17:00</dc:date>
            </office:change-info>
          </text:insertion>
        </text:changed-region>
        <text:changed-region xml:id="ct93955973820352" text:id="ct93955973820352">
          <text:deletion>
            <office:change-info>
              <dc:creator>Julia Ringo</dc:creator>
              <dc:date>2023-10-20T17:17:00</dc:date>
            </office:change-info>
            <text:p text:style-name="Text_20_body"><text:span text:style-name="T1">l</text:span></text:p>
          </text:deletion>
        </text:changed-region>
        <text:changed-region xml:id="ct93955980048336" text:id="ct93955980048336">
          <text:deletion>
            <office:change-info>
              <dc:creator>Julia Ringo</dc:creator>
              <dc:date>2023-10-20T17:17:00</dc:date>
            </office:change-info>
            <text:p text:style-name="Text_20_body"><text:span text:style-name="T1">, repeating it</text:span></text:p>
          </text:deletion>
        </text:changed-region>
        <text:changed-region xml:id="ct93955980060336" text:id="ct93955980060336">
          <text:insertion>
            <office:change-info>
              <dc:creator>Julia Ringo</dc:creator>
              <dc:date>2023-10-20T17:17:00</dc:date>
            </office:change-info>
          </text:insertion>
        </text:changed-region>
        <text:changed-region xml:id="ct93955980058416" text:id="ct93955980058416">
          <text:deletion>
            <office:change-info>
              <dc:creator>Julia Ringo</dc:creator>
              <dc:date>2023-10-20T17:17:00</dc:date>
            </office:change-info>
            <text:p text:style-name="Text_20_body"><text:span text:style-name="T1"><text:s/>Hemi needed</text:span></text:p>
          </text:deletion>
        </text:changed-region>
        <text:changed-region xml:id="ct93955980062448" text:id="ct93955980062448">
          <text:deletion>
            <office:change-info>
              <dc:creator>Julia Ringo</dc:creator>
              <dc:date>2023-10-05T13:15:00</dc:date>
            </office:change-info>
            <text:p text:style-name="Text_20_body"><text:span text:style-name="T1"><text:s/>— </text:span></text:p>
          </text:deletion>
        </text:changed-region>
        <text:changed-region xml:id="ct93955980060624" text:id="ct93955980060624">
          <text:insertion>
            <office:change-info>
              <dc:creator>Julia Ringo</dc:creator>
              <dc:date>2023-10-05T13:15:00</dc:date>
            </office:change-info>
          </text:insertion>
        </text:changed-region>
        <text:changed-region xml:id="ct93955980083376" text:id="ct93955980083376">
          <text:insertion>
            <office:change-info>
              <dc:creator>Julia Ringo</dc:creator>
              <dc:date>2023-10-20T17:17:00</dc:date>
            </office:change-info>
          </text:insertion>
        </text:changed-region>
        <text:changed-region xml:id="ct93955980084288" text:id="ct93955980084288">
          <text:insertion>
            <office:change-info>
              <dc:creator>Julia Ringo</dc:creator>
              <dc:date>2023-10-20T17:54:00</dc:date>
            </office:change-info>
          </text:insertion>
        </text:changed-region>
        <text:changed-region xml:id="ct93955980090000" text:id="ct93955980090000">
          <text:insertion>
            <office:change-info>
              <dc:creator>Julia Ringo</dc:creator>
              <dc:date>2023-10-20T17:54:00</dc:date>
            </office:change-info>
          </text:insertion>
        </text:changed-region>
        <text:changed-region xml:id="ct93955980094992" text:id="ct93955980094992">
          <text:insertion>
            <office:change-info>
              <dc:creator>Julia Ringo</dc:creator>
              <dc:date>2023-10-20T17:58:00</dc:date>
            </office:change-info>
          </text:insertion>
        </text:changed-region>
        <text:changed-region xml:id="ct93955980097328" text:id="ct93955980097328">
          <text:deletion>
            <office:change-info>
              <dc:creator>Julia Ringo</dc:creator>
              <dc:date>2023-10-20T18:01:00</dc:date>
            </office:change-info>
            <text:p text:style-name="Text_20_body"><text:span text:style-name="T1">,</text:span></text:p>
          </text:deletion>
        </text:changed-region>
        <text:changed-region xml:id="ct93955980097616" text:id="ct93955980097616">
          <text:insertion>
            <office:change-info>
              <dc:creator>Julia Ringo</dc:creator>
              <dc:date>2023-10-20T18:01:00</dc:date>
            </office:change-info>
          </text:insertion>
        </text:changed-region>
        <text:changed-region xml:id="ct93955980094688" text:id="ct93955980094688">
          <text:insertion>
            <office:change-info>
              <dc:creator>Julia Ringo</dc:creator>
              <dc:date>2023-10-20T18:01:00</dc:date>
            </office:change-info>
          </text:insertion>
        </text:changed-region>
        <text:changed-region xml:id="ct93955973677984" text:id="ct93955973677984">
          <text:insertion>
            <office:change-info>
              <dc:creator>Julia Ringo</dc:creator>
              <dc:date>2023-10-20T18:01:00</dc:date>
            </office:change-info>
          </text:insertion>
        </text:changed-region>
        <text:changed-region xml:id="ct93955980020304" text:id="ct93955980020304">
          <text:insertion>
            <office:change-info>
              <dc:creator>Julia Ringo</dc:creator>
              <dc:date>2023-10-20T18:01:00</dc:date>
            </office:change-info>
          </text:insertion>
        </text:changed-region>
        <text:changed-region xml:id="ct93955979948832" text:id="ct93955979948832">
          <text:deletion>
            <office:change-info>
              <dc:creator>Julia Ringo</dc:creator>
              <dc:date>2023-10-05T13:15:00</dc:date>
            </office:change-info>
            <text:p text:style-name="Text_20_body"><text:span text:style-name="T1"><text:s/>— </text:span></text:p>
          </text:deletion>
        </text:changed-region>
        <text:changed-region xml:id="ct93955980085488" text:id="ct93955980085488">
          <text:insertion>
            <office:change-info>
              <dc:creator>Julia Ringo</dc:creator>
              <dc:date>2023-10-05T13:15:00</dc:date>
            </office:change-info>
          </text:insertion>
        </text:changed-region>
        <text:changed-region xml:id="ct93955980116384" text:id="ct93955980116384">
          <text:insertion>
            <office:change-info>
              <dc:creator>Julia Ringo</dc:creator>
              <dc:date>2023-10-20T18:02:00</dc:date>
            </office:change-info>
          </text:insertion>
        </text:changed-region>
        <text:changed-region xml:id="ct93955980116672" text:id="ct93955980116672">
          <text:deletion>
            <office:change-info>
              <dc:creator>Julia Ringo</dc:creator>
              <dc:date>2023-10-20T18:02:00</dc:date>
            </office:change-info>
            <text:p text:style-name="Text_20_body"><text:span text:style-name="T1">re</text:span></text:p>
          </text:deletion>
        </text:changed-region>
        <text:changed-region xml:id="ct93955980121248" text:id="ct93955980121248">
          <text:insertion>
            <office:change-info>
              <dc:creator>Julia Ringo</dc:creator>
              <dc:date>2023-10-20T18:03:00</dc:date>
            </office:change-info>
          </text:insertion>
        </text:changed-region>
        <text:changed-region xml:id="ct93955973626176" text:id="ct93955973626176">
          <text:deletion>
            <office:change-info>
              <dc:creator>Julia Ringo</dc:creator>
              <dc:date>2023-10-20T18:03:00</dc:date>
            </office:change-info>
            <text:p text:style-name="Text_20_body"><text:span text:style-name="T1">e</text:span></text:p>
          </text:deletion>
        </text:changed-region>
        <text:changed-region xml:id="ct93955980122208" text:id="ct93955980122208">
          <text:deletion>
            <office:change-info>
              <dc:creator>Julia Ringo</dc:creator>
              <dc:date>2023-10-20T18:03:00</dc:date>
            </office:change-info>
            <text:p text:style-name="Text_20_body"><text:span text:style-name="T1">to </text:span></text:p>
          </text:deletion>
        </text:changed-region>
        <text:changed-region xml:id="ct93955973643664" text:id="ct93955973643664">
          <text:insertion>
            <office:change-info>
              <dc:creator>Julia Ringo</dc:creator>
              <dc:date>2023-10-20T18:03:00</dc:date>
            </office:change-info>
          </text:insertion>
        </text:changed-region>
        <text:changed-region xml:id="ct93955980122496" text:id="ct93955980122496">
          <text:deletion>
            <office:change-info>
              <dc:creator>Julia Ringo</dc:creator>
              <dc:date>2023-10-20T18:03:00</dc:date>
            </office:change-info>
            <text:p text:style-name="Text_20_body"><text:span text:style-name="T1">;</text:span></text:p>
          </text:deletion>
        </text:changed-region>
        <text:changed-region xml:id="ct93955980137744" text:id="ct93955980137744">
          <text:insertion>
            <office:change-info>
              <dc:creator>Julia Ringo</dc:creator>
              <dc:date>2023-10-20T18:03:00</dc:date>
            </office:change-info>
          </text:insertion>
        </text:changed-region>
        <text:changed-region xml:id="ct93955980138032" text:id="ct93955980138032">
          <text:deletion>
            <office:change-info>
              <dc:creator>Julia Ringo</dc:creator>
              <dc:date>2023-10-20T18:03:00</dc:date>
            </office:change-info>
            <text:p text:style-name="Text_20_body"><text:span text:style-name="T1"><text:s/>though</text:span></text:p>
          </text:deletion>
        </text:changed-region>
        <text:changed-region xml:id="ct93955980138992" text:id="ct93955980138992">
          <text:deletion>
            <office:change-info>
              <dc:creator>Julia Ringo</dc:creator>
              <dc:date>2023-10-05T13:15:00</dc:date>
            </office:change-info>
            <text:p text:style-name="Text_20_body"><text:span text:style-name="T1"><text:s/>— </text:span></text:p>
          </text:deletion>
        </text:changed-region>
        <text:changed-region xml:id="ct93955980141360" text:id="ct93955980141360">
          <text:insertion>
            <office:change-info>
              <dc:creator>Julia Ringo</dc:creator>
              <dc:date>2023-10-05T13:15:00</dc:date>
            </office:change-info>
          </text:insertion>
        </text:changed-region>
        <text:changed-region xml:id="ct93955980148000" text:id="ct93955980148000">
          <text:deletion>
            <office:change-info>
              <dc:creator>Julia Ringo</dc:creator>
              <dc:date>2023-10-10T11:08:00</dc:date>
            </office:change-info>
            <text:p text:style-name="Text_20_body"><text:span text:style-name="T1">…</text:span></text:p>
          </text:deletion>
        </text:changed-region>
        <text:changed-region xml:id="ct93955980148624" text:id="ct93955980148624">
          <text:insertion>
            <office:change-info>
              <dc:creator>Julia Ringo</dc:creator>
              <dc:date>2023-10-10T11:08:00</dc:date>
            </office:change-info>
          </text:insertion>
        </text:changed-region>
        <text:changed-region xml:id="ct93955980148912" text:id="ct93955980148912">
          <text:deletion>
            <office:change-info>
              <dc:creator>Julia Ringo</dc:creator>
              <dc:date>2023-10-20T18:04:00</dc:date>
            </office:change-info>
            <text:p text:style-name="Text_20_body"><text:span text:style-name="T1"><text:s/></text:span></text:p>
          </text:deletion>
        </text:changed-region>
        <text:changed-region xml:id="ct93955980159968" text:id="ct93955980159968">
          <text:insertion>
            <office:change-info>
              <dc:creator>Julia Ringo</dc:creator>
              <dc:date>2023-10-20T18:05:00</dc:date>
            </office:change-info>
          </text:insertion>
        </text:changed-region>
        <text:changed-region xml:id="ct93955980143104" text:id="ct93955980143104">
          <text:deletion>
            <office:change-info>
              <dc:creator>Julia Ringo</dc:creator>
              <dc:date>2023-10-20T18:06:00</dc:date>
            </office:change-info>
            <text:p text:style-name="Text_20_body"><text:span text:style-name="T1">,</text:span></text:p>
          </text:deletion>
        </text:changed-region>
        <text:changed-region xml:id="ct93955973827152" text:id="ct93955973827152">
          <text:insertion>
            <office:change-info>
              <dc:creator>Julia Ringo</dc:creator>
              <dc:date>2023-10-20T18:06:00</dc:date>
            </office:change-info>
          </text:insertion>
        </text:changed-region>
        <text:changed-region xml:id="ct93955973657664" text:id="ct93955973657664">
          <text:deletion>
            <office:change-info>
              <dc:creator>Julia Ringo</dc:creator>
              <dc:date>2023-10-05T13:15:00</dc:date>
            </office:change-info>
            <text:p text:style-name="Text_20_body"><text:span text:style-name="T1"><text:s/>— </text:span></text:p>
          </text:deletion>
        </text:changed-region>
        <text:changed-region xml:id="ct93955980177824" text:id="ct93955980177824">
          <text:insertion>
            <office:change-info>
              <dc:creator>Julia Ringo</dc:creator>
              <dc:date>2023-10-05T13:15:00</dc:date>
            </office:change-info>
          </text:insertion>
        </text:changed-region>
        <text:changed-region xml:id="ct93955980180016" text:id="ct93955980180016">
          <text:insertion>
            <office:change-info>
              <dc:creator>Julia Ringo</dc:creator>
              <dc:date>2023-10-20T18:07:00</dc:date>
            </office:change-info>
          </text:insertion>
        </text:changed-region>
        <text:changed-region xml:id="ct93955973597008" text:id="ct93955973597008">
          <text:deletion>
            <office:change-info>
              <dc:creator>Julia Ringo</dc:creator>
              <dc:date>2023-10-20T18:07:00</dc:date>
            </office:change-info>
            <text:p text:style-name="Text_20_body"><text:span text:style-name="T1">;</text:span></text:p>
          </text:deletion>
        </text:changed-region>
        <text:changed-region xml:id="ct93955980183296" text:id="ct93955980183296">
          <text:deletion>
            <office:change-info>
              <dc:creator>Julia Ringo</dc:creator>
              <dc:date>2023-10-20T18:07:00</dc:date>
            </office:change-info>
            <text:p text:style-name="Text_20_body"><text:span text:style-name="T1">3000 </text:span></text:p>
          </text:deletion>
        </text:changed-region>
        <text:changed-region xml:id="ct93955980182144" text:id="ct93955980182144">
          <text:insertion>
            <office:change-info>
              <dc:creator>Julia Ringo</dc:creator>
              <dc:date>2023-10-20T18:07:00</dc:date>
            </office:change-info>
          </text:insertion>
        </text:changed-region>
        <text:changed-region xml:id="ct93955980178112" text:id="ct93955980178112">
          <text:deletion>
            <office:change-info>
              <dc:creator>Julia Ringo</dc:creator>
              <dc:date>2023-10-20T18:09:00</dc:date>
            </office:change-info>
            <text:p text:style-name="Text_20_body"><text:span text:style-name="T1">at the same time </text:span></text:p>
          </text:deletion>
        </text:changed-region>
        <text:changed-region xml:id="ct93955980182432" text:id="ct93955980182432">
          <text:insertion>
            <office:change-info>
              <dc:creator>Julia Ringo</dc:creator>
              <dc:date>2023-10-20T18:09:00</dc:date>
            </office:change-info>
          </text:insertion>
        </text:changed-region>
        <text:changed-region xml:id="ct93955980197296" text:id="ct93955980197296">
          <text:deletion>
            <office:change-info>
              <dc:creator>Julia Ringo</dc:creator>
              <dc:date>2023-10-20T18:12:00</dc:date>
            </office:change-info>
            <text:p text:style-name="Text_20_body"><text:span text:style-name="T1">,</text:span></text:p>
          </text:deletion>
        </text:changed-region>
        <text:changed-region xml:id="ct93955975174864" text:id="ct93955975174864">
          <text:insertion>
            <office:change-info>
              <dc:creator>Julia Ringo</dc:creator>
              <dc:date>2023-10-20T18:09:00</dc:date>
            </office:change-info>
          </text:insertion>
        </text:changed-region>
        <text:changed-region xml:id="ct93955973779936" text:id="ct93955973779936">
          <text:deletion>
            <office:change-info>
              <dc:creator>Julia Ringo</dc:creator>
              <dc:date>2023-10-20T18:12:00</dc:date>
            </office:change-info>
            <text:p text:style-name="Text_20_body"><text:span text:style-name="T1">,</text:span></text:p>
          </text:deletion>
        </text:changed-region>
        <text:changed-region xml:id="ct93955980208128" text:id="ct93955980208128">
          <text:insertion>
            <office:change-info>
              <dc:creator>Julia Ringo</dc:creator>
              <dc:date>2023-10-20T18:12:00</dc:date>
            </office:change-info>
          </text:insertion>
        </text:changed-region>
        <text:changed-region xml:id="ct93955980209088" text:id="ct93955980209088">
          <text:deletion>
            <office:change-info>
              <dc:creator>Julia Ringo</dc:creator>
              <dc:date>2023-10-05T13:15:00</dc:date>
            </office:change-info>
            <text:p text:style-name="Text_20_body"><text:span text:style-name="T1"><text:s/>— </text:span></text:p>
          </text:deletion>
        </text:changed-region>
        <text:changed-region xml:id="ct93955980210352" text:id="ct93955980210352">
          <text:insertion>
            <office:change-info>
              <dc:creator>Julia Ringo</dc:creator>
              <dc:date>2023-10-05T13:15:00</dc:date>
            </office:change-info>
          </text:insertion>
        </text:changed-region>
        <text:changed-region xml:id="ct93955980212496" text:id="ct93955980212496">
          <text:deletion>
            <office:change-info>
              <dc:creator>Julia Ringo</dc:creator>
              <dc:date>2023-10-05T13:15:00</dc:date>
            </office:change-info>
            <text:p text:style-name="Text_20_body"><text:span text:style-name="T1"><text:s/>— </text:span></text:p>
          </text:deletion>
        </text:changed-region>
        <text:changed-region xml:id="ct93955980213968" text:id="ct93955980213968">
          <text:insertion>
            <office:change-info>
              <dc:creator>Julia Ringo</dc:creator>
              <dc:date>2023-10-05T13:15:00</dc:date>
            </office:change-info>
          </text:insertion>
        </text:changed-region>
        <text:changed-region xml:id="ct93955980172880" text:id="ct93955980172880">
          <text:deletion>
            <office:change-info>
              <dc:creator>Julia Ringo</dc:creator>
              <dc:date>2023-10-05T13:15:00</dc:date>
            </office:change-info>
            <text:p text:style-name="Text_20_body"><text:span text:style-name="T1"><text:s/>— </text:span></text:p>
          </text:deletion>
        </text:changed-region>
        <text:changed-region xml:id="ct93955980226608" text:id="ct93955980226608">
          <text:insertion>
            <office:change-info>
              <dc:creator>Julia Ringo</dc:creator>
              <dc:date>2023-10-05T13:15:00</dc:date>
            </office:change-info>
          </text:insertion>
        </text:changed-region>
        <text:changed-region xml:id="ct93955980227568" text:id="ct93955980227568">
          <text:deletion>
            <office:change-info>
              <dc:creator>Julia Ringo</dc:creator>
              <dc:date>2023-10-05T13:15:00</dc:date>
            </office:change-info>
            <text:p text:style-name="Text_20_body"><text:span text:style-name="T1"><text:s/>— </text:span></text:p>
          </text:deletion>
        </text:changed-region>
        <text:changed-region xml:id="ct93955980229312" text:id="ct93955980229312">
          <text:insertion>
            <office:change-info>
              <dc:creator>Julia Ringo</dc:creator>
              <dc:date>2023-10-05T13:15:00</dc:date>
            </office:change-info>
          </text:insertion>
        </text:changed-region>
        <text:changed-region xml:id="ct93955980181680" text:id="ct93955980181680">
          <text:insertion>
            <office:change-info>
              <dc:creator>Julia Ringo</dc:creator>
              <dc:date>2023-10-20T18:13:00</dc:date>
            </office:change-info>
          </text:insertion>
        </text:changed-region>
        <text:changed-region xml:id="ct93955980247008" text:id="ct93955980247008">
          <text:deletion>
            <office:change-info>
              <dc:creator>Julia Ringo</dc:creator>
              <dc:date>2023-10-05T13:15:00</dc:date>
            </office:change-info>
            <text:p text:style-name="Text_20_body"><text:span text:style-name="T1"><text:s/>— </text:span></text:p>
          </text:deletion>
        </text:changed-region>
        <text:changed-region xml:id="ct93955980247968" text:id="ct93955980247968">
          <text:insertion>
            <office:change-info>
              <dc:creator>Julia Ringo</dc:creator>
              <dc:date>2023-10-05T13:15:00</dc:date>
            </office:change-info>
          </text:insertion>
        </text:changed-region>
        <text:changed-region xml:id="ct93955980210640" text:id="ct93955980210640">
          <text:deletion>
            <office:change-info>
              <dc:creator>Julia Ringo</dc:creator>
              <dc:date>2023-10-05T13:15:00</dc:date>
            </office:change-info>
            <text:p text:style-name="Text_20_body"><text:span text:style-name="T1"><text:s/>— </text:span></text:p>
          </text:deletion>
        </text:changed-region>
        <text:changed-region xml:id="ct93955972594192" text:id="ct93955972594192">
          <text:insertion>
            <office:change-info>
              <dc:creator>Julia Ringo</dc:creator>
              <dc:date>2023-10-05T13:15:00</dc:date>
            </office:change-info>
          </text:insertion>
        </text:changed-region>
        <text:changed-region xml:id="ct93955980264416" text:id="ct93955980264416">
          <text:deletion>
            <office:change-info>
              <dc:creator>Julia Ringo</dc:creator>
              <dc:date>2023-10-10T11:08:00</dc:date>
            </office:change-info>
            <text:p text:style-name="Text_20_body"><text:span text:style-name="T1">…</text:span></text:p>
          </text:deletion>
        </text:changed-region>
        <text:changed-region xml:id="ct93955980265376" text:id="ct93955980265376">
          <text:insertion>
            <office:change-info>
              <dc:creator>Julia Ringo</dc:creator>
              <dc:date>2023-10-10T11:08:00</dc:date>
            </office:change-info>
          </text:insertion>
        </text:changed-region>
        <text:changed-region xml:id="ct93955980265664" text:id="ct93955980265664">
          <text:deletion>
            <office:change-info>
              <dc:creator>Julia Ringo</dc:creator>
              <dc:date>2023-10-20T18:14:00</dc:date>
            </office:change-info>
            <text:p text:style-name="Text_20_body"><text:span text:style-name="T1"><text:s/></text:span></text:p>
          </text:deletion>
        </text:changed-region>
        <text:changed-region xml:id="ct93955980266624" text:id="ct93955980266624">
          <text:deletion>
            <office:change-info>
              <dc:creator>Julia Ringo</dc:creator>
              <dc:date>2023-10-20T18:14:00</dc:date>
            </office:change-info>
            <text:p text:style-name="Text_20_body"><text:span text:style-name="T1"><text:s/></text:span></text:p>
          </text:deletion>
        </text:changed-region>
        <text:changed-region xml:id="ct93955980285760" text:id="ct93955980285760">
          <text:deletion>
            <office:change-info>
              <dc:creator>Julia Ringo</dc:creator>
              <dc:date>2023-10-05T13:15:00</dc:date>
            </office:change-info>
            <text:p text:style-name="Text_20_body"><text:span text:style-name="T1"><text:s/>— </text:span></text:p>
          </text:deletion>
        </text:changed-region>
        <text:changed-region xml:id="ct93955980290640" text:id="ct93955980290640">
          <text:insertion>
            <office:change-info>
              <dc:creator>Julia Ringo</dc:creator>
              <dc:date>2023-10-05T13:15:00</dc:date>
            </office:change-info>
          </text:insertion>
        </text:changed-region>
        <text:changed-region xml:id="ct93955980292096" text:id="ct93955980292096">
          <text:deletion>
            <office:change-info>
              <dc:creator>Julia Ringo</dc:creator>
              <dc:date>2023-10-05T13:15:00</dc:date>
            </office:change-info>
            <text:p text:style-name="Text_20_body"><text:span text:style-name="T1"><text:s/>— </text:span></text:p>
          </text:deletion>
        </text:changed-region>
        <text:changed-region xml:id="ct93955980293888" text:id="ct93955980293888">
          <text:insertion>
            <office:change-info>
              <dc:creator>Julia Ringo</dc:creator>
              <dc:date>2023-10-05T13:15:00</dc:date>
            </office:change-info>
          </text:insertion>
        </text:changed-region>
        <text:changed-region xml:id="ct93955980306928" text:id="ct93955980306928">
          <text:deletion>
            <office:change-info>
              <dc:creator>Julia Ringo</dc:creator>
              <dc:date>2023-10-10T11:08:00</dc:date>
            </office:change-info>
            <text:p text:style-name="Text_20_body"><text:span text:style-name="T1">…</text:span></text:p>
          </text:deletion>
        </text:changed-region>
        <text:changed-region xml:id="ct93955980307216" text:id="ct93955980307216">
          <text:deletion>
            <office:change-info>
              <dc:creator>Julia Ringo</dc:creator>
              <dc:date>2023-10-20T18:15:00</dc:date>
            </office:change-info>
            <text:p text:style-name="Text_20_body"><text:span text:style-name="T1">. </text:span></text:p>
          </text:deletion>
        </text:changed-region>
        <text:changed-region xml:id="ct93955980308176" text:id="ct93955980308176">
          <text:insertion>
            <office:change-info>
              <dc:creator>Julia Ringo</dc:creator>
              <dc:date>2023-10-10T11:08:00</dc:date>
            </office:change-info>
          </text:insertion>
        </text:changed-region>
        <text:changed-region xml:id="ct93955980309472" text:id="ct93955980309472">
          <text:insertion>
            <office:change-info>
              <dc:creator>Julia Ringo</dc:creator>
              <dc:date>2023-10-20T18:15:00</dc:date>
            </office:change-info>
          </text:insertion>
        </text:changed-region>
        <text:changed-region xml:id="ct93955980308944" text:id="ct93955980308944">
          <text:deletion>
            <office:change-info>
              <dc:creator>Julia Ringo</dc:creator>
              <dc:date>2023-10-20T18:15:00</dc:date>
            </office:change-info>
            <text:p text:style-name="Text_20_body"><text:span text:style-name="T1">30 </text:span></text:p>
          </text:deletion>
        </text:changed-region>
        <text:changed-region xml:id="ct93955980314944" text:id="ct93955980314944">
          <text:insertion>
            <office:change-info>
              <dc:creator>Julia Ringo</dc:creator>
              <dc:date>2023-10-20T18:15:00</dc:date>
            </office:change-info>
          </text:insertion>
        </text:changed-region>
        <text:changed-region xml:id="ct93955980318880" text:id="ct93955980318880">
          <text:insertion>
            <office:change-info>
              <dc:creator>Julia Ringo</dc:creator>
              <dc:date>2023-10-20T18:16:00</dc:date>
            </office:change-info>
          </text:insertion>
        </text:changed-region>
        <text:changed-region xml:id="ct93955980319504" text:id="ct93955980319504">
          <text:deletion>
            <office:change-info>
              <dc:creator>Julia Ringo</dc:creator>
              <dc:date>2023-10-10T11:08:00</dc:date>
            </office:change-info>
            <text:p text:style-name="Text_20_body"><text:span text:style-name="T1">…</text:span></text:p>
          </text:deletion>
        </text:changed-region>
        <text:changed-region xml:id="ct93955980320464" text:id="ct93955980320464">
          <text:insertion>
            <office:change-info>
              <dc:creator>Julia Ringo</dc:creator>
              <dc:date>2023-10-10T11:08:00</dc:date>
            </office:change-info>
          </text:insertion>
        </text:changed-region>
        <text:changed-region xml:id="ct93955980321424" text:id="ct93955980321424">
          <text:deletion>
            <office:change-info>
              <dc:creator>Julia Ringo</dc:creator>
              <dc:date>2023-10-10T11:08:00</dc:date>
            </office:change-info>
            <text:p text:style-name="Text_20_body"><text:span text:style-name="T1">…</text:span></text:p>
          </text:deletion>
        </text:changed-region>
        <text:changed-region xml:id="ct93955972575312" text:id="ct93955972575312">
          <text:insertion>
            <office:change-info>
              <dc:creator>Julia Ringo</dc:creator>
              <dc:date>2023-10-10T11:08:00</dc:date>
            </office:change-info>
          </text:insertion>
        </text:changed-region>
        <text:changed-region xml:id="ct93955980328880" text:id="ct93955980328880">
          <text:insertion>
            <office:change-info>
              <dc:creator>Julia Ringo</dc:creator>
              <dc:date>2023-10-20T18:17:00</dc:date>
            </office:change-info>
          </text:insertion>
        </text:changed-region>
        <text:changed-region xml:id="ct93955980333888" text:id="ct93955980333888">
          <text:insertion>
            <office:change-info>
              <dc:creator>Julia Ringo</dc:creator>
              <dc:date>2023-10-20T18:17:00</dc:date>
            </office:change-info>
          </text:insertion>
        </text:changed-region>
        <text:changed-region xml:id="ct93955980334176" text:id="ct93955980334176">
          <text:deletion>
            <office:change-info>
              <dc:creator>Julia Ringo</dc:creator>
              <dc:date>2023-10-20T18:17:00</dc:date>
            </office:change-info>
            <text:p text:style-name="Text_20_body"><text:span text:style-name="T1">..,</text:span></text:p>
          </text:deletion>
        </text:changed-region>
        <text:changed-region xml:id="ct93955980337968" text:id="ct93955980337968">
          <text:insertion>
            <office:change-info>
              <dc:creator>Julia Ringo</dc:creator>
              <dc:date>2023-10-20T18:18:00</dc:date>
            </office:change-info>
          </text:insertion>
        </text:changed-region>
        <text:changed-region xml:id="ct93955973795008" text:id="ct93955973795008">
          <text:deletion>
            <office:change-info>
              <dc:creator>Julia Ringo</dc:creator>
              <dc:date>2023-10-20T18:18:00</dc:date>
            </office:change-info>
            <text:p text:style-name="Text_20_body"><text:span text:style-name="T1">,</text:span></text:p>
          </text:deletion>
        </text:changed-region>
        <text:changed-region xml:id="ct93955980338928" text:id="ct93955980338928">
          <text:insertion>
            <office:change-info>
              <dc:creator>Julia Ringo</dc:creator>
              <dc:date>2023-10-20T18:18:00</dc:date>
            </office:change-info>
          </text:insertion>
        </text:changed-region>
        <text:changed-region xml:id="ct93955980339216" text:id="ct93955980339216">
          <text:deletion>
            <office:change-info>
              <dc:creator>Julia Ringo</dc:creator>
              <dc:date>2023-10-20T18:18:00</dc:date>
            </office:change-info>
            <text:p text:style-name="Text_20_body"><text:span text:style-name="T1">w</text:span></text:p>
          </text:deletion>
        </text:changed-region>
        <text:changed-region xml:id="ct93955980338256" text:id="ct93955980338256">
          <text:insertion>
            <office:change-info>
              <dc:creator>Julia Ringo</dc:creator>
              <dc:date>2023-10-20T18:18:00</dc:date>
            </office:change-info>
          </text:insertion>
        </text:changed-region>
        <text:changed-region xml:id="ct93955980338544" text:id="ct93955980338544">
          <text:deletion>
            <office:change-info>
              <dc:creator>Julia Ringo</dc:creator>
              <dc:date>2023-10-20T18:18:00</dc:date>
            </office:change-info>
            <text:p text:style-name="Text_20_body"><text:span text:style-name="T1">..</text:span></text:p>
          </text:deletion>
        </text:changed-region>
        <text:changed-region xml:id="ct93955980344352" text:id="ct93955980344352">
          <text:insertion>
            <office:change-info>
              <dc:creator>Julia Ringo</dc:creator>
              <dc:date>2023-10-20T18:18:00</dc:date>
            </office:change-info>
          </text:insertion>
        </text:changed-region>
        <text:changed-region xml:id="ct93955980329648" text:id="ct93955980329648">
          <text:deletion>
            <office:change-info>
              <dc:creator>Julia Ringo</dc:creator>
              <dc:date>2023-10-05T13:15:00</dc:date>
            </office:change-info>
            <text:p text:style-name="Text_20_body"><text:span text:style-name="T1"><text:s/>— </text:span></text:p>
          </text:deletion>
        </text:changed-region>
        <text:changed-region xml:id="ct93955980349968" text:id="ct93955980349968">
          <text:insertion>
            <office:change-info>
              <dc:creator>Julia Ringo</dc:creator>
              <dc:date>2023-10-05T13:15:00</dc:date>
            </office:change-info>
          </text:insertion>
        </text:changed-region>
        <text:changed-region xml:id="ct93955980323840" text:id="ct93955980323840">
          <text:insertion>
            <office:change-info>
              <dc:creator>Julia Ringo</dc:creator>
              <dc:date>2023-10-20T18:18:00</dc:date>
            </office:change-info>
          </text:insertion>
        </text:changed-region>
        <text:changed-region xml:id="ct93955980333552" text:id="ct93955980333552">
          <text:deletion>
            <office:change-info>
              <dc:creator>Julia Ringo</dc:creator>
              <dc:date>2023-10-10T11:08:00</dc:date>
            </office:change-info>
            <text:p text:style-name="Text_20_body"><text:span text:style-name="T1">…</text:span></text:p>
          </text:deletion>
        </text:changed-region>
        <text:changed-region xml:id="ct93955980350256" text:id="ct93955980350256">
          <text:insertion>
            <office:change-info>
              <dc:creator>Julia Ringo</dc:creator>
              <dc:date>2023-10-10T11:08:00</dc:date>
            </office:change-info>
          </text:insertion>
        </text:changed-region>
        <text:changed-region xml:id="ct93955973714096" text:id="ct93955973714096">
          <text:deletion>
            <office:change-info>
              <dc:creator>Julia Ringo</dc:creator>
              <dc:date>2023-10-20T18:18:00</dc:date>
            </office:change-info>
            <text:p text:style-name="Text_20_body"><text:span text:style-name="T1"><text:s/></text:span></text:p>
          </text:deletion>
        </text:changed-region>
        <text:changed-region xml:id="ct93955980350544" text:id="ct93955980350544">
          <text:deletion>
            <office:change-info>
              <dc:creator>Julia Ringo</dc:creator>
              <dc:date>2023-10-10T11:08:00</dc:date>
            </office:change-info>
            <text:p text:style-name="Text_20_body"><text:span text:style-name="T1">…</text:span></text:p>
          </text:deletion>
        </text:changed-region>
        <text:changed-region xml:id="ct93955980357056" text:id="ct93955980357056">
          <text:insertion>
            <office:change-info>
              <dc:creator>Julia Ringo</dc:creator>
              <dc:date>2023-10-10T11:08:00</dc:date>
            </office:change-info>
          </text:insertion>
        </text:changed-region>
        <text:changed-region xml:id="ct93955980352720" text:id="ct93955980352720">
          <text:deletion>
            <office:change-info>
              <dc:creator>Julia Ringo</dc:creator>
              <dc:date>2023-10-10T11:08:00</dc:date>
            </office:change-info>
            <text:p text:style-name="Text_20_body"><text:span text:style-name="T1">…</text:span></text:p>
          </text:deletion>
        </text:changed-region>
        <text:changed-region xml:id="ct93955980362672" text:id="ct93955980362672">
          <text:insertion>
            <office:change-info>
              <dc:creator>Julia Ringo</dc:creator>
              <dc:date>2023-10-10T11:08:00</dc:date>
            </office:change-info>
          </text:insertion>
        </text:changed-region>
        <text:changed-region xml:id="ct93955980362960" text:id="ct93955980362960">
          <text:deletion>
            <office:change-info>
              <dc:creator>Julia Ringo</dc:creator>
              <dc:date>2023-10-20T18:18:00</dc:date>
            </office:change-info>
            <text:p text:style-name="Text_20_body"><text:span text:style-name="T1"><text:s/></text:span></text:p>
          </text:deletion>
        </text:changed-region>
        <text:changed-region xml:id="ct93955980366256" text:id="ct93955980366256">
          <text:insertion>
            <office:change-info>
              <dc:creator>Julia Ringo</dc:creator>
              <dc:date>2023-10-20T18:18:00</dc:date>
            </office:change-info>
          </text:insertion>
        </text:changed-region>
        <text:changed-region xml:id="ct93955980370560" text:id="ct93955980370560">
          <text:insertion>
            <office:change-info>
              <dc:creator>Julia Ringo</dc:creator>
              <dc:date>2023-10-20T18:19:00</dc:date>
            </office:change-info>
          </text:insertion>
        </text:changed-region>
        <text:changed-region xml:id="ct93955980370848" text:id="ct93955980370848">
          <text:deletion>
            <office:change-info>
              <dc:creator>Julia Ringo</dc:creator>
              <dc:date>2023-10-20T18:19:00</dc:date>
            </office:change-info>
            <text:p text:style-name="Text_20_body"><text:span text:style-name="T1">,</text:span></text:p>
          </text:deletion>
        </text:changed-region>
        <text:changed-region xml:id="ct93955980372144" text:id="ct93955980372144">
          <text:insertion>
            <office:change-info>
              <dc:creator>Julia Ringo</dc:creator>
              <dc:date>2023-10-20T18:19:00</dc:date>
            </office:change-info>
          </text:insertion>
        </text:changed-region>
        <text:changed-region xml:id="ct93955973518560" text:id="ct93955973518560">
          <text:deletion>
            <office:change-info>
              <dc:creator>Julia Ringo</dc:creator>
              <dc:date>2023-10-20T18:19:00</dc:date>
            </office:change-info>
            <text:p text:style-name="Text_20_body"><text:span text:style-name="T1">l</text:span></text:p>
          </text:deletion>
        </text:changed-region>
        <text:changed-region xml:id="ct93955980371136" text:id="ct93955980371136">
          <text:insertion>
            <office:change-info>
              <dc:creator>Julia Ringo</dc:creator>
              <dc:date>2023-10-20T18:19:00</dc:date>
            </office:change-info>
          </text:insertion>
        </text:changed-region>
        <text:changed-region xml:id="ct93955980371424" text:id="ct93955980371424">
          <text:deletion>
            <office:change-info>
              <dc:creator>Julia Ringo</dc:creator>
              <dc:date>2023-10-20T18:19:00</dc:date>
            </office:change-info>
            <text:p text:style-name="Text_20_body"><text:span text:style-name="T1">,</text:span></text:p>
          </text:deletion>
        </text:changed-region>
        <text:changed-region xml:id="ct93955980371712" text:id="ct93955980371712">
          <text:deletion>
            <office:change-info>
              <dc:creator>Julia Ringo</dc:creator>
              <dc:date>2023-10-20T18:19:00</dc:date>
            </office:change-info>
            <text:p text:style-name="Text_20_body"><text:span text:style-name="T1">he added.</text:span></text:p>
          </text:deletion>
        </text:changed-region>
        <text:changed-region xml:id="ct93955972575600" text:id="ct93955972575600">
          <text:insertion>
            <office:change-info>
              <dc:creator>Julia Ringo</dc:creator>
              <dc:date>2023-10-20T18:19:00</dc:date>
            </office:change-info>
          </text:insertion>
        </text:changed-region>
        <text:changed-region xml:id="ct93955980382272" text:id="ct93955980382272">
          <text:insertion>
            <office:change-info>
              <dc:creator>Julia Ringo</dc:creator>
              <dc:date>2023-10-20T18:19:00</dc:date>
            </office:change-info>
          </text:insertion>
        </text:changed-region>
        <text:changed-region xml:id="ct93955980394480" text:id="ct93955980394480">
          <text:insertion>
            <office:change-info>
              <dc:creator>Julia Ringo</dc:creator>
              <dc:date>2023-10-20T18:19:00</dc:date>
            </office:change-info>
          </text:insertion>
        </text:changed-region>
        <text:changed-region xml:id="ct93955980335616" text:id="ct93955980335616">
          <text:insertion>
            <office:change-info>
              <dc:creator>Julia Ringo</dc:creator>
              <dc:date>2023-10-20T18:20:00</dc:date>
            </office:change-info>
          </text:insertion>
        </text:changed-region>
        <text:changed-region xml:id="ct93955980407008" text:id="ct93955980407008">
          <text:deletion>
            <office:change-info>
              <dc:creator>Julia Ringo</dc:creator>
              <dc:date>2023-10-05T13:15:00</dc:date>
            </office:change-info>
            <text:p text:style-name="Text_20_body"><text:span text:style-name="T1"><text:s/>— </text:span></text:p>
          </text:deletion>
        </text:changed-region>
        <text:changed-region xml:id="ct93955980408416" text:id="ct93955980408416">
          <text:insertion>
            <office:change-info>
              <dc:creator>Julia Ringo</dc:creator>
              <dc:date>2023-10-05T13:15:00</dc:date>
            </office:change-info>
          </text:insertion>
        </text:changed-region>
        <text:changed-region xml:id="ct93955980409552" text:id="ct93955980409552">
          <text:deletion>
            <office:change-info>
              <dc:creator>Julia Ringo</dc:creator>
              <dc:date>2023-10-20T18:20:00</dc:date>
            </office:change-info>
            <text:p text:style-name="Text_20_body"><text:span text:style-name="T1">100 </text:span></text:p>
          </text:deletion>
        </text:changed-region>
        <text:changed-region xml:id="ct93955980410512" text:id="ct93955980410512">
          <text:insertion>
            <office:change-info>
              <dc:creator>Julia Ringo</dc:creator>
              <dc:date>2023-10-20T18:20:00</dc:date>
            </office:change-info>
          </text:insertion>
        </text:changed-region>
        <text:changed-region xml:id="ct93955975162080" text:id="ct93955975162080">
          <text:insertion>
            <office:change-info>
              <dc:creator>Julia Ringo</dc:creator>
              <dc:date>2023-10-20T18:20:00</dc:date>
            </office:change-info>
          </text:insertion>
        </text:changed-region>
        <text:changed-region xml:id="ct93955980411952" text:id="ct93955980411952">
          <text:deletion>
            <office:change-info>
              <dc:creator>Julia Ringo</dc:creator>
              <dc:date>2023-10-20T18:20:00</dc:date>
            </office:change-info>
            <text:p text:style-name="Text_20_body"><text:span text:style-name="T1">w</text:span></text:p>
          </text:deletion>
        </text:changed-region>
        <text:changed-region xml:id="ct93955980407744" text:id="ct93955980407744">
          <text:deletion>
            <office:change-info>
              <dc:creator>Julia Ringo</dc:creator>
              <dc:date>2023-10-20T18:20:00</dc:date>
            </office:change-info>
            <text:p text:style-name="Text_20_body"><text:span text:style-name="T1">,</text:span></text:p>
          </text:deletion>
        </text:changed-region>
        <text:changed-region xml:id="ct93955980404256" text:id="ct93955980404256">
          <text:deletion>
            <office:change-info>
              <dc:creator>Julia Ringo</dc:creator>
              <dc:date>2023-10-20T18:20:00</dc:date>
            </office:change-info>
            <text:p text:style-name="Text_20_body"><text:span text:style-name="T1">200 </text:span></text:p>
          </text:deletion>
        </text:changed-region>
        <text:changed-region xml:id="ct93955980395248" text:id="ct93955980395248">
          <text:insertion>
            <office:change-info>
              <dc:creator>Julia Ringo</dc:creator>
              <dc:date>2023-10-20T18:20:00</dc:date>
            </office:change-info>
          </text:insertion>
        </text:changed-region>
        <text:changed-region xml:id="ct93955980431488" text:id="ct93955980431488">
          <text:insertion>
            <office:change-info>
              <dc:creator>Julia Ringo</dc:creator>
              <dc:date>2023-10-20T18:20:00</dc:date>
            </office:change-info>
          </text:insertion>
        </text:changed-region>
        <text:changed-region xml:id="ct93955980431776" text:id="ct93955980431776">
          <text:deletion>
            <office:change-info>
              <dc:creator>Julia Ringo</dc:creator>
              <dc:date>2023-10-20T18:20:00</dc:date>
            </office:change-info>
            <text:p text:style-name="Text_20_body"><text:span text:style-name="T1">,</text:span></text:p>
          </text:deletion>
        </text:changed-region>
        <text:changed-region xml:id="ct93955980408032" text:id="ct93955980408032">
          <text:insertion>
            <office:change-info>
              <dc:creator>Julia Ringo</dc:creator>
              <dc:date>2023-10-20T18:20:00</dc:date>
            </office:change-info>
          </text:insertion>
        </text:changed-region>
        <text:changed-region xml:id="ct93955980435232" text:id="ct93955980435232">
          <text:deletion>
            <office:change-info>
              <dc:creator>Julia Ringo</dc:creator>
              <dc:date>2023-10-20T18:20:00</dc:date>
            </office:change-info>
            <text:p text:style-name="Text_20_body"><text:span text:style-name="T1">200 </text:span></text:p>
          </text:deletion>
        </text:changed-region>
        <text:changed-region xml:id="ct93955980436192" text:id="ct93955980436192">
          <text:insertion>
            <office:change-info>
              <dc:creator>Julia Ringo</dc:creator>
              <dc:date>2023-10-20T18:20:00</dc:date>
            </office:change-info>
          </text:insertion>
        </text:changed-region>
        <text:changed-region xml:id="ct93955980435520" text:id="ct93955980435520">
          <text:insertion>
            <office:change-info>
              <dc:creator>Julia Ringo</dc:creator>
              <dc:date>2023-10-20T18:21:00</dc:date>
            </office:change-info>
          </text:insertion>
        </text:changed-region>
        <text:changed-region xml:id="ct93955980435808" text:id="ct93955980435808">
          <text:deletion>
            <office:change-info>
              <dc:creator>Julia Ringo</dc:creator>
              <dc:date>2023-10-20T18:21:00</dc:date>
            </office:change-info>
            <text:p text:style-name="Text_20_body"><text:span text:style-name="T1">w</text:span></text:p>
          </text:deletion>
        </text:changed-region>
        <text:changed-region xml:id="ct93955980442320" text:id="ct93955980442320">
          <text:insertion>
            <office:change-info>
              <dc:creator>Julia Ringo</dc:creator>
              <dc:date>2023-10-20T18:21:00</dc:date>
            </office:change-info>
          </text:insertion>
        </text:changed-region>
        <text:changed-region xml:id="ct93955980447456" text:id="ct93955980447456">
          <text:insertion>
            <office:change-info>
              <dc:creator>Julia Ringo</dc:creator>
              <dc:date>2023-10-20T18:22:00</dc:date>
            </office:change-info>
          </text:insertion>
        </text:changed-region>
        <text:changed-region xml:id="ct93955980452208" text:id="ct93955980452208">
          <text:insertion>
            <office:change-info>
              <dc:creator>Julia Ringo</dc:creator>
              <dc:date>2023-10-20T18:22:00</dc:date>
            </office:change-info>
          </text:insertion>
        </text:changed-region>
        <text:changed-region xml:id="ct93955980428800" text:id="ct93955980428800">
          <text:deletion>
            <office:change-info>
              <dc:creator>Julia Ringo</dc:creator>
              <dc:date>2023-10-05T13:15:00</dc:date>
            </office:change-info>
            <text:p text:style-name="Text_20_body"><text:span text:style-name="T1"><text:s/>— </text:span></text:p>
          </text:deletion>
        </text:changed-region>
        <text:changed-region xml:id="ct93955980457248" text:id="ct93955980457248">
          <text:insertion>
            <office:change-info>
              <dc:creator>Julia Ringo</dc:creator>
              <dc:date>2023-10-05T13:15:00</dc:date>
            </office:change-info>
          </text:insertion>
        </text:changed-region>
        <text:changed-region xml:id="ct93955980460704" text:id="ct93955980460704">
          <text:insertion>
            <office:change-info>
              <dc:creator>Julia Ringo</dc:creator>
              <dc:date>2023-10-20T18:34:00</dc:date>
            </office:change-info>
          </text:insertion>
        </text:changed-region>
        <text:changed-region xml:id="ct93955980460992" text:id="ct93955980460992">
          <text:deletion>
            <office:change-info>
              <dc:creator>Julia Ringo</dc:creator>
              <dc:date>2023-10-20T18:34:00</dc:date>
            </office:change-info>
            <text:p text:style-name="Text_20_body"><text:span text:style-name="T1">,</text:span></text:p>
          </text:deletion>
        </text:changed-region>
        <text:changed-region xml:id="ct93955980461952" text:id="ct93955980461952">
          <text:insertion>
            <office:change-info>
              <dc:creator>Julia Ringo</dc:creator>
              <dc:date>2023-10-20T18:34:00</dc:date>
            </office:change-info>
          </text:insertion>
        </text:changed-region>
        <text:changed-region xml:id="ct93955980462240" text:id="ct93955980462240">
          <text:deletion>
            <office:change-info>
              <dc:creator>Julia Ringo</dc:creator>
              <dc:date>2023-10-20T18:34:00</dc:date>
            </office:change-info>
            <text:p text:style-name="Text_20_body"><text:span text:style-name="T1">w</text:span></text:p>
          </text:deletion>
        </text:changed-region>
        <text:changed-region xml:id="ct93955980463872" text:id="ct93955980463872">
          <text:insertion>
            <office:change-info>
              <dc:creator>Julia Ringo</dc:creator>
              <dc:date>2023-10-20T18:34:00</dc:date>
            </office:change-info>
          </text:insertion>
        </text:changed-region>
        <text:changed-region xml:id="ct93955980461280" text:id="ct93955980461280">
          <text:insertion>
            <office:change-info>
              <dc:creator>Julia Ringo</dc:creator>
              <dc:date>2023-10-20T18:34:00</dc:date>
            </office:change-info>
          </text:insertion>
        </text:changed-region>
        <text:changed-region xml:id="ct93955980465312" text:id="ct93955980465312">
          <text:deletion>
            <office:change-info>
              <dc:creator>Julia Ringo</dc:creator>
              <dc:date>2023-10-20T18:34:00</dc:date>
            </office:change-info>
            <text:p text:style-name="Text_20_body"><text:span text:style-name="T1"><text:s/></text:span></text:p>
          </text:deletion>
        </text:changed-region>
        <text:changed-region xml:id="ct93955980472992" text:id="ct93955980472992">
          <text:insertion>
            <office:change-info>
              <dc:creator>Julia Ringo</dc:creator>
              <dc:date>2023-10-20T18:34:00</dc:date>
            </office:change-info>
          </text:insertion>
        </text:changed-region>
        <text:changed-region xml:id="ct93955975296864" text:id="ct93955975296864">
          <text:insertion>
            <office:change-info>
              <dc:creator>Julia Ringo</dc:creator>
              <dc:date>2023-10-20T18:34:00</dc:date>
            </office:change-info>
          </text:insertion>
        </text:changed-region>
        <text:changed-region xml:id="ct93955980483504" text:id="ct93955980483504">
          <text:insertion>
            <office:change-info>
              <dc:creator>Julia Ringo</dc:creator>
              <dc:date>2023-10-20T18:34:00</dc:date>
            </office:change-info>
          </text:insertion>
        </text:changed-region>
        <text:changed-region xml:id="ct93955980483792" text:id="ct93955980483792">
          <text:deletion>
            <office:change-info>
              <dc:creator>Julia Ringo</dc:creator>
              <dc:date>2023-10-20T18:34:00</dc:date>
            </office:change-info>
            <text:p text:style-name="Text_20_body"><text:span text:style-name="T1">,</text:span></text:p>
          </text:deletion>
        </text:changed-region>
        <text:changed-region xml:id="ct93955980484752" text:id="ct93955980484752">
          <text:insertion>
            <office:change-info>
              <dc:creator>Julia Ringo</dc:creator>
              <dc:date>2023-10-20T18:34:00</dc:date>
            </office:change-info>
          </text:insertion>
        </text:changed-region>
        <text:changed-region xml:id="ct93955975487696" text:id="ct93955975487696">
          <text:deletion>
            <office:change-info>
              <dc:creator>Julia Ringo</dc:creator>
              <dc:date>2023-10-20T18:34:00</dc:date>
            </office:change-info>
            <text:p text:style-name="Text_20_body"><text:span text:style-name="T1">t</text:span></text:p>
          </text:deletion>
        </text:changed-region>
        <text:changed-region xml:id="ct93955980474768" text:id="ct93955980474768">
          <text:deletion>
            <office:change-info>
              <dc:creator>Julia Ringo</dc:creator>
              <dc:date>2023-10-10T11:08:00</dc:date>
            </office:change-info>
            <text:p text:style-name="Text_20_body"><text:span text:style-name="T1">…</text:span></text:p>
          </text:deletion>
        </text:changed-region>
        <text:changed-region xml:id="ct93955980484080" text:id="ct93955980484080">
          <text:insertion>
            <office:change-info>
              <dc:creator>Julia Ringo</dc:creator>
              <dc:date>2023-10-10T11:08:00</dc:date>
            </office:change-info>
          </text:insertion>
        </text:changed-region>
        <text:changed-region xml:id="ct93955980484368" text:id="ct93955980484368">
          <text:deletion>
            <office:change-info>
              <dc:creator>Julia Ringo</dc:creator>
              <dc:date>2023-10-20T18:35:00</dc:date>
            </office:change-info>
            <text:p text:style-name="Text_20_body"><text:span text:style-name="T1"><text:s/></text:span></text:p>
          </text:deletion>
        </text:changed-region>
        <text:changed-region xml:id="ct93955980490496" text:id="ct93955980490496">
          <text:insertion>
            <office:change-info>
              <dc:creator>Julia Ringo</dc:creator>
              <dc:date>2023-10-20T18:35:00</dc:date>
            </office:change-info>
          </text:insertion>
        </text:changed-region>
        <text:changed-region xml:id="ct93955980491456" text:id="ct93955980491456">
          <text:deletion>
            <office:change-info>
              <dc:creator>Julia Ringo</dc:creator>
              <dc:date>2023-10-05T13:15:00</dc:date>
            </office:change-info>
            <text:p text:style-name="Text_20_body"><text:span text:style-name="T1"><text:s/>— </text:span></text:p>
          </text:deletion>
        </text:changed-region>
        <text:changed-region xml:id="ct93955980493120" text:id="ct93955980493120">
          <text:insertion>
            <office:change-info>
              <dc:creator>Julia Ringo</dc:creator>
              <dc:date>2023-10-05T13:15:00</dc:date>
            </office:change-info>
          </text:insertion>
        </text:changed-region>
        <text:changed-region xml:id="ct93955980500656" text:id="ct93955980500656">
          <text:deletion>
            <office:change-info>
              <dc:creator>Julia Ringo</dc:creator>
              <dc:date>2023-10-05T13:15:00</dc:date>
            </office:change-info>
            <text:p text:style-name="Text_20_body"><text:span text:style-name="T1"><text:s/>— </text:span></text:p>
          </text:deletion>
        </text:changed-region>
        <text:changed-region xml:id="ct93955980494560" text:id="ct93955980494560">
          <text:insertion>
            <office:change-info>
              <dc:creator>Julia Ringo</dc:creator>
              <dc:date>2023-10-05T13:15:00</dc:date>
            </office:change-info>
          </text:insertion>
        </text:changed-region>
        <text:changed-region xml:id="ct93955980502240" text:id="ct93955980502240">
          <text:insertion>
            <office:change-info>
              <dc:creator>Julia Ringo</dc:creator>
              <dc:date>2023-10-20T18:35:00</dc:date>
            </office:change-info>
          </text:insertion>
        </text:changed-region>
        <text:changed-region xml:id="ct93955980502528" text:id="ct93955980502528">
          <text:deletion>
            <office:change-info>
              <dc:creator>Julia Ringo</dc:creator>
              <dc:date>2023-10-20T18:35:00</dc:date>
            </office:change-info>
            <text:p text:style-name="Text_20_body"><text:span text:style-name="T1">t</text:span></text:p>
          </text:deletion>
        </text:changed-region>
        <text:changed-region xml:id="ct93955980514128" text:id="ct93955980514128">
          <text:deletion>
            <office:change-info>
              <dc:creator>Julia Ringo</dc:creator>
              <dc:date>2023-10-20T18:35:00</dc:date>
            </office:change-info>
            <text:p text:style-name="Text_20_body"><text:span text:style-name="T1">20 </text:span></text:p>
          </text:deletion>
        </text:changed-region>
        <text:changed-region xml:id="ct93955980515088" text:id="ct93955980515088">
          <text:insertion>
            <office:change-info>
              <dc:creator>Julia Ringo</dc:creator>
              <dc:date>2023-10-20T18:35:00</dc:date>
            </office:change-info>
          </text:insertion>
        </text:changed-region>
        <text:changed-region xml:id="ct93955980494224" text:id="ct93955980494224">
          <text:deletion>
            <office:change-info>
              <dc:creator>Julia Ringo</dc:creator>
              <dc:date>2023-10-05T13:15:00</dc:date>
            </office:change-info>
            <text:p text:style-name="Text_20_body"><text:span text:style-name="T1"><text:s/>— </text:span></text:p>
          </text:deletion>
        </text:changed-region>
        <text:changed-region xml:id="ct93955980519808" text:id="ct93955980519808">
          <text:insertion>
            <office:change-info>
              <dc:creator>Julia Ringo</dc:creator>
              <dc:date>2023-10-05T13:15:00</dc:date>
            </office:change-info>
          </text:insertion>
        </text:changed-region>
        <text:changed-region xml:id="ct93955980529792" text:id="ct93955980529792">
          <text:insertion>
            <office:change-info>
              <dc:creator>Julia Ringo</dc:creator>
              <dc:date>2023-10-20T18:36:00</dc:date>
            </office:change-info>
          </text:insertion>
        </text:changed-region>
        <text:changed-region xml:id="ct93955980530080" text:id="ct93955980530080">
          <text:deletion>
            <office:change-info>
              <dc:creator>Julia Ringo</dc:creator>
              <dc:date>2023-10-20T18:36:00</dc:date>
            </office:change-info>
            <text:p text:style-name="Text_20_body"><text:span text:style-name="T1">-</text:span></text:p>
          </text:deletion>
        </text:changed-region>
        <text:changed-region xml:id="ct93955980529120" text:id="ct93955980529120">
          <text:insertion>
            <office:change-info>
              <dc:creator>Julia Ringo</dc:creator>
              <dc:date>2023-10-20T18:36:00</dc:date>
            </office:change-info>
          </text:insertion>
        </text:changed-region>
        <text:changed-region xml:id="ct93955980529408" text:id="ct93955980529408">
          <text:deletion>
            <office:change-info>
              <dc:creator>Julia Ringo</dc:creator>
              <dc:date>2023-10-20T18:36:00</dc:date>
            </office:change-info>
            <text:p text:style-name="Text_20_body"><text:span text:style-name="T1">,</text:span></text:p>
          </text:deletion>
        </text:changed-region>
        <text:changed-region xml:id="ct93955980533248" text:id="ct93955980533248">
          <text:deletion>
            <office:change-info>
              <dc:creator>Julia Ringo</dc:creator>
              <dc:date>2023-10-10T11:08:00</dc:date>
            </office:change-info>
            <text:p text:style-name="Text_20_body"><text:span text:style-name="T1">…</text:span></text:p>
          </text:deletion>
        </text:changed-region>
        <text:changed-region xml:id="ct93955980542464" text:id="ct93955980542464">
          <text:insertion>
            <office:change-info>
              <dc:creator>Julia Ringo</dc:creator>
              <dc:date>2023-10-10T11:08:00</dc:date>
            </office:change-info>
          </text:insertion>
        </text:changed-region>
        <text:changed-region xml:id="ct93955973562880" text:id="ct93955973562880">
          <text:deletion>
            <office:change-info>
              <dc:creator>Julia Ringo</dc:creator>
              <dc:date>2023-10-05T13:15:00</dc:date>
            </office:change-info>
            <text:p text:style-name="Text_20_body"><text:span text:style-name="T1"><text:s/>— </text:span></text:p>
          </text:deletion>
        </text:changed-region>
        <text:changed-region xml:id="ct93955980543088" text:id="ct93955980543088">
          <text:insertion>
            <office:change-info>
              <dc:creator>Julia Ringo</dc:creator>
              <dc:date>2023-10-05T13:15:00</dc:date>
            </office:change-info>
          </text:insertion>
        </text:changed-region>
        <text:changed-region xml:id="ct93955980544928" text:id="ct93955980544928">
          <text:deletion>
            <office:change-info>
              <dc:creator>Julia Ringo</dc:creator>
              <dc:date>2023-10-20T18:36:00</dc:date>
            </office:change-info>
            <text:p text:style-name="Text_20_body"><text:span text:style-name="T1">200 </text:span></text:p>
          </text:deletion>
        </text:changed-region>
        <text:changed-region xml:id="ct93955980545888" text:id="ct93955980545888">
          <text:insertion>
            <office:change-info>
              <dc:creator>Julia Ringo</dc:creator>
              <dc:date>2023-10-20T18:36:00</dc:date>
            </office:change-info>
          </text:insertion>
        </text:changed-region>
        <text:changed-region xml:id="ct93955980544256" text:id="ct93955980544256">
          <text:deletion>
            <office:change-info>
              <dc:creator>Julia Ringo</dc:creator>
              <dc:date>2023-10-05T13:15:00</dc:date>
            </office:change-info>
            <text:p text:style-name="Text_20_body"><text:span text:style-name="T1"><text:s/>— </text:span></text:p>
          </text:deletion>
        </text:changed-region>
        <text:changed-region xml:id="ct93955973717840" text:id="ct93955973717840">
          <text:insertion>
            <office:change-info>
              <dc:creator>Julia Ringo</dc:creator>
              <dc:date>2023-10-05T13:15:00</dc:date>
            </office:change-info>
          </text:insertion>
        </text:changed-region>
        <text:changed-region xml:id="ct93955980546992" text:id="ct93955980546992">
          <text:deletion>
            <office:change-info>
              <dc:creator>Julia Ringo</dc:creator>
              <dc:date>2023-10-20T18:36:00</dc:date>
            </office:change-info>
            <text:p text:style-name="Text_20_body"><text:span text:style-name="T1">15 </text:span></text:p>
          </text:deletion>
        </text:changed-region>
        <text:changed-region xml:id="ct93955980544544" text:id="ct93955980544544">
          <text:insertion>
            <office:change-info>
              <dc:creator>Julia Ringo</dc:creator>
              <dc:date>2023-10-20T18:36:00</dc:date>
            </office:change-info>
          </text:insertion>
        </text:changed-region>
        <text:changed-region xml:id="ct93955980564400" text:id="ct93955980564400">
          <text:insertion>
            <office:change-info>
              <dc:creator>Julia Ringo</dc:creator>
              <dc:date>2023-10-20T18:37:00</dc:date>
            </office:change-info>
          </text:insertion>
        </text:changed-region>
        <text:changed-region xml:id="ct93955980572512" text:id="ct93955980572512">
          <text:insertion>
            <office:change-info>
              <dc:creator>Julia Ringo</dc:creator>
              <dc:date>2023-10-20T18:37:00</dc:date>
            </office:change-info>
          </text:insertion>
        </text:changed-region>
        <text:changed-region xml:id="ct93955980572800" text:id="ct93955980572800">
          <text:deletion>
            <office:change-info>
              <dc:creator>Julia Ringo</dc:creator>
              <dc:date>2023-10-20T18:37:00</dc:date>
            </office:change-info>
            <text:p text:style-name="Text_20_body"><text:span text:style-name="T1"><text:s/></text:span></text:p>
          </text:deletion>
        </text:changed-region>
        <text:changed-region xml:id="ct93955980573760" text:id="ct93955980573760">
          <text:deletion>
            <office:change-info>
              <dc:creator>Julia Ringo</dc:creator>
              <dc:date>2023-10-20T18:37:00</dc:date>
            </office:change-info>
            <text:p text:style-name="Text_20_body"><text:span text:style-name="T1">,</text:span></text:p>
          </text:deletion>
        </text:changed-region>
        <text:changed-region xml:id="ct93955980574992" text:id="ct93955980574992">
          <text:deletion>
            <office:change-info>
              <dc:creator>Julia Ringo</dc:creator>
              <dc:date>2023-10-05T13:15:00</dc:date>
            </office:change-info>
            <text:p text:style-name="Text_20_body"><text:span text:style-name="T1"><text:s/>— </text:span></text:p>
          </text:deletion>
        </text:changed-region>
        <text:changed-region xml:id="ct93955980575952" text:id="ct93955980575952">
          <text:insertion>
            <office:change-info>
              <dc:creator>Julia Ringo</dc:creator>
              <dc:date>2023-10-05T13:15:00</dc:date>
            </office:change-info>
          </text:insertion>
        </text:changed-region>
        <text:changed-region xml:id="ct93955980538768" text:id="ct93955980538768">
          <text:deletion>
            <office:change-info>
              <dc:creator>Julia Ringo</dc:creator>
              <dc:date>2023-10-05T13:15:00</dc:date>
            </office:change-info>
            <text:p text:style-name="Text_20_body"><text:span text:style-name="T1"><text:s/>— </text:span></text:p>
          </text:deletion>
        </text:changed-region>
        <text:changed-region xml:id="ct93955980572176" text:id="ct93955980572176">
          <text:insertion>
            <office:change-info>
              <dc:creator>Julia Ringo</dc:creator>
              <dc:date>2023-10-05T13:15:00</dc:date>
            </office:change-info>
          </text:insertion>
        </text:changed-region>
        <text:changed-region xml:id="ct93955980574320" text:id="ct93955980574320">
          <text:deletion>
            <office:change-info>
              <dc:creator>Julia Ringo</dc:creator>
              <dc:date>2023-10-05T13:15:00</dc:date>
            </office:change-info>
            <text:p text:style-name="Text_20_body"><text:span text:style-name="T1"><text:s/>— </text:span></text:p>
          </text:deletion>
        </text:changed-region>
        <text:changed-region xml:id="ct93955980575616" text:id="ct93955980575616">
          <text:insertion>
            <office:change-info>
              <dc:creator>Julia Ringo</dc:creator>
              <dc:date>2023-10-05T13:15:00</dc:date>
            </office:change-info>
          </text:insertion>
        </text:changed-region>
        <text:changed-region xml:id="ct93955980583104" text:id="ct93955980583104">
          <text:insertion>
            <office:change-info>
              <dc:creator>Julia Ringo</dc:creator>
              <dc:date>2023-10-20T18:37:00</dc:date>
            </office:change-info>
          </text:insertion>
        </text:changed-region>
        <text:changed-region xml:id="ct93955980591552" text:id="ct93955980591552">
          <text:insertion>
            <office:change-info>
              <dc:creator>Julia Ringo</dc:creator>
              <dc:date>2023-10-20T18:37:00</dc:date>
            </office:change-info>
          </text:insertion>
        </text:changed-region>
        <text:changed-region xml:id="ct93955980591840" text:id="ct93955980591840">
          <text:deletion>
            <office:change-info>
              <dc:creator>Julia Ringo</dc:creator>
              <dc:date>2023-10-20T18:37:00</dc:date>
            </office:change-info>
            <text:p text:style-name="Text_20_body"><text:span text:style-name="T1">.</text:span></text:p>
          </text:deletion>
        </text:changed-region>
        <text:changed-region xml:id="ct93955980593664" text:id="ct93955980593664">
          <text:deletion>
            <office:change-info>
              <dc:creator>Julia Ringo</dc:creator>
              <dc:date>2023-10-10T11:08:00</dc:date>
            </office:change-info>
            <text:p text:style-name="Text_20_body"><text:span text:style-name="T1">…</text:span></text:p>
          </text:deletion>
        </text:changed-region>
        <text:changed-region xml:id="ct93955980594288" text:id="ct93955980594288">
          <text:insertion>
            <office:change-info>
              <dc:creator>Julia Ringo</dc:creator>
              <dc:date>2023-10-10T11:08:00</dc:date>
            </office:change-info>
          </text:insertion>
        </text:changed-region>
        <text:changed-region xml:id="ct93955980594912" text:id="ct93955980594912">
          <text:deletion>
            <office:change-info>
              <dc:creator>Julia Ringo</dc:creator>
              <dc:date>2023-10-20T18:37:00</dc:date>
            </office:change-info>
            <text:p text:style-name="Text_20_body"><text:span text:style-name="T1"><text:s/></text:span></text:p>
          </text:deletion>
        </text:changed-region>
        <text:changed-region xml:id="ct93955980567376" text:id="ct93955980567376">
          <text:deletion>
            <office:change-info>
              <dc:creator>Julia Ringo</dc:creator>
              <dc:date>2023-10-10T11:08:00</dc:date>
            </office:change-info>
            <text:p text:style-name="Text_20_body"><text:span text:style-name="T1">…</text:span></text:p>
          </text:deletion>
        </text:changed-region>
        <text:changed-region xml:id="ct93955980592992" text:id="ct93955980592992">
          <text:insertion>
            <office:change-info>
              <dc:creator>Julia Ringo</dc:creator>
              <dc:date>2023-10-10T11:08:00</dc:date>
            </office:change-info>
          </text:insertion>
        </text:changed-region>
        <text:changed-region xml:id="ct93955980604576" text:id="ct93955980604576">
          <text:deletion>
            <office:change-info>
              <dc:creator>Julia Ringo</dc:creator>
              <dc:date>2023-10-05T13:15:00</dc:date>
            </office:change-info>
            <text:p text:style-name="Text_20_body"><text:span text:style-name="T2"><text:s/>— </text:span></text:p>
          </text:deletion>
        </text:changed-region>
        <text:changed-region xml:id="ct93955980605600" text:id="ct93955980605600">
          <text:insertion>
            <office:change-info>
              <dc:creator>Julia Ringo</dc:creator>
              <dc:date>2023-10-05T13:15:00</dc:date>
            </office:change-info>
          </text:insertion>
        </text:changed-region>
        <text:changed-region xml:id="ct93955980606560" text:id="ct93955980606560">
          <text:deletion>
            <office:change-info>
              <dc:creator>Julia Ringo</dc:creator>
              <dc:date>2023-10-05T13:15:00</dc:date>
            </office:change-info>
            <text:p text:style-name="Text_20_body"><text:span text:style-name="T1"><text:s/>— </text:span></text:p>
          </text:deletion>
        </text:changed-region>
        <text:changed-region xml:id="ct93955980607520" text:id="ct93955980607520">
          <text:insertion>
            <office:change-info>
              <dc:creator>Julia Ringo</dc:creator>
              <dc:date>2023-10-05T13:15:00</dc:date>
            </office:change-info>
          </text:insertion>
        </text:changed-region>
        <text:changed-region xml:id="ct93955980605888" text:id="ct93955980605888">
          <text:deletion>
            <office:change-info>
              <dc:creator>Julia Ringo</dc:creator>
              <dc:date>2023-10-10T11:08:00</dc:date>
            </office:change-info>
            <text:p text:style-name="Text_20_body"><text:span text:style-name="T1">…</text:span></text:p>
          </text:deletion>
        </text:changed-region>
        <text:changed-region xml:id="ct93955980607184" text:id="ct93955980607184">
          <text:insertion>
            <office:change-info>
              <dc:creator>Julia Ringo</dc:creator>
              <dc:date>2023-10-10T11:08:00</dc:date>
            </office:change-info>
          </text:insertion>
        </text:changed-region>
        <text:changed-region xml:id="ct93955980577056" text:id="ct93955980577056">
          <text:deletion>
            <office:change-info>
              <dc:creator>Julia Ringo</dc:creator>
              <dc:date>2023-10-20T18:38:00</dc:date>
            </office:change-info>
            <text:p text:style-name="Text_20_body"><text:span text:style-name="T1"><text:s/></text:span></text:p>
          </text:deletion>
        </text:changed-region>
        <text:changed-region xml:id="ct93955980614000" text:id="ct93955980614000">
          <text:insertion>
            <office:change-info>
              <dc:creator>Julia Ringo</dc:creator>
              <dc:date>2023-10-20T18:38:00</dc:date>
            </office:change-info>
          </text:insertion>
        </text:changed-region>
        <text:changed-region xml:id="ct93955980614288" text:id="ct93955980614288">
          <text:deletion>
            <office:change-info>
              <dc:creator>Julia Ringo</dc:creator>
              <dc:date>2023-10-20T18:38:00</dc:date>
            </office:change-info>
            <text:p text:style-name="Text_20_body"><text:span text:style-name="T1">s</text:span></text:p>
          </text:deletion>
        </text:changed-region>
        <text:changed-region xml:id="ct93955980608624" text:id="ct93955980608624">
          <text:deletion>
            <office:change-info>
              <dc:creator>Julia Ringo</dc:creator>
              <dc:date>2023-10-05T13:15:00</dc:date>
            </office:change-info>
            <text:p text:style-name="Text_20_body"><text:span text:style-name="T1"><text:s/>— </text:span></text:p>
          </text:deletion>
        </text:changed-region>
        <text:changed-region xml:id="ct93955980606176" text:id="ct93955980606176">
          <text:insertion>
            <office:change-info>
              <dc:creator>Julia Ringo</dc:creator>
              <dc:date>2023-10-05T13:15:00</dc:date>
            </office:change-info>
          </text:insertion>
        </text:changed-region>
        <text:changed-region xml:id="ct93955980617072" text:id="ct93955980617072">
          <text:deletion>
            <office:change-info>
              <dc:creator>Julia Ringo</dc:creator>
              <dc:date>2023-10-05T13:15:00</dc:date>
            </office:change-info>
            <text:p text:style-name="Text_20_body"><text:span text:style-name="T1"><text:s/>— </text:span></text:p>
          </text:deletion>
        </text:changed-region>
        <text:changed-region xml:id="ct93955980608912" text:id="ct93955980608912">
          <text:insertion>
            <office:change-info>
              <dc:creator>Julia Ringo</dc:creator>
              <dc:date>2023-10-05T13:15:00</dc:date>
            </office:change-info>
          </text:insertion>
        </text:changed-region>
        <text:changed-region xml:id="ct93955980594576" text:id="ct93955980594576">
          <text:deletion>
            <office:change-info>
              <dc:creator>Julia Ringo</dc:creator>
              <dc:date>2023-10-20T18:40:00</dc:date>
            </office:change-info>
            <text:p text:style-name="Text_20_body"><text:span text:style-name="T1"><text:s/></text:span></text:p>
          </text:deletion>
        </text:changed-region>
        <text:changed-region xml:id="ct93955980571840" text:id="ct93955980571840">
          <text:deletion>
            <office:change-info>
              <dc:creator>Julia Ringo</dc:creator>
              <dc:date>2023-10-20T18:40:00</dc:date>
            </office:change-info>
            <text:p text:style-name="Text_20_body"><text:span text:style-name="T1">,</text:span></text:p>
          </text:deletion>
        </text:changed-region>
        <text:changed-region xml:id="ct93955980639392" text:id="ct93955980639392">
          <text:insertion>
            <office:change-info>
              <dc:creator>Julia Ringo</dc:creator>
              <dc:date>2023-10-20T18:41:00</dc:date>
            </office:change-info>
          </text:insertion>
        </text:changed-region>
        <text:changed-region xml:id="ct93955980639680" text:id="ct93955980639680">
          <text:deletion>
            <office:change-info>
              <dc:creator>Julia Ringo</dc:creator>
              <dc:date>2023-10-20T18:41:00</dc:date>
            </office:change-info>
            <text:p text:style-name="Text_20_body"><text:span text:style-name="T1">,</text:span></text:p>
          </text:deletion>
        </text:changed-region>
        <text:changed-region xml:id="ct93955980641312" text:id="ct93955980641312">
          <text:insertion>
            <office:change-info>
              <dc:creator>Julia Ringo</dc:creator>
              <dc:date>2023-10-20T18:41:00</dc:date>
            </office:change-info>
          </text:insertion>
        </text:changed-region>
        <text:changed-region xml:id="ct93955980641600" text:id="ct93955980641600">
          <text:deletion>
            <office:change-info>
              <dc:creator>Julia Ringo</dc:creator>
              <dc:date>2023-10-20T18:41:00</dc:date>
            </office:change-info>
            <text:p text:style-name="Text_20_body"><text:span text:style-name="T1">r</text:span></text:p>
          </text:deletion>
        </text:changed-region>
        <text:changed-region xml:id="ct93955980640448" text:id="ct93955980640448">
          <text:deletion>
            <office:change-info>
              <dc:creator>Julia Ringo</dc:creator>
              <dc:date>2023-10-05T13:15:00</dc:date>
            </office:change-info>
            <text:p text:style-name="Text_20_body"><text:span text:style-name="T1"><text:s/>— </text:span></text:p>
          </text:deletion>
        </text:changed-region>
        <text:changed-region xml:id="ct93955980647072" text:id="ct93955980647072">
          <text:insertion>
            <office:change-info>
              <dc:creator>Julia Ringo</dc:creator>
              <dc:date>2023-10-05T13:15:00</dc:date>
            </office:change-info>
          </text:insertion>
        </text:changed-region>
        <text:changed-region xml:id="ct93955980646736" text:id="ct93955980646736">
          <text:deletion>
            <office:change-info>
              <dc:creator>Julia Ringo</dc:creator>
              <dc:date>2023-10-10T11:08:00</dc:date>
            </office:change-info>
            <text:p text:style-name="Text_20_body"><text:span text:style-name="T1">…</text:span></text:p>
          </text:deletion>
        </text:changed-region>
        <text:changed-region xml:id="ct93955980651200" text:id="ct93955980651200">
          <text:insertion>
            <office:change-info>
              <dc:creator>Julia Ringo</dc:creator>
              <dc:date>2023-10-10T11:08:00</dc:date>
            </office:change-info>
          </text:insertion>
        </text:changed-region>
        <text:changed-region xml:id="ct93955980652832" text:id="ct93955980652832">
          <text:insertion>
            <office:change-info>
              <dc:creator>Julia Ringo</dc:creator>
              <dc:date>2023-10-20T18:41:00</dc:date>
            </office:change-info>
          </text:insertion>
        </text:changed-region>
        <text:changed-region xml:id="ct93955980653120" text:id="ct93955980653120">
          <text:deletion>
            <office:change-info>
              <dc:creator>Julia Ringo</dc:creator>
              <dc:date>2023-10-20T18:41:00</dc:date>
            </office:change-info>
            <text:p text:style-name="Text_20_body"><text:span text:style-name="T1">,</text:span></text:p>
          </text:deletion>
        </text:changed-region>
        <text:changed-region xml:id="ct93955980659712" text:id="ct93955980659712">
          <text:insertion>
            <office:change-info>
              <dc:creator>Julia Ringo</dc:creator>
              <dc:date>2023-10-20T18:41:00</dc:date>
            </office:change-info>
          </text:insertion>
        </text:changed-region>
        <text:changed-region xml:id="ct93955980661008" text:id="ct93955980661008">
          <text:insertion>
            <office:change-info>
              <dc:creator>Julia Ringo</dc:creator>
              <dc:date>2023-10-20T18:41:00</dc:date>
            </office:change-info>
          </text:insertion>
        </text:changed-region>
        <text:changed-region xml:id="ct93955980661296" text:id="ct93955980661296">
          <text:deletion>
            <office:change-info>
              <dc:creator>Julia Ringo</dc:creator>
              <dc:date>2023-10-20T18:41:00</dc:date>
            </office:change-info>
            <text:p text:style-name="Text_20_body"><text:span text:style-name="T1">,</text:span></text:p>
          </text:deletion>
        </text:changed-region>
        <text:changed-region xml:id="ct93955980662928" text:id="ct93955980662928">
          <text:insertion>
            <office:change-info>
              <dc:creator>Julia Ringo</dc:creator>
              <dc:date>2023-10-20T18:41:00</dc:date>
            </office:change-info>
          </text:insertion>
        </text:changed-region>
        <text:changed-region xml:id="ct93955975580096" text:id="ct93955975580096">
          <text:deletion>
            <office:change-info>
              <dc:creator>Julia Ringo</dc:creator>
              <dc:date>2023-10-20T18:41:00</dc:date>
            </office:change-info>
            <text:p text:style-name="Text_20_body"><text:span text:style-name="T1">n</text:span></text:p>
          </text:deletion>
        </text:changed-region>
        <text:changed-region xml:id="ct93955980660480" text:id="ct93955980660480">
          <text:deletion>
            <office:change-info>
              <dc:creator>Julia Ringo</dc:creator>
              <dc:date>2023-10-05T13:15:00</dc:date>
            </office:change-info>
            <text:p text:style-name="Text_20_body"><text:span text:style-name="T1"><text:s/>— </text:span></text:p>
          </text:deletion>
        </text:changed-region>
        <text:changed-region xml:id="ct93955980661584" text:id="ct93955980661584">
          <text:insertion>
            <office:change-info>
              <dc:creator>Julia Ringo</dc:creator>
              <dc:date>2023-10-05T13:15:00</dc:date>
            </office:change-info>
          </text:insertion>
        </text:changed-region>
        <text:changed-region xml:id="ct93955980661872" text:id="ct93955980661872">
          <text:deletion>
            <office:change-info>
              <dc:creator>Julia Ringo</dc:creator>
              <dc:date>2023-10-05T13:15:00</dc:date>
            </office:change-info>
            <text:p text:style-name="Text_20_body"><text:span text:style-name="T1"><text:s/>— </text:span></text:p>
          </text:deletion>
        </text:changed-region>
        <text:changed-region xml:id="ct93955980669408" text:id="ct93955980669408">
          <text:insertion>
            <office:change-info>
              <dc:creator>Julia Ringo</dc:creator>
              <dc:date>2023-10-05T13:15:00</dc:date>
            </office:change-info>
          </text:insertion>
        </text:changed-region>
        <text:changed-region xml:id="ct93955980636080" text:id="ct93955980636080">
          <text:deletion>
            <office:change-info>
              <dc:creator>Julia Ringo</dc:creator>
              <dc:date>2023-10-05T13:15:00</dc:date>
            </office:change-info>
            <text:p text:style-name="Text_20_body"><text:span text:style-name="T1"><text:s/>— </text:span></text:p>
          </text:deletion>
        </text:changed-region>
        <text:changed-region xml:id="ct93955980662160" text:id="ct93955980662160">
          <text:insertion>
            <office:change-info>
              <dc:creator>Julia Ringo</dc:creator>
              <dc:date>2023-10-05T13:15:00</dc:date>
            </office:change-info>
          </text:insertion>
        </text:changed-region>
        <text:changed-region xml:id="ct93955980680416" text:id="ct93955980680416">
          <text:deletion>
            <office:change-info>
              <dc:creator>Julia Ringo</dc:creator>
              <dc:date>2023-10-20T18:42:00</dc:date>
            </office:change-info>
            <text:p text:style-name="Text_20_body"><text:span text:style-name="T1">,</text:span></text:p>
          </text:deletion>
        </text:changed-region>
        <text:changed-region xml:id="ct93955980648176" text:id="ct93955980648176">
          <text:deletion>
            <office:change-info>
              <dc:creator>Julia Ringo</dc:creator>
              <dc:date>2023-10-20T18:42:00</dc:date>
            </office:change-info>
            <text:p text:style-name="Text_20_body"><text:span text:style-name="T1">15 </text:span></text:p>
          </text:deletion>
        </text:changed-region>
        <text:changed-region xml:id="ct93955980683344" text:id="ct93955980683344">
          <text:insertion>
            <office:change-info>
              <dc:creator>Julia Ringo</dc:creator>
              <dc:date>2023-10-20T18:42:00</dc:date>
            </office:change-info>
          </text:insertion>
        </text:changed-region>
        <text:changed-region xml:id="ct93955980684304" text:id="ct93955980684304">
          <text:deletion>
            <office:change-info>
              <dc:creator>Julia Ringo</dc:creator>
              <dc:date>2023-10-10T11:08:00</dc:date>
            </office:change-info>
            <text:p text:style-name="Text_20_body"><text:span text:style-name="T1">…</text:span></text:p>
          </text:deletion>
        </text:changed-region>
        <text:changed-region xml:id="ct93955980685264" text:id="ct93955980685264">
          <text:insertion>
            <office:change-info>
              <dc:creator>Julia Ringo</dc:creator>
              <dc:date>2023-10-10T11:08:00</dc:date>
            </office:change-info>
          </text:insertion>
        </text:changed-region>
        <text:changed-region xml:id="ct93955980686224" text:id="ct93955980686224">
          <text:deletion>
            <office:change-info>
              <dc:creator>Julia Ringo</dc:creator>
              <dc:date>2023-10-20T18:42:00</dc:date>
            </office:change-info>
            <text:p text:style-name="Text_20_body"><text:span text:style-name="T1">15 </text:span></text:p>
          </text:deletion>
        </text:changed-region>
        <text:changed-region xml:id="ct93955980687184" text:id="ct93955980687184">
          <text:insertion>
            <office:change-info>
              <dc:creator>Julia Ringo</dc:creator>
              <dc:date>2023-10-20T18:42:00</dc:date>
            </office:change-info>
          </text:insertion>
        </text:changed-region>
        <text:changed-region xml:id="ct93955980686512" text:id="ct93955980686512">
          <text:insertion>
            <office:change-info>
              <dc:creator>Julia Ringo</dc:creator>
              <dc:date>2023-10-20T18:42:00</dc:date>
            </office:change-info>
          </text:insertion>
        </text:changed-region>
        <text:changed-region xml:id="ct93955980584208" text:id="ct93955980584208">
          <text:deletion>
            <office:change-info>
              <dc:creator>Julia Ringo</dc:creator>
              <dc:date>2023-10-20T18:42:00</dc:date>
            </office:change-info>
            <text:p text:style-name="Text_20_body"><text:span text:style-name="T1">,</text:span></text:p>
          </text:deletion>
        </text:changed-region>
        <text:changed-region xml:id="ct93955980697152" text:id="ct93955980697152">
          <text:deletion>
            <office:change-info>
              <dc:creator>Julia Ringo</dc:creator>
              <dc:date>2023-10-05T13:15:00</dc:date>
            </office:change-info>
            <text:p text:style-name="Text_20_body"><text:span text:style-name="T1"><text:s/>— </text:span></text:p>
          </text:deletion>
        </text:changed-region>
        <text:changed-region xml:id="ct93955980699232" text:id="ct93955980699232">
          <text:insertion>
            <office:change-info>
              <dc:creator>Julia Ringo</dc:creator>
              <dc:date>2023-10-05T13:15:00</dc:date>
            </office:change-info>
          </text:insertion>
        </text:changed-region>
        <text:changed-region xml:id="ct93955980702000" text:id="ct93955980702000">
          <text:insertion>
            <office:change-info>
              <dc:creator>Julia Ringo</dc:creator>
              <dc:date>2023-10-20T18:42:00</dc:date>
            </office:change-info>
          </text:insertion>
        </text:changed-region>
        <text:changed-region xml:id="ct93955980702288" text:id="ct93955980702288">
          <text:deletion>
            <office:change-info>
              <dc:creator>Julia Ringo</dc:creator>
              <dc:date>2023-10-20T18:42:00</dc:date>
            </office:change-info>
            <text:p text:style-name="Text_20_body"><text:span text:style-name="T1"><text:s/></text:span></text:p>
          </text:deletion>
        </text:changed-region>
        <text:changed-region xml:id="ct93955980703248" text:id="ct93955980703248">
          <text:deletion>
            <office:change-info>
              <dc:creator>Julia Ringo</dc:creator>
              <dc:date>2023-10-20T18:42:00</dc:date>
            </office:change-info>
            <text:p text:style-name="Text_20_body"><text:span text:style-name="T1">, he thought to himself</text:span></text:p>
          </text:deletion>
        </text:changed-region>
        <text:changed-region xml:id="ct93955980694480" text:id="ct93955980694480">
          <text:deletion>
            <office:change-info>
              <dc:creator>Julia Ringo</dc:creator>
              <dc:date>2023-10-20T18:43:00</dc:date>
            </office:change-info>
            <text:p text:style-name="Text_20_body"><text:span text:style-name="T1">,</text:span></text:p>
          </text:deletion>
        </text:changed-region>
        <text:changed-region xml:id="ct93955980701232" text:id="ct93955980701232">
          <text:deletion>
            <office:change-info>
              <dc:creator>Julia Ringo</dc:creator>
              <dc:date>2023-10-05T13:15:00</dc:date>
            </office:change-info>
            <text:p text:style-name="Text_20_body"><text:span text:style-name="T1"><text:s/>— </text:span></text:p>
          </text:deletion>
        </text:changed-region>
        <text:changed-region xml:id="ct93955980701520" text:id="ct93955980701520">
          <text:insertion>
            <office:change-info>
              <dc:creator>Julia Ringo</dc:creator>
              <dc:date>2023-10-05T13:15:00</dc:date>
            </office:change-info>
          </text:insertion>
        </text:changed-region>
        <text:changed-region xml:id="ct93955980688624" text:id="ct93955980688624">
          <text:deletion>
            <office:change-info>
              <dc:creator>Julia Ringo</dc:creator>
              <dc:date>2023-10-20T18:43:00</dc:date>
            </office:change-info>
            <text:p text:style-name="Text_20_body"><text:span text:style-name="T1">re</text:span></text:p>
          </text:deletion>
        </text:changed-region>
        <text:changed-region xml:id="ct93955980705392" text:id="ct93955980705392">
          <text:deletion>
            <office:change-info>
              <dc:creator>Julia Ringo</dc:creator>
              <dc:date>2023-10-20T18:43:00</dc:date>
            </office:change-info>
            <text:p text:style-name="Text_20_body"><text:span text:style-name="T1">with his job </text:span></text:p>
          </text:deletion>
        </text:changed-region>
        <text:changed-region xml:id="ct93955980715040" text:id="ct93955980715040">
          <text:deletion>
            <office:change-info>
              <dc:creator>Julia Ringo</dc:creator>
              <dc:date>2023-10-05T13:15:00</dc:date>
            </office:change-info>
            <text:p text:style-name="Text_20_body"><text:span text:style-name="T1"><text:s/>— </text:span></text:p>
          </text:deletion>
        </text:changed-region>
        <text:changed-region xml:id="ct93955980716000" text:id="ct93955980716000">
          <text:insertion>
            <office:change-info>
              <dc:creator>Julia Ringo</dc:creator>
              <dc:date>2023-10-05T13:15:00</dc:date>
            </office:change-info>
          </text:insertion>
        </text:changed-region>
        <text:changed-region xml:id="ct93955980711680" text:id="ct93955980711680">
          <text:deletion>
            <office:change-info>
              <dc:creator>Julia Ringo</dc:creator>
              <dc:date>2023-10-20T18:43:00</dc:date>
            </office:change-info>
            <text:p text:style-name="Text_20_body"><text:span text:style-name="T1">having been </text:span></text:p>
          </text:deletion>
        </text:changed-region>
        <text:changed-region xml:id="ct93955980715328" text:id="ct93955980715328">
          <text:insertion>
            <office:change-info>
              <dc:creator>Julia Ringo</dc:creator>
              <dc:date>2023-10-20T18:43:00</dc:date>
            </office:change-info>
          </text:insertion>
        </text:changed-region>
        <text:changed-region xml:id="ct93955980715616" text:id="ct93955980715616">
          <text:deletion>
            <office:change-info>
              <dc:creator>Julia Ringo</dc:creator>
              <dc:date>2023-10-20T18:43:00</dc:date>
            </office:change-info>
            <text:p text:style-name="Text_20_body"><text:span text:style-name="T1">ed</text:span></text:p>
          </text:deletion>
        </text:changed-region>
        <text:changed-region xml:id="ct93955980697440" text:id="ct93955980697440">
          <text:deletion>
            <office:change-info>
              <dc:creator>Julia Ringo</dc:creator>
              <dc:date>2023-10-20T20:26:00</dc:date>
            </office:change-info>
            <text:p text:style-name="Text_20_body"><text:span text:style-name="T1">would try</text:span></text:p>
          </text:deletion>
        </text:changed-region>
        <text:changed-region xml:id="ct93955980697728" text:id="ct93955980697728">
          <text:insertion>
            <office:change-info>
              <dc:creator>Julia Ringo</dc:creator>
              <dc:date>2023-10-20T20:26:00</dc:date>
            </office:change-info>
          </text:insertion>
        </text:changed-region>
        <text:changed-region xml:id="ct93955980727104" text:id="ct93955980727104">
          <text:deletion>
            <office:change-info>
              <dc:creator>Julia Ringo</dc:creator>
              <dc:date>2023-10-20T20:26:00</dc:date>
            </office:change-info>
            <text:p text:style-name="Text_20_body"><text:span text:style-name="T1">15 </text:span></text:p>
          </text:deletion>
        </text:changed-region>
        <text:changed-region xml:id="ct93955980728064" text:id="ct93955980728064">
          <text:insertion>
            <office:change-info>
              <dc:creator>Julia Ringo</dc:creator>
              <dc:date>2023-10-20T20:26:00</dc:date>
            </office:change-info>
          </text:insertion>
        </text:changed-region>
        <text:changed-region xml:id="ct93955980711968" text:id="ct93955980711968">
          <text:insertion>
            <office:change-info>
              <dc:creator>Julia Ringo</dc:creator>
              <dc:date>2023-10-20T20:26:00</dc:date>
            </office:change-info>
          </text:insertion>
        </text:changed-region>
        <text:changed-region xml:id="ct93955980727392" text:id="ct93955980727392">
          <text:deletion>
            <office:change-info>
              <dc:creator>Julia Ringo</dc:creator>
              <dc:date>2023-10-05T13:15:00</dc:date>
            </office:change-info>
            <text:p text:style-name="Text_20_body"><text:span text:style-name="T1"><text:s/>— </text:span></text:p>
          </text:deletion>
        </text:changed-region>
        <text:changed-region xml:id="ct93955980733200" text:id="ct93955980733200">
          <text:insertion>
            <office:change-info>
              <dc:creator>Julia Ringo</dc:creator>
              <dc:date>2023-10-05T13:15:00</dc:date>
            </office:change-info>
          </text:insertion>
        </text:changed-region>
        <text:changed-region xml:id="ct93955980734832" text:id="ct93955980734832">
          <text:insertion>
            <office:change-info>
              <dc:creator>Julia Ringo</dc:creator>
              <dc:date>2023-10-20T20:27:00</dc:date>
            </office:change-info>
          </text:insertion>
        </text:changed-region>
        <text:changed-region xml:id="ct93955980727680" text:id="ct93955980727680">
          <text:insertion>
            <office:change-info>
              <dc:creator>Julia Ringo</dc:creator>
              <dc:date>2023-10-20T20:28:00</dc:date>
            </office:change-info>
          </text:insertion>
        </text:changed-region>
        <text:changed-region xml:id="ct93955980736272" text:id="ct93955980736272">
          <text:deletion>
            <office:change-info>
              <dc:creator>Julia Ringo</dc:creator>
              <dc:date>2023-10-20T20:28:00</dc:date>
            </office:change-info>
            <text:p text:style-name="Text_20_body"><text:span text:style-name="T1"><text:s/></text:span></text:p>
          </text:deletion>
        </text:changed-region>
        <text:changed-region xml:id="ct93955980744848" text:id="ct93955980744848">
          <text:insertion>
            <office:change-info>
              <dc:creator>Julia Ringo</dc:creator>
              <dc:date>2023-10-20T20:29:00</dc:date>
            </office:change-info>
          </text:insertion>
        </text:changed-region>
        <text:changed-region xml:id="ct93955980745136" text:id="ct93955980745136">
          <text:deletion>
            <office:change-info>
              <dc:creator>Julia Ringo</dc:creator>
              <dc:date>2023-10-20T20:29:00</dc:date>
            </office:change-info>
            <text:p text:style-name="Text_20_body"><text:span text:style-name="T1">they </text:span></text:p>
          </text:deletion>
        </text:changed-region>
        <text:changed-region xml:id="ct93955980746656" text:id="ct93955980746656">
          <text:insertion>
            <office:change-info>
              <dc:creator>Julia Ringo</dc:creator>
              <dc:date>2023-10-20T20:29:00</dc:date>
            </office:change-info>
          </text:insertion>
        </text:changed-region>
        <text:changed-region xml:id="ct93955980635744" text:id="ct93955980635744">
          <text:deletion>
            <office:change-info>
              <dc:creator>Julia Ringo</dc:creator>
              <dc:date>2023-10-05T13:15:00</dc:date>
            </office:change-info>
            <text:p text:style-name="Text_20_body"><text:span text:style-name="T1"><text:s/>— </text:span></text:p>
          </text:deletion>
        </text:changed-region>
        <text:changed-region xml:id="ct93955972418992" text:id="ct93955972418992">
          <text:insertion>
            <office:change-info>
              <dc:creator>Julia Ringo</dc:creator>
              <dc:date>2023-10-05T13:15:00</dc:date>
            </office:change-info>
          </text:insertion>
        </text:changed-region>
        <text:changed-region xml:id="ct93955980759328" text:id="ct93955980759328">
          <text:insertion>
            <office:change-info>
              <dc:creator>Julia Ringo</dc:creator>
              <dc:date>2023-10-20T20:29:00</dc:date>
            </office:change-info>
          </text:insertion>
        </text:changed-region>
        <text:changed-region xml:id="ct93955980759616" text:id="ct93955980759616">
          <text:deletion>
            <office:change-info>
              <dc:creator>Julia Ringo</dc:creator>
              <dc:date>2023-10-10T11:08:00</dc:date>
            </office:change-info>
            <text:p text:style-name="Text_20_body"><text:span text:style-name="T1">…</text:span></text:p>
          </text:deletion>
        </text:changed-region>
        <text:changed-region xml:id="ct93955980760576" text:id="ct93955980760576">
          <text:insertion>
            <office:change-info>
              <dc:creator>Julia Ringo</dc:creator>
              <dc:date>2023-10-10T11:08:00</dc:date>
            </office:change-info>
          </text:insertion>
        </text:changed-region>
        <text:changed-region xml:id="ct93955975623456" text:id="ct93955975623456">
          <text:insertion>
            <office:change-info>
              <dc:creator>Julia Ringo</dc:creator>
              <dc:date>2023-10-20T20:30:00</dc:date>
            </office:change-info>
          </text:insertion>
        </text:changed-region>
        <text:changed-region xml:id="ct93955980762208" text:id="ct93955980762208">
          <text:deletion>
            <office:change-info>
              <dc:creator>Julia Ringo</dc:creator>
              <dc:date>2023-10-20T20:30:00</dc:date>
            </office:change-info>
            <text:p text:style-name="Text_20_body"><text:span text:style-name="T1">‘</text:span></text:p>
          </text:deletion>
        </text:changed-region>
        <text:changed-region xml:id="ct93955980764288" text:id="ct93955980764288">
          <text:insertion>
            <office:change-info>
              <dc:creator>Julia Ringo</dc:creator>
              <dc:date>2023-10-20T20:30:00</dc:date>
            </office:change-info>
          </text:insertion>
        </text:changed-region>
        <text:changed-region xml:id="ct93955975625504" text:id="ct93955975625504">
          <text:deletion>
            <office:change-info>
              <dc:creator>Julia Ringo</dc:creator>
              <dc:date>2023-10-20T20:30:00</dc:date>
            </office:change-info>
            <text:p text:style-name="Text_20_body"><text:span text:style-name="T1">’</text:span></text:p>
          </text:deletion>
        </text:changed-region>
        <text:changed-region xml:id="ct93955980765248" text:id="ct93955980765248">
          <text:deletion>
            <office:change-info>
              <dc:creator>Julia Ringo</dc:creator>
              <dc:date>2023-10-20T20:30:00</dc:date>
            </office:change-info>
            <text:p text:style-name="Text_20_body"><text:span text:style-name="T1">96 </text:span></text:p>
          </text:deletion>
        </text:changed-region>
        <text:changed-region xml:id="ct93955980766208" text:id="ct93955980766208">
          <text:insertion>
            <office:change-info>
              <dc:creator>Julia Ringo</dc:creator>
              <dc:date>2023-10-20T20:30:00</dc:date>
            </office:change-info>
          </text:insertion>
        </text:changed-region>
        <text:changed-region xml:id="ct93955980765536" text:id="ct93955980765536">
          <text:deletion>
            <office:change-info>
              <dc:creator>Julia Ringo</dc:creator>
              <dc:date>2023-10-10T11:08:00</dc:date>
            </office:change-info>
            <text:p text:style-name="Text_20_body"><text:span text:style-name="T1">…</text:span></text:p>
          </text:deletion>
        </text:changed-region>
        <text:changed-region xml:id="ct93955980766976" text:id="ct93955980766976">
          <text:insertion>
            <office:change-info>
              <dc:creator>Julia Ringo</dc:creator>
              <dc:date>2023-10-10T11:08:00</dc:date>
            </office:change-info>
          </text:insertion>
        </text:changed-region>
        <text:changed-region xml:id="ct93955980765824" text:id="ct93955980765824">
          <text:deletion>
            <office:change-info>
              <dc:creator>Julia Ringo</dc:creator>
              <dc:date>2023-10-10T11:08:00</dc:date>
            </office:change-info>
            <text:p text:style-name="Text_20_body"><text:span text:style-name="T1">…</text:span></text:p>
          </text:deletion>
        </text:changed-region>
        <text:changed-region xml:id="ct93955980763952" text:id="ct93955980763952">
          <text:insertion>
            <office:change-info>
              <dc:creator>Julia Ringo</dc:creator>
              <dc:date>2023-10-10T11:08:00</dc:date>
            </office:change-info>
          </text:insertion>
        </text:changed-region>
        <text:changed-region xml:id="ct93955980775040" text:id="ct93955980775040">
          <text:insertion>
            <office:change-info>
              <dc:creator>Julia Ringo</dc:creator>
              <dc:date>2023-10-20T20:30:00</dc:date>
            </office:change-info>
          </text:insertion>
        </text:changed-region>
        <text:changed-region xml:id="ct93955980776672" text:id="ct93955980776672">
          <text:insertion>
            <office:change-info>
              <dc:creator>Julia Ringo</dc:creator>
              <dc:date>2023-10-20T20:30:00</dc:date>
            </office:change-info>
          </text:insertion>
        </text:changed-region>
        <text:changed-region xml:id="ct93955980776960" text:id="ct93955980776960">
          <text:deletion>
            <office:change-info>
              <dc:creator>Julia Ringo</dc:creator>
              <dc:date>2023-10-20T20:30:00</dc:date>
            </office:change-info>
            <text:p text:style-name="Text_20_body"><text:span text:style-name="T1">; </text:span></text:p>
          </text:deletion>
        </text:changed-region>
        <text:changed-region xml:id="ct93955980786464" text:id="ct93955980786464">
          <text:insertion>
            <office:change-info>
              <dc:creator>Julia Ringo</dc:creator>
              <dc:date>2023-10-20T20:31:00</dc:date>
            </office:change-info>
          </text:insertion>
        </text:changed-region>
        <text:changed-region xml:id="ct93955980749440" text:id="ct93955980749440">
          <text:deletion>
            <office:change-info>
              <dc:creator>Julia Ringo</dc:creator>
              <dc:date>2023-10-20T20:31:00</dc:date>
            </office:change-info>
            <text:p text:style-name="Text_20_body"><text:span text:style-name="T1">it </text:span></text:p>
          </text:deletion>
        </text:changed-region>
        <text:changed-region xml:id="ct93955980761200" text:id="ct93955980761200">
          <text:insertion>
            <office:change-info>
              <dc:creator>Julia Ringo</dc:creator>
              <dc:date>2023-10-20T20:31:00</dc:date>
            </office:change-info>
          </text:insertion>
        </text:changed-region>
        <text:changed-region xml:id="ct93955980787088" text:id="ct93955980787088">
          <text:deletion>
            <office:change-info>
              <dc:creator>Julia Ringo</dc:creator>
              <dc:date>2023-10-20T20:31:00</dc:date>
            </office:change-info>
            <text:p text:style-name="Text_20_body"><text:span text:style-name="T1">it </text:span></text:p>
          </text:deletion>
        </text:changed-region>
        <text:changed-region xml:id="ct93955980789056" text:id="ct93955980789056">
          <text:insertion>
            <office:change-info>
              <dc:creator>Julia Ringo</dc:creator>
              <dc:date>2023-10-20T20:31:00</dc:date>
            </office:change-info>
          </text:insertion>
        </text:changed-region>
        <text:changed-region xml:id="ct93955972431088" text:id="ct93955972431088">
          <text:deletion>
            <office:change-info>
              <dc:creator>Julia Ringo</dc:creator>
              <dc:date>2023-10-20T20:31:00</dc:date>
            </office:change-info>
            <text:p text:style-name="Text_20_body"><text:span text:style-name="T1">20 </text:span></text:p>
          </text:deletion>
        </text:changed-region>
        <text:changed-region xml:id="ct93955980605264" text:id="ct93955980605264">
          <text:insertion>
            <office:change-info>
              <dc:creator>Julia Ringo</dc:creator>
              <dc:date>2023-10-20T20:33:00</dc:date>
            </office:change-info>
          </text:insertion>
        </text:changed-region>
        <text:changed-region xml:id="ct93955980801152" text:id="ct93955980801152">
          <text:insertion>
            <office:change-info>
              <dc:creator>Julia Ringo</dc:creator>
              <dc:date>2023-10-20T20:34:00</dc:date>
            </office:change-info>
          </text:insertion>
        </text:changed-region>
        <text:changed-region xml:id="ct93955980801440" text:id="ct93955980801440">
          <text:deletion>
            <office:change-info>
              <dc:creator>Julia Ringo</dc:creator>
              <dc:date>2023-10-20T20:34:00</dc:date>
            </office:change-info>
            <text:p text:style-name="Text_20_body"><text:span text:style-name="T1">,</text:span></text:p>
          </text:deletion>
        </text:changed-region>
        <text:changed-region xml:id="ct93955980802064" text:id="ct93955980802064">
          <text:insertion>
            <office:change-info>
              <dc:creator>Julia Ringo</dc:creator>
              <dc:date>2023-10-20T20:34:00</dc:date>
            </office:change-info>
          </text:insertion>
        </text:changed-region>
        <text:changed-region xml:id="ct93955972436480" text:id="ct93955972436480">
          <text:deletion>
            <office:change-info>
              <dc:creator>Julia Ringo</dc:creator>
              <dc:date>2023-10-20T20:34:00</dc:date>
            </office:change-info>
            <text:p text:style-name="Text_20_body"><text:span text:style-name="T1">if</text:span></text:p>
          </text:deletion>
        </text:changed-region>
        <text:changed-region xml:id="ct93955980803696" text:id="ct93955980803696">
          <text:insertion>
            <office:change-info>
              <dc:creator>Julia Ringo</dc:creator>
              <dc:date>2023-10-20T20:34:00</dc:date>
            </office:change-info>
          </text:insertion>
        </text:changed-region>
        <text:changed-region xml:id="ct93955980762496" text:id="ct93955980762496">
          <text:deletion>
            <office:change-info>
              <dc:creator>Julia Ringo</dc:creator>
              <dc:date>2023-10-05T13:15:00</dc:date>
            </office:change-info>
            <text:p text:style-name="Text_20_body"><text:span text:style-name="T1"><text:s/>— </text:span></text:p>
          </text:deletion>
        </text:changed-region>
        <text:changed-region xml:id="ct93955980778064" text:id="ct93955980778064">
          <text:insertion>
            <office:change-info>
              <dc:creator>Julia Ringo</dc:creator>
              <dc:date>2023-10-05T13:15:00</dc:date>
            </office:change-info>
          </text:insertion>
        </text:changed-region>
        <text:changed-region xml:id="ct93955980805136" text:id="ct93955980805136">
          <text:deletion>
            <office:change-info>
              <dc:creator>Julia Ringo</dc:creator>
              <dc:date>2023-10-05T13:15:00</dc:date>
            </office:change-info>
            <text:p text:style-name="Text_20_body"><text:span text:style-name="T1"><text:s/>— </text:span></text:p>
          </text:deletion>
        </text:changed-region>
        <text:changed-region xml:id="ct93955980811520" text:id="ct93955980811520">
          <text:insertion>
            <office:change-info>
              <dc:creator>Julia Ringo</dc:creator>
              <dc:date>2023-10-05T13:15:00</dc:date>
            </office:change-info>
          </text:insertion>
        </text:changed-region>
        <text:changed-region xml:id="ct93955980811808" text:id="ct93955980811808">
          <text:insertion>
            <office:change-info>
              <dc:creator>Julia Ringo</dc:creator>
              <dc:date>2023-10-20T20:34:00</dc:date>
            </office:change-info>
          </text:insertion>
        </text:changed-region>
        <text:changed-region xml:id="ct93955980815248" text:id="ct93955980815248">
          <text:insertion>
            <office:change-info>
              <dc:creator>Julia Ringo</dc:creator>
              <dc:date>2023-10-20T20:34:00</dc:date>
            </office:change-info>
          </text:insertion>
        </text:changed-region>
        <text:changed-region xml:id="ct93955980786752" text:id="ct93955980786752">
          <text:deletion>
            <office:change-info>
              <dc:creator>Julia Ringo</dc:creator>
              <dc:date>2023-10-05T13:15:00</dc:date>
            </office:change-info>
            <text:p text:style-name="Text_20_body"><text:span text:style-name="T1"><text:s/>— </text:span></text:p>
          </text:deletion>
        </text:changed-region>
        <text:changed-region xml:id="ct93955980767264" text:id="ct93955980767264">
          <text:insertion>
            <office:change-info>
              <dc:creator>Julia Ringo</dc:creator>
              <dc:date>2023-10-05T13:15:00</dc:date>
            </office:change-info>
          </text:insertion>
        </text:changed-region>
        <text:changed-region xml:id="ct93955973943520" text:id="ct93955973943520">
          <text:deletion>
            <office:change-info>
              <dc:creator>Julia Ringo</dc:creator>
              <dc:date>2023-10-05T13:15:00</dc:date>
            </office:change-info>
            <text:p text:style-name="Text_20_body"><text:span text:style-name="T1"><text:s/>— </text:span></text:p>
          </text:deletion>
        </text:changed-region>
        <text:changed-region xml:id="ct93955980817024" text:id="ct93955980817024">
          <text:insertion>
            <office:change-info>
              <dc:creator>Julia Ringo</dc:creator>
              <dc:date>2023-10-05T13:15:00</dc:date>
            </office:change-info>
          </text:insertion>
        </text:changed-region>
        <text:changed-region xml:id="ct93955980818848" text:id="ct93955980818848">
          <text:deletion>
            <office:change-info>
              <dc:creator>Julia Ringo</dc:creator>
              <dc:date>2023-10-10T11:08:00</dc:date>
            </office:change-info>
            <text:p text:style-name="Text_20_body"><text:span text:style-name="T1">…</text:span></text:p>
          </text:deletion>
        </text:changed-region>
        <text:changed-region xml:id="ct93955973943808" text:id="ct93955973943808">
          <text:insertion>
            <office:change-info>
              <dc:creator>Julia Ringo</dc:creator>
              <dc:date>2023-10-10T11:08:00</dc:date>
            </office:change-info>
          </text:insertion>
        </text:changed-region>
        <text:changed-region xml:id="ct93955980742800" text:id="ct93955980742800">
          <text:deletion>
            <office:change-info>
              <dc:creator>Julia Ringo</dc:creator>
              <dc:date>2023-10-20T20:35:00</dc:date>
            </office:change-info>
            <text:p text:style-name="Text_20_body"><text:span text:style-name="T1"><text:s/></text:span></text:p>
          </text:deletion>
        </text:changed-region>
        <text:changed-region xml:id="ct93955980837152" text:id="ct93955980837152">
          <text:insertion>
            <office:change-info>
              <dc:creator>Julia Ringo</dc:creator>
              <dc:date>2023-10-20T20:35:00</dc:date>
            </office:change-info>
          </text:insertion>
        </text:changed-region>
        <text:changed-region xml:id="ct93955980837440" text:id="ct93955980837440">
          <text:deletion>
            <office:change-info>
              <dc:creator>Julia Ringo</dc:creator>
              <dc:date>2023-10-20T20:35:00</dc:date>
            </office:change-info>
            <text:p text:style-name="Text_20_body"><text:span text:style-name="T1">‘</text:span></text:p>
          </text:deletion>
        </text:changed-region>
        <text:changed-region xml:id="ct93955980838400" text:id="ct93955980838400">
          <text:insertion>
            <office:change-info>
              <dc:creator>Julia Ringo</dc:creator>
              <dc:date>2023-10-20T20:35:00</dc:date>
            </office:change-info>
          </text:insertion>
        </text:changed-region>
        <text:changed-region xml:id="ct93955980838688" text:id="ct93955980838688">
          <text:deletion>
            <office:change-info>
              <dc:creator>Julia Ringo</dc:creator>
              <dc:date>2023-10-20T20:35:00</dc:date>
            </office:change-info>
            <text:p text:style-name="Text_20_body"><text:span text:style-name="T1">’</text:span></text:p>
          </text:deletion>
        </text:changed-region>
        <text:changed-region xml:id="ct93955972436192" text:id="ct93955972436192">
          <text:insertion>
            <office:change-info>
              <dc:creator>Julia Ringo</dc:creator>
              <dc:date>2023-10-20T22:24:00</dc:date>
            </office:change-info>
          </text:insertion>
        </text:changed-region>
        <text:changed-region xml:id="ct93955980846976" text:id="ct93955980846976">
          <text:deletion>
            <office:change-info>
              <dc:creator>Julia Ringo</dc:creator>
              <dc:date>2023-10-20T22:24:00</dc:date>
            </office:change-info>
            <text:p text:style-name="Text_20_body"><text:span text:style-name="T1">depths the boat was</text:span></text:p>
          </text:deletion>
        </text:changed-region>
        <text:changed-region xml:id="ct93955980847264" text:id="ct93955980847264">
          <text:insertion>
            <office:change-info>
              <dc:creator>Julia Ringo</dc:creator>
              <dc:date>2023-10-20T22:24:00</dc:date>
            </office:change-info>
          </text:insertion>
        </text:changed-region>
        <text:changed-region xml:id="ct93955980848896" text:id="ct93955980848896">
          <text:insertion>
            <office:change-info>
              <dc:creator>Julia Ringo</dc:creator>
              <dc:date>2023-10-20T22:24:00</dc:date>
            </office:change-info>
          </text:insertion>
        </text:changed-region>
        <text:changed-region xml:id="ct93955980849184" text:id="ct93955980849184">
          <text:deletion>
            <office:change-info>
              <dc:creator>Julia Ringo</dc:creator>
              <dc:date>2023-10-20T22:24:00</dc:date>
            </office:change-info>
            <text:p text:style-name="Text_20_body"><text:span text:style-name="T1">le of</text:span></text:p>
          </text:deletion>
        </text:changed-region>
        <text:changed-region xml:id="ct93955980850144" text:id="ct93955980850144">
          <text:deletion>
            <office:change-info>
              <dc:creator>Julia Ringo</dc:creator>
              <dc:date>2023-10-20T22:24:00</dc:date>
            </office:change-info>
            <text:p text:style-name="Text_20_body"><text:span text:style-name="T1">,</text:span></text:p>
          </text:deletion>
        </text:changed-region>
        <text:changed-region xml:id="ct93955980642704" text:id="ct93955980642704">
          <text:deletion>
            <office:change-info>
              <dc:creator>Julia Ringo</dc:creator>
              <dc:date>2023-10-20T22:25:00</dc:date>
            </office:change-info>
            <text:p text:style-name="Text_20_body"><text:span text:style-name="T1">at the same time he </text:span></text:p>
          </text:deletion>
        </text:changed-region>
        <text:changed-region xml:id="ct93955980849472" text:id="ct93955980849472">
          <text:insertion>
            <office:change-info>
              <dc:creator>Julia Ringo</dc:creator>
              <dc:date>2023-10-20T22:25:00</dc:date>
            </office:change-info>
          </text:insertion>
        </text:changed-region>
        <text:changed-region xml:id="ct93955980849760" text:id="ct93955980849760">
          <text:deletion>
            <office:change-info>
              <dc:creator>Julia Ringo</dc:creator>
              <dc:date>2023-10-20T22:25:00</dc:date>
            </office:change-info>
            <text:p text:style-name="Text_20_body"><text:span text:style-name="T1">ed</text:span></text:p>
          </text:deletion>
        </text:changed-region>
        <text:changed-region xml:id="ct93955980847968" text:id="ct93955980847968">
          <text:deletion>
            <office:change-info>
              <dc:creator>Julia Ringo</dc:creator>
              <dc:date>2023-10-20T22:25:00</dc:date>
            </office:change-info>
            <text:p text:style-name="Text_20_body"><text:span text:style-name="T1">close </text:span></text:p>
          </text:deletion>
        </text:changed-region>
        <text:changed-region xml:id="ct93955980856960" text:id="ct93955980856960">
          <text:insertion>
            <office:change-info>
              <dc:creator>Julia Ringo</dc:creator>
              <dc:date>2023-10-20T22:25:00</dc:date>
            </office:change-info>
          </text:insertion>
        </text:changed-region>
        <text:changed-region xml:id="ct93955980856288" text:id="ct93955980856288">
          <text:insertion>
            <office:change-info>
              <dc:creator>Julia Ringo</dc:creator>
              <dc:date>2023-10-20T22:25:00</dc:date>
            </office:change-info>
          </text:insertion>
        </text:changed-region>
        <text:changed-region xml:id="ct93955980862768" text:id="ct93955980862768">
          <text:deletion>
            <office:change-info>
              <dc:creator>Julia Ringo</dc:creator>
              <dc:date>2023-10-05T13:15:00</dc:date>
            </office:change-info>
            <text:p text:style-name="Text_20_body"><text:span text:style-name="T1"><text:s/>— </text:span></text:p>
          </text:deletion>
        </text:changed-region>
        <text:changed-region xml:id="ct93955980863728" text:id="ct93955980863728">
          <text:insertion>
            <office:change-info>
              <dc:creator>Julia Ringo</dc:creator>
              <dc:date>2023-10-05T13:15:00</dc:date>
            </office:change-info>
          </text:insertion>
        </text:changed-region>
        <text:changed-region xml:id="ct93955980865920" text:id="ct93955980865920">
          <text:insertion>
            <office:change-info>
              <dc:creator>Julia Ringo</dc:creator>
              <dc:date>2023-10-20T22:25:00</dc:date>
            </office:change-info>
          </text:insertion>
        </text:changed-region>
        <text:changed-region xml:id="ct93955980866208" text:id="ct93955980866208">
          <text:deletion>
            <office:change-info>
              <dc:creator>Julia Ringo</dc:creator>
              <dc:date>2023-10-20T22:25:00</dc:date>
            </office:change-info>
            <text:p text:style-name="Text_20_body"><text:span text:style-name="T1">m</text:span></text:p>
          </text:deletion>
        </text:changed-region>
        <text:changed-region xml:id="ct93955980868832" text:id="ct93955980868832">
          <text:insertion>
            <office:change-info>
              <dc:creator>Julia Ringo</dc:creator>
              <dc:date>2023-10-20T22:25:00</dc:date>
            </office:change-info>
          </text:insertion>
        </text:changed-region>
        <text:changed-region xml:id="ct93955972482704" text:id="ct93955972482704">
          <text:deletion>
            <office:change-info>
              <dc:creator>Julia Ringo</dc:creator>
              <dc:date>2023-10-20T22:25:00</dc:date>
            </office:change-info>
            <text:p text:style-name="Text_20_body"><text:span text:style-name="T1">at</text:span></text:p>
          </text:deletion>
        </text:changed-region>
        <text:changed-region xml:id="ct93955972483632" text:id="ct93955972483632">
          <text:deletion>
            <office:change-info>
              <dc:creator>Julia Ringo</dc:creator>
              <dc:date>2023-10-20T22:25:00</dc:date>
            </office:change-info>
            <text:p text:style-name="Text_20_body"><text:span text:style-name="T1">at the moment</text:span></text:p>
          </text:deletion>
        </text:changed-region>
        <text:changed-region xml:id="ct93955980871696" text:id="ct93955980871696">
          <text:insertion>
            <office:change-info>
              <dc:creator>Julia Ringo</dc:creator>
              <dc:date>2023-10-20T22:25:00</dc:date>
            </office:change-info>
          </text:insertion>
        </text:changed-region>
        <text:changed-region xml:id="ct93955973206464" text:id="ct93955973206464">
          <text:deletion>
            <office:change-info>
              <dc:creator>Julia Ringo</dc:creator>
              <dc:date>2023-10-20T22:26:00</dc:date>
            </office:change-info>
            <text:p text:style-name="Text_20_body"><text:span text:style-name="T1">against that had to stand </text:span></text:p>
          </text:deletion>
        </text:changed-region>
        <text:changed-region xml:id="ct93955972480704" text:id="ct93955972480704">
          <text:insertion>
            <office:change-info>
              <dc:creator>Julia Ringo</dc:creator>
              <dc:date>2023-10-20T22:27:00</dc:date>
            </office:change-info>
          </text:insertion>
        </text:changed-region>
        <text:changed-region xml:id="ct93955980856576" text:id="ct93955980856576">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3955980864912" text:id="ct93955980864912">
          <text:deletion>
            <office:change-info>
              <dc:creator>Julia Ringo</dc:creator>
              <dc:date>2023-10-20T22:27:00</dc:date>
            </office:change-info>
            <text:p text:style-name="Text_20_body"><text:span text:style-name="T1">100 </text:span></text:p>
          </text:deletion>
        </text:changed-region>
        <text:changed-region xml:id="ct93955980867824" text:id="ct93955980867824">
          <text:insertion>
            <office:change-info>
              <dc:creator>Julia Ringo</dc:creator>
              <dc:date>2023-10-20T22:27:00</dc:date>
            </office:change-info>
          </text:insertion>
        </text:changed-region>
        <text:changed-region xml:id="ct93955980884352" text:id="ct93955980884352">
          <text:insertion>
            <office:change-info>
              <dc:creator>Julia Ringo</dc:creator>
              <dc:date>2023-10-20T22:27:00</dc:date>
            </office:change-info>
          </text:insertion>
        </text:changed-region>
        <text:changed-region xml:id="ct93955980885312" text:id="ct93955980885312">
          <text:deletion>
            <office:change-info>
              <dc:creator>Julia Ringo</dc:creator>
              <dc:date>2023-10-20T22:27:00</dc:date>
            </office:change-info>
            <text:p text:style-name="Text_20_body"><text:span text:style-name="T1">that </text:span></text:p>
          </text:deletion>
        </text:changed-region>
        <text:changed-region xml:id="ct93955972488928" text:id="ct93955972488928">
          <text:insertion>
            <office:change-info>
              <dc:creator>Julia Ringo</dc:creator>
              <dc:date>2023-10-20T22:27:00</dc:date>
            </office:change-info>
          </text:insertion>
        </text:changed-region>
        <text:changed-region xml:id="ct93955980889472" text:id="ct93955980889472">
          <text:insertion>
            <office:change-info>
              <dc:creator>Julia Ringo</dc:creator>
              <dc:date>2023-10-20T22:27:00</dc:date>
            </office:change-info>
          </text:insertion>
        </text:changed-region>
        <text:changed-region xml:id="ct93955980891344" text:id="ct93955980891344">
          <text:deletion>
            <office:change-info>
              <dc:creator>Julia Ringo</dc:creator>
              <dc:date>2023-10-20T22:27:00</dc:date>
            </office:change-info>
            <text:p text:style-name="Text_20_body"><text:span text:style-name="T1">in a matter of seconds </text:span></text:p>
          </text:deletion>
        </text:changed-region>
        <text:changed-region xml:id="ct93955980893744" text:id="ct93955980893744">
          <text:insertion>
            <office:change-info>
              <dc:creator>Julia Ringo</dc:creator>
              <dc:date>2023-10-20T22:27:00</dc:date>
            </office:change-info>
          </text:insertion>
        </text:changed-region>
        <text:changed-region xml:id="ct93955972492832" text:id="ct93955972492832">
          <text:deletion>
            <office:change-info>
              <dc:creator>Julia Ringo</dc:creator>
              <dc:date>2023-10-20T22:27:00</dc:date>
            </office:change-info>
            <text:p text:style-name="Text_20_body"><text:span text:style-name="T1">at</text:span></text:p>
          </text:deletion>
        </text:changed-region>
        <text:changed-region xml:id="ct93955980895360" text:id="ct93955980895360">
          <text:deletion>
            <office:change-info>
              <dc:creator>Julia Ringo</dc:creator>
              <dc:date>2023-10-20T22:28:00</dc:date>
            </office:change-info>
            <text:p text:style-name="Text_20_body"><text:span text:style-name="T1">where </text:span></text:p>
          </text:deletion>
        </text:changed-region>
        <text:changed-region xml:id="ct93955980896704" text:id="ct93955980896704">
          <text:insertion>
            <office:change-info>
              <dc:creator>Julia Ringo</dc:creator>
              <dc:date>2023-10-20T22:28:00</dc:date>
            </office:change-info>
          </text:insertion>
        </text:changed-region>
        <text:changed-region xml:id="ct93955980869648" text:id="ct93955980869648">
          <text:format-change>
            <office:change-info>
              <dc:creator>Julia Ringo</dc:creator>
              <dc:date>2023-10-20T22:28:00</dc:date>
            </office:change-info>
          </text:format-change>
        </text:changed-region>
        <text:changed-region xml:id="ct93955973201744" text:id="ct93955973201744">
          <text:insertion>
            <office:change-info>
              <dc:creator>Julia Ringo</dc:creator>
              <dc:date>2023-10-20T22:28:00</dc:date>
            </office:change-info>
          </text:insertion>
        </text:changed-region>
        <text:changed-region xml:id="ct93955980840336" text:id="ct93955980840336">
          <text:insertion>
            <office:change-info>
              <dc:creator>Julia Ringo</dc:creator>
              <dc:date>2023-10-20T22:28:00</dc:date>
            </office:change-info>
          </text:insertion>
        </text:changed-region>
        <text:changed-region xml:id="ct93955980890400" text:id="ct93955980890400">
          <text:deletion>
            <office:change-info>
              <dc:creator>Julia Ringo</dc:creator>
              <dc:date>2023-10-20T22:28:00</dc:date>
            </office:change-info>
            <text:p text:style-name="Text_20_body"><text:span text:style-name="T1">,</text:span></text:p>
          </text:deletion>
        </text:changed-region>
        <text:changed-region xml:id="ct93955980873440" text:id="ct93955980873440">
          <text:insertion>
            <office:change-info>
              <dc:creator>Julia Ringo</dc:creator>
              <dc:date>2023-10-20T22:28:00</dc:date>
            </office:change-info>
          </text:insertion>
        </text:changed-region>
        <text:changed-region xml:id="ct93955980890928" text:id="ct93955980890928">
          <text:deletion>
            <office:change-info>
              <dc:creator>Julia Ringo</dc:creator>
              <dc:date>2023-10-20T22:28:00</dc:date>
            </office:change-info>
            <text:p text:style-name="Text_20_body"><text:span text:style-name="T1">i</text:span></text:p>
          </text:deletion>
        </text:changed-region>
        <text:changed-region xml:id="ct93955972479424" text:id="ct93955972479424">
          <text:insertion>
            <office:change-info>
              <dc:creator>Julia Ringo</dc:creator>
              <dc:date>2023-10-20T22:28:00</dc:date>
            </office:change-info>
          </text:insertion>
        </text:changed-region>
        <text:changed-region xml:id="ct93955972482416" text:id="ct93955972482416">
          <text:deletion>
            <office:change-info>
              <dc:creator>Julia Ringo</dc:creator>
              <dc:date>2023-10-20T22:28:00</dc:date>
            </office:change-info>
            <text:p text:style-name="Text_20_body"><text:span text:style-name="T1">,</text:span></text:p>
          </text:deletion>
        </text:changed-region>
        <text:changed-region xml:id="ct93955972499216" text:id="ct93955972499216">
          <text:deletion>
            <office:change-info>
              <dc:creator>Julia Ringo</dc:creator>
              <dc:date>2023-10-05T13:15:00</dc:date>
            </office:change-info>
            <text:p text:style-name="Text_20_body"><text:span text:style-name="T1"><text:s/>— </text:span></text:p>
          </text:deletion>
        </text:changed-region>
        <text:changed-region xml:id="ct93955973941280" text:id="ct93955973941280">
          <text:insertion>
            <office:change-info>
              <dc:creator>Julia Ringo</dc:creator>
              <dc:date>2023-10-05T13:15:00</dc:date>
            </office:change-info>
          </text:insertion>
        </text:changed-region>
        <text:changed-region xml:id="ct93955980889760" text:id="ct93955980889760">
          <text:deletion>
            <office:change-info>
              <dc:creator>Julia Ringo</dc:creator>
              <dc:date>2023-10-05T13:15:00</dc:date>
            </office:change-info>
            <text:p text:style-name="Text_20_body"><text:span text:style-name="T1"><text:s/>— </text:span></text:p>
          </text:deletion>
        </text:changed-region>
        <text:changed-region xml:id="ct93955980888192" text:id="ct93955980888192">
          <text:insertion>
            <office:change-info>
              <dc:creator>Julia Ringo</dc:creator>
              <dc:date>2023-10-05T13:15:00</dc:date>
            </office:change-info>
          </text:insertion>
        </text:changed-region>
        <text:changed-region xml:id="ct93955980890048" text:id="ct93955980890048">
          <text:insertion>
            <office:change-info>
              <dc:creator>Julia Ringo</dc:creator>
              <dc:date>2023-10-20T22:28:00</dc:date>
            </office:change-info>
          </text:insertion>
        </text:changed-region>
        <text:changed-region xml:id="ct93955979086192" text:id="ct93955979086192">
          <text:deletion>
            <office:change-info>
              <dc:creator>Julia Ringo</dc:creator>
              <dc:date>2023-10-20T22:28:00</dc:date>
            </office:change-info>
            <text:p text:style-name="Text_20_body"><text:span text:style-name="T1"><text:s/></text:span></text:p>
          </text:deletion>
        </text:changed-region>
        <text:changed-region xml:id="ct93955979096400" text:id="ct93955979096400">
          <text:insertion>
            <office:change-info>
              <dc:creator>Julia Ringo</dc:creator>
              <dc:date>2023-10-20T22:29:00</dc:date>
            </office:change-info>
          </text:insertion>
        </text:changed-region>
        <text:changed-region xml:id="ct93955979095200" text:id="ct93955979095200">
          <text:deletion>
            <office:change-info>
              <dc:creator>Julia Ringo</dc:creator>
              <dc:date>2023-10-05T13:15:00</dc:date>
            </office:change-info>
            <text:p text:style-name="Text_20_body"><text:span text:style-name="T1"><text:s/>— </text:span></text:p>
          </text:deletion>
        </text:changed-region>
        <text:changed-region xml:id="ct93955972507488" text:id="ct93955972507488">
          <text:insertion>
            <office:change-info>
              <dc:creator>Julia Ringo</dc:creator>
              <dc:date>2023-10-05T13:15:00</dc:date>
            </office:change-info>
          </text:insertion>
        </text:changed-region>
        <text:changed-region xml:id="ct93955979101536" text:id="ct93955979101536">
          <text:deletion>
            <office:change-info>
              <dc:creator>Julia Ringo</dc:creator>
              <dc:date>2023-10-05T13:15:00</dc:date>
            </office:change-info>
            <text:p text:style-name="Text_20_body"><text:span text:style-name="T1"><text:s/>— </text:span></text:p>
          </text:deletion>
        </text:changed-region>
        <text:changed-region xml:id="ct93955979102496" text:id="ct93955979102496">
          <text:insertion>
            <office:change-info>
              <dc:creator>Julia Ringo</dc:creator>
              <dc:date>2023-10-05T13:15:00</dc:date>
            </office:change-info>
          </text:insertion>
        </text:changed-region>
        <text:changed-region xml:id="ct93955979102784" text:id="ct93955979102784">
          <text:deletion>
            <office:change-info>
              <dc:creator>Julia Ringo</dc:creator>
              <dc:date>2023-10-20T22:29:00</dc:date>
            </office:change-info>
            <text:p text:style-name="Text_20_body"><text:span text:style-name="T1">,</text:span></text:p>
          </text:deletion>
        </text:changed-region>
        <text:changed-region xml:id="ct93955980900560" text:id="ct93955980900560">
          <text:deletion>
            <office:change-info>
              <dc:creator>Julia Ringo</dc:creator>
              <dc:date>2023-10-10T11:08:00</dc:date>
            </office:change-info>
            <text:p text:style-name="Text_20_body"><text:span text:style-name="T1">…</text:span></text:p>
          </text:deletion>
        </text:changed-region>
        <text:changed-region xml:id="ct93955979101824" text:id="ct93955979101824">
          <text:insertion>
            <office:change-info>
              <dc:creator>Julia Ringo</dc:creator>
              <dc:date>2023-10-10T11:08:00</dc:date>
            </office:change-info>
          </text:insertion>
        </text:changed-region>
        <text:changed-region xml:id="ct93955979111024" text:id="ct93955979111024">
          <text:deletion>
            <office:change-info>
              <dc:creator>Julia Ringo</dc:creator>
              <dc:date>2023-10-05T13:15:00</dc:date>
            </office:change-info>
            <text:p text:style-name="Text_20_body"><text:span text:style-name="T1"><text:s/>— </text:span></text:p>
          </text:deletion>
        </text:changed-region>
        <text:changed-region xml:id="ct93955979111984" text:id="ct93955979111984">
          <text:insertion>
            <office:change-info>
              <dc:creator>Julia Ringo</dc:creator>
              <dc:date>2023-10-05T13:15:00</dc:date>
            </office:change-info>
          </text:insertion>
        </text:changed-region>
        <text:changed-region xml:id="ct93955979113888" text:id="ct93955979113888">
          <text:insertion>
            <office:change-info>
              <dc:creator>Julia Ringo</dc:creator>
              <dc:date>2023-10-20T22:29:00</dc:date>
            </office:change-info>
          </text:insertion>
        </text:changed-region>
        <text:changed-region xml:id="ct93955979114176" text:id="ct93955979114176">
          <text:deletion>
            <office:change-info>
              <dc:creator>Julia Ringo</dc:creator>
              <dc:date>2023-10-20T22:29:00</dc:date>
            </office:change-info>
            <text:p text:style-name="Text_20_body"><text:span text:style-name="T1">u</text:span></text:p>
          </text:deletion>
        </text:changed-region>
        <text:changed-region xml:id="ct93955979104896" text:id="ct93955979104896">
          <text:deletion>
            <office:change-info>
              <dc:creator>Julia Ringo</dc:creator>
              <dc:date>2023-10-10T11:08:00</dc:date>
            </office:change-info>
            <text:p text:style-name="Text_20_body"><text:span text:style-name="T1">…</text:span></text:p>
          </text:deletion>
        </text:changed-region>
        <text:changed-region xml:id="ct93955972516256" text:id="ct93955972516256">
          <text:insertion>
            <office:change-info>
              <dc:creator>Julia Ringo</dc:creator>
              <dc:date>2023-10-10T11:08:00</dc:date>
            </office:change-info>
          </text:insertion>
        </text:changed-region>
        <text:changed-region xml:id="ct93955979102112" text:id="ct93955979102112">
          <text:deletion>
            <office:change-info>
              <dc:creator>Julia Ringo</dc:creator>
              <dc:date>2023-10-20T22:29:00</dc:date>
            </office:change-info>
            <text:p text:style-name="Text_20_body"><text:span text:style-name="T1"><text:s/></text:span></text:p>
          </text:deletion>
        </text:changed-region>
        <text:changed-region xml:id="ct93955979122592" text:id="ct93955979122592">
          <text:insertion>
            <office:change-info>
              <dc:creator>Julia Ringo</dc:creator>
              <dc:date>2023-10-20T22:29:00</dc:date>
            </office:change-info>
          </text:insertion>
        </text:changed-region>
        <text:changed-region xml:id="ct93955979125712" text:id="ct93955979125712">
          <text:insertion>
            <office:change-info>
              <dc:creator>Julia Ringo</dc:creator>
              <dc:date>2023-10-20T22:29:00</dc:date>
            </office:change-info>
          </text:insertion>
        </text:changed-region>
        <text:changed-region xml:id="ct93955979132272" text:id="ct93955979132272">
          <text:insertion>
            <office:change-info>
              <dc:creator>Julia Ringo</dc:creator>
              <dc:date>2023-10-20T22:30:00</dc:date>
            </office:change-info>
          </text:insertion>
        </text:changed-region>
        <text:changed-region xml:id="ct93955979135728" text:id="ct93955979135728">
          <text:insertion>
            <office:change-info>
              <dc:creator>Julia Ringo</dc:creator>
              <dc:date>2023-10-20T22:30:00</dc:date>
            </office:change-info>
          </text:insertion>
        </text:changed-region>
        <text:changed-region xml:id="ct93955979140768" text:id="ct93955979140768">
          <text:deletion>
            <office:change-info>
              <dc:creator>Julia Ringo</dc:creator>
              <dc:date>2023-10-05T13:15:00</dc:date>
            </office:change-info>
            <text:p text:style-name="Text_20_body"><text:span text:style-name="T1"><text:s/>— </text:span></text:p>
          </text:deletion>
        </text:changed-region>
        <text:changed-region xml:id="ct93955979141728" text:id="ct93955979141728">
          <text:insertion>
            <office:change-info>
              <dc:creator>Julia Ringo</dc:creator>
              <dc:date>2023-10-05T13:15:00</dc:date>
            </office:change-info>
          </text:insertion>
        </text:changed-region>
        <text:changed-region xml:id="ct93955979142352" text:id="ct93955979142352">
          <text:deletion>
            <office:change-info>
              <dc:creator>Julia Ringo</dc:creator>
              <dc:date>2023-10-10T11:08:00</dc:date>
            </office:change-info>
            <text:p text:style-name="Text_20_body"><text:span text:style-name="T1">…</text:span></text:p>
          </text:deletion>
        </text:changed-region>
        <text:changed-region xml:id="ct93955979144320" text:id="ct93955979144320">
          <text:insertion>
            <office:change-info>
              <dc:creator>Julia Ringo</dc:creator>
              <dc:date>2023-10-10T11:08:00</dc:date>
            </office:change-info>
          </text:insertion>
        </text:changed-region>
        <text:changed-region xml:id="ct93955979144608" text:id="ct93955979144608">
          <text:deletion>
            <office:change-info>
              <dc:creator>Julia Ringo</dc:creator>
              <dc:date>2023-10-20T22:30:00</dc:date>
            </office:change-info>
            <text:p text:style-name="Text_20_body"><text:span text:style-name="T1"><text:s/></text:span></text:p>
          </text:deletion>
        </text:changed-region>
        <text:changed-region xml:id="ct93955981054192" text:id="ct93955981054192">
          <text:deletion>
            <office:change-info>
              <dc:creator>Julia Ringo</dc:creator>
              <dc:date>2023-10-20T22:30:00</dc:date>
            </office:change-info>
            <text:p text:style-name="Text_20_body"><text:span text:style-name="T1">15 </text:span></text:p>
          </text:deletion>
        </text:changed-region>
        <text:changed-region xml:id="ct93955975760704" text:id="ct93955975760704">
          <text:insertion>
            <office:change-info>
              <dc:creator>Julia Ringo</dc:creator>
              <dc:date>2023-10-20T22:30:00</dc:date>
            </office:change-info>
          </text:insertion>
        </text:changed-region>
        <text:changed-region xml:id="ct93955981055488" text:id="ct93955981055488">
          <text:insertion>
            <office:change-info>
              <dc:creator>Julia Ringo</dc:creator>
              <dc:date>2023-10-20T22:30:00</dc:date>
            </office:change-info>
          </text:insertion>
        </text:changed-region>
        <text:changed-region xml:id="ct93955981057792" text:id="ct93955981057792">
          <text:insertion>
            <office:change-info>
              <dc:creator>Julia Ringo</dc:creator>
              <dc:date>2023-10-20T22:30:00</dc:date>
            </office:change-info>
          </text:insertion>
        </text:changed-region>
        <text:changed-region xml:id="ct93955981058752" text:id="ct93955981058752">
          <text:deletion>
            <office:change-info>
              <dc:creator>Julia Ringo</dc:creator>
              <dc:date>2023-10-20T22:30:00</dc:date>
            </office:change-info>
            <text:p text:style-name="Text_20_body"><text:span text:style-name="T1">,</text:span></text:p>
          </text:deletion>
        </text:changed-region>
        <text:changed-region xml:id="ct93955972514208" text:id="ct93955972514208">
          <text:insertion>
            <office:change-info>
              <dc:creator>Julia Ringo</dc:creator>
              <dc:date>2023-10-20T22:31:00</dc:date>
            </office:change-info>
          </text:insertion>
        </text:changed-region>
        <text:changed-region xml:id="ct93955981065296" text:id="ct93955981065296">
          <text:deletion>
            <office:change-info>
              <dc:creator>Julia Ringo</dc:creator>
              <dc:date>2023-10-20T22:31:00</dc:date>
            </office:change-info>
            <text:p text:style-name="Text_20_body"><text:span text:style-name="T1">,</text:span></text:p>
          </text:deletion>
        </text:changed-region>
        <text:changed-region xml:id="ct93955975765968" text:id="ct93955975765968">
          <text:insertion>
            <office:change-info>
              <dc:creator>Julia Ringo</dc:creator>
              <dc:date>2023-10-20T22:31:00</dc:date>
            </office:change-info>
          </text:insertion>
        </text:changed-region>
        <text:changed-region xml:id="ct93955975767584" text:id="ct93955975767584">
          <text:deletion>
            <office:change-info>
              <dc:creator>Julia Ringo</dc:creator>
              <dc:date>2023-10-20T22:31:00</dc:date>
            </office:change-info>
            <text:p text:style-name="Text_20_body"><text:span text:style-name="T1">i</text:span></text:p>
          </text:deletion>
        </text:changed-region>
        <text:changed-region xml:id="ct93955981074368" text:id="ct93955981074368">
          <text:insertion>
            <office:change-info>
              <dc:creator>Julia Ringo</dc:creator>
              <dc:date>2023-10-20T22:31:00</dc:date>
            </office:change-info>
          </text:insertion>
        </text:changed-region>
        <text:changed-region xml:id="ct93955979113472" text:id="ct93955979113472">
          <text:insertion>
            <office:change-info>
              <dc:creator>Julia Ringo</dc:creator>
              <dc:date>2023-10-20T22:31:00</dc:date>
            </office:change-info>
          </text:insertion>
        </text:changed-region>
        <text:changed-region xml:id="ct93955981077728" text:id="ct93955981077728">
          <text:insertion>
            <office:change-info>
              <dc:creator>Julia Ringo</dc:creator>
              <dc:date>2023-10-20T22:31:00</dc:date>
            </office:change-info>
          </text:insertion>
        </text:changed-region>
        <text:changed-region xml:id="ct93955981085920" text:id="ct93955981085920">
          <text:insertion>
            <office:change-info>
              <dc:creator>Julia Ringo</dc:creator>
              <dc:date>2023-10-20T22:31:00</dc:date>
            </office:change-info>
          </text:insertion>
        </text:changed-region>
        <text:changed-region xml:id="ct93955981086544" text:id="ct93955981086544">
          <text:deletion>
            <office:change-info>
              <dc:creator>Julia Ringo</dc:creator>
              <dc:date>2023-10-05T13:15:00</dc:date>
            </office:change-info>
            <text:p text:style-name="Text_20_body"><text:span text:style-name="T1"><text:s/>— </text:span></text:p>
          </text:deletion>
        </text:changed-region>
        <text:changed-region xml:id="ct93955981087504" text:id="ct93955981087504">
          <text:insertion>
            <office:change-info>
              <dc:creator>Julia Ringo</dc:creator>
              <dc:date>2023-10-05T13:15:00</dc:date>
            </office:change-info>
          </text:insertion>
        </text:changed-region>
        <text:changed-region xml:id="ct93955981092304" text:id="ct93955981092304">
          <text:insertion>
            <office:change-info>
              <dc:creator>Julia Ringo</dc:creator>
              <dc:date>2023-10-20T22:32:00</dc:date>
            </office:change-info>
          </text:insertion>
        </text:changed-region>
        <text:changed-region xml:id="ct93955981092592" text:id="ct93955981092592">
          <text:deletion>
            <office:change-info>
              <dc:creator>Julia Ringo</dc:creator>
              <dc:date>2023-10-20T22:32:00</dc:date>
            </office:change-info>
            <text:p text:style-name="Text_20_body"><text:span text:style-name="T1"><text:s/></text:span></text:p>
          </text:deletion>
        </text:changed-region>
        <text:changed-region xml:id="ct93955981100880" text:id="ct93955981100880">
          <text:format-change>
            <office:change-info>
              <dc:creator>Julia Ringo</dc:creator>
              <dc:date>2023-10-20T22:32:00</dc:date>
            </office:change-info>
          </text:format-change>
        </text:changed-region>
        <text:changed-region xml:id="ct93955981103472" text:id="ct93955981103472">
          <text:deletion>
            <office:change-info>
              <dc:creator>Julia Ringo</dc:creator>
              <dc:date>2023-10-05T13:15:00</dc:date>
            </office:change-info>
            <text:p text:style-name="Text_20_body"><text:span text:style-name="T1"><text:s/>— </text:span></text:p>
          </text:deletion>
        </text:changed-region>
        <text:changed-region xml:id="ct93955981104432" text:id="ct93955981104432">
          <text:insertion>
            <office:change-info>
              <dc:creator>Julia Ringo</dc:creator>
              <dc:date>2023-10-05T13:15:00</dc:date>
            </office:change-info>
          </text:insertion>
        </text:changed-region>
        <text:changed-region xml:id="ct93955975756288" text:id="ct93955975756288">
          <text:deletion>
            <office:change-info>
              <dc:creator>Julia Ringo</dc:creator>
              <dc:date>2023-10-20T22:32:00</dc:date>
            </office:change-info>
            <text:p text:style-name="Text_20_body"><text:span text:style-name="T1">200 </text:span></text:p>
          </text:deletion>
        </text:changed-region>
        <text:changed-region xml:id="ct93955975774000" text:id="ct93955975774000">
          <text:insertion>
            <office:change-info>
              <dc:creator>Julia Ringo</dc:creator>
              <dc:date>2023-10-20T22:32:00</dc:date>
            </office:change-info>
          </text:insertion>
        </text:changed-region>
        <text:changed-region xml:id="ct93955981121712" text:id="ct93955981121712">
          <text:deletion>
            <office:change-info>
              <dc:creator>Julia Ringo</dc:creator>
              <dc:date>2023-10-05T13:15:00</dc:date>
            </office:change-info>
            <text:p text:style-name="Text_20_body"><text:span text:style-name="T1"><text:s/>— </text:span></text:p>
          </text:deletion>
        </text:changed-region>
        <text:changed-region xml:id="ct93955979143536" text:id="ct93955979143536">
          <text:insertion>
            <office:change-info>
              <dc:creator>Julia Ringo</dc:creator>
              <dc:date>2023-10-05T13:15:00</dc:date>
            </office:change-info>
          </text:insertion>
        </text:changed-region>
        <text:changed-region xml:id="ct93955979143088" text:id="ct93955979143088">
          <text:deletion>
            <office:change-info>
              <dc:creator>Julia Ringo</dc:creator>
              <dc:date>2023-10-05T13:15:00</dc:date>
            </office:change-info>
            <text:p text:style-name="Text_20_body"><text:span text:style-name="T1"><text:s/>— </text:span></text:p>
          </text:deletion>
        </text:changed-region>
        <text:changed-region xml:id="ct93955981122752" text:id="ct93955981122752">
          <text:insertion>
            <office:change-info>
              <dc:creator>Julia Ringo</dc:creator>
              <dc:date>2023-10-05T13:15:00</dc:date>
            </office:change-info>
          </text:insertion>
        </text:changed-region>
        <text:changed-region xml:id="ct93955981124720" text:id="ct93955981124720">
          <text:deletion>
            <office:change-info>
              <dc:creator>Julia Ringo</dc:creator>
              <dc:date>2023-10-05T13:15:00</dc:date>
            </office:change-info>
            <text:p text:style-name="Text_20_body"><text:span text:style-name="T1"><text:s/>— </text:span></text:p>
          </text:deletion>
        </text:changed-region>
        <text:changed-region xml:id="ct93955981125680" text:id="ct93955981125680">
          <text:insertion>
            <office:change-info>
              <dc:creator>Julia Ringo</dc:creator>
              <dc:date>2023-10-05T13:15:00</dc:date>
            </office:change-info>
          </text:insertion>
        </text:changed-region>
        <text:changed-region xml:id="ct93955975777024" text:id="ct93955975777024">
          <text:insertion>
            <office:change-info>
              <dc:creator>Julia Ringo</dc:creator>
              <dc:date>2023-10-20T22:33:00</dc:date>
            </office:change-info>
          </text:insertion>
        </text:changed-region>
        <text:changed-region xml:id="ct93955981134512" text:id="ct93955981134512">
          <text:insertion>
            <office:change-info>
              <dc:creator>Julia Ringo</dc:creator>
              <dc:date>2023-10-20T22:33:00</dc:date>
            </office:change-info>
          </text:insertion>
        </text:changed-region>
        <text:changed-region xml:id="ct93955981086208" text:id="ct93955981086208">
          <text:deletion>
            <office:change-info>
              <dc:creator>Julia Ringo</dc:creator>
              <dc:date>2023-10-20T22:33:00</dc:date>
            </office:change-info>
            <text:p text:style-name="Text_20_body"><text:span text:style-name="T1">,</text:span></text:p>
          </text:deletion>
        </text:changed-region>
        <text:changed-region xml:id="ct93955981064960" text:id="ct93955981064960">
          <text:deletion>
            <office:change-info>
              <dc:creator>Julia Ringo</dc:creator>
              <dc:date>2023-10-20T22:34:00</dc:date>
            </office:change-info>
            <text:p text:style-name="Text_20_body"><text:span text:style-name="T1">immediately </text:span></text:p>
          </text:deletion>
        </text:changed-region>
        <text:changed-region xml:id="ct93955981140832" text:id="ct93955981140832">
          <text:insertion>
            <office:change-info>
              <dc:creator>Julia Ringo</dc:creator>
              <dc:date>2023-10-20T22:34:00</dc:date>
            </office:change-info>
          </text:insertion>
        </text:changed-region>
        <text:changed-region xml:id="ct93955981141792" text:id="ct93955981141792">
          <text:deletion>
            <office:change-info>
              <dc:creator>Julia Ringo</dc:creator>
              <dc:date>2023-10-20T22:34:00</dc:date>
            </office:change-info>
            <text:p text:style-name="Text_20_body"><text:span text:style-name="T1">experience </text:span></text:p>
          </text:deletion>
        </text:changed-region>
        <text:changed-region xml:id="ct93955981143232" text:id="ct93955981143232">
          <text:deletion>
            <office:change-info>
              <dc:creator>Julia Ringo</dc:creator>
              <dc:date>2023-10-20T22:34:00</dc:date>
            </office:change-info>
            <text:p text:style-name="Text_20_body"><text:span text:style-name="T1">short </text:span></text:p>
          </text:deletion>
        </text:changed-region>
        <text:changed-region xml:id="ct93955981144192" text:id="ct93955981144192">
          <text:insertion>
            <office:change-info>
              <dc:creator>Julia Ringo</dc:creator>
              <dc:date>2023-10-20T22:34:00</dc:date>
            </office:change-info>
          </text:insertion>
        </text:changed-region>
        <text:changed-region xml:id="ct93955975784288" text:id="ct93955975784288">
          <text:insertion>
            <office:change-info>
              <dc:creator>Julia Ringo</dc:creator>
              <dc:date>2023-10-20T22:34:00</dc:date>
            </office:change-info>
          </text:insertion>
        </text:changed-region>
        <text:changed-region xml:id="ct93955981141120" text:id="ct93955981141120">
          <text:deletion>
            <office:change-info>
              <dc:creator>Julia Ringo</dc:creator>
              <dc:date>2023-10-20T22:34:00</dc:date>
            </office:change-info>
            <text:p text:style-name="Text_20_body"><text:span text:style-name="T1">C</text:span></text:p>
          </text:deletion>
        </text:changed-region>
        <text:changed-region xml:id="ct93955981142896" text:id="ct93955981142896">
          <text:deletion>
            <office:change-info>
              <dc:creator>Julia Ringo</dc:creator>
              <dc:date>2023-10-05T13:15:00</dc:date>
            </office:change-info>
            <text:p text:style-name="Text_20_body"><text:span text:style-name="T1"><text:s/>— </text:span></text:p>
          </text:deletion>
        </text:changed-region>
        <text:changed-region xml:id="ct93955981143856" text:id="ct93955981143856">
          <text:insertion>
            <office:change-info>
              <dc:creator>Julia Ringo</dc:creator>
              <dc:date>2023-10-05T13:15:00</dc:date>
            </office:change-info>
          </text:insertion>
        </text:changed-region>
        <text:changed-region xml:id="ct93955981150864" text:id="ct93955981150864">
          <text:deletion>
            <office:change-info>
              <dc:creator>Julia Ringo</dc:creator>
              <dc:date>2023-10-05T13:15:00</dc:date>
            </office:change-info>
            <text:p text:style-name="Text_20_body"><text:span text:style-name="T1"><text:s/>— </text:span></text:p>
          </text:deletion>
        </text:changed-region>
        <text:changed-region xml:id="ct93955981151824" text:id="ct93955981151824">
          <text:insertion>
            <office:change-info>
              <dc:creator>Julia Ringo</dc:creator>
              <dc:date>2023-10-05T13:15:00</dc:date>
            </office:change-info>
          </text:insertion>
        </text:changed-region>
        <text:changed-region xml:id="ct93955981127456" text:id="ct93955981127456">
          <text:deletion>
            <office:change-info>
              <dc:creator>Julia Ringo</dc:creator>
              <dc:date>2023-10-05T13:15:00</dc:date>
            </office:change-info>
            <text:p text:style-name="Text_20_body"><text:span text:style-name="T1"><text:s/>— </text:span></text:p>
          </text:deletion>
        </text:changed-region>
        <text:changed-region xml:id="ct93955975790432" text:id="ct93955975790432">
          <text:insertion>
            <office:change-info>
              <dc:creator>Julia Ringo</dc:creator>
              <dc:date>2023-10-05T13:15:00</dc:date>
            </office:change-info>
          </text:insertion>
        </text:changed-region>
        <text:changed-region xml:id="ct93955981141408" text:id="ct93955981141408">
          <text:deletion>
            <office:change-info>
              <dc:creator>Julia Ringo</dc:creator>
              <dc:date>2023-10-05T13:15:00</dc:date>
            </office:change-info>
            <text:p text:style-name="Text_20_body"><text:span text:style-name="T1"><text:s/>— </text:span></text:p>
          </text:deletion>
        </text:changed-region>
        <text:changed-region xml:id="ct93955981161104" text:id="ct93955981161104">
          <text:insertion>
            <office:change-info>
              <dc:creator>Julia Ringo</dc:creator>
              <dc:date>2023-10-05T13:15:00</dc:date>
            </office:change-info>
          </text:insertion>
        </text:changed-region>
        <text:changed-region xml:id="ct93955975794960" text:id="ct93955975794960">
          <text:deletion>
            <office:change-info>
              <dc:creator>Julia Ringo</dc:creator>
              <dc:date>2023-10-05T13:15:00</dc:date>
            </office:change-info>
            <text:p text:style-name="Text_20_body"><text:span text:style-name="T1"><text:s/>— </text:span></text:p>
          </text:deletion>
        </text:changed-region>
        <text:changed-region xml:id="ct93955981151152" text:id="ct93955981151152">
          <text:insertion>
            <office:change-info>
              <dc:creator>Julia Ringo</dc:creator>
              <dc:date>2023-10-05T13:15:00</dc:date>
            </office:change-info>
          </text:insertion>
        </text:changed-region>
        <text:changed-region xml:id="ct93955981169680" text:id="ct93955981169680">
          <text:deletion>
            <office:change-info>
              <dc:creator>Julia Ringo</dc:creator>
              <dc:date>2023-10-20T22:35:00</dc:date>
            </office:change-info>
            <text:p text:style-name="Text_20_body"><text:span text:style-name="T1">tightly-bound </text:span></text:p>
          </text:deletion>
        </text:changed-region>
        <text:changed-region xml:id="ct93955981174144" text:id="ct93955981174144">
          <text:insertion>
            <office:change-info>
              <dc:creator>Julia Ringo</dc:creator>
              <dc:date>2023-10-20T22:36:00</dc:date>
            </office:change-info>
          </text:insertion>
        </text:changed-region>
        <text:changed-region xml:id="ct93955981179584" text:id="ct93955981179584">
          <text:insertion>
            <office:change-info>
              <dc:creator>Julia Ringo</dc:creator>
              <dc:date>2023-10-20T22:36:00</dc:date>
            </office:change-info>
          </text:insertion>
        </text:changed-region>
        <text:changed-region xml:id="ct93955981179872" text:id="ct93955981179872">
          <text:deletion>
            <office:change-info>
              <dc:creator>Julia Ringo</dc:creator>
              <dc:date>2023-10-05T13:15:00</dc:date>
            </office:change-info>
            <text:p text:style-name="Text_20_body"><text:span text:style-name="T1"><text:s/>— </text:span></text:p>
          </text:deletion>
        </text:changed-region>
        <text:changed-region xml:id="ct93955981180832" text:id="ct93955981180832">
          <text:insertion>
            <office:change-info>
              <dc:creator>Julia Ringo</dc:creator>
              <dc:date>2023-10-05T13:15:00</dc:date>
            </office:change-info>
          </text:insertion>
        </text:changed-region>
        <text:changed-region xml:id="ct93955981181456" text:id="ct93955981181456">
          <text:deletion>
            <office:change-info>
              <dc:creator>Julia Ringo</dc:creator>
              <dc:date>2023-10-05T13:15:00</dc:date>
            </office:change-info>
            <text:p text:style-name="Text_20_body"><text:span text:style-name="T1"><text:s/>— </text:span></text:p>
          </text:deletion>
        </text:changed-region>
        <text:changed-region xml:id="ct93955981182416" text:id="ct93955981182416">
          <text:insertion>
            <office:change-info>
              <dc:creator>Julia Ringo</dc:creator>
              <dc:date>2023-10-05T13:15:00</dc:date>
            </office:change-info>
          </text:insertion>
        </text:changed-region>
        <text:changed-region xml:id="ct93955981154144" text:id="ct93955981154144">
          <text:deletion>
            <office:change-info>
              <dc:creator>Julia Ringo</dc:creator>
              <dc:date>2023-10-20T22:36:00</dc:date>
            </office:change-info>
            <text:p text:style-name="Text_20_body"><text:span text:style-name="T1">15 </text:span></text:p>
          </text:deletion>
        </text:changed-region>
        <text:changed-region xml:id="ct93955981180160" text:id="ct93955981180160">
          <text:insertion>
            <office:change-info>
              <dc:creator>Julia Ringo</dc:creator>
              <dc:date>2023-10-20T22:36:00</dc:date>
            </office:change-info>
          </text:insertion>
        </text:changed-region>
        <text:changed-region xml:id="ct93955981195248" text:id="ct93955981195248">
          <text:insertion>
            <office:change-info>
              <dc:creator>Julia Ringo</dc:creator>
              <dc:date>2023-10-21T07:10:00</dc:date>
            </office:change-info>
          </text:insertion>
        </text:changed-region>
        <text:changed-region xml:id="ct93955981195536" text:id="ct93955981195536">
          <text:deletion>
            <office:change-info>
              <dc:creator>Julia Ringo</dc:creator>
              <dc:date>2023-10-21T07:10:00</dc:date>
            </office:change-info>
            <text:p text:style-name="Text_20_body"><text:span text:style-name="T1">.</text:span></text:p>
          </text:deletion>
        </text:changed-region>
        <text:changed-region xml:id="ct93955981197984" text:id="ct93955981197984">
          <text:insertion>
            <office:change-info>
              <dc:creator>Julia Ringo</dc:creator>
              <dc:date>2023-10-21T07:10:00</dc:date>
            </office:change-info>
          </text:insertion>
        </text:changed-region>
        <text:changed-region xml:id="ct93955981198272" text:id="ct93955981198272">
          <text:deletion>
            <office:change-info>
              <dc:creator>Julia Ringo</dc:creator>
              <dc:date>2023-10-05T13:15:00</dc:date>
            </office:change-info>
            <text:p text:style-name="Text_20_body"><text:span text:style-name="T1"><text:s/>— </text:span></text:p>
          </text:deletion>
        </text:changed-region>
        <text:changed-region xml:id="ct93955981199232" text:id="ct93955981199232">
          <text:insertion>
            <office:change-info>
              <dc:creator>Julia Ringo</dc:creator>
              <dc:date>2023-10-05T13:15:00</dc:date>
            </office:change-info>
          </text:insertion>
        </text:changed-region>
        <text:changed-region xml:id="ct93955981204848" text:id="ct93955981204848">
          <text:insertion>
            <office:change-info>
              <dc:creator>Julia Ringo</dc:creator>
              <dc:date>2023-10-21T07:11:00</dc:date>
            </office:change-info>
          </text:insertion>
        </text:changed-region>
        <text:changed-region xml:id="ct93955981208560" text:id="ct93955981208560">
          <text:insertion>
            <office:change-info>
              <dc:creator>Julia Ringo</dc:creator>
              <dc:date>2023-10-21T07:11:00</dc:date>
            </office:change-info>
          </text:insertion>
        </text:changed-region>
        <text:changed-region xml:id="ct93955981211680" text:id="ct93955981211680">
          <text:insertion>
            <office:change-info>
              <dc:creator>Julia Ringo</dc:creator>
              <dc:date>2023-10-21T07:11:00</dc:date>
            </office:change-info>
          </text:insertion>
        </text:changed-region>
        <text:changed-region xml:id="ct93955981200672" text:id="ct93955981200672">
          <text:deletion>
            <office:change-info>
              <dc:creator>Julia Ringo</dc:creator>
              <dc:date>2023-10-21T07:11:00</dc:date>
            </office:change-info>
            <text:p text:style-name="Text_20_body"><text:span text:style-name="T1">24 </text:span></text:p>
          </text:deletion>
        </text:changed-region>
        <text:changed-region xml:id="ct93955981215616" text:id="ct93955981215616">
          <text:insertion>
            <office:change-info>
              <dc:creator>Julia Ringo</dc:creator>
              <dc:date>2023-10-21T07:11:00</dc:date>
            </office:change-info>
          </text:insertion>
        </text:changed-region>
        <text:changed-region xml:id="ct93955981170784" text:id="ct93955981170784">
          <text:deletion>
            <office:change-info>
              <dc:creator>Julia Ringo</dc:creator>
              <dc:date>2023-10-05T13:15:00</dc:date>
            </office:change-info>
            <text:p text:style-name="Text_20_body"><text:span text:style-name="T1"><text:s/>— </text:span></text:p>
          </text:deletion>
        </text:changed-region>
        <text:changed-region xml:id="ct93955981220496" text:id="ct93955981220496">
          <text:insertion>
            <office:change-info>
              <dc:creator>Julia Ringo</dc:creator>
              <dc:date>2023-10-05T13:15:00</dc:date>
            </office:change-info>
          </text:insertion>
        </text:changed-region>
        <text:changed-region xml:id="ct93955981222800" text:id="ct93955981222800">
          <text:format-change>
            <office:change-info>
              <dc:creator>Julia Ringo</dc:creator>
              <dc:date>2023-10-21T07:11:00</dc:date>
            </office:change-info>
          </text:format-change>
        </text:changed-region>
        <text:changed-region xml:id="ct93955981222128" text:id="ct93955981222128">
          <text:insertion>
            <office:change-info>
              <dc:creator>Julia Ringo</dc:creator>
              <dc:date>2023-10-21T07:12:00</dc:date>
            </office:change-info>
          </text:insertion>
        </text:changed-region>
        <text:changed-region xml:id="ct93955981232128" text:id="ct93955981232128">
          <text:insertion>
            <office:change-info>
              <dc:creator>Julia Ringo</dc:creator>
              <dc:date>2023-10-21T07:12:00</dc:date>
            </office:change-info>
          </text:insertion>
        </text:changed-region>
        <text:changed-region xml:id="ct93955981226640" text:id="ct93955981226640">
          <text:deletion>
            <office:change-info>
              <dc:creator>Julia Ringo</dc:creator>
              <dc:date>2023-10-10T11:08:00</dc:date>
            </office:change-info>
            <text:p text:style-name="Text_20_body"><text:span text:style-name="T1">…</text:span></text:p>
          </text:deletion>
        </text:changed-region>
        <text:changed-region xml:id="ct93955981222416" text:id="ct93955981222416">
          <text:insertion>
            <office:change-info>
              <dc:creator>Julia Ringo</dc:creator>
              <dc:date>2023-10-10T11:08:00</dc:date>
            </office:change-info>
          </text:insertion>
        </text:changed-region>
        <text:changed-region xml:id="ct93955975815376" text:id="ct93955975815376">
          <text:deletion>
            <office:change-info>
              <dc:creator>Julia Ringo</dc:creator>
              <dc:date>2023-10-21T07:12:00</dc:date>
            </office:change-info>
            <text:p text:style-name="Text_20_body"><text:span text:style-name="T1"><text:s/></text:span></text:p>
          </text:deletion>
        </text:changed-region>
        <text:changed-region xml:id="ct93955981088272" text:id="ct93955981088272">
          <text:deletion>
            <office:change-info>
              <dc:creator>Julia Ringo</dc:creator>
              <dc:date>2023-10-10T11:08:00</dc:date>
            </office:change-info>
            <text:p text:style-name="Text_20_body"><text:span text:style-name="T1">…</text:span></text:p>
          </text:deletion>
        </text:changed-region>
        <text:changed-region xml:id="ct93955981245744" text:id="ct93955981245744">
          <text:insertion>
            <office:change-info>
              <dc:creator>Julia Ringo</dc:creator>
              <dc:date>2023-10-10T11:08:00</dc:date>
            </office:change-info>
          </text:insertion>
        </text:changed-region>
        <text:changed-region xml:id="ct93955975817168" text:id="ct93955975817168">
          <text:insertion>
            <office:change-info>
              <dc:creator>Julia Ringo</dc:creator>
              <dc:date>2023-10-21T07:12:00</dc:date>
            </office:change-info>
          </text:insertion>
        </text:changed-region>
        <text:changed-region xml:id="ct93955981249536" text:id="ct93955981249536">
          <text:deletion>
            <office:change-info>
              <dc:creator>Julia Ringo</dc:creator>
              <dc:date>2023-10-21T07:12:00</dc:date>
            </office:change-info>
            <text:p text:style-name="First_20_Paragraph"><text:span text:style-name="T1">6</text:span></text:p>
          </text:deletion>
        </text:changed-region>
        <text:changed-region xml:id="ct93955981251168" text:id="ct93955981251168">
          <text:insertion>
            <office:change-info>
              <dc:creator>Julia Ringo</dc:creator>
              <dc:date>2023-10-21T07:12:00</dc:date>
            </office:change-info>
          </text:insertion>
        </text:changed-region>
        <text:changed-region xml:id="ct93955981255424" text:id="ct93955981255424">
          <text:format-change>
            <office:change-info>
              <dc:creator>Julia Ringo</dc:creator>
              <dc:date>2023-10-21T07:13:00</dc:date>
            </office:change-info>
          </text:format-change>
        </text:changed-region>
        <text:changed-region xml:id="ct93955981249824" text:id="ct93955981249824">
          <text:insertion>
            <office:change-info>
              <dc:creator>Julia Ringo</dc:creator>
              <dc:date>2023-10-21T07:13:00</dc:date>
            </office:change-info>
          </text:insertion>
        </text:changed-region>
        <text:changed-region xml:id="ct93955981250448" text:id="ct93955981250448">
          <text:deletion>
            <office:change-info>
              <dc:creator>Julia Ringo</dc:creator>
              <dc:date>2023-10-21T07:13:00</dc:date>
            </office:change-info>
            <text:p text:style-name="Text_20_body"><text:span text:style-name="T1">n open </text:span></text:p>
          </text:deletion>
        </text:changed-region>
        <text:changed-region xml:id="ct93955981263552" text:id="ct93955981263552">
          <text:insertion>
            <office:change-info>
              <dc:creator>Julia Ringo</dc:creator>
              <dc:date>2023-10-21T07:13:00</dc:date>
            </office:change-info>
          </text:insertion>
        </text:changed-region>
        <text:changed-region xml:id="ct93955981264176" text:id="ct93955981264176">
          <text:deletion>
            <office:change-info>
              <dc:creator>Julia Ringo</dc:creator>
              <dc:date>2023-10-21T07:13:00</dc:date>
            </office:change-info>
            <text:p text:style-name="Text_20_body"><text:span text:style-name="T1"><text:s/>behind</text:span></text:p>
          </text:deletion>
        </text:changed-region>
        <text:changed-region xml:id="ct93955981250736" text:id="ct93955981250736">
          <text:insertion>
            <office:change-info>
              <dc:creator>Julia Ringo</dc:creator>
              <dc:date>2023-10-21T07:14:00</dc:date>
            </office:change-info>
          </text:insertion>
        </text:changed-region>
        <text:changed-region xml:id="ct93955981263840" text:id="ct93955981263840">
          <text:deletion>
            <office:change-info>
              <dc:creator>Julia Ringo</dc:creator>
              <dc:date>2023-10-21T07:14:00</dc:date>
            </office:change-info>
            <text:p text:style-name="Text_20_body"><text:span text:style-name="T1">;</text:span></text:p>
          </text:deletion>
        </text:changed-region>
        <text:changed-region xml:id="ct93955981263216" text:id="ct93955981263216">
          <text:deletion>
            <office:change-info>
              <dc:creator>Julia Ringo</dc:creator>
              <dc:date>2023-10-21T07:14:00</dc:date>
            </office:change-info>
            <text:p text:style-name="Text_20_body"><text:span text:style-name="T1">,</text:span></text:p>
          </text:deletion>
        </text:changed-region>
        <text:changed-region xml:id="ct93955981247184" text:id="ct93955981247184">
          <text:deletion>
            <office:change-info>
              <dc:creator>Julia Ringo</dc:creator>
              <dc:date>2023-10-21T07:14:00</dc:date>
            </office:change-info>
            <text:p text:style-name="Text_20_body"><text:span text:style-name="T1">the </text:span></text:p>
          </text:deletion>
        </text:changed-region>
        <text:changed-region xml:id="ct93955975822528" text:id="ct93955975822528">
          <text:insertion>
            <office:change-info>
              <dc:creator>Julia Ringo</dc:creator>
              <dc:date>2023-10-21T07:14:00</dc:date>
            </office:change-info>
          </text:insertion>
        </text:changed-region>
        <text:changed-region xml:id="ct93955975828704" text:id="ct93955975828704">
          <text:insertion>
            <office:change-info>
              <dc:creator>Julia Ringo</dc:creator>
              <dc:date>2023-10-21T07:14:00</dc:date>
            </office:change-info>
          </text:insertion>
        </text:changed-region>
        <text:changed-region xml:id="ct93955981274176" text:id="ct93955981274176">
          <text:deletion>
            <office:change-info>
              <dc:creator>Julia Ringo</dc:creator>
              <dc:date>2023-10-21T07:14:00</dc:date>
            </office:change-info>
            <text:p text:style-name="Text_20_body"><text:span text:style-name="T1">3</text:span></text:p>
          </text:deletion>
        </text:changed-region>
        <text:changed-region xml:id="ct93955975820160" text:id="ct93955975820160">
          <text:insertion>
            <office:change-info>
              <dc:creator>Julia Ringo</dc:creator>
              <dc:date>2023-10-21T07:14:00</dc:date>
            </office:change-info>
          </text:insertion>
        </text:changed-region>
        <text:changed-region xml:id="ct93955975830160" text:id="ct93955975830160">
          <text:insertion>
            <office:change-info>
              <dc:creator>Julia Ringo</dc:creator>
              <dc:date>2023-10-21T07:15:00</dc:date>
            </office:change-info>
          </text:insertion>
        </text:changed-region>
        <text:changed-region xml:id="ct93955981288496" text:id="ct93955981288496">
          <text:insertion>
            <office:change-info>
              <dc:creator>Julia Ringo</dc:creator>
              <dc:date>2023-10-21T07:15:00</dc:date>
            </office:change-info>
          </text:insertion>
        </text:changed-region>
        <text:changed-region xml:id="ct93955981289456" text:id="ct93955981289456">
          <text:insertion>
            <office:change-info>
              <dc:creator>Julia Ringo</dc:creator>
              <dc:date>2023-10-21T07:15:00</dc:date>
            </office:change-info>
          </text:insertion>
        </text:changed-region>
        <text:changed-region xml:id="ct93955981289744" text:id="ct93955981289744">
          <text:deletion>
            <office:change-info>
              <dc:creator>Julia Ringo</dc:creator>
              <dc:date>2023-10-21T07:15:00</dc:date>
            </office:change-info>
            <text:p text:style-name="Text_20_body"><text:span text:style-name="T1">,</text:span></text:p>
          </text:deletion>
        </text:changed-region>
        <text:changed-region xml:id="ct93955981288784" text:id="ct93955981288784">
          <text:insertion>
            <office:change-info>
              <dc:creator>Julia Ringo</dc:creator>
              <dc:date>2023-10-21T07:15:00</dc:date>
            </office:change-info>
          </text:insertion>
        </text:changed-region>
        <text:changed-region xml:id="ct93955981291696" text:id="ct93955981291696">
          <text:deletion>
            <office:change-info>
              <dc:creator>Julia Ringo</dc:creator>
              <dc:date>2023-10-05T13:15:00</dc:date>
            </office:change-info>
            <text:p text:style-name="Text_20_body"><text:span text:style-name="T1"><text:s/>— </text:span></text:p>
          </text:deletion>
        </text:changed-region>
        <text:changed-region xml:id="ct93955981298240" text:id="ct93955981298240">
          <text:insertion>
            <office:change-info>
              <dc:creator>Julia Ringo</dc:creator>
              <dc:date>2023-10-05T13:15:00</dc:date>
            </office:change-info>
          </text:insertion>
        </text:changed-region>
        <text:changed-region xml:id="ct93955981301696" text:id="ct93955981301696">
          <text:insertion>
            <office:change-info>
              <dc:creator>Julia Ringo</dc:creator>
              <dc:date>2023-10-21T07:15:00</dc:date>
            </office:change-info>
          </text:insertion>
        </text:changed-region>
        <text:changed-region xml:id="ct93955981302992" text:id="ct93955981302992">
          <text:insertion>
            <office:change-info>
              <dc:creator>Julia Ringo</dc:creator>
              <dc:date>2023-10-21T07:15:00</dc:date>
            </office:change-info>
          </text:insertion>
        </text:changed-region>
        <text:changed-region xml:id="ct93955981303280" text:id="ct93955981303280">
          <text:deletion>
            <office:change-info>
              <dc:creator>Julia Ringo</dc:creator>
              <dc:date>2023-10-21T07:15:00</dc:date>
            </office:change-info>
            <text:p text:style-name="Text_20_body"><text:span text:style-name="T1">S</text:span></text:p>
          </text:deletion>
        </text:changed-region>
        <text:changed-region xml:id="ct93955981304240" text:id="ct93955981304240">
          <text:deletion>
            <office:change-info>
              <dc:creator>Julia Ringo</dc:creator>
              <dc:date>2023-10-05T13:15:00</dc:date>
            </office:change-info>
            <text:p text:style-name="Text_20_body"><text:span text:style-name="T1"><text:s/>— </text:span></text:p>
          </text:deletion>
        </text:changed-region>
        <text:changed-region xml:id="ct93955981304864" text:id="ct93955981304864">
          <text:insertion>
            <office:change-info>
              <dc:creator>Julia Ringo</dc:creator>
              <dc:date>2023-10-05T13:15:00</dc:date>
            </office:change-info>
          </text:insertion>
        </text:changed-region>
        <text:changed-region xml:id="ct93955981307840" text:id="ct93955981307840">
          <text:insertion>
            <office:change-info>
              <dc:creator>Julia Ringo</dc:creator>
              <dc:date>2023-10-21T07:15:00</dc:date>
            </office:change-info>
          </text:insertion>
        </text:changed-region>
        <text:changed-region xml:id="ct93955981305488" text:id="ct93955981305488">
          <text:insertion>
            <office:change-info>
              <dc:creator>Julia Ringo</dc:creator>
              <dc:date>2023-10-21T07:16:00</dc:date>
            </office:change-info>
          </text:insertion>
        </text:changed-region>
        <text:changed-region xml:id="ct93955981309280" text:id="ct93955981309280">
          <text:deletion>
            <office:change-info>
              <dc:creator>Julia Ringo</dc:creator>
              <dc:date>2023-10-21T07:16:00</dc:date>
            </office:change-info>
            <text:p text:style-name="Text_20_body"><text:span text:style-name="T1">the </text:span></text:p>
          </text:deletion>
        </text:changed-region>
        <text:changed-region xml:id="ct93955975837040" text:id="ct93955975837040">
          <text:insertion>
            <office:change-info>
              <dc:creator>Julia Ringo</dc:creator>
              <dc:date>2023-10-21T07:16:00</dc:date>
            </office:change-info>
          </text:insertion>
        </text:changed-region>
        <text:changed-region xml:id="ct93955981324032" text:id="ct93955981324032">
          <text:insertion>
            <office:change-info>
              <dc:creator>Julia Ringo</dc:creator>
              <dc:date>2023-10-21T07:16:00</dc:date>
            </office:change-info>
          </text:insertion>
        </text:changed-region>
        <text:changed-region xml:id="ct93955981326048" text:id="ct93955981326048">
          <text:insertion>
            <office:change-info>
              <dc:creator>Julia Ringo</dc:creator>
              <dc:date>2023-10-21T07:16:00</dc:date>
            </office:change-info>
          </text:insertion>
        </text:changed-region>
        <text:changed-region xml:id="ct93955981327008" text:id="ct93955981327008">
          <text:deletion>
            <office:change-info>
              <dc:creator>Julia Ringo</dc:creator>
              <dc:date>2023-10-10T11:08:00</dc:date>
            </office:change-info>
            <text:p text:style-name="Text_20_body"><text:span text:style-name="T1">…</text:span></text:p>
          </text:deletion>
        </text:changed-region>
        <text:changed-region xml:id="ct93955981327968" text:id="ct93955981327968">
          <text:insertion>
            <office:change-info>
              <dc:creator>Julia Ringo</dc:creator>
              <dc:date>2023-10-10T11:08:00</dc:date>
            </office:change-info>
          </text:insertion>
        </text:changed-region>
        <text:changed-region xml:id="ct93955975842928" text:id="ct93955975842928">
          <text:deletion>
            <office:change-info>
              <dc:creator>Julia Ringo</dc:creator>
              <dc:date>2023-10-21T07:16:00</dc:date>
            </office:change-info>
            <text:p text:style-name="Text_20_body"><text:span text:style-name="T1"><text:s/></text:span></text:p>
          </text:deletion>
        </text:changed-region>
        <text:changed-region xml:id="ct93955981298528" text:id="ct93955981298528">
          <text:deletion>
            <office:change-info>
              <dc:creator>Julia Ringo</dc:creator>
              <dc:date>2023-10-21T07:16:00</dc:date>
            </office:change-info>
            <text:p text:style-name="Text_20_body"><text:span text:style-name="T1">,</text:span></text:p>
          </text:deletion>
        </text:changed-region>
        <text:changed-region xml:id="ct93955981336464" text:id="ct93955981336464">
          <text:deletion>
            <office:change-info>
              <dc:creator>Julia Ringo</dc:creator>
              <dc:date>2023-10-21T07:17:00</dc:date>
            </office:change-info>
            <text:p text:style-name="Text_20_body"><text:span text:style-name="T1">20 </text:span></text:p>
          </text:deletion>
        </text:changed-region>
        <text:changed-region xml:id="ct93955981338432" text:id="ct93955981338432">
          <text:insertion>
            <office:change-info>
              <dc:creator>Julia Ringo</dc:creator>
              <dc:date>2023-10-21T07:17:00</dc:date>
            </office:change-info>
          </text:insertion>
        </text:changed-region>
        <text:changed-region xml:id="ct93955981255120" text:id="ct93955981255120">
          <text:insertion>
            <office:change-info>
              <dc:creator>Julia Ringo</dc:creator>
              <dc:date>2023-10-21T07:17:00</dc:date>
            </office:change-info>
          </text:insertion>
        </text:changed-region>
        <text:changed-region xml:id="ct93955981340096" text:id="ct93955981340096">
          <text:deletion>
            <office:change-info>
              <dc:creator>Julia Ringo</dc:creator>
              <dc:date>2023-10-21T07:17:00</dc:date>
            </office:change-info>
            <text:p text:style-name="Text_20_body"><text:span text:style-name="T1">u</text:span></text:p>
          </text:deletion>
        </text:changed-region>
        <text:changed-region xml:id="ct93955981351616" text:id="ct93955981351616">
          <text:insertion>
            <office:change-info>
              <dc:creator>Julia Ringo</dc:creator>
              <dc:date>2023-10-21T07:17:00</dc:date>
            </office:change-info>
          </text:insertion>
        </text:changed-region>
        <text:changed-region xml:id="ct93955975848880" text:id="ct93955975848880">
          <text:insertion>
            <office:change-info>
              <dc:creator>Julia Ringo</dc:creator>
              <dc:date>2023-10-21T07:17:00</dc:date>
            </office:change-info>
          </text:insertion>
        </text:changed-region>
        <text:changed-region xml:id="ct93955981354400" text:id="ct93955981354400">
          <text:deletion>
            <office:change-info>
              <dc:creator>Julia Ringo</dc:creator>
              <dc:date>2023-10-21T07:17:00</dc:date>
            </office:change-info>
            <text:p text:style-name="Text_20_body"><text:span text:style-name="T1">‘</text:span></text:p>
          </text:deletion>
        </text:changed-region>
        <text:changed-region xml:id="ct93955981355696" text:id="ct93955981355696">
          <text:insertion>
            <office:change-info>
              <dc:creator>Julia Ringo</dc:creator>
              <dc:date>2023-10-21T07:17:00</dc:date>
            </office:change-info>
          </text:insertion>
        </text:changed-region>
        <text:changed-region xml:id="ct93955975850816" text:id="ct93955975850816">
          <text:deletion>
            <office:change-info>
              <dc:creator>Julia Ringo</dc:creator>
              <dc:date>2023-10-21T07:17:00</dc:date>
            </office:change-info>
            <text:p text:style-name="Text_20_body"><text:span text:style-name="T1">’</text:span></text:p>
          </text:deletion>
        </text:changed-region>
        <text:changed-region xml:id="ct93955981356656" text:id="ct93955981356656">
          <text:deletion>
            <office:change-info>
              <dc:creator>Julia Ringo</dc:creator>
              <dc:date>2023-10-05T13:15:00</dc:date>
            </office:change-info>
            <text:p text:style-name="Text_20_body"><text:span text:style-name="T1"><text:s/>— </text:span></text:p>
          </text:deletion>
        </text:changed-region>
        <text:changed-region xml:id="ct93955981357616" text:id="ct93955981357616">
          <text:insertion>
            <office:change-info>
              <dc:creator>Julia Ringo</dc:creator>
              <dc:date>2023-10-05T13:15:00</dc:date>
            </office:change-info>
          </text:insertion>
        </text:changed-region>
        <text:changed-region xml:id="ct93955981360736" text:id="ct93955981360736">
          <text:insertion>
            <office:change-info>
              <dc:creator>Julia Ringo</dc:creator>
              <dc:date>2023-10-21T07:18:00</dc:date>
            </office:change-info>
          </text:insertion>
        </text:changed-region>
        <text:changed-region xml:id="ct93955981361024" text:id="ct93955981361024">
          <text:deletion>
            <office:change-info>
              <dc:creator>Julia Ringo</dc:creator>
              <dc:date>2023-10-21T07:18:00</dc:date>
            </office:change-info>
            <text:p text:style-name="Text_20_body"><text:span text:style-name="T1">-</text:span></text:p>
          </text:deletion>
        </text:changed-region>
        <text:changed-region xml:id="ct93955981364064" text:id="ct93955981364064">
          <text:insertion>
            <office:change-info>
              <dc:creator>Julia Ringo</dc:creator>
              <dc:date>2023-10-21T07:18:00</dc:date>
            </office:change-info>
          </text:insertion>
        </text:changed-region>
        <text:changed-region xml:id="ct93955981366080" text:id="ct93955981366080">
          <text:deletion>
            <office:change-info>
              <dc:creator>Julia Ringo</dc:creator>
              <dc:date>2023-10-21T07:18:00</dc:date>
            </office:change-info>
            <text:p text:style-name="Text_20_body"><text:span text:style-name="T1">the work of </text:span></text:p>
          </text:deletion>
        </text:changed-region>
        <text:changed-region xml:id="ct93955981368624" text:id="ct93955981368624">
          <text:insertion>
            <office:change-info>
              <dc:creator>Julia Ringo</dc:creator>
              <dc:date>2023-10-21T07:19:00</dc:date>
            </office:change-info>
          </text:insertion>
        </text:changed-region>
        <text:changed-region xml:id="ct93955981365744" text:id="ct93955981365744">
          <text:insertion>
            <office:change-info>
              <dc:creator>Julia Ringo</dc:creator>
              <dc:date>2023-10-21T07:19:00</dc:date>
            </office:change-info>
          </text:insertion>
        </text:changed-region>
        <text:changed-region xml:id="ct93955981209328" text:id="ct93955981209328">
          <text:insertion>
            <office:change-info>
              <dc:creator>Julia Ringo</dc:creator>
              <dc:date>2023-10-21T07:19:00</dc:date>
            </office:change-info>
          </text:insertion>
        </text:changed-region>
        <text:changed-region xml:id="ct93955981368240" text:id="ct93955981368240">
          <text:insertion>
            <office:change-info>
              <dc:creator>Julia Ringo</dc:creator>
              <dc:date>2023-10-21T07:20:00</dc:date>
            </office:change-info>
          </text:insertion>
        </text:changed-region>
        <text:changed-region xml:id="ct93955981397728" text:id="ct93955981397728">
          <text:deletion>
            <office:change-info>
              <dc:creator>Julia Ringo</dc:creator>
              <dc:date>2023-10-10T11:08:00</dc:date>
            </office:change-info>
            <text:p text:style-name="Text_20_body"><text:span text:style-name="T1">…</text:span></text:p>
          </text:deletion>
        </text:changed-region>
        <text:changed-region xml:id="ct93955981398416" text:id="ct93955981398416">
          <text:insertion>
            <office:change-info>
              <dc:creator>Julia Ringo</dc:creator>
              <dc:date>2023-10-10T11:08:00</dc:date>
            </office:change-info>
          </text:insertion>
        </text:changed-region>
        <text:changed-region xml:id="ct93955981398704" text:id="ct93955981398704">
          <text:deletion>
            <office:change-info>
              <dc:creator>Julia Ringo</dc:creator>
              <dc:date>2023-10-21T07:20:00</dc:date>
            </office:change-info>
            <text:p text:style-name="Text_20_body"><text:span text:style-name="T1"><text:s/></text:span></text:p>
          </text:deletion>
        </text:changed-region>
        <text:changed-region xml:id="ct93955981402640" text:id="ct93955981402640">
          <text:insertion>
            <office:change-info>
              <dc:creator>Julia Ringo</dc:creator>
              <dc:date>2023-10-21T07:20:00</dc:date>
            </office:change-info>
          </text:insertion>
        </text:changed-region>
        <text:changed-region xml:id="ct93955981406096" text:id="ct93955981406096">
          <text:deletion>
            <office:change-info>
              <dc:creator>Julia Ringo</dc:creator>
              <dc:date>2023-10-21T07:22:00</dc:date>
            </office:change-info>
            <text:p text:style-name="Text_20_body"><text:span text:style-name="T1">in front</text:span></text:p>
          </text:deletion>
        </text:changed-region>
        <text:changed-region xml:id="ct93955981407056" text:id="ct93955981407056">
          <text:insertion>
            <office:change-info>
              <dc:creator>Julia Ringo</dc:creator>
              <dc:date>2023-10-21T07:22:00</dc:date>
            </office:change-info>
          </text:insertion>
        </text:changed-region>
        <text:changed-region xml:id="ct93955981409744" text:id="ct93955981409744">
          <text:insertion>
            <office:change-info>
              <dc:creator>Julia Ringo</dc:creator>
              <dc:date>2023-10-21T07:22:00</dc:date>
            </office:change-info>
          </text:insertion>
        </text:changed-region>
        <text:changed-region xml:id="ct93955981413328" text:id="ct93955981413328">
          <text:insertion>
            <office:change-info>
              <dc:creator>Julia Ringo</dc:creator>
              <dc:date>2023-10-21T07:23:00</dc:date>
            </office:change-info>
          </text:insertion>
        </text:changed-region>
        <text:changed-region xml:id="ct93955981411776" text:id="ct93955981411776">
          <text:deletion>
            <office:change-info>
              <dc:creator>Julia Ringo</dc:creator>
              <dc:date>2023-10-21T07:23:00</dc:date>
            </office:change-info>
            <text:p text:style-name="Text_20_body"><text:span text:style-name="T1">that were </text:span></text:p>
          </text:deletion>
        </text:changed-region>
        <text:changed-region xml:id="ct93955981415072" text:id="ct93955981415072">
          <text:insertion>
            <office:change-info>
              <dc:creator>Julia Ringo</dc:creator>
              <dc:date>2023-10-21T07:23:00</dc:date>
            </office:change-info>
          </text:insertion>
        </text:changed-region>
        <text:changed-region xml:id="ct93955981411360" text:id="ct93955981411360">
          <text:insertion>
            <office:change-info>
              <dc:creator>Julia Ringo</dc:creator>
              <dc:date>2023-10-21T07:23:00</dc:date>
            </office:change-info>
          </text:insertion>
        </text:changed-region>
        <text:changed-region xml:id="ct93955981406384" text:id="ct93955981406384">
          <text:deletion>
            <office:change-info>
              <dc:creator>Julia Ringo</dc:creator>
              <dc:date>2023-10-21T07:23:00</dc:date>
            </office:change-info>
            <text:p text:style-name="Text_20_body"><text:span text:style-name="T1"><text:s/>had risen up</text:span></text:p>
          </text:deletion>
        </text:changed-region>
        <text:changed-region xml:id="ct93955981399808" text:id="ct93955981399808">
          <text:deletion>
            <office:change-info>
              <dc:creator>Julia Ringo</dc:creator>
              <dc:date>2023-10-05T13:15:00</dc:date>
            </office:change-info>
            <text:p text:style-name="Text_20_body"><text:span text:style-name="T1"><text:s/>— </text:span></text:p>
          </text:deletion>
        </text:changed-region>
        <text:changed-region xml:id="ct93955981409152" text:id="ct93955981409152">
          <text:insertion>
            <office:change-info>
              <dc:creator>Julia Ringo</dc:creator>
              <dc:date>2023-10-05T13:15:00</dc:date>
            </office:change-info>
          </text:insertion>
        </text:changed-region>
        <text:changed-region xml:id="ct93955981412896" text:id="ct93955981412896">
          <text:deletion>
            <office:change-info>
              <dc:creator>Julia Ringo</dc:creator>
              <dc:date>2023-10-21T07:24:00</dc:date>
            </office:change-info>
            <text:p text:style-name="Text_20_body"><text:span text:style-name="T1">the </text:span></text:p>
          </text:deletion>
        </text:changed-region>
        <text:changed-region xml:id="ct93955981409440" text:id="ct93955981409440">
          <text:deletion>
            <office:change-info>
              <dc:creator>Julia Ringo</dc:creator>
              <dc:date>2023-10-21T07:24:00</dc:date>
            </office:change-info>
            <text:p text:style-name="Text_20_body"><text:span text:style-name="T1">cost </text:span></text:p>
          </text:deletion>
        </text:changed-region>
        <text:changed-region xml:id="ct93955975870800" text:id="ct93955975870800">
          <text:deletion>
            <office:change-info>
              <dc:creator>Julia Ringo</dc:creator>
              <dc:date>2023-10-05T13:15:00</dc:date>
            </office:change-info>
            <text:p text:style-name="Text_20_body"><text:span text:style-name="T1"><text:s/>— </text:span></text:p>
          </text:deletion>
        </text:changed-region>
        <text:changed-region xml:id="ct93955981427632" text:id="ct93955981427632">
          <text:insertion>
            <office:change-info>
              <dc:creator>Julia Ringo</dc:creator>
              <dc:date>2023-10-05T13:15:00</dc:date>
            </office:change-info>
          </text:insertion>
        </text:changed-region>
        <text:changed-region xml:id="ct93955975865296" text:id="ct93955975865296">
          <text:insertion>
            <office:change-info>
              <dc:creator>Julia Ringo</dc:creator>
              <dc:date>2023-10-21T07:24:00</dc:date>
            </office:change-info>
          </text:insertion>
        </text:changed-region>
        <text:changed-region xml:id="ct93955981430464" text:id="ct93955981430464">
          <text:deletion>
            <office:change-info>
              <dc:creator>Julia Ringo</dc:creator>
              <dc:date>2023-10-21T07:24:00</dc:date>
            </office:change-info>
            <text:p text:style-name="Text_20_body"><text:span text:style-name="T1"><text:s/></text:span></text:p>
          </text:deletion>
        </text:changed-region>
        <text:changed-region xml:id="ct93955981408736" text:id="ct93955981408736">
          <text:deletion>
            <office:change-info>
              <dc:creator>Julia Ringo</dc:creator>
              <dc:date>2023-10-21T07:24:00</dc:date>
            </office:change-info>
            <text:p text:style-name="Text_20_body"><text:span text:style-name="T1">Captain </text:span></text:p>
          </text:deletion>
        </text:changed-region>
        <text:changed-region xml:id="ct93955975867792" text:id="ct93955975867792">
          <text:insertion>
            <office:change-info>
              <dc:creator>Julia Ringo</dc:creator>
              <dc:date>2023-10-21T07:25:00</dc:date>
            </office:change-info>
          </text:insertion>
        </text:changed-region>
        <text:changed-region xml:id="ct93955975865728" text:id="ct93955975865728">
          <text:deletion>
            <office:change-info>
              <dc:creator>Julia Ringo</dc:creator>
              <dc:date>2023-10-21T07:25:00</dc:date>
            </office:change-info>
            <text:p text:style-name="Text_20_body"><text:span text:style-name="T1">the </text:span></text:p>
          </text:deletion>
        </text:changed-region>
        <text:changed-region xml:id="ct93955981440704" text:id="ct93955981440704">
          <text:deletion>
            <office:change-info>
              <dc:creator>Julia Ringo</dc:creator>
              <dc:date>2023-10-21T07:25:00</dc:date>
            </office:change-info>
            <text:p text:style-name="Text_20_body"><text:span text:style-name="T1"><text:s/>of Stilt City</text:span></text:p>
          </text:deletion>
        </text:changed-region>
        <text:changed-region xml:id="ct93955981406672" text:id="ct93955981406672">
          <text:insertion>
            <office:change-info>
              <dc:creator>Julia Ringo</dc:creator>
              <dc:date>2023-10-21T07:25:00</dc:date>
            </office:change-info>
          </text:insertion>
        </text:changed-region>
        <text:changed-region xml:id="ct93955981447520" text:id="ct93955981447520">
          <text:insertion>
            <office:change-info>
              <dc:creator>Julia Ringo</dc:creator>
              <dc:date>2023-10-21T07:26:00</dc:date>
            </office:change-info>
          </text:insertion>
        </text:changed-region>
        <text:changed-region xml:id="ct93955981452912" text:id="ct93955981452912">
          <text:insertion>
            <office:change-info>
              <dc:creator>Julia Ringo</dc:creator>
              <dc:date>2023-10-21T07:26:00</dc:date>
            </office:change-info>
          </text:insertion>
        </text:changed-region>
        <text:changed-region xml:id="ct93955981455168" text:id="ct93955981455168">
          <text:deletion>
            <office:change-info>
              <dc:creator>Julia Ringo</dc:creator>
              <dc:date>2023-10-21T07:26:00</dc:date>
            </office:change-info>
            <text:p text:style-name="Text_20_body"><text:span text:style-name="T1">H</text:span></text:p>
          </text:deletion>
        </text:changed-region>
        <text:changed-region xml:id="ct93955981456224" text:id="ct93955981456224">
          <text:deletion>
            <office:change-info>
              <dc:creator>Julia Ringo</dc:creator>
              <dc:date>2023-10-05T13:15:00</dc:date>
            </office:change-info>
            <text:p text:style-name="Text_20_body"><text:span text:style-name="T1"><text:s/>— </text:span></text:p>
          </text:deletion>
        </text:changed-region>
        <text:changed-region xml:id="ct93955981391376" text:id="ct93955981391376">
          <text:insertion>
            <office:change-info>
              <dc:creator>Julia Ringo</dc:creator>
              <dc:date>2023-10-05T13:15:00</dc:date>
            </office:change-info>
          </text:insertion>
        </text:changed-region>
        <text:changed-region xml:id="ct93955981469184" text:id="ct93955981469184">
          <text:insertion>
            <office:change-info>
              <dc:creator>Julia Ringo</dc:creator>
              <dc:date>2023-10-21T07:27:00</dc:date>
            </office:change-info>
          </text:insertion>
        </text:changed-region>
        <text:changed-region xml:id="ct93955981410032" text:id="ct93955981410032">
          <text:deletion>
            <office:change-info>
              <dc:creator>Julia Ringo</dc:creator>
              <dc:date>2023-10-21T07:27:00</dc:date>
            </office:change-info>
            <text:p text:style-name="Text_20_body"><text:span text:style-name="T1">-</text:span></text:p>
          </text:deletion>
        </text:changed-region>
        <text:changed-region xml:id="ct93955981452128" text:id="ct93955981452128">
          <text:insertion>
            <office:change-info>
              <dc:creator>Julia Ringo</dc:creator>
              <dc:date>2023-10-21T07:26:00</dc:date>
            </office:change-info>
          </text:insertion>
        </text:changed-region>
        <text:changed-region xml:id="ct93955981441808" text:id="ct93955981441808">
          <text:deletion>
            <office:change-info>
              <dc:creator>Julia Ringo</dc:creator>
              <dc:date>2023-10-21T07:26:00</dc:date>
            </office:change-info>
            <text:p text:style-name="Text_20_body"><text:span text:style-name="T1">-</text:span></text:p>
          </text:deletion>
        </text:changed-region>
        <text:changed-region xml:id="ct93955981470480" text:id="ct93955981470480">
          <text:insertion>
            <office:change-info>
              <dc:creator>Julia Ringo</dc:creator>
              <dc:date>2023-10-21T07:27:00</dc:date>
            </office:change-info>
          </text:insertion>
        </text:changed-region>
        <text:changed-region xml:id="ct93955981470768" text:id="ct93955981470768">
          <text:deletion>
            <office:change-info>
              <dc:creator>Julia Ringo</dc:creator>
              <dc:date>2023-10-21T07:27:00</dc:date>
            </office:change-info>
            <text:p text:style-name="Text_20_body"><text:span text:style-name="T1"><text:s/>residents </text:span></text:p>
          </text:deletion>
        </text:changed-region>
        <text:changed-region xml:id="ct93955981454112" text:id="ct93955981454112">
          <text:deletion>
            <office:change-info>
              <dc:creator>Julia Ringo</dc:creator>
              <dc:date>2023-10-05T13:15:00</dc:date>
            </office:change-info>
            <text:p text:style-name="Text_20_body"><text:span text:style-name="T1"><text:s/>— </text:span></text:p>
          </text:deletion>
        </text:changed-region>
        <text:changed-region xml:id="ct93955975884608" text:id="ct93955975884608">
          <text:insertion>
            <office:change-info>
              <dc:creator>Julia Ringo</dc:creator>
              <dc:date>2023-10-05T13:15:00</dc:date>
            </office:change-info>
          </text:insertion>
        </text:changed-region>
        <text:changed-region xml:id="ct93955981399472" text:id="ct93955981399472">
          <text:deletion>
            <office:change-info>
              <dc:creator>Julia Ringo</dc:creator>
              <dc:date>2023-10-21T07:27:00</dc:date>
            </office:change-info>
            <text:p text:style-name="Text_20_body"><text:span text:style-name="T1">and</text:span></text:p>
          </text:deletion>
        </text:changed-region>
        <text:changed-region xml:id="ct93955981481568" text:id="ct93955981481568">
          <text:insertion>
            <office:change-info>
              <dc:creator>Julia Ringo</dc:creator>
              <dc:date>2023-10-21T07:27:00</dc:date>
            </office:change-info>
          </text:insertion>
        </text:changed-region>
        <text:changed-region xml:id="ct93955981483200" text:id="ct93955981483200">
          <text:insertion>
            <office:change-info>
              <dc:creator>Julia Ringo</dc:creator>
              <dc:date>2023-10-21T07:27:00</dc:date>
            </office:change-info>
          </text:insertion>
        </text:changed-region>
        <text:changed-region xml:id="ct93955981484160" text:id="ct93955981484160">
          <text:deletion>
            <office:change-info>
              <dc:creator>Julia Ringo</dc:creator>
              <dc:date>2023-10-21T07:27:00</dc:date>
            </office:change-info>
            <text:p text:style-name="Text_20_body"><text:span text:style-name="T1">then </text:span></text:p>
          </text:deletion>
        </text:changed-region>
        <text:changed-region xml:id="ct93955981481856" text:id="ct93955981481856">
          <text:insertion>
            <office:change-info>
              <dc:creator>Julia Ringo</dc:creator>
              <dc:date>2023-10-21T07:28:00</dc:date>
            </office:change-info>
          </text:insertion>
        </text:changed-region>
        <text:changed-region xml:id="ct93955981492976" text:id="ct93955981492976">
          <text:insertion>
            <office:change-info>
              <dc:creator>Julia Ringo</dc:creator>
              <dc:date>2023-10-21T07:28:00</dc:date>
            </office:change-info>
          </text:insertion>
        </text:changed-region>
        <text:changed-region xml:id="ct93955981493264" text:id="ct93955981493264">
          <text:deletion>
            <office:change-info>
              <dc:creator>Julia Ringo</dc:creator>
              <dc:date>2023-10-21T07:28:00</dc:date>
            </office:change-info>
            <text:p text:style-name="Text_20_body"><text:span text:style-name="T1">‘</text:span></text:p>
          </text:deletion>
        </text:changed-region>
        <text:changed-region xml:id="ct93955981494224" text:id="ct93955981494224">
          <text:insertion>
            <office:change-info>
              <dc:creator>Julia Ringo</dc:creator>
              <dc:date>2023-10-21T07:28:00</dc:date>
            </office:change-info>
          </text:insertion>
        </text:changed-region>
        <text:changed-region xml:id="ct93955981494512" text:id="ct93955981494512">
          <text:deletion>
            <office:change-info>
              <dc:creator>Julia Ringo</dc:creator>
              <dc:date>2023-10-21T07:28:00</dc:date>
            </office:change-info>
            <text:p text:style-name="Text_20_body"><text:span text:style-name="T1">’</text:span></text:p>
          </text:deletion>
        </text:changed-region>
        <text:changed-region xml:id="ct93955981496144" text:id="ct93955981496144">
          <text:insertion>
            <office:change-info>
              <dc:creator>Julia Ringo</dc:creator>
              <dc:date>2023-10-21T07:28:00</dc:date>
            </office:change-info>
          </text:insertion>
        </text:changed-region>
        <text:changed-region xml:id="ct93955981496432" text:id="ct93955981496432">
          <text:deletion>
            <office:change-info>
              <dc:creator>Julia Ringo</dc:creator>
              <dc:date>2023-10-21T07:28:00</dc:date>
            </office:change-info>
            <text:p text:style-name="Text_20_body"><text:span text:style-name="T1"><text:s/></text:span></text:p>
          </text:deletion>
        </text:changed-region>
        <text:changed-region xml:id="ct93955975831856" text:id="ct93955975831856">
          <text:deletion>
            <office:change-info>
              <dc:creator>Julia Ringo</dc:creator>
              <dc:date>2023-10-05T13:15:00</dc:date>
            </office:change-info>
            <text:p text:style-name="Text_20_body"><text:span text:style-name="T1"><text:s/>— </text:span></text:p>
          </text:deletion>
        </text:changed-region>
        <text:changed-region xml:id="ct93955981498928" text:id="ct93955981498928">
          <text:insertion>
            <office:change-info>
              <dc:creator>Julia Ringo</dc:creator>
              <dc:date>2023-10-05T13:15:00</dc:date>
            </office:change-info>
          </text:insertion>
        </text:changed-region>
        <text:changed-region xml:id="ct93955981494800" text:id="ct93955981494800">
          <text:deletion>
            <office:change-info>
              <dc:creator>Julia Ringo</dc:creator>
              <dc:date>2023-10-21T07:28:00</dc:date>
            </office:change-info>
            <text:p text:style-name="Text_20_body"><text:span text:style-name="T1">10 </text:span></text:p>
          </text:deletion>
        </text:changed-region>
        <text:changed-region xml:id="ct93955981495088" text:id="ct93955981495088">
          <text:insertion>
            <office:change-info>
              <dc:creator>Julia Ringo</dc:creator>
              <dc:date>2023-10-21T07:28:00</dc:date>
            </office:change-info>
          </text:insertion>
        </text:changed-region>
        <text:changed-region xml:id="ct93955981495856" text:id="ct93955981495856">
          <text:deletion>
            <office:change-info>
              <dc:creator>Julia Ringo</dc:creator>
              <dc:date>2023-10-05T13:15:00</dc:date>
            </office:change-info>
            <text:p text:style-name="Text_20_body"><text:span text:style-name="T1"><text:s/>— </text:span></text:p>
          </text:deletion>
        </text:changed-region>
        <text:changed-region xml:id="ct93955981512592" text:id="ct93955981512592">
          <text:insertion>
            <office:change-info>
              <dc:creator>Julia Ringo</dc:creator>
              <dc:date>2023-10-05T13:15:00</dc:date>
            </office:change-info>
          </text:insertion>
        </text:changed-region>
        <text:changed-region xml:id="ct93955981513552" text:id="ct93955981513552">
          <text:deletion>
            <office:change-info>
              <dc:creator>Julia Ringo</dc:creator>
              <dc:date>2023-10-05T13:15:00</dc:date>
            </office:change-info>
            <text:p text:style-name="Text_20_body"><text:span text:style-name="T1"><text:s/>— </text:span></text:p>
          </text:deletion>
        </text:changed-region>
        <text:changed-region xml:id="ct93955981514512" text:id="ct93955981514512">
          <text:insertion>
            <office:change-info>
              <dc:creator>Julia Ringo</dc:creator>
              <dc:date>2023-10-05T13:15:00</dc:date>
            </office:change-info>
          </text:insertion>
        </text:changed-region>
        <text:changed-region xml:id="ct93955981515472" text:id="ct93955981515472">
          <text:insertion>
            <office:change-info>
              <dc:creator>Julia Ringo</dc:creator>
              <dc:date>2023-10-21T07:28:00</dc:date>
            </office:change-info>
          </text:insertion>
        </text:changed-region>
        <text:changed-region xml:id="ct93955981530944" text:id="ct93955981530944">
          <text:insertion>
            <office:change-info>
              <dc:creator>Julia Ringo</dc:creator>
              <dc:date>2023-10-21T07:29:00</dc:date>
            </office:change-info>
          </text:insertion>
        </text:changed-region>
        <text:changed-region xml:id="ct93955981531232" text:id="ct93955981531232">
          <text:deletion>
            <office:change-info>
              <dc:creator>Julia Ringo</dc:creator>
              <dc:date>2023-10-21T07:29:00</dc:date>
            </office:change-info>
            <text:p text:style-name="Text_20_body"><text:span text:style-name="T1">,</text:span></text:p>
          </text:deletion>
        </text:changed-region>
        <text:changed-region xml:id="ct93955981532192" text:id="ct93955981532192">
          <text:insertion>
            <office:change-info>
              <dc:creator>Julia Ringo</dc:creator>
              <dc:date>2023-10-21T07:29:00</dc:date>
            </office:change-info>
          </text:insertion>
        </text:changed-region>
        <text:changed-region xml:id="ct93955975905936" text:id="ct93955975905936">
          <text:deletion>
            <office:change-info>
              <dc:creator>Julia Ringo</dc:creator>
              <dc:date>2023-10-21T07:29:00</dc:date>
            </office:change-info>
            <text:p text:style-name="Text_20_body"><text:span text:style-name="T1">w</text:span></text:p>
          </text:deletion>
        </text:changed-region>
        <text:changed-region xml:id="ct93955981531520" text:id="ct93955981531520">
          <text:insertion>
            <office:change-info>
              <dc:creator>Julia Ringo</dc:creator>
              <dc:date>2023-10-21T07:29:00</dc:date>
            </office:change-info>
          </text:insertion>
        </text:changed-region>
        <text:changed-region xml:id="ct93955981533296" text:id="ct93955981533296">
          <text:deletion>
            <office:change-info>
              <dc:creator>Julia Ringo</dc:creator>
              <dc:date>2023-10-05T13:15:00</dc:date>
            </office:change-info>
            <text:p text:style-name="Text_20_body"><text:span text:style-name="T1"><text:s/>— </text:span></text:p>
          </text:deletion>
        </text:changed-region>
        <text:changed-region xml:id="ct93955981542800" text:id="ct93955981542800">
          <text:insertion>
            <office:change-info>
              <dc:creator>Julia Ringo</dc:creator>
              <dc:date>2023-10-05T13:15:00</dc:date>
            </office:change-info>
          </text:insertion>
        </text:changed-region>
        <text:changed-region xml:id="ct93955981533584" text:id="ct93955981533584">
          <text:deletion>
            <office:change-info>
              <dc:creator>Julia Ringo</dc:creator>
              <dc:date>2023-10-10T11:08:00</dc:date>
            </office:change-info>
            <text:p text:style-name="Text_20_body"><text:span text:style-name="T1">…</text:span></text:p>
          </text:deletion>
        </text:changed-region>
        <text:changed-region xml:id="ct93955981544912" text:id="ct93955981544912">
          <text:insertion>
            <office:change-info>
              <dc:creator>Julia Ringo</dc:creator>
              <dc:date>2023-10-10T11:08:00</dc:date>
            </office:change-info>
          </text:insertion>
        </text:changed-region>
        <text:changed-region xml:id="ct93955981545200" text:id="ct93955981545200">
          <text:deletion>
            <office:change-info>
              <dc:creator>Julia Ringo</dc:creator>
              <dc:date>2023-10-21T07:29:00</dc:date>
            </office:change-info>
            <text:p text:style-name="Text_20_body"><text:span text:style-name="T1">”</text:span></text:p>
          </text:deletion>
        </text:changed-region>
        <text:changed-region xml:id="ct93955975908960" text:id="ct93955975908960">
          <text:deletion>
            <office:change-info>
              <dc:creator>Julia Ringo</dc:creator>
              <dc:date>2023-10-10T11:08:00</dc:date>
            </office:change-info>
            <text:p text:style-name="Text_20_body"><text:span text:style-name="T1">…</text:span></text:p>
          </text:deletion>
        </text:changed-region>
        <text:changed-region xml:id="ct93955981548656" text:id="ct93955981548656">
          <text:insertion>
            <office:change-info>
              <dc:creator>Julia Ringo</dc:creator>
              <dc:date>2023-10-10T11:08:00</dc:date>
            </office:change-info>
          </text:insertion>
        </text:changed-region>
        <text:changed-region xml:id="ct93955981550288" text:id="ct93955981550288">
          <text:insertion>
            <office:change-info>
              <dc:creator>Julia Ringo</dc:creator>
              <dc:date>2023-10-21T07:29:00</dc:date>
            </office:change-info>
          </text:insertion>
        </text:changed-region>
        <text:changed-region xml:id="ct93955975912304" text:id="ct93955975912304">
          <text:insertion>
            <office:change-info>
              <dc:creator>Julia Ringo</dc:creator>
              <dc:date>2023-10-21T07:29:00</dc:date>
            </office:change-info>
          </text:insertion>
        </text:changed-region>
        <text:changed-region xml:id="ct93955981551728" text:id="ct93955981551728">
          <text:deletion>
            <office:change-info>
              <dc:creator>Julia Ringo</dc:creator>
              <dc:date>2023-10-21T07:29:00</dc:date>
            </office:change-info>
            <text:p text:style-name="Text_20_body"><text:span text:style-name="T1">,</text:span></text:p>
          </text:deletion>
        </text:changed-region>
        <text:changed-region xml:id="ct93955981557776" text:id="ct93955981557776">
          <text:insertion>
            <office:change-info>
              <dc:creator>Julia Ringo</dc:creator>
              <dc:date>2023-10-21T07:29:00</dc:date>
            </office:change-info>
          </text:insertion>
        </text:changed-region>
        <text:changed-region xml:id="ct93955981549424" text:id="ct93955981549424">
          <text:insertion>
            <office:change-info>
              <dc:creator>Julia Ringo</dc:creator>
              <dc:date>2023-10-21T07:30:00</dc:date>
            </office:change-info>
          </text:insertion>
        </text:changed-region>
        <text:changed-region xml:id="ct93955981549712" text:id="ct93955981549712">
          <text:deletion>
            <office:change-info>
              <dc:creator>Julia Ringo</dc:creator>
              <dc:date>2023-10-21T07:30:00</dc:date>
            </office:change-info>
            <text:p text:style-name="Text_20_body"><text:span text:style-name="T1">S</text:span></text:p>
          </text:deletion>
        </text:changed-region>
        <text:changed-region xml:id="ct93955981550000" text:id="ct93955981550000">
          <text:insertion>
            <office:change-info>
              <dc:creator>Julia Ringo</dc:creator>
              <dc:date>2023-10-21T07:30:00</dc:date>
            </office:change-info>
          </text:insertion>
        </text:changed-region>
        <text:changed-region xml:id="ct93955975917904" text:id="ct93955975917904">
          <text:insertion>
            <office:change-info>
              <dc:creator>Julia Ringo</dc:creator>
              <dc:date>2023-10-21T07:30:00</dc:date>
            </office:change-info>
          </text:insertion>
        </text:changed-region>
        <text:changed-region xml:id="ct93955981572176" text:id="ct93955981572176">
          <text:deletion>
            <office:change-info>
              <dc:creator>Julia Ringo</dc:creator>
              <dc:date>2023-10-21T07:30:00</dc:date>
            </office:change-info>
            <text:p text:style-name="Text_20_body"><text:span text:style-name="T1">.”</text:span></text:p>
          </text:deletion>
        </text:changed-region>
        <text:changed-region xml:id="ct93955981579120" text:id="ct93955981579120">
          <text:insertion>
            <office:change-info>
              <dc:creator>Julia Ringo</dc:creator>
              <dc:date>2023-10-21T07:30:00</dc:date>
            </office:change-info>
          </text:insertion>
        </text:changed-region>
        <text:changed-region xml:id="ct93955981569008" text:id="ct93955981569008">
          <text:deletion>
            <office:change-info>
              <dc:creator>Julia Ringo</dc:creator>
              <dc:date>2023-10-21T07:31:00</dc:date>
            </office:change-info>
            <text:p text:style-name="Text_20_body"><text:span text:style-name="T1">l</text:span></text:p>
          </text:deletion>
        </text:changed-region>
        <text:changed-region xml:id="ct93955981594032" text:id="ct93955981594032">
          <text:deletion>
            <office:change-info>
              <dc:creator>Julia Ringo</dc:creator>
              <dc:date>2023-10-05T13:15:00</dc:date>
            </office:change-info>
            <text:p text:style-name="Text_20_body"><text:span text:style-name="T1"><text:s/>— </text:span></text:p>
          </text:deletion>
        </text:changed-region>
        <text:changed-region xml:id="ct93955981594992" text:id="ct93955981594992">
          <text:insertion>
            <office:change-info>
              <dc:creator>Julia Ringo</dc:creator>
              <dc:date>2023-10-05T13:15:00</dc:date>
            </office:change-info>
          </text:insertion>
        </text:changed-region>
        <text:changed-region xml:id="ct93955981595952" text:id="ct93955981595952">
          <text:deletion>
            <office:change-info>
              <dc:creator>Julia Ringo</dc:creator>
              <dc:date>2023-10-05T13:15:00</dc:date>
            </office:change-info>
            <text:p text:style-name="Text_20_body"><text:span text:style-name="T1"><text:s/>— </text:span></text:p>
          </text:deletion>
        </text:changed-region>
        <text:changed-region xml:id="ct93955981597616" text:id="ct93955981597616">
          <text:insertion>
            <office:change-info>
              <dc:creator>Julia Ringo</dc:creator>
              <dc:date>2023-10-05T13:15:00</dc:date>
            </office:change-info>
          </text:insertion>
        </text:changed-region>
        <text:changed-region xml:id="ct93955975855648" text:id="ct93955975855648">
          <text:insertion>
            <office:change-info>
              <dc:creator>Julia Ringo</dc:creator>
              <dc:date>2023-10-21T07:31:00</dc:date>
            </office:change-info>
          </text:insertion>
        </text:changed-region>
        <text:changed-region xml:id="ct93955975919920" text:id="ct93955975919920">
          <text:deletion>
            <office:change-info>
              <dc:creator>Julia Ringo</dc:creator>
              <dc:date>2023-10-05T13:15:00</dc:date>
            </office:change-info>
            <text:p text:style-name="Text_20_body"><text:span text:style-name="T1"><text:s/>— </text:span></text:p>
          </text:deletion>
        </text:changed-region>
        <text:changed-region xml:id="ct93955981622000" text:id="ct93955981622000">
          <text:insertion>
            <office:change-info>
              <dc:creator>Julia Ringo</dc:creator>
              <dc:date>2023-10-05T13:15:00</dc:date>
            </office:change-info>
          </text:insertion>
        </text:changed-region>
        <text:changed-region xml:id="ct93955981572464" text:id="ct93955981572464">
          <text:insertion>
            <office:change-info>
              <dc:creator>Julia Ringo</dc:creator>
              <dc:date>2023-10-21T07:32:00</dc:date>
            </office:change-info>
          </text:insertion>
        </text:changed-region>
        <text:changed-region xml:id="ct93955975914192" text:id="ct93955975914192">
          <text:insertion>
            <office:change-info>
              <dc:creator>Julia Ringo</dc:creator>
              <dc:date>2023-10-21T07:32:00</dc:date>
            </office:change-info>
          </text:insertion>
        </text:changed-region>
        <text:changed-region xml:id="ct93955981625472" text:id="ct93955981625472">
          <text:insertion>
            <office:change-info>
              <dc:creator>Julia Ringo</dc:creator>
              <dc:date>2023-10-21T07:32:00</dc:date>
            </office:change-info>
          </text:insertion>
        </text:changed-region>
        <text:changed-region xml:id="ct93955975928176" text:id="ct93955975928176">
          <text:format-change>
            <office:change-info>
              <dc:creator>Julia Ringo</dc:creator>
              <dc:date>2023-10-21T07:33:00</dc:date>
            </office:change-info>
          </text:format-change>
        </text:changed-region>
        <text:changed-region xml:id="ct93955981649200" text:id="ct93955981649200">
          <text:insertion>
            <office:change-info>
              <dc:creator>Julia Ringo</dc:creator>
              <dc:date>2023-10-21T07:33:00</dc:date>
            </office:change-info>
          </text:insertion>
        </text:changed-region>
        <text:changed-region xml:id="ct93955981587712" text:id="ct93955981587712">
          <text:deletion>
            <office:change-info>
              <dc:creator>Julia Ringo</dc:creator>
              <dc:date>2023-10-21T07:33:00</dc:date>
            </office:change-info>
            <text:p text:style-name="Text_20_body"><text:span text:style-name="T1">-</text:span></text:p>
          </text:deletion>
        </text:changed-region>
        <text:changed-region xml:id="ct93955981588864" text:id="ct93955981588864">
          <text:insertion>
            <office:change-info>
              <dc:creator>Julia Ringo</dc:creator>
              <dc:date>2023-10-21T07:33:00</dc:date>
            </office:change-info>
          </text:insertion>
        </text:changed-region>
        <text:changed-region xml:id="ct93955981500032" text:id="ct93955981500032">
          <text:deletion>
            <office:change-info>
              <dc:creator>Julia Ringo</dc:creator>
              <dc:date>2023-10-21T07:33:00</dc:date>
            </office:change-info>
            <text:p text:style-name="Text_20_body"><text:span text:style-name="T1">-</text:span></text:p>
          </text:deletion>
        </text:changed-region>
        <text:changed-region xml:id="ct93955975929968" text:id="ct93955975929968">
          <text:insertion>
            <office:change-info>
              <dc:creator>Julia Ringo</dc:creator>
              <dc:date>2023-10-21T07:34:00</dc:date>
            </office:change-info>
          </text:insertion>
        </text:changed-region>
        <text:changed-region xml:id="ct93955981629344" text:id="ct93955981629344">
          <text:insertion>
            <office:change-info>
              <dc:creator>Julia Ringo</dc:creator>
              <dc:date>2023-10-21T07:34:00</dc:date>
            </office:change-info>
          </text:insertion>
        </text:changed-region>
        <text:changed-region xml:id="ct93955981573936" text:id="ct93955981573936">
          <text:insertion>
            <office:change-info>
              <dc:creator>Julia Ringo</dc:creator>
              <dc:date>2023-10-21T07:34:00</dc:date>
            </office:change-info>
          </text:insertion>
        </text:changed-region>
        <text:changed-region xml:id="ct93955981668336" text:id="ct93955981668336">
          <text:insertion>
            <office:change-info>
              <dc:creator>Julia Ringo</dc:creator>
              <dc:date>2023-10-21T07:34:00</dc:date>
            </office:change-info>
          </text:insertion>
        </text:changed-region>
        <text:changed-region xml:id="ct93955981670448" text:id="ct93955981670448">
          <text:insertion>
            <office:change-info>
              <dc:creator>Julia Ringo</dc:creator>
              <dc:date>2023-10-21T07:34:00</dc:date>
            </office:change-info>
          </text:insertion>
        </text:changed-region>
        <text:changed-region xml:id="ct93955981678368" text:id="ct93955981678368">
          <text:insertion>
            <office:change-info>
              <dc:creator>Julia Ringo</dc:creator>
              <dc:date>2023-10-21T07:35:00</dc:date>
            </office:change-info>
          </text:insertion>
        </text:changed-region>
        <text:changed-region xml:id="ct93955981678656" text:id="ct93955981678656">
          <text:deletion>
            <office:change-info>
              <dc:creator>Julia Ringo</dc:creator>
              <dc:date>2023-10-21T07:35:00</dc:date>
            </office:change-info>
            <text:p text:style-name="Text_20_body"><text:span text:style-name="T1">D</text:span></text:p>
          </text:deletion>
        </text:changed-region>
        <text:changed-region xml:id="ct93955981680288" text:id="ct93955981680288">
          <text:insertion>
            <office:change-info>
              <dc:creator>Julia Ringo</dc:creator>
              <dc:date>2023-10-21T07:35:00</dc:date>
            </office:change-info>
          </text:insertion>
        </text:changed-region>
        <text:changed-region xml:id="ct93955975935184" text:id="ct93955975935184">
          <text:deletion>
            <office:change-info>
              <dc:creator>Julia Ringo</dc:creator>
              <dc:date>2023-10-21T07:35:00</dc:date>
            </office:change-info>
            <text:p text:style-name="Text_20_body"><text:span text:style-name="T1">B</text:span></text:p>
          </text:deletion>
        </text:changed-region>
        <text:changed-region xml:id="ct93955981678944" text:id="ct93955981678944">
          <text:insertion>
            <office:change-info>
              <dc:creator>Julia Ringo</dc:creator>
              <dc:date>2023-10-21T07:35:00</dc:date>
            </office:change-info>
          </text:insertion>
        </text:changed-region>
        <text:changed-region xml:id="ct93955981691280" text:id="ct93955981691280">
          <text:insertion>
            <office:change-info>
              <dc:creator>Julia Ringo</dc:creator>
              <dc:date>2023-10-21T07:35:00</dc:date>
            </office:change-info>
          </text:insertion>
        </text:changed-region>
        <text:changed-region xml:id="ct93955981695696" text:id="ct93955981695696">
          <text:deletion>
            <office:change-info>
              <dc:creator>Julia Ringo</dc:creator>
              <dc:date>2023-10-10T11:08:00</dc:date>
            </office:change-info>
            <text:p text:style-name="Text_20_body"><text:span text:style-name="T1">…</text:span></text:p>
          </text:deletion>
        </text:changed-region>
        <text:changed-region xml:id="ct93955981696320" text:id="ct93955981696320">
          <text:insertion>
            <office:change-info>
              <dc:creator>Julia Ringo</dc:creator>
              <dc:date>2023-10-10T11:08:00</dc:date>
            </office:change-info>
          </text:insertion>
        </text:changed-region>
        <text:changed-region xml:id="ct93955981699776" text:id="ct93955981699776">
          <text:insertion>
            <office:change-info>
              <dc:creator>Julia Ringo</dc:creator>
              <dc:date>2023-10-21T07:35:00</dc:date>
            </office:change-info>
          </text:insertion>
        </text:changed-region>
        <text:changed-region xml:id="ct93955981700064" text:id="ct93955981700064">
          <text:deletion>
            <office:change-info>
              <dc:creator>Julia Ringo</dc:creator>
              <dc:date>2023-10-21T07:35:00</dc:date>
            </office:change-info>
            <text:p text:style-name="Text_20_body"><text:span text:style-name="T1">,</text:span></text:p>
          </text:deletion>
        </text:changed-region>
        <text:changed-region xml:id="ct93955981708848" text:id="ct93955981708848">
          <text:insertion>
            <office:change-info>
              <dc:creator>Julia Ringo</dc:creator>
              <dc:date>2023-10-21T07:35:00</dc:date>
            </office:change-info>
          </text:insertion>
        </text:changed-region>
        <text:changed-region xml:id="ct93955981709808" text:id="ct93955981709808">
          <text:deletion>
            <office:change-info>
              <dc:creator>Julia Ringo</dc:creator>
              <dc:date>2023-10-21T07:36:00</dc:date>
            </office:change-info>
            <text:p text:style-name="Text_20_body"><text:span text:style-name="T1">,</text:span></text:p>
          </text:deletion>
        </text:changed-region>
        <text:changed-region xml:id="ct93955981709520" text:id="ct93955981709520">
          <text:insertion>
            <office:change-info>
              <dc:creator>Julia Ringo</dc:creator>
              <dc:date>2023-10-21T07:36:00</dc:date>
            </office:change-info>
          </text:insertion>
        </text:changed-region>
        <text:changed-region xml:id="ct93955981718640" text:id="ct93955981718640">
          <text:deletion>
            <office:change-info>
              <dc:creator>Julia Ringo</dc:creator>
              <dc:date>2023-10-21T07:36:00</dc:date>
            </office:change-info>
            <text:p text:style-name="Text_20_body"><text:span text:style-name="T1">Captain </text:span></text:p>
          </text:deletion>
        </text:changed-region>
        <text:changed-region xml:id="ct93955981681536" text:id="ct93955981681536">
          <text:format-change>
            <office:change-info>
              <dc:creator>Julia Ringo</dc:creator>
              <dc:date>2023-10-21T07:36:00</dc:date>
            </office:change-info>
          </text:format-change>
        </text:changed-region>
        <text:changed-region xml:id="ct93955981725552" text:id="ct93955981725552">
          <text:insertion>
            <office:change-info>
              <dc:creator>Julia Ringo</dc:creator>
              <dc:date>2023-10-21T07:36:00</dc:date>
            </office:change-info>
          </text:insertion>
        </text:changed-region>
        <text:changed-region xml:id="ct93955981726512" text:id="ct93955981726512">
          <text:deletion>
            <office:change-info>
              <dc:creator>Julia Ringo</dc:creator>
              <dc:date>2023-10-05T13:15:00</dc:date>
            </office:change-info>
            <text:p text:style-name="Text_20_body"><text:span text:style-name="T1"><text:s/>— </text:span></text:p>
          </text:deletion>
        </text:changed-region>
        <text:changed-region xml:id="ct93955981727472" text:id="ct93955981727472">
          <text:insertion>
            <office:change-info>
              <dc:creator>Julia Ringo</dc:creator>
              <dc:date>2023-10-05T13:15:00</dc:date>
            </office:change-info>
          </text:insertion>
        </text:changed-region>
        <text:changed-region xml:id="ct93955981728096" text:id="ct93955981728096">
          <text:deletion>
            <office:change-info>
              <dc:creator>Julia Ringo</dc:creator>
              <dc:date>2023-10-05T13:15:00</dc:date>
            </office:change-info>
            <text:p text:style-name="Text_20_body"><text:span text:style-name="T1"><text:s/>— </text:span></text:p>
          </text:deletion>
        </text:changed-region>
        <text:changed-region xml:id="ct93955981729808" text:id="ct93955981729808">
          <text:insertion>
            <office:change-info>
              <dc:creator>Julia Ringo</dc:creator>
              <dc:date>2023-10-05T13:15:00</dc:date>
            </office:change-info>
          </text:insertion>
        </text:changed-region>
        <text:changed-region xml:id="ct93955975940864" text:id="ct93955975940864">
          <text:insertion>
            <office:change-info>
              <dc:creator>Julia Ringo</dc:creator>
              <dc:date>2023-10-21T07:36:00</dc:date>
            </office:change-info>
          </text:insertion>
        </text:changed-region>
        <text:changed-region xml:id="ct93955981738304" text:id="ct93955981738304">
          <text:insertion>
            <office:change-info>
              <dc:creator>Julia Ringo</dc:creator>
              <dc:date>2023-10-21T07:36:00</dc:date>
            </office:change-info>
          </text:insertion>
        </text:changed-region>
        <text:changed-region xml:id="ct93955981738592" text:id="ct93955981738592">
          <text:deletion>
            <office:change-info>
              <dc:creator>Julia Ringo</dc:creator>
              <dc:date>2023-10-21T07:36:00</dc:date>
            </office:change-info>
            <text:p text:style-name="Text_20_body"><text:span text:style-name="T1">s</text:span></text:p>
          </text:deletion>
        </text:changed-region>
        <text:changed-region xml:id="ct93955981743152" text:id="ct93955981743152">
          <text:insertion>
            <office:change-info>
              <dc:creator>Julia Ringo</dc:creator>
              <dc:date>2023-10-21T07:36:00</dc:date>
            </office:change-info>
          </text:insertion>
        </text:changed-region>
        <text:changed-region xml:id="ct93955975950128" text:id="ct93955975950128">
          <text:deletion>
            <office:change-info>
              <dc:creator>Julia Ringo</dc:creator>
              <dc:date>2023-10-21T07:36:00</dc:date>
            </office:change-info>
            <text:p text:style-name="Text_20_body"><text:span text:style-name="T1">D</text:span></text:p>
          </text:deletion>
        </text:changed-region>
        <text:changed-region xml:id="ct93955981744784" text:id="ct93955981744784">
          <text:insertion>
            <office:change-info>
              <dc:creator>Julia Ringo</dc:creator>
              <dc:date>2023-10-21T07:36:00</dc:date>
            </office:change-info>
          </text:insertion>
        </text:changed-region>
        <text:changed-region xml:id="ct93955981745072" text:id="ct93955981745072">
          <text:deletion>
            <office:change-info>
              <dc:creator>Julia Ringo</dc:creator>
              <dc:date>2023-10-21T07:36:00</dc:date>
            </office:change-info>
            <text:p text:style-name="Text_20_body"><text:span text:style-name="T1">B</text:span></text:p>
          </text:deletion>
        </text:changed-region>
        <text:changed-region xml:id="ct93955981746704" text:id="ct93955981746704">
          <text:insertion>
            <office:change-info>
              <dc:creator>Julia Ringo</dc:creator>
              <dc:date>2023-10-21T07:37:00</dc:date>
            </office:change-info>
          </text:insertion>
        </text:changed-region>
        <text:changed-region xml:id="ct93955981747664" text:id="ct93955981747664">
          <text:deletion>
            <office:change-info>
              <dc:creator>Julia Ringo</dc:creator>
              <dc:date>2023-10-05T13:15:00</dc:date>
            </office:change-info>
            <text:p text:style-name="Text_20_body"><text:span text:style-name="T1"><text:s/>— </text:span></text:p>
          </text:deletion>
        </text:changed-region>
        <text:changed-region xml:id="ct93955981748624" text:id="ct93955981748624">
          <text:insertion>
            <office:change-info>
              <dc:creator>Julia Ringo</dc:creator>
              <dc:date>2023-10-05T13:15:00</dc:date>
            </office:change-info>
          </text:insertion>
        </text:changed-region>
        <text:changed-region xml:id="ct93955981713600" text:id="ct93955981713600">
          <text:deletion>
            <office:change-info>
              <dc:creator>Julia Ringo</dc:creator>
              <dc:date>2023-10-10T11:08:00</dc:date>
            </office:change-info>
            <text:p text:style-name="Text_20_body"><text:span text:style-name="T1">…</text:span></text:p>
          </text:deletion>
        </text:changed-region>
        <text:changed-region xml:id="ct93955981748288" text:id="ct93955981748288">
          <text:insertion>
            <office:change-info>
              <dc:creator>Julia Ringo</dc:creator>
              <dc:date>2023-10-10T11:08:00</dc:date>
            </office:change-info>
          </text:insertion>
        </text:changed-region>
        <text:changed-region xml:id="ct93955981746992" text:id="ct93955981746992">
          <text:insertion>
            <office:change-info>
              <dc:creator>Julia Ringo</dc:creator>
              <dc:date>2023-10-21T07:37:00</dc:date>
            </office:change-info>
          </text:insertion>
        </text:changed-region>
        <text:changed-region xml:id="ct93955981749728" text:id="ct93955981749728">
          <text:deletion>
            <office:change-info>
              <dc:creator>Julia Ringo</dc:creator>
              <dc:date>2023-10-21T07:37:00</dc:date>
            </office:change-info>
            <text:p text:style-name="Text_20_body"><text:span text:style-name="T1">,</text:span></text:p>
          </text:deletion>
        </text:changed-region>
        <text:changed-region xml:id="ct93955981774976" text:id="ct93955981774976">
          <text:insertion>
            <office:change-info>
              <dc:creator>Julia Ringo</dc:creator>
              <dc:date>2023-10-21T07:37:00</dc:date>
            </office:change-info>
          </text:insertion>
        </text:changed-region>
        <text:changed-region xml:id="ct93955975958480" text:id="ct93955975958480">
          <text:deletion>
            <office:change-info>
              <dc:creator>Julia Ringo</dc:creator>
              <dc:date>2023-10-21T07:37:00</dc:date>
            </office:change-info>
            <text:p text:style-name="Text_20_body"><text:span text:style-name="T1">;</text:span></text:p>
          </text:deletion>
        </text:changed-region>
        <text:changed-region xml:id="ct93955981778096" text:id="ct93955981778096">
          <text:insertion>
            <office:change-info>
              <dc:creator>Julia Ringo</dc:creator>
              <dc:date>2023-10-21T07:37:00</dc:date>
            </office:change-info>
          </text:insertion>
        </text:changed-region>
        <text:changed-region xml:id="ct93955975894640" text:id="ct93955975894640">
          <text:deletion>
            <office:change-info>
              <dc:creator>Julia Ringo</dc:creator>
              <dc:date>2023-10-10T11:08:00</dc:date>
            </office:change-info>
            <text:p text:style-name="Text_20_body"><text:span text:style-name="T1">…</text:span></text:p>
          </text:deletion>
        </text:changed-region>
        <text:changed-region xml:id="ct93955981779056" text:id="ct93955981779056">
          <text:insertion>
            <office:change-info>
              <dc:creator>Julia Ringo</dc:creator>
              <dc:date>2023-10-10T11:08:00</dc:date>
            </office:change-info>
          </text:insertion>
        </text:changed-region>
        <text:changed-region xml:id="ct93955981779344" text:id="ct93955981779344">
          <text:deletion>
            <office:change-info>
              <dc:creator>Julia Ringo</dc:creator>
              <dc:date>2023-10-10T11:08:00</dc:date>
            </office:change-info>
            <text:p text:style-name="Text_20_body"><text:span text:style-name="T1">…</text:span></text:p>
          </text:deletion>
        </text:changed-region>
        <text:changed-region xml:id="ct93955981779632" text:id="ct93955981779632">
          <text:insertion>
            <office:change-info>
              <dc:creator>Julia Ringo</dc:creator>
              <dc:date>2023-10-10T11:08:00</dc:date>
            </office:change-info>
          </text:insertion>
        </text:changed-region>
        <text:changed-region xml:id="ct93955975961504" text:id="ct93955975961504">
          <text:deletion>
            <office:change-info>
              <dc:creator>Julia Ringo</dc:creator>
              <dc:date>2023-10-21T07:37:00</dc:date>
            </office:change-info>
            <text:p text:style-name="Text_20_body"><text:span text:style-name="T1"><text:s/></text:span></text:p>
          </text:deletion>
        </text:changed-region>
        <text:changed-region xml:id="ct93955981779920" text:id="ct93955981779920">
          <text:deletion>
            <office:change-info>
              <dc:creator>Julia Ringo</dc:creator>
              <dc:date>2023-10-05T13:15:00</dc:date>
            </office:change-info>
            <text:p text:style-name="Text_20_body"><text:span text:style-name="T1"><text:s/>— </text:span></text:p>
          </text:deletion>
        </text:changed-region>
        <text:changed-region xml:id="ct93955981786880" text:id="ct93955981786880">
          <text:insertion>
            <office:change-info>
              <dc:creator>Julia Ringo</dc:creator>
              <dc:date>2023-10-05T13:15:00</dc:date>
            </office:change-info>
          </text:insertion>
        </text:changed-region>
        <text:changed-region xml:id="ct93955975964848" text:id="ct93955975964848">
          <text:deletion>
            <office:change-info>
              <dc:creator>Julia Ringo</dc:creator>
              <dc:date>2023-10-05T13:15:00</dc:date>
            </office:change-info>
            <text:p text:style-name="Text_20_body"><text:span text:style-name="T1"><text:s/>— </text:span></text:p>
          </text:deletion>
        </text:changed-region>
        <text:changed-region xml:id="ct93955981792352" text:id="ct93955981792352">
          <text:insertion>
            <office:change-info>
              <dc:creator>Julia Ringo</dc:creator>
              <dc:date>2023-10-05T13:15:00</dc:date>
            </office:change-info>
          </text:insertion>
        </text:changed-region>
        <text:changed-region xml:id="ct93955981792640" text:id="ct93955981792640">
          <text:insertion>
            <office:change-info>
              <dc:creator>Julia Ringo</dc:creator>
              <dc:date>2023-10-21T07:38:00</dc:date>
            </office:change-info>
          </text:insertion>
        </text:changed-region>
        <text:changed-region xml:id="ct93955981692048" text:id="ct93955981692048">
          <text:deletion>
            <office:change-info>
              <dc:creator>Julia Ringo</dc:creator>
              <dc:date>2023-10-21T07:38:00</dc:date>
            </office:change-info>
            <text:p text:style-name="Text_20_body"><text:span text:style-name="T1">S</text:span></text:p>
          </text:deletion>
        </text:changed-region>
        <text:changed-region xml:id="ct93955981807504" text:id="ct93955981807504">
          <text:insertion>
            <office:change-info>
              <dc:creator>Julia Ringo</dc:creator>
              <dc:date>2023-10-21T07:38:00</dc:date>
            </office:change-info>
          </text:insertion>
        </text:changed-region>
        <text:changed-region xml:id="ct93955975958192" text:id="ct93955975958192">
          <text:deletion>
            <office:change-info>
              <dc:creator>Julia Ringo</dc:creator>
              <dc:date>2023-10-21T07:38:00</dc:date>
            </office:change-info>
            <text:p text:style-name="Text_20_body"><text:span text:style-name="T1"><text:s/></text:span></text:p>
          </text:deletion>
        </text:changed-region>
        <text:changed-region xml:id="ct93955975969280" text:id="ct93955975969280">
          <text:insertion>
            <office:change-info>
              <dc:creator>Julia Ringo</dc:creator>
              <dc:date>2023-10-21T07:38:00</dc:date>
            </office:change-info>
          </text:insertion>
        </text:changed-region>
        <text:changed-region xml:id="ct93955981824384" text:id="ct93955981824384">
          <text:deletion>
            <office:change-info>
              <dc:creator>Julia Ringo</dc:creator>
              <dc:date>2023-10-21T07:38:00</dc:date>
            </office:change-info>
            <text:p text:style-name="Text_20_body"><text:span text:style-name="T1">,</text:span></text:p>
          </text:deletion>
        </text:changed-region>
        <text:changed-region xml:id="ct93955981692384" text:id="ct93955981692384">
          <text:insertion>
            <office:change-info>
              <dc:creator>Julia Ringo</dc:creator>
              <dc:date>2023-10-21T07:38:00</dc:date>
            </office:change-info>
          </text:insertion>
        </text:changed-region>
        <text:changed-region xml:id="ct93955981832656" text:id="ct93955981832656">
          <text:deletion>
            <office:change-info>
              <dc:creator>Julia Ringo</dc:creator>
              <dc:date>2023-10-21T07:38:00</dc:date>
            </office:change-info>
            <text:p text:style-name="Text_20_body"><text:span text:style-name="T1">.</text:span></text:p>
          </text:deletion>
        </text:changed-region>
        <text:changed-region xml:id="ct93955981833616" text:id="ct93955981833616">
          <text:insertion>
            <office:change-info>
              <dc:creator>Julia Ringo</dc:creator>
              <dc:date>2023-10-21T07:39:00</dc:date>
            </office:change-info>
          </text:insertion>
        </text:changed-region>
        <text:changed-region xml:id="ct93955981833904" text:id="ct93955981833904">
          <text:deletion>
            <office:change-info>
              <dc:creator>Julia Ringo</dc:creator>
              <dc:date>2023-10-21T07:39:00</dc:date>
            </office:change-info>
            <text:p text:style-name="Text_20_body"><text:span text:style-name="T1">T</text:span></text:p>
          </text:deletion>
        </text:changed-region>
        <text:changed-region xml:id="ct93955981828480" text:id="ct93955981828480">
          <text:insertion>
            <office:change-info>
              <dc:creator>Julia Ringo</dc:creator>
              <dc:date>2023-10-21T07:39:00</dc:date>
            </office:change-info>
          </text:insertion>
        </text:changed-region>
        <text:changed-region xml:id="ct93955981830304" text:id="ct93955981830304">
          <text:deletion>
            <office:change-info>
              <dc:creator>Julia Ringo</dc:creator>
              <dc:date>2023-10-05T13:15:00</dc:date>
            </office:change-info>
            <text:p text:style-name="Text_20_body"><text:span text:style-name="T1"><text:s/>— </text:span></text:p>
          </text:deletion>
        </text:changed-region>
        <text:changed-region xml:id="ct93955981842448" text:id="ct93955981842448">
          <text:insertion>
            <office:change-info>
              <dc:creator>Julia Ringo</dc:creator>
              <dc:date>2023-10-05T13:15:00</dc:date>
            </office:change-info>
          </text:insertion>
        </text:changed-region>
        <text:changed-region xml:id="ct93955981844320" text:id="ct93955981844320">
          <text:insertion>
            <office:change-info>
              <dc:creator>Julia Ringo</dc:creator>
              <dc:date>2023-10-21T07:39:00</dc:date>
            </office:change-info>
          </text:insertion>
        </text:changed-region>
        <text:changed-region xml:id="ct93955981844608" text:id="ct93955981844608">
          <text:deletion>
            <office:change-info>
              <dc:creator>Julia Ringo</dc:creator>
              <dc:date>2023-10-21T07:39:00</dc:date>
            </office:change-info>
            <text:p text:style-name="Text_20_body"><text:span text:style-name="T1"><text:s/></text:span></text:p>
          </text:deletion>
        </text:changed-region>
        <text:changed-region xml:id="ct93955981845568" text:id="ct93955981845568">
          <text:deletion>
            <office:change-info>
              <dc:creator>Julia Ringo</dc:creator>
              <dc:date>2023-10-05T13:15:00</dc:date>
            </office:change-info>
            <text:p text:style-name="Text_20_body"><text:span text:style-name="T1"><text:s/>— </text:span></text:p>
          </text:deletion>
        </text:changed-region>
        <text:changed-region xml:id="ct93955981846192" text:id="ct93955981846192">
          <text:insertion>
            <office:change-info>
              <dc:creator>Julia Ringo</dc:creator>
              <dc:date>2023-10-05T13:15:00</dc:date>
            </office:change-info>
          </text:insertion>
        </text:changed-region>
        <text:changed-region xml:id="ct93955981851936" text:id="ct93955981851936">
          <text:insertion>
            <office:change-info>
              <dc:creator>Julia Ringo</dc:creator>
              <dc:date>2023-10-21T07:39:00</dc:date>
            </office:change-info>
          </text:insertion>
        </text:changed-region>
        <text:changed-region xml:id="ct93955975982256" text:id="ct93955975982256">
          <text:deletion>
            <office:change-info>
              <dc:creator>Julia Ringo</dc:creator>
              <dc:date>2023-10-21T07:39:00</dc:date>
            </office:change-info>
            <text:p text:style-name="Text_20_body"><text:span text:style-name="T1"><text:s/>he was owed</text:span></text:p>
          </text:deletion>
        </text:changed-region>
        <text:changed-region xml:id="ct93955981853520" text:id="ct93955981853520">
          <text:insertion>
            <office:change-info>
              <dc:creator>Julia Ringo</dc:creator>
              <dc:date>2023-10-21T07:39:00</dc:date>
            </office:change-info>
          </text:insertion>
        </text:changed-region>
        <text:changed-region xml:id="ct93955981874192" text:id="ct93955981874192">
          <text:insertion>
            <office:change-info>
              <dc:creator>Julia Ringo</dc:creator>
              <dc:date>2023-10-21T07:40:00</dc:date>
            </office:change-info>
          </text:insertion>
        </text:changed-region>
        <text:changed-region xml:id="ct93955981875152" text:id="ct93955981875152">
          <text:insertion>
            <office:change-info>
              <dc:creator>Julia Ringo</dc:creator>
              <dc:date>2023-10-21T07:40:00</dc:date>
            </office:change-info>
          </text:insertion>
        </text:changed-region>
        <text:changed-region xml:id="ct93955981875440" text:id="ct93955981875440">
          <text:deletion>
            <office:change-info>
              <dc:creator>Julia Ringo</dc:creator>
              <dc:date>2023-10-21T07:40:00</dc:date>
            </office:change-info>
            <text:p text:style-name="Text_20_body"><text:span text:style-name="T1">-</text:span></text:p>
          </text:deletion>
        </text:changed-region>
        <text:changed-region xml:id="ct93955981885808" text:id="ct93955981885808">
          <text:insertion>
            <office:change-info>
              <dc:creator>Julia Ringo</dc:creator>
              <dc:date>2023-10-21T07:40:00</dc:date>
            </office:change-info>
          </text:insertion>
        </text:changed-region>
        <text:changed-region xml:id="ct93955975985024" text:id="ct93955975985024">
          <text:deletion>
            <office:change-info>
              <dc:creator>Julia Ringo</dc:creator>
              <dc:date>2023-10-21T07:40:00</dc:date>
            </office:change-info>
            <text:p text:style-name="Text_20_body"><text:span text:style-name="T1">‘</text:span></text:p>
          </text:deletion>
        </text:changed-region>
        <text:changed-region xml:id="ct93955981886768" text:id="ct93955981886768">
          <text:insertion>
            <office:change-info>
              <dc:creator>Julia Ringo</dc:creator>
              <dc:date>2023-10-21T07:40:00</dc:date>
            </office:change-info>
          </text:insertion>
        </text:changed-region>
        <text:changed-region xml:id="ct93955981887056" text:id="ct93955981887056">
          <text:deletion>
            <office:change-info>
              <dc:creator>Julia Ringo</dc:creator>
              <dc:date>2023-10-21T07:40:00</dc:date>
            </office:change-info>
            <text:p text:style-name="Text_20_body"><text:span text:style-name="T1">’</text:span></text:p>
          </text:deletion>
        </text:changed-region>
        <text:changed-region xml:id="ct93955981886096" text:id="ct93955981886096">
          <text:insertion>
            <office:change-info>
              <dc:creator>Julia Ringo</dc:creator>
              <dc:date>2023-10-21T07:40:00</dc:date>
            </office:change-info>
          </text:insertion>
        </text:changed-region>
        <text:changed-region xml:id="ct93955981895568" text:id="ct93955981895568">
          <text:insertion>
            <office:change-info>
              <dc:creator>Julia Ringo</dc:creator>
              <dc:date>2023-10-21T07:40:00</dc:date>
            </office:change-info>
          </text:insertion>
        </text:changed-region>
        <text:changed-region xml:id="ct93955981903280" text:id="ct93955981903280">
          <text:insertion>
            <office:change-info>
              <dc:creator>Julia Ringo</dc:creator>
              <dc:date>2023-10-21T07:40:00</dc:date>
            </office:change-info>
          </text:insertion>
        </text:changed-region>
        <text:changed-region xml:id="ct93955981906528" text:id="ct93955981906528">
          <text:insertion>
            <office:change-info>
              <dc:creator>Julia Ringo</dc:creator>
              <dc:date>2023-10-21T07:40:00</dc:date>
            </office:change-info>
          </text:insertion>
        </text:changed-region>
        <text:changed-region xml:id="ct93955981907936" text:id="ct93955981907936">
          <text:insertion>
            <office:change-info>
              <dc:creator>Julia Ringo</dc:creator>
              <dc:date>2023-10-21T07:41:00</dc:date>
            </office:change-info>
          </text:insertion>
        </text:changed-region>
        <text:changed-region xml:id="ct93955981920720" text:id="ct93955981920720">
          <text:deletion>
            <office:change-info>
              <dc:creator>Julia Ringo</dc:creator>
              <dc:date>2023-10-21T07:41:00</dc:date>
            </office:change-info>
            <text:p text:style-name="Text_20_body"><text:span text:style-name="T1">,</text:span></text:p>
          </text:deletion>
        </text:changed-region>
        <text:changed-region xml:id="ct93955981824048" text:id="ct93955981824048">
          <text:insertion>
            <office:change-info>
              <dc:creator>Julia Ringo</dc:creator>
              <dc:date>2023-10-21T07:42:00</dc:date>
            </office:change-info>
          </text:insertion>
        </text:changed-region>
        <text:changed-region xml:id="ct93955981954320" text:id="ct93955981954320">
          <text:deletion>
            <office:change-info>
              <dc:creator>Julia Ringo</dc:creator>
              <dc:date>2023-10-21T07:42:00</dc:date>
            </office:change-info>
            <text:p text:style-name="Text_20_body"><text:span text:style-name="T1">they </text:span></text:p>
          </text:deletion>
        </text:changed-region>
        <text:changed-region xml:id="ct93955981955840" text:id="ct93955981955840">
          <text:insertion>
            <office:change-info>
              <dc:creator>Julia Ringo</dc:creator>
              <dc:date>2023-10-21T07:42:00</dc:date>
            </office:change-info>
          </text:insertion>
        </text:changed-region>
        <text:changed-region xml:id="ct93955981956800" text:id="ct93955981956800">
          <text:deletion>
            <office:change-info>
              <dc:creator>Julia Ringo</dc:creator>
              <dc:date>2023-10-21T07:42:00</dc:date>
            </office:change-info>
            <text:p text:style-name="Text_20_body"><text:span text:style-name="T1">they </text:span></text:p>
          </text:deletion>
        </text:changed-region>
        <text:changed-region xml:id="ct93955981958368" text:id="ct93955981958368">
          <text:insertion>
            <office:change-info>
              <dc:creator>Julia Ringo</dc:creator>
              <dc:date>2023-10-21T07:42:00</dc:date>
            </office:change-info>
          </text:insertion>
        </text:changed-region>
        <text:changed-region xml:id="ct93955981960672" text:id="ct93955981960672">
          <text:deletion>
            <office:change-info>
              <dc:creator>Julia Ringo</dc:creator>
              <dc:date>2023-10-21T07:42:00</dc:date>
            </office:change-info>
            <text:p text:style-name="Text_20_body"><text:span text:style-name="T1">they </text:span></text:p>
          </text:deletion>
        </text:changed-region>
        <text:changed-region xml:id="ct93955981963024" text:id="ct93955981963024">
          <text:insertion>
            <office:change-info>
              <dc:creator>Julia Ringo</dc:creator>
              <dc:date>2023-10-21T07:42:00</dc:date>
            </office:change-info>
          </text:insertion>
        </text:changed-region>
        <text:changed-region xml:id="ct93955981964656" text:id="ct93955981964656">
          <text:deletion>
            <office:change-info>
              <dc:creator>Julia Ringo</dc:creator>
              <dc:date>2023-10-05T13:15:00</dc:date>
            </office:change-info>
            <text:p text:style-name="Text_20_body"><text:span text:style-name="T2"><text:s/>— </text:span></text:p>
          </text:deletion>
        </text:changed-region>
        <text:changed-region xml:id="ct93955981966624" text:id="ct93955981966624">
          <text:insertion>
            <office:change-info>
              <dc:creator>Julia Ringo</dc:creator>
              <dc:date>2023-10-05T13:15:00</dc:date>
            </office:change-info>
          </text:insertion>
        </text:changed-region>
        <text:changed-region xml:id="ct93955975996448" text:id="ct93955975996448">
          <text:deletion>
            <office:change-info>
              <dc:creator>Julia Ringo</dc:creator>
              <dc:date>2023-10-05T13:15:00</dc:date>
            </office:change-info>
            <text:p text:style-name="Text_20_body"><text:span text:style-name="T1"><text:s/>— </text:span></text:p>
          </text:deletion>
        </text:changed-region>
        <text:changed-region xml:id="ct93955981969408" text:id="ct93955981969408">
          <text:insertion>
            <office:change-info>
              <dc:creator>Julia Ringo</dc:creator>
              <dc:date>2023-10-05T13:15:00</dc:date>
            </office:change-info>
          </text:insertion>
        </text:changed-region>
        <text:changed-region xml:id="ct93955981962352" text:id="ct93955981962352">
          <text:insertion>
            <office:change-info>
              <dc:creator>Julia Ringo</dc:creator>
              <dc:date>2023-10-21T07:43:00</dc:date>
            </office:change-info>
          </text:insertion>
        </text:changed-region>
        <text:changed-region xml:id="ct93955981974032" text:id="ct93955981974032">
          <text:insertion>
            <office:change-info>
              <dc:creator>Julia Ringo</dc:creator>
              <dc:date>2023-10-21T07:43:00</dc:date>
            </office:change-info>
          </text:insertion>
        </text:changed-region>
        <text:changed-region xml:id="ct93955981962640" text:id="ct93955981962640">
          <text:insertion>
            <office:change-info>
              <dc:creator>Julia Ringo</dc:creator>
              <dc:date>2023-10-21T07:43:00</dc:date>
            </office:change-info>
          </text:insertion>
        </text:changed-region>
        <text:changed-region xml:id="ct93955981911424" text:id="ct93955981911424">
          <text:insertion>
            <office:change-info>
              <dc:creator>Julia Ringo</dc:creator>
              <dc:date>2023-10-21T07:43:00</dc:date>
            </office:change-info>
          </text:insertion>
        </text:changed-region>
        <text:changed-region xml:id="ct93955975993248" text:id="ct93955975993248">
          <text:deletion>
            <office:change-info>
              <dc:creator>Julia Ringo</dc:creator>
              <dc:date>2023-10-05T13:15:00</dc:date>
            </office:change-info>
            <text:p text:style-name="Text_20_body"><text:span text:style-name="T1"><text:s/>— </text:span></text:p>
          </text:deletion>
        </text:changed-region>
        <text:changed-region xml:id="ct93955982011552" text:id="ct93955982011552">
          <text:insertion>
            <office:change-info>
              <dc:creator>Julia Ringo</dc:creator>
              <dc:date>2023-10-05T13:15:00</dc:date>
            </office:change-info>
          </text:insertion>
        </text:changed-region>
        <text:changed-region xml:id="ct93955976002608" text:id="ct93955976002608">
          <text:deletion>
            <office:change-info>
              <dc:creator>Julia Ringo</dc:creator>
              <dc:date>2023-10-05T13:15:00</dc:date>
            </office:change-info>
            <text:p text:style-name="Text_20_body"><text:span text:style-name="T1"><text:s/>— </text:span></text:p>
          </text:deletion>
        </text:changed-region>
        <text:changed-region xml:id="ct93955982012512" text:id="ct93955982012512">
          <text:insertion>
            <office:change-info>
              <dc:creator>Julia Ringo</dc:creator>
              <dc:date>2023-10-05T13:15:00</dc:date>
            </office:change-info>
          </text:insertion>
        </text:changed-region>
        <text:changed-region xml:id="ct93955982013472" text:id="ct93955982013472">
          <text:deletion>
            <office:change-info>
              <dc:creator>Julia Ringo</dc:creator>
              <dc:date>2023-10-21T07:43:00</dc:date>
            </office:change-info>
            <text:p text:style-name="Text_20_body"><text:span text:style-name="T1">,</text:span></text:p>
          </text:deletion>
        </text:changed-region>
        <text:changed-region xml:id="ct93955982013760" text:id="ct93955982013760">
          <text:deletion>
            <office:change-info>
              <dc:creator>Julia Ringo</dc:creator>
              <dc:date>2023-10-05T13:15:00</dc:date>
            </office:change-info>
            <text:p text:style-name="Text_20_body"><text:span text:style-name="T1"><text:s/>— </text:span></text:p>
          </text:deletion>
        </text:changed-region>
        <text:changed-region xml:id="ct93955982014048" text:id="ct93955982014048">
          <text:insertion>
            <office:change-info>
              <dc:creator>Julia Ringo</dc:creator>
              <dc:date>2023-10-05T13:15:00</dc:date>
            </office:change-info>
          </text:insertion>
        </text:changed-region>
        <text:changed-region xml:id="ct93955982014816" text:id="ct93955982014816">
          <text:insertion>
            <office:change-info>
              <dc:creator>Julia Ringo</dc:creator>
              <dc:date>2023-10-21T07:44:00</dc:date>
            </office:change-info>
          </text:insertion>
        </text:changed-region>
        <text:changed-region xml:id="ct93955982026208" text:id="ct93955982026208">
          <text:deletion>
            <office:change-info>
              <dc:creator>Julia Ringo</dc:creator>
              <dc:date>2023-10-21T07:44:00</dc:date>
            </office:change-info>
            <text:p text:style-name="Text_20_body"><text:span text:style-name="T1">,</text:span></text:p>
          </text:deletion>
        </text:changed-region>
        <text:changed-region xml:id="ct93955982034032" text:id="ct93955982034032">
          <text:insertion>
            <office:change-info>
              <dc:creator>Julia Ringo</dc:creator>
              <dc:date>2023-10-21T07:44:00</dc:date>
            </office:change-info>
          </text:insertion>
        </text:changed-region>
        <text:changed-region xml:id="ct93955982035328" text:id="ct93955982035328">
          <text:insertion>
            <office:change-info>
              <dc:creator>Julia Ringo</dc:creator>
              <dc:date>2023-10-21T07:44:00</dc:date>
            </office:change-info>
          </text:insertion>
        </text:changed-region>
        <text:changed-region xml:id="ct93955982040368" text:id="ct93955982040368">
          <text:insertion>
            <office:change-info>
              <dc:creator>Julia Ringo</dc:creator>
              <dc:date>2023-10-21T07:44:00</dc:date>
            </office:change-info>
          </text:insertion>
        </text:changed-region>
        <text:changed-region xml:id="ct93955982035008" text:id="ct93955982035008">
          <text:deletion>
            <office:change-info>
              <dc:creator>Julia Ringo</dc:creator>
              <dc:date>2023-10-05T13:15:00</dc:date>
            </office:change-info>
            <text:p text:style-name="Text_20_body"><text:span text:style-name="T1"><text:s/>— </text:span></text:p>
          </text:deletion>
        </text:changed-region>
        <text:changed-region xml:id="ct93955982036336" text:id="ct93955982036336">
          <text:insertion>
            <office:change-info>
              <dc:creator>Julia Ringo</dc:creator>
              <dc:date>2023-10-05T13:15:00</dc:date>
            </office:change-info>
          </text:insertion>
        </text:changed-region>
        <text:changed-region xml:id="ct93955982037296" text:id="ct93955982037296">
          <text:insertion>
            <office:change-info>
              <dc:creator>Julia Ringo</dc:creator>
              <dc:date>2023-10-21T07:44:00</dc:date>
            </office:change-info>
          </text:insertion>
        </text:changed-region>
        <text:changed-region xml:id="ct93955982040080" text:id="ct93955982040080">
          <text:insertion>
            <office:change-info>
              <dc:creator>Julia Ringo</dc:creator>
              <dc:date>2023-10-21T07:44:00</dc:date>
            </office:change-info>
          </text:insertion>
        </text:changed-region>
        <text:changed-region xml:id="ct93955982036624" text:id="ct93955982036624">
          <text:deletion>
            <office:change-info>
              <dc:creator>Julia Ringo</dc:creator>
              <dc:date>2023-10-21T07:44:00</dc:date>
            </office:change-info>
            <text:p text:style-name="Text_20_body"><text:span text:style-name="T1">, w</text:span></text:p>
          </text:deletion>
        </text:changed-region>
        <text:changed-region xml:id="ct93955982060352" text:id="ct93955982060352">
          <text:insertion>
            <office:change-info>
              <dc:creator>Julia Ringo</dc:creator>
              <dc:date>2023-10-21T07:45:00</dc:date>
            </office:change-info>
          </text:insertion>
        </text:changed-region>
        <text:changed-region xml:id="ct93955982069456" text:id="ct93955982069456">
          <text:deletion>
            <office:change-info>
              <dc:creator>Julia Ringo</dc:creator>
              <dc:date>2023-10-21T07:45:00</dc:date>
            </office:change-info>
            <text:p text:style-name="Text_20_body"><text:span text:style-name="T1"><text:s/>though</text:span></text:p>
          </text:deletion>
        </text:changed-region>
        <text:changed-region xml:id="ct93955982073360" text:id="ct93955982073360">
          <text:insertion>
            <office:change-info>
              <dc:creator>Julia Ringo</dc:creator>
              <dc:date>2023-10-21T07:45:00</dc:date>
            </office:change-info>
          </text:insertion>
        </text:changed-region>
        <text:changed-region xml:id="ct93955982085440" text:id="ct93955982085440">
          <text:deletion>
            <office:change-info>
              <dc:creator>Julia Ringo</dc:creator>
              <dc:date>2023-10-21T07:45:00</dc:date>
            </office:change-info>
            <text:p text:style-name="Text_20_body"><text:span text:style-name="T1"><text:s/></text:span></text:p>
          </text:deletion>
        </text:changed-region>
        <text:changed-region xml:id="ct93955982041472" text:id="ct93955982041472">
          <text:deletion>
            <office:change-info>
              <dc:creator>Julia Ringo</dc:creator>
              <dc:date>2023-10-05T13:15:00</dc:date>
            </office:change-info>
            <text:p text:style-name="Text_20_body"><text:span text:style-name="T1"><text:s/>— </text:span></text:p>
          </text:deletion>
        </text:changed-region>
        <text:changed-region xml:id="ct93955982076032" text:id="ct93955982076032">
          <text:insertion>
            <office:change-info>
              <dc:creator>Julia Ringo</dc:creator>
              <dc:date>2023-10-05T13:15:00</dc:date>
            </office:change-info>
          </text:insertion>
        </text:changed-region>
        <text:changed-region xml:id="ct93955982076320" text:id="ct93955982076320">
          <text:insertion>
            <office:change-info>
              <dc:creator>Julia Ringo</dc:creator>
              <dc:date>2023-10-21T07:46:00</dc:date>
            </office:change-info>
          </text:insertion>
        </text:changed-region>
        <text:changed-region xml:id="ct93955976015408" text:id="ct93955976015408">
          <text:insertion>
            <office:change-info>
              <dc:creator>Julia Ringo</dc:creator>
              <dc:date>2023-10-21T07:46:00</dc:date>
            </office:change-info>
          </text:insertion>
        </text:changed-region>
        <text:changed-region xml:id="ct93955982108704" text:id="ct93955982108704">
          <text:insertion>
            <office:change-info>
              <dc:creator>Julia Ringo</dc:creator>
              <dc:date>2023-10-21T07:46:00</dc:date>
            </office:change-info>
          </text:insertion>
        </text:changed-region>
        <text:changed-region xml:id="ct93955982114320" text:id="ct93955982114320">
          <text:insertion>
            <office:change-info>
              <dc:creator>Julia Ringo</dc:creator>
              <dc:date>2023-10-21T07:46:00</dc:date>
            </office:change-info>
          </text:insertion>
        </text:changed-region>
        <text:changed-region xml:id="ct93955982091712" text:id="ct93955982091712">
          <text:deletion>
            <office:change-info>
              <dc:creator>Julia Ringo</dc:creator>
              <dc:date>2023-10-05T13:15:00</dc:date>
            </office:change-info>
            <text:p text:style-name="Text_20_body"><text:span text:style-name="T1"><text:s/>— </text:span></text:p>
          </text:deletion>
        </text:changed-region>
        <text:changed-region xml:id="ct93955982114608" text:id="ct93955982114608">
          <text:insertion>
            <office:change-info>
              <dc:creator>Julia Ringo</dc:creator>
              <dc:date>2023-10-05T13:15:00</dc:date>
            </office:change-info>
          </text:insertion>
        </text:changed-region>
        <text:changed-region xml:id="ct93955982119408" text:id="ct93955982119408">
          <text:insertion>
            <office:change-info>
              <dc:creator>Julia Ringo</dc:creator>
              <dc:date>2023-10-21T07:46:00</dc:date>
            </office:change-info>
          </text:insertion>
        </text:changed-region>
        <text:changed-region xml:id="ct93955982115712" text:id="ct93955982115712">
          <text:deletion>
            <office:change-info>
              <dc:creator>Julia Ringo</dc:creator>
              <dc:date>2023-10-21T07:46:00</dc:date>
            </office:change-info>
            <text:p text:style-name="Text_20_body"><text:span text:style-name="T1">..,</text:span></text:p>
          </text:deletion>
        </text:changed-region>
        <text:changed-region xml:id="ct93955976007808" text:id="ct93955976007808">
          <text:deletion>
            <office:change-info>
              <dc:creator>Julia Ringo</dc:creator>
              <dc:date>2023-10-05T13:15:00</dc:date>
            </office:change-info>
            <text:p text:style-name="Text_20_body"><text:span text:style-name="T1"><text:s/>— </text:span></text:p>
          </text:deletion>
        </text:changed-region>
        <text:changed-region xml:id="ct93955976023536" text:id="ct93955976023536">
          <text:insertion>
            <office:change-info>
              <dc:creator>Julia Ringo</dc:creator>
              <dc:date>2023-10-05T13:15:00</dc:date>
            </office:change-info>
          </text:insertion>
        </text:changed-region>
        <text:changed-region xml:id="ct93955982165040" text:id="ct93955982165040">
          <text:deletion>
            <office:change-info>
              <dc:creator>Julia Ringo</dc:creator>
              <dc:date>2023-10-21T07:48:00</dc:date>
            </office:change-info>
            <text:p text:style-name="Text_20_body"><text:span text:style-name="T1">15 </text:span></text:p>
          </text:deletion>
        </text:changed-region>
        <text:changed-region xml:id="ct93955982165664" text:id="ct93955982165664">
          <text:insertion>
            <office:change-info>
              <dc:creator>Julia Ringo</dc:creator>
              <dc:date>2023-10-21T07:48:00</dc:date>
            </office:change-info>
          </text:insertion>
        </text:changed-region>
        <text:changed-region xml:id="ct93955982164368" text:id="ct93955982164368">
          <text:insertion>
            <office:change-info>
              <dc:creator>Julia Ringo</dc:creator>
              <dc:date>2023-10-21T07:48:00</dc:date>
            </office:change-info>
          </text:insertion>
        </text:changed-region>
        <text:changed-region xml:id="ct93955982164656" text:id="ct93955982164656">
          <text:insertion>
            <office:change-info>
              <dc:creator>Julia Ringo</dc:creator>
              <dc:date>2023-10-21T07:48:00</dc:date>
            </office:change-info>
          </text:insertion>
        </text:changed-region>
        <text:changed-region xml:id="ct93955982165328" text:id="ct93955982165328">
          <text:deletion>
            <office:change-info>
              <dc:creator>Julia Ringo</dc:creator>
              <dc:date>2023-10-05T13:15:00</dc:date>
            </office:change-info>
            <text:p text:style-name="Text_20_body"><text:span text:style-name="T1"><text:s/>— </text:span></text:p>
          </text:deletion>
        </text:changed-region>
        <text:changed-region xml:id="ct93955982160336" text:id="ct93955982160336">
          <text:insertion>
            <office:change-info>
              <dc:creator>Julia Ringo</dc:creator>
              <dc:date>2023-10-05T13:15:00</dc:date>
            </office:change-info>
          </text:insertion>
        </text:changed-region>
        <text:changed-region xml:id="ct93955982178672" text:id="ct93955982178672">
          <text:insertion>
            <office:change-info>
              <dc:creator>Julia Ringo</dc:creator>
              <dc:date>2023-10-21T07:48:00</dc:date>
            </office:change-info>
          </text:insertion>
        </text:changed-region>
        <text:changed-region xml:id="ct93955982178960" text:id="ct93955982178960">
          <text:deletion>
            <office:change-info>
              <dc:creator>Julia Ringo</dc:creator>
              <dc:date>2023-10-21T07:48:00</dc:date>
            </office:change-info>
            <text:p text:style-name="Text_20_body"><text:span text:style-name="T1">50 </text:span></text:p>
          </text:deletion>
        </text:changed-region>
        <text:changed-region xml:id="ct93955982179920" text:id="ct93955982179920">
          <text:insertion>
            <office:change-info>
              <dc:creator>Julia Ringo</dc:creator>
              <dc:date>2023-10-21T07:48:00</dc:date>
            </office:change-info>
          </text:insertion>
        </text:changed-region>
        <text:changed-region xml:id="ct93955982180544" text:id="ct93955982180544">
          <text:deletion>
            <office:change-info>
              <dc:creator>Julia Ringo</dc:creator>
              <dc:date>2023-10-05T13:15:00</dc:date>
            </office:change-info>
            <text:p text:style-name="Text_20_body"><text:span text:style-name="T1"><text:s/>— </text:span></text:p>
          </text:deletion>
        </text:changed-region>
        <text:changed-region xml:id="ct93955982182016" text:id="ct93955982182016">
          <text:insertion>
            <office:change-info>
              <dc:creator>Julia Ringo</dc:creator>
              <dc:date>2023-10-05T13:15:00</dc:date>
            </office:change-info>
          </text:insertion>
        </text:changed-region>
        <text:changed-region xml:id="ct93955976030560" text:id="ct93955976030560">
          <text:insertion>
            <office:change-info>
              <dc:creator>Julia Ringo</dc:creator>
              <dc:date>2023-10-21T07:48:00</dc:date>
            </office:change-info>
          </text:insertion>
        </text:changed-region>
        <text:changed-region xml:id="ct93955982190320" text:id="ct93955982190320">
          <text:insertion>
            <office:change-info>
              <dc:creator>Julia Ringo</dc:creator>
              <dc:date>2023-10-21T07:48:00</dc:date>
            </office:change-info>
          </text:insertion>
        </text:changed-region>
        <text:changed-region xml:id="ct93955982193776" text:id="ct93955982193776">
          <text:insertion>
            <office:change-info>
              <dc:creator>Julia Ringo</dc:creator>
              <dc:date>2023-10-21T07:48:00</dc:date>
            </office:change-info>
          </text:insertion>
        </text:changed-region>
        <text:changed-region xml:id="ct93955982207680" text:id="ct93955982207680">
          <text:insertion>
            <office:change-info>
              <dc:creator>Julia Ringo</dc:creator>
              <dc:date>2023-10-21T07:49:00</dc:date>
            </office:change-info>
          </text:insertion>
        </text:changed-region>
        <text:changed-region xml:id="ct93955982207968" text:id="ct93955982207968">
          <text:deletion>
            <office:change-info>
              <dc:creator>Julia Ringo</dc:creator>
              <dc:date>2023-10-21T07:49:00</dc:date>
            </office:change-info>
            <text:p text:style-name="Text_20_body"><text:span text:style-name="T1">.</text:span></text:p>
          </text:deletion>
        </text:changed-region>
        <text:changed-region xml:id="ct93955982158848" text:id="ct93955982158848">
          <text:deletion>
            <office:change-info>
              <dc:creator>Julia Ringo</dc:creator>
              <dc:date>2023-10-05T13:15:00</dc:date>
            </office:change-info>
            <text:p text:style-name="Text_20_body"><text:span text:style-name="T1"><text:s/>— </text:span></text:p>
          </text:deletion>
        </text:changed-region>
        <text:changed-region xml:id="ct93955982207008" text:id="ct93955982207008">
          <text:insertion>
            <office:change-info>
              <dc:creator>Julia Ringo</dc:creator>
              <dc:date>2023-10-05T13:15:00</dc:date>
            </office:change-info>
          </text:insertion>
        </text:changed-region>
        <text:changed-region xml:id="ct93955976034960" text:id="ct93955976034960">
          <text:insertion>
            <office:change-info>
              <dc:creator>Julia Ringo</dc:creator>
              <dc:date>2023-10-21T07:49:00</dc:date>
            </office:change-info>
          </text:insertion>
        </text:changed-region>
        <text:changed-region xml:id="ct93955982159136" text:id="ct93955982159136">
          <text:deletion>
            <office:change-info>
              <dc:creator>Julia Ringo</dc:creator>
              <dc:date>2023-10-21T07:49:00</dc:date>
            </office:change-info>
            <text:p text:style-name="Text_20_body"><text:span text:style-name="T1"><text:s/>and</text:span></text:p>
          </text:deletion>
        </text:changed-region>
        <text:changed-region xml:id="ct93955982221472" text:id="ct93955982221472">
          <text:insertion>
            <office:change-info>
              <dc:creator>Julia Ringo</dc:creator>
              <dc:date>2023-10-21T07:49:00</dc:date>
            </office:change-info>
          </text:insertion>
        </text:changed-region>
        <text:changed-region xml:id="ct93955982103376" text:id="ct93955982103376">
          <text:deletion>
            <office:change-info>
              <dc:creator>Julia Ringo</dc:creator>
              <dc:date>2023-10-21T07:49:00</dc:date>
            </office:change-info>
            <text:p text:style-name="Text_20_body"><text:span text:style-name="T1">,</text:span></text:p>
          </text:deletion>
        </text:changed-region>
        <text:changed-region xml:id="ct93955982220464" text:id="ct93955982220464">
          <text:insertion>
            <office:change-info>
              <dc:creator>Julia Ringo</dc:creator>
              <dc:date>2023-10-21T07:50:00</dc:date>
            </office:change-info>
          </text:insertion>
        </text:changed-region>
        <text:changed-region xml:id="ct93955982227472" text:id="ct93955982227472">
          <text:format-change>
            <office:change-info>
              <dc:creator>Julia Ringo</dc:creator>
              <dc:date>2023-10-21T07:50:00</dc:date>
            </office:change-info>
          </text:format-change>
        </text:changed-region>
        <text:changed-region xml:id="ct93955982229584" text:id="ct93955982229584">
          <text:insertion>
            <office:change-info>
              <dc:creator>Julia Ringo</dc:creator>
              <dc:date>2023-10-21T07:50:00</dc:date>
            </office:change-info>
          </text:insertion>
        </text:changed-region>
        <text:changed-region xml:id="ct93955982231824" text:id="ct93955982231824">
          <text:insertion>
            <office:change-info>
              <dc:creator>Julia Ringo</dc:creator>
              <dc:date>2023-10-21T07:50:00</dc:date>
            </office:change-info>
          </text:insertion>
        </text:changed-region>
        <text:changed-region xml:id="ct93955982220752" text:id="ct93955982220752">
          <text:deletion>
            <office:change-info>
              <dc:creator>Julia Ringo</dc:creator>
              <dc:date>2023-10-21T07:50:00</dc:date>
            </office:change-info>
            <text:p text:style-name="Text_20_body"><text:span text:style-name="T1"><text:s/>above</text:span></text:p>
          </text:deletion>
        </text:changed-region>
        <text:changed-region xml:id="ct93955982225792" text:id="ct93955982225792">
          <text:insertion>
            <office:change-info>
              <dc:creator>Julia Ringo</dc:creator>
              <dc:date>2023-10-21T07:51:00</dc:date>
            </office:change-info>
          </text:insertion>
        </text:changed-region>
        <text:changed-region xml:id="ct93955982227152" text:id="ct93955982227152">
          <text:insertion>
            <office:change-info>
              <dc:creator>Julia Ringo</dc:creator>
              <dc:date>2023-10-21T07:51:00</dc:date>
            </office:change-info>
          </text:insertion>
        </text:changed-region>
        <text:changed-region xml:id="ct93955982229200" text:id="ct93955982229200">
          <text:deletion>
            <office:change-info>
              <dc:creator>Julia Ringo</dc:creator>
              <dc:date>2023-10-21T07:51:00</dc:date>
            </office:change-info>
            <text:p text:style-name="Text_20_body"><text:span text:style-name="T1">,</text:span></text:p>
          </text:deletion>
        </text:changed-region>
        <text:changed-region xml:id="ct93955982234224" text:id="ct93955982234224">
          <text:deletion>
            <office:change-info>
              <dc:creator>Julia Ringo</dc:creator>
              <dc:date>2023-10-05T13:15:00</dc:date>
            </office:change-info>
            <text:p text:style-name="Text_20_body"><text:span text:style-name="T1"><text:s/>— </text:span></text:p>
          </text:deletion>
        </text:changed-region>
        <text:changed-region xml:id="ct93955982256544" text:id="ct93955982256544">
          <text:insertion>
            <office:change-info>
              <dc:creator>Julia Ringo</dc:creator>
              <dc:date>2023-10-05T13:15:00</dc:date>
            </office:change-info>
          </text:insertion>
        </text:changed-region>
        <text:changed-region xml:id="ct93955982259664" text:id="ct93955982259664">
          <text:insertion>
            <office:change-info>
              <dc:creator>Julia Ringo</dc:creator>
              <dc:date>2023-10-21T07:52:00</dc:date>
            </office:change-info>
          </text:insertion>
        </text:changed-region>
        <text:changed-region xml:id="ct93955982259952" text:id="ct93955982259952">
          <text:deletion>
            <office:change-info>
              <dc:creator>Julia Ringo</dc:creator>
              <dc:date>2023-10-21T07:52:00</dc:date>
            </office:change-info>
            <text:p text:style-name="Text_20_body"><text:span text:style-name="T1">,</text:span></text:p>
          </text:deletion>
        </text:changed-region>
        <text:changed-region xml:id="ct93955982260240" text:id="ct93955982260240">
          <text:deletion>
            <office:change-info>
              <dc:creator>Julia Ringo</dc:creator>
              <dc:date>2023-10-21T07:52:00</dc:date>
            </office:change-info>
            <text:p text:style-name="Text_20_body"><text:span text:style-name="T1">. He</text:span></text:p>
          </text:deletion>
        </text:changed-region>
        <text:changed-region xml:id="ct93955982261200" text:id="ct93955982261200">
          <text:insertion>
            <office:change-info>
              <dc:creator>Julia Ringo</dc:creator>
              <dc:date>2023-10-21T07:52:00</dc:date>
            </office:change-info>
          </text:insertion>
        </text:changed-region>
        <text:changed-region xml:id="ct93955982262352" text:id="ct93955982262352">
          <text:deletion>
            <office:change-info>
              <dc:creator>Julia Ringo</dc:creator>
              <dc:date>2023-10-21T07:52:00</dc:date>
            </office:change-info>
            <text:p text:style-name="Text_20_body"><text:span text:style-name="T1">so they could get</text:span></text:p>
          </text:deletion>
        </text:changed-region>
        <text:changed-region xml:id="ct93955982264160" text:id="ct93955982264160">
          <text:insertion>
            <office:change-info>
              <dc:creator>Julia Ringo</dc:creator>
              <dc:date>2023-10-21T07:52:00</dc:date>
            </office:change-info>
          </text:insertion>
        </text:changed-region>
        <text:changed-region xml:id="ct93955976048160" text:id="ct93955976048160">
          <text:deletion>
            <office:change-info>
              <dc:creator>Julia Ringo</dc:creator>
              <dc:date>2023-10-21T07:52:00</dc:date>
            </office:change-info>
            <text:p text:style-name="Text_20_body"><text:span text:style-name="T1">20 </text:span></text:p>
          </text:deletion>
        </text:changed-region>
        <text:changed-region xml:id="ct93955976033872" text:id="ct93955976033872">
          <text:insertion>
            <office:change-info>
              <dc:creator>Julia Ringo</dc:creator>
              <dc:date>2023-10-21T07:52:00</dc:date>
            </office:change-info>
          </text:insertion>
        </text:changed-region>
        <text:changed-region xml:id="ct93955982263824" text:id="ct93955982263824">
          <text:insertion>
            <office:change-info>
              <dc:creator>Julia Ringo</dc:creator>
              <dc:date>2023-10-21T07:52:00</dc:date>
            </office:change-info>
          </text:insertion>
        </text:changed-region>
        <text:changed-region xml:id="ct93955982272288" text:id="ct93955982272288">
          <text:insertion>
            <office:change-info>
              <dc:creator>Julia Ringo</dc:creator>
              <dc:date>2023-10-21T07:52:00</dc:date>
            </office:change-info>
          </text:insertion>
        </text:changed-region>
        <text:changed-region xml:id="ct93955982273248" text:id="ct93955982273248">
          <text:deletion>
            <office:change-info>
              <dc:creator>Julia Ringo</dc:creator>
              <dc:date>2023-10-05T13:15:00</dc:date>
            </office:change-info>
            <text:p text:style-name="Text_20_body"><text:span text:style-name="T1"><text:s/>— </text:span></text:p>
          </text:deletion>
        </text:changed-region>
        <text:changed-region xml:id="ct93955982274592" text:id="ct93955982274592">
          <text:insertion>
            <office:change-info>
              <dc:creator>Julia Ringo</dc:creator>
              <dc:date>2023-10-05T13:15:00</dc:date>
            </office:change-info>
          </text:insertion>
        </text:changed-region>
        <text:changed-region xml:id="ct93955982275216" text:id="ct93955982275216">
          <text:deletion>
            <office:change-info>
              <dc:creator>Julia Ringo</dc:creator>
              <dc:date>2023-10-21T07:52:00</dc:date>
            </office:change-info>
            <text:p text:style-name="Text_20_body"><text:span text:style-name="T1">50 </text:span></text:p>
          </text:deletion>
        </text:changed-region>
        <text:changed-region xml:id="ct93955982276176" text:id="ct93955982276176">
          <text:insertion>
            <office:change-info>
              <dc:creator>Julia Ringo</dc:creator>
              <dc:date>2023-10-21T07:52:00</dc:date>
            </office:change-info>
          </text:insertion>
        </text:changed-region>
        <text:changed-region xml:id="ct93955982277808" text:id="ct93955982277808">
          <text:insertion>
            <office:change-info>
              <dc:creator>Julia Ringo</dc:creator>
              <dc:date>2023-10-21T07:52:00</dc:date>
            </office:change-info>
          </text:insertion>
        </text:changed-region>
        <text:changed-region xml:id="ct93955982265264" text:id="ct93955982265264">
          <text:deletion>
            <office:change-info>
              <dc:creator>Julia Ringo</dc:creator>
              <dc:date>2023-10-21T07:52:00</dc:date>
            </office:change-info>
            <text:p text:style-name="Text_20_body"><text:span text:style-name="T1">15 </text:span></text:p>
          </text:deletion>
        </text:changed-region>
        <text:changed-region xml:id="ct93955976051120" text:id="ct93955976051120">
          <text:insertion>
            <office:change-info>
              <dc:creator>Julia Ringo</dc:creator>
              <dc:date>2023-10-21T07:52:00</dc:date>
            </office:change-info>
          </text:insertion>
        </text:changed-region>
        <text:changed-region xml:id="ct93955982214432" text:id="ct93955982214432">
          <text:deletion>
            <office:change-info>
              <dc:creator>Julia Ringo</dc:creator>
              <dc:date>2023-10-05T13:15:00</dc:date>
            </office:change-info>
            <text:p text:style-name="Text_20_body"><text:span text:style-name="T1"><text:s/>— </text:span></text:p>
          </text:deletion>
        </text:changed-region>
        <text:changed-region xml:id="ct93955982279248" text:id="ct93955982279248">
          <text:insertion>
            <office:change-info>
              <dc:creator>Julia Ringo</dc:creator>
              <dc:date>2023-10-05T13:15:00</dc:date>
            </office:change-info>
          </text:insertion>
        </text:changed-region>
        <text:changed-region xml:id="ct93955981793680" text:id="ct93955981793680">
          <text:insertion>
            <office:change-info>
              <dc:creator>Julia Ringo</dc:creator>
              <dc:date>2023-10-21T07:53:00</dc:date>
            </office:change-info>
          </text:insertion>
        </text:changed-region>
        <text:changed-region xml:id="ct93955982293168" text:id="ct93955982293168">
          <text:insertion>
            <office:change-info>
              <dc:creator>Julia Ringo</dc:creator>
              <dc:date>2023-10-21T07:54:00</dc:date>
            </office:change-info>
          </text:insertion>
        </text:changed-region>
        <text:changed-region xml:id="ct93955982253040" text:id="ct93955982253040">
          <text:deletion>
            <office:change-info>
              <dc:creator>Julia Ringo</dc:creator>
              <dc:date>2023-10-21T07:54:00</dc:date>
            </office:change-info>
            <text:p text:style-name="Text_20_body"><text:span text:style-name="T1">,</text:span></text:p>
          </text:deletion>
        </text:changed-region>
        <text:changed-region xml:id="ct93955982293456" text:id="ct9395598229345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3955976062512" text:id="ct93955976062512">
          <text:deletion>
            <office:change-info>
              <dc:creator>Julia Ringo</dc:creator>
              <dc:date>2023-10-05T13:15:00</dc:date>
            </office:change-info>
            <text:p text:style-name="Text_20_body"><text:span text:style-name="T1"><text:s/>— </text:span></text:p>
          </text:deletion>
        </text:changed-region>
        <text:changed-region xml:id="ct93955982294416" text:id="ct93955982294416">
          <text:insertion>
            <office:change-info>
              <dc:creator>Julia Ringo</dc:creator>
              <dc:date>2023-10-05T13:15:00</dc:date>
            </office:change-info>
          </text:insertion>
        </text:changed-region>
        <text:changed-region xml:id="ct93955982293744" text:id="ct93955982293744">
          <text:insertion>
            <office:change-info>
              <dc:creator>Julia Ringo</dc:creator>
              <dc:date>2023-10-21T07:54:00</dc:date>
            </office:change-info>
          </text:insertion>
        </text:changed-region>
        <text:changed-region xml:id="ct93955982172480" text:id="ct93955982172480">
          <text:deletion>
            <office:change-info>
              <dc:creator>Julia Ringo</dc:creator>
              <dc:date>2023-10-21T07:54:00</dc:date>
            </office:change-info>
            <text:p text:style-name="Text_20_body"><text:span text:style-name="T1">,</text:span></text:p>
          </text:deletion>
        </text:changed-region>
        <text:changed-region xml:id="ct93955982295856" text:id="ct93955982295856">
          <text:deletion>
            <office:change-info>
              <dc:creator>Julia Ringo</dc:creator>
              <dc:date>2023-10-21T07:54:00</dc:date>
            </office:change-info>
            <text:p text:style-name="Text_20_body"><text:span text:style-name="T1">,</text:span></text:p>
          </text:deletion>
        </text:changed-region>
        <text:changed-region xml:id="ct93955982209408" text:id="ct93955982209408">
          <text:deletion>
            <office:change-info>
              <dc:creator>Julia Ringo</dc:creator>
              <dc:date>2023-10-21T07:54:00</dc:date>
            </office:change-info>
            <text:p text:style-name="Text_20_body"><text:span text:style-name="T1">20 </text:span></text:p>
          </text:deletion>
        </text:changed-region>
        <text:changed-region xml:id="ct93955982304400" text:id="ct93955982304400">
          <text:insertion>
            <office:change-info>
              <dc:creator>Julia Ringo</dc:creator>
              <dc:date>2023-10-21T07:54:00</dc:date>
            </office:change-info>
          </text:insertion>
        </text:changed-region>
        <text:changed-region xml:id="ct93955982306512" text:id="ct93955982306512">
          <text:format-change>
            <office:change-info>
              <dc:creator>Julia Ringo</dc:creator>
              <dc:date>2023-10-21T07:54:00</dc:date>
            </office:change-info>
          </text:format-change>
        </text:changed-region>
        <text:changed-region xml:id="ct93955982277280" text:id="ct93955982277280">
          <text:insertion>
            <office:change-info>
              <dc:creator>Julia Ringo</dc:creator>
              <dc:date>2023-10-21T07:55:00</dc:date>
            </office:change-info>
          </text:insertion>
        </text:changed-region>
        <text:changed-region xml:id="ct93955982310976" text:id="ct93955982310976">
          <text:deletion>
            <office:change-info>
              <dc:creator>Julia Ringo</dc:creator>
              <dc:date>2023-10-21T07:55:00</dc:date>
            </office:change-info>
            <text:p text:style-name="Text_20_body"><text:span text:style-name="T1">,</text:span></text:p>
          </text:deletion>
        </text:changed-region>
        <text:changed-region xml:id="ct93955982311600" text:id="ct93955982311600">
          <text:insertion>
            <office:change-info>
              <dc:creator>Julia Ringo</dc:creator>
              <dc:date>2023-10-21T07:55:00</dc:date>
            </office:change-info>
          </text:insertion>
        </text:changed-region>
        <text:changed-region xml:id="ct93955976071648" text:id="ct93955976071648">
          <text:deletion>
            <office:change-info>
              <dc:creator>Julia Ringo</dc:creator>
              <dc:date>2023-10-21T07:55:00</dc:date>
            </office:change-info>
            <text:p text:style-name="Text_20_body"><text:span text:style-name="T1">w</text:span></text:p>
          </text:deletion>
        </text:changed-region>
        <text:changed-region xml:id="ct93955982316736" text:id="ct93955982316736">
          <text:insertion>
            <office:change-info>
              <dc:creator>Julia Ringo</dc:creator>
              <dc:date>2023-10-21T07:55:00</dc:date>
            </office:change-info>
          </text:insertion>
        </text:changed-region>
        <text:changed-region xml:id="ct93955982295520" text:id="ct93955982295520">
          <text:deletion>
            <office:change-info>
              <dc:creator>Julia Ringo</dc:creator>
              <dc:date>2023-10-21T07:55:00</dc:date>
            </office:change-info>
            <text:p text:style-name="Text_20_body"><text:span text:style-name="T1">t</text:span></text:p>
          </text:deletion>
        </text:changed-region>
        <text:changed-region xml:id="ct93955982229872" text:id="ct93955982229872">
          <text:deletion>
            <office:change-info>
              <dc:creator>Julia Ringo</dc:creator>
              <dc:date>2023-10-05T13:15:00</dc:date>
            </office:change-info>
            <text:p text:style-name="Text_20_body"><text:span text:style-name="T1"><text:s/>— </text:span></text:p>
          </text:deletion>
        </text:changed-region>
        <text:changed-region xml:id="ct93955982325552" text:id="ct93955982325552">
          <text:insertion>
            <office:change-info>
              <dc:creator>Julia Ringo</dc:creator>
              <dc:date>2023-10-05T13:15:00</dc:date>
            </office:change-info>
          </text:insertion>
        </text:changed-region>
        <text:changed-region xml:id="ct93955982307952" text:id="ct93955982307952">
          <text:deletion>
            <office:change-info>
              <dc:creator>Julia Ringo</dc:creator>
              <dc:date>2023-10-21T07:55:00</dc:date>
            </office:change-info>
            <text:p text:style-name="Text_20_body"><text:span text:style-name="T1">15 </text:span></text:p>
          </text:deletion>
        </text:changed-region>
        <text:changed-region xml:id="ct93955982294032" text:id="ct93955982294032">
          <text:insertion>
            <office:change-info>
              <dc:creator>Julia Ringo</dc:creator>
              <dc:date>2023-10-21T07:55:00</dc:date>
            </office:change-info>
          </text:insertion>
        </text:changed-region>
        <text:changed-region xml:id="ct93955976065696" text:id="ct93955976065696">
          <text:deletion>
            <office:change-info>
              <dc:creator>Julia Ringo</dc:creator>
              <dc:date>2023-10-21T07:55:00</dc:date>
            </office:change-info>
            <text:p text:style-name="Text_20_body"><text:span text:style-name="T1">50 </text:span></text:p>
          </text:deletion>
        </text:changed-region>
        <text:changed-region xml:id="ct93955982330688" text:id="ct93955982330688">
          <text:insertion>
            <office:change-info>
              <dc:creator>Julia Ringo</dc:creator>
              <dc:date>2023-10-21T07:55:00</dc:date>
            </office:change-info>
          </text:insertion>
        </text:changed-region>
        <text:changed-region xml:id="ct93955976078944" text:id="ct93955976078944">
          <text:insertion>
            <office:change-info>
              <dc:creator>Julia Ringo</dc:creator>
              <dc:date>2023-10-21T07:55:00</dc:date>
            </office:change-info>
          </text:insertion>
        </text:changed-region>
        <text:changed-region xml:id="ct93955976061856" text:id="ct93955976061856">
          <text:deletion>
            <office:change-info>
              <dc:creator>Julia Ringo</dc:creator>
              <dc:date>2023-10-21T07:55:00</dc:date>
            </office:change-info>
            <text:p text:style-name="Text_20_body"><text:span text:style-name="T1">S</text:span></text:p>
          </text:deletion>
        </text:changed-region>
        <text:changed-region xml:id="ct93955982342816" text:id="ct93955982342816">
          <text:deletion>
            <office:change-info>
              <dc:creator>Julia Ringo</dc:creator>
              <dc:date>2023-10-21T07:56:00</dc:date>
            </office:change-info>
            <text:p text:style-name="Text_20_body"><text:span text:style-name="T1">50 </text:span></text:p>
          </text:deletion>
        </text:changed-region>
        <text:changed-region xml:id="ct93955976081040" text:id="ct93955976081040">
          <text:insertion>
            <office:change-info>
              <dc:creator>Julia Ringo</dc:creator>
              <dc:date>2023-10-21T07:56:00</dc:date>
            </office:change-info>
          </text:insertion>
        </text:changed-region>
        <text:changed-region xml:id="ct93955982343776" text:id="ct93955982343776">
          <text:deletion>
            <office:change-info>
              <dc:creator>Julia Ringo</dc:creator>
              <dc:date>2023-10-21T07:56:00</dc:date>
            </office:change-info>
            <text:p text:style-name="Text_20_body"><text:span text:style-name="T1">60 </text:span></text:p>
          </text:deletion>
        </text:changed-region>
        <text:changed-region xml:id="ct93955982344736" text:id="ct93955982344736">
          <text:insertion>
            <office:change-info>
              <dc:creator>Julia Ringo</dc:creator>
              <dc:date>2023-10-21T07:56:00</dc:date>
            </office:change-info>
          </text:insertion>
        </text:changed-region>
        <text:changed-region xml:id="ct93955982345696" text:id="ct93955982345696">
          <text:deletion>
            <office:change-info>
              <dc:creator>Julia Ringo</dc:creator>
              <dc:date>2023-10-21T07:56:00</dc:date>
            </office:change-info>
            <text:p text:style-name="Text_20_body"><text:span text:style-name="T1">200 </text:span></text:p>
          </text:deletion>
        </text:changed-region>
        <text:changed-region xml:id="ct93955982346656" text:id="ct93955982346656">
          <text:insertion>
            <office:change-info>
              <dc:creator>Julia Ringo</dc:creator>
              <dc:date>2023-10-21T07:56:00</dc:date>
            </office:change-info>
          </text:insertion>
        </text:changed-region>
        <text:changed-region xml:id="ct93955982347616" text:id="ct93955982347616">
          <text:deletion>
            <office:change-info>
              <dc:creator>Julia Ringo</dc:creator>
              <dc:date>2023-10-21T07:56:00</dc:date>
            </office:change-info>
            <text:p text:style-name="Text_20_body"><text:span text:style-name="T1">200 </text:span></text:p>
          </text:deletion>
        </text:changed-region>
        <text:changed-region xml:id="ct93955982348576" text:id="ct93955982348576">
          <text:insertion>
            <office:change-info>
              <dc:creator>Julia Ringo</dc:creator>
              <dc:date>2023-10-21T07:56:00</dc:date>
            </office:change-info>
          </text:insertion>
        </text:changed-region>
        <text:changed-region xml:id="ct93955982344064" text:id="ct93955982344064">
          <text:insertion>
            <office:change-info>
              <dc:creator>Julia Ringo</dc:creator>
              <dc:date>2023-10-21T07:56:00</dc:date>
            </office:change-info>
          </text:insertion>
        </text:changed-region>
        <text:changed-region xml:id="ct93955982357696" text:id="ct93955982357696">
          <text:insertion>
            <office:change-info>
              <dc:creator>Julia Ringo</dc:creator>
              <dc:date>2023-10-21T07:56:00</dc:date>
            </office:change-info>
          </text:insertion>
        </text:changed-region>
        <text:changed-region xml:id="ct93955982270640" text:id="ct93955982270640">
          <text:deletion>
            <office:change-info>
              <dc:creator>Julia Ringo</dc:creator>
              <dc:date>2023-10-10T11:08:00</dc:date>
            </office:change-info>
            <text:p text:style-name="Text_20_body"><text:span text:style-name="T1">…</text:span></text:p>
          </text:deletion>
        </text:changed-region>
        <text:changed-region xml:id="ct93955982361488" text:id="ct93955982361488">
          <text:insertion>
            <office:change-info>
              <dc:creator>Julia Ringo</dc:creator>
              <dc:date>2023-10-10T11:08:00</dc:date>
            </office:change-info>
          </text:insertion>
        </text:changed-region>
        <text:changed-region xml:id="ct93955982262016" text:id="ct93955982262016">
          <text:deletion>
            <office:change-info>
              <dc:creator>Julia Ringo</dc:creator>
              <dc:date>2023-10-05T13:15:00</dc:date>
            </office:change-info>
            <text:p text:style-name="Text_20_body"><text:span text:style-name="T1"><text:s/>— </text:span></text:p>
          </text:deletion>
        </text:changed-region>
        <text:changed-region xml:id="ct93955982365584" text:id="ct93955982365584">
          <text:insertion>
            <office:change-info>
              <dc:creator>Julia Ringo</dc:creator>
              <dc:date>2023-10-05T13:15:00</dc:date>
            </office:change-info>
          </text:insertion>
        </text:changed-region>
        <text:changed-region xml:id="ct93955976089440" text:id="ct93955976089440">
          <text:deletion>
            <office:change-info>
              <dc:creator>Julia Ringo</dc:creator>
              <dc:date>2023-10-10T11:08:00</dc:date>
            </office:change-info>
            <text:p text:style-name="Text_20_body"><text:span text:style-name="T1">…</text:span></text:p>
          </text:deletion>
        </text:changed-region>
        <text:changed-region xml:id="ct93955982373216" text:id="ct93955982373216">
          <text:insertion>
            <office:change-info>
              <dc:creator>Julia Ringo</dc:creator>
              <dc:date>2023-10-10T11:08:00</dc:date>
            </office:change-info>
          </text:insertion>
        </text:changed-region>
        <text:changed-region xml:id="ct93955982381232" text:id="ct93955982381232">
          <text:insertion>
            <office:change-info>
              <dc:creator>Julia Ringo</dc:creator>
              <dc:date>2023-10-21T07:57:00</dc:date>
            </office:change-info>
          </text:insertion>
        </text:changed-region>
        <text:changed-region xml:id="ct93955982381520" text:id="ct93955982381520">
          <text:deletion>
            <office:change-info>
              <dc:creator>Julia Ringo</dc:creator>
              <dc:date>2023-10-21T07:57:00</dc:date>
            </office:change-info>
            <text:p text:style-name="Text_20_body"><text:span text:style-name="T1">a</text:span></text:p>
          </text:deletion>
        </text:changed-region>
        <text:changed-region xml:id="ct93955982382752" text:id="ct93955982382752">
          <text:insertion>
            <office:change-info>
              <dc:creator>Julia Ringo</dc:creator>
              <dc:date>2023-10-21T07:57:00</dc:date>
            </office:change-info>
          </text:insertion>
        </text:changed-region>
        <text:changed-region xml:id="ct93955982382080" text:id="ct93955982382080">
          <text:insertion>
            <office:change-info>
              <dc:creator>Julia Ringo</dc:creator>
              <dc:date>2023-10-21T07:57:00</dc:date>
            </office:change-info>
          </text:insertion>
        </text:changed-region>
        <text:changed-region xml:id="ct93955982382368" text:id="ct93955982382368">
          <text:deletion>
            <office:change-info>
              <dc:creator>Julia Ringo</dc:creator>
              <dc:date>2023-10-21T07:57:00</dc:date>
            </office:change-info>
            <text:p text:style-name="Text_20_body"><text:span text:style-name="T1">.</text:span></text:p>
          </text:deletion>
        </text:changed-region>
        <text:changed-region xml:id="ct93955982387552" text:id="ct93955982387552">
          <text:deletion>
            <office:change-info>
              <dc:creator>Julia Ringo</dc:creator>
              <dc:date>2023-10-21T07:57:00</dc:date>
            </office:change-info>
            <text:p text:style-name="Text_20_body"><text:span text:style-name="T1">her guess </text:span></text:p>
          </text:deletion>
        </text:changed-region>
        <text:changed-region xml:id="ct93955982344352" text:id="ct93955982344352">
          <text:insertion>
            <office:change-info>
              <dc:creator>Julia Ringo</dc:creator>
              <dc:date>2023-10-21T07:57:00</dc:date>
            </office:change-info>
          </text:insertion>
        </text:changed-region>
        <text:changed-region xml:id="ct93955982392160" text:id="ct93955982392160">
          <text:deletion>
            <office:change-info>
              <dc:creator>Julia Ringo</dc:creator>
              <dc:date>2023-10-21T07:57:00</dc:date>
            </office:change-info>
            <text:p text:style-name="Text_20_body"><text:span text:style-name="T1"><text:s/></text:span></text:p>
          </text:deletion>
        </text:changed-region>
        <text:changed-region xml:id="ct93955982392448" text:id="ct93955982392448">
          <text:insertion>
            <office:change-info>
              <dc:creator>Julia Ringo</dc:creator>
              <dc:date>2023-10-21T07:57:00</dc:date>
            </office:change-info>
          </text:insertion>
        </text:changed-region>
        <text:changed-region xml:id="ct93955982396240" text:id="ct93955982396240">
          <text:insertion>
            <office:change-info>
              <dc:creator>Julia Ringo</dc:creator>
              <dc:date>2023-10-21T07:57:00</dc:date>
            </office:change-info>
          </text:insertion>
        </text:changed-region>
        <text:changed-region xml:id="ct93955982396864" text:id="ct93955982396864">
          <text:deletion>
            <office:change-info>
              <dc:creator>Julia Ringo</dc:creator>
              <dc:date>2023-10-21T07:57:00</dc:date>
            </office:change-info>
            <text:p text:style-name="Text_20_body"><text:span text:style-name="T1">,</text:span></text:p>
          </text:deletion>
        </text:changed-region>
        <text:changed-region xml:id="ct93955982398800" text:id="ct93955982398800">
          <text:insertion>
            <office:change-info>
              <dc:creator>Julia Ringo</dc:creator>
              <dc:date>2023-10-21T07:57:00</dc:date>
            </office:change-info>
          </text:insertion>
        </text:changed-region>
        <text:changed-region xml:id="ct93955982400576" text:id="ct93955982400576">
          <text:format-change>
            <office:change-info>
              <dc:creator>Julia Ringo</dc:creator>
              <dc:date>2023-10-21T07:58:00</dc:date>
            </office:change-info>
          </text:format-change>
        </text:changed-region>
        <text:changed-region xml:id="ct93955982378496" text:id="ct93955982378496">
          <text:deletion>
            <office:change-info>
              <dc:creator>Julia Ringo</dc:creator>
              <dc:date>2023-10-21T07:58:00</dc:date>
            </office:change-info>
            <text:p text:style-name="First_20_Paragraph"><text:span text:style-name="T1">20 </text:span></text:p>
          </text:deletion>
        </text:changed-region>
        <text:changed-region xml:id="ct93955982420144" text:id="ct93955982420144">
          <text:insertion>
            <office:change-info>
              <dc:creator>Julia Ringo</dc:creator>
              <dc:date>2023-10-21T07:58:00</dc:date>
            </office:change-info>
          </text:insertion>
        </text:changed-region>
        <text:changed-region xml:id="ct93955982420768" text:id="ct93955982420768">
          <text:deletion>
            <office:change-info>
              <dc:creator>Julia Ringo</dc:creator>
              <dc:date>2023-10-21T07:58:00</dc:date>
            </office:change-info>
            <text:p text:style-name="First_20_Paragraph"><text:span text:style-name="T1">15 </text:span></text:p>
          </text:deletion>
        </text:changed-region>
        <text:changed-region xml:id="ct93955982421728" text:id="ct93955982421728">
          <text:insertion>
            <office:change-info>
              <dc:creator>Julia Ringo</dc:creator>
              <dc:date>2023-10-21T07:58:00</dc:date>
            </office:change-info>
          </text:insertion>
        </text:changed-region>
        <text:changed-region xml:id="ct93955982407584" text:id="ct93955982407584">
          <text:insertion>
            <office:change-info>
              <dc:creator>Julia Ringo</dc:creator>
              <dc:date>2023-10-21T08:35:00</dc:date>
            </office:change-info>
          </text:insertion>
        </text:changed-region>
        <text:changed-region xml:id="ct93955976103536" text:id="ct93955976103536">
          <text:deletion>
            <office:change-info>
              <dc:creator>Julia Ringo</dc:creator>
              <dc:date>2023-10-21T08:35:00</dc:date>
            </office:change-info>
            <text:p text:style-name="Text_20_body"><text:span text:style-name="T1">20 </text:span></text:p>
          </text:deletion>
        </text:changed-region>
        <text:changed-region xml:id="ct93955982424080" text:id="ct93955982424080">
          <text:insertion>
            <office:change-info>
              <dc:creator>Julia Ringo</dc:creator>
              <dc:date>2023-10-21T08:35:00</dc:date>
            </office:change-info>
          </text:insertion>
        </text:changed-region>
        <text:changed-region xml:id="ct93955976107088" text:id="ct93955976107088">
          <text:insertion>
            <office:change-info>
              <dc:creator>Julia Ringo</dc:creator>
              <dc:date>2023-10-21T08:35:00</dc:date>
            </office:change-info>
          </text:insertion>
        </text:changed-region>
        <text:changed-region xml:id="ct93955982436752" text:id="ct93955982436752">
          <text:deletion>
            <office:change-info>
              <dc:creator>Julia Ringo</dc:creator>
              <dc:date>2023-10-21T08:35:00</dc:date>
            </office:change-info>
            <text:p text:style-name="Text_20_body"><text:span text:style-name="T1"><text:s/>and</text:span></text:p>
          </text:deletion>
        </text:changed-region>
        <text:changed-region xml:id="ct93955982437712" text:id="ct93955982437712">
          <text:deletion>
            <office:change-info>
              <dc:creator>Julia Ringo</dc:creator>
              <dc:date>2023-10-21T08:35:00</dc:date>
            </office:change-info>
            <text:p text:style-name="Text_20_body"><text:span text:style-name="T1">the </text:span></text:p>
          </text:deletion>
        </text:changed-region>
        <text:changed-region xml:id="ct93955982439008" text:id="ct93955982439008">
          <text:insertion>
            <office:change-info>
              <dc:creator>Julia Ringo</dc:creator>
              <dc:date>2023-10-21T08:35:00</dc:date>
            </office:change-info>
          </text:insertion>
        </text:changed-region>
        <text:changed-region xml:id="ct93955982440624" text:id="ct93955982440624">
          <text:insertion>
            <office:change-info>
              <dc:creator>Julia Ringo</dc:creator>
              <dc:date>2023-10-21T08:36:00</dc:date>
            </office:change-info>
          </text:insertion>
        </text:changed-region>
        <text:changed-region xml:id="ct93955982451440" text:id="ct93955982451440">
          <text:deletion>
            <office:change-info>
              <dc:creator>Julia Ringo</dc:creator>
              <dc:date>2023-10-21T10:06:00</dc:date>
            </office:change-info>
            <text:p text:style-name="Text_20_body"><text:span text:style-name="T1">,</text:span></text:p>
          </text:deletion>
        </text:changed-region>
        <text:changed-region xml:id="ct93955982461312" text:id="ct93955982461312">
          <text:insertion>
            <office:change-info>
              <dc:creator>Julia Ringo</dc:creator>
              <dc:date>2023-10-21T10:06:00</dc:date>
            </office:change-info>
          </text:insertion>
        </text:changed-region>
        <text:changed-region xml:id="ct93955982451728" text:id="ct93955982451728">
          <text:insertion>
            <office:change-info>
              <dc:creator>Julia Ringo</dc:creator>
              <dc:date>2023-10-21T10:06:00</dc:date>
            </office:change-info>
          </text:insertion>
        </text:changed-region>
        <text:changed-region xml:id="ct93955982466912" text:id="ct93955982466912">
          <text:insertion>
            <office:change-info>
              <dc:creator>Julia Ringo</dc:creator>
              <dc:date>2023-10-21T10:06:00</dc:date>
            </office:change-info>
          </text:insertion>
        </text:changed-region>
        <text:changed-region xml:id="ct93955982464624" text:id="ct93955982464624">
          <text:insertion>
            <office:change-info>
              <dc:creator>Julia Ringo</dc:creator>
              <dc:date>2023-10-21T10:07:00</dc:date>
            </office:change-info>
          </text:insertion>
        </text:changed-region>
        <text:changed-region xml:id="ct93955982464912" text:id="ct93955982464912">
          <text:deletion>
            <office:change-info>
              <dc:creator>Julia Ringo</dc:creator>
              <dc:date>2023-10-21T10:07:00</dc:date>
            </office:change-info>
            <text:p text:style-name="Text_20_body"><text:span text:style-name="T1"><text:s/>that followed every meal. </text:span></text:p>
          </text:deletion>
        </text:changed-region>
        <text:changed-region xml:id="ct93955982474256" text:id="ct93955982474256">
          <text:insertion>
            <office:change-info>
              <dc:creator>Julia Ringo</dc:creator>
              <dc:date>2023-10-21T10:07:00</dc:date>
            </office:change-info>
          </text:insertion>
        </text:changed-region>
        <text:changed-region xml:id="ct93955982474544" text:id="ct93955982474544">
          <text:deletion>
            <office:change-info>
              <dc:creator>Julia Ringo</dc:creator>
              <dc:date>2023-10-21T10:07:00</dc:date>
            </office:change-info>
            <text:p text:style-name="Text_20_body"><text:span text:style-name="T1">,</text:span></text:p>
          </text:deletion>
        </text:changed-region>
        <text:changed-region xml:id="ct93955982475504" text:id="ct93955982475504">
          <text:insertion>
            <office:change-info>
              <dc:creator>Julia Ringo</dc:creator>
              <dc:date>2023-10-21T10:07:00</dc:date>
            </office:change-info>
          </text:insertion>
        </text:changed-region>
        <text:changed-region xml:id="ct93955976115024" text:id="ct93955976115024">
          <text:deletion>
            <office:change-info>
              <dc:creator>Julia Ringo</dc:creator>
              <dc:date>2023-10-21T10:07:00</dc:date>
            </office:change-info>
            <text:p text:style-name="Text_20_body"><text:span text:style-name="T1">w</text:span></text:p>
          </text:deletion>
        </text:changed-region>
        <text:changed-region xml:id="ct93955976079248" text:id="ct93955976079248">
          <text:insertion>
            <office:change-info>
              <dc:creator>Julia Ringo</dc:creator>
              <dc:date>2023-10-21T10:07:00</dc:date>
            </office:change-info>
          </text:insertion>
        </text:changed-region>
        <text:changed-region xml:id="ct93955979631648" text:id="ct93955979631648">
          <text:deletion>
            <office:change-info>
              <dc:creator>Julia Ringo</dc:creator>
              <dc:date>2023-10-21T10:07:00</dc:date>
            </office:change-info>
            <text:p text:style-name="Text_20_body"><text:span text:style-name="T1">just </text:span></text:p>
          </text:deletion>
        </text:changed-region>
        <text:changed-region xml:id="ct93955979637712" text:id="ct93955979637712">
          <text:insertion>
            <office:change-info>
              <dc:creator>Julia Ringo</dc:creator>
              <dc:date>2023-10-21T10:07:00</dc:date>
            </office:change-info>
          </text:insertion>
        </text:changed-region>
        <text:changed-region xml:id="ct93955979644768" text:id="ct93955979644768">
          <text:insertion>
            <office:change-info>
              <dc:creator>Julia Ringo</dc:creator>
              <dc:date>2023-10-21T10:07:00</dc:date>
            </office:change-info>
          </text:insertion>
        </text:changed-region>
        <text:changed-region xml:id="ct93955982509856" text:id="ct93955982509856">
          <text:deletion>
            <office:change-info>
              <dc:creator>Julia Ringo</dc:creator>
              <dc:date>2023-10-05T13:15:00</dc:date>
            </office:change-info>
            <text:p text:style-name="Text_20_body"><text:span text:style-name="T1"><text:s/>— </text:span></text:p>
          </text:deletion>
        </text:changed-region>
        <text:changed-region xml:id="ct93955982510816" text:id="ct93955982510816">
          <text:insertion>
            <office:change-info>
              <dc:creator>Julia Ringo</dc:creator>
              <dc:date>2023-10-05T13:15:00</dc:date>
            </office:change-info>
          </text:insertion>
        </text:changed-region>
        <text:changed-region xml:id="ct93955982519264" text:id="ct93955982519264">
          <text:insertion>
            <office:change-info>
              <dc:creator>Julia Ringo</dc:creator>
              <dc:date>2023-10-21T10:08:00</dc:date>
            </office:change-info>
          </text:insertion>
        </text:changed-region>
        <text:changed-region xml:id="ct93955982519552" text:id="ct93955982519552">
          <text:deletion>
            <office:change-info>
              <dc:creator>Julia Ringo</dc:creator>
              <dc:date>2023-10-21T10:08:00</dc:date>
            </office:change-info>
            <text:p text:style-name="Text_20_body"><text:span text:style-name="T1">,</text:span></text:p>
          </text:deletion>
        </text:changed-region>
        <text:changed-region xml:id="ct93955982521184" text:id="ct93955982521184">
          <text:insertion>
            <office:change-info>
              <dc:creator>Julia Ringo</dc:creator>
              <dc:date>2023-10-21T10:08:00</dc:date>
            </office:change-info>
          </text:insertion>
        </text:changed-region>
        <text:changed-region xml:id="ct93955976124400" text:id="ct93955976124400">
          <text:deletion>
            <office:change-info>
              <dc:creator>Julia Ringo</dc:creator>
              <dc:date>2023-10-21T10:08:00</dc:date>
            </office:change-info>
            <text:p text:style-name="Text_20_body"><text:span text:style-name="T1">w</text:span></text:p>
          </text:deletion>
        </text:changed-region>
        <text:changed-region xml:id="ct93955982520800" text:id="ct93955982520800">
          <text:insertion>
            <office:change-info>
              <dc:creator>Julia Ringo</dc:creator>
              <dc:date>2023-10-21T10:09:00</dc:date>
            </office:change-info>
          </text:insertion>
        </text:changed-region>
        <text:changed-region xml:id="ct93955982532096" text:id="ct93955982532096">
          <text:deletion>
            <office:change-info>
              <dc:creator>Julia Ringo</dc:creator>
              <dc:date>2023-10-21T10:09:00</dc:date>
            </office:change-info>
            <text:p text:style-name="Text_20_body"><text:span text:style-name="T1">15 </text:span></text:p>
          </text:deletion>
        </text:changed-region>
        <text:changed-region xml:id="ct93955982537312" text:id="ct93955982537312">
          <text:insertion>
            <office:change-info>
              <dc:creator>Julia Ringo</dc:creator>
              <dc:date>2023-10-21T10:09:00</dc:date>
            </office:change-info>
          </text:insertion>
        </text:changed-region>
        <text:changed-region xml:id="ct93955982539136" text:id="ct93955982539136">
          <text:deletion>
            <office:change-info>
              <dc:creator>Julia Ringo</dc:creator>
              <dc:date>2023-10-21T10:09:00</dc:date>
            </office:change-info>
            <text:p text:style-name="Text_20_body"><text:span text:style-name="T1">-</text:span></text:p>
          </text:deletion>
        </text:changed-region>
        <text:changed-region xml:id="ct93955982532384" text:id="ct93955982532384">
          <text:insertion>
            <office:change-info>
              <dc:creator>Julia Ringo</dc:creator>
              <dc:date>2023-10-21T10:09:00</dc:date>
            </office:change-info>
          </text:insertion>
        </text:changed-region>
        <text:changed-region xml:id="ct93955982534960" text:id="ct93955982534960">
          <text:deletion>
            <office:change-info>
              <dc:creator>Julia Ringo</dc:creator>
              <dc:date>2023-10-21T10:10:00</dc:date>
            </office:change-info>
            <text:p text:style-name="Text_20_body"><text:span text:style-name="T1">So e</text:span></text:p>
          </text:deletion>
        </text:changed-region>
        <text:changed-region xml:id="ct93955982550432" text:id="ct93955982550432">
          <text:insertion>
            <office:change-info>
              <dc:creator>Julia Ringo</dc:creator>
              <dc:date>2023-10-21T10:10:00</dc:date>
            </office:change-info>
          </text:insertion>
        </text:changed-region>
        <text:changed-region xml:id="ct93955982551056" text:id="ct93955982551056">
          <text:deletion>
            <office:change-info>
              <dc:creator>Julia Ringo</dc:creator>
              <dc:date>2023-10-21T10:10:00</dc:date>
            </office:change-info>
            <text:p text:style-name="Text_20_body"><text:span text:style-name="T1">20 </text:span></text:p>
          </text:deletion>
        </text:changed-region>
        <text:changed-region xml:id="ct93955982552016" text:id="ct93955982552016">
          <text:insertion>
            <office:change-info>
              <dc:creator>Julia Ringo</dc:creator>
              <dc:date>2023-10-21T10:10:00</dc:date>
            </office:change-info>
          </text:insertion>
        </text:changed-region>
        <text:changed-region xml:id="ct93955982554048" text:id="ct93955982554048">
          <text:insertion>
            <office:change-info>
              <dc:creator>Julia Ringo</dc:creator>
              <dc:date>2023-10-21T10:10:00</dc:date>
            </office:change-info>
          </text:insertion>
        </text:changed-region>
        <text:changed-region xml:id="ct93955982555008" text:id="ct93955982555008">
          <text:deletion>
            <office:change-info>
              <dc:creator>Julia Ringo</dc:creator>
              <dc:date>2023-10-05T13:15:00</dc:date>
            </office:change-info>
            <text:p text:style-name="Text_20_body"><text:span text:style-name="T1"><text:s/>— </text:span></text:p>
          </text:deletion>
        </text:changed-region>
        <text:changed-region xml:id="ct93955982555968" text:id="ct93955982555968">
          <text:insertion>
            <office:change-info>
              <dc:creator>Julia Ringo</dc:creator>
              <dc:date>2023-10-05T13:15:00</dc:date>
            </office:change-info>
          </text:insertion>
        </text:changed-region>
        <text:changed-region xml:id="ct93955982551344" text:id="ct93955982551344">
          <text:insertion>
            <office:change-info>
              <dc:creator>Julia Ringo</dc:creator>
              <dc:date>2023-10-21T10:10:00</dc:date>
            </office:change-info>
          </text:insertion>
        </text:changed-region>
        <text:changed-region xml:id="ct93955982534544" text:id="ct93955982534544">
          <text:deletion>
            <office:change-info>
              <dc:creator>Julia Ringo</dc:creator>
              <dc:date>2023-10-21T10:10:00</dc:date>
            </office:change-info>
            <text:p text:style-name="Text_20_body"><text:span text:style-name="T1">,</text:span></text:p>
          </text:deletion>
        </text:changed-region>
        <text:changed-region xml:id="ct93955982563456" text:id="ct93955982563456">
          <text:deletion>
            <office:change-info>
              <dc:creator>Julia Ringo</dc:creator>
              <dc:date>2023-10-21T10:10:00</dc:date>
            </office:change-info>
            <text:p text:style-name="Text_20_body"><text:span text:style-name="T1">again </text:span></text:p>
          </text:deletion>
        </text:changed-region>
        <text:changed-region xml:id="ct93955982564416" text:id="ct93955982564416">
          <text:insertion>
            <office:change-info>
              <dc:creator>Julia Ringo</dc:creator>
              <dc:date>2023-10-21T10:10:00</dc:date>
            </office:change-info>
          </text:insertion>
        </text:changed-region>
        <text:changed-region xml:id="ct93955982564704" text:id="ct93955982564704">
          <text:insertion>
            <office:change-info>
              <dc:creator>Julia Ringo</dc:creator>
              <dc:date>2023-10-21T10:10:00</dc:date>
            </office:change-info>
          </text:insertion>
        </text:changed-region>
        <text:changed-region xml:id="ct93955982538800" text:id="ct93955982538800">
          <text:deletion>
            <office:change-info>
              <dc:creator>Julia Ringo</dc:creator>
              <dc:date>2023-10-10T11:08:00</dc:date>
            </office:change-info>
            <text:p text:style-name="Text_20_body"><text:span text:style-name="T1">…</text:span></text:p>
          </text:deletion>
        </text:changed-region>
        <text:changed-region xml:id="ct93955982577712" text:id="ct93955982577712">
          <text:insertion>
            <office:change-info>
              <dc:creator>Julia Ringo</dc:creator>
              <dc:date>2023-10-10T11:08:00</dc:date>
            </office:change-info>
          </text:insertion>
        </text:changed-region>
        <text:changed-region xml:id="ct93955976139584" text:id="ct93955976139584">
          <text:deletion>
            <office:change-info>
              <dc:creator>Julia Ringo</dc:creator>
              <dc:date>2023-10-21T10:11:00</dc:date>
            </office:change-info>
            <text:p text:style-name="Text_20_body"><text:span text:style-name="T1"><text:s/></text:span></text:p>
          </text:deletion>
        </text:changed-region>
        <text:changed-region xml:id="ct93955982568784" text:id="ct93955982568784">
          <text:insertion>
            <office:change-info>
              <dc:creator>Julia Ringo</dc:creator>
              <dc:date>2023-10-21T10:11:00</dc:date>
            </office:change-info>
          </text:insertion>
        </text:changed-region>
        <text:changed-region xml:id="ct93955982585296" text:id="ct93955982585296">
          <text:insertion>
            <office:change-info>
              <dc:creator>Julia Ringo</dc:creator>
              <dc:date>2023-10-21T10:11:00</dc:date>
            </office:change-info>
          </text:insertion>
        </text:changed-region>
        <text:changed-region xml:id="ct93955982586928" text:id="ct93955982586928">
          <text:insertion>
            <office:change-info>
              <dc:creator>Julia Ringo</dc:creator>
              <dc:date>2023-10-21T10:11:00</dc:date>
            </office:change-info>
          </text:insertion>
        </text:changed-region>
        <text:changed-region xml:id="ct93955982587216" text:id="ct93955982587216">
          <text:deletion>
            <office:change-info>
              <dc:creator>Julia Ringo</dc:creator>
              <dc:date>2023-10-21T10:11:00</dc:date>
            </office:change-info>
            <text:p text:style-name="Text_20_body"><text:span text:style-name="T1">a</text:span></text:p>
          </text:deletion>
        </text:changed-region>
        <text:changed-region xml:id="ct93955982588848" text:id="ct93955982588848">
          <text:insertion>
            <office:change-info>
              <dc:creator>Julia Ringo</dc:creator>
              <dc:date>2023-10-21T10:11:00</dc:date>
            </office:change-info>
          </text:insertion>
        </text:changed-region>
        <text:changed-region xml:id="ct93955982586256" text:id="ct93955982586256">
          <text:deletion>
            <office:change-info>
              <dc:creator>Julia Ringo</dc:creator>
              <dc:date>2023-10-05T13:15:00</dc:date>
            </office:change-info>
            <text:p text:style-name="Text_20_body"><text:span text:style-name="T1"><text:s/>— </text:span></text:p>
          </text:deletion>
        </text:changed-region>
        <text:changed-region xml:id="ct93955982594992" text:id="ct93955982594992">
          <text:insertion>
            <office:change-info>
              <dc:creator>Julia Ringo</dc:creator>
              <dc:date>2023-10-05T13:15:00</dc:date>
            </office:change-info>
          </text:insertion>
        </text:changed-region>
        <text:changed-region xml:id="ct93955982595952" text:id="ct93955982595952">
          <text:insertion>
            <office:change-info>
              <dc:creator>Julia Ringo</dc:creator>
              <dc:date>2023-10-21T10:11:00</dc:date>
            </office:change-info>
          </text:insertion>
        </text:changed-region>
        <text:changed-region xml:id="ct93955982596912" text:id="ct93955982596912">
          <text:deletion>
            <office:change-info>
              <dc:creator>Julia Ringo</dc:creator>
              <dc:date>2023-10-21T10:11:00</dc:date>
            </office:change-info>
            <text:p text:style-name="Text_20_body"><text:span text:style-name="T1"><text:s/>though</text:span></text:p>
          </text:deletion>
        </text:changed-region>
        <text:changed-region xml:id="ct93955982565472" text:id="ct93955982565472">
          <text:deletion>
            <office:change-info>
              <dc:creator>Julia Ringo</dc:creator>
              <dc:date>2023-10-10T11:08:00</dc:date>
            </office:change-info>
            <text:p text:style-name="Text_20_body"><text:span text:style-name="T1">…</text:span></text:p>
          </text:deletion>
        </text:changed-region>
        <text:changed-region xml:id="ct93955976147440" text:id="ct93955976147440">
          <text:insertion>
            <office:change-info>
              <dc:creator>Julia Ringo</dc:creator>
              <dc:date>2023-10-10T11:08:00</dc:date>
            </office:change-info>
          </text:insertion>
        </text:changed-region>
        <text:changed-region xml:id="ct93955982604064" text:id="ct93955982604064">
          <text:insertion>
            <office:change-info>
              <dc:creator>Julia Ringo</dc:creator>
              <dc:date>2023-10-21T10:11:00</dc:date>
            </office:change-info>
          </text:insertion>
        </text:changed-region>
        <text:changed-region xml:id="ct93955982586544" text:id="ct93955982586544">
          <text:insertion>
            <office:change-info>
              <dc:creator>Julia Ringo</dc:creator>
              <dc:date>2023-10-21T10:11:00</dc:date>
            </office:change-info>
          </text:insertion>
        </text:changed-region>
        <text:changed-region xml:id="ct93955982608336" text:id="ct93955982608336">
          <text:deletion>
            <office:change-info>
              <dc:creator>Julia Ringo</dc:creator>
              <dc:date>2023-10-21T10:12:00</dc:date>
            </office:change-info>
            <text:p text:style-name="Text_20_body"><text:span text:style-name="T1"><text:s/>from Bastian</text:span></text:p>
          </text:deletion>
        </text:changed-region>
        <text:changed-region xml:id="ct93955982619104" text:id="ct93955982619104">
          <text:insertion>
            <office:change-info>
              <dc:creator>Julia Ringo</dc:creator>
              <dc:date>2023-10-21T10:12:00</dc:date>
            </office:change-info>
          </text:insertion>
        </text:changed-region>
        <text:changed-region xml:id="ct93955982613056" text:id="ct93955982613056">
          <text:deletion>
            <office:change-info>
              <dc:creator>Julia Ringo</dc:creator>
              <dc:date>2023-10-05T13:15:00</dc:date>
            </office:change-info>
            <text:p text:style-name="Text_20_body"><text:span text:style-name="T1"><text:s/>— </text:span></text:p>
          </text:deletion>
        </text:changed-region>
        <text:changed-region xml:id="ct93955982608624" text:id="ct93955982608624">
          <text:insertion>
            <office:change-info>
              <dc:creator>Julia Ringo</dc:creator>
              <dc:date>2023-10-05T13:15:00</dc:date>
            </office:change-info>
          </text:insertion>
        </text:changed-region>
        <text:changed-region xml:id="ct93955982608912" text:id="ct93955982608912">
          <text:deletion>
            <office:change-info>
              <dc:creator>Julia Ringo</dc:creator>
              <dc:date>2023-10-05T13:15:00</dc:date>
            </office:change-info>
            <text:p text:style-name="Text_20_body"><text:span text:style-name="T1"><text:s/>— </text:span></text:p>
          </text:deletion>
        </text:changed-region>
        <text:changed-region xml:id="ct93955982611120" text:id="ct93955982611120">
          <text:insertion>
            <office:change-info>
              <dc:creator>Julia Ringo</dc:creator>
              <dc:date>2023-10-21T10:12:00</dc:date>
            </office:change-info>
          </text:insertion>
        </text:changed-region>
        <text:changed-region xml:id="ct93955982611408" text:id="ct93955982611408">
          <text:deletion>
            <office:change-info>
              <dc:creator>Julia Ringo</dc:creator>
              <dc:date>2023-10-21T10:12:00</dc:date>
            </office:change-info>
            <text:p text:style-name="Text_20_body"><text:span text:style-name="T1">Cassandra </text:span></text:p>
          </text:deletion>
        </text:changed-region>
        <text:changed-region xml:id="ct93955982620384" text:id="ct93955982620384">
          <text:insertion>
            <office:change-info>
              <dc:creator>Julia Ringo</dc:creator>
              <dc:date>2023-10-21T10:12:00</dc:date>
            </office:change-info>
          </text:insertion>
        </text:changed-region>
        <text:changed-region xml:id="ct93955982613344" text:id="ct93955982613344">
          <text:insertion>
            <office:change-info>
              <dc:creator>Julia Ringo</dc:creator>
              <dc:date>2023-10-21T10:12:00</dc:date>
            </office:change-info>
          </text:insertion>
        </text:changed-region>
        <text:changed-region xml:id="ct93955982611696" text:id="ct93955982611696">
          <text:deletion>
            <office:change-info>
              <dc:creator>Julia Ringo</dc:creator>
              <dc:date>2023-10-21T10:13:00</dc:date>
            </office:change-info>
            <text:p text:style-name="Text_20_body"><text:span text:style-name="T1">sound of the </text:span></text:p>
          </text:deletion>
        </text:changed-region>
        <text:changed-region xml:id="ct93955982641312" text:id="ct93955982641312">
          <text:deletion>
            <office:change-info>
              <dc:creator>Julia Ringo</dc:creator>
              <dc:date>2023-10-05T13:15:00</dc:date>
            </office:change-info>
            <text:p text:style-name="Text_20_body"><text:span text:style-name="T1"><text:s/>— </text:span></text:p>
          </text:deletion>
        </text:changed-region>
        <text:changed-region xml:id="ct93955982641936" text:id="ct93955982641936">
          <text:insertion>
            <office:change-info>
              <dc:creator>Julia Ringo</dc:creator>
              <dc:date>2023-10-05T13:15:00</dc:date>
            </office:change-info>
          </text:insertion>
        </text:changed-region>
        <text:changed-region xml:id="ct93955982647168" text:id="ct93955982647168">
          <text:deletion>
            <office:change-info>
              <dc:creator>Julia Ringo</dc:creator>
              <dc:date>2023-10-21T10:13:00</dc:date>
            </office:change-info>
            <text:p text:style-name="Text_20_body"><text:span text:style-name="T1">1000</text:span></text:p>
          </text:deletion>
        </text:changed-region>
        <text:changed-region xml:id="ct93955982565760" text:id="ct93955982565760">
          <text:insertion>
            <office:change-info>
              <dc:creator>Julia Ringo</dc:creator>
              <dc:date>2023-10-21T10:13:00</dc:date>
            </office:change-info>
          </text:insertion>
        </text:changed-region>
        <text:changed-region xml:id="ct93955982657584" text:id="ct93955982657584">
          <text:insertion>
            <office:change-info>
              <dc:creator>Julia Ringo</dc:creator>
              <dc:date>2023-10-21T10:13:00</dc:date>
            </office:change-info>
          </text:insertion>
        </text:changed-region>
        <text:changed-region xml:id="ct93955982657872" text:id="ct93955982657872">
          <text:deletion>
            <office:change-info>
              <dc:creator>Julia Ringo</dc:creator>
              <dc:date>2023-10-21T10:13:00</dc:date>
            </office:change-info>
            <text:p text:style-name="Text_20_body"><text:span text:style-name="T1"><text:s/></text:span></text:p>
          </text:deletion>
        </text:changed-region>
        <text:changed-region xml:id="ct93955982658160" text:id="ct93955982658160">
          <text:insertion>
            <office:change-info>
              <dc:creator>Julia Ringo</dc:creator>
              <dc:date>2023-10-21T10:13:00</dc:date>
            </office:change-info>
          </text:insertion>
        </text:changed-region>
        <text:changed-region xml:id="ct93955982663616" text:id="ct93955982663616">
          <text:insertion>
            <office:change-info>
              <dc:creator>Julia Ringo</dc:creator>
              <dc:date>2023-10-21T10:13:00</dc:date>
            </office:change-info>
          </text:insertion>
        </text:changed-region>
        <text:changed-region xml:id="ct93955982663904" text:id="ct93955982663904">
          <text:deletion>
            <office:change-info>
              <dc:creator>Julia Ringo</dc:creator>
              <dc:date>2023-10-21T10:13:00</dc:date>
            </office:change-info>
            <text:p text:style-name="Text_20_body"><text:span text:style-name="T1">;</text:span></text:p>
          </text:deletion>
        </text:changed-region>
        <text:changed-region xml:id="ct93955982644880" text:id="ct93955982644880">
          <text:deletion>
            <office:change-info>
              <dc:creator>Julia Ringo</dc:creator>
              <dc:date>2023-10-21T10:15:00</dc:date>
            </office:change-info>
            <text:p text:style-name="Text_20_body"><text:span text:style-name="T1">did </text:span></text:p>
          </text:deletion>
        </text:changed-region>
        <text:changed-region xml:id="ct93955982674336" text:id="ct93955982674336">
          <text:insertion>
            <office:change-info>
              <dc:creator>Julia Ringo</dc:creator>
              <dc:date>2023-10-21T10:15:00</dc:date>
            </office:change-info>
          </text:insertion>
        </text:changed-region>
        <text:changed-region xml:id="ct93955982666512" text:id="ct93955982666512">
          <text:insertion>
            <office:change-info>
              <dc:creator>Julia Ringo</dc:creator>
              <dc:date>2023-10-21T10:15:00</dc:date>
            </office:change-info>
          </text:insertion>
        </text:changed-region>
        <text:changed-region xml:id="ct93955982659344" text:id="ct93955982659344">
          <text:deletion>
            <office:change-info>
              <dc:creator>Julia Ringo</dc:creator>
              <dc:date>2023-10-21T10:15:00</dc:date>
            </office:change-info>
            <text:p text:style-name="Text_20_body"><text:span text:style-name="T1"><text:s/></text:span></text:p>
          </text:deletion>
        </text:changed-region>
        <text:changed-region xml:id="ct93955982688112" text:id="ct93955982688112">
          <text:deletion>
            <office:change-info>
              <dc:creator>Julia Ringo</dc:creator>
              <dc:date>2023-10-21T10:16:00</dc:date>
            </office:change-info>
            <text:p text:style-name="Text_20_body"><text:span text:style-name="T1">was </text:span></text:p>
          </text:deletion>
        </text:changed-region>
        <text:changed-region xml:id="ct93955982689408" text:id="ct93955982689408">
          <text:insertion>
            <office:change-info>
              <dc:creator>Julia Ringo</dc:creator>
              <dc:date>2023-10-21T10:16:00</dc:date>
            </office:change-info>
          </text:insertion>
        </text:changed-region>
        <text:changed-region xml:id="ct93955982689696" text:id="ct93955982689696">
          <text:deletion>
            <office:change-info>
              <dc:creator>Julia Ringo</dc:creator>
              <dc:date>2023-10-21T10:16:00</dc:date>
            </office:change-info>
            <text:p text:style-name="Text_20_body"><text:span text:style-name="T1">eling</text:span></text:p>
          </text:deletion>
        </text:changed-region>
        <text:changed-region xml:id="ct93955982690320" text:id="ct93955982690320">
          <text:deletion>
            <office:change-info>
              <dc:creator>Julia Ringo</dc:creator>
              <dc:date>2023-10-21T10:16:00</dc:date>
            </office:change-info>
            <text:p text:style-name="Text_20_body"><text:span text:style-name="T1">10</text:span></text:p>
          </text:deletion>
        </text:changed-region>
        <text:changed-region xml:id="ct93955982691840" text:id="ct93955982691840">
          <text:insertion>
            <office:change-info>
              <dc:creator>Julia Ringo</dc:creator>
              <dc:date>2023-10-21T10:16:00</dc:date>
            </office:change-info>
          </text:insertion>
        </text:changed-region>
        <text:changed-region xml:id="ct93955982692464" text:id="ct93955982692464">
          <text:deletion>
            <office:change-info>
              <dc:creator>Julia Ringo</dc:creator>
              <dc:date>2023-10-21T10:16:00</dc:date>
            </office:change-info>
            <text:p text:style-name="Text_20_body"><text:span text:style-name="T1">20</text:span></text:p>
          </text:deletion>
        </text:changed-region>
        <text:changed-region xml:id="ct93955982693424" text:id="ct93955982693424">
          <text:insertion>
            <office:change-info>
              <dc:creator>Julia Ringo</dc:creator>
              <dc:date>2023-10-21T10:16:00</dc:date>
            </office:change-info>
          </text:insertion>
        </text:changed-region>
        <text:changed-region xml:id="ct93955982695744" text:id="ct93955982695744">
          <text:insertion>
            <office:change-info>
              <dc:creator>Julia Ringo</dc:creator>
              <dc:date>2023-10-21T10:16:00</dc:date>
            </office:change-info>
          </text:insertion>
        </text:changed-region>
        <text:changed-region xml:id="ct93955982698784" text:id="ct93955982698784">
          <text:insertion>
            <office:change-info>
              <dc:creator>Julia Ringo</dc:creator>
              <dc:date>2023-10-21T10:16:00</dc:date>
            </office:change-info>
          </text:insertion>
        </text:changed-region>
        <text:changed-region xml:id="ct93955982701088" text:id="ct93955982701088">
          <text:deletion>
            <office:change-info>
              <dc:creator>Julia Ringo</dc:creator>
              <dc:date>2023-10-05T13:15:00</dc:date>
            </office:change-info>
            <text:p text:style-name="Text_20_body"><text:span text:style-name="T1"><text:s/>— </text:span></text:p>
          </text:deletion>
        </text:changed-region>
        <text:changed-region xml:id="ct93955982703360" text:id="ct93955982703360">
          <text:insertion>
            <office:change-info>
              <dc:creator>Julia Ringo</dc:creator>
              <dc:date>2023-10-05T13:15:00</dc:date>
            </office:change-info>
          </text:insertion>
        </text:changed-region>
        <text:changed-region xml:id="ct93955982704320" text:id="ct93955982704320">
          <text:deletion>
            <office:change-info>
              <dc:creator>Julia Ringo</dc:creator>
              <dc:date>2023-10-05T13:15:00</dc:date>
            </office:change-info>
            <text:p text:style-name="Text_20_body"><text:span text:style-name="T1"><text:s/>— </text:span></text:p>
          </text:deletion>
        </text:changed-region>
        <text:changed-region xml:id="ct93955982706144" text:id="ct93955982706144">
          <text:insertion>
            <office:change-info>
              <dc:creator>Julia Ringo</dc:creator>
              <dc:date>2023-10-05T13:15:00</dc:date>
            </office:change-info>
          </text:insertion>
        </text:changed-region>
        <text:changed-region xml:id="ct93955982707776" text:id="ct93955982707776">
          <text:insertion>
            <office:change-info>
              <dc:creator>Julia Ringo</dc:creator>
              <dc:date>2023-10-21T10:16:00</dc:date>
            </office:change-info>
          </text:insertion>
        </text:changed-region>
        <text:changed-region xml:id="ct93955982709680" text:id="ct93955982709680">
          <text:deletion>
            <office:change-info>
              <dc:creator>Julia Ringo</dc:creator>
              <dc:date>2023-10-21T10:17:00</dc:date>
            </office:change-info>
            <text:p text:style-name="Text_20_body"><text:span text:style-name="T1">reflected back </text:span></text:p>
          </text:deletion>
        </text:changed-region>
        <text:changed-region xml:id="ct93955982711872" text:id="ct93955982711872">
          <text:insertion>
            <office:change-info>
              <dc:creator>Julia Ringo</dc:creator>
              <dc:date>2023-10-21T10:17:00</dc:date>
            </office:change-info>
          </text:insertion>
        </text:changed-region>
        <text:changed-region xml:id="ct93955976175600" text:id="ct93955976175600">
          <text:deletion>
            <office:change-info>
              <dc:creator>Julia Ringo</dc:creator>
              <dc:date>2023-10-21T10:17:00</dc:date>
            </office:change-info>
            <text:p text:style-name="Text_20_body"><text:span text:style-name="T1"><text:s/>that</text:span></text:p>
          </text:deletion>
        </text:changed-region>
        <text:changed-region xml:id="ct93955982713328" text:id="ct93955982713328">
          <text:deletion>
            <office:change-info>
              <dc:creator>Julia Ringo</dc:creator>
              <dc:date>2023-10-21T10:17:00</dc:date>
            </office:change-info>
            <text:p text:style-name="Text_20_body"><text:span text:style-name="T1">was more and more appearing</text:span></text:p>
          </text:deletion>
        </text:changed-region>
        <text:changed-region xml:id="ct93955982714672" text:id="ct93955982714672">
          <text:insertion>
            <office:change-info>
              <dc:creator>Julia Ringo</dc:creator>
              <dc:date>2023-10-21T10:17:00</dc:date>
            </office:change-info>
          </text:insertion>
        </text:changed-region>
        <text:changed-region xml:id="ct93955982716016" text:id="ct93955982716016">
          <text:deletion>
            <office:change-info>
              <dc:creator>Julia Ringo</dc:creator>
              <dc:date>2023-10-21T10:17:00</dc:date>
            </office:change-info>
            <text:p text:style-name="Text_20_body"><text:span text:style-name="T1"><text:s/>to make one’s way across</text:span></text:p>
          </text:deletion>
        </text:changed-region>
        <text:changed-region xml:id="ct93955982714256" text:id="ct93955982714256">
          <text:deletion>
            <office:change-info>
              <dc:creator>Julia Ringo</dc:creator>
              <dc:date>2023-10-05T13:15:00</dc:date>
            </office:change-info>
            <text:p text:style-name="Text_20_body"><text:span text:style-name="T1"><text:s/>— </text:span></text:p>
          </text:deletion>
        </text:changed-region>
        <text:changed-region xml:id="ct93955982693712" text:id="ct93955982693712">
          <text:insertion>
            <office:change-info>
              <dc:creator>Julia Ringo</dc:creator>
              <dc:date>2023-10-05T13:15:00</dc:date>
            </office:change-info>
          </text:insertion>
        </text:changed-region>
        <text:changed-region xml:id="ct93955982715152" text:id="ct93955982715152">
          <text:deletion>
            <office:change-info>
              <dc:creator>Julia Ringo</dc:creator>
              <dc:date>2023-10-05T13:15:00</dc:date>
            </office:change-info>
            <text:p text:style-name="Text_20_body"><text:span text:style-name="T1"><text:s/>— </text:span></text:p>
          </text:deletion>
        </text:changed-region>
        <text:changed-region xml:id="ct93955982715600" text:id="ct93955982715600">
          <text:insertion>
            <office:change-info>
              <dc:creator>Julia Ringo</dc:creator>
              <dc:date>2023-10-05T13:15:00</dc:date>
            </office:change-info>
          </text:insertion>
        </text:changed-region>
        <text:changed-region xml:id="ct93955982589616" text:id="ct93955982589616">
          <text:format-change>
            <office:change-info>
              <dc:creator>Julia Ringo</dc:creator>
              <dc:date>2023-10-21T10:18:00</dc:date>
            </office:change-info>
          </text:format-change>
        </text:changed-region>
        <text:changed-region xml:id="ct93955976178000" text:id="ct93955976178000">
          <text:insertion>
            <office:change-info>
              <dc:creator>Julia Ringo</dc:creator>
              <dc:date>2023-10-21T10:18:00</dc:date>
            </office:change-info>
          </text:insertion>
        </text:changed-region>
        <text:changed-region xml:id="ct93955982528064" text:id="ct93955982528064">
          <text:deletion>
            <office:change-info>
              <dc:creator>Julia Ringo</dc:creator>
              <dc:date>2023-10-05T13:15:00</dc:date>
            </office:change-info>
            <text:p text:style-name="Text_20_body"><text:span text:style-name="T1"><text:s/>— </text:span></text:p>
          </text:deletion>
        </text:changed-region>
        <text:changed-region xml:id="ct93955982589904" text:id="ct93955982589904">
          <text:insertion>
            <office:change-info>
              <dc:creator>Julia Ringo</dc:creator>
              <dc:date>2023-10-05T13:15:00</dc:date>
            </office:change-info>
          </text:insertion>
        </text:changed-region>
        <text:changed-region xml:id="ct93955982749200" text:id="ct93955982749200">
          <text:deletion>
            <office:change-info>
              <dc:creator>Julia Ringo</dc:creator>
              <dc:date>2023-10-05T13:15:00</dc:date>
            </office:change-info>
            <text:p text:style-name="Text_20_body"><text:span text:style-name="T1"><text:s/>— </text:span></text:p>
          </text:deletion>
        </text:changed-region>
        <text:changed-region xml:id="ct93955982750160" text:id="ct93955982750160">
          <text:insertion>
            <office:change-info>
              <dc:creator>Julia Ringo</dc:creator>
              <dc:date>2023-10-05T13:15:00</dc:date>
            </office:change-info>
          </text:insertion>
        </text:changed-region>
        <text:changed-region xml:id="ct93955982751456" text:id="ct93955982751456">
          <text:insertion>
            <office:change-info>
              <dc:creator>Julia Ringo</dc:creator>
              <dc:date>2023-10-21T10:20:00</dc:date>
            </office:change-info>
          </text:insertion>
        </text:changed-region>
        <text:changed-region xml:id="ct93955982752416" text:id="ct93955982752416">
          <text:deletion>
            <office:change-info>
              <dc:creator>Julia Ringo</dc:creator>
              <dc:date>2023-10-21T10:20:00</dc:date>
            </office:change-info>
            <text:p text:style-name="Text_20_body"><text:span text:style-name="T1">s</text:span></text:p>
          </text:deletion>
        </text:changed-region>
        <text:changed-region xml:id="ct93955976173920" text:id="ct93955976173920">
          <text:deletion>
            <office:change-info>
              <dc:creator>Julia Ringo</dc:creator>
              <dc:date>2023-10-21T10:21:00</dc:date>
            </office:change-info>
            <text:p text:style-name="Text_20_body"><text:span text:style-name="T1">would come</text:span></text:p>
          </text:deletion>
        </text:changed-region>
        <text:changed-region xml:id="ct93955976189456" text:id="ct93955976189456">
          <text:insertion>
            <office:change-info>
              <dc:creator>Julia Ringo</dc:creator>
              <dc:date>2023-10-21T10:21:00</dc:date>
            </office:change-info>
          </text:insertion>
        </text:changed-region>
        <text:changed-region xml:id="ct93955982643392" text:id="ct93955982643392">
          <text:deletion>
            <office:change-info>
              <dc:creator>Julia Ringo</dc:creator>
              <dc:date>2023-10-21T10:21:00</dc:date>
            </office:change-info>
            <text:p text:style-name="Text_20_body"><text:span text:style-name="T1">would </text:span></text:p>
          </text:deletion>
        </text:changed-region>
        <text:changed-region xml:id="ct93955982751120" text:id="ct93955982751120">
          <text:insertion>
            <office:change-info>
              <dc:creator>Julia Ringo</dc:creator>
              <dc:date>2023-10-21T10:21:00</dc:date>
            </office:change-info>
          </text:insertion>
        </text:changed-region>
        <text:changed-region xml:id="ct93955982764384" text:id="ct93955982764384">
          <text:deletion>
            <office:change-info>
              <dc:creator>Julia Ringo</dc:creator>
              <dc:date>2023-10-21T10:21:00</dc:date>
            </office:change-info>
            <text:p text:style-name="Text_20_body"><text:span text:style-name="T1">would </text:span></text:p>
          </text:deletion>
        </text:changed-region>
        <text:changed-region xml:id="ct93955982765680" text:id="ct93955982765680">
          <text:insertion>
            <office:change-info>
              <dc:creator>Julia Ringo</dc:creator>
              <dc:date>2023-10-21T10:21:00</dc:date>
            </office:change-info>
          </text:insertion>
        </text:changed-region>
        <text:changed-region xml:id="ct93955982766640" text:id="ct93955982766640">
          <text:deletion>
            <office:change-info>
              <dc:creator>Julia Ringo</dc:creator>
              <dc:date>2023-10-21T10:21:00</dc:date>
            </office:change-info>
            <text:p text:style-name="Text_20_body"><text:span text:style-name="T1">would be</text:span></text:p>
          </text:deletion>
        </text:changed-region>
        <text:changed-region xml:id="ct93955982767600" text:id="ct93955982767600">
          <text:insertion>
            <office:change-info>
              <dc:creator>Julia Ringo</dc:creator>
              <dc:date>2023-10-21T10:21:00</dc:date>
            </office:change-info>
          </text:insertion>
        </text:changed-region>
        <text:changed-region xml:id="ct93955982768560" text:id="ct93955982768560">
          <text:deletion>
            <office:change-info>
              <dc:creator>Julia Ringo</dc:creator>
              <dc:date>2023-10-21T10:21:00</dc:date>
            </office:change-info>
            <text:p text:style-name="Text_20_body"><text:span text:style-name="T1">would </text:span></text:p>
          </text:deletion>
        </text:changed-region>
        <text:changed-region xml:id="ct93955982770192" text:id="ct93955982770192">
          <text:insertion>
            <office:change-info>
              <dc:creator>Julia Ringo</dc:creator>
              <dc:date>2023-10-21T10:21:00</dc:date>
            </office:change-info>
          </text:insertion>
        </text:changed-region>
        <text:changed-region xml:id="ct93955982771824" text:id="ct93955982771824">
          <text:insertion>
            <office:change-info>
              <dc:creator>Julia Ringo</dc:creator>
              <dc:date>2023-10-21T10:21:00</dc:date>
            </office:change-info>
          </text:insertion>
        </text:changed-region>
        <text:changed-region xml:id="ct93955982772784" text:id="ct93955982772784">
          <text:deletion>
            <office:change-info>
              <dc:creator>Julia Ringo</dc:creator>
              <dc:date>2023-10-21T10:21:00</dc:date>
            </office:change-info>
            <text:p text:style-name="Text_20_body"><text:span text:style-name="T1">would </text:span></text:p>
          </text:deletion>
        </text:changed-region>
        <text:changed-region xml:id="ct93955982774416" text:id="ct93955982774416">
          <text:insertion>
            <office:change-info>
              <dc:creator>Julia Ringo</dc:creator>
              <dc:date>2023-10-21T10:21:00</dc:date>
            </office:change-info>
          </text:insertion>
        </text:changed-region>
        <text:changed-region xml:id="ct93955982775376" text:id="ct93955982775376">
          <text:deletion>
            <office:change-info>
              <dc:creator>Julia Ringo</dc:creator>
              <dc:date>2023-10-21T10:21:00</dc:date>
            </office:change-info>
            <text:p text:style-name="Text_20_body"><text:span text:style-name="T1">would </text:span></text:p>
          </text:deletion>
        </text:changed-region>
        <text:changed-region xml:id="ct93955982777744" text:id="ct93955982777744">
          <text:insertion>
            <office:change-info>
              <dc:creator>Julia Ringo</dc:creator>
              <dc:date>2023-10-21T10:21:00</dc:date>
            </office:change-info>
          </text:insertion>
        </text:changed-region>
        <text:changed-region xml:id="ct93955976198992" text:id="ct93955976198992">
          <text:insertion>
            <office:change-info>
              <dc:creator>Julia Ringo</dc:creator>
              <dc:date>2023-10-21T10:21:00</dc:date>
            </office:change-info>
          </text:insertion>
        </text:changed-region>
        <text:changed-region xml:id="ct93955976186464" text:id="ct93955976186464">
          <text:insertion>
            <office:change-info>
              <dc:creator>Julia Ringo</dc:creator>
              <dc:date>2023-10-21T10:21:00</dc:date>
            </office:change-info>
          </text:insertion>
        </text:changed-region>
        <text:changed-region xml:id="ct93955982785712" text:id="ct93955982785712">
          <text:deletion>
            <office:change-info>
              <dc:creator>Julia Ringo</dc:creator>
              <dc:date>2023-10-21T10:22:00</dc:date>
            </office:change-info>
            <text:p text:style-name="Text_20_body"><text:span text:style-name="T1">would </text:span></text:p>
          </text:deletion>
        </text:changed-region>
        <text:changed-region xml:id="ct93955982784416" text:id="ct93955982784416">
          <text:deletion>
            <office:change-info>
              <dc:creator>Julia Ringo</dc:creator>
              <dc:date>2023-10-21T10:22:00</dc:date>
            </office:change-info>
            <text:p text:style-name="Text_20_body"><text:span text:style-name="T1">gh</text:span></text:p>
          </text:deletion>
        </text:changed-region>
        <text:changed-region xml:id="ct93955982786880" text:id="ct93955982786880">
          <text:insertion>
            <office:change-info>
              <dc:creator>Julia Ringo</dc:creator>
              <dc:date>2023-10-21T10:22:00</dc:date>
            </office:change-info>
          </text:insertion>
        </text:changed-region>
        <text:changed-region xml:id="ct93955976206368" text:id="ct93955976206368">
          <text:deletion>
            <office:change-info>
              <dc:creator>Julia Ringo</dc:creator>
              <dc:date>2023-10-21T10:22:00</dc:date>
            </office:change-info>
            <text:p text:style-name="Text_20_body"><text:span text:style-name="T1"><text:s/>with astonishing clarity</text:span></text:p>
          </text:deletion>
        </text:changed-region>
        <text:changed-region xml:id="ct93955976177584" text:id="ct93955976177584">
          <text:deletion>
            <office:change-info>
              <dc:creator>Julia Ringo</dc:creator>
              <dc:date>2023-10-21T10:22:00</dc:date>
            </office:change-info>
            <text:p text:style-name="Text_20_body"><text:span text:style-name="T1">in the past</text:span></text:p>
          </text:deletion>
        </text:changed-region>
        <text:changed-region xml:id="ct93955982782080" text:id="ct93955982782080">
          <text:insertion>
            <office:change-info>
              <dc:creator>Julia Ringo</dc:creator>
              <dc:date>2023-10-21T10:22:00</dc:date>
            </office:change-info>
          </text:insertion>
        </text:changed-region>
        <text:changed-region xml:id="ct93955976196336" text:id="ct93955976196336">
          <text:format-change>
            <office:change-info>
              <dc:creator>Julia Ringo</dc:creator>
              <dc:date>2023-10-21T10:22:00</dc:date>
            </office:change-info>
          </text:format-change>
        </text:changed-region>
        <text:changed-region xml:id="ct93955982767264" text:id="ct93955982767264">
          <text:insertion>
            <office:change-info>
              <dc:creator>Julia Ringo</dc:creator>
              <dc:date>2023-10-21T10:23:00</dc:date>
            </office:change-info>
          </text:insertion>
        </text:changed-region>
        <text:changed-region xml:id="ct93955982783296" text:id="ct93955982783296">
          <text:insertion>
            <office:change-info>
              <dc:creator>Julia Ringo</dc:creator>
              <dc:date>2023-10-21T10:23:00</dc:date>
            </office:change-info>
          </text:insertion>
        </text:changed-region>
        <text:changed-region xml:id="ct93955982783584" text:id="ct93955982783584">
          <text:deletion>
            <office:change-info>
              <dc:creator>Julia Ringo</dc:creator>
              <dc:date>2023-10-21T10:23:00</dc:date>
            </office:change-info>
            <text:p text:style-name="Text_20_body"><text:span text:style-name="T1">;</text:span></text:p>
          </text:deletion>
        </text:changed-region>
        <text:changed-region xml:id="ct93955982774704" text:id="ct93955982774704">
          <text:deletion>
            <office:change-info>
              <dc:creator>Julia Ringo</dc:creator>
              <dc:date>2023-10-21T10:23:00</dc:date>
            </office:change-info>
            <text:p text:style-name="Text_20_body"><text:span text:style-name="T1">was capable of</text:span></text:p>
          </text:deletion>
        </text:changed-region>
        <text:changed-region xml:id="ct93955982813232" text:id="ct93955982813232">
          <text:insertion>
            <office:change-info>
              <dc:creator>Julia Ringo</dc:creator>
              <dc:date>2023-10-21T10:23:00</dc:date>
            </office:change-info>
          </text:insertion>
        </text:changed-region>
        <text:changed-region xml:id="ct93955982755328" text:id="ct93955982755328">
          <text:deletion>
            <office:change-info>
              <dc:creator>Julia Ringo</dc:creator>
              <dc:date>2023-10-21T10:23:00</dc:date>
            </office:change-info>
            <text:p text:style-name="Text_20_body"><text:span text:style-name="T1">ing</text:span></text:p>
          </text:deletion>
        </text:changed-region>
        <text:changed-region xml:id="ct93955982814912" text:id="ct93955982814912">
          <text:insertion>
            <office:change-info>
              <dc:creator>Julia Ringo</dc:creator>
              <dc:date>2023-10-21T10:23:00</dc:date>
            </office:change-info>
          </text:insertion>
        </text:changed-region>
        <text:changed-region xml:id="ct93955982815200" text:id="ct93955982815200">
          <text:deletion>
            <office:change-info>
              <dc:creator>Julia Ringo</dc:creator>
              <dc:date>2023-10-21T10:23:00</dc:date>
            </office:change-info>
            <text:p text:style-name="Text_20_body"><text:span text:style-name="T1">owing</text:span></text:p>
          </text:deletion>
        </text:changed-region>
        <text:changed-region xml:id="ct93955982711408" text:id="ct93955982711408">
          <text:insertion>
            <office:change-info>
              <dc:creator>Julia Ringo</dc:creator>
              <dc:date>2023-10-21T10:23:00</dc:date>
            </office:change-info>
          </text:insertion>
        </text:changed-region>
        <text:changed-region xml:id="ct93955982717360" text:id="ct93955982717360">
          <text:deletion>
            <office:change-info>
              <dc:creator>Julia Ringo</dc:creator>
              <dc:date>2023-10-10T11:08:00</dc:date>
            </office:change-info>
            <text:p text:style-name="Text_20_body"><text:span text:style-name="T1">…</text:span></text:p>
          </text:deletion>
        </text:changed-region>
        <text:changed-region xml:id="ct93955982822832" text:id="ct93955982822832">
          <text:insertion>
            <office:change-info>
              <dc:creator>Julia Ringo</dc:creator>
              <dc:date>2023-10-10T11:08:00</dc:date>
            </office:change-info>
          </text:insertion>
        </text:changed-region>
        <text:changed-region xml:id="ct93955982823120" text:id="ct93955982823120">
          <text:deletion>
            <office:change-info>
              <dc:creator>Julia Ringo</dc:creator>
              <dc:date>2023-10-21T10:23:00</dc:date>
            </office:change-info>
            <text:p text:style-name="Text_20_body"><text:span text:style-name="T1"><text:s/></text:span></text:p>
          </text:deletion>
        </text:changed-region>
        <text:changed-region xml:id="ct93955982826912" text:id="ct93955982826912">
          <text:insertion>
            <office:change-info>
              <dc:creator>Julia Ringo</dc:creator>
              <dc:date>2023-10-21T10:23:00</dc:date>
            </office:change-info>
          </text:insertion>
        </text:changed-region>
        <text:changed-region xml:id="ct93955982827200" text:id="ct93955982827200">
          <text:deletion>
            <office:change-info>
              <dc:creator>Julia Ringo</dc:creator>
              <dc:date>2023-10-21T10:23:00</dc:date>
            </office:change-info>
            <text:p text:style-name="Text_20_body"><text:span text:style-name="T1">H</text:span></text:p>
          </text:deletion>
        </text:changed-region>
        <text:changed-region xml:id="ct93955982828160" text:id="ct93955982828160">
          <text:insertion>
            <office:change-info>
              <dc:creator>Julia Ringo</dc:creator>
              <dc:date>2023-10-21T10:24:00</dc:date>
            </office:change-info>
          </text:insertion>
        </text:changed-region>
        <text:changed-region xml:id="ct93955982828448" text:id="ct93955982828448">
          <text:deletion>
            <office:change-info>
              <dc:creator>Julia Ringo</dc:creator>
              <dc:date>2023-10-21T10:24:00</dc:date>
            </office:change-info>
            <text:p text:style-name="Text_20_body"><text:span text:style-name="T1">ds</text:span></text:p>
          </text:deletion>
        </text:changed-region>
        <text:changed-region xml:id="ct93955982829408" text:id="ct93955982829408">
          <text:deletion>
            <office:change-info>
              <dc:creator>Julia Ringo</dc:creator>
              <dc:date>2023-10-21T10:24:00</dc:date>
            </office:change-info>
            <text:p text:style-name="Text_20_body"><text:span text:style-name="T1">wards</text:span></text:p>
          </text:deletion>
        </text:changed-region>
        <text:changed-region xml:id="ct93955982828736" text:id="ct93955982828736">
          <text:deletion>
            <office:change-info>
              <dc:creator>Julia Ringo</dc:creator>
              <dc:date>2023-10-10T11:08:00</dc:date>
            </office:change-info>
            <text:p text:style-name="Text_20_body"><text:span text:style-name="T2">…</text:span></text:p>
          </text:deletion>
        </text:changed-region>
        <text:changed-region xml:id="ct93955982829024" text:id="ct93955982829024">
          <text:insertion>
            <office:change-info>
              <dc:creator>Julia Ringo</dc:creator>
              <dc:date>2023-10-10T11:08:00</dc:date>
            </office:change-info>
          </text:insertion>
        </text:changed-region>
        <text:changed-region xml:id="ct93955982835216" text:id="ct93955982835216">
          <text:deletion>
            <office:change-info>
              <dc:creator>Julia Ringo</dc:creator>
              <dc:date>2023-10-21T10:24:00</dc:date>
            </office:change-info>
            <text:p text:style-name="Text_20_body"><text:span text:style-name="T1"><text:s/></text:span></text:p>
          </text:deletion>
        </text:changed-region>
        <text:changed-region xml:id="ct93955982830848" text:id="ct93955982830848">
          <text:deletion>
            <office:change-info>
              <dc:creator>Julia Ringo</dc:creator>
              <dc:date>2023-10-05T13:15:00</dc:date>
            </office:change-info>
            <text:p text:style-name="Text_20_body"><text:span text:style-name="T1"><text:s/>— </text:span></text:p>
          </text:deletion>
        </text:changed-region>
        <text:changed-region xml:id="ct93955982840304" text:id="ct93955982840304">
          <text:insertion>
            <office:change-info>
              <dc:creator>Julia Ringo</dc:creator>
              <dc:date>2023-10-05T13:15:00</dc:date>
            </office:change-info>
          </text:insertion>
        </text:changed-region>
        <text:changed-region xml:id="ct93955982840592" text:id="ct93955982840592">
          <text:deletion>
            <office:change-info>
              <dc:creator>Julia Ringo</dc:creator>
              <dc:date>2023-10-21T10:24:00</dc:date>
            </office:change-info>
            <text:p text:style-name="Text_20_body"><text:span text:style-name="T1"><text:s/></text:span></text:p>
          </text:deletion>
        </text:changed-region>
        <text:changed-region xml:id="ct93955982779968" text:id="ct93955982779968">
          <text:deletion>
            <office:change-info>
              <dc:creator>Julia Ringo</dc:creator>
              <dc:date>2023-10-05T13:15:00</dc:date>
            </office:change-info>
            <text:p text:style-name="Text_20_body"><text:span text:style-name="T1"><text:s/>— </text:span></text:p>
          </text:deletion>
        </text:changed-region>
        <text:changed-region xml:id="ct93955976173504" text:id="ct93955976173504">
          <text:insertion>
            <office:change-info>
              <dc:creator>Julia Ringo</dc:creator>
              <dc:date>2023-10-05T13:15:00</dc:date>
            </office:change-info>
          </text:insertion>
        </text:changed-region>
        <text:changed-region xml:id="ct93955982841216" text:id="ct93955982841216">
          <text:deletion>
            <office:change-info>
              <dc:creator>Julia Ringo</dc:creator>
              <dc:date>2023-10-10T11:08:00</dc:date>
            </office:change-info>
            <text:p text:style-name="Text_20_body"><text:span text:style-name="T2">…</text:span></text:p>
          </text:deletion>
        </text:changed-region>
        <text:changed-region xml:id="ct93955982841504" text:id="ct93955982841504">
          <text:insertion>
            <office:change-info>
              <dc:creator>Julia Ringo</dc:creator>
              <dc:date>2023-10-10T11:08:00</dc:date>
            </office:change-info>
          </text:insertion>
        </text:changed-region>
        <text:changed-region xml:id="ct93955982860512" text:id="ct93955982860512">
          <text:insertion>
            <office:change-info>
              <dc:creator>Julia Ringo</dc:creator>
              <dc:date>2023-10-21T10:24:00</dc:date>
            </office:change-info>
          </text:insertion>
        </text:changed-region>
        <text:changed-region xml:id="ct93955982862656" text:id="ct93955982862656">
          <text:insertion>
            <office:change-info>
              <dc:creator>Julia Ringo</dc:creator>
              <dc:date>2023-10-21T10:25:00</dc:date>
            </office:change-info>
          </text:insertion>
        </text:changed-region>
        <text:changed-region xml:id="ct93955982862944" text:id="ct93955982862944">
          <text:deletion>
            <office:change-info>
              <dc:creator>Julia Ringo</dc:creator>
              <dc:date>2023-10-21T10:25:00</dc:date>
            </office:change-info>
            <text:p text:style-name="Text_20_body"><text:span text:style-name="T1">O</text:span></text:p>
          </text:deletion>
        </text:changed-region>
        <text:changed-region xml:id="ct93955982863904" text:id="ct93955982863904">
          <text:deletion>
            <office:change-info>
              <dc:creator>Julia Ringo</dc:creator>
              <dc:date>2023-10-10T11:08:00</dc:date>
            </office:change-info>
            <text:p text:style-name="Text_20_body"><text:span text:style-name="T1">…</text:span></text:p>
          </text:deletion>
        </text:changed-region>
        <text:changed-region xml:id="ct93955982864528" text:id="ct93955982864528">
          <text:insertion>
            <office:change-info>
              <dc:creator>Julia Ringo</dc:creator>
              <dc:date>2023-10-10T11:08:00</dc:date>
            </office:change-info>
          </text:insertion>
        </text:changed-region>
        <text:changed-region xml:id="ct93955982865488" text:id="ct93955982865488">
          <text:insertion>
            <office:change-info>
              <dc:creator>Julia Ringo</dc:creator>
              <dc:date>2023-10-21T10:25:00</dc:date>
            </office:change-info>
          </text:insertion>
        </text:changed-region>
        <text:changed-region xml:id="ct93955982865776" text:id="ct93955982865776">
          <text:deletion>
            <office:change-info>
              <dc:creator>Julia Ringo</dc:creator>
              <dc:date>2023-10-21T10:25:00</dc:date>
            </office:change-info>
            <text:p text:style-name="Text_20_body"><text:span text:style-name="T1"><text:s/>A</text:span></text:p>
          </text:deletion>
        </text:changed-region>
        <text:changed-region xml:id="ct93955976236208" text:id="ct93955976236208">
          <text:deletion>
            <office:change-info>
              <dc:creator>Julia Ringo</dc:creator>
              <dc:date>2023-10-05T13:15:00</dc:date>
            </office:change-info>
            <text:p text:style-name="Text_20_body"><text:span text:style-name="T1"><text:s/>— </text:span></text:p>
          </text:deletion>
        </text:changed-region>
        <text:changed-region xml:id="ct93955976236640" text:id="ct93955976236640">
          <text:insertion>
            <office:change-info>
              <dc:creator>Julia Ringo</dc:creator>
              <dc:date>2023-10-05T13:15:00</dc:date>
            </office:change-info>
          </text:insertion>
        </text:changed-region>
        <text:changed-region xml:id="ct93955982835984" text:id="ct93955982835984">
          <text:deletion>
            <office:change-info>
              <dc:creator>Julia Ringo</dc:creator>
              <dc:date>2023-10-05T13:15:00</dc:date>
            </office:change-info>
            <text:p text:style-name="Text_20_body"><text:span text:style-name="T1"><text:s/>— </text:span></text:p>
          </text:deletion>
        </text:changed-region>
        <text:changed-region xml:id="ct93955976218384" text:id="ct93955976218384">
          <text:insertion>
            <office:change-info>
              <dc:creator>Julia Ringo</dc:creator>
              <dc:date>2023-10-05T13:15:00</dc:date>
            </office:change-info>
          </text:insertion>
        </text:changed-region>
        <text:changed-region xml:id="ct93955982885728" text:id="ct93955982885728">
          <text:format-change>
            <office:change-info>
              <dc:creator>Julia Ringo</dc:creator>
              <dc:date>2023-10-21T10:25:00</dc:date>
            </office:change-info>
          </text:format-change>
        </text:changed-region>
        <text:changed-region xml:id="ct93955982886688" text:id="ct93955982886688">
          <text:deletion>
            <office:change-info>
              <dc:creator>Julia Ringo</dc:creator>
              <dc:date>2023-10-21T10:26:00</dc:date>
            </office:change-info>
            <text:p text:style-name="Text_20_body"><text:span text:style-name="T1">an </text:span></text:p>
          </text:deletion>
        </text:changed-region>
        <text:changed-region xml:id="ct93955982901424" text:id="ct93955982901424">
          <text:insertion>
            <office:change-info>
              <dc:creator>Julia Ringo</dc:creator>
              <dc:date>2023-10-21T10:26:00</dc:date>
            </office:change-info>
          </text:insertion>
        </text:changed-region>
        <text:changed-region xml:id="ct93955982902544" text:id="ct93955982902544">
          <text:deletion>
            <office:change-info>
              <dc:creator>Julia Ringo</dc:creator>
              <dc:date>2023-10-21T10:26:00</dc:date>
            </office:change-info>
            <text:p text:style-name="Text_20_body"><text:span text:style-name="T1">amount of </text:span></text:p>
          </text:deletion>
        </text:changed-region>
        <text:changed-region xml:id="ct93955982903664" text:id="ct93955982903664">
          <text:deletion>
            <office:change-info>
              <dc:creator>Julia Ringo</dc:creator>
              <dc:date>2023-10-21T10:26:00</dc:date>
            </office:change-info>
            <text:p text:style-name="Text_20_body"><text:span text:style-name="T1">he had </text:span></text:p>
          </text:deletion>
        </text:changed-region>
        <text:changed-region xml:id="ct93955976204688" text:id="ct93955976204688">
          <text:deletion>
            <office:change-info>
              <dc:creator>Julia Ringo</dc:creator>
              <dc:date>2023-10-21T10:26:00</dc:date>
            </office:change-info>
            <text:p text:style-name="Text_20_body"><text:span text:style-name="T1">Captain </text:span></text:p>
          </text:deletion>
        </text:changed-region>
        <text:changed-region xml:id="ct93955982902832" text:id="ct93955982902832">
          <text:deletion>
            <office:change-info>
              <dc:creator>Julia Ringo</dc:creator>
              <dc:date>2023-10-05T13:15:00</dc:date>
            </office:change-info>
            <text:p text:style-name="Text_20_body"><text:span text:style-name="T1"><text:s/>— </text:span></text:p>
          </text:deletion>
        </text:changed-region>
        <text:changed-region xml:id="ct93955982902128" text:id="ct93955982902128">
          <text:insertion>
            <office:change-info>
              <dc:creator>Julia Ringo</dc:creator>
              <dc:date>2023-10-21T10:27:00</dc:date>
            </office:change-info>
          </text:insertion>
        </text:changed-region>
        <text:changed-region xml:id="ct93955982903248" text:id="ct93955982903248">
          <text:deletion>
            <office:change-info>
              <dc:creator>Julia Ringo</dc:creator>
              <dc:date>2023-10-21T10:27:00</dc:date>
            </office:change-info>
            <text:p text:style-name="Text_20_body"><text:span text:style-name="T1">t</text:span></text:p>
          </text:deletion>
        </text:changed-region>
        <text:changed-region xml:id="ct93955982898224" text:id="ct93955982898224">
          <text:deletion>
            <office:change-info>
              <dc:creator>Julia Ringo</dc:creator>
              <dc:date>2023-10-05T13:15:00</dc:date>
            </office:change-info>
            <text:p text:style-name="Text_20_body"><text:span text:style-name="T1"><text:s/>— </text:span></text:p>
          </text:deletion>
        </text:changed-region>
        <text:changed-region xml:id="ct93955982916960" text:id="ct93955982916960">
          <text:insertion>
            <office:change-info>
              <dc:creator>Julia Ringo</dc:creator>
              <dc:date>2023-10-05T13:15:00</dc:date>
            </office:change-info>
          </text:insertion>
        </text:changed-region>
        <text:changed-region xml:id="ct93955982916624" text:id="ct93955982916624">
          <text:deletion>
            <office:change-info>
              <dc:creator>Julia Ringo</dc:creator>
              <dc:date>2023-10-21T10:37:00</dc:date>
            </office:change-info>
            <text:p text:style-name="Text_20_body"><text:span text:style-name="T1">see </text:span></text:p>
          </text:deletion>
        </text:changed-region>
        <text:changed-region xml:id="ct93955982766928" text:id="ct93955982766928">
          <text:insertion>
            <office:change-info>
              <dc:creator>Julia Ringo</dc:creator>
              <dc:date>2023-10-21T10:37:00</dc:date>
            </office:change-info>
          </text:insertion>
        </text:changed-region>
        <text:changed-region xml:id="ct93955982898976" text:id="ct93955982898976">
          <text:deletion>
            <office:change-info>
              <dc:creator>Julia Ringo</dc:creator>
              <dc:date>2023-10-05T13:15:00</dc:date>
            </office:change-info>
            <text:p text:style-name="Text_20_body"><text:span text:style-name="T1"><text:s/>— </text:span></text:p>
          </text:deletion>
        </text:changed-region>
        <text:changed-region xml:id="ct93955982901008" text:id="ct93955982901008">
          <text:insertion>
            <office:change-info>
              <dc:creator>Julia Ringo</dc:creator>
              <dc:date>2023-10-05T13:15:00</dc:date>
            </office:change-info>
          </text:insertion>
        </text:changed-region>
        <text:changed-region xml:id="ct93955982930448" text:id="ct93955982930448">
          <text:deletion>
            <office:change-info>
              <dc:creator>Julia Ringo</dc:creator>
              <dc:date>2023-10-21T10:37:00</dc:date>
            </office:change-info>
            <text:p text:style-name="Text_20_body"><text:span text:style-name="T1">silently </text:span></text:p>
          </text:deletion>
        </text:changed-region>
        <text:changed-region xml:id="ct93955982931408" text:id="ct93955982931408">
          <text:insertion>
            <office:change-info>
              <dc:creator>Julia Ringo</dc:creator>
              <dc:date>2023-10-21T10:37:00</dc:date>
            </office:change-info>
          </text:insertion>
        </text:changed-region>
        <text:changed-region xml:id="ct93955982898512" text:id="ct93955982898512">
          <text:insertion>
            <office:change-info>
              <dc:creator>Julia Ringo</dc:creator>
              <dc:date>2023-10-21T10:38:00</dc:date>
            </office:change-info>
          </text:insertion>
        </text:changed-region>
        <text:changed-region xml:id="ct93955982918528" text:id="ct93955982918528">
          <text:deletion>
            <office:change-info>
              <dc:creator>Julia Ringo</dc:creator>
              <dc:date>2023-10-21T10:38:00</dc:date>
            </office:change-info>
            <text:p text:style-name="Text_20_body"><text:span text:style-name="T1">she heard </text:span></text:p>
          </text:deletion>
        </text:changed-region>
        <text:changed-region xml:id="ct93955982918816" text:id="ct93955982918816">
          <text:deletion>
            <office:change-info>
              <dc:creator>Julia Ringo</dc:creator>
              <dc:date>2023-10-21T10:38:00</dc:date>
            </office:change-info>
            <text:p text:style-name="Text_20_body"><text:span text:style-name="T1">make </text:span></text:p>
          </text:deletion>
        </text:changed-region>
        <text:changed-region xml:id="ct93955982932512" text:id="ct93955982932512">
          <text:deletion>
            <office:change-info>
              <dc:creator>Julia Ringo</dc:creator>
              <dc:date>2023-10-21T10:38:00</dc:date>
            </office:change-info>
            <text:p text:style-name="Text_20_body"><text:span text:style-name="T1">ments</text:span></text:p>
          </text:deletion>
        </text:changed-region>
        <text:changed-region xml:id="ct93955982940240" text:id="ct93955982940240">
          <text:deletion>
            <office:change-info>
              <dc:creator>Julia Ringo</dc:creator>
              <dc:date>2023-10-21T10:38:00</dc:date>
            </office:change-info>
            <text:p text:style-name="Text_20_body"><text:span text:style-name="T1">to </text:span></text:p>
          </text:deletion>
        </text:changed-region>
        <text:changed-region xml:id="ct93955976149440" text:id="ct93955976149440">
          <text:deletion>
            <office:change-info>
              <dc:creator>Julia Ringo</dc:creator>
              <dc:date>2023-10-21T10:40:00</dc:date>
            </office:change-info>
            <text:p text:style-name="Text_20_body"><text:span text:style-name="T1">every time it happened </text:span></text:p>
          </text:deletion>
        </text:changed-region>
        <text:changed-region xml:id="ct93955982945056" text:id="ct93955982945056">
          <text:insertion>
            <office:change-info>
              <dc:creator>Julia Ringo</dc:creator>
              <dc:date>2023-10-21T10:40:00</dc:date>
            </office:change-info>
          </text:insertion>
        </text:changed-region>
        <text:changed-region xml:id="ct93955982945344" text:id="ct93955982945344">
          <text:deletion>
            <office:change-info>
              <dc:creator>Julia Ringo</dc:creator>
              <dc:date>2023-10-21T10:40:00</dc:date>
            </office:change-info>
            <text:p text:style-name="Text_20_body"><text:span text:style-name="T1">were </text:span></text:p>
          </text:deletion>
        </text:changed-region>
        <text:changed-region xml:id="ct93955982946608" text:id="ct93955982946608">
          <text:deletion>
            <office:change-info>
              <dc:creator>Julia Ringo</dc:creator>
              <dc:date>2023-10-21T10:40:00</dc:date>
            </office:change-info>
            <text:p text:style-name="Text_20_body"><text:span text:style-name="T1">and </text:span></text:p>
          </text:deletion>
        </text:changed-region>
        <text:changed-region xml:id="ct93955982947728" text:id="ct93955982947728">
          <text:insertion>
            <office:change-info>
              <dc:creator>Julia Ringo</dc:creator>
              <dc:date>2023-10-21T10:40:00</dc:date>
            </office:change-info>
          </text:insertion>
        </text:changed-region>
        <text:changed-region xml:id="ct93955982949680" text:id="ct93955982949680">
          <text:insertion>
            <office:change-info>
              <dc:creator>Julia Ringo</dc:creator>
              <dc:date>2023-10-21T10:40:00</dc:date>
            </office:change-info>
          </text:insertion>
        </text:changed-region>
        <text:changed-region xml:id="ct93955982949968" text:id="ct93955982949968">
          <text:deletion>
            <office:change-info>
              <dc:creator>Julia Ringo</dc:creator>
              <dc:date>2023-10-21T10:40:00</dc:date>
            </office:change-info>
            <text:p text:style-name="Text_20_body"><text:span text:style-name="T1">ed longer</text:span></text:p>
          </text:deletion>
        </text:changed-region>
        <text:changed-region xml:id="ct93955982895152" text:id="ct93955982895152">
          <text:deletion>
            <office:change-info>
              <dc:creator>Julia Ringo</dc:creator>
              <dc:date>2023-10-21T10:41:00</dc:date>
            </office:change-info>
            <text:p text:style-name="Text_20_body"><text:span text:style-name="T1">Cassandra </text:span></text:p>
          </text:deletion>
        </text:changed-region>
        <text:changed-region xml:id="ct93955982946896" text:id="ct93955982946896">
          <text:insertion>
            <office:change-info>
              <dc:creator>Julia Ringo</dc:creator>
              <dc:date>2023-10-21T10:41:00</dc:date>
            </office:change-info>
          </text:insertion>
        </text:changed-region>
        <text:changed-region xml:id="ct93955982947312" text:id="ct93955982947312">
          <text:deletion>
            <office:change-info>
              <dc:creator>Julia Ringo</dc:creator>
              <dc:date>2023-10-21T10:41:00</dc:date>
            </office:change-info>
            <text:p text:style-name="Text_20_body"><text:span text:style-name="T1">and let her get some rest</text:span></text:p>
          </text:deletion>
        </text:changed-region>
        <text:changed-region xml:id="ct93955982946192" text:id="ct93955982946192">
          <text:deletion>
            <office:change-info>
              <dc:creator>Julia Ringo</dc:creator>
              <dc:date>2023-10-05T13:15:00</dc:date>
            </office:change-info>
            <text:p text:style-name="Text_20_body"><text:span text:style-name="T1"><text:s/>— </text:span></text:p>
          </text:deletion>
        </text:changed-region>
        <text:changed-region xml:id="ct93955976276800" text:id="ct93955976276800">
          <text:insertion>
            <office:change-info>
              <dc:creator>Julia Ringo</dc:creator>
              <dc:date>2023-10-05T13:15:00</dc:date>
            </office:change-info>
          </text:insertion>
        </text:changed-region>
        <text:changed-region xml:id="ct93955982942864" text:id="ct93955982942864">
          <text:deletion>
            <office:change-info>
              <dc:creator>Julia Ringo</dc:creator>
              <dc:date>2023-10-05T13:15:00</dc:date>
            </office:change-info>
            <text:p text:style-name="Text_20_body"><text:span text:style-name="T1"><text:s/>— </text:span></text:p>
          </text:deletion>
        </text:changed-region>
        <text:changed-region xml:id="ct93955982944144" text:id="ct93955982944144">
          <text:insertion>
            <office:change-info>
              <dc:creator>Julia Ringo</dc:creator>
              <dc:date>2023-10-05T13:15:00</dc:date>
            </office:change-info>
          </text:insertion>
        </text:changed-region>
        <text:changed-region xml:id="ct93955982949264" text:id="ct93955982949264">
          <text:deletion>
            <office:change-info>
              <dc:creator>Julia Ringo</dc:creator>
              <dc:date>2023-10-05T13:15:00</dc:date>
            </office:change-info>
            <text:p text:style-name="Text_20_body"><text:span text:style-name="T1"><text:s/>— </text:span></text:p>
          </text:deletion>
        </text:changed-region>
        <text:changed-region xml:id="ct93955982948512" text:id="ct93955982948512">
          <text:insertion>
            <office:change-info>
              <dc:creator>Julia Ringo</dc:creator>
              <dc:date>2023-10-05T13:15:00</dc:date>
            </office:change-info>
          </text:insertion>
        </text:changed-region>
        <text:changed-region xml:id="ct93955982963472" text:id="ct93955982963472">
          <text:insertion>
            <office:change-info>
              <dc:creator>Julia Ringo</dc:creator>
              <dc:date>2023-10-21T10:42:00</dc:date>
            </office:change-info>
          </text:insertion>
        </text:changed-region>
        <text:changed-region xml:id="ct93955982948800" text:id="ct93955982948800">
          <text:insertion>
            <office:change-info>
              <dc:creator>Julia Ringo</dc:creator>
              <dc:date>2023-10-21T10:42:00</dc:date>
            </office:change-info>
          </text:insertion>
        </text:changed-region>
        <text:changed-region xml:id="ct93955982971824" text:id="ct93955982971824">
          <text:insertion>
            <office:change-info>
              <dc:creator>Julia Ringo</dc:creator>
              <dc:date>2023-10-21T10:42:00</dc:date>
            </office:change-info>
          </text:insertion>
        </text:changed-region>
        <text:changed-region xml:id="ct93955982943472" text:id="ct93955982943472">
          <text:deletion>
            <office:change-info>
              <dc:creator>Julia Ringo</dc:creator>
              <dc:date>2023-10-21T10:42:00</dc:date>
            </office:change-info>
            <text:p text:style-name="Text_20_body"><text:span text:style-name="T1">,</text:span></text:p>
          </text:deletion>
        </text:changed-region>
        <text:changed-region xml:id="ct93955982977200" text:id="ct93955982977200">
          <text:insertion>
            <office:change-info>
              <dc:creator>Julia Ringo</dc:creator>
              <dc:date>2023-10-21T10:42:00</dc:date>
            </office:change-info>
          </text:insertion>
        </text:changed-region>
        <text:changed-region xml:id="ct93955976287136" text:id="ct93955976287136">
          <text:deletion>
            <office:change-info>
              <dc:creator>Julia Ringo</dc:creator>
              <dc:date>2023-10-21T10:42:00</dc:date>
            </office:change-info>
            <text:p text:style-name="Text_20_body"><text:span text:style-name="T1">i</text:span></text:p>
          </text:deletion>
        </text:changed-region>
        <text:changed-region xml:id="ct93955982943760" text:id="ct93955982943760">
          <text:deletion>
            <office:change-info>
              <dc:creator>Julia Ringo</dc:creator>
              <dc:date>2023-10-10T11:08:00</dc:date>
            </office:change-info>
            <text:p text:style-name="Text_20_body"><text:span text:style-name="T1">…</text:span></text:p>
          </text:deletion>
        </text:changed-region>
        <text:changed-region xml:id="ct93955982951072" text:id="ct93955982951072">
          <text:insertion>
            <office:change-info>
              <dc:creator>Julia Ringo</dc:creator>
              <dc:date>2023-10-10T11:08:00</dc:date>
            </office:change-info>
          </text:insertion>
        </text:changed-region>
        <text:changed-region xml:id="ct93955982978304" text:id="ct93955982978304">
          <text:deletion>
            <office:change-info>
              <dc:creator>Julia Ringo</dc:creator>
              <dc:date>2023-10-21T10:42:00</dc:date>
            </office:change-info>
            <text:p text:style-name="Text_20_body"><text:span text:style-name="T1"><text:s/></text:span></text:p>
          </text:deletion>
        </text:changed-region>
        <text:changed-region xml:id="ct93955982987824" text:id="ct93955982987824">
          <text:insertion>
            <office:change-info>
              <dc:creator>Julia Ringo</dc:creator>
              <dc:date>2023-10-21T10:42:00</dc:date>
            </office:change-info>
          </text:insertion>
        </text:changed-region>
        <text:changed-region xml:id="ct93955982976864" text:id="ct93955982976864">
          <text:deletion>
            <office:change-info>
              <dc:creator>Julia Ringo</dc:creator>
              <dc:date>2023-10-05T13:15:00</dc:date>
            </office:change-info>
            <text:p text:style-name="Text_20_body"><text:span text:style-name="T1"><text:s/>— </text:span></text:p>
          </text:deletion>
        </text:changed-region>
        <text:changed-region xml:id="ct93955982997184" text:id="ct93955982997184">
          <text:insertion>
            <office:change-info>
              <dc:creator>Julia Ringo</dc:creator>
              <dc:date>2023-10-05T13:15:00</dc:date>
            </office:change-info>
          </text:insertion>
        </text:changed-region>
        <text:changed-region xml:id="ct93955982998480" text:id="ct93955982998480">
          <text:insertion>
            <office:change-info>
              <dc:creator>Julia Ringo</dc:creator>
              <dc:date>2023-10-21T10:51:00</dc:date>
            </office:change-info>
          </text:insertion>
        </text:changed-region>
        <text:changed-region xml:id="ct93955982978592" text:id="ct93955982978592">
          <text:insertion>
            <office:change-info>
              <dc:creator>Julia Ringo</dc:creator>
              <dc:date>2023-10-21T10:51:00</dc:date>
            </office:change-info>
          </text:insertion>
        </text:changed-region>
        <text:changed-region xml:id="ct93955982999440" text:id="ct93955982999440">
          <text:deletion>
            <office:change-info>
              <dc:creator>Julia Ringo</dc:creator>
              <dc:date>2023-10-21T10:51:00</dc:date>
            </office:change-info>
            <text:p text:style-name="Text_20_body"><text:span text:style-name="T1">doubtful </text:span></text:p>
          </text:deletion>
        </text:changed-region>
        <text:changed-region xml:id="ct93955983004816" text:id="ct93955983004816">
          <text:insertion>
            <office:change-info>
              <dc:creator>Julia Ringo</dc:creator>
              <dc:date>2023-10-21T10:51:00</dc:date>
            </office:change-info>
          </text:insertion>
        </text:changed-region>
        <text:changed-region xml:id="ct93955983005104" text:id="ct93955983005104">
          <text:deletion>
            <office:change-info>
              <dc:creator>Julia Ringo</dc:creator>
              <dc:date>2023-10-21T10:51:00</dc:date>
            </office:change-info>
            <text:p text:style-name="Text_20_body"><text:span text:style-name="T1">express </text:span></text:p>
          </text:deletion>
        </text:changed-region>
        <text:changed-region xml:id="ct93955983006064" text:id="ct93955983006064">
          <text:insertion>
            <office:change-info>
              <dc:creator>Julia Ringo</dc:creator>
              <dc:date>2023-10-21T10:51:00</dc:date>
            </office:change-info>
          </text:insertion>
        </text:changed-region>
        <text:changed-region xml:id="ct93955983007024" text:id="ct93955983007024">
          <text:deletion>
            <office:change-info>
              <dc:creator>Julia Ringo</dc:creator>
              <dc:date>2023-10-21T10:51:00</dc:date>
            </office:change-info>
            <text:p text:style-name="Text_20_body"><text:span text:style-name="T1"><text:s/>verbally</text:span></text:p>
          </text:deletion>
        </text:changed-region>
        <text:changed-region xml:id="ct93955976295600" text:id="ct93955976295600">
          <text:insertion>
            <office:change-info>
              <dc:creator>Julia Ringo</dc:creator>
              <dc:date>2023-10-21T10:52:00</dc:date>
            </office:change-info>
          </text:insertion>
        </text:changed-region>
        <text:changed-region xml:id="ct93955982997728" text:id="ct93955982997728">
          <text:deletion>
            <office:change-info>
              <dc:creator>Julia Ringo</dc:creator>
              <dc:date>2023-10-21T10:52:00</dc:date>
            </office:change-info>
            <text:p text:style-name="Text_20_body"><text:span text:style-name="T1">more </text:span></text:p>
          </text:deletion>
        </text:changed-region>
        <text:changed-region xml:id="ct93955983018096" text:id="ct93955983018096">
          <text:insertion>
            <office:change-info>
              <dc:creator>Julia Ringo</dc:creator>
              <dc:date>2023-10-21T10:52:00</dc:date>
            </office:change-info>
          </text:insertion>
        </text:changed-region>
        <text:changed-region xml:id="ct93955983022032" text:id="ct93955983022032">
          <text:format-change>
            <office:change-info>
              <dc:creator>Julia Ringo</dc:creator>
              <dc:date>2023-10-21T10:52:00</dc:date>
            </office:change-info>
          </text:format-change>
        </text:changed-region>
        <text:changed-region xml:id="ct93955976168112" text:id="ct93955976168112">
          <text:insertion>
            <office:change-info>
              <dc:creator>Julia Ringo</dc:creator>
              <dc:date>2023-10-21T10:53:00</dc:date>
            </office:change-info>
          </text:insertion>
        </text:changed-region>
        <text:changed-region xml:id="ct93955983037856" text:id="ct93955983037856">
          <text:insertion>
            <office:change-info>
              <dc:creator>Julia Ringo</dc:creator>
              <dc:date>2023-10-21T10:53:00</dc:date>
            </office:change-info>
          </text:insertion>
        </text:changed-region>
        <text:changed-region xml:id="ct93955983038144" text:id="ct93955983038144">
          <text:deletion>
            <office:change-info>
              <dc:creator>Julia Ringo</dc:creator>
              <dc:date>2023-10-21T10:53:00</dc:date>
            </office:change-info>
            <text:p text:style-name="Text_20_body"><text:span text:style-name="T1">,</text:span></text:p>
          </text:deletion>
        </text:changed-region>
        <text:changed-region xml:id="ct93955983039776" text:id="ct93955983039776">
          <text:insertion>
            <office:change-info>
              <dc:creator>Julia Ringo</dc:creator>
              <dc:date>2023-10-21T10:53:00</dc:date>
            </office:change-info>
          </text:insertion>
        </text:changed-region>
        <text:changed-region xml:id="ct93955983040064" text:id="ct93955983040064">
          <text:deletion>
            <office:change-info>
              <dc:creator>Julia Ringo</dc:creator>
              <dc:date>2023-10-21T10:53:00</dc:date>
            </office:change-info>
            <text:p text:style-name="Text_20_body"><text:span text:style-name="T1">w</text:span></text:p>
          </text:deletion>
        </text:changed-region>
        <text:changed-region xml:id="ct93955983038912" text:id="ct93955983038912">
          <text:deletion>
            <office:change-info>
              <dc:creator>Julia Ringo</dc:creator>
              <dc:date>2023-10-10T11:08:00</dc:date>
            </office:change-info>
            <text:p text:style-name="Text_20_body"><text:span text:style-name="T1">…</text:span></text:p>
          </text:deletion>
        </text:changed-region>
        <text:changed-region xml:id="ct93955983039200" text:id="ct93955983039200">
          <text:insertion>
            <office:change-info>
              <dc:creator>Julia Ringo</dc:creator>
              <dc:date>2023-10-10T11:08:00</dc:date>
            </office:change-info>
          </text:insertion>
        </text:changed-region>
        <text:changed-region xml:id="ct93955983039488" text:id="ct93955983039488">
          <text:deletion>
            <office:change-info>
              <dc:creator>Julia Ringo</dc:creator>
              <dc:date>2023-10-05T13:15:00</dc:date>
            </office:change-info>
            <text:p text:style-name="Text_20_body"><text:span text:style-name="T1"><text:s/>— </text:span></text:p>
          </text:deletion>
        </text:changed-region>
        <text:changed-region xml:id="ct93955983048368" text:id="ct93955983048368">
          <text:insertion>
            <office:change-info>
              <dc:creator>Julia Ringo</dc:creator>
              <dc:date>2023-10-05T13:15:00</dc:date>
            </office:change-info>
          </text:insertion>
        </text:changed-region>
        <text:changed-region xml:id="ct93955983056048" text:id="ct93955983056048">
          <text:insertion>
            <office:change-info>
              <dc:creator>Julia Ringo</dc:creator>
              <dc:date>2023-10-21T10:53:00</dc:date>
            </office:change-info>
          </text:insertion>
        </text:changed-region>
        <text:changed-region xml:id="ct93955983063008" text:id="ct93955983063008">
          <text:insertion>
            <office:change-info>
              <dc:creator>Julia Ringo</dc:creator>
              <dc:date>2023-10-21T10:54:00</dc:date>
            </office:change-info>
          </text:insertion>
        </text:changed-region>
        <text:changed-region xml:id="ct93955983066128" text:id="ct93955983066128">
          <text:insertion>
            <office:change-info>
              <dc:creator>Julia Ringo</dc:creator>
              <dc:date>2023-10-21T10:54:00</dc:date>
            </office:change-info>
          </text:insertion>
        </text:changed-region>
        <text:changed-region xml:id="ct93955983066704" text:id="ct93955983066704">
          <text:deletion>
            <office:change-info>
              <dc:creator>Julia Ringo</dc:creator>
              <dc:date>2023-10-21T10:54:00</dc:date>
            </office:change-info>
            <text:p text:style-name="Text_20_body"><text:span text:style-name="T1">around </text:span></text:p>
          </text:deletion>
        </text:changed-region>
        <text:changed-region xml:id="ct93955983066416" text:id="ct93955983066416">
          <text:insertion>
            <office:change-info>
              <dc:creator>Julia Ringo</dc:creator>
              <dc:date>2023-10-21T10:54:00</dc:date>
            </office:change-info>
          </text:insertion>
        </text:changed-region>
        <text:changed-region xml:id="ct93955982951824" text:id="ct93955982951824">
          <text:deletion>
            <office:change-info>
              <dc:creator>Julia Ringo</dc:creator>
              <dc:date>2023-10-21T10:54:00</dc:date>
            </office:change-info>
            <text:p text:style-name="Text_20_body"><text:span text:style-name="T1">they moved towards </text:span></text:p>
          </text:deletion>
        </text:changed-region>
        <text:changed-region xml:id="ct93955983078080" text:id="ct93955983078080">
          <text:insertion>
            <office:change-info>
              <dc:creator>Julia Ringo</dc:creator>
              <dc:date>2023-10-21T10:54:00</dc:date>
            </office:change-info>
          </text:insertion>
        </text:changed-region>
        <text:changed-region xml:id="ct93955976310608" text:id="ct93955976310608">
          <text:insertion>
            <office:change-info>
              <dc:creator>Julia Ringo</dc:creator>
              <dc:date>2023-10-21T10:55:00</dc:date>
            </office:change-info>
          </text:insertion>
        </text:changed-region>
        <text:changed-region xml:id="ct93955983092960" text:id="ct93955983092960">
          <text:deletion>
            <office:change-info>
              <dc:creator>Julia Ringo</dc:creator>
              <dc:date>2023-10-21T11:09:00</dc:date>
            </office:change-info>
            <text:p text:style-name="Text_20_body"><text:span text:style-name="T1">was </text:span></text:p>
          </text:deletion>
        </text:changed-region>
        <text:changed-region xml:id="ct93955983094592" text:id="ct93955983094592">
          <text:insertion>
            <office:change-info>
              <dc:creator>Julia Ringo</dc:creator>
              <dc:date>2023-10-21T11:09:00</dc:date>
            </office:change-info>
          </text:insertion>
        </text:changed-region>
        <text:changed-region xml:id="ct93955976314224" text:id="ct93955976314224">
          <text:deletion>
            <office:change-info>
              <dc:creator>Julia Ringo</dc:creator>
              <dc:date>2023-10-21T11:09:00</dc:date>
            </office:change-info>
            <text:p text:style-name="Text_20_body"><text:span text:style-name="T1">ing </text:span></text:p>
          </text:deletion>
        </text:changed-region>
        <text:changed-region xml:id="ct93955983102656" text:id="ct93955983102656">
          <text:insertion>
            <office:change-info>
              <dc:creator>Julia Ringo</dc:creator>
              <dc:date>2023-10-21T11:10:00</dc:date>
            </office:change-info>
          </text:insertion>
        </text:changed-region>
        <text:changed-region xml:id="ct93955983106304" text:id="ct93955983106304">
          <text:insertion>
            <office:change-info>
              <dc:creator>Julia Ringo</dc:creator>
              <dc:date>2023-10-21T11:10:00</dc:date>
            </office:change-info>
          </text:insertion>
        </text:changed-region>
        <text:changed-region xml:id="ct93955983102944" text:id="ct93955983102944">
          <text:deletion>
            <office:change-info>
              <dc:creator>Julia Ringo</dc:creator>
              <dc:date>2023-10-05T13:15:00</dc:date>
            </office:change-info>
            <text:p text:style-name="Text_20_body"><text:span text:style-name="T1"><text:s/>— </text:span></text:p>
          </text:deletion>
        </text:changed-region>
        <text:changed-region xml:id="ct93955983104512" text:id="ct93955983104512">
          <text:insertion>
            <office:change-info>
              <dc:creator>Julia Ringo</dc:creator>
              <dc:date>2023-10-05T13:15:00</dc:date>
            </office:change-info>
          </text:insertion>
        </text:changed-region>
        <text:changed-region xml:id="ct93955983115472" text:id="ct93955983115472">
          <text:deletion>
            <office:change-info>
              <dc:creator>Julia Ringo</dc:creator>
              <dc:date>2023-10-21T11:10:00</dc:date>
            </office:change-info>
            <text:p text:style-name="Text_20_body"><text:span text:style-name="T1">to be able to</text:span></text:p>
          </text:deletion>
        </text:changed-region>
        <text:changed-region xml:id="ct93955983116432" text:id="ct93955983116432">
          <text:insertion>
            <office:change-info>
              <dc:creator>Julia Ringo</dc:creator>
              <dc:date>2023-10-21T11:10:00</dc:date>
            </office:change-info>
          </text:insertion>
        </text:changed-region>
        <text:changed-region xml:id="ct93955976317904" text:id="ct93955976317904">
          <text:insertion>
            <office:change-info>
              <dc:creator>Julia Ringo</dc:creator>
              <dc:date>2023-10-21T11:11:00</dc:date>
            </office:change-info>
          </text:insertion>
        </text:changed-region>
        <text:changed-region xml:id="ct93955983114608" text:id="ct93955983114608">
          <text:insertion>
            <office:change-info>
              <dc:creator>Julia Ringo</dc:creator>
              <dc:date>2023-10-21T11:11:00</dc:date>
            </office:change-info>
          </text:insertion>
        </text:changed-region>
        <text:changed-region xml:id="ct93955983114896" text:id="ct93955983114896">
          <text:deletion>
            <office:change-info>
              <dc:creator>Julia Ringo</dc:creator>
              <dc:date>2023-10-21T11:11:00</dc:date>
            </office:change-info>
            <text:p text:style-name="Text_20_body"><text:span text:style-name="T1">u</text:span></text:p>
          </text:deletion>
        </text:changed-region>
        <text:changed-region xml:id="ct93955983115184" text:id="ct93955983115184">
          <text:deletion>
            <office:change-info>
              <dc:creator>Julia Ringo</dc:creator>
              <dc:date>2023-10-21T11:11:00</dc:date>
            </office:change-info>
            <text:p text:style-name="Text_20_body"><text:span text:style-name="T1">would </text:span></text:p>
          </text:deletion>
        </text:changed-region>
        <text:changed-region xml:id="ct93955976322208" text:id="ct93955976322208">
          <text:insertion>
            <office:change-info>
              <dc:creator>Julia Ringo</dc:creator>
              <dc:date>2023-10-21T11:11:00</dc:date>
            </office:change-info>
          </text:insertion>
        </text:changed-region>
        <text:changed-region xml:id="ct93955980922112" text:id="ct93955980922112">
          <text:insertion>
            <office:change-info>
              <dc:creator>Julia Ringo</dc:creator>
              <dc:date>2023-10-21T11:11:00</dc:date>
            </office:change-info>
          </text:insertion>
        </text:changed-region>
        <text:changed-region xml:id="ct93955983108112" text:id="ct93955983108112">
          <text:insertion>
            <office:change-info>
              <dc:creator>Julia Ringo</dc:creator>
              <dc:date>2023-10-21T11:11:00</dc:date>
            </office:change-info>
          </text:insertion>
        </text:changed-region>
        <text:changed-region xml:id="ct93955980924592" text:id="ct93955980924592">
          <text:insertion>
            <office:change-info>
              <dc:creator>Julia Ringo</dc:creator>
              <dc:date>2023-10-21T11:11:00</dc:date>
            </office:change-info>
          </text:insertion>
        </text:changed-region>
        <text:changed-region xml:id="ct93955980920016" text:id="ct93955980920016">
          <text:insertion>
            <office:change-info>
              <dc:creator>Julia Ringo</dc:creator>
              <dc:date>2023-10-21T11:12:00</dc:date>
            </office:change-info>
          </text:insertion>
        </text:changed-region>
        <text:changed-region xml:id="ct93955980942656" text:id="ct93955980942656">
          <text:insertion>
            <office:change-info>
              <dc:creator>Julia Ringo</dc:creator>
              <dc:date>2023-10-21T11:11:00</dc:date>
            </office:change-info>
          </text:insertion>
        </text:changed-region>
        <text:changed-region xml:id="ct93955980942944" text:id="ct93955980942944">
          <text:deletion>
            <office:change-info>
              <dc:creator>Julia Ringo</dc:creator>
              <dc:date>2023-10-21T11:11:00</dc:date>
            </office:change-info>
            <text:p text:style-name="Text_20_body"><text:span text:style-name="T1">-</text:span></text:p>
          </text:deletion>
        </text:changed-region>
        <text:changed-region xml:id="ct93955980944688" text:id="ct93955980944688">
          <text:insertion>
            <office:change-info>
              <dc:creator>Julia Ringo</dc:creator>
              <dc:date>2023-10-21T11:12:00</dc:date>
            </office:change-info>
          </text:insertion>
        </text:changed-region>
        <text:changed-region xml:id="ct93955976327024" text:id="ct93955976327024">
          <text:deletion>
            <office:change-info>
              <dc:creator>Julia Ringo</dc:creator>
              <dc:date>2023-10-21T11:12:00</dc:date>
            </office:change-info>
            <text:p text:style-name="Text_20_body"><text:span text:style-name="T1">ing</text:span></text:p>
          </text:deletion>
        </text:changed-region>
        <text:changed-region xml:id="ct93955980922848" text:id="ct93955980922848">
          <text:deletion>
            <office:change-info>
              <dc:creator>Julia Ringo</dc:creator>
              <dc:date>2023-10-21T11:12:00</dc:date>
            </office:change-info>
            <text:p text:style-name="Text_20_body"><text:span text:style-name="T1">the </text:span></text:p>
          </text:deletion>
        </text:changed-region>
        <text:changed-region xml:id="ct93955980920816" text:id="ct93955980920816">
          <text:insertion>
            <office:change-info>
              <dc:creator>Julia Ringo</dc:creator>
              <dc:date>2023-10-21T11:12:00</dc:date>
            </office:change-info>
          </text:insertion>
        </text:changed-region>
        <text:changed-region xml:id="ct93955983103728" text:id="ct93955983103728">
          <text:deletion>
            <office:change-info>
              <dc:creator>Julia Ringo</dc:creator>
              <dc:date>2023-10-05T13:15:00</dc:date>
            </office:change-info>
            <text:p text:style-name="Text_20_body"><text:span text:style-name="T1"><text:s/>— </text:span></text:p>
          </text:deletion>
        </text:changed-region>
        <text:changed-region xml:id="ct93955980948176" text:id="ct93955980948176">
          <text:insertion>
            <office:change-info>
              <dc:creator>Julia Ringo</dc:creator>
              <dc:date>2023-10-05T13:15:00</dc:date>
            </office:change-info>
          </text:insertion>
        </text:changed-region>
        <text:changed-region xml:id="ct93955980974752" text:id="ct93955980974752">
          <text:insertion>
            <office:change-info>
              <dc:creator>Julia Ringo</dc:creator>
              <dc:date>2023-10-21T11:13:00</dc:date>
            </office:change-info>
          </text:insertion>
        </text:changed-region>
        <text:changed-region xml:id="ct93955980948464" text:id="ct93955980948464">
          <text:deletion>
            <office:change-info>
              <dc:creator>Julia Ringo</dc:creator>
              <dc:date>2023-10-21T11:13:00</dc:date>
            </office:change-info>
            <text:p text:style-name="Text_20_body"><text:span text:style-name="T1">face of the </text:span></text:p>
          </text:deletion>
        </text:changed-region>
        <text:changed-region xml:id="ct93955980922400" text:id="ct93955980922400">
          <text:insertion>
            <office:change-info>
              <dc:creator>Julia Ringo</dc:creator>
              <dc:date>2023-10-21T11:13:00</dc:date>
            </office:change-info>
          </text:insertion>
        </text:changed-region>
        <text:changed-region xml:id="ct93955983114272" text:id="ct93955983114272">
          <text:deletion>
            <office:change-info>
              <dc:creator>Julia Ringo</dc:creator>
              <dc:date>2023-10-21T11:13:00</dc:date>
            </office:change-info>
            <text:p text:style-name="Text_20_body"><text:span text:style-name="T1">returned to</text:span></text:p>
          </text:deletion>
        </text:changed-region>
        <text:changed-region xml:id="ct93955980921664" text:id="ct93955980921664">
          <text:insertion>
            <office:change-info>
              <dc:creator>Julia Ringo</dc:creator>
              <dc:date>2023-10-21T11:13:00</dc:date>
            </office:change-info>
          </text:insertion>
        </text:changed-region>
        <text:changed-region xml:id="ct93955980991536" text:id="ct93955980991536">
          <text:deletion>
            <office:change-info>
              <dc:creator>Julia Ringo</dc:creator>
              <dc:date>2023-10-05T13:15:00</dc:date>
            </office:change-info>
            <text:p text:style-name="Text_20_body"><text:span text:style-name="T1"><text:s/>— </text:span></text:p>
          </text:deletion>
        </text:changed-region>
        <text:changed-region xml:id="ct93955976333360" text:id="ct93955976333360">
          <text:insertion>
            <office:change-info>
              <dc:creator>Julia Ringo</dc:creator>
              <dc:date>2023-10-05T13:15:00</dc:date>
            </office:change-info>
          </text:insertion>
        </text:changed-region>
        <text:changed-region xml:id="ct93955980924144" text:id="ct93955980924144">
          <text:deletion>
            <office:change-info>
              <dc:creator>Julia Ringo</dc:creator>
              <dc:date>2023-10-21T11:14:00</dc:date>
            </office:change-info>
            <text:p text:style-name="Text_20_body"><text:span text:style-name="T1">that </text:span></text:p>
          </text:deletion>
        </text:changed-region>
        <text:changed-region xml:id="ct93955980994176" text:id="ct93955980994176">
          <text:insertion>
            <office:change-info>
              <dc:creator>Julia Ringo</dc:creator>
              <dc:date>2023-10-21T11:14:00</dc:date>
            </office:change-info>
          </text:insertion>
        </text:changed-region>
        <text:changed-region xml:id="ct93955980995360" text:id="ct93955980995360">
          <text:deletion>
            <office:change-info>
              <dc:creator>Julia Ringo</dc:creator>
              <dc:date>2023-10-21T11:14:00</dc:date>
            </office:change-info>
            <text:p text:style-name="Text_20_body"><text:span text:style-name="T1">s</text:span></text:p>
          </text:deletion>
        </text:changed-region>
        <text:changed-region xml:id="ct93955980991824" text:id="ct93955980991824">
          <text:deletion>
            <office:change-info>
              <dc:creator>Julia Ringo</dc:creator>
              <dc:date>2023-10-05T13:15:00</dc:date>
            </office:change-info>
            <text:p text:style-name="Text_20_body"><text:span text:style-name="T1"><text:s/>— </text:span></text:p>
          </text:deletion>
        </text:changed-region>
        <text:changed-region xml:id="ct93955976338368" text:id="ct93955976338368">
          <text:insertion>
            <office:change-info>
              <dc:creator>Julia Ringo</dc:creator>
              <dc:date>2023-10-05T13:15:00</dc:date>
            </office:change-info>
          </text:insertion>
        </text:changed-region>
        <text:changed-region xml:id="ct93955981000160" text:id="ct93955981000160">
          <text:insertion>
            <office:change-info>
              <dc:creator>Julia Ringo</dc:creator>
              <dc:date>2023-10-21T11:14:00</dc:date>
            </office:change-info>
          </text:insertion>
        </text:changed-region>
        <text:changed-region xml:id="ct93955981005776" text:id="ct93955981005776">
          <text:deletion>
            <office:change-info>
              <dc:creator>Julia Ringo</dc:creator>
              <dc:date>2023-10-05T13:15:00</dc:date>
            </office:change-info>
            <text:p text:style-name="Text_20_body"><text:span text:style-name="T1"><text:s/>— </text:span></text:p>
          </text:deletion>
        </text:changed-region>
        <text:changed-region xml:id="ct93955981006064" text:id="ct93955981006064">
          <text:insertion>
            <office:change-info>
              <dc:creator>Julia Ringo</dc:creator>
              <dc:date>2023-10-05T13:15:00</dc:date>
            </office:change-info>
          </text:insertion>
        </text:changed-region>
        <text:changed-region xml:id="ct93955981006768" text:id="ct93955981006768">
          <text:deletion>
            <office:change-info>
              <dc:creator>Julia Ringo</dc:creator>
              <dc:date>2023-10-10T11:08:00</dc:date>
            </office:change-info>
            <text:p text:style-name="Text_20_body"><text:span text:style-name="T1">…</text:span></text:p>
          </text:deletion>
        </text:changed-region>
        <text:changed-region xml:id="ct93955981007888" text:id="ct93955981007888">
          <text:insertion>
            <office:change-info>
              <dc:creator>Julia Ringo</dc:creator>
              <dc:date>2023-10-10T11:08:00</dc:date>
            </office:change-info>
          </text:insertion>
        </text:changed-region>
        <text:changed-region xml:id="ct93955981015568" text:id="ct93955981015568">
          <text:deletion>
            <office:change-info>
              <dc:creator>Julia Ringo</dc:creator>
              <dc:date>2023-10-05T13:15:00</dc:date>
            </office:change-info>
            <text:p text:style-name="Text_20_body"><text:span text:style-name="T1"><text:s/>— </text:span></text:p>
          </text:deletion>
        </text:changed-region>
        <text:changed-region xml:id="ct93955981007472" text:id="ct93955981007472">
          <text:insertion>
            <office:change-info>
              <dc:creator>Julia Ringo</dc:creator>
              <dc:date>2023-10-05T13:15:00</dc:date>
            </office:change-info>
          </text:insertion>
        </text:changed-region>
        <text:changed-region xml:id="ct93955976343104" text:id="ct93955976343104">
          <text:insertion>
            <office:change-info>
              <dc:creator>Julia Ringo</dc:creator>
              <dc:date>2023-10-21T11:14:00</dc:date>
            </office:change-info>
          </text:insertion>
        </text:changed-region>
        <text:changed-region xml:id="ct93955981016336" text:id="ct93955981016336">
          <text:deletion>
            <office:change-info>
              <dc:creator>Julia Ringo</dc:creator>
              <dc:date>2023-10-05T13:15:00</dc:date>
            </office:change-info>
            <text:p text:style-name="Text_20_body"><text:span text:style-name="T1"><text:s/>— </text:span></text:p>
          </text:deletion>
        </text:changed-region>
        <text:changed-region xml:id="ct93955983101456" text:id="ct93955983101456">
          <text:insertion>
            <office:change-info>
              <dc:creator>Julia Ringo</dc:creator>
              <dc:date>2023-10-05T13:15:00</dc:date>
            </office:change-info>
          </text:insertion>
        </text:changed-region>
        <text:changed-region xml:id="ct93955976348256" text:id="ct93955976348256">
          <text:deletion>
            <office:change-info>
              <dc:creator>Julia Ringo</dc:creator>
              <dc:date>2023-10-21T11:14:00</dc:date>
            </office:change-info>
            <text:p text:style-name="Text_20_body"><text:span text:style-name="T1">did </text:span></text:p>
          </text:deletion>
        </text:changed-region>
        <text:changed-region xml:id="ct93955981028416" text:id="ct93955981028416">
          <text:insertion>
            <office:change-info>
              <dc:creator>Julia Ringo</dc:creator>
              <dc:date>2023-10-21T11:15:00</dc:date>
            </office:change-info>
          </text:insertion>
        </text:changed-region>
        <text:changed-region xml:id="ct93955983092624" text:id="ct93955983092624">
          <text:insertion>
            <office:change-info>
              <dc:creator>Julia Ringo</dc:creator>
              <dc:date>2023-10-21T11:15:00</dc:date>
            </office:change-info>
          </text:insertion>
        </text:changed-region>
        <text:changed-region xml:id="ct93955981036016" text:id="ct93955981036016">
          <text:deletion>
            <office:change-info>
              <dc:creator>Julia Ringo</dc:creator>
              <dc:date>2023-10-21T11:15:00</dc:date>
            </office:change-info>
            <text:p text:style-name="Text_20_body"><text:span text:style-name="T1">supporting </text:span></text:p>
          </text:deletion>
        </text:changed-region>
        <text:changed-region xml:id="ct93955981022592" text:id="ct93955981022592">
          <text:deletion>
            <office:change-info>
              <dc:creator>Julia Ringo</dc:creator>
              <dc:date>2023-10-05T13:15:00</dc:date>
            </office:change-info>
            <text:p text:style-name="Text_20_body"><text:span text:style-name="T1"><text:s/>— </text:span></text:p>
          </text:deletion>
        </text:changed-region>
        <text:changed-region xml:id="ct93955981030480" text:id="ct93955981030480">
          <text:insertion>
            <office:change-info>
              <dc:creator>Julia Ringo</dc:creator>
              <dc:date>2023-10-05T13:15:00</dc:date>
            </office:change-info>
          </text:insertion>
        </text:changed-region>
        <text:changed-region xml:id="ct93955981031376" text:id="ct93955981031376">
          <text:deletion>
            <office:change-info>
              <dc:creator>Julia Ringo</dc:creator>
              <dc:date>2023-10-05T13:15:00</dc:date>
            </office:change-info>
            <text:p text:style-name="Text_20_body"><text:span text:style-name="T1"><text:s/>— </text:span></text:p>
          </text:deletion>
        </text:changed-region>
        <text:changed-region xml:id="ct93955981032320" text:id="ct93955981032320">
          <text:insertion>
            <office:change-info>
              <dc:creator>Julia Ringo</dc:creator>
              <dc:date>2023-10-05T13:15:00</dc:date>
            </office:change-info>
          </text:insertion>
        </text:changed-region>
        <text:changed-region xml:id="ct93955983392224" text:id="ct93955983392224">
          <text:insertion>
            <office:change-info>
              <dc:creator>Julia Ringo</dc:creator>
              <dc:date>2023-10-21T11:15:00</dc:date>
            </office:change-info>
          </text:insertion>
        </text:changed-region>
        <text:changed-region xml:id="ct93955983392512" text:id="ct93955983392512">
          <text:deletion>
            <office:change-info>
              <dc:creator>Julia Ringo</dc:creator>
              <dc:date>2023-10-21T11:15:00</dc:date>
            </office:change-info>
            <text:p text:style-name="Text_20_body"><text:span text:style-name="T1">that were least coated with rust </text:span></text:p>
          </text:deletion>
        </text:changed-region>
        <text:changed-region xml:id="ct93955983393472" text:id="ct93955983393472">
          <text:deletion>
            <office:change-info>
              <dc:creator>Julia Ringo</dc:creator>
              <dc:date>2023-10-21T11:15:00</dc:date>
            </office:change-info>
            <text:p text:style-name="Text_20_body"><text:span text:style-name="T1"><text:s/></text:span></text:p>
          </text:deletion>
        </text:changed-region>
        <text:changed-region xml:id="ct93955983394096" text:id="ct93955983394096">
          <text:deletion>
            <office:change-info>
              <dc:creator>Julia Ringo</dc:creator>
              <dc:date>2023-10-21T11:15:00</dc:date>
            </office:change-info>
            <text:p text:style-name="Text_20_body"><text:span text:style-name="T1">25 </text:span></text:p>
          </text:deletion>
        </text:changed-region>
        <text:changed-region xml:id="ct93955983395056" text:id="ct93955983395056">
          <text:insertion>
            <office:change-info>
              <dc:creator>Julia Ringo</dc:creator>
              <dc:date>2023-10-21T11:15:00</dc:date>
            </office:change-info>
          </text:insertion>
        </text:changed-region>
        <text:changed-region xml:id="ct93955983396016" text:id="ct93955983396016">
          <text:deletion>
            <office:change-info>
              <dc:creator>Julia Ringo</dc:creator>
              <dc:date>2023-10-21T11:15:00</dc:date>
            </office:change-info>
            <text:p text:style-name="Text_20_body"><text:span text:style-name="T1">300 </text:span></text:p>
          </text:deletion>
        </text:changed-region>
        <text:changed-region xml:id="ct93955983396976" text:id="ct93955983396976">
          <text:insertion>
            <office:change-info>
              <dc:creator>Julia Ringo</dc:creator>
              <dc:date>2023-10-21T11:15:00</dc:date>
            </office:change-info>
          </text:insertion>
        </text:changed-region>
        <text:changed-region xml:id="ct93955981020112" text:id="ct93955981020112">
          <text:deletion>
            <office:change-info>
              <dc:creator>Julia Ringo</dc:creator>
              <dc:date>2023-10-21T11:16:00</dc:date>
            </office:change-info>
            <text:p text:style-name="Text_20_body"><text:span text:style-name="T1">would enable any</text:span></text:p>
          </text:deletion>
        </text:changed-region>
        <text:changed-region xml:id="ct93955981028080" text:id="ct93955981028080">
          <text:insertion>
            <office:change-info>
              <dc:creator>Julia Ringo</dc:creator>
              <dc:date>2023-10-21T11:16:00</dc:date>
            </office:change-info>
          </text:insertion>
        </text:changed-region>
        <text:changed-region xml:id="ct93955976356832" text:id="ct93955976356832">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3955983401056" text:id="ct93955983401056">
          <text:insertion>
            <office:change-info>
              <dc:creator>Julia Ringo</dc:creator>
              <dc:date>2023-10-21T11:16:00</dc:date>
            </office:change-info>
          </text:insertion>
        </text:changed-region>
        <text:changed-region xml:id="ct93955980931696" text:id="ct93955980931696">
          <text:deletion>
            <office:change-info>
              <dc:creator>Julia Ringo</dc:creator>
              <dc:date>2023-10-21T11:17:00</dc:date>
            </office:change-info>
            <text:p text:style-name="Text_20_body"><text:span text:style-name="T1">From </text:span></text:p>
          </text:deletion>
        </text:changed-region>
        <text:changed-region xml:id="ct93955983413056" text:id="ct93955983413056">
          <text:insertion>
            <office:change-info>
              <dc:creator>Julia Ringo</dc:creator>
              <dc:date>2023-10-21T11:17:00</dc:date>
            </office:change-info>
          </text:insertion>
        </text:changed-region>
        <text:changed-region xml:id="ct93955983415008" text:id="ct93955983415008">
          <text:insertion>
            <office:change-info>
              <dc:creator>Julia Ringo</dc:creator>
              <dc:date>2023-10-21T11:17:00</dc:date>
            </office:change-info>
          </text:insertion>
        </text:changed-region>
        <text:changed-region xml:id="ct93955983409936" text:id="ct93955983409936">
          <text:deletion>
            <office:change-info>
              <dc:creator>Julia Ringo</dc:creator>
              <dc:date>2023-10-21T11:21:00</dc:date>
            </office:change-info>
            <text:p text:style-name="Text_20_body"><text:span text:style-name="T1">50 </text:span></text:p>
          </text:deletion>
        </text:changed-region>
        <text:changed-region xml:id="ct93955983414000" text:id="ct93955983414000">
          <text:insertion>
            <office:change-info>
              <dc:creator>Julia Ringo</dc:creator>
              <dc:date>2023-10-21T11:21:00</dc:date>
            </office:change-info>
          </text:insertion>
        </text:changed-region>
        <text:changed-region xml:id="ct93955983414624" text:id="ct93955983414624">
          <text:insertion>
            <office:change-info>
              <dc:creator>Julia Ringo</dc:creator>
              <dc:date>2023-10-21T11:21:00</dc:date>
            </office:change-info>
          </text:insertion>
        </text:changed-region>
        <text:changed-region xml:id="ct93955976367664" text:id="ct93955976367664">
          <text:insertion>
            <office:change-info>
              <dc:creator>Julia Ringo</dc:creator>
              <dc:date>2023-10-21T11:21:00</dc:date>
            </office:change-info>
          </text:insertion>
        </text:changed-region>
        <text:changed-region xml:id="ct93955983422384" text:id="ct93955983422384">
          <text:deletion>
            <office:change-info>
              <dc:creator>Julia Ringo</dc:creator>
              <dc:date>2023-10-21T11:21:00</dc:date>
            </office:change-info>
            <text:p text:style-name="Text_20_body"><text:span text:style-name="T1">gathered together </text:span></text:p>
          </text:deletion>
        </text:changed-region>
        <text:changed-region xml:id="ct93955983429088" text:id="ct93955983429088">
          <text:deletion>
            <office:change-info>
              <dc:creator>Julia Ringo</dc:creator>
              <dc:date>2023-10-21T11:22:00</dc:date>
            </office:change-info>
            <text:p text:style-name="Text_20_body"><text:span text:style-name="T1">of </text:span></text:p>
          </text:deletion>
        </text:changed-region>
        <text:changed-region xml:id="ct93955983431056" text:id="ct93955983431056">
          <text:format-change>
            <office:change-info>
              <dc:creator>Julia Ringo</dc:creator>
              <dc:date>2023-10-21T11:22:00</dc:date>
            </office:change-info>
          </text:format-change>
        </text:changed-region>
        <text:changed-region xml:id="ct93955976370208" text:id="ct93955976370208">
          <text:insertion>
            <office:change-info>
              <dc:creator>Julia Ringo</dc:creator>
              <dc:date>2023-10-21T11:22:00</dc:date>
            </office:change-info>
          </text:insertion>
        </text:changed-region>
        <text:changed-region xml:id="ct93955983427744" text:id="ct93955983427744">
          <text:format-change>
            <office:change-info>
              <dc:creator>Julia Ringo</dc:creator>
              <dc:date>2023-10-21T11:22:00</dc:date>
            </office:change-info>
          </text:format-change>
        </text:changed-region>
        <text:changed-region xml:id="ct93955983426080" text:id="ct93955983426080">
          <text:insertion>
            <office:change-info>
              <dc:creator>Julia Ringo</dc:creator>
              <dc:date>2023-10-21T11:22:00</dc:date>
            </office:change-info>
          </text:insertion>
        </text:changed-region>
        <text:changed-region xml:id="ct93955983426528" text:id="ct93955983426528">
          <text:deletion>
            <office:change-info>
              <dc:creator>Julia Ringo</dc:creator>
              <dc:date>2023-10-05T13:15:00</dc:date>
            </office:change-info>
            <text:p text:style-name="Text_20_body"><text:span text:style-name="T1"><text:s/>— </text:span></text:p>
          </text:deletion>
        </text:changed-region>
        <text:changed-region xml:id="ct93955983431344" text:id="ct93955983431344">
          <text:insertion>
            <office:change-info>
              <dc:creator>Julia Ringo</dc:creator>
              <dc:date>2023-10-05T13:15:00</dc:date>
            </office:change-info>
          </text:insertion>
        </text:changed-region>
        <text:changed-region xml:id="ct93955976374240" text:id="ct93955976374240">
          <text:insertion>
            <office:change-info>
              <dc:creator>Julia Ringo</dc:creator>
              <dc:date>2023-10-21T11:22:00</dc:date>
            </office:change-info>
          </text:insertion>
        </text:changed-region>
        <text:changed-region xml:id="ct93955983428704" text:id="ct93955983428704">
          <text:insertion>
            <office:change-info>
              <dc:creator>Julia Ringo</dc:creator>
              <dc:date>2023-10-21T11:23:00</dc:date>
            </office:change-info>
          </text:insertion>
        </text:changed-region>
        <text:changed-region xml:id="ct93955983465168" text:id="ct93955983465168">
          <text:deletion>
            <office:change-info>
              <dc:creator>Julia Ringo</dc:creator>
              <dc:date>2023-10-21T11:23:00</dc:date>
            </office:change-info>
            <text:p text:style-name="Text_20_body"><text:span text:style-name="T1">was </text:span></text:p>
          </text:deletion>
        </text:changed-region>
        <text:changed-region xml:id="ct93955983466128" text:id="ct93955983466128">
          <text:insertion>
            <office:change-info>
              <dc:creator>Julia Ringo</dc:creator>
              <dc:date>2023-10-21T11:23:00</dc:date>
            </office:change-info>
          </text:insertion>
        </text:changed-region>
        <text:changed-region xml:id="ct93955983476736" text:id="ct93955983476736">
          <text:insertion>
            <office:change-info>
              <dc:creator>Julia Ringo</dc:creator>
              <dc:date>2023-10-21T11:23:00</dc:date>
            </office:change-info>
          </text:insertion>
        </text:changed-region>
        <text:changed-region xml:id="ct93955983477024" text:id="ct93955983477024">
          <text:deletion>
            <office:change-info>
              <dc:creator>Julia Ringo</dc:creator>
              <dc:date>2023-10-21T11:23:00</dc:date>
            </office:change-info>
            <text:p text:style-name="Text_20_body"><text:span text:style-name="T1">.</text:span></text:p>
          </text:deletion>
        </text:changed-region>
        <text:changed-region xml:id="ct93955983483168" text:id="ct93955983483168">
          <text:insertion>
            <office:change-info>
              <dc:creator>Julia Ringo</dc:creator>
              <dc:date>2023-10-21T11:23:00</dc:date>
            </office:change-info>
          </text:insertion>
        </text:changed-region>
        <text:changed-region xml:id="ct93955983489456" text:id="ct93955983489456">
          <text:insertion>
            <office:change-info>
              <dc:creator>Julia Ringo</dc:creator>
              <dc:date>2023-10-21T11:32:00</dc:date>
            </office:change-info>
          </text:insertion>
        </text:changed-region>
        <text:changed-region xml:id="ct93955983499680" text:id="ct93955983499680">
          <text:insertion>
            <office:change-info>
              <dc:creator>Julia Ringo</dc:creator>
              <dc:date>2023-10-21T11:33:00</dc:date>
            </office:change-info>
          </text:insertion>
        </text:changed-region>
        <text:changed-region xml:id="ct93955983395344" text:id="ct93955983395344">
          <text:format-change>
            <office:change-info>
              <dc:creator>Julia Ringo</dc:creator>
              <dc:date>2023-10-21T11:33:00</dc:date>
            </office:change-info>
          </text:format-change>
        </text:changed-region>
        <text:changed-region xml:id="ct93955983504576" text:id="ct93955983504576">
          <text:deletion>
            <office:change-info>
              <dc:creator>Julia Ringo</dc:creator>
              <dc:date>2023-10-21T11:33:00</dc:date>
            </office:change-info>
            <text:p text:style-name="Text_20_body"><text:span text:style-name="T1">It was o</text:span></text:p>
          </text:deletion>
        </text:changed-region>
        <text:changed-region xml:id="ct93955983505536" text:id="ct93955983505536">
          <text:insertion>
            <office:change-info>
              <dc:creator>Julia Ringo</dc:creator>
              <dc:date>2023-10-21T11:33:00</dc:date>
            </office:change-info>
          </text:insertion>
        </text:changed-region>
        <text:changed-region xml:id="ct93955983507168" text:id="ct93955983507168">
          <text:insertion>
            <office:change-info>
              <dc:creator>Julia Ringo</dc:creator>
              <dc:date>2023-10-21T11:33:00</dc:date>
            </office:change-info>
          </text:insertion>
        </text:changed-region>
        <text:changed-region xml:id="ct93955983508128" text:id="ct93955983508128">
          <text:deletion>
            <office:change-info>
              <dc:creator>Julia Ringo</dc:creator>
              <dc:date>2023-10-21T11:33:00</dc:date>
            </office:change-info>
            <text:p text:style-name="Text_20_body"><text:span text:style-name="T1">that </text:span></text:p>
          </text:deletion>
        </text:changed-region>
        <text:changed-region xml:id="ct93955983510976" text:id="ct93955983510976">
          <text:insertion>
            <office:change-info>
              <dc:creator>Julia Ringo</dc:creator>
              <dc:date>2023-10-21T11:40:00</dc:date>
            </office:change-info>
          </text:insertion>
        </text:changed-region>
        <text:changed-region xml:id="ct93955976383808" text:id="ct93955976383808">
          <text:deletion>
            <office:change-info>
              <dc:creator>Julia Ringo</dc:creator>
              <dc:date>2023-10-21T11:40:00</dc:date>
            </office:change-info>
            <text:p text:style-name="Text_20_body"><text:span text:style-name="T1"><text:s/>with </text:span></text:p>
          </text:deletion>
        </text:changed-region>
        <text:changed-region xml:id="ct93955983500976" text:id="ct93955983500976">
          <text:insertion>
            <office:change-info>
              <dc:creator>Julia Ringo</dc:creator>
              <dc:date>2023-10-21T11:40:00</dc:date>
            </office:change-info>
          </text:insertion>
        </text:changed-region>
        <text:changed-region xml:id="ct93955983503568" text:id="ct93955983503568">
          <text:insertion>
            <office:change-info>
              <dc:creator>Julia Ringo</dc:creator>
              <dc:date>2023-10-21T11:40:00</dc:date>
            </office:change-info>
          </text:insertion>
        </text:changed-region>
        <text:changed-region xml:id="ct93955983542736" text:id="ct93955983542736">
          <text:insertion>
            <office:change-info>
              <dc:creator>Julia Ringo</dc:creator>
              <dc:date>2023-10-21T11:41:00</dc:date>
            </office:change-info>
          </text:insertion>
        </text:changed-region>
        <text:changed-region xml:id="ct93955983543024" text:id="ct93955983543024">
          <text:deletion>
            <office:change-info>
              <dc:creator>Julia Ringo</dc:creator>
              <dc:date>2023-10-05T13:15:00</dc:date>
            </office:change-info>
            <text:p text:style-name="Text_20_body"><text:span text:style-name="T1"><text:s/>— </text:span></text:p>
          </text:deletion>
        </text:changed-region>
        <text:changed-region xml:id="ct93955983544976" text:id="ct93955983544976">
          <text:insertion>
            <office:change-info>
              <dc:creator>Julia Ringo</dc:creator>
              <dc:date>2023-10-05T13:15:00</dc:date>
            </office:change-info>
          </text:insertion>
        </text:changed-region>
        <text:changed-region xml:id="ct93955983546688" text:id="ct93955983546688">
          <text:insertion>
            <office:change-info>
              <dc:creator>Julia Ringo</dc:creator>
              <dc:date>2023-10-21T11:41:00</dc:date>
            </office:change-info>
          </text:insertion>
        </text:changed-region>
        <text:changed-region xml:id="ct93955983547984" text:id="ct93955983547984">
          <text:deletion>
            <office:change-info>
              <dc:creator>Julia Ringo</dc:creator>
              <dc:date>2023-10-05T13:15:00</dc:date>
            </office:change-info>
            <text:p text:style-name="Text_20_body"><text:span text:style-name="T1"><text:s/>— </text:span></text:p>
          </text:deletion>
        </text:changed-region>
        <text:changed-region xml:id="ct93955983549216" text:id="ct93955983549216">
          <text:insertion>
            <office:change-info>
              <dc:creator>Julia Ringo</dc:creator>
              <dc:date>2023-10-05T13:15:00</dc:date>
            </office:change-info>
          </text:insertion>
        </text:changed-region>
        <text:changed-region xml:id="ct93955983551024" text:id="ct93955983551024">
          <text:insertion>
            <office:change-info>
              <dc:creator>Julia Ringo</dc:creator>
              <dc:date>2023-10-21T11:41:00</dc:date>
            </office:change-info>
          </text:insertion>
        </text:changed-region>
        <text:changed-region xml:id="ct93955983552928" text:id="ct93955983552928">
          <text:deletion>
            <office:change-info>
              <dc:creator>Julia Ringo</dc:creator>
              <dc:date>2023-10-10T11:08:00</dc:date>
            </office:change-info>
            <text:p text:style-name="Text_20_body"><text:span text:style-name="T1">…</text:span></text:p>
          </text:deletion>
        </text:changed-region>
        <text:changed-region xml:id="ct93955983553888" text:id="ct93955983553888">
          <text:insertion>
            <office:change-info>
              <dc:creator>Julia Ringo</dc:creator>
              <dc:date>2023-10-10T11:08:00</dc:date>
            </office:change-info>
          </text:insertion>
        </text:changed-region>
        <text:changed-region xml:id="ct93955983544304" text:id="ct93955983544304">
          <text:deletion>
            <office:change-info>
              <dc:creator>Julia Ringo</dc:creator>
              <dc:date>2023-10-21T11:41:00</dc:date>
            </office:change-info>
            <text:p text:style-name="Text_20_body"><text:span text:style-name="T1">100 </text:span></text:p>
          </text:deletion>
        </text:changed-region>
        <text:changed-region xml:id="ct93955983548880" text:id="ct93955983548880">
          <text:insertion>
            <office:change-info>
              <dc:creator>Julia Ringo</dc:creator>
              <dc:date>2023-10-21T11:41:00</dc:date>
            </office:change-info>
          </text:insertion>
        </text:changed-region>
        <text:changed-region xml:id="ct93955983537520" text:id="ct93955983537520">
          <text:deletion>
            <office:change-info>
              <dc:creator>Julia Ringo</dc:creator>
              <dc:date>2023-10-05T13:15:00</dc:date>
            </office:change-info>
            <text:p text:style-name="Text_20_body"><text:span text:style-name="T1"><text:s/>— </text:span></text:p>
          </text:deletion>
        </text:changed-region>
        <text:changed-region xml:id="ct93955983546352" text:id="ct93955983546352">
          <text:insertion>
            <office:change-info>
              <dc:creator>Julia Ringo</dc:creator>
              <dc:date>2023-10-05T13:15:00</dc:date>
            </office:change-info>
          </text:insertion>
        </text:changed-region>
        <text:changed-region xml:id="ct93955983550720" text:id="ct93955983550720">
          <text:deletion>
            <office:change-info>
              <dc:creator>Julia Ringo</dc:creator>
              <dc:date>2023-10-21T11:41:00</dc:date>
            </office:change-info>
            <text:p text:style-name="Text_20_body"><text:span text:style-name="T1">70</text:span></text:p>
          </text:deletion>
        </text:changed-region>
        <text:changed-region xml:id="ct93955983564928" text:id="ct93955983564928">
          <text:insertion>
            <office:change-info>
              <dc:creator>Julia Ringo</dc:creator>
              <dc:date>2023-10-21T11:41:00</dc:date>
            </office:change-info>
          </text:insertion>
        </text:changed-region>
        <text:changed-region xml:id="ct93955983490944" text:id="ct93955983490944">
          <text:deletion>
            <office:change-info>
              <dc:creator>Julia Ringo</dc:creator>
              <dc:date>2023-10-05T13:15:00</dc:date>
            </office:change-info>
            <text:p text:style-name="Text_20_body"><text:span text:style-name="T1"><text:s/>— </text:span></text:p>
          </text:deletion>
        </text:changed-region>
        <text:changed-region xml:id="ct93955983544592" text:id="ct93955983544592">
          <text:insertion>
            <office:change-info>
              <dc:creator>Julia Ringo</dc:creator>
              <dc:date>2023-10-05T13:15:00</dc:date>
            </office:change-info>
          </text:insertion>
        </text:changed-region>
        <text:changed-region xml:id="ct93955983554784" text:id="ct93955983554784">
          <text:insertion>
            <office:change-info>
              <dc:creator>Julia Ringo</dc:creator>
              <dc:date>2023-10-21T11:42:00</dc:date>
            </office:change-info>
          </text:insertion>
        </text:changed-region>
        <text:changed-region xml:id="ct93955983573616" text:id="ct93955983573616">
          <text:deletion>
            <office:change-info>
              <dc:creator>Julia Ringo</dc:creator>
              <dc:date>2023-10-21T11:42:00</dc:date>
            </office:change-info>
            <text:p text:style-name="Text_20_body"><text:span text:style-name="T1">a</text:span></text:p>
          </text:deletion>
        </text:changed-region>
        <text:changed-region xml:id="ct93955983574912" text:id="ct93955983574912">
          <text:insertion>
            <office:change-info>
              <dc:creator>Julia Ringo</dc:creator>
              <dc:date>2023-10-21T11:42:00</dc:date>
            </office:change-info>
          </text:insertion>
        </text:changed-region>
        <text:changed-region xml:id="ct93955983495312" text:id="ct93955983495312">
          <text:deletion>
            <office:change-info>
              <dc:creator>Julia Ringo</dc:creator>
              <dc:date>2023-10-10T11:08:00</dc:date>
            </office:change-info>
            <text:p text:style-name="Text_20_body"><text:span text:style-name="T1">…</text:span></text:p>
          </text:deletion>
        </text:changed-region>
        <text:changed-region xml:id="ct93955983587536" text:id="ct93955983587536">
          <text:insertion>
            <office:change-info>
              <dc:creator>Julia Ringo</dc:creator>
              <dc:date>2023-10-10T11:08:00</dc:date>
            </office:change-info>
          </text:insertion>
        </text:changed-region>
        <text:changed-region xml:id="ct93955983587824" text:id="ct93955983587824">
          <text:deletion>
            <office:change-info>
              <dc:creator>Julia Ringo</dc:creator>
              <dc:date>2023-10-21T11:42:00</dc:date>
            </office:change-info>
            <text:p text:style-name="Text_20_body"><text:span text:style-name="T1"><text:s/></text:span></text:p>
          </text:deletion>
        </text:changed-region>
        <text:changed-region xml:id="ct93955983600688" text:id="ct93955983600688">
          <text:insertion>
            <office:change-info>
              <dc:creator>Julia Ringo</dc:creator>
              <dc:date>2023-10-21T11:43:00</dc:date>
            </office:change-info>
          </text:insertion>
        </text:changed-region>
        <text:changed-region xml:id="ct93955983610272" text:id="ct93955983610272">
          <text:insertion>
            <office:change-info>
              <dc:creator>Julia Ringo</dc:creator>
              <dc:date>2023-10-21T11:43:00</dc:date>
            </office:change-info>
          </text:insertion>
        </text:changed-region>
        <text:changed-region xml:id="ct93955983610560" text:id="ct93955983610560">
          <text:deletion>
            <office:change-info>
              <dc:creator>Julia Ringo</dc:creator>
              <dc:date>2023-10-21T11:43:00</dc:date>
            </office:change-info>
            <text:p text:style-name="Text_20_body"><text:span text:style-name="T1">,</text:span></text:p>
          </text:deletion>
        </text:changed-region>
        <text:changed-region xml:id="ct93955983614496" text:id="ct93955983614496">
          <text:insertion>
            <office:change-info>
              <dc:creator>Julia Ringo</dc:creator>
              <dc:date>2023-10-21T11:43:00</dc:date>
            </office:change-info>
          </text:insertion>
        </text:changed-region>
        <text:changed-region xml:id="ct93955983614784" text:id="ct93955983614784">
          <text:deletion>
            <office:change-info>
              <dc:creator>Julia Ringo</dc:creator>
              <dc:date>2023-10-21T11:43:00</dc:date>
            </office:change-info>
            <text:p text:style-name="Text_20_body"><text:span text:style-name="T1">,</text:span></text:p>
          </text:deletion>
        </text:changed-region>
        <text:changed-region xml:id="ct93955983616416" text:id="ct93955983616416">
          <text:insertion>
            <office:change-info>
              <dc:creator>Julia Ringo</dc:creator>
              <dc:date>2023-10-21T11:43:00</dc:date>
            </office:change-info>
          </text:insertion>
        </text:changed-region>
        <text:changed-region xml:id="ct93955983616704" text:id="ct93955983616704">
          <text:deletion>
            <office:change-info>
              <dc:creator>Julia Ringo</dc:creator>
              <dc:date>2023-10-21T11:43:00</dc:date>
            </office:change-info>
            <text:p text:style-name="Text_20_body"><text:span text:style-name="T1">w</text:span></text:p>
          </text:deletion>
        </text:changed-region>
        <text:changed-region xml:id="ct93955983615552" text:id="ct93955983615552">
          <text:insertion>
            <office:change-info>
              <dc:creator>Julia Ringo</dc:creator>
              <dc:date>2023-10-21T11:43:00</dc:date>
            </office:change-info>
          </text:insertion>
        </text:changed-region>
        <text:changed-region xml:id="ct93955983615840" text:id="ct93955983615840">
          <text:deletion>
            <office:change-info>
              <dc:creator>Julia Ringo</dc:creator>
              <dc:date>2023-10-10T11:08:00</dc:date>
            </office:change-info>
            <text:p text:style-name="Text_20_body"><text:span text:style-name="T1">…</text:span></text:p>
          </text:deletion>
        </text:changed-region>
        <text:changed-region xml:id="ct93955983616128" text:id="ct93955983616128">
          <text:insertion>
            <office:change-info>
              <dc:creator>Julia Ringo</dc:creator>
              <dc:date>2023-10-10T11:08:00</dc:date>
            </office:change-info>
          </text:insertion>
        </text:changed-region>
        <text:changed-region xml:id="ct93955976408848" text:id="ct93955976408848">
          <text:insertion>
            <office:change-info>
              <dc:creator>Julia Ringo</dc:creator>
              <dc:date>2023-10-21T11:43:00</dc:date>
            </office:change-info>
          </text:insertion>
        </text:changed-region>
        <text:changed-region xml:id="ct93955983627360" text:id="ct93955983627360">
          <text:deletion>
            <office:change-info>
              <dc:creator>Julia Ringo</dc:creator>
              <dc:date>2023-10-21T11:43:00</dc:date>
            </office:change-info>
            <text:p text:style-name="Text_20_body"><text:span text:style-name="T1"><text:s/>that </text:span></text:p>
          </text:deletion>
        </text:changed-region>
        <text:changed-region xml:id="ct93955983628720" text:id="ct93955983628720">
          <text:insertion>
            <office:change-info>
              <dc:creator>Julia Ringo</dc:creator>
              <dc:date>2023-10-21T11:43:00</dc:date>
            </office:change-info>
          </text:insertion>
        </text:changed-region>
        <text:changed-region xml:id="ct93955983633856" text:id="ct93955983633856">
          <text:format-change>
            <office:change-info>
              <dc:creator>Julia Ringo</dc:creator>
              <dc:date>2023-10-21T11:44:00</dc:date>
            </office:change-info>
          </text:format-change>
        </text:changed-region>
        <text:changed-region xml:id="ct93955983635488" text:id="ct93955983635488">
          <text:insertion>
            <office:change-info>
              <dc:creator>Julia Ringo</dc:creator>
              <dc:date>2023-10-21T11:44:00</dc:date>
            </office:change-info>
          </text:insertion>
        </text:changed-region>
        <text:changed-region xml:id="ct93955983623328" text:id="ct93955983623328">
          <text:insertion>
            <office:change-info>
              <dc:creator>Julia Ringo</dc:creator>
              <dc:date>2023-10-21T11:44:00</dc:date>
            </office:change-info>
          </text:insertion>
        </text:changed-region>
        <text:changed-region xml:id="ct93955983652784" text:id="ct93955983652784">
          <text:insertion>
            <office:change-info>
              <dc:creator>Julia Ringo</dc:creator>
              <dc:date>2023-10-21T11:45:00</dc:date>
            </office:change-info>
          </text:insertion>
        </text:changed-region>
        <text:changed-region xml:id="ct93955983629824" text:id="ct93955983629824">
          <text:deletion>
            <office:change-info>
              <dc:creator>Julia Ringo</dc:creator>
              <dc:date>2023-10-21T11:45:00</dc:date>
            </office:change-info>
            <text:p text:style-name="Text_20_body"><text:span text:style-name="T1">,</text:span></text:p>
          </text:deletion>
        </text:changed-region>
        <text:changed-region xml:id="ct93955983684576" text:id="ct93955983684576">
          <text:insertion>
            <office:change-info>
              <dc:creator>Julia Ringo</dc:creator>
              <dc:date>2023-10-21T11:46:00</dc:date>
            </office:change-info>
          </text:insertion>
        </text:changed-region>
        <text:changed-region xml:id="ct93955983690576" text:id="ct93955983690576">
          <text:deletion>
            <office:change-info>
              <dc:creator>Julia Ringo</dc:creator>
              <dc:date>2023-10-21T11:46:00</dc:date>
            </office:change-info>
            <text:p text:style-name="Text_20_body"><text:span text:style-name="T1">,</text:span></text:p>
          </text:deletion>
        </text:changed-region>
        <text:changed-region xml:id="ct93955983692880" text:id="ct93955983692880">
          <text:deletion>
            <office:change-info>
              <dc:creator>Julia Ringo</dc:creator>
              <dc:date>2023-10-21T11:46:00</dc:date>
            </office:change-info>
            <text:p text:style-name="Text_20_body"><text:span text:style-name="T1">,</text:span></text:p>
          </text:deletion>
        </text:changed-region>
        <text:changed-region xml:id="ct93955983697344" text:id="ct93955983697344">
          <text:deletion>
            <office:change-info>
              <dc:creator>Julia Ringo</dc:creator>
              <dc:date>2023-10-21T11:46:00</dc:date>
            </office:change-info>
            <text:p text:style-name="Text_20_body"><text:span text:style-name="T1">,</text:span></text:p>
          </text:deletion>
        </text:changed-region>
        <text:changed-region xml:id="ct93955983685248" text:id="ct93955983685248">
          <text:insertion>
            <office:change-info>
              <dc:creator>Julia Ringo</dc:creator>
              <dc:date>2023-10-21T11:50:00</dc:date>
            </office:change-info>
          </text:insertion>
        </text:changed-region>
        <text:changed-region xml:id="ct93955983706736" text:id="ct93955983706736">
          <text:insertion>
            <office:change-info>
              <dc:creator>Julia Ringo</dc:creator>
              <dc:date>2023-10-21T11:50:00</dc:date>
            </office:change-info>
          </text:insertion>
        </text:changed-region>
        <text:changed-region xml:id="ct93955983707024" text:id="ct93955983707024">
          <text:deletion>
            <office:change-info>
              <dc:creator>Julia Ringo</dc:creator>
              <dc:date>2023-10-21T11:50:00</dc:date>
            </office:change-info>
            <text:p text:style-name="Text_20_body"><text:span text:style-name="T1">‘</text:span></text:p>
          </text:deletion>
        </text:changed-region>
        <text:changed-region xml:id="ct93955983708656" text:id="ct93955983708656">
          <text:insertion>
            <office:change-info>
              <dc:creator>Julia Ringo</dc:creator>
              <dc:date>2023-10-21T11:50:00</dc:date>
            </office:change-info>
          </text:insertion>
        </text:changed-region>
        <text:changed-region xml:id="ct93955976421872" text:id="ct93955976421872">
          <text:deletion>
            <office:change-info>
              <dc:creator>Julia Ringo</dc:creator>
              <dc:date>2023-10-21T11:50:00</dc:date>
            </office:change-info>
            <text:p text:style-name="Text_20_body"><text:span text:style-name="T1">’</text:span></text:p>
          </text:deletion>
        </text:changed-region>
        <text:changed-region xml:id="ct93955983709616" text:id="ct93955983709616">
          <text:deletion>
            <office:change-info>
              <dc:creator>Julia Ringo</dc:creator>
              <dc:date>2023-10-21T11:50:00</dc:date>
            </office:change-info>
            <text:p text:style-name="Text_20_body"><text:span text:style-name="T1">then </text:span></text:p>
          </text:deletion>
        </text:changed-region>
        <text:changed-region xml:id="ct93955983692496" text:id="ct93955983692496">
          <text:deletion>
            <office:change-info>
              <dc:creator>Julia Ringo</dc:creator>
              <dc:date>2023-10-05T13:15:00</dc:date>
            </office:change-info>
            <text:p text:style-name="Text_20_body"><text:span text:style-name="T1"><text:s/>— </text:span></text:p>
          </text:deletion>
        </text:changed-region>
        <text:changed-region xml:id="ct93955983706064" text:id="ct93955983706064">
          <text:insertion>
            <office:change-info>
              <dc:creator>Julia Ringo</dc:creator>
              <dc:date>2023-10-05T13:15:00</dc:date>
            </office:change-info>
          </text:insertion>
        </text:changed-region>
        <text:changed-region xml:id="ct93955983706352" text:id="ct93955983706352">
          <text:deletion>
            <office:change-info>
              <dc:creator>Julia Ringo</dc:creator>
              <dc:date>2023-10-05T13:15:00</dc:date>
            </office:change-info>
            <text:p text:style-name="Text_20_body"><text:span text:style-name="T1"><text:s/>— </text:span></text:p>
          </text:deletion>
        </text:changed-region>
        <text:changed-region xml:id="ct93955983691200" text:id="ct93955983691200">
          <text:insertion>
            <office:change-info>
              <dc:creator>Julia Ringo</dc:creator>
              <dc:date>2023-10-05T13:15:00</dc:date>
            </office:change-info>
          </text:insertion>
        </text:changed-region>
        <text:changed-region xml:id="ct93955983721472" text:id="ct93955983721472">
          <text:insertion>
            <office:change-info>
              <dc:creator>Julia Ringo</dc:creator>
              <dc:date>2023-10-21T11:50:00</dc:date>
            </office:change-info>
          </text:insertion>
        </text:changed-region>
        <text:changed-region xml:id="ct93955983699008" text:id="ct93955983699008">
          <text:deletion>
            <office:change-info>
              <dc:creator>Julia Ringo</dc:creator>
              <dc:date>2023-10-10T11:08:00</dc:date>
            </office:change-info>
            <text:p text:style-name="Text_20_body"><text:span text:style-name="T1">…</text:span></text:p>
          </text:deletion>
        </text:changed-region>
        <text:changed-region xml:id="ct93955983726080" text:id="ct93955983726080">
          <text:insertion>
            <office:change-info>
              <dc:creator>Julia Ringo</dc:creator>
              <dc:date>2023-10-10T11:08:00</dc:date>
            </office:change-info>
          </text:insertion>
        </text:changed-region>
        <text:changed-region xml:id="ct93955976429440" text:id="ct93955976429440">
          <text:deletion>
            <office:change-info>
              <dc:creator>Julia Ringo</dc:creator>
              <dc:date>2023-10-21T11:50:00</dc:date>
            </office:change-info>
            <text:p text:style-name="Text_20_body"><text:span text:style-name="T1"><text:s/></text:span></text:p>
          </text:deletion>
        </text:changed-region>
        <text:changed-region xml:id="ct93955983731984" text:id="ct93955983731984">
          <text:deletion>
            <office:change-info>
              <dc:creator>Julia Ringo</dc:creator>
              <dc:date>2023-10-05T13:15:00</dc:date>
            </office:change-info>
            <text:p text:style-name="Text_20_body"><text:span text:style-name="T1"><text:s/>— </text:span></text:p>
          </text:deletion>
        </text:changed-region>
        <text:changed-region xml:id="ct93955983732944" text:id="ct93955983732944">
          <text:insertion>
            <office:change-info>
              <dc:creator>Julia Ringo</dc:creator>
              <dc:date>2023-10-05T13:15:00</dc:date>
            </office:change-info>
          </text:insertion>
        </text:changed-region>
        <text:changed-region xml:id="ct93955983735168" text:id="ct93955983735168">
          <text:insertion>
            <office:change-info>
              <dc:creator>Julia Ringo</dc:creator>
              <dc:date>2023-10-21T11:55:00</dc:date>
            </office:change-info>
          </text:insertion>
        </text:changed-region>
        <text:changed-region xml:id="ct93955983737472" text:id="ct93955983737472">
          <text:deletion>
            <office:change-info>
              <dc:creator>Julia Ringo</dc:creator>
              <dc:date>2023-10-05T13:15:00</dc:date>
            </office:change-info>
            <text:p text:style-name="Text_20_body"><text:span text:style-name="T1"><text:s/>— </text:span></text:p>
          </text:deletion>
        </text:changed-region>
        <text:changed-region xml:id="ct93955983738432" text:id="ct93955983738432">
          <text:insertion>
            <office:change-info>
              <dc:creator>Julia Ringo</dc:creator>
              <dc:date>2023-10-05T13:15:00</dc:date>
            </office:change-info>
          </text:insertion>
        </text:changed-region>
        <text:changed-region xml:id="ct93955983736640" text:id="ct93955983736640">
          <text:format-change>
            <office:change-info>
              <dc:creator>Julia Ringo</dc:creator>
              <dc:date>2023-10-21T11:55:00</dc:date>
            </office:change-info>
          </text:format-change>
        </text:changed-region>
        <text:changed-region xml:id="ct93955983764960" text:id="ct93955983764960">
          <text:insertion>
            <office:change-info>
              <dc:creator>Julia Ringo</dc:creator>
              <dc:date>2023-10-21T11:55:00</dc:date>
            </office:change-info>
          </text:insertion>
        </text:changed-region>
        <text:changed-region xml:id="ct93955983765312" text:id="ct93955983765312">
          <text:deletion>
            <office:change-info>
              <dc:creator>Julia Ringo</dc:creator>
              <dc:date>2023-10-10T11:08:00</dc:date>
            </office:change-info>
            <text:p text:style-name="Text_20_body"><text:span text:style-name="T1">…</text:span></text:p>
          </text:deletion>
        </text:changed-region>
        <text:changed-region xml:id="ct93955983710720" text:id="ct93955983710720">
          <text:insertion>
            <office:change-info>
              <dc:creator>Julia Ringo</dc:creator>
              <dc:date>2023-10-10T11:08:00</dc:date>
            </office:change-info>
          </text:insertion>
        </text:changed-region>
        <text:changed-region xml:id="ct93955983731648" text:id="ct93955983731648">
          <text:deletion>
            <office:change-info>
              <dc:creator>Julia Ringo</dc:creator>
              <dc:date>2023-10-21T11:55:00</dc:date>
            </office:change-info>
            <text:p text:style-name="Text_20_body"><text:span text:style-name="T1"><text:s/></text:span></text:p>
          </text:deletion>
        </text:changed-region>
        <text:changed-region xml:id="ct93955983760960" text:id="ct93955983760960">
          <text:deletion>
            <office:change-info>
              <dc:creator>Julia Ringo</dc:creator>
              <dc:date>2023-10-10T11:08:00</dc:date>
            </office:change-info>
            <text:p text:style-name="Text_20_body"><text:span text:style-name="T1">…</text:span></text:p>
          </text:deletion>
        </text:changed-region>
        <text:changed-region xml:id="ct93955983780080" text:id="ct93955983780080">
          <text:insertion>
            <office:change-info>
              <dc:creator>Julia Ringo</dc:creator>
              <dc:date>2023-10-10T11:08:00</dc:date>
            </office:change-info>
          </text:insertion>
        </text:changed-region>
        <text:changed-region xml:id="ct93955983780848" text:id="ct93955983780848">
          <text:deletion>
            <office:change-info>
              <dc:creator>Julia Ringo</dc:creator>
              <dc:date>2023-10-21T11:56:00</dc:date>
            </office:change-info>
            <text:p text:style-name="Text_20_body"><text:span text:style-name="T1">25 </text:span></text:p>
          </text:deletion>
        </text:changed-region>
        <text:changed-region xml:id="ct93955983787568" text:id="ct93955983787568">
          <text:insertion>
            <office:change-info>
              <dc:creator>Julia Ringo</dc:creator>
              <dc:date>2023-10-21T11:56:00</dc:date>
            </office:change-info>
          </text:insertion>
        </text:changed-region>
        <text:changed-region xml:id="ct93955983742848" text:id="ct93955983742848">
          <text:insertion>
            <office:change-info>
              <dc:creator>Julia Ringo</dc:creator>
              <dc:date>2023-10-21T11:56:00</dc:date>
            </office:change-info>
          </text:insertion>
        </text:changed-region>
        <text:changed-region xml:id="ct93955983793520" text:id="ct93955983793520">
          <text:deletion>
            <office:change-info>
              <dc:creator>Julia Ringo</dc:creator>
              <dc:date>2023-10-21T11:59:00</dc:date>
            </office:change-info>
            <text:p text:style-name="Text_20_body"><text:span text:style-name="T1">is capable of</text:span></text:p>
          </text:deletion>
        </text:changed-region>
        <text:changed-region xml:id="ct93955983794144" text:id="ct93955983794144">
          <text:insertion>
            <office:change-info>
              <dc:creator>Julia Ringo</dc:creator>
              <dc:date>2023-10-21T11:59:00</dc:date>
            </office:change-info>
          </text:insertion>
        </text:changed-region>
        <text:changed-region xml:id="ct93955983795104" text:id="ct93955983795104">
          <text:deletion>
            <office:change-info>
              <dc:creator>Julia Ringo</dc:creator>
              <dc:date>2023-10-21T11:56:00</dc:date>
            </office:change-info>
            <text:p text:style-name="Text_20_body"><text:span text:style-name="T1">doing </text:span></text:p>
          </text:deletion>
        </text:changed-region>
        <text:changed-region xml:id="ct93955976405392" text:id="ct93955976405392">
          <text:insertion>
            <office:change-info>
              <dc:creator>Julia Ringo</dc:creator>
              <dc:date>2023-10-21T12:00:00</dc:date>
            </office:change-info>
          </text:insertion>
        </text:changed-region>
        <text:changed-region xml:id="ct93955976405680" text:id="ct93955976405680">
          <text:deletion>
            <office:change-info>
              <dc:creator>Julia Ringo</dc:creator>
              <dc:date>2023-10-10T11:08:00</dc:date>
            </office:change-info>
            <text:p text:style-name="Text_20_body"><text:span text:style-name="T1">…</text:span></text:p>
          </text:deletion>
        </text:changed-region>
        <text:changed-region xml:id="ct93955983793184" text:id="ct93955983793184">
          <text:insertion>
            <office:change-info>
              <dc:creator>Julia Ringo</dc:creator>
              <dc:date>2023-10-10T11:08:00</dc:date>
            </office:change-info>
          </text:insertion>
        </text:changed-region>
        <text:changed-region xml:id="ct93955983808928" text:id="ct93955983808928">
          <text:insertion>
            <office:change-info>
              <dc:creator>Julia Ringo</dc:creator>
              <dc:date>2023-10-21T12:00:00</dc:date>
            </office:change-info>
          </text:insertion>
        </text:changed-region>
        <text:changed-region xml:id="ct93955983813312" text:id="ct93955983813312">
          <text:deletion>
            <office:change-info>
              <dc:creator>Julia Ringo</dc:creator>
              <dc:date>2023-10-21T12:00:00</dc:date>
            </office:change-info>
            <text:p text:style-name="Text_20_body"><text:span text:style-name="T1">,</text:span></text:p>
          </text:deletion>
        </text:changed-region>
        <text:changed-region xml:id="ct93955983815232" text:id="ct93955983815232">
          <text:insertion>
            <office:change-info>
              <dc:creator>Julia Ringo</dc:creator>
              <dc:date>2023-10-21T12:00:00</dc:date>
            </office:change-info>
          </text:insertion>
        </text:changed-region>
        <text:changed-region xml:id="ct93955983553552" text:id="ct93955983553552">
          <text:deletion>
            <office:change-info>
              <dc:creator>Julia Ringo</dc:creator>
              <dc:date>2023-10-05T13:15:00</dc:date>
            </office:change-info>
            <text:p text:style-name="Text_20_body"><text:span text:style-name="T1"><text:s/>— </text:span></text:p>
          </text:deletion>
        </text:changed-region>
        <text:changed-region xml:id="ct93955983817872" text:id="ct93955983817872">
          <text:insertion>
            <office:change-info>
              <dc:creator>Julia Ringo</dc:creator>
              <dc:date>2023-10-05T13:15:00</dc:date>
            </office:change-info>
          </text:insertion>
        </text:changed-region>
        <text:changed-region xml:id="ct93955983814368" text:id="ct93955983814368">
          <text:deletion>
            <office:change-info>
              <dc:creator>Julia Ringo</dc:creator>
              <dc:date>2023-10-21T12:01:00</dc:date>
            </office:change-info>
            <text:p text:style-name="Text_20_body"><text:span text:style-name="T1">30 </text:span></text:p>
          </text:deletion>
        </text:changed-region>
        <text:changed-region xml:id="ct93955983814656" text:id="ct93955983814656">
          <text:insertion>
            <office:change-info>
              <dc:creator>Julia Ringo</dc:creator>
              <dc:date>2023-10-21T12:01:00</dc:date>
            </office:change-info>
          </text:insertion>
        </text:changed-region>
        <text:changed-region xml:id="ct93955983814944" text:id="ct93955983814944">
          <text:deletion>
            <office:change-info>
              <dc:creator>Julia Ringo</dc:creator>
              <dc:date>2023-10-05T13:15:00</dc:date>
            </office:change-info>
            <text:p text:style-name="Text_20_body"><text:span text:style-name="T1"><text:s/>— </text:span></text:p>
          </text:deletion>
        </text:changed-region>
        <text:changed-region xml:id="ct93955983816528" text:id="ct93955983816528">
          <text:insertion>
            <office:change-info>
              <dc:creator>Julia Ringo</dc:creator>
              <dc:date>2023-10-05T13:15:00</dc:date>
            </office:change-info>
          </text:insertion>
        </text:changed-region>
        <text:changed-region xml:id="ct93955983819312" text:id="ct93955983819312">
          <text:deletion>
            <office:change-info>
              <dc:creator>Julia Ringo</dc:creator>
              <dc:date>2023-10-21T12:01:00</dc:date>
            </office:change-info>
            <text:p text:style-name="Text_20_body"><text:span text:style-name="T1">e</text:span></text:p>
          </text:deletion>
        </text:changed-region>
        <text:changed-region xml:id="ct93955976448320" text:id="ct93955976448320">
          <text:insertion>
            <office:change-info>
              <dc:creator>Julia Ringo</dc:creator>
              <dc:date>2023-10-21T12:01:00</dc:date>
            </office:change-info>
          </text:insertion>
        </text:changed-region>
        <text:changed-region xml:id="ct93955983803072" text:id="ct93955983803072">
          <text:deletion>
            <office:change-info>
              <dc:creator>Julia Ringo</dc:creator>
              <dc:date>2023-10-21T12:01:00</dc:date>
            </office:change-info>
            <text:p text:style-name="Text_20_body"><text:span text:style-name="T1">30 </text:span></text:p>
          </text:deletion>
        </text:changed-region>
        <text:changed-region xml:id="ct93955976451552" text:id="ct93955976451552">
          <text:insertion>
            <office:change-info>
              <dc:creator>Julia Ringo</dc:creator>
              <dc:date>2023-10-21T12:01:00</dc:date>
            </office:change-info>
          </text:insertion>
        </text:changed-region>
        <text:changed-region xml:id="ct93955983837456" text:id="ct93955983837456">
          <text:format-change>
            <office:change-info>
              <dc:creator>Julia Ringo</dc:creator>
              <dc:date>2023-10-21T12:01:00</dc:date>
            </office:change-info>
          </text:format-change>
        </text:changed-region>
        <text:changed-region xml:id="ct93955983839744" text:id="ct93955983839744">
          <text:insertion>
            <office:change-info>
              <dc:creator>Julia Ringo</dc:creator>
              <dc:date>2023-10-21T12:02:00</dc:date>
            </office:change-info>
          </text:insertion>
        </text:changed-region>
        <text:changed-region xml:id="ct93955983851568" text:id="ct93955983851568">
          <text:deletion>
            <office:change-info>
              <dc:creator>Julia Ringo</dc:creator>
              <dc:date>2023-10-21T12:03:00</dc:date>
            </office:change-info>
            <text:p text:style-name="Text_20_body"><text:span text:style-name="T1">that </text:span></text:p>
          </text:deletion>
        </text:changed-region>
        <text:changed-region xml:id="ct93955983853504" text:id="ct93955983853504">
          <text:insertion>
            <office:change-info>
              <dc:creator>Julia Ringo</dc:creator>
              <dc:date>2023-10-21T12:03:00</dc:date>
            </office:change-info>
          </text:insertion>
        </text:changed-region>
        <text:changed-region xml:id="ct93955983854128" text:id="ct93955983854128">
          <text:deletion>
            <office:change-info>
              <dc:creator>Julia Ringo</dc:creator>
              <dc:date>2023-10-21T12:03:00</dc:date>
            </office:change-info>
            <text:p text:style-name="Text_20_body"><text:span text:style-name="T1">have into their </text:span></text:p>
          </text:deletion>
        </text:changed-region>
        <text:changed-region xml:id="ct93955976458752" text:id="ct93955976458752">
          <text:insertion>
            <office:change-info>
              <dc:creator>Julia Ringo</dc:creator>
              <dc:date>2023-10-21T12:07:00</dc:date>
            </office:change-info>
          </text:insertion>
        </text:changed-region>
        <text:changed-region xml:id="ct93955983853152" text:id="ct93955983853152">
          <text:deletion>
            <office:change-info>
              <dc:creator>Julia Ringo</dc:creator>
              <dc:date>2023-10-21T12:07:00</dc:date>
            </office:change-info>
            <text:p text:style-name="Text_20_body"><text:span text:style-name="T1"><text:s/></text:span></text:p>
          </text:deletion>
        </text:changed-region>
        <text:changed-region xml:id="ct93955977605728" text:id="ct93955977605728">
          <text:insertion>
            <office:change-info>
              <dc:creator>Julia Ringo</dc:creator>
              <dc:date>2023-10-21T12:08:00</dc:date>
            </office:change-info>
          </text:insertion>
        </text:changed-region>
        <text:changed-region xml:id="ct93955978869008" text:id="ct93955978869008">
          <text:deletion>
            <office:change-info>
              <dc:creator>Julia Ringo</dc:creator>
              <dc:date>2023-10-21T12:15:00</dc:date>
            </office:change-info>
            <text:p text:style-name="Text_20_body"><text:span text:style-name="T1"><text:s/>inside of the hatch</text:span></text:p>
          </text:deletion>
        </text:changed-region>
        <text:changed-region xml:id="ct93955977414768" text:id="ct93955977414768">
          <text:insertion>
            <office:change-info>
              <dc:creator>Julia Ringo</dc:creator>
              <dc:date>2023-10-21T12:15:00</dc:date>
            </office:change-info>
          </text:insertion>
        </text:changed-region>
        <text:changed-region xml:id="ct93955978528576" text:id="ct93955978528576">
          <text:deletion>
            <office:change-info>
              <dc:creator>Julia Ringo</dc:creator>
              <dc:date>2023-10-21T12:15:00</dc:date>
            </office:change-info>
            <text:p text:style-name="Text_20_body"><text:span text:style-name="T1">. The ledge was </text:span></text:p>
          </text:deletion>
        </text:changed-region>
        <text:changed-region xml:id="ct93955979166512" text:id="ct93955979166512">
          <text:deletion>
            <office:change-info>
              <dc:creator>Julia Ringo</dc:creator>
              <dc:date>2023-10-21T12:16:00</dc:date>
            </office:change-info>
            <text:p text:style-name="Text_20_body"><text:span text:style-name="T1">to be</text:span></text:p>
          </text:deletion>
        </text:changed-region>
        <text:changed-region xml:id="ct93955977011408" text:id="ct93955977011408">
          <text:insertion>
            <office:change-info>
              <dc:creator>Julia Ringo</dc:creator>
              <dc:date>2023-10-21T12:16:00</dc:date>
            </office:change-info>
          </text:insertion>
        </text:changed-region>
        <text:changed-region xml:id="ct93955976463536" text:id="ct93955976463536">
          <text:deletion>
            <office:change-info>
              <dc:creator>Julia Ringo</dc:creator>
              <dc:date>2023-10-05T13:15:00</dc:date>
            </office:change-info>
            <text:p text:style-name="Text_20_body"><text:span text:style-name="T1"><text:s/>— </text:span></text:p>
          </text:deletion>
        </text:changed-region>
        <text:changed-region xml:id="ct93955976462144" text:id="ct93955976462144">
          <text:insertion>
            <office:change-info>
              <dc:creator>Julia Ringo</dc:creator>
              <dc:date>2023-10-05T13:15:00</dc:date>
            </office:change-info>
          </text:insertion>
        </text:changed-region>
        <text:changed-region xml:id="ct93955978031264" text:id="ct93955978031264">
          <text:insertion>
            <office:change-info>
              <dc:creator>Julia Ringo</dc:creator>
              <dc:date>2023-10-21T12:16:00</dc:date>
            </office:change-info>
          </text:insertion>
        </text:changed-region>
        <text:changed-region xml:id="ct93955978552304" text:id="ct93955978552304">
          <text:deletion>
            <office:change-info>
              <dc:creator>Julia Ringo</dc:creator>
              <dc:date>2023-10-21T12:16:00</dc:date>
            </office:change-info>
            <text:p text:style-name="Text_20_body"><text:span text:style-name="T1"><text:s/>with </text:span></text:p>
          </text:deletion>
        </text:changed-region>
        <text:changed-region xml:id="ct93955978248064" text:id="ct93955978248064">
          <text:insertion>
            <office:change-info>
              <dc:creator>Julia Ringo</dc:creator>
              <dc:date>2023-10-21T12:16:00</dc:date>
            </office:change-info>
          </text:insertion>
        </text:changed-region>
        <text:changed-region xml:id="ct93955978720032" text:id="ct93955978720032">
          <text:insertion>
            <office:change-info>
              <dc:creator>Julia Ringo</dc:creator>
              <dc:date>2023-10-21T12:18:00</dc:date>
            </office:change-info>
          </text:insertion>
        </text:changed-region>
        <text:changed-region xml:id="ct93955979204192" text:id="ct93955979204192">
          <text:deletion>
            <office:change-info>
              <dc:creator>Julia Ringo</dc:creator>
              <dc:date>2023-10-21T12:18:00</dc:date>
            </office:change-info>
            <text:p text:style-name="Text_20_body"><text:span text:style-name="T1">50 </text:span></text:p>
          </text:deletion>
        </text:changed-region>
        <text:changed-region xml:id="ct93955977665968" text:id="ct93955977665968">
          <text:insertion>
            <office:change-info>
              <dc:creator>Julia Ringo</dc:creator>
              <dc:date>2023-10-21T12:18:00</dc:date>
            </office:change-info>
          </text:insertion>
        </text:changed-region>
        <text:changed-region xml:id="ct93955979044112" text:id="ct93955979044112">
          <text:insertion>
            <office:change-info>
              <dc:creator>Julia Ringo</dc:creator>
              <dc:date>2023-10-21T12:19:00</dc:date>
            </office:change-info>
          </text:insertion>
        </text:changed-region>
        <text:changed-region xml:id="ct93955977420592" text:id="ct93955977420592">
          <text:deletion>
            <office:change-info>
              <dc:creator>Julia Ringo</dc:creator>
              <dc:date>2023-10-10T11:08:00</dc:date>
            </office:change-info>
            <text:p text:style-name="Text_20_body"><text:span text:style-name="T1">…</text:span></text:p>
          </text:deletion>
        </text:changed-region>
        <text:changed-region xml:id="ct93955978553456" text:id="ct93955978553456">
          <text:insertion>
            <office:change-info>
              <dc:creator>Julia Ringo</dc:creator>
              <dc:date>2023-10-10T11:08:00</dc:date>
            </office:change-info>
          </text:insertion>
        </text:changed-region>
        <text:changed-region xml:id="ct93955978250656" text:id="ct93955978250656">
          <text:deletion>
            <office:change-info>
              <dc:creator>Julia Ringo</dc:creator>
              <dc:date>2023-10-21T12:19:00</dc:date>
            </office:change-info>
            <text:p text:style-name="Text_20_body"><text:span text:style-name="T1"><text:s/></text:span></text:p>
          </text:deletion>
        </text:changed-region>
        <text:changed-region xml:id="ct93955978355856" text:id="ct93955978355856">
          <text:insertion>
            <office:change-info>
              <dc:creator>Julia Ringo</dc:creator>
              <dc:date>2023-10-21T12:19:00</dc:date>
            </office:change-info>
          </text:insertion>
        </text:changed-region>
        <text:changed-region xml:id="ct93955978763616" text:id="ct93955978763616">
          <text:deletion>
            <office:change-info>
              <dc:creator>Julia Ringo</dc:creator>
              <dc:date>2023-10-05T13:15:00</dc:date>
            </office:change-info>
            <text:p text:style-name="Text_20_body"><text:span text:style-name="T2"><text:s/>— </text:span></text:p>
          </text:deletion>
        </text:changed-region>
        <text:changed-region xml:id="ct93955978027072" text:id="ct93955978027072">
          <text:insertion>
            <office:change-info>
              <dc:creator>Julia Ringo</dc:creator>
              <dc:date>2023-10-05T13:15:00</dc:date>
            </office:change-info>
          </text:insertion>
        </text:changed-region>
        <text:changed-region xml:id="ct93955979047120" text:id="ct93955979047120">
          <text:insertion>
            <office:change-info>
              <dc:creator>Julia Ringo</dc:creator>
              <dc:date>2023-10-21T12:19:00</dc:date>
            </office:change-info>
          </text:insertion>
        </text:changed-region>
        <text:changed-region xml:id="ct93955979046048" text:id="ct93955979046048">
          <text:deletion>
            <office:change-info>
              <dc:creator>Julia Ringo</dc:creator>
              <dc:date>2023-10-05T13:15:00</dc:date>
            </office:change-info>
            <text:p text:style-name="Text_20_body"><text:span text:style-name="T1"><text:s/>— </text:span></text:p>
          </text:deletion>
        </text:changed-region>
        <text:changed-region xml:id="ct93955978625904" text:id="ct9395597862590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3955978760784" text:id="ct93955978760784">
          <text:insertion>
            <office:change-info>
              <dc:creator>Julia Ringo</dc:creator>
              <dc:date>2023-10-05T13:15:00</dc:date>
            </office:change-info>
          </text:insertion>
        </text:changed-region>
        <text:changed-region xml:id="ct93955978205280" text:id="ct93955978205280">
          <text:insertion>
            <office:change-info>
              <dc:creator>Julia Ringo</dc:creator>
              <dc:date>2023-10-21T12:19:00</dc:date>
            </office:change-info>
          </text:insertion>
        </text:changed-region>
        <text:changed-region xml:id="ct93955978666912" text:id="ct93955978666912">
          <text:insertion>
            <office:change-info>
              <dc:creator>Julia Ringo</dc:creator>
              <dc:date>2023-10-21T12:19:00</dc:date>
            </office:change-info>
          </text:insertion>
        </text:changed-region>
        <text:changed-region xml:id="ct93955978101424" text:id="ct93955978101424">
          <text:deletion>
            <office:change-info>
              <dc:creator>Julia Ringo</dc:creator>
              <dc:date>2023-10-05T13:15:00</dc:date>
            </office:change-info>
            <text:p text:style-name="Text_20_body"><text:span text:style-name="T1"><text:s/>— </text:span></text:p>
          </text:deletion>
        </text:changed-region>
        <text:changed-region xml:id="ct93955979198064" text:id="ct93955979198064">
          <text:insertion>
            <office:change-info>
              <dc:creator>Julia Ringo</dc:creator>
              <dc:date>2023-10-05T13:15:00</dc:date>
            </office:change-info>
          </text:insertion>
        </text:changed-region>
        <text:changed-region xml:id="ct93955979308320" text:id="ct93955979308320">
          <text:insertion>
            <office:change-info>
              <dc:creator>Julia Ringo</dc:creator>
              <dc:date>2023-10-21T12:27:00</dc:date>
            </office:change-info>
          </text:insertion>
        </text:changed-region>
        <text:changed-region xml:id="ct93955979375264" text:id="ct93955979375264">
          <text:deletion>
            <office:change-info>
              <dc:creator>Julia Ringo</dc:creator>
              <dc:date>2023-10-10T11:08:00</dc:date>
            </office:change-info>
            <text:p text:style-name="Text_20_body"><text:span text:style-name="T1">…</text:span></text:p>
          </text:deletion>
        </text:changed-region>
        <text:changed-region xml:id="ct93955979452672" text:id="ct93955979452672">
          <text:insertion>
            <office:change-info>
              <dc:creator>Julia Ringo</dc:creator>
              <dc:date>2023-10-10T11:08:00</dc:date>
            </office:change-info>
          </text:insertion>
        </text:changed-region>
        <text:changed-region xml:id="ct93955979556576" text:id="ct93955979556576">
          <text:deletion>
            <office:change-info>
              <dc:creator>Julia Ringo</dc:creator>
              <dc:date>2023-10-05T13:15:00</dc:date>
            </office:change-info>
            <text:p text:style-name="Text_20_body"><text:span text:style-name="T1"><text:s/>— </text:span></text:p>
          </text:deletion>
        </text:changed-region>
        <text:changed-region xml:id="ct93955979191696" text:id="ct93955979191696">
          <text:insertion>
            <office:change-info>
              <dc:creator>Julia Ringo</dc:creator>
              <dc:date>2023-10-05T13:15:00</dc:date>
            </office:change-info>
          </text:insertion>
        </text:changed-region>
        <text:changed-region xml:id="ct93955979813872" text:id="ct93955979813872">
          <text:insertion>
            <office:change-info>
              <dc:creator>Julia Ringo</dc:creator>
              <dc:date>2023-10-21T12:28:00</dc:date>
            </office:change-info>
          </text:insertion>
        </text:changed-region>
        <text:changed-region xml:id="ct93955979953888" text:id="ct93955979953888">
          <text:format-change>
            <office:change-info>
              <dc:creator>Julia Ringo</dc:creator>
              <dc:date>2023-10-21T12:28:00</dc:date>
            </office:change-info>
          </text:format-change>
        </text:changed-region>
        <text:changed-region xml:id="ct93955980025776" text:id="ct93955980025776">
          <text:deletion>
            <office:change-info>
              <dc:creator>Julia Ringo</dc:creator>
              <dc:date>2023-10-05T13:15:00</dc:date>
            </office:change-info>
            <text:p text:style-name="Text_20_body"><text:span text:style-name="T1"><text:s/>— </text:span></text:p>
          </text:deletion>
        </text:changed-region>
        <text:changed-region xml:id="ct93955980026400" text:id="ct93955980026400">
          <text:insertion>
            <office:change-info>
              <dc:creator>Julia Ringo</dc:creator>
              <dc:date>2023-10-21T12:28:00</dc:date>
            </office:change-info>
          </text:insertion>
        </text:changed-region>
        <text:changed-region xml:id="ct93955980058704" text:id="ct93955980058704">
          <text:deletion>
            <office:change-info>
              <dc:creator>Julia Ringo</dc:creator>
              <dc:date>2023-10-05T13:15:00</dc:date>
            </office:change-info>
            <text:p text:style-name="Text_20_body"><text:span text:style-name="T1"><text:s/>— </text:span></text:p>
          </text:deletion>
        </text:changed-region>
        <text:changed-region xml:id="ct93955980148288" text:id="ct93955980148288">
          <text:insertion>
            <office:change-info>
              <dc:creator>Julia Ringo</dc:creator>
              <dc:date>2023-10-21T12:28:00</dc:date>
            </office:change-info>
          </text:insertion>
        </text:changed-region>
        <text:changed-region xml:id="ct93955980168464" text:id="ct93955980168464">
          <text:insertion>
            <office:change-info>
              <dc:creator>Julia Ringo</dc:creator>
              <dc:date>2023-10-21T12:28:00</dc:date>
            </office:change-info>
          </text:insertion>
        </text:changed-region>
        <text:changed-region xml:id="ct93955980726768" text:id="ct93955980726768">
          <text:deletion>
            <office:change-info>
              <dc:creator>Julia Ringo</dc:creator>
              <dc:date>2023-10-05T13:15:00</dc:date>
            </office:change-info>
            <text:p text:style-name="Text_20_body"><text:span text:style-name="T1"><text:s/>— </text:span></text:p>
          </text:deletion>
        </text:changed-region>
        <text:changed-region xml:id="ct93955980840000" text:id="ct93955980840000">
          <text:insertion>
            <office:change-info>
              <dc:creator>Julia Ringo</dc:creator>
              <dc:date>2023-10-05T13:15:00</dc:date>
            </office:change-info>
          </text:insertion>
        </text:changed-region>
        <text:changed-region xml:id="ct93955981366368" text:id="ct93955981366368">
          <text:insertion>
            <office:change-info>
              <dc:creator>Julia Ringo</dc:creator>
              <dc:date>2023-10-21T13:12:00</dc:date>
            </office:change-info>
          </text:insertion>
        </text:changed-region>
        <text:changed-region xml:id="ct93955981454720" text:id="ct93955981454720">
          <text:insertion>
            <office:change-info>
              <dc:creator>Julia Ringo</dc:creator>
              <dc:date>2023-10-21T13:12:00</dc:date>
            </office:change-info>
          </text:insertion>
        </text:changed-region>
        <text:changed-region xml:id="ct93955981246848" text:id="ct93955981246848">
          <text:deletion>
            <office:change-info>
              <dc:creator>Julia Ringo</dc:creator>
              <dc:date>2023-10-21T13:12:00</dc:date>
            </office:change-info>
            <text:p text:style-name="Text_20_body"><text:span text:style-name="T1">;</text:span></text:p>
          </text:deletion>
        </text:changed-region>
        <text:changed-region xml:id="ct93955981442096" text:id="ct93955981442096">
          <text:insertion>
            <office:change-info>
              <dc:creator>Julia Ringo</dc:creator>
              <dc:date>2023-10-21T13:12:00</dc:date>
            </office:change-info>
          </text:insertion>
        </text:changed-region>
        <text:changed-region xml:id="ct93955981848608" text:id="ct93955981848608">
          <text:insertion>
            <office:change-info>
              <dc:creator>Julia Ringo</dc:creator>
              <dc:date>2023-10-21T13:12:00</dc:date>
            </office:change-info>
          </text:insertion>
        </text:changed-region>
        <text:changed-region xml:id="ct93955981849216" text:id="ct93955981849216">
          <text:deletion>
            <office:change-info>
              <dc:creator>Julia Ringo</dc:creator>
              <dc:date>2023-10-21T13:12:00</dc:date>
            </office:change-info>
            <text:p text:style-name="Text_20_body"><text:span text:style-name="T1">,</text:span></text:p>
          </text:deletion>
        </text:changed-region>
        <text:changed-region xml:id="ct93955981949616" text:id="ct93955981949616">
          <text:insertion>
            <office:change-info>
              <dc:creator>Julia Ringo</dc:creator>
              <dc:date>2023-10-21T13:12:00</dc:date>
            </office:change-info>
          </text:insertion>
        </text:changed-region>
        <text:changed-region xml:id="ct93955981968224" text:id="ct93955981968224">
          <text:insertion>
            <office:change-info>
              <dc:creator>Julia Ringo</dc:creator>
              <dc:date>2023-10-21T13:12:00</dc:date>
            </office:change-info>
          </text:insertion>
        </text:changed-region>
        <text:changed-region xml:id="ct93955982071840" text:id="ct93955982071840">
          <text:deletion>
            <office:change-info>
              <dc:creator>Julia Ringo</dc:creator>
              <dc:date>2023-10-21T13:12:00</dc:date>
            </office:change-info>
            <text:p text:style-name="Text_20_body"><text:span text:style-name="T1">,</text:span></text:p>
          </text:deletion>
        </text:changed-region>
        <text:changed-region xml:id="ct93955982141968" text:id="ct93955982141968">
          <text:deletion>
            <office:change-info>
              <dc:creator>Julia Ringo</dc:creator>
              <dc:date>2023-10-05T13:15:00</dc:date>
            </office:change-info>
            <text:p text:style-name="Text_20_body"><text:span text:style-name="T1"><text:s/>— </text:span></text:p>
          </text:deletion>
        </text:changed-region>
        <text:changed-region xml:id="ct93955982160000" text:id="ct93955982160000">
          <text:insertion>
            <office:change-info>
              <dc:creator>Julia Ringo</dc:creator>
              <dc:date>2023-10-05T13:15:00</dc:date>
            </office:change-info>
          </text:insertion>
        </text:changed-region>
        <text:changed-region xml:id="ct93955982276944" text:id="ct93955982276944">
          <text:deletion>
            <office:change-info>
              <dc:creator>Julia Ringo</dc:creator>
              <dc:date>2023-10-05T13:15:00</dc:date>
            </office:change-info>
            <text:p text:style-name="Text_20_body"><text:span text:style-name="T1"><text:s/>— </text:span></text:p>
          </text:deletion>
        </text:changed-region>
        <text:changed-region xml:id="ct93955982263488" text:id="ct93955982263488">
          <text:insertion>
            <office:change-info>
              <dc:creator>Julia Ringo</dc:creator>
              <dc:date>2023-10-05T13:15:00</dc:date>
            </office:change-info>
          </text:insertion>
        </text:changed-region>
        <text:changed-region xml:id="ct93955983508720" text:id="ct93955983508720">
          <text:insertion>
            <office:change-info>
              <dc:creator>Julia Ringo</dc:creator>
              <dc:date>2023-10-21T13:13:00</dc:date>
            </office:change-info>
          </text:insertion>
        </text:changed-region>
        <text:changed-region xml:id="ct93955979064480" text:id="ct93955979064480">
          <text:insertion>
            <office:change-info>
              <dc:creator>Julia Ringo</dc:creator>
              <dc:date>2023-10-21T13:13:00</dc:date>
            </office:change-info>
          </text:insertion>
        </text:changed-region>
        <text:changed-region xml:id="ct93955977669984" text:id="ct93955977669984">
          <text:deletion>
            <office:change-info>
              <dc:creator>Julia Ringo</dc:creator>
              <dc:date>2023-10-21T13:13:00</dc:date>
            </office:change-info>
            <text:p text:style-name="Text_20_body"><text:span text:style-name="T1">,</text:span></text:p>
          </text:deletion>
        </text:changed-region>
        <text:changed-region xml:id="ct93955978178144" text:id="ct93955978178144">
          <text:insertion>
            <office:change-info>
              <dc:creator>Julia Ringo</dc:creator>
              <dc:date>2023-10-21T13:13:00</dc:date>
            </office:change-info>
          </text:insertion>
        </text:changed-region>
        <text:changed-region xml:id="ct93955978984704" text:id="ct93955978984704">
          <text:deletion>
            <office:change-info>
              <dc:creator>Julia Ringo</dc:creator>
              <dc:date>2023-10-21T13:13:00</dc:date>
            </office:change-info>
            <text:p text:style-name="Text_20_body"><text:span text:style-name="T1">t</text:span></text:p>
          </text:deletion>
        </text:changed-region>
        <text:changed-region xml:id="ct93955977803936" text:id="ct93955977803936">
          <text:deletion>
            <office:change-info>
              <dc:creator>Julia Ringo</dc:creator>
              <dc:date>2023-10-10T11:08:00</dc:date>
            </office:change-info>
            <text:p text:style-name="Text_20_body"><text:span text:style-name="T1">…</text:span></text:p>
          </text:deletion>
        </text:changed-region>
        <text:changed-region xml:id="ct93955978362528" text:id="ct93955978362528">
          <text:insertion>
            <office:change-info>
              <dc:creator>Julia Ringo</dc:creator>
              <dc:date>2023-10-10T11:08:00</dc:date>
            </office:change-info>
          </text:insertion>
        </text:changed-region>
        <text:changed-region xml:id="ct93955978878144" text:id="ct93955978878144">
          <text:insertion>
            <office:change-info>
              <dc:creator>Julia Ringo</dc:creator>
              <dc:date>2023-10-21T13:13:00</dc:date>
            </office:change-info>
          </text:insertion>
        </text:changed-region>
        <text:changed-region xml:id="ct93955979225840" text:id="ct93955979225840">
          <text:deletion>
            <office:change-info>
              <dc:creator>Julia Ringo</dc:creator>
              <dc:date>2023-10-10T11:08:00</dc:date>
            </office:change-info>
            <text:p text:style-name="Text_20_body"><text:span text:style-name="T1">…</text:span></text:p>
          </text:deletion>
        </text:changed-region>
        <text:changed-region xml:id="ct93955978912256" text:id="ct93955978912256">
          <text:insertion>
            <office:change-info>
              <dc:creator>Julia Ringo</dc:creator>
              <dc:date>2023-10-10T11:08:00</dc:date>
            </office:change-info>
          </text:insertion>
        </text:changed-region>
        <text:changed-region xml:id="ct93955978606336" text:id="ct93955978606336">
          <text:deletion>
            <office:change-info>
              <dc:creator>Julia Ringo</dc:creator>
              <dc:date>2023-10-21T14:34:00</dc:date>
            </office:change-info>
            <text:p text:style-name="Text_20_body"><text:span text:style-name="T1"><text:s/></text:span></text:p>
          </text:deletion>
        </text:changed-region>
        <text:changed-region xml:id="ct93955977568944" text:id="ct93955977568944">
          <text:insertion>
            <office:change-info>
              <dc:creator>Julia Ringo</dc:creator>
              <dc:date>2023-10-21T14:34:00</dc:date>
            </office:change-info>
          </text:insertion>
        </text:changed-region>
        <text:changed-region xml:id="ct93955977800560" text:id="ct93955977800560">
          <text:deletion>
            <office:change-info>
              <dc:creator>Julia Ringo</dc:creator>
              <dc:date>2023-10-05T13:15:00</dc:date>
            </office:change-info>
            <text:p text:style-name="Text_20_body"><text:span text:style-name="T1"><text:s/>— </text:span></text:p>
          </text:deletion>
        </text:changed-region>
        <text:changed-region xml:id="ct93955977281104" text:id="ct93955977281104">
          <text:insertion>
            <office:change-info>
              <dc:creator>Julia Ringo</dc:creator>
              <dc:date>2023-10-05T13:15:00</dc:date>
            </office:change-info>
          </text:insertion>
        </text:changed-region>
        <text:changed-region xml:id="ct93955978500848" text:id="ct93955978500848">
          <text:deletion>
            <office:change-info>
              <dc:creator>Julia Ringo</dc:creator>
              <dc:date>2023-10-10T11:08:00</dc:date>
            </office:change-info>
            <text:p text:style-name="Text_20_body"><text:span text:style-name="T1">…</text:span></text:p>
          </text:deletion>
        </text:changed-region>
        <text:changed-region xml:id="ct93955978498496" text:id="ct93955978498496">
          <text:insertion>
            <office:change-info>
              <dc:creator>Julia Ringo</dc:creator>
              <dc:date>2023-10-10T11:08:00</dc:date>
            </office:change-info>
          </text:insertion>
        </text:changed-region>
        <text:changed-region xml:id="ct93955979281344" text:id="ct93955979281344">
          <text:insertion>
            <office:change-info>
              <dc:creator>Julia Ringo</dc:creator>
              <dc:date>2023-10-21T14:34:00</dc:date>
            </office:change-info>
          </text:insertion>
        </text:changed-region>
        <text:changed-region xml:id="ct93955980212064" text:id="ct93955980212064">
          <text:insertion>
            <office:change-info>
              <dc:creator>Julia Ringo</dc:creator>
              <dc:date>2023-10-21T14:34:00</dc:date>
            </office:change-info>
          </text:insertion>
        </text:changed-region>
        <text:changed-region xml:id="ct93955980264080" text:id="ct93955980264080">
          <text:deletion>
            <office:change-info>
              <dc:creator>Julia Ringo</dc:creator>
              <dc:date>2023-10-21T14:34:00</dc:date>
            </office:change-info>
            <text:p text:style-name="Text_20_body"><text:span text:style-name="T1">,</text:span></text:p>
          </text:deletion>
        </text:changed-region>
        <text:changed-region xml:id="ct93955980159632" text:id="ct93955980159632">
          <text:insertion>
            <office:change-info>
              <dc:creator>Julia Ringo</dc:creator>
              <dc:date>2023-10-21T14:35:00</dc:date>
            </office:change-info>
          </text:insertion>
        </text:changed-region>
        <text:changed-region xml:id="ct93955980395536" text:id="ct93955980395536">
          <text:deletion>
            <office:change-info>
              <dc:creator>Julia Ringo</dc:creator>
              <dc:date>2023-10-21T14:34:00</dc:date>
            </office:change-info>
            <text:p text:style-name="Text_20_body"><text:span text:style-name="T1">t</text:span></text:p>
          </text:deletion>
        </text:changed-region>
        <text:changed-region xml:id="ct93955980139664" text:id="ct93955980139664">
          <text:insertion>
            <office:change-info>
              <dc:creator>Julia Ringo</dc:creator>
              <dc:date>2023-10-21T14:35:00</dc:date>
            </office:change-info>
          </text:insertion>
        </text:changed-region>
        <text:changed-region xml:id="ct93955980126016" text:id="ct93955980126016">
          <text:deletion>
            <office:change-info>
              <dc:creator>Julia Ringo</dc:creator>
              <dc:date>2023-10-21T14:35:00</dc:date>
            </office:change-info>
            <text:p text:style-name="Text_20_body"><text:span text:style-name="T1">,</text:span></text:p>
          </text:deletion>
        </text:changed-region>
        <text:changed-region xml:id="ct93955980085776" text:id="ct93955980085776">
          <text:insertion>
            <office:change-info>
              <dc:creator>Julia Ringo</dc:creator>
              <dc:date>2023-10-21T14:35:00</dc:date>
            </office:change-info>
          </text:insertion>
        </text:changed-region>
        <text:changed-region xml:id="ct93955980095760" text:id="ct93955980095760">
          <text:deletion>
            <office:change-info>
              <dc:creator>Julia Ringo</dc:creator>
              <dc:date>2023-10-21T14:35:00</dc:date>
            </office:change-info>
            <text:p text:style-name="Text_20_body"><text:span text:style-name="T1">t</text:span></text:p>
          </text:deletion>
        </text:changed-region>
        <text:changed-region xml:id="ct93955980777728" text:id="ct93955980777728">
          <text:insertion>
            <office:change-info>
              <dc:creator>Julia Ringo</dc:creator>
              <dc:date>2023-10-21T14:35:00</dc:date>
            </office:change-info>
          </text:insertion>
        </text:changed-region>
        <text:changed-region xml:id="ct93955980698896" text:id="ct93955980698896">
          <text:insertion>
            <office:change-info>
              <dc:creator>Julia Ringo</dc:creator>
              <dc:date>2023-10-21T14:35:00</dc:date>
            </office:change-info>
          </text:insertion>
        </text:changed-region>
        <text:changed-region xml:id="ct93955981441472" text:id="ct93955981441472">
          <text:insertion>
            <office:change-info>
              <dc:creator>Julia Ringo</dc:creator>
              <dc:date>2023-10-21T14:35:00</dc:date>
            </office:change-info>
          </text:insertion>
        </text:changed-region>
        <text:changed-region xml:id="ct93955982295184" text:id="ct93955982295184">
          <text:insertion>
            <office:change-info>
              <dc:creator>Julia Ringo</dc:creator>
              <dc:date>2023-10-21T14:35:00</dc:date>
            </office:change-info>
          </text:insertion>
        </text:changed-region>
        <text:changed-region xml:id="ct93955982214096" text:id="ct93955982214096">
          <text:deletion>
            <office:change-info>
              <dc:creator>Julia Ringo</dc:creator>
              <dc:date>2023-10-21T14:35:00</dc:date>
            </office:change-info>
            <text:p text:style-name="Text_20_body"><text:span text:style-name="T1">n</text:span></text:p>
          </text:deletion>
        </text:changed-region>
        <text:changed-region xml:id="ct93955982180208" text:id="ct93955982180208">
          <text:deletion>
            <office:change-info>
              <dc:creator>Julia Ringo</dc:creator>
              <dc:date>2023-10-05T13:15:00</dc:date>
            </office:change-info>
            <text:p text:style-name="Text_20_body"><text:span text:style-name="T1"><text:s/>— </text:span></text:p>
          </text:deletion>
        </text:changed-region>
        <text:changed-region xml:id="ct93955982460976" text:id="ct93955982460976">
          <text:insertion>
            <office:change-info>
              <dc:creator>Julia Ringo</dc:creator>
              <dc:date>2023-10-05T13:15:00</dc:date>
            </office:change-info>
          </text:insertion>
        </text:changed-region>
        <text:changed-region xml:id="ct93955979630384" text:id="ct93955979630384">
          <text:deletion>
            <office:change-info>
              <dc:creator>Julia Ringo</dc:creator>
              <dc:date>2023-10-05T13:15:00</dc:date>
            </office:change-info>
            <text:p text:style-name="Text_20_body"><text:span text:style-name="T1"><text:s/>— </text:span></text:p>
          </text:deletion>
        </text:changed-region>
        <text:changed-region xml:id="ct93955981967536" text:id="ct93955981967536">
          <text:insertion>
            <office:change-info>
              <dc:creator>Julia Ringo</dc:creator>
              <dc:date>2023-10-21T14:35:00</dc:date>
            </office:change-info>
          </text:insertion>
        </text:changed-region>
        <text:changed-region xml:id="ct93955976528032" text:id="ct93955976528032">
          <text:insertion>
            <office:change-info>
              <dc:creator>Julia Ringo</dc:creator>
              <dc:date>2023-10-21T14:35:00</dc:date>
            </office:change-info>
          </text:insertion>
        </text:changed-region>
        <text:changed-region xml:id="ct93955983654544" text:id="ct93955983654544">
          <text:insertion>
            <office:change-info>
              <dc:creator>Julia Ringo</dc:creator>
              <dc:date>2023-10-21T14:36:00</dc:date>
            </office:change-info>
          </text:insertion>
        </text:changed-region>
        <text:changed-region xml:id="ct93955983653616" text:id="ct93955983653616">
          <text:deletion>
            <office:change-info>
              <dc:creator>Julia Ringo</dc:creator>
              <dc:date>2023-10-05T13:15:00</dc:date>
            </office:change-info>
            <text:p text:style-name="Text_20_body"><text:span text:style-name="T1"><text:s/>— </text:span></text:p>
          </text:deletion>
        </text:changed-region>
        <text:changed-region xml:id="ct93955983638160" text:id="ct93955983638160">
          <text:insertion>
            <office:change-info>
              <dc:creator>Julia Ringo</dc:creator>
              <dc:date>2023-10-05T13:15:00</dc:date>
            </office:change-info>
          </text:insertion>
        </text:changed-region>
        <text:changed-region xml:id="ct93955976932912" text:id="ct93955976932912">
          <text:deletion>
            <office:change-info>
              <dc:creator>Julia Ringo</dc:creator>
              <dc:date>2023-10-10T11:08:00</dc:date>
            </office:change-info>
            <text:p text:style-name="Text_20_body"><text:span text:style-name="T1">…</text:span></text:p>
          </text:deletion>
        </text:changed-region>
        <text:changed-region xml:id="ct93955979069440" text:id="ct93955979069440">
          <text:insertion>
            <office:change-info>
              <dc:creator>Julia Ringo</dc:creator>
              <dc:date>2023-10-10T11:08:00</dc:date>
            </office:change-info>
          </text:insertion>
        </text:changed-region>
        <text:changed-region xml:id="ct93955983846480" text:id="ct93955983846480">
          <text:insertion>
            <office:change-info>
              <dc:creator>Julia Ringo</dc:creator>
              <dc:date>2023-10-21T14:37:00</dc:date>
            </office:change-info>
          </text:insertion>
        </text:changed-region>
        <text:changed-region xml:id="ct93955979057824" text:id="ct93955979057824">
          <text:deletion>
            <office:change-info>
              <dc:creator>Julia Ringo</dc:creator>
              <dc:date>2023-10-21T14:37:00</dc:date>
            </office:change-info>
            <text:p text:style-name="Text_20_body"><text:span text:style-name="T1">1.3</text:span></text:p>
          </text:deletion>
        </text:changed-region>
        <text:changed-region xml:id="ct93955978839184" text:id="ct93955978839184">
          <text:insertion>
            <office:change-info>
              <dc:creator>Julia Ringo</dc:creator>
              <dc:date>2023-10-21T14:36:00</dc:date>
            </office:change-info>
          </text:insertion>
        </text:changed-region>
        <text:changed-region xml:id="ct93955978232976" text:id="ct93955978232976">
          <text:deletion>
            <office:change-info>
              <dc:creator>Julia Ringo</dc:creator>
              <dc:date>2023-10-21T14:37:00</dc:date>
            </office:change-info>
            <text:p text:style-name="Text_20_body"><text:span text:style-name="T1">sure </text:span></text:p>
          </text:deletion>
        </text:changed-region>
        <text:changed-region xml:id="ct93955979049936" text:id="ct93955979049936">
          <text:insertion>
            <office:change-info>
              <dc:creator>Julia Ringo</dc:creator>
              <dc:date>2023-10-21T14:37:00</dc:date>
            </office:change-info>
          </text:insertion>
        </text:changed-region>
        <text:changed-region xml:id="ct93955979982160" text:id="ct93955979982160">
          <text:deletion>
            <office:change-info>
              <dc:creator>Julia Ringo</dc:creator>
              <dc:date>2023-10-10T11:08:00</dc:date>
            </office:change-info>
            <text:p text:style-name="Text_20_body"><text:span text:style-name="T1">…</text:span></text:p>
          </text:deletion>
        </text:changed-region>
        <text:changed-region xml:id="ct93955980037296" text:id="ct93955980037296">
          <text:insertion>
            <office:change-info>
              <dc:creator>Julia Ringo</dc:creator>
              <dc:date>2023-10-10T11:08:00</dc:date>
            </office:change-info>
          </text:insertion>
        </text:changed-region>
        <text:changed-region xml:id="ct93955979143984" text:id="ct93955979143984">
          <text:insertion>
            <office:change-info>
              <dc:creator>Julia Ringo</dc:creator>
              <dc:date>2023-10-21T14:37:00</dc:date>
            </office:change-info>
          </text:insertion>
        </text:changed-region>
        <text:changed-region xml:id="ct93955981122416" text:id="ct93955981122416">
          <text:insertion>
            <office:change-info>
              <dc:creator>Julia Ringo</dc:creator>
              <dc:date>2023-10-21T14:37:00</dc:date>
            </office:change-info>
          </text:insertion>
        </text:changed-region>
        <text:changed-region xml:id="ct93955981854832" text:id="ct93955981854832">
          <text:deletion>
            <office:change-info>
              <dc:creator>Julia Ringo</dc:creator>
              <dc:date>2023-10-21T14:37:00</dc:date>
            </office:change-info>
            <text:p text:style-name="Text_20_body"><text:span text:style-name="T1">,</text:span></text:p>
          </text:deletion>
        </text:changed-region>
        <text:changed-region xml:id="ct93955981742816" text:id="ct93955981742816">
          <text:insertion>
            <office:change-info>
              <dc:creator>Julia Ringo</dc:creator>
              <dc:date>2023-10-21T14:37:00</dc:date>
            </office:change-info>
          </text:insertion>
        </text:changed-region>
        <text:changed-region xml:id="ct93955981246032" text:id="ct93955981246032">
          <text:deletion>
            <office:change-info>
              <dc:creator>Julia Ringo</dc:creator>
              <dc:date>2023-10-21T14:37:00</dc:date>
            </office:change-info>
            <text:p text:style-name="Text_20_body"><text:span text:style-name="T1">s</text:span></text:p>
          </text:deletion>
        </text:changed-region>
        <text:changed-region xml:id="ct93955983710384" text:id="ct93955983710384">
          <text:insertion>
            <office:change-info>
              <dc:creator>Julia Ringo</dc:creator>
              <dc:date>2023-10-21T14:37:00</dc:date>
            </office:change-info>
          </text:insertion>
        </text:changed-region>
        <text:changed-region xml:id="ct93955983553216" text:id="ct93955983553216">
          <text:deletion>
            <office:change-info>
              <dc:creator>Julia Ringo</dc:creator>
              <dc:date>2023-10-21T14:37:00</dc:date>
            </office:change-info>
            <text:p text:style-name="Text_20_body"><text:span text:style-name="T1">2.3</text:span></text:p>
          </text:deletion>
        </text:changed-region>
        <text:changed-region xml:id="ct93955977788816" text:id="ct93955977788816">
          <text:insertion>
            <office:change-info>
              <dc:creator>Julia Ringo</dc:creator>
              <dc:date>2023-10-21T14:38:00</dc:date>
            </office:change-info>
          </text:insertion>
        </text:changed-region>
        <text:changed-region xml:id="ct93955978348048" text:id="ct93955978348048">
          <text:deletion>
            <office:change-info>
              <dc:creator>Julia Ringo</dc:creator>
              <dc:date>2023-10-21T14:38:00</dc:date>
            </office:change-info>
            <text:p text:style-name="Text_20_body"><text:span text:style-name="T1">left </text:span></text:p>
          </text:deletion>
        </text:changed-region>
        <text:changed-region xml:id="ct93955978574992" text:id="ct93955978574992">
          <text:insertion>
            <office:change-info>
              <dc:creator>Julia Ringo</dc:creator>
              <dc:date>2023-10-21T14:38:00</dc:date>
            </office:change-info>
          </text:insertion>
        </text:changed-region>
        <text:changed-region xml:id="ct93955977920992" text:id="ct93955977920992">
          <text:deletion>
            <office:change-info>
              <dc:creator>Julia Ringo</dc:creator>
              <dc:date>2023-10-21T14:38:00</dc:date>
            </office:change-info>
            <text:p text:style-name="Text_20_body"><text:span text:style-name="T1">20 </text:span></text:p>
          </text:deletion>
        </text:changed-region>
        <text:changed-region xml:id="ct93955983490608" text:id="ct93955983490608">
          <text:insertion>
            <office:change-info>
              <dc:creator>Julia Ringo</dc:creator>
              <dc:date>2023-10-21T14:38:00</dc:date>
            </office:change-info>
          </text:insertion>
        </text:changed-region>
        <text:changed-region xml:id="ct93955978392048" text:id="ct93955978392048">
          <text:insertion>
            <office:change-info>
              <dc:creator>Julia Ringo</dc:creator>
              <dc:date>2023-10-21T14:38:00</dc:date>
            </office:change-info>
          </text:insertion>
        </text:changed-region>
        <text:changed-region xml:id="ct93955979049488" text:id="ct93955979049488">
          <text:deletion>
            <office:change-info>
              <dc:creator>Julia Ringo</dc:creator>
              <dc:date>2023-10-21T14:38:00</dc:date>
            </office:change-info>
            <text:p text:style-name="Text_20_body"><text:span text:style-name="T1">ing</text:span></text:p>
          </text:deletion>
        </text:changed-region>
        <text:changed-region xml:id="ct93955978995760" text:id="ct93955978995760">
          <text:deletion>
            <office:change-info>
              <dc:creator>Julia Ringo</dc:creator>
              <dc:date>2023-10-05T13:15:00</dc:date>
            </office:change-info>
            <text:p text:style-name="Text_20_body"><text:span text:style-name="T1"><text:s/>— </text:span></text:p>
          </text:deletion>
        </text:changed-region>
        <text:changed-region xml:id="ct93955978590416" text:id="ct93955978590416">
          <text:insertion>
            <office:change-info>
              <dc:creator>Julia Ringo</dc:creator>
              <dc:date>2023-10-05T13:15:00</dc:date>
            </office:change-info>
          </text:insertion>
        </text:changed-region>
        <text:changed-region xml:id="ct93955979718960" text:id="ct93955979718960">
          <text:insertion>
            <office:change-info>
              <dc:creator>Julia Ringo</dc:creator>
              <dc:date>2023-10-21T14:38:00</dc:date>
            </office:change-info>
          </text:insertion>
        </text:changed-region>
        <text:changed-region xml:id="ct93955981034624" text:id="ct93955981034624">
          <text:insertion>
            <office:change-info>
              <dc:creator>Julia Ringo</dc:creator>
              <dc:date>2023-10-21T14:38:00</dc:date>
            </office:change-info>
          </text:insertion>
        </text:changed-region>
        <text:changed-region xml:id="ct93955981456640" text:id="ct93955981456640">
          <text:format-change>
            <office:change-info>
              <dc:creator>Julia Ringo</dc:creator>
              <dc:date>2023-10-21T14:38:00</dc:date>
            </office:change-info>
          </text:format-change>
        </text:changed-region>
        <text:changed-region xml:id="ct93955978893056" text:id="ct93955978893056">
          <text:insertion>
            <office:change-info>
              <dc:creator>Julia Ringo</dc:creator>
              <dc:date>2023-10-21T14:39:00</dc:date>
            </office:change-info>
          </text:insertion>
        </text:changed-region>
        <text:changed-region xml:id="ct93955980975040" text:id="ct93955980975040">
          <text:format-change>
            <office:change-info>
              <dc:creator>Julia Ringo</dc:creator>
              <dc:date>2023-10-21T14:38:00</dc:date>
            </office:change-info>
          </text:format-change>
        </text:changed-region>
        <text:changed-region xml:id="ct93955978752944" text:id="ct93955978752944">
          <text:deletion>
            <office:change-info>
              <dc:creator>Julia Ringo</dc:creator>
              <dc:date>2023-10-21T14:39:00</dc:date>
            </office:change-info>
            <text:p text:style-name="Text_20_body"><text:span text:style-name="T1"><text:s/>out</text:span></text:p>
          </text:deletion>
        </text:changed-region>
        <text:changed-region xml:id="ct93955979192144" text:id="ct93955979192144">
          <text:deletion>
            <office:change-info>
              <dc:creator>Julia Ringo</dc:creator>
              <dc:date>2023-10-21T14:39:00</dc:date>
            </office:change-info>
            <text:p text:style-name="Text_20_body"><text:span text:style-name="T1">,</text:span></text:p>
          </text:deletion>
        </text:changed-region>
        <text:changed-region xml:id="ct93955976552832" text:id="ct93955976552832">
          <text:deletion>
            <office:change-info>
              <dc:creator>Julia Ringo</dc:creator>
              <dc:date>2023-10-21T14:39:00</dc:date>
            </office:change-info>
            <text:p text:style-name="Text_20_body"><text:span text:style-name="T1">to a degree that gave</text:span></text:p>
          </text:deletion>
        </text:changed-region>
        <text:changed-region xml:id="ct93955981905552" text:id="ct93955981905552">
          <text:insertion>
            <office:change-info>
              <dc:creator>Julia Ringo</dc:creator>
              <dc:date>2023-10-21T14:39:00</dc:date>
            </office:change-info>
          </text:insertion>
        </text:changed-region>
        <text:changed-region xml:id="ct93955975996032" text:id="ct93955975996032">
          <text:deletion>
            <office:change-info>
              <dc:creator>Julia Ringo</dc:creator>
              <dc:date>2023-10-21T14:39:00</dc:date>
            </office:change-info>
            <text:p text:style-name="Text_20_body"><text:span text:style-name="T1">some </text:span></text:p>
          </text:deletion>
        </text:changed-region>
        <text:changed-region xml:id="ct93955972736336" text:id="ct93955972736336">
          <text:insertion>
            <office:change-info>
              <dc:creator>Julia Ringo</dc:creator>
              <dc:date>2023-10-21T14:39:00</dc:date>
            </office:change-info>
          </text:insertion>
        </text:changed-region>
        <text:changed-region xml:id="ct93955972791136" text:id="ct93955972791136">
          <text:insertion>
            <office:change-info>
              <dc:creator>Julia Ringo</dc:creator>
              <dc:date>2023-10-21T14:39:00</dc:date>
            </office:change-info>
          </text:insertion>
        </text:changed-region>
        <text:changed-region xml:id="ct93955981427216" text:id="ct93955981427216">
          <text:insertion>
            <office:change-info>
              <dc:creator>Julia Ringo</dc:creator>
              <dc:date>2023-10-21T14:39:00</dc:date>
            </office:change-info>
          </text:insertion>
        </text:changed-region>
        <text:changed-region xml:id="ct93955982597680" text:id="ct93955982597680">
          <text:insertion>
            <office:change-info>
              <dc:creator>Julia Ringo</dc:creator>
              <dc:date>2023-10-21T14:39:00</dc:date>
            </office:change-info>
          </text:insertion>
        </text:changed-region>
        <text:changed-region xml:id="ct93955978123328" text:id="ct93955978123328">
          <text:format-change>
            <office:change-info>
              <dc:creator>Julia Ringo</dc:creator>
              <dc:date>2023-10-21T14:39:00</dc:date>
            </office:change-info>
          </text:format-change>
        </text:changed-region>
        <text:changed-region xml:id="ct93955977148832" text:id="ct93955977148832">
          <text:deletion>
            <office:change-info>
              <dc:creator>Julia Ringo</dc:creator>
              <dc:date>2023-10-21T14:39:00</dc:date>
            </office:change-info>
            <text:p text:style-name="Text_20_body"><text:span text:style-name="T1">,</text:span></text:p>
          </text:deletion>
        </text:changed-region>
        <text:changed-region xml:id="ct93955980575280" text:id="ct93955980575280">
          <text:insertion>
            <office:change-info>
              <dc:creator>Julia Ringo</dc:creator>
              <dc:date>2023-10-21T14:39:00</dc:date>
            </office:change-info>
          </text:insertion>
        </text:changed-region>
        <text:changed-region xml:id="ct93955977850608" text:id="ct93955977850608">
          <text:deletion>
            <office:change-info>
              <dc:creator>Julia Ringo</dc:creator>
              <dc:date>2023-10-21T14:39:00</dc:date>
            </office:change-info>
            <text:p text:style-name="Text_20_body"><text:span text:style-name="T1">30 </text:span></text:p>
          </text:deletion>
        </text:changed-region>
        <text:changed-region xml:id="ct93955982091376" text:id="ct93955982091376">
          <text:insertion>
            <office:change-info>
              <dc:creator>Julia Ringo</dc:creator>
              <dc:date>2023-10-21T14:39:00</dc:date>
            </office:change-info>
          </text:insertion>
        </text:changed-region>
        <text:changed-region xml:id="ct93955973882272" text:id="ct93955973882272">
          <text:insertion>
            <office:change-info>
              <dc:creator>Julia Ringo</dc:creator>
              <dc:date>2023-10-21T14:40:00</dc:date>
            </office:change-info>
          </text:insertion>
        </text:changed-region>
        <text:changed-region xml:id="ct93955973678416" text:id="ct93955973678416">
          <text:deletion>
            <office:change-info>
              <dc:creator>Julia Ringo</dc:creator>
              <dc:date>2023-10-10T11:08:00</dc:date>
            </office:change-info>
            <text:p text:style-name="Text_20_body"><text:span text:style-name="T1">…</text:span></text:p>
          </text:deletion>
        </text:changed-region>
        <text:changed-region xml:id="ct93955975771936" text:id="ct93955975771936">
          <text:insertion>
            <office:change-info>
              <dc:creator>Julia Ringo</dc:creator>
              <dc:date>2023-10-10T11:08:00</dc:date>
            </office:change-info>
          </text:insertion>
        </text:changed-region>
        <text:changed-region xml:id="ct93955976028576" text:id="ct93955976028576">
          <text:deletion>
            <office:change-info>
              <dc:creator>Julia Ringo</dc:creator>
              <dc:date>2023-10-21T14:40:00</dc:date>
            </office:change-info>
            <text:p text:style-name="Text_20_body"><text:span text:style-name="T1"><text:s/></text:span></text:p>
          </text:deletion>
        </text:changed-region>
        <text:changed-region xml:id="ct93955975938800" text:id="ct93955975938800">
          <text:insertion>
            <office:change-info>
              <dc:creator>Julia Ringo</dc:creator>
              <dc:date>2023-10-21T14:40:00</dc:date>
            </office:change-info>
          </text:insertion>
        </text:changed-region>
        <text:changed-region xml:id="ct93955976162800" text:id="ct93955976162800">
          <text:deletion>
            <office:change-info>
              <dc:creator>Julia Ringo</dc:creator>
              <dc:date>2023-10-05T13:15:00</dc:date>
            </office:change-info>
            <text:p text:style-name="Text_20_body"><text:span text:style-name="T1"><text:s/>— </text:span></text:p>
          </text:deletion>
        </text:changed-region>
        <text:changed-region xml:id="ct93955976362432" text:id="ct93955976362432">
          <text:insertion>
            <office:change-info>
              <dc:creator>Julia Ringo</dc:creator>
              <dc:date>2023-10-05T13:15:00</dc:date>
            </office:change-info>
          </text:insertion>
        </text:changed-region>
        <text:changed-region xml:id="ct93955976122304" text:id="ct93955976122304">
          <text:insertion>
            <office:change-info>
              <dc:creator>Julia Ringo</dc:creator>
              <dc:date>2023-10-21T14:40:00</dc:date>
            </office:change-info>
          </text:insertion>
        </text:changed-region>
        <text:changed-region xml:id="ct93955972599520" text:id="ct93955972599520">
          <text:deletion>
            <office:change-info>
              <dc:creator>Julia Ringo</dc:creator>
              <dc:date>2023-10-21T14:40:00</dc:date>
            </office:change-info>
            <text:p text:style-name="Text_20_body"><text:span text:style-name="T1">B</text:span></text:p>
          </text:deletion>
        </text:changed-region>
        <text:changed-region xml:id="ct93955976532048" text:id="ct93955976532048">
          <text:deletion>
            <office:change-info>
              <dc:creator>Julia Ringo</dc:creator>
              <dc:date>2023-10-10T11:08:00</dc:date>
            </office:change-info>
            <text:p text:style-name="Text_20_body"><text:span text:style-name="T1">…</text:span></text:p>
          </text:deletion>
        </text:changed-region>
        <text:changed-region xml:id="ct93955983104128" text:id="ct93955983104128">
          <text:insertion>
            <office:change-info>
              <dc:creator>Julia Ringo</dc:creator>
              <dc:date>2023-10-10T11:08:00</dc:date>
            </office:change-info>
          </text:insertion>
        </text:changed-region>
        <text:changed-region xml:id="ct93955983761360" text:id="ct93955983761360">
          <text:deletion>
            <office:change-info>
              <dc:creator>Julia Ringo</dc:creator>
              <dc:date>2023-10-05T13:15:00</dc:date>
            </office:change-info>
            <text:p text:style-name="Text_20_body"><text:span text:style-name="T1"><text:s/>— </text:span></text:p>
          </text:deletion>
        </text:changed-region>
        <text:changed-region xml:id="ct93955982036912" text:id="ct93955982036912">
          <text:insertion>
            <office:change-info>
              <dc:creator>Julia Ringo</dc:creator>
              <dc:date>2023-10-05T13:15:00</dc:date>
            </office:change-info>
          </text:insertion>
        </text:changed-region>
        <text:changed-region xml:id="ct93955981597280" text:id="ct93955981597280">
          <text:deletion>
            <office:change-info>
              <dc:creator>Julia Ringo</dc:creator>
              <dc:date>2023-10-21T14:40:00</dc:date>
            </office:change-info>
            <text:p text:style-name="Text_20_body"><text:span text:style-name="T1">15 </text:span></text:p>
          </text:deletion>
        </text:changed-region>
        <text:changed-region xml:id="ct93955983691488" text:id="ct93955983691488">
          <text:insertion>
            <office:change-info>
              <dc:creator>Julia Ringo</dc:creator>
              <dc:date>2023-10-21T14:40:00</dc:date>
            </office:change-info>
          </text:insertion>
        </text:changed-region>
        <text:changed-region xml:id="ct93955980686800" text:id="ct93955980686800">
          <text:deletion>
            <office:change-info>
              <dc:creator>Julia Ringo</dc:creator>
              <dc:date>2023-10-05T13:15:00</dc:date>
            </office:change-info>
            <text:p text:style-name="Text_20_body"><text:span text:style-name="T1"><text:s/>— </text:span></text:p>
          </text:deletion>
        </text:changed-region>
        <text:changed-region xml:id="ct93955981626944" text:id="ct93955981626944">
          <text:insertion>
            <office:change-info>
              <dc:creator>Julia Ringo</dc:creator>
              <dc:date>2023-10-05T13:15:00</dc:date>
            </office:change-info>
          </text:insertion>
        </text:changed-region>
        <text:changed-region xml:id="ct93955981701504" text:id="ct93955981701504">
          <text:deletion>
            <office:change-info>
              <dc:creator>Julia Ringo</dc:creator>
              <dc:date>2023-10-05T13:15:00</dc:date>
            </office:change-info>
            <text:p text:style-name="Text_20_body"><text:span text:style-name="T1"><text:s/>— </text:span></text:p>
          </text:deletion>
        </text:changed-region>
        <text:changed-region xml:id="ct93955981727136" text:id="ct93955981727136">
          <text:insertion>
            <office:change-info>
              <dc:creator>Julia Ringo</dc:creator>
              <dc:date>2023-10-05T13:15:00</dc:date>
            </office:change-info>
          </text:insertion>
        </text:changed-region>
        <text:changed-region xml:id="ct93955981729136" text:id="ct93955981729136">
          <text:deletion>
            <office:change-info>
              <dc:creator>Julia Ringo</dc:creator>
              <dc:date>2023-10-21T14:40:00</dc:date>
            </office:change-info>
            <text:p text:style-name="Text_20_body"><text:span text:style-name="T1">‘</text:span></text:p>
          </text:deletion>
        </text:changed-region>
        <text:changed-region xml:id="ct93955981850560" text:id="ct93955981850560">
          <text:insertion>
            <office:change-info>
              <dc:creator>Julia Ringo</dc:creator>
              <dc:date>2023-10-21T14:40:00</dc:date>
            </office:change-info>
          </text:insertion>
        </text:changed-region>
        <text:changed-region xml:id="ct93955981627232" text:id="ct93955981627232">
          <text:insertion>
            <office:change-info>
              <dc:creator>Julia Ringo</dc:creator>
              <dc:date>2023-10-21T14:41:00</dc:date>
            </office:change-info>
          </text:insertion>
        </text:changed-region>
        <text:changed-region xml:id="ct93955981701792" text:id="ct93955981701792">
          <text:deletion>
            <office:change-info>
              <dc:creator>Julia Ringo</dc:creator>
              <dc:date>2023-10-05T13:15:00</dc:date>
            </office:change-info>
            <text:p text:style-name="Text_20_body"><text:span text:style-name="T1"><text:s/>— </text:span></text:p>
          </text:deletion>
        </text:changed-region>
        <text:changed-region xml:id="ct93955981729424" text:id="ct93955981729424">
          <text:insertion>
            <office:change-info>
              <dc:creator>Julia Ringo</dc:creator>
              <dc:date>2023-10-05T13:15:00</dc:date>
            </office:change-info>
          </text:insertion>
        </text:changed-region>
        <text:changed-region xml:id="ct93955983813600" text:id="ct93955983813600">
          <text:insertion>
            <office:change-info>
              <dc:creator>Julia Ringo</dc:creator>
              <dc:date>2023-10-21T14:41:00</dc:date>
            </office:change-info>
          </text:insertion>
        </text:changed-region>
        <text:changed-region xml:id="ct93955978584080" text:id="ct93955978584080">
          <text:deletion>
            <office:change-info>
              <dc:creator>Julia Ringo</dc:creator>
              <dc:date>2023-10-05T13:15:00</dc:date>
            </office:change-info>
            <text:p text:style-name="Text_20_body"><text:span text:style-name="T1"><text:s/>— </text:span></text:p>
          </text:deletion>
        </text:changed-region>
        <text:changed-region xml:id="ct93955978495456" text:id="ct93955978495456">
          <text:insertion>
            <office:change-info>
              <dc:creator>Julia Ringo</dc:creator>
              <dc:date>2023-10-05T13:15:00</dc:date>
            </office:change-info>
          </text:insertion>
        </text:changed-region>
        <text:changed-region xml:id="ct93955982754656" text:id="ct93955982754656">
          <text:deletion>
            <office:change-info>
              <dc:creator>Julia Ringo</dc:creator>
              <dc:date>2023-10-21T14:41:00</dc:date>
            </office:change-info>
            <text:p text:style-name="Text_20_body"><text:span text:style-name="T1">50 </text:span></text:p>
          </text:deletion>
        </text:changed-region>
        <text:changed-region xml:id="ct93955976181584" text:id="ct93955976181584">
          <text:insertion>
            <office:change-info>
              <dc:creator>Julia Ringo</dc:creator>
              <dc:date>2023-10-21T14:41:00</dc:date>
            </office:change-info>
          </text:insertion>
        </text:changed-region>
        <text:changed-region xml:id="ct93955982772112" text:id="ct93955982772112">
          <text:insertion>
            <office:change-info>
              <dc:creator>Julia Ringo</dc:creator>
              <dc:date>2023-10-21T14:41:00</dc:date>
            </office:change-info>
          </text:insertion>
        </text:changed-region>
        <text:changed-region xml:id="ct93955982897888" text:id="ct93955982897888">
          <text:deletion>
            <office:change-info>
              <dc:creator>Julia Ringo</dc:creator>
              <dc:date>2023-10-21T14:41:00</dc:date>
            </office:change-info>
            <text:p text:style-name="Text_20_body"><text:span text:style-name="T1">30 </text:span></text:p>
          </text:deletion>
        </text:changed-region>
        <text:changed-region xml:id="ct93955980941984" text:id="ct93955980941984">
          <text:insertion>
            <office:change-info>
              <dc:creator>Julia Ringo</dc:creator>
              <dc:date>2023-10-21T14:41:00</dc:date>
            </office:change-info>
          </text:insertion>
        </text:changed-region>
        <text:changed-region xml:id="ct93955981008656" text:id="ct93955981008656">
          <text:deletion>
            <office:change-info>
              <dc:creator>Julia Ringo</dc:creator>
              <dc:date>2023-10-21T14:41:00</dc:date>
            </office:change-info>
            <text:p text:style-name="Text_20_body"><text:span text:style-name="T1">50 </text:span></text:p>
          </text:deletion>
        </text:changed-region>
        <text:changed-region xml:id="ct93955976586256" text:id="ct93955976586256">
          <text:insertion>
            <office:change-info>
              <dc:creator>Julia Ringo</dc:creator>
              <dc:date>2023-10-21T14:41:00</dc:date>
            </office:change-info>
          </text:insertion>
        </text:changed-region>
        <text:changed-region xml:id="ct93955977792480" text:id="ct93955977792480">
          <text:insertion>
            <office:change-info>
              <dc:creator>Julia Ringo</dc:creator>
              <dc:date>2023-10-21T14:41:00</dc:date>
            </office:change-info>
          </text:insertion>
        </text:changed-region>
        <text:changed-region xml:id="ct93955981829632" text:id="ct93955981829632">
          <text:deletion>
            <office:change-info>
              <dc:creator>Julia Ringo</dc:creator>
              <dc:date>2023-10-05T13:15:00</dc:date>
            </office:change-info>
            <text:p text:style-name="Text_20_body"><text:span text:style-name="T1"><text:s/>— </text:span></text:p>
          </text:deletion>
        </text:changed-region>
        <text:changed-region xml:id="ct93955982780864" text:id="ct93955982780864">
          <text:insertion>
            <office:change-info>
              <dc:creator>Julia Ringo</dc:creator>
              <dc:date>2023-10-05T13:15:00</dc:date>
            </office:change-info>
          </text:insertion>
        </text:changed-region>
        <text:changed-region xml:id="ct93955982466608" text:id="ct93955982466608">
          <text:deletion>
            <office:change-info>
              <dc:creator>Julia Ringo</dc:creator>
              <dc:date>2023-10-05T13:15:00</dc:date>
            </office:change-info>
            <text:p text:style-name="Text_20_body"><text:span text:style-name="T1"><text:s/>— </text:span></text:p>
          </text:deletion>
        </text:changed-region>
        <text:changed-region xml:id="ct93955979785120" text:id="ct93955979785120">
          <text:insertion>
            <office:change-info>
              <dc:creator>Julia Ringo</dc:creator>
              <dc:date>2023-10-05T13:15:00</dc:date>
            </office:change-info>
          </text:insertion>
        </text:changed-region>
        <text:changed-region xml:id="ct93955976591456" text:id="ct93955976591456">
          <text:insertion>
            <office:change-info>
              <dc:creator>Julia Ringo</dc:creator>
              <dc:date>2023-10-21T14:41:00</dc:date>
            </office:change-info>
          </text:insertion>
        </text:changed-region>
        <text:changed-region xml:id="ct93955983818640" text:id="ct93955983818640">
          <text:insertion>
            <office:change-info>
              <dc:creator>Julia Ringo</dc:creator>
              <dc:date>2023-10-21T14:41:00</dc:date>
            </office:change-info>
          </text:insertion>
        </text:changed-region>
        <text:changed-region xml:id="ct93955981973696" text:id="ct93955981973696">
          <text:deletion>
            <office:change-info>
              <dc:creator>Julia Ringo</dc:creator>
              <dc:date>2023-10-05T13:15:00</dc:date>
            </office:change-info>
            <text:p text:style-name="Text_20_body"><text:span text:style-name="T1"><text:s/>— </text:span></text:p>
          </text:deletion>
        </text:changed-region>
        <text:changed-region xml:id="ct93955981829920" text:id="ct93955981829920">
          <text:insertion>
            <office:change-info>
              <dc:creator>Julia Ringo</dc:creator>
              <dc:date>2023-10-05T13:15:00</dc:date>
            </office:change-info>
          </text:insertion>
        </text:changed-region>
        <text:changed-region xml:id="ct93955979112272" text:id="ct93955979112272">
          <text:insertion>
            <office:change-info>
              <dc:creator>Julia Ringo</dc:creator>
              <dc:date>2023-10-21T14:42:00</dc:date>
            </office:change-info>
          </text:insertion>
        </text:changed-region>
        <text:changed-region xml:id="ct93955981055152" text:id="ct93955981055152">
          <text:deletion>
            <office:change-info>
              <dc:creator>Julia Ringo</dc:creator>
              <dc:date>2023-10-10T11:08:00</dc:date>
            </office:change-info>
            <text:p text:style-name="Text_20_body"><text:span text:style-name="T1">…</text:span></text:p>
          </text:deletion>
        </text:changed-region>
        <text:changed-region xml:id="ct93955981075136" text:id="ct93955981075136">
          <text:insertion>
            <office:change-info>
              <dc:creator>Julia Ringo</dc:creator>
              <dc:date>2023-10-10T11:08:00</dc:date>
            </office:change-info>
          </text:insertion>
        </text:changed-region>
        <text:changed-region xml:id="ct93955981764464" text:id="ct93955981764464">
          <text:insertion>
            <office:change-info>
              <dc:creator>Julia Ringo</dc:creator>
              <dc:date>2023-10-21T14:42:00</dc:date>
            </office:change-info>
          </text:insertion>
        </text:changed-region>
        <text:changed-region xml:id="ct93955981764752" text:id="ct93955981764752">
          <text:deletion>
            <office:change-info>
              <dc:creator>Julia Ringo</dc:creator>
              <dc:date>2023-10-21T14:42:00</dc:date>
            </office:change-info>
            <text:p text:style-name="Text_20_body"><text:span text:style-name="T1">-</text:span></text:p>
          </text:deletion>
        </text:changed-region>
        <text:changed-region xml:id="ct93955979960784" text:id="ct93955979960784">
          <text:insertion>
            <office:change-info>
              <dc:creator>Julia Ringo</dc:creator>
              <dc:date>2023-10-21T14:42:00</dc:date>
            </office:change-info>
          </text:insertion>
        </text:changed-region>
        <text:changed-region xml:id="ct93955983388288" text:id="ct93955983388288">
          <text:insertion>
            <office:change-info>
              <dc:creator>Julia Ringo</dc:creator>
              <dc:date>2023-10-21T14:42:00</dc:date>
            </office:change-info>
          </text:insertion>
        </text:changed-region>
        <text:changed-region xml:id="ct93955980681856" text:id="ct93955980681856">
          <text:deletion>
            <office:change-info>
              <dc:creator>Julia Ringo</dc:creator>
              <dc:date>2023-10-21T14:42:00</dc:date>
            </office:change-info>
            <text:p text:style-name="Text_20_body"><text:span text:style-name="T1">10 </text:span></text:p>
          </text:deletion>
        </text:changed-region>
        <text:changed-region xml:id="ct93955983552256" text:id="ct93955983552256">
          <text:insertion>
            <office:change-info>
              <dc:creator>Julia Ringo</dc:creator>
              <dc:date>2023-10-21T14:42:00</dc:date>
            </office:change-info>
          </text:insertion>
        </text:changed-region>
        <text:changed-region xml:id="ct93955982777408" text:id="ct93955982777408">
          <text:insertion>
            <office:change-info>
              <dc:creator>Julia Ringo</dc:creator>
              <dc:date>2023-10-21T14:42:00</dc:date>
            </office:change-info>
          </text:insertion>
        </text:changed-region>
        <text:changed-region xml:id="ct93955983552544" text:id="ct93955983552544">
          <text:insertion>
            <office:change-info>
              <dc:creator>Julia Ringo</dc:creator>
              <dc:date>2023-10-21T14:42:00</dc:date>
            </office:change-info>
          </text:insertion>
        </text:changed-region>
        <text:changed-region xml:id="ct93955982789040" text:id="ct93955982789040">
          <text:deletion>
            <office:change-info>
              <dc:creator>Julia Ringo</dc:creator>
              <dc:date>2023-10-21T14:42:00</dc:date>
            </office:change-info>
            <text:p text:style-name="Text_20_body"><text:span text:style-name="T1">1000 </text:span></text:p>
          </text:deletion>
        </text:changed-region>
        <text:changed-region xml:id="ct93955977846992" text:id="ct93955977846992">
          <text:insertion>
            <office:change-info>
              <dc:creator>Julia Ringo</dc:creator>
              <dc:date>2023-10-21T14:42:00</dc:date>
            </office:change-info>
          </text:insertion>
        </text:changed-region>
        <text:changed-region xml:id="ct93955981168528" text:id="ct93955981168528">
          <text:deletion>
            <office:change-info>
              <dc:creator>Julia Ringo</dc:creator>
              <dc:date>2023-10-05T13:15:00</dc:date>
            </office:change-info>
            <text:p text:style-name="Text_20_body"><text:span text:style-name="T1"><text:s/>— </text:span></text:p>
          </text:deletion>
        </text:changed-region>
        <text:changed-region xml:id="ct93955976602704" text:id="ct93955976602704">
          <text:insertion>
            <office:change-info>
              <dc:creator>Julia Ringo</dc:creator>
              <dc:date>2023-10-05T13:15:00</dc:date>
            </office:change-info>
          </text:insertion>
        </text:changed-region>
        <text:changed-region xml:id="ct93955980167264" text:id="ct93955980167264">
          <text:deletion>
            <office:change-info>
              <dc:creator>Julia Ringo</dc:creator>
              <dc:date>2023-10-21T14:42:00</dc:date>
            </office:change-info>
            <text:p text:style-name="Text_20_body"><text:span text:style-name="T1">40 </text:span></text:p>
          </text:deletion>
        </text:changed-region>
        <text:changed-region xml:id="ct93955980206784" text:id="ct93955980206784">
          <text:insertion>
            <office:change-info>
              <dc:creator>Julia Ringo</dc:creator>
              <dc:date>2023-10-21T14:42:00</dc:date>
            </office:change-info>
          </text:insertion>
        </text:changed-region>
        <text:changed-region xml:id="ct93955980475776" text:id="ct93955980475776">
          <text:insertion>
            <office:change-info>
              <dc:creator>Julia Ringo</dc:creator>
              <dc:date>2023-10-21T14:43:00</dc:date>
            </office:change-info>
          </text:insertion>
        </text:changed-region>
        <text:changed-region xml:id="ct93955981296416" text:id="ct93955981296416">
          <text:insertion>
            <office:change-info>
              <dc:creator>Julia Ringo</dc:creator>
              <dc:date>2023-10-21T14:43:00</dc:date>
            </office:change-info>
          </text:insertion>
        </text:changed-region>
        <text:changed-region xml:id="ct93955981543568" text:id="ct93955981543568">
          <text:deletion>
            <office:change-info>
              <dc:creator>Julia Ringo</dc:creator>
              <dc:date>2023-10-21T14:43:00</dc:date>
            </office:change-info>
            <text:p text:style-name="Text_20_body"><text:span text:style-name="T1">,</text:span></text:p>
          </text:deletion>
        </text:changed-region>
        <text:changed-region xml:id="ct93955981296704" text:id="ct93955981296704">
          <text:deletion>
            <office:change-info>
              <dc:creator>Julia Ringo</dc:creator>
              <dc:date>2023-10-21T14:43:00</dc:date>
            </office:change-info>
            <text:p text:style-name="Text_20_body"><text:span text:style-name="T1">45 </text:span></text:p>
          </text:deletion>
        </text:changed-region>
        <text:changed-region xml:id="ct93955976608320" text:id="ct93955976608320">
          <text:insertion>
            <office:change-info>
              <dc:creator>Julia Ringo</dc:creator>
              <dc:date>2023-10-21T14:43:00</dc:date>
            </office:change-info>
          </text:insertion>
        </text:changed-region>
        <text:changed-region xml:id="ct93955982120176" text:id="ct93955982120176">
          <text:insertion>
            <office:change-info>
              <dc:creator>Julia Ringo</dc:creator>
              <dc:date>2023-10-21T14:43:00</dc:date>
            </office:change-info>
          </text:insertion>
        </text:changed-region>
        <text:changed-region xml:id="ct93955982120464" text:id="ct93955982120464">
          <text:deletion>
            <office:change-info>
              <dc:creator>Julia Ringo</dc:creator>
              <dc:date>2023-10-21T14:43:00</dc:date>
            </office:change-info>
            <text:p text:style-name="Text_20_body"><text:span text:style-name="T1">,</text:span></text:p>
          </text:deletion>
        </text:changed-region>
        <text:changed-region xml:id="ct93955982120752" text:id="ct93955982120752">
          <text:deletion>
            <office:change-info>
              <dc:creator>Julia Ringo</dc:creator>
              <dc:date>2023-10-21T14:43:00</dc:date>
            </office:change-info>
            <text:p text:style-name="Text_20_body"><text:span text:style-name="T1">50</text:span></text:p>
          </text:deletion>
        </text:changed-region>
        <text:changed-region xml:id="ct93955982121040" text:id="ct93955982121040">
          <text:insertion>
            <office:change-info>
              <dc:creator>Julia Ringo</dc:creator>
              <dc:date>2023-10-21T14:43:00</dc:date>
            </office:change-info>
          </text:insertion>
        </text:changed-region>
        <text:changed-region xml:id="ct93955976611520" text:id="ct93955976611520">
          <text:insertion>
            <office:change-info>
              <dc:creator>Julia Ringo</dc:creator>
              <dc:date>2023-10-21T14:43:00</dc:date>
            </office:change-info>
          </text:insertion>
        </text:changed-region>
        <text:changed-region xml:id="ct93955982845824" text:id="ct93955982845824">
          <text:deletion>
            <office:change-info>
              <dc:creator>Julia Ringo</dc:creator>
              <dc:date>2023-10-21T14:43:00</dc:date>
            </office:change-info>
            <text:p text:style-name="Text_20_body"><text:span text:style-name="T1">‘</text:span></text:p>
          </text:deletion>
        </text:changed-region>
        <text:changed-region xml:id="ct93955982848208" text:id="ct93955982848208">
          <text:insertion>
            <office:change-info>
              <dc:creator>Julia Ringo</dc:creator>
              <dc:date>2023-10-21T14:43:00</dc:date>
            </office:change-info>
          </text:insertion>
        </text:changed-region>
        <text:changed-region xml:id="ct93955976614592" text:id="ct93955976614592">
          <text:deletion>
            <office:change-info>
              <dc:creator>Julia Ringo</dc:creator>
              <dc:date>2023-10-21T14:43:00</dc:date>
            </office:change-info>
            <text:p text:style-name="Text_20_body"><text:span text:style-name="T1">’</text:span></text:p>
          </text:deletion>
        </text:changed-region>
        <text:changed-region xml:id="ct93955982885248" text:id="ct93955982885248">
          <text:deletion>
            <office:change-info>
              <dc:creator>Julia Ringo</dc:creator>
              <dc:date>2023-10-05T13:15:00</dc:date>
            </office:change-info>
            <text:p text:style-name="Text_20_body"><text:span text:style-name="T1"><text:s/>— </text:span></text:p>
          </text:deletion>
        </text:changed-region>
        <text:changed-region xml:id="ct93955980943648" text:id="ct93955980943648">
          <text:insertion>
            <office:change-info>
              <dc:creator>Julia Ringo</dc:creator>
              <dc:date>2023-10-05T13:15:00</dc:date>
            </office:change-info>
          </text:insertion>
        </text:changed-region>
        <text:changed-region xml:id="ct93955983608864" text:id="ct93955983608864">
          <text:deletion>
            <office:change-info>
              <dc:creator>Julia Ringo</dc:creator>
              <dc:date>2023-10-10T11:08:00</dc:date>
            </office:change-info>
            <text:p text:style-name="Text_20_body"><text:span text:style-name="T1">…</text:span></text:p>
          </text:deletion>
        </text:changed-region>
        <text:changed-region xml:id="ct93955983506240" text:id="ct93955983506240">
          <text:insertion>
            <office:change-info>
              <dc:creator>Julia Ringo</dc:creator>
              <dc:date>2023-10-10T11:08:00</dc:date>
            </office:change-info>
          </text:insertion>
        </text:changed-region>
        <text:changed-region xml:id="ct93955983506528" text:id="ct93955983506528">
          <text:deletion>
            <office:change-info>
              <dc:creator>Julia Ringo</dc:creator>
              <dc:date>2023-10-21T14:43:00</dc:date>
            </office:change-info>
            <text:p text:style-name="Text_20_body"><text:span text:style-name="T1"><text:s/></text:span></text:p>
          </text:deletion>
        </text:changed-region>
        <text:changed-region xml:id="ct93955979354224" text:id="ct93955979354224">
          <text:insertion>
            <office:change-info>
              <dc:creator>Julia Ringo</dc:creator>
              <dc:date>2023-10-21T14:44:00</dc:date>
            </office:change-info>
          </text:insertion>
        </text:changed-region>
        <text:changed-region xml:id="ct93955981964128" text:id="ct93955981964128">
          <text:insertion>
            <office:change-info>
              <dc:creator>Julia Ringo</dc:creator>
              <dc:date>2023-10-21T14:44:00</dc:date>
            </office:change-info>
          </text:insertion>
        </text:changed-region>
        <text:changed-region xml:id="ct93955979264688" text:id="ct93955979264688">
          <text:deletion>
            <office:change-info>
              <dc:creator>Julia Ringo</dc:creator>
              <dc:date>2023-10-21T14:44:00</dc:date>
            </office:change-info>
            <text:p text:style-name="Text_20_body"><text:span text:style-name="T1">3</text:span></text:p>
          </text:deletion>
        </text:changed-region>
        <text:changed-region xml:id="ct93955979264976" text:id="ct93955979264976">
          <text:deletion>
            <office:change-info>
              <dc:creator>Julia Ringo</dc:creator>
              <dc:date>2023-10-05T13:15:00</dc:date>
            </office:change-info>
            <text:p text:style-name="Text_20_body"><text:span text:style-name="T1"><text:s/>— </text:span></text:p>
          </text:deletion>
        </text:changed-region>
        <text:changed-region xml:id="ct93955979265936" text:id="ct93955979265936">
          <text:insertion>
            <office:change-info>
              <dc:creator>Julia Ringo</dc:creator>
              <dc:date>2023-10-05T13:15:00</dc:date>
            </office:change-info>
          </text:insertion>
        </text:changed-region>
        <text:changed-region xml:id="ct93955982846112" text:id="ct93955982846112">
          <text:deletion>
            <office:change-info>
              <dc:creator>Julia Ringo</dc:creator>
              <dc:date>2023-10-21T14:44:00</dc:date>
            </office:change-info>
            <text:p text:style-name="Text_20_body"><text:span text:style-name="T1">30 </text:span></text:p>
          </text:deletion>
        </text:changed-region>
        <text:changed-region xml:id="ct93955980425872" text:id="ct93955980425872">
          <text:insertion>
            <office:change-info>
              <dc:creator>Julia Ringo</dc:creator>
              <dc:date>2023-10-21T14:44:00</dc:date>
            </office:change-info>
          </text:insertion>
        </text:changed-region>
        <text:changed-region xml:id="ct93955979109824" text:id="ct93955979109824">
          <text:insertion>
            <office:change-info>
              <dc:creator>Julia Ringo</dc:creator>
              <dc:date>2023-10-21T14:44:00</dc:date>
            </office:change-info>
          </text:insertion>
        </text:changed-region>
        <text:changed-region xml:id="ct93955982846640" text:id="ct93955982846640">
          <text:deletion>
            <office:change-info>
              <dc:creator>Julia Ringo</dc:creator>
              <dc:date>2023-10-10T11:08:00</dc:date>
            </office:change-info>
            <text:p text:style-name="Text_20_body"><text:span text:style-name="T1">…</text:span></text:p>
          </text:deletion>
        </text:changed-region>
        <text:changed-region xml:id="ct93955983722912" text:id="ct93955983722912">
          <text:insertion>
            <office:change-info>
              <dc:creator>Julia Ringo</dc:creator>
              <dc:date>2023-10-10T11:08:00</dc:date>
            </office:change-info>
          </text:insertion>
        </text:changed-region>
        <text:changed-region xml:id="ct93955979606352" text:id="ct93955979606352">
          <text:deletion>
            <office:change-info>
              <dc:creator>Julia Ringo</dc:creator>
              <dc:date>2023-10-10T11:08:00</dc:date>
            </office:change-info>
            <text:p text:style-name="Text_20_body"><text:span text:style-name="T1">…</text:span></text:p>
          </text:deletion>
        </text:changed-region>
        <text:changed-region xml:id="ct93955978357424" text:id="ct93955978357424">
          <text:insertion>
            <office:change-info>
              <dc:creator>Julia Ringo</dc:creator>
              <dc:date>2023-10-21T14:45:00</dc:date>
            </office:change-info>
          </text:insertion>
        </text:changed-region>
        <text:changed-region xml:id="ct93955982070144" text:id="ct93955982070144">
          <text:insertion>
            <office:change-info>
              <dc:creator>Julia Ringo</dc:creator>
              <dc:date>2023-10-21T14:46:00</dc:date>
            </office:change-info>
          </text:insertion>
        </text:changed-region>
        <text:changed-region xml:id="ct93955982071104" text:id="ct93955982071104">
          <text:deletion>
            <office:change-info>
              <dc:creator>Julia Ringo</dc:creator>
              <dc:date>2023-10-21T14:46:00</dc:date>
            </office:change-info>
            <text:p text:style-name="Text_20_body"><text:span text:style-name="T1">that </text:span></text:p>
          </text:deletion>
        </text:changed-region>
        <text:changed-region xml:id="ct93955983861584" text:id="ct93955983861584">
          <text:insertion>
            <office:change-info>
              <dc:creator>Julia Ringo</dc:creator>
              <dc:date>2023-10-21T14:46:00</dc:date>
            </office:change-info>
          </text:insertion>
        </text:changed-region>
        <text:changed-region xml:id="ct93955978283968" text:id="ct93955978283968">
          <text:insertion>
            <office:change-info>
              <dc:creator>Julia Ringo</dc:creator>
              <dc:date>2023-10-21T14:46:00</dc:date>
            </office:change-info>
          </text:insertion>
        </text:changed-region>
        <text:changed-region xml:id="ct93955978861968" text:id="ct93955978861968">
          <text:deletion>
            <office:change-info>
              <dc:creator>Julia Ringo</dc:creator>
              <dc:date>2023-10-10T11:08:00</dc:date>
            </office:change-info>
            <text:p text:style-name="Text_20_body"><text:span text:style-name="T1">…</text:span></text:p>
          </text:deletion>
        </text:changed-region>
        <text:changed-region xml:id="ct93955978334864" text:id="ct93955978334864">
          <text:insertion>
            <office:change-info>
              <dc:creator>Julia Ringo</dc:creator>
              <dc:date>2023-10-10T11:08:00</dc:date>
            </office:change-info>
          </text:insertion>
        </text:changed-region>
        <text:changed-region xml:id="ct93955978335824" text:id="ct93955978335824">
          <text:deletion>
            <office:change-info>
              <dc:creator>Julia Ringo</dc:creator>
              <dc:date>2023-10-10T11:08:00</dc:date>
            </office:change-info>
            <text:p text:style-name="Text_20_body"><text:span text:style-name="T1">…</text:span></text:p>
          </text:deletion>
        </text:changed-region>
        <text:changed-region xml:id="ct93955978467872" text:id="ct93955978467872">
          <text:insertion>
            <office:change-info>
              <dc:creator>Julia Ringo</dc:creator>
              <dc:date>2023-10-10T11:08:00</dc:date>
            </office:change-info>
          </text:insertion>
        </text:changed-region>
        <text:changed-region xml:id="ct93955978075808" text:id="ct93955978075808">
          <text:deletion>
            <office:change-info>
              <dc:creator>Julia Ringo</dc:creator>
              <dc:date>2023-10-10T11:08:00</dc:date>
            </office:change-info>
            <text:p text:style-name="Text_20_body"><text:span text:style-name="T1">…</text:span></text:p>
          </text:deletion>
        </text:changed-region>
        <text:changed-region xml:id="ct93955979406560" text:id="ct93955979406560">
          <text:insertion>
            <office:change-info>
              <dc:creator>Julia Ringo</dc:creator>
              <dc:date>2023-10-10T11:08:00</dc:date>
            </office:change-info>
          </text:insertion>
        </text:changed-region>
        <text:changed-region xml:id="ct93955978076768" text:id="ct93955978076768">
          <text:deletion>
            <office:change-info>
              <dc:creator>Julia Ringo</dc:creator>
              <dc:date>2023-10-10T11:08:00</dc:date>
            </office:change-info>
            <text:p text:style-name="Text_20_body"><text:span text:style-name="T1">…</text:span></text:p>
          </text:deletion>
        </text:changed-region>
        <text:changed-region xml:id="ct93955979622352" text:id="ct93955979622352">
          <text:insertion>
            <office:change-info>
              <dc:creator>Julia Ringo</dc:creator>
              <dc:date>2023-10-10T11:08:00</dc:date>
            </office:change-info>
          </text:insertion>
        </text:changed-region>
        <text:changed-region xml:id="ct93955979622640" text:id="ct93955979622640">
          <text:deletion>
            <office:change-info>
              <dc:creator>Julia Ringo</dc:creator>
              <dc:date>2023-10-21T14:46:00</dc:date>
            </office:change-info>
            <text:p text:style-name="Text_20_body"><text:span text:style-name="T1"><text:s/></text:span></text:p>
          </text:deletion>
        </text:changed-region>
        <text:changed-region xml:id="ct93955979707808" text:id="ct93955979707808">
          <text:deletion>
            <office:change-info>
              <dc:creator>Julia Ringo</dc:creator>
              <dc:date>2023-10-10T11:08:00</dc:date>
            </office:change-info>
            <text:p text:style-name="Text_20_body"><text:span text:style-name="T1">…</text:span></text:p>
          </text:deletion>
        </text:changed-region>
        <text:changed-region xml:id="ct93955979717808" text:id="ct93955979717808">
          <text:insertion>
            <office:change-info>
              <dc:creator>Julia Ringo</dc:creator>
              <dc:date>2023-10-10T11:08:00</dc:date>
            </office:change-info>
          </text:insertion>
        </text:changed-region>
        <text:changed-region xml:id="ct93955979755840" text:id="ct93955979755840">
          <text:deletion>
            <office:change-info>
              <dc:creator>Julia Ringo</dc:creator>
              <dc:date>2023-10-10T11:08:00</dc:date>
            </office:change-info>
            <text:p text:style-name="Text_20_body"><text:span text:style-name="T1">…</text:span></text:p>
          </text:deletion>
        </text:changed-region>
        <text:changed-region xml:id="ct93955976636464" text:id="ct93955976636464">
          <text:insertion>
            <office:change-info>
              <dc:creator>Julia Ringo</dc:creator>
              <dc:date>2023-10-10T11:08:00</dc:date>
            </office:change-info>
          </text:insertion>
        </text:changed-region>
        <text:changed-region xml:id="ct93955983818928" text:id="ct93955983818928">
          <text:deletion>
            <office:change-info>
              <dc:creator>Julia Ringo</dc:creator>
              <dc:date>2023-10-21T14:46:00</dc:date>
            </office:change-info>
            <text:p text:style-name="Text_20_body"><text:span text:style-name="T1"><text:s/></text:span></text:p>
          </text:deletion>
        </text:changed-region>
        <text:changed-region xml:id="ct93955978336112" text:id="ct93955978336112">
          <text:deletion>
            <office:change-info>
              <dc:creator>Julia Ringo</dc:creator>
              <dc:date>2023-10-10T11:08:00</dc:date>
            </office:change-info>
            <text:p text:style-name="Text_20_body"><text:span text:style-name="T1">…</text:span></text:p>
          </text:deletion>
        </text:changed-region>
        <text:changed-region xml:id="ct93955976622736" text:id="ct93955976622736">
          <text:insertion>
            <office:change-info>
              <dc:creator>Julia Ringo</dc:creator>
              <dc:date>2023-10-10T11:08:00</dc:date>
            </office:change-info>
          </text:insertion>
        </text:changed-region>
        <text:changed-region xml:id="ct93955980330320" text:id="ct93955980330320">
          <text:deletion>
            <office:change-info>
              <dc:creator>Julia Ringo</dc:creator>
              <dc:date>2023-10-10T11:08:00</dc:date>
            </office:change-info>
            <text:p text:style-name="Text_20_body"><text:span text:style-name="T1">…</text:span></text:p>
          </text:deletion>
        </text:changed-region>
        <text:changed-region xml:id="ct93955980331280" text:id="ct93955980331280">
          <text:insertion>
            <office:change-info>
              <dc:creator>Julia Ringo</dc:creator>
              <dc:date>2023-10-10T11:08:00</dc:date>
            </office:change-info>
          </text:insertion>
        </text:changed-region>
        <text:changed-region xml:id="ct93955980637088" text:id="ct93955980637088">
          <text:deletion>
            <office:change-info>
              <dc:creator>Julia Ringo</dc:creator>
              <dc:date>2023-10-05T13:15:00</dc:date>
            </office:change-info>
            <text:p text:style-name="Text_20_body"><text:span text:style-name="T1"><text:s/>— </text:span></text:p>
          </text:deletion>
        </text:changed-region>
        <text:changed-region xml:id="ct93955980638048" text:id="ct93955980638048">
          <text:insertion>
            <office:change-info>
              <dc:creator>Julia Ringo</dc:creator>
              <dc:date>2023-10-05T13:15:00</dc:date>
            </office:change-info>
          </text:insertion>
        </text:changed-region>
        <text:changed-region xml:id="ct93955980381072" text:id="ct93955980381072">
          <text:deletion>
            <office:change-info>
              <dc:creator>Julia Ringo</dc:creator>
              <dc:date>2023-10-05T13:15:00</dc:date>
            </office:change-info>
            <text:p text:style-name="Text_20_body"><text:span text:style-name="T1"><text:s/>— </text:span></text:p>
          </text:deletion>
        </text:changed-region>
        <text:changed-region xml:id="ct93955980405264" text:id="ct93955980405264">
          <text:insertion>
            <office:change-info>
              <dc:creator>Julia Ringo</dc:creator>
              <dc:date>2023-10-05T13:15:00</dc:date>
            </office:change-info>
          </text:insertion>
        </text:changed-region>
        <text:changed-region xml:id="ct93955980405552" text:id="ct93955980405552">
          <text:deletion>
            <office:change-info>
              <dc:creator>Julia Ringo</dc:creator>
              <dc:date>2023-10-10T11:08:00</dc:date>
            </office:change-info>
            <text:p text:style-name="Text_20_body"><text:span text:style-name="T2">…</text:span></text:p>
          </text:deletion>
        </text:changed-region>
        <text:changed-region xml:id="ct93955980636416" text:id="ct93955980636416">
          <text:deletion>
            <office:change-info>
              <dc:creator>Julia Ringo</dc:creator>
              <dc:date>2023-10-21T14:47:00</dc:date>
            </office:change-info>
            <text:p text:style-name="Text_20_body"><text:span text:style-name="T2">. </text:span></text:p>
          </text:deletion>
        </text:changed-region>
        <text:changed-region xml:id="ct93955980637376" text:id="ct93955980637376">
          <text:insertion>
            <office:change-info>
              <dc:creator>Julia Ringo</dc:creator>
              <dc:date>2023-10-10T11:08:00</dc:date>
            </office:change-info>
          </text:insertion>
        </text:changed-region>
        <text:changed-region xml:id="ct93955981694176" text:id="ct93955981694176">
          <text:deletion>
            <office:change-info>
              <dc:creator>Julia Ringo</dc:creator>
              <dc:date>2023-10-05T13:15:00</dc:date>
            </office:change-info>
            <text:p text:style-name="Text_20_body"><text:span text:style-name="T1"><text:s/>— </text:span></text:p>
          </text:deletion>
        </text:changed-region>
        <text:changed-region xml:id="ct93955981707136" text:id="ct93955981707136">
          <text:insertion>
            <office:change-info>
              <dc:creator>Julia Ringo</dc:creator>
              <dc:date>2023-10-05T13:15:00</dc:date>
            </office:change-info>
          </text:insertion>
        </text:changed-region>
        <text:changed-region xml:id="ct93955978200032" text:id="ct93955978200032">
          <text:deletion>
            <office:change-info>
              <dc:creator>Julia Ringo</dc:creator>
              <dc:date>2023-10-10T11:08:00</dc:date>
            </office:change-info>
            <text:p text:style-name="Text_20_body"><text:span text:style-name="T1">…</text:span></text:p>
          </text:deletion>
        </text:changed-region>
        <text:changed-region xml:id="ct93955981352384" text:id="ct93955981352384">
          <text:insertion>
            <office:change-info>
              <dc:creator>Julia Ringo</dc:creator>
              <dc:date>2023-10-10T11:08:00</dc:date>
            </office:change-info>
          </text:insertion>
        </text:changed-region>
        <text:changed-region xml:id="ct93955981352672" text:id="ct93955981352672">
          <text:deletion>
            <office:change-info>
              <dc:creator>Julia Ringo</dc:creator>
              <dc:date>2023-10-10T11:08:00</dc:date>
            </office:change-info>
            <text:p text:style-name="Text_20_body"><text:span text:style-name="T1">…</text:span></text:p>
          </text:deletion>
        </text:changed-region>
        <text:changed-region xml:id="ct93955981692720" text:id="ct93955981692720">
          <text:insertion>
            <office:change-info>
              <dc:creator>Julia Ringo</dc:creator>
              <dc:date>2023-10-10T11:08:00</dc:date>
            </office:change-info>
          </text:insertion>
        </text:changed-region>
        <text:changed-region xml:id="ct93955981831088" text:id="ct93955981831088">
          <text:deletion>
            <office:change-info>
              <dc:creator>Julia Ringo</dc:creator>
              <dc:date>2023-10-10T11:08:00</dc:date>
            </office:change-info>
            <text:p text:style-name="Text_20_body"><text:span text:style-name="T1">…</text:span></text:p>
          </text:deletion>
        </text:changed-region>
        <text:changed-region xml:id="ct93955982215104" text:id="ct93955982215104">
          <text:insertion>
            <office:change-info>
              <dc:creator>Julia Ringo</dc:creator>
              <dc:date>2023-10-10T11:08:00</dc:date>
            </office:change-info>
          </text:insertion>
        </text:changed-region>
        <text:changed-region xml:id="ct93955982579296" text:id="ct93955982579296">
          <text:insertion>
            <office:change-info>
              <dc:creator>Julia Ringo</dc:creator>
              <dc:date>2023-10-21T14:47:00</dc:date>
            </office:change-info>
          </text:insertion>
        </text:changed-region>
        <text:changed-region xml:id="ct93955982216480" text:id="ct93955982216480">
          <text:deletion>
            <office:change-info>
              <dc:creator>Julia Ringo</dc:creator>
              <dc:date>2023-10-10T11:08:00</dc:date>
            </office:change-info>
            <text:p text:style-name="Text_20_body"><text:span text:style-name="T1">…</text:span></text:p>
          </text:deletion>
        </text:changed-region>
        <text:changed-region xml:id="ct93955982679472" text:id="ct93955982679472">
          <text:insertion>
            <office:change-info>
              <dc:creator>Julia Ringo</dc:creator>
              <dc:date>2023-10-10T11:08:00</dc:date>
            </office:change-info>
          </text:insertion>
        </text:changed-region>
        <text:changed-region xml:id="ct93955976661264" text:id="ct93955976661264">
          <text:deletion>
            <office:change-info>
              <dc:creator>Julia Ringo</dc:creator>
              <dc:date>2023-10-21T14:47:00</dc:date>
            </office:change-info>
            <text:p text:style-name="Text_20_body"><text:span text:style-name="T1"><text:s/></text:span></text:p>
          </text:deletion>
        </text:changed-region>
        <text:changed-region xml:id="ct93955980695632" text:id="ct93955980695632">
          <text:deletion>
            <office:change-info>
              <dc:creator>Julia Ringo</dc:creator>
              <dc:date>2023-10-10T11:08:00</dc:date>
            </office:change-info>
            <text:p text:style-name="Text_20_body"><text:span text:style-name="T1">…</text:span></text:p>
          </text:deletion>
        </text:changed-region>
        <text:changed-region xml:id="ct93955982678800" text:id="ct93955982678800">
          <text:insertion>
            <office:change-info>
              <dc:creator>Julia Ringo</dc:creator>
              <dc:date>2023-10-10T11:08:00</dc:date>
            </office:change-info>
          </text:insertion>
        </text:changed-region>
        <text:changed-region xml:id="ct93955981693840" text:id="ct93955981693840">
          <text:insertion>
            <office:change-info>
              <dc:creator>Julia Ringo</dc:creator>
              <dc:date>2023-10-21T14:48:00</dc:date>
            </office:change-info>
          </text:insertion>
        </text:changed-region>
        <text:changed-region xml:id="ct93955981404384" text:id="ct93955981404384">
          <text:format-change>
            <office:change-info>
              <dc:creator>Julia Ringo</dc:creator>
              <dc:date>2023-10-21T14:48:00</dc:date>
            </office:change-info>
          </text:format-change>
        </text:changed-region>
        <text:changed-region xml:id="ct93955981404672" text:id="ct93955981404672">
          <text:deletion>
            <office:change-info>
              <dc:creator>Julia Ringo</dc:creator>
              <dc:date>2023-10-05T13:15:00</dc:date>
            </office:change-info>
            <text:p text:style-name="Text_20_body"><text:span text:style-name="T1"><text:s/>— </text:span></text:p>
          </text:deletion>
        </text:changed-region>
        <text:changed-region xml:id="ct93955982394960" text:id="ct93955982394960">
          <text:insertion>
            <office:change-info>
              <dc:creator>Julia Ringo</dc:creator>
              <dc:date>2023-10-05T13:15:00</dc:date>
            </office:change-info>
          </text:insertion>
        </text:changed-region>
        <text:changed-region xml:id="ct93955982395248" text:id="ct93955982395248">
          <text:deletion>
            <office:change-info>
              <dc:creator>Julia Ringo</dc:creator>
              <dc:date>2023-10-05T13:15:00</dc:date>
            </office:change-info>
            <text:p text:style-name="Text_20_body"><text:span text:style-name="T1"><text:s/>— </text:span></text:p>
          </text:deletion>
        </text:changed-region>
        <text:changed-region xml:id="ct93955982394208" text:id="ct93955982394208">
          <text:insertion>
            <office:change-info>
              <dc:creator>Julia Ringo</dc:creator>
              <dc:date>2023-10-05T13:15:00</dc:date>
            </office:change-info>
          </text:insertion>
        </text:changed-region>
        <text:changed-region xml:id="ct93955978745984" text:id="ct93955978745984">
          <text:deletion>
            <office:change-info>
              <dc:creator>Julia Ringo</dc:creator>
              <dc:date>2023-10-21T14:48:00</dc:date>
            </office:change-info>
            <text:p text:style-name="Text_20_body"><text:span text:style-name="T1">100 </text:span></text:p>
          </text:deletion>
        </text:changed-region>
        <text:changed-region xml:id="ct93955983725440" text:id="ct93955983725440">
          <text:insertion>
            <office:change-info>
              <dc:creator>Julia Ringo</dc:creator>
              <dc:date>2023-10-21T14:48:00</dc:date>
            </office:change-info>
          </text:insertion>
        </text:changed-region>
        <text:changed-region xml:id="ct93955979078864" text:id="ct93955979078864">
          <text:deletion>
            <office:change-info>
              <dc:creator>Julia Ringo</dc:creator>
              <dc:date>2023-10-05T13:15:00</dc:date>
            </office:change-info>
            <text:p text:style-name="Text_20_body"><text:span text:style-name="T1"><text:s/>— </text:span></text:p>
          </text:deletion>
        </text:changed-region>
        <text:changed-region xml:id="ct93955982394496" text:id="ct93955982394496">
          <text:insertion>
            <office:change-info>
              <dc:creator>Julia Ringo</dc:creator>
              <dc:date>2023-10-05T13:15:00</dc:date>
            </office:change-info>
          </text:insertion>
        </text:changed-region>
        <text:changed-region xml:id="ct93955979079152" text:id="ct93955979079152">
          <text:deletion>
            <office:change-info>
              <dc:creator>Julia Ringo</dc:creator>
              <dc:date>2023-10-05T13:15:00</dc:date>
            </office:change-info>
            <text:p text:style-name="Text_20_body"><text:span text:style-name="T1"><text:s/>— </text:span></text:p>
          </text:deletion>
        </text:changed-region>
        <text:changed-region xml:id="ct93955979079440" text:id="ct93955979079440">
          <text:insertion>
            <office:change-info>
              <dc:creator>Julia Ringo</dc:creator>
              <dc:date>2023-10-05T13:15:00</dc:date>
            </office:change-info>
          </text:insertion>
        </text:changed-region>
        <text:changed-region xml:id="ct93955979249856" text:id="ct93955979249856">
          <text:insertion>
            <office:change-info>
              <dc:creator>Julia Ringo</dc:creator>
              <dc:date>2023-10-21T14:48:00</dc:date>
            </office:change-info>
          </text:insertion>
        </text:changed-region>
        <text:changed-region xml:id="ct93955980013920" text:id="ct93955980013920">
          <text:insertion>
            <office:change-info>
              <dc:creator>Julia Ringo</dc:creator>
              <dc:date>2023-10-21T14:49:00</dc:date>
            </office:change-info>
          </text:insertion>
        </text:changed-region>
        <text:changed-region xml:id="ct93955980133840" text:id="ct93955980133840">
          <text:deletion>
            <office:change-info>
              <dc:creator>Julia Ringo</dc:creator>
              <dc:date>2023-10-21T14:49:00</dc:date>
            </office:change-info>
            <text:p text:style-name="Text_20_body"><text:span text:style-name="T1"><text:s/>on</text:span></text:p>
          </text:deletion>
        </text:changed-region>
        <text:changed-region xml:id="ct93955976673280" text:id="ct93955976673280">
          <text:deletion>
            <office:change-info>
              <dc:creator>Julia Ringo</dc:creator>
              <dc:date>2023-10-05T13:15:00</dc:date>
            </office:change-info>
            <text:p text:style-name="Text_20_body"><text:span text:style-name="T1"><text:s/>— </text:span></text:p>
          </text:deletion>
        </text:changed-region>
        <text:changed-region xml:id="ct93955980455408" text:id="ct93955980455408">
          <text:insertion>
            <office:change-info>
              <dc:creator>Julia Ringo</dc:creator>
              <dc:date>2023-10-05T13:15:00</dc:date>
            </office:change-info>
          </text:insertion>
        </text:changed-region>
        <text:changed-region xml:id="ct93955980132432" text:id="ct93955980132432">
          <text:deletion>
            <office:change-info>
              <dc:creator>Julia Ringo</dc:creator>
              <dc:date>2023-10-05T13:15:00</dc:date>
            </office:change-info>
            <text:p text:style-name="Text_20_body"><text:span text:style-name="T1"><text:s/>— </text:span></text:p>
          </text:deletion>
        </text:changed-region>
        <text:changed-region xml:id="ct93955981870352" text:id="ct93955981870352">
          <text:insertion>
            <office:change-info>
              <dc:creator>Julia Ringo</dc:creator>
              <dc:date>2023-10-05T13:15:00</dc:date>
            </office:change-info>
          </text:insertion>
        </text:changed-region>
        <text:changed-region xml:id="ct93955976674960" text:id="ct93955976674960">
          <text:deletion>
            <office:change-info>
              <dc:creator>Julia Ringo</dc:creator>
              <dc:date>2023-10-10T11:08:00</dc:date>
            </office:change-info>
            <text:p text:style-name="Text_20_body"><text:span text:style-name="T1">…</text:span></text:p>
          </text:deletion>
        </text:changed-region>
        <text:changed-region xml:id="ct93955980455696" text:id="ct93955980455696">
          <text:insertion>
            <office:change-info>
              <dc:creator>Julia Ringo</dc:creator>
              <dc:date>2023-10-10T11:08:00</dc:date>
            </office:change-info>
          </text:insertion>
        </text:changed-region>
        <text:changed-region xml:id="ct93955976678416" text:id="ct93955976678416">
          <text:deletion>
            <office:change-info>
              <dc:creator>Julia Ringo</dc:creator>
              <dc:date>2023-10-10T11:08:00</dc:date>
            </office:change-info>
            <text:p text:style-name="Text_20_body"><text:span text:style-name="T1">…</text:span></text:p>
          </text:deletion>
        </text:changed-region>
        <text:changed-region xml:id="ct93955979249104" text:id="ct93955979249104">
          <text:insertion>
            <office:change-info>
              <dc:creator>Julia Ringo</dc:creator>
              <dc:date>2023-10-10T11:08:00</dc:date>
            </office:change-info>
          </text:insertion>
        </text:changed-region>
        <text:changed-region xml:id="ct93955979249392" text:id="ct93955979249392">
          <text:insertion>
            <office:change-info>
              <dc:creator>Julia Ringo</dc:creator>
              <dc:date>2023-10-21T14:49:00</dc:date>
            </office:change-info>
          </text:insertion>
        </text:changed-region>
        <text:changed-region xml:id="ct93955978560688" text:id="ct93955978560688">
          <text:deletion>
            <office:change-info>
              <dc:creator>Julia Ringo</dc:creator>
              <dc:date>2023-10-21T14:49:00</dc:date>
            </office:change-info>
            <text:p text:style-name="Text_20_body"><text:span text:style-name="T1">,</text:span></text:p>
          </text:deletion>
        </text:changed-region>
        <text:changed-region xml:id="ct93955978560976" text:id="ct93955978560976">
          <text:insertion>
            <office:change-info>
              <dc:creator>Julia Ringo</dc:creator>
              <dc:date>2023-10-21T14:50:00</dc:date>
            </office:change-info>
          </text:insertion>
        </text:changed-region>
        <text:changed-region xml:id="ct93955978963792" text:id="ct93955978963792">
          <text:insertion>
            <office:change-info>
              <dc:creator>Julia Ringo</dc:creator>
              <dc:date>2023-10-21T14:50:00</dc:date>
            </office:change-info>
          </text:insertion>
        </text:changed-region>
        <text:changed-region xml:id="ct93955978965152" text:id="ct93955978965152">
          <text:insertion>
            <office:change-info>
              <dc:creator>Julia Ringo</dc:creator>
              <dc:date>2023-10-21T14:50:00</dc:date>
            </office:change-info>
          </text:insertion>
        </text:changed-region>
        <text:changed-region xml:id="ct93955978339216" text:id="ct93955978339216">
          <text:insertion>
            <office:change-info>
              <dc:creator>Julia Ringo</dc:creator>
              <dc:date>2023-10-21T14:51:00</dc:date>
            </office:change-info>
          </text:insertion>
        </text:changed-region>
        <text:changed-region xml:id="ct93955980133536" text:id="ct93955980133536">
          <text:deletion>
            <office:change-info>
              <dc:creator>Julia Ringo</dc:creator>
              <dc:date>2023-10-21T14:51:00</dc:date>
            </office:change-info>
            <text:p text:style-name="Text_20_body"><text:span text:style-name="T1">-</text:span></text:p>
          </text:deletion>
        </text:changed-region>
        <text:changed-region xml:id="ct93955978964544" text:id="ct93955978964544">
          <text:format-change>
            <office:change-info>
              <dc:creator>Julia Ringo</dc:creator>
              <dc:date>2023-10-21T14:51:00</dc:date>
            </office:change-info>
          </text:format-change>
        </text:changed-region>
        <text:changed-region xml:id="ct93955979917312" text:id="ct93955979917312">
          <text:format-change>
            <office:change-info>
              <dc:creator>Julia Ringo</dc:creator>
              <dc:date>2023-10-21T14:51:00</dc:date>
            </office:change-info>
          </text:format-change>
        </text:changed-region>
        <text:changed-region xml:id="ct93955979918272" text:id="ct93955979918272">
          <text:insertion>
            <office:change-info>
              <dc:creator>Julia Ringo</dc:creator>
              <dc:date>2023-10-21T14:51:00</dc:date>
            </office:change-info>
          </text:insertion>
        </text:changed-region>
        <text:changed-region xml:id="ct93955979248448" text:id="ct93955979248448">
          <text:deletion>
            <office:change-info>
              <dc:creator>Julia Ringo</dc:creator>
              <dc:date>2023-10-21T14:51:00</dc:date>
            </office:change-info>
            <text:p text:style-name="First_20_Paragraph"><text:span text:style-name="T1">-</text:span></text:p>
          </text:deletion>
        </text:changed-region>
        <text:changed-region xml:id="ct93955980052208" text:id="ct93955980052208">
          <text:deletion>
            <office:change-info>
              <dc:creator>Julia Ringo</dc:creator>
              <dc:date>2023-10-05T13:15:00</dc:date>
            </office:change-info>
            <text:p text:style-name="First_20_Paragraph"><text:span text:style-name="T1"><text:s/>— </text:span></text:p>
          </text:deletion>
        </text:changed-region>
        <text:changed-region xml:id="ct93955980091104" text:id="ct93955980091104">
          <text:insertion>
            <office:change-info>
              <dc:creator>Julia Ringo</dc:creator>
              <dc:date>2023-10-05T13:15:00</dc:date>
            </office:change-info>
          </text:insertion>
        </text:changed-region>
        <text:changed-region xml:id="ct93955980202112" text:id="ct93955980202112">
          <text:deletion>
            <office:change-info>
              <dc:creator>Julia Ringo</dc:creator>
              <dc:date>2023-10-21T14:52:00</dc:date>
            </office:change-info>
            <text:p text:style-name="First_20_Paragraph"><text:span text:style-name="T1">feels like they might be</text:span></text:p>
          </text:deletion>
        </text:changed-region>
        <text:changed-region xml:id="ct93955980091728" text:id="ct93955980091728">
          <text:insertion>
            <office:change-info>
              <dc:creator>Julia Ringo</dc:creator>
              <dc:date>2023-10-21T14:52:00</dc:date>
            </office:change-info>
          </text:insertion>
        </text:changed-region>
        <text:changed-region xml:id="ct93955980202896" text:id="ct93955980202896">
          <text:deletion>
            <office:change-info>
              <dc:creator>Julia Ringo</dc:creator>
              <dc:date>2023-10-21T14:52:00</dc:date>
            </office:change-info>
            <text:p text:style-name="First_20_Paragraph"><text:span text:style-name="T1">,</text:span></text:p>
          </text:deletion>
        </text:changed-region>
        <text:changed-region xml:id="ct93955980169552" text:id="ct93955980169552">
          <text:deletion>
            <office:change-info>
              <dc:creator>Julia Ringo</dc:creator>
              <dc:date>2023-10-21T14:52:00</dc:date>
            </office:change-info>
            <text:p text:style-name="First_20_Paragraph"><text:span text:style-name="T1">them </text:span></text:p>
          </text:deletion>
        </text:changed-region>
        <text:changed-region xml:id="ct93955980171088" text:id="ct93955980171088">
          <text:insertion>
            <office:change-info>
              <dc:creator>Julia Ringo</dc:creator>
              <dc:date>2023-10-21T14:52:00</dc:date>
            </office:change-info>
          </text:insertion>
        </text:changed-region>
        <text:changed-region xml:id="ct93955976692000" text:id="ct93955976692000">
          <text:insertion>
            <office:change-info>
              <dc:creator>Julia Ringo</dc:creator>
              <dc:date>2023-10-21T14:54:00</dc:date>
            </office:change-info>
          </text:insertion>
        </text:changed-region>
        <text:changed-region xml:id="ct93955978964832" text:id="ct93955978964832">
          <text:format-change>
            <office:change-info>
              <dc:creator>Julia Ringo</dc:creator>
              <dc:date>2023-10-21T14:55:00</dc:date>
            </office:change-info>
          </text:format-change>
        </text:changed-region>
        <text:changed-region xml:id="ct93955980170672" text:id="ct93955980170672">
          <text:format-change>
            <office:change-info>
              <dc:creator>Julia Ringo</dc:creator>
              <dc:date>2023-10-21T14:55:00</dc:date>
            </office:change-info>
          </text:format-change>
        </text:changed-region>
        <text:changed-region xml:id="ct93955979916912" text:id="ct93955979916912">
          <text:deletion>
            <office:change-info>
              <dc:creator>Julia Ringo</dc:creator>
              <dc:date>2023-10-05T13:15:00</dc:date>
            </office:change-info>
            <text:p text:style-name="Text_20_body"><text:span text:style-name="T1"><text:s/>— </text:span></text:p>
          </text:deletion>
        </text:changed-region>
        <text:changed-region xml:id="ct93955981282160" text:id="ct93955981282160">
          <text:insertion>
            <office:change-info>
              <dc:creator>Julia Ringo</dc:creator>
              <dc:date>2023-10-05T13:15:00</dc:date>
            </office:change-info>
          </text:insertion>
        </text:changed-region>
        <text:changed-region xml:id="ct93955981566928" text:id="ct93955981566928">
          <text:insertion>
            <office:change-info>
              <dc:creator>Julia Ringo</dc:creator>
              <dc:date>2023-10-21T14:55:00</dc:date>
            </office:change-info>
          </text:insertion>
        </text:changed-region>
        <text:changed-region xml:id="ct93955981564448" text:id="ct93955981564448">
          <text:deletion>
            <office:change-info>
              <dc:creator>Julia Ringo</dc:creator>
              <dc:date>2023-10-21T14:56:00</dc:date>
            </office:change-info>
            <text:p text:style-name="Text_20_body"><text:span text:style-name="T1">,</text:span></text:p>
          </text:deletion>
        </text:changed-region>
        <text:changed-region xml:id="ct93955981480320" text:id="ct93955981480320">
          <text:deletion>
            <office:change-info>
              <dc:creator>Julia Ringo</dc:creator>
              <dc:date>2023-10-21T14:56:00</dc:date>
            </office:change-info>
            <text:p text:style-name="Text_20_body"><text:span text:style-name="T1">n</text:span></text:p>
          </text:deletion>
        </text:changed-region>
        <text:changed-region xml:id="ct93955982737440" text:id="ct93955982737440">
          <text:deletion>
            <office:change-info>
              <dc:creator>Julia Ringo</dc:creator>
              <dc:date>2023-10-10T11:08:00</dc:date>
            </office:change-info>
            <text:p text:style-name="Text_20_body"><text:span text:style-name="T1">…</text:span></text:p>
          </text:deletion>
        </text:changed-region>
        <text:changed-region xml:id="ct93955980943232" text:id="ct93955980943232">
          <text:insertion>
            <office:change-info>
              <dc:creator>Julia Ringo</dc:creator>
              <dc:date>2023-10-10T11:08:00</dc:date>
            </office:change-info>
          </text:insertion>
        </text:changed-region>
        <text:changed-region xml:id="ct93955982738464" text:id="ct93955982738464">
          <text:deletion>
            <office:change-info>
              <dc:creator>Julia Ringo</dc:creator>
              <dc:date>2023-10-21T14:56:00</dc:date>
            </office:change-info>
            <text:p text:style-name="Text_20_body"><text:span text:style-name="T1"><text:s/></text:span></text:p>
          </text:deletion>
        </text:changed-region>
        <text:changed-region xml:id="ct93955982989264" text:id="ct93955982989264">
          <text:insertion>
            <office:change-info>
              <dc:creator>Julia Ringo</dc:creator>
              <dc:date>2023-10-21T14:56:00</dc:date>
            </office:change-info>
          </text:insertion>
        </text:changed-region>
        <text:changed-region xml:id="ct93955982990224" text:id="ct93955982990224">
          <text:deletion>
            <office:change-info>
              <dc:creator>Julia Ringo</dc:creator>
              <dc:date>2023-10-05T13:15:00</dc:date>
            </office:change-info>
            <text:p text:style-name="Text_20_body"><text:span text:style-name="T1"><text:s/>— </text:span></text:p>
          </text:deletion>
        </text:changed-region>
        <text:changed-region xml:id="ct93955983050464" text:id="ct93955983050464">
          <text:insertion>
            <office:change-info>
              <dc:creator>Julia Ringo</dc:creator>
              <dc:date>2023-10-05T13:15:00</dc:date>
            </office:change-info>
          </text:insertion>
        </text:changed-region>
        <text:changed-region xml:id="ct93955983017808" text:id="ct93955983017808">
          <text:insertion>
            <office:change-info>
              <dc:creator>Julia Ringo</dc:creator>
              <dc:date>2023-10-21T14:57:00</dc:date>
            </office:change-info>
          </text:insertion>
        </text:changed-region>
        <text:changed-region xml:id="ct93955980015744" text:id="ct93955980015744">
          <text:insertion>
            <office:change-info>
              <dc:creator>Julia Ringo</dc:creator>
              <dc:date>2023-10-21T14:57:00</dc:date>
            </office:change-info>
          </text:insertion>
        </text:changed-region>
        <text:changed-region xml:id="ct93955983529728" text:id="ct93955983529728">
          <text:deletion>
            <office:change-info>
              <dc:creator>Julia Ringo</dc:creator>
              <dc:date>2023-10-21T14:57:00</dc:date>
            </office:change-info>
            <text:p text:style-name="First_20_Paragraph"><text:span text:style-name="T2">‘</text:span></text:p>
          </text:deletion>
        </text:changed-region>
        <text:changed-region xml:id="ct93955979136832" text:id="ct93955979136832">
          <text:insertion>
            <office:change-info>
              <dc:creator>Julia Ringo</dc:creator>
              <dc:date>2023-10-21T14:57:00</dc:date>
            </office:change-info>
          </text:insertion>
        </text:changed-region>
        <text:changed-region xml:id="ct93955976707312" text:id="ct93955976707312">
          <text:deletion>
            <office:change-info>
              <dc:creator>Julia Ringo</dc:creator>
              <dc:date>2023-10-21T14:57:00</dc:date>
            </office:change-info>
            <text:p text:style-name="First_20_Paragraph"><text:span text:style-name="T2">’</text:span></text:p>
          </text:deletion>
        </text:changed-region>
        <text:changed-region xml:id="ct93955980258304" text:id="ct93955980258304">
          <text:insertion>
            <office:change-info>
              <dc:creator>Julia Ringo</dc:creator>
              <dc:date>2023-10-21T14:57:00</dc:date>
            </office:change-info>
          </text:insertion>
        </text:changed-region>
        <text:changed-region xml:id="ct93955980258592" text:id="ct93955980258592">
          <text:deletion>
            <office:change-info>
              <dc:creator>Julia Ringo</dc:creator>
              <dc:date>2023-10-21T14:57:00</dc:date>
            </office:change-info>
            <text:p text:style-name="First_20_Paragraph"><text:span text:style-name="T2"><text:s/>– </text:span></text:p>
          </text:deletion>
        </text:changed-region>
        <text:changed-region xml:id="ct93955980259824" text:id="ct93955980259824">
          <text:deletion>
            <office:change-info>
              <dc:creator>Julia Ringo</dc:creator>
              <dc:date>2023-10-21T14:58:00</dc:date>
            </office:change-info>
            <text:p text:style-name="First_20_Paragraph"><text:span text:style-name="T2">as </text:span></text:p>
          </text:deletion>
        </text:changed-region>
        <text:changed-region xml:id="ct93955978909072" text:id="ct93955978909072">
          <text:insertion>
            <office:change-info>
              <dc:creator>Julia Ringo</dc:creator>
              <dc:date>2023-10-21T14:58:00</dc:date>
            </office:change-info>
          </text:insertion>
        </text:changed-region>
        <text:changed-region xml:id="ct93955980431184" text:id="ct93955980431184">
          <text:insertion>
            <office:change-info>
              <dc:creator>Julia Ringo</dc:creator>
              <dc:date>2023-10-21T14:58:00</dc:date>
            </office:change-info>
          </text:insertion>
        </text:changed-region>
        <text:changed-region xml:id="ct93955983016800" text:id="ct93955983016800">
          <text:deletion>
            <office:change-info>
              <dc:creator>Julia Ringo</dc:creator>
              <dc:date>2023-10-21T14:58:00</dc:date>
            </office:change-info>
            <text:p text:style-name="Text_20_body"><text:span text:style-name="T2">‘</text:span></text:p>
          </text:deletion>
        </text:changed-region>
        <text:changed-region xml:id="ct93955978908656" text:id="ct93955978908656">
          <text:insertion>
            <office:change-info>
              <dc:creator>Julia Ringo</dc:creator>
              <dc:date>2023-10-21T14:58:00</dc:date>
            </office:change-info>
          </text:insertion>
        </text:changed-region>
        <text:changed-region xml:id="ct93955982988928" text:id="ct93955982988928">
          <text:deletion>
            <office:change-info>
              <dc:creator>Julia Ringo</dc:creator>
              <dc:date>2023-10-21T14:58:00</dc:date>
            </office:change-info>
            <text:p text:style-name="Text_20_body"><text:span text:style-name="T2">’</text:span></text:p>
          </text:deletion>
        </text:changed-region>
        <text:changed-region xml:id="ct93955976708768" text:id="ct93955976708768">
          <text:insertion>
            <office:change-info>
              <dc:creator>Julia Ringo</dc:creator>
              <dc:date>2023-10-21T14:58:00</dc:date>
            </office:change-info>
          </text:insertion>
        </text:changed-region>
        <text:changed-region xml:id="ct93955976716688" text:id="ct93955976716688">
          <text:insertion>
            <office:change-info>
              <dc:creator>Julia Ringo</dc:creator>
              <dc:date>2023-10-21T14:58:00</dc:date>
            </office:change-info>
          </text:insertion>
        </text:changed-region>
        <text:changed-region xml:id="ct93955979137456" text:id="ct93955979137456">
          <text:deletion>
            <office:change-info>
              <dc:creator>Julia Ringo</dc:creator>
              <dc:date>2023-10-21T14:58:00</dc:date>
            </office:change-info>
            <text:p text:style-name="Text_20_body"><text:span text:style-name="T2">money</text:span></text:p>
          </text:deletion>
        </text:changed-region>
        <text:changed-region xml:id="ct93955980016368" text:id="ct93955980016368">
          <text:insertion>
            <office:change-info>
              <dc:creator>Julia Ringo</dc:creator>
              <dc:date>2023-10-21T14:58:00</dc:date>
            </office:change-info>
          </text:insertion>
        </text:changed-region>
        <text:changed-region xml:id="ct93955983867408" text:id="ct93955983867408">
          <text:insertion>
            <office:change-info>
              <dc:creator>Julia Ringo</dc:creator>
              <dc:date>2023-10-21T14:59:00</dc:date>
            </office:change-info>
          </text:insertion>
        </text:changed-region>
        <text:changed-region xml:id="ct93955976718784" text:id="ct93955976718784">
          <text:insertion>
            <office:change-info>
              <dc:creator>Julia Ringo</dc:creator>
              <dc:date>2023-10-21T14:59:00</dc:date>
            </office:change-info>
          </text:insertion>
        </text:changed-region>
        <text:changed-region xml:id="ct93955979919904" text:id="ct93955979919904">
          <text:deletion>
            <office:change-info>
              <dc:creator>Julia Ringo</dc:creator>
              <dc:date>2023-10-05T13:15:00</dc:date>
            </office:change-info>
            <text:p text:style-name="Text_20_body"><text:span text:style-name="T2"><text:s/>— </text:span></text:p>
          </text:deletion>
        </text:changed-region>
        <text:changed-region xml:id="ct93955980317408" text:id="ct9395598031740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Text_20_body"><text:soft-page-break/><text:span text:style-name="T1">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Text_20_body"><text:span text:style-name="T1">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span></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 “T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span></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span></text:p>
      <text:p text:style-name="Text_20_body"><text:span text:style-name="T1">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p>
      <text:p text:style-name="Text_20_body"><text:span text:style-name="T1">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span></text:p>
      <text:p text:style-name="Text_20_body"><text:span text:style-name="T1">Tward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span></text:p>
      <text:p text:style-name="P8">“I have a boat where I could use ten more of these,” Percy replied.</text:p>
      <text:p text:style-name="Text_20_body"><text:span text:style-name="T1">“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span></text:p>
      <text:p text:style-name="P8">“The cost is the reason I’ll be lucky to get a single one of these,” said Percy.</text:p>
      <text:p text:style-name="Text_20_body"><text:span text:style-name="T1">“Hrmmm…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 no. I don’t go in for usury. That’s for the real criminals. I’m offering a job. But one that would pay exceptionally well.”</text:span></text:p>
      <text:p text:style-name="Text_20_body"><text:span text:style-name="T1">“Well, that’s certainly a unlikely fucking coincidence that you happen to offer me work when I was just about to go inquiring about a job.”</text:span></text:p>
      <text:p text:style-name="Text_20_body"><text:span text:style-name="T1">“That is, of course, no coincidence, Captain Percy. I was looking for you.”</text:span></text:p>
      <text:p text:style-name="P8">“Then you must be Miss Mai? But how did you know who I was?”</text:p>
      <text:p text:style-name="Text_20_body"><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coincidences like that suggest.”</text:span></text:p>
      <text:p text:style-name="Text_20_body"><text:span text:style-name="T1">“Ah, yes. It’s easier to believe the plot and the happenings are motivated by someone’s will, eh? That it isn’t all just random chaos, and the coin-toss sometimes comes up in your favor?”</text:span></text:p>
      <text:p text:style-name="Text_20_body"><text:span text:style-name="T1">“Oh,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not really fit for public spaces.”</text:span></text:p>
      <text:p text:style-name="Text_20_body"><text:span text:style-name="T1">“Miss Mai, nothing would please me more than to learn about this fucking opportunity.” Percy put down the box of clamps and noticed that the shopkeeper watched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 the dock boss told you all about me already?” Percy asked, hoping to assess the levelness of the playing field.</text:span></text:p>
      <text:p text:style-name="Text_20_body"><text:span text:style-name="T1">“The dock boss, yes, and a few others…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profitable.”</text:span></text:p>
      <text:p text:style-name="Text_20_body"><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 — and, Percy thought, somewhat reproachfully — 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 yes. Typically I play my cards a bit closer. But as I said, this job is of some urgency, so I am hoping to build some trust with you quickly. I can only hope you respond reciprocally.”</text:span></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span></text:p>
      <text:p text:style-name="P8">“I can offer you tea or coffee, Captain Percy.”</text:p>
      <text:p text:style-name="Text_20_body"><text:span text:style-name="T1">“Coffee, please. A good amount of sugar.”</text:span></text:p>
      <text:p text:style-name="P8">“Cream?”</text:p>
      <text:p text:style-name="P8">“Sure, I’ll take a little creamer.”</text:p>
      <text:p text:style-name="P8">“Not creamer, Captain Percy, cream.”</text:p>
      <text:p text:style-name="Text_20_body"><text:span text:style-name="T1">“Holy fuck — pardon my language — 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 then.”</text:span></text:p>
      <text:p text:style-name="Text_20_body"><text:span text:style-name="T1">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For which the primary use would be mines, and thus still illegal to ship.”</text:span></text:p>
      <text:p text:style-name="Text_20_body"><text:span text:style-name="T1">“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 up’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 money is a secondary consideration. Name your price.”</text:span></text:p>
      <text:p text:style-name="Text_20_body"><text:span text:style-name="T1">Percy hesitated. “How about…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 also know how the surface life is: where it isn’t chaos, it’s bureaucracy. I’d rather stay underwater.”</text:span></text:p>
      <text:p text:style-name="Text_20_body"><text:span text:style-name="T1">Miss Mai nodded. “Unfortunately, there is some truth to that. There’s no sure future anywhere on the surface. Makes it hard to commit to settling down anywhere particular.”</text:span></text:p>
      <text:p text:style-name="Text_20_body"><text:span text:style-name="T1">“Not to change the subject Miss Mai, but how likely is it that we’re going to have some kind of Authority interference while trying to move this shipment of yours?”</text:span></text:p>
      <text:p text:style-name="Text_20_body"><text:span text:style-name="T1">“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 you say?”</text:span></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 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if I were you I would definitely make sure you are gone from here before the next 48 hours goes by.”</text:span></text:p>
      <text:p text:style-name="Text_20_body"><text:span text:style-name="T1">Percy nodded toward Miss Mai and closed the heavy door behind 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3955978319248"/><text:change-start text:change-id="ct93955978321008"/><text:span text:style-name="T1">for</text:span><text:change-end text:change-id="ct93955978321008"/><text:span text:style-name="T1"> a paunch around the belly. Years ago</text:span><text:change-start text:change-id="ct93955978322976"/><text:span text:style-name="T1">,</text:span><text:change-end text:change-id="ct93955978322976"/><text:span text:style-name="T1"> Percy had had a friend who would have described him as ‘</text:span><text:change text:change-id="ct93955978323936"/><text:span text:style-name="T1">skinny-fat</text:span><text:change text:change-id="ct93955978325376"/><text:span text:style-name="T1">.’ He was grizzled about the face, like a piece of meat that had not been cleaned properly before being laid down in the frying pan. He was missing an eye which he did not bother to cover with a patch</text:span><text:change text:change-id="ct93955978326336"/><text:span text:style-name="T1"> and wearing a stained leather apron. “What</text:span><text:change text:change-id="ct93955978327296"/><text:span text:style-name="T1">cha need there</text:span><text:change-start text:change-id="ct93955978330944"/><text:span text:style-name="T1">,</text:span><text:change-end text:change-id="ct93955978330944"/><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3955978312992"/><text:change-start text:change-id="ct93955978325664"/><text:span text:style-name="T1">leaned</text:span><text:change-end text:change-id="ct93955978325664"/><text:span text:style-name="T1"> to pour it</text:span><text:change-start text:change-id="ct93955978330272"/><text:span text:style-name="T1">,</text:span><text:change-end text:change-id="ct93955978330272"/><text:span text:style-name="T1"> Percy continued the conversation</text:span><text:change-start text:change-id="ct93955978322304"/><text:span text:style-name="T1">,</text:span><text:change-end text:change-id="ct93955978322304"/><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3955978325952"/><text:span text:style-name="T1">,</text:span><text:change-end text:change-id="ct93955978325952"/><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3955978321296"/><text:change-start text:change-id="ct93955978348624"/><text:span text:style-name="T1">Two hundred </text:span><text:change-end text:change-id="ct93955978348624"/><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3955978329936"/><text:change-start text:change-id="ct93955978330560"/><text:span text:style-name="T1"> . . . </text:span><text:change-end text:change-id="ct93955978330560"/><text:change-start text:change-id="ct93955978321584"/><text:span text:style-name="T1">b</text:span><text:change-end text:change-id="ct93955978321584"/><text:change text:change-id="ct93955978321872"/><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3955978362240"/><text:change-start text:change-id="ct93955978362864"/><text:span text:style-name="T1"> . . . </text:span><text:change-end text:change-id="ct93955978362864"/><text:change text:change-id="ct93955978363152"/><text:span text:style-name="T1">harder. Here’s the big thing</text:span><text:change-start text:change-id="ct93955978364784"/><text:span text:style-name="T1">,</text:span><text:change-end text:change-id="ct93955978364784"/><text:span text:style-name="T1"> though: she’s got just the saddest fuckin’ face. And she’s too shy. Even I can’t bring meself to bein’ comfortable-like pimping her out. A pimp has got to have a heart</text:span><text:change-start text:change-id="ct93955978367376"/><text:span text:style-name="T1">,</text:span><text:change-end text:change-id="ct93955978367376"/><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3955978366848"/><text:span text:style-name="T1">,</text:span><text:change-end text:change-id="ct93955978366848"/><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3955978381072"/><text:span text:style-name="T1">,</text:span><text:change-end text:change-id="ct93955978381072"/><text:span text:style-name="T1"> girl?”</text:span></text:p>
      <text:p text:style-name="P8">“I don’t know,” Cassandra said, looking down.</text:p>
      <text:p text:style-name="Text_20_body"><text:span text:style-name="T1">“Look, I’m not trying to fuck you here. I’ve got a boat, and I’m leaving in less than </text:span><text:change text:change-id="ct93955978368480"/><text:change-start text:change-id="ct93955978385536"/><text:span text:style-name="T1">forty-eight </text:span><text:change-end text:change-id="ct93955978385536"/><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3955978395024"/><text:change-start text:change-id="ct93955978395312"/><text:span text:style-name="T1"> . . . </text:span><text:change-end text:change-id="ct93955978395312"/><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3955978399584"/><text:span text:style-name="T1">,</text:span><text:change-end text:change-id="ct93955978399584"/><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3955978403040"/><text:span text:style-name="T1">,</text:span><text:change-end text:change-id="ct93955978403040"/><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3955978411184"/><text:span text:style-name="T1">,</text:span><text:change-end text:change-id="ct93955978411184"/><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3955978413520"/><text:span text:style-name="T1">,</text:span><text:change-end text:change-id="ct93955978413520"/><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3955978423040"/><text:span text:style-name="T1">,</text:span><text:change-end text:change-id="ct93955978423040"/><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3955978428832"/><text:span text:style-name="T1">,</text:span><text:change-end text:change-id="ct93955978428832"/><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3955978391712"/><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395597842448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3955978438208"/><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3955978439312"/><text:change-start text:change-id="ct93955978456640"/><text:span text:style-name="T1"> . . .</text:span><text:change-end text:change-id="ct93955978456640"/><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3955978463360"/><text:change-start text:change-id="ct93955978464320"/><text:span text:style-name="T1">—</text:span><text:change-end text:change-id="ct93955978464320"/><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3955978471808"/><text:change-start text:change-id="ct93955978473280"/><text:span text:style-name="T1">—</text:span><text:change-end text:change-id="ct93955978473280"/><text:span text:style-name="T1">or ear</text:span><text:change text:change-id="ct93955978474240"/><text:change-start text:change-id="ct93955978475728"/><text:span text:style-name="T1">—</text:span><text:change-end text:change-id="ct93955978475728"/><text:span text:style-name="T1">so to speak. And this partner would be clean</text:span><text:change-start text:change-id="ct93955978477360"/><text:span text:style-name="T1">,</text:span><text:change-end text:change-id="ct93955978477360"/><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3955978478800"/><text:change-start text:change-id="ct93955978476016"/><text:span text:style-name="T1"> . . . </text:span><text:change-end text:change-id="ct93955978476016"/><text:change text:change-id="ct93955978476304"/><text:span text:style-name="T1">what? You want me to juice up the </text:span><text:span text:style-name="T2">Gnat</text:span><text:span text:style-name="T1"> so it fucking sounds like it could be a big ol’ fuckin’ cargo sub</text:span><text:change text:change-id="ct93955978489840"/><text:change-start text:change-id="ct93955978490800"/><text:span text:style-name="T1">—</text:span><text:change-end text:change-id="ct93955978490800"/><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3955978222880"/><text:change-start text:change-id="ct93955978476592"/><text:span text:style-name="T1"> . . . </text:span><text:change-end text:change-id="ct93955978476592"/><text:span text:style-name="T1"><text:s/></text:span><text:change-start text:change-id="ct93955978492592"/><text:span text:style-name="T1">Y</text:span><text:change-end text:change-id="ct93955978492592"/><text:change text:change-id="ct93955978492880"/><text:span text:style-name="T1">ou said the </text:span><text:span text:style-name="T2">Gnat</text:span><text:span text:style-name="T1"> was fast, right? You could outrun them when they started pursuing you</text:span><text:change text:change-id="ct93955978501808"/><text:change-start text:change-id="ct93955978502768"/><text:span text:style-name="T1"> . . . </text:span><text:change-end text:change-id="ct93955978502768"/><text:change text:change-id="ct93955978503056"/><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3955974147056"/><text:change-start text:change-id="ct93955978490128"/><text:span text:style-name="T1">—</text:span><text:change-end text:change-id="ct93955978490128"/><text:span text:style-name="T1">what’s the fuckin’ word? brash</text:span><text:change text:change-id="ct93955978468448"/><text:change-start text:change-id="ct93955978506224"/><text:span text:style-name="T1">—</text:span><text:change-end text:change-id="ct93955978506224"/><text:span text:style-name="T1">after all these years of trying to sneak around and stay quiet. I can’t say I have much experience at that kind of thing</text:span><text:change-start text:change-id="ct93955978503680"/><text:span text:style-name="T1">,</text:span><text:change-end text:change-id="ct93955978503680"/><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3955978446048"/><text:span text:style-name="T1">,</text:span><text:change-end text:change-id="ct93955978446048"/><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3955978206880"/><text:change-start text:change-id="ct93955978543856"/><text:span text:style-name="T1">. . . </text:span><text:change-end text:change-id="ct93955978543856"/><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3955978549424"/><text:change-start text:change-id="ct93955978550048"/><text:span text:style-name="T1"> . . .</text:span><text:change-end text:change-id="ct93955978550048"/><text:span text:style-name="T1">”</text:span></text:p>
      <text:p text:style-name="P8">“I will cover the difference, of course.”</text:p>
      <text:p text:style-name="Text_20_body"><text:span text:style-name="T1">Shakes nodded and grinned through a mouthful of food. “Well</text:span><text:change text:change-id="ct93955978544144"/><text:change-start text:change-id="ct93955975181328"/><text:span text:style-name="T1">—</text:span><text:change-end text:change-id="ct93955975181328"/><text:span text:style-name="T1">partner</text:span><text:change text:change-id="ct93955978153504"/><text:change-start text:change-id="ct93955978154464"/><text:span text:style-name="T1">—</text:span><text:change-end text:change-id="ct93955978154464"/><text:span text:style-name="T1">who knew picking up a bunch of fucking filthy marooned scumbags in the middle of the ocean would lead to anything profitable! Fuckin’ sweet.”</text:span></text:p>
      <text:p text:style-name="Text_20_body"><text:span text:style-name="T1">“Well</text:span><text:change-start text:change-id="ct93955974271936"/><text:span text:style-name="T1">,</text:span><text:change-end text:change-id="ct93955974271936"/><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3955978567744"/><text:change-start text:change-id="ct93955978568704"/><text:span text:style-name="T1">as though</text:span><text:change-end text:change-id="ct93955978568704"/><text:span text:style-name="T1"> some kind of enormous dental maneuver was being worked. Captain Percy’s eye traced the hoses and wires from </text:span><text:change text:change-id="ct93955978569664"/><text:span text:style-name="T1">fixtures mounted on the walls of the docking bay down over the edge of the hole. She leaned </text:span><text:change text:change-id="ct93955978570624"/><text:span text:style-name="T1">down into the cargo hold where the cables and hoses were lashed together and ran in a hulking pile up the middle of the space back into the deeper parts of the ship</text:span><text:change-start text:change-id="ct93955978573776"/><text:span text:style-name="T1">,</text:span><text:change-end text:change-id="ct93955978573776"/><text:span text:style-name="T1"> where they were hopefully connected to the battery terminals and fuel tanks that so desperately needed to be topped up. At the front of the cargo hold, Chips was overseeing a repair crew </text:span><text:change text:change-id="ct93955974465472"/><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3955978567072"/><text:span text:style-name="T1">,</text:span><text:change-end text:change-id="ct93955978567072"/><text:span text:style-name="T1"> where she found Hemi with a dock worker</text:span><text:change-start text:change-id="ct93955978551488"/><text:span text:style-name="T1">,</text:span><text:change-end text:change-id="ct93955978551488"/><text:span text:style-name="T1"> checking the cables hooked up to the battery bank that were recharging the batteries from the docking bay power system.</text:span></text:p>
      <text:p text:style-name="Text_20_body"><text:span text:style-name="T1">“Hemi!” Percy said</text:span><text:change-start text:change-id="ct93955978586240"/><text:span text:style-name="T1">.</text:span><text:change-end text:change-id="ct93955978586240"/><text:change text:change-id="ct93955978563760"/><text:span text:style-name="T1"> “</text:span><text:change-start text:change-id="ct93955978568992"/><text:span text:style-name="T1">W</text:span><text:change-end text:change-id="ct93955978568992"/><text:change text:change-id="ct9395597858652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3955978592464"/><text:span text:style-name="T1">,</text:span><text:change-end text:change-id="ct93955978592464"/><text:span text:style-name="T1"> Hemi! When I fire someone, they stay fucking fired!”</text:span></text:p>
      <text:p text:style-name="Text_20_body"><text:span text:style-name="T1">“Sylvia, we need her. I cannot do all these jobs myself. I am a middling welder at best. And I can</text:span><text:change text:change-id="ct93955978587952"/><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3955978573120"/><text:span text:style-name="T1">not tell these dock trolls what to do, even when he does know better than them.”</text:span></text:p>
      <text:p text:style-name="Text_20_body"><text:span text:style-name="T1">Percy considered. “OK</text:span><text:change text:change-id="ct93955978571328"/><text:change-start text:change-id="ct93955978600048"/><text:span text:style-name="T1"> . . . </text:span><text:change-end text:change-id="ct93955978600048"/><text:change-start text:change-id="ct93955978601008"/><text:span text:style-name="T1">S</text:span><text:change-end text:change-id="ct93955978601008"/><text:change text:change-id="ct93955978601296"/><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3955978598032"/><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3955978613664"/><text:span text:style-name="T1">,</text:span><text:change-end text:change-id="ct93955978613664"/><text:span text:style-name="T1"> I just confirmed it up on the exchange floor. For the moment, we’re flush.”</text:span></text:p>
      <text:p text:style-name="Text_20_body"><text:span text:style-name="T1">“Excellent,” said Hemi, though with a note of doubt</text:span><text:change-start text:change-id="ct93955978617120"/><text:span text:style-name="T1">,</text:span><text:change-end text:change-id="ct93955978617120"/><text:span text:style-name="T1"> knowing that a cargo job that paid well was likely to be neither easy nor safe.</text:span></text:p>
      <text:p text:style-name="Text_20_body"><text:span text:style-name="T1">“We also got some free advice</text:span><text:change-start text:change-id="ct93955978620240"/><text:span text:style-name="T1">:</text:span><text:change-end text:change-id="ct93955978620240"/><text:span text:style-name="T1"> to be gone from the depot within </text:span><text:change text:change-id="ct93955978573408"/><text:change-start text:change-id="ct93955978621536"/><text:span text:style-name="T1">forty-eight </text:span><text:change-end text:change-id="ct93955978621536"/><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3955978621008"/><text:span text:style-name="T1">d</text:span><text:change-end text:change-id="ct93955978621008"/><text:change text:change-id="ct93955978627152"/><text:span text:style-name="T1">eck </text:span><text:change-start text:change-id="ct93955978628448"/><text:span text:style-name="T1">b</text:span><text:change-end text:change-id="ct93955978628448"/><text:change text:change-id="ct93955978628736"/><text:span text:style-name="T1">oss there is for people management</text:span><text:change-start text:change-id="ct93955978630368"/><text:span text:style-name="T1">,</text:span><text:change-end text:change-id="ct93955978630368"/><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3955978627920"/><text:span text:style-name="T1">,</text:span><text:change-end text:change-id="ct93955978627920"/><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3955978639488"/><text:span text:style-name="T1">,</text:span><text:change-end text:change-id="ct93955978639488"/><text:span text:style-name="T1">who had a foul look on her face and her arms crossed as she watched a crew of over</text:span><text:change text:change-id="ct93955978640112"/><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3955978647968"/><text:span text:style-name="T1">,</text:span><text:change-end text:change-id="ct93955978647968"/><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3955978657024"/><text:span text:style-name="T1">.</text:span><text:change-end text:change-id="ct93955978657024"/><text:change text:change-id="ct93955978657312"/><text:span text:style-name="T1"> “</text:span><text:change-start text:change-id="ct93955978658608"/><text:span text:style-name="T1">L</text:span><text:change-end text:change-id="ct93955978658608"/><text:change text:change-id="ct93955978658896"/><text:span text:style-name="T1">ook, I need an engineer. And I need a welder. You’re both of those things and I can’t get either of them on this forgotten rock. I need you</text:span><text:change text:change-id="ct93955978659856"/><text:change-start text:change-id="ct93955978660816"/><text:span text:style-name="T1"> . . . </text:span><text:change-end text:change-id="ct93955978660816"/><text:change text:change-id="ct93955978661104"/><text:span text:style-name="T1">at the very least for the next run. Maybe you could stay on until we hit a major port, and then you can find new work there</text:span><text:change text:change-id="ct93955978662064"/><text:change-start text:change-id="ct93955978663648"/><text:span text:style-name="T1"> . . .</text:span><text:change-end text:change-id="ct93955978663648"/><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3955978658080"/><text:span text:style-name="T1">,</text:span><text:change-end text:change-id="ct93955978658080"/><text:span text:style-name="T1"> Chips! Look at the work these meatheads are doing</text:span><text:change text:change-id="ct93955978671472"/><text:change-start text:change-id="ct93955978672432"/><text:span text:style-name="T1">—</text:span><text:change-end text:change-id="ct93955978672432"/><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3955978673920"/><text:span text:style-name="T1">,</text:span><text:change-end text:change-id="ct93955978673920"/><text:span text:style-name="T1"> fuck you</text:span><text:change-start text:change-id="ct93955978671760"/><text:span text:style-name="T1">,</text:span><text:change-end text:change-id="ct93955978671760"/><text:span text:style-name="T1"> Percy. You can hold the fucking money. You’re a fucking stupid arrogant shithead, but an honest fuckin’ one and always fucking paid smartly.” Chips pushed at the bilge water edge with the toe of her rubber boot. “Ah</text:span><text:change-start text:change-id="ct93955978682080"/><text:span text:style-name="T1">,</text:span><text:change-end text:change-id="ct93955978682080"/><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3955978672048"/><text:span text:style-name="T1">,</text:span><text:change-end text:change-id="ct93955978672048"/><text:span text:style-name="T1"> Chips.”</text:span></text:p>
      <text:p text:style-name="Text_20_body"><text:span text:style-name="T1">“OK. You got me. I’m in for the next run</text:span><text:change text:change-id="ct93955978664752"/><text:change-start text:change-id="ct93955978688560"/><text:span text:style-name="T1">—</text:span><text:change-end text:change-id="ct93955978688560"/><text:span text:style-name="T1">double fucking engineer share. Now get the fuck away from me before I start looking for another piece of pipe. Actually</text:span><text:change-start text:change-id="ct93955978689856"/><text:span text:style-name="T1">,</text:span><text:change-end text:change-id="ct93955978689856"/><text:span text:style-name="T1"> I might need one for these fuckers in the puddle anyway,” she said looking around.</text:span></text:p>
      <text:p text:style-name="Text_20_body"><text:span text:style-name="T1">Percy walked away</text:span><text:change-start text:change-id="ct93955978688848"/><text:span text:style-name="T1">,</text:span><text:change-end text:change-id="ct93955978688848"/><text:span text:style-name="T1"> thinking she would do her best to just stay out of Chips’</text:span><text:change-start text:change-id="ct93955978689472"/><text:span text:style-name="T1">s</text:span><text:change-end text:change-id="ct93955978689472"/><text:span text:style-name="T1"> way on this run</text:span><text:change text:change-id="ct93955978695184"/><text:change-start text:change-id="ct93955978696144"/><text:span text:style-name="T1">—</text:span><text:change-end text:change-id="ct93955978696144"/><text:span text:style-name="T1">as much as one could stay out of anyone’s way on a sub.</text:span></text:p>
      <text:p text:style-name="P8"> </text:p>
      <text:p text:style-name="Text_20_body"><text:span text:style-name="T1">At the other end of the cargo hold</text:span><text:change-start text:change-id="ct93955978695472"/><text:span text:style-name="T1">,</text:span><text:change-end text:change-id="ct93955978695472"/><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3955978711120"/><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3955978719744"/><text:span text:style-name="T1">,</text:span><text:change-end text:change-id="ct93955978719744"/><text:span text:style-name="T1"> too. Hemi here figures there’s enough charge on now that I could move the </text:span><text:span text:style-name="T2">Gnat</text:span><text:span text:style-name="T1"> to its own slip, and refuel there</text:span><text:change text:change-id="ct93955974381072"/><text:change text:change-id="ct93955978723984"/><text:change-start text:change-id="ct93955974265664"/><text:span text:style-name="T1"> . . . </text:span><text:change-end text:change-id="ct93955974265664"/><text:span text:style-name="T1">Remembering to send the bill to y’all</text:span><text:change-start text:change-id="ct93955978727888"/><text:span text:style-name="T1">,</text:span><text:change-end text:change-id="ct93955978727888"/><text:span text:style-name="T1"> of course.”</text:span></text:p>
      <text:p text:style-name="Text_20_body"><text:span text:style-name="T1">Hemi nodded</text:span><text:change-start text:change-id="ct93955978722176"/><text:span text:style-name="T1">.</text:span><text:change-end text:change-id="ct93955978722176"/><text:change text:change-id="ct93955978725152"/><text:span text:style-name="T1"> “</text:span><text:change-start text:change-id="ct93955978722752"/><text:span text:style-name="T1">W</text:span><text:change-end text:change-id="ct93955978722752"/><text:change text:change-id="ct93955978724272"/><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3955978710112"/><text:change-start text:change-id="ct93955978710400"/><text:span text:style-name="T1">thirty </text:span><text:change-end text:change-id="ct93955978710400"/><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3955978744544"/><text:span text:style-name="T1">,</text:span><text:change-end text:change-id="ct93955978744544"/><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3955978749968"/><text:span text:style-name="T1">.</text:span><text:change-end text:change-id="ct93955978749968"/><text:change text:change-id="ct93955978750256"/><text:span text:style-name="T1"> “</text:span><text:change-start text:change-id="ct93955978750544"/><text:span text:style-name="T1">A</text:span><text:change-end text:change-id="ct93955978750544"/><text:change text:change-id="ct93955978750832"/><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3955978751936"/><text:span text:style-name="T1">, t</text:span><text:change-end text:change-id="ct93955978751936"/><text:change text:change-id="ct93955978758656"/><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395597874531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3955978751600"/><text:span text:style-name="T1">, and </text:span><text:change-start text:change-id="ct93955978766752"/><text:span text:style-name="T1">for </text:span><text:change-end text:change-id="ct93955978766752"/><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3955978697584"/><text:change-start text:change-id="ct93955978759760"/><text:span text:style-name="T1">—</text:span><text:change-end text:change-id="ct93955978759760"/><text:span text:style-name="T1">and crawling around</text:span><text:change text:change-id="ct93955978769200"/><text:change-start text:change-id="ct93955978770688"/><text:span text:style-name="T1">—</text:span><text:change-end text:change-id="ct9395597877068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3955978769488"/><text:change-start text:change-id="ct93955978760048"/><text:span text:style-name="T1">—</text:span><text:change-end text:change-id="ct9395597876004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3955978770976"/><text:span text:style-name="T1">,</text:span><text:change-end text:change-id="ct93955978770976"/><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3955978753280"/><text:span text:style-name="T1">.</text:span></text:p>
      <text:p text:style-name="Text_20_body"><text:span text:style-name="T1">By dinner time</text:span><text:change-start text:change-id="ct93955978792384"/><text:span text:style-name="T1">,</text:span><text:change-end text:change-id="ct93955978792384"/><text:span text:style-name="T1"> most of the critical repair and refueling work was wrapping up. Most of the crew took off for the cafe on the exchange floor. Hemi and Percy stayed behind and ate in the </text:span><text:span text:style-name="T2">Prospect</text:span><text:change-start text:change-id="ct93955978795472"/><text:span text:style-name="T1">’s</text:span><text:change-end text:change-id="ct93955978795472"/><text:span text:style-name="T1"> galley, though they prepped dinner from somewhat fresher food items they had bought off the dock</text:span><text:change-start text:change-id="ct93955978797712"/><text:span text:style-name="T1">,</text:span><text:change-end text:change-id="ct93955978797712"/><text:span text:style-name="T1"> </text:span><text:change text:change-id="ct93955978798672"/><text:span text:style-name="T1">includ</text:span><text:change-start text:change-id="ct93955978800304"/><text:span text:style-name="T1">ing</text:span><text:change-end text:change-id="ct93955978800304"/><text:change text:change-id="ct93955978800592"/><text:span text:style-name="T1"> a </text:span><text:change-start text:change-id="ct93955978802224"/><text:span text:style-name="T1">head of </text:span><text:change-end text:change-id="ct93955978802224"/><text:span text:style-name="T1">cabbage </text:span><text:change text:change-id="ct93955978803184"/><text:span text:style-name="T1">and a bit of gristly meat.</text:span></text:p>
      <text:p text:style-name="Text_20_body"><text:span text:style-name="T1">“What’s left for us to do</text:span><text:change-start text:change-id="ct93955978798000"/><text:span text:style-name="T1">,</text:span><text:change-end text:change-id="ct93955978798000"/><text:span text:style-name="T1"> Hemi?”</text:span></text:p>
      <text:p text:style-name="Text_20_body"><text:span text:style-name="T1">“We still have to charge the high</text:span><text:change-start text:change-id="ct93955978796704"/><text:span text:style-name="T1">-</text:span><text:change-end text:change-id="ct93955978796704"/><text:span text:style-name="T1"> and low</text:span><text:change-start text:change-id="ct93955978797328"/><text:span text:style-name="T1">-</text:span><text:change-end text:change-id="ct93955978797328"/><text:change text:change-id="ct93955978800880"/><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3955978801920"/><text:change-start text:change-id="ct93955978817872"/><text:span text:style-name="T1"> . . .</text:span><text:change-end text:change-id="ct9395597881787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3955978820464"/><text:span text:style-name="T1">,</text:span><text:change-end text:change-id="ct93955978820464"/><text:span text:style-name="T1"> Sylvia?”</text:span></text:p>
      <text:p text:style-name="Text_20_body"><text:span text:style-name="T1">“You saw the fucking money! And that’s only two</text:span><text:change-start text:change-id="ct93955978799296"/><text:span text:style-name="T1"> </text:span><text:change-end text:change-id="ct93955978799296"/><text:change text:change-id="ct93955978824256"/><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3955978796992"/><text:change-start text:change-id="ct93955978753568"/><text:span text:style-name="T1">—</text:span><text:change-end text:change-id="ct93955978753568"/><text:span text:style-name="T1">magnetic warheads.”</text:span></text:p>
      <text:p text:style-name="Text_20_body"><text:span text:style-name="T1">“Ah. Had to be something like that</text:span><text:change-start text:change-id="ct93955978833712"/><text:span text:style-name="T1">,</text:span><text:change-end text:change-id="ct93955978833712"/><text:span text:style-name="T1"> did it not? You have no problem with Authorities breathing down our necks</text:span><text:change-start text:change-id="ct93955978834672"/><text:span text:style-name="T1">,</text:span><text:change-end text:change-id="ct93955978834672"/><text:span text:style-name="T1"> and taking on the risk of someone blowing the boat in half if a crate full of explosives is dropped?”</text:span></text:p>
      <text:p text:style-name="Text_20_body"><text:span text:style-name="T1">“We’re on the fuckin’ Nitro Express now</text:span><text:change-start text:change-id="ct93955978834000"/><text:span text:style-name="T1">,</text:span><text:change-end text:change-id="ct93955978834000"/><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3955978836112"/><text:change-start text:change-id="ct93955978844320"/><text:span text:style-name="T1">—</text:span><text:change-end text:change-id="ct93955978844320"/><text:span text:style-name="T1">at least as repaired as could be with the resources available here</text:span><text:change text:change-id="ct93955978840624"/><text:change-start text:change-id="ct93955972459536"/><text:span text:style-name="T1">—</text:span><text:change-end text:change-id="ct93955972459536"/><text:span text:style-name="T1">and the bilge is pumped dry. I think we can start loading cargo. Though if we are hauling explosives</text:span><text:change-start text:change-id="ct93955978846848"/><text:span text:style-name="T1">,</text:span><text:change-end text:change-id="ct93955978846848"/><text:span text:style-name="T1"> you might want to pack in some soft batting first.”</text:span></text:p>
      <text:p text:style-name="Text_20_body"><text:span text:style-name="T1">“I’m sure they have been thoroughly packed and duly deactivated</text:span><text:change text:change-id="ct93955978825024"/><text:change-start text:change-id="ct93955978831024"/><text:span text:style-name="T1"> . . . </text:span><text:change-end text:change-id="ct93955978831024"/><text:change text:change-id="ct93955978831312"/><text:span text:style-name="T1">though it would be good if you took a pe</text:span><text:change-start text:change-id="ct93955978845840"/><text:span text:style-name="T1">e</text:span><text:change-end text:change-id="ct93955978845840"/><text:change text:change-id="ct93955978846128"/><text:span text:style-name="T1">k at them before they get settled so you</text:span><text:change text:change-id="ct93955978853664"/><text:change-start text:change-id="ct93955978854960"/><text:span text:style-name="T1">—</text:span><text:change-end text:change-id="ct93955978854960"/><text:span text:style-name="T1">Hemi</text:span><text:change text:change-id="ct93955978855920"/><text:change-start text:change-id="ct93955978856880"/><text:span text:style-name="T1">—</text:span><text:change-end text:change-id="ct9395597885688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3955978821568"/><text:span text:style-name="T1">,</text:span><text:change-end text:change-id="ct93955978821568"/><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3955978867056"/><text:span text:style-name="T1">’s</text:span><text:change-end text:change-id="ct93955978867056"/><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3955974555840"/><text:span text:style-name="T1">be tossed around casually.</text:span></text:p>
      <text:p text:style-name="Text_20_body"><text:span text:style-name="T1">Making their way about the crates were a half dozen or so dock workers</text:span><text:change text:change-id="ct93955978835776"/><text:change-start text:change-id="ct93955974229200"/><text:span text:style-name="T1">—</text:span><text:change-end text:change-id="ct93955974229200"/><text:span text:style-name="T1">more huge swarthy men wearing moth-eaten tweed and leather suits</text:span><text:change-start text:change-id="ct93955978724672"/><text:span text:style-name="T1">,</text:span><text:change-end text:change-id="ct93955978724672"/><text:span text:style-name="T1"> chomping on various forms of tobacco or seeds. They swarmed around a large push</text:span><text:change text:change-id="ct93955978875248"/><text:span text:style-name="T1">cart stacked high with the wooden “Caution” crates. They were </text:span><text:change text:change-id="ct93955978876208"/><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3955978868192"/><text:change-start text:change-id="ct93955978878592"/><text:span text:style-name="T1">—</text:span><text:change-end text:change-id="ct93955978878592"/><text:span text:style-name="T1">his eyes were almost even with hers and were surrounded by round-framed glasses.</text:span></text:p>
      <text:p text:style-name="Text_20_body"><text:span text:style-name="T1">“You’re Captain Percy, right?” </text:span><text:change-start text:change-id="ct93955978870880"/><text:span text:style-name="T1">h</text:span><text:change-end text:change-id="ct93955978870880"/><text:change text:change-id="ct93955978878880"/><text:span text:style-name="T1">e asked.</text:span></text:p>
      <text:p text:style-name="P8">She nodded.</text:p>
      <text:p text:style-name="Text_20_body"><text:span text:style-name="T1">“This shipment is from Miss Mai. Sign here.” He held out a pen and handed her a clipboard he was carrying</text:span><text:change-start text:change-id="ct93955978891328"/><text:span text:style-name="T1">, which bore</text:span><text:change-end text:change-id="ct93955978891328"/><text:change text:change-id="ct93955978891616"/><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3955978895552"/><text:span text:style-name="T1">,</text:span><text:change-end text:change-id="ct93955978895552"/><text:span text:style-name="T1"> too. Can he witness?” </text:span><text:change-start text:change-id="ct93955978896512"/><text:span text:style-name="T1">t</text:span><text:change-end text:change-id="ct93955978896512"/><text:change text:change-id="ct93955978896800"/><text:span text:style-name="T1">he dock worker asked, motioning his head towards Hemi.</text:span></text:p>
      <text:p text:style-name="Text_20_body"><text:span text:style-name="T1">“Yeah</text:span><text:change-start text:change-id="ct93955978895840"/><text:span text:style-name="T1">.</text:span><text:change-end text:change-id="ct93955978895840"/><text:change text:change-id="ct93955978896128"/><text:span text:style-name="T1"> Hemi</text:span><text:change-start text:change-id="ct93955978902272"/><text:span text:style-name="T1">,</text:span><text:change-end text:change-id="ct93955978902272"/><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3955978907408"/><text:span text:style-name="T1">, </text:span><text:change-end text:change-id="ct93955978907408"/><text:change text:change-id="ct93955978892720"/><text:span text:style-name="T1">folded it</text:span><text:change-start text:change-id="ct93955978903712"/><text:span text:style-name="T1">,</text:span><text:change-end text:change-id="ct93955978903712"/><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3955978912688"/><text:change-start text:change-id="ct93955978913712"/><text:span text:style-name="T1">—</text:span><text:change-end text:change-id="ct93955978913712"/><text:span text:style-name="T1">explosives were never a light cargo. One of the big fellows was at the winch. “OK, I’m letting out some of the fuckin’ winch now!” </text:span><text:change-start text:change-id="ct93955978914000"/><text:span text:style-name="T1">h</text:span><text:change-end text:change-id="ct93955978914000"/><text:change text:change-id="ct93955978914960"/><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3955978915248"/><text:span text:style-name="T1">,</text:span><text:change-end text:change-id="ct93955978915248"/><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3955978926048"/><text:span text:style-name="T1">,</text:span><text:change-end text:change-id="ct93955978926048"/><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3955978933824"/><text:span text:style-name="T1">,</text:span><text:change-end text:change-id="ct93955978933824"/><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3955978935952"/><text:span text:style-name="T1">,</text:span><text:change-end text:change-id="ct93955978935952"/><text:span text:style-name="T1"> while they were underway</text:span><text:change-start text:change-id="ct93955978937984"/><text:span text:style-name="T1">,</text:span><text:change-end text:change-id="ct93955978937984"/><text:span text:style-name="T1"> would not be too difficult.</text:span></text:p>
      <text:p text:style-name="Text_20_body"><text:span text:style-name="T1">In the middle of the loading</text:span><text:change-start text:change-id="ct93955978939808"/><text:span text:style-name="T1">,</text:span><text:change-end text:change-id="ct93955978939808"/><text:span text:style-name="T1"> Cassandra approached, a large canvas rucksack slung on the thin frame of her body. She also held over-stuffed canvas satchels in each hand. She had apparently taken Percy’s advice, and now wore duck pants and a button</text:span><text:change-start text:change-id="ct93955978881296"/><text:span text:style-name="T1">-</text:span><text:change-end text:change-id="ct93955978881296"/><text:change text:change-id="ct93955978941440"/><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3955978946480"/><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3955978892384"/><text:span text:style-name="T1">k</text:span><text:change-start text:change-id="ct93955975656272"/><text:span text:style-name="T1">e</text:span><text:change-end text:change-id="ct93955975656272"/><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3955978959104"/><text:span text:style-name="T1">d</text:span><text:change-end text:change-id="ct93955978959104"/><text:change text:change-id="ct93955978959392"/><text:span text:style-name="T1">eck </text:span><text:change-start text:change-id="ct93955978961024"/><text:span text:style-name="T1">b</text:span><text:change-end text:change-id="ct93955978961024"/><text:change text:change-id="ct93955978961312"/><text:span text:style-name="T1">oss.”</text:span></text:p>
      <text:p text:style-name="Text_20_body"><text:span text:style-name="T1">“Or </text:span><text:change-start text:change-id="ct93955978958432"/><text:span text:style-name="T1">c</text:span><text:change-end text:change-id="ct93955978958432"/><text:change text:change-id="ct93955978958720"/><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3955978968944"/><text:span text:style-name="T1">,</text:span><text:change-end text:change-id="ct93955978968944"/><text:span text:style-name="T1"> he’s the one who does all the actual work.”</text:span></text:p>
      <text:p text:style-name="Text_20_body"><text:span text:style-name="T1">“Nice to meet you</text:span><text:change-start text:change-id="ct93955978972400"/><text:span text:style-name="T1">,</text:span><text:change-end text:change-id="ct93955978972400"/><text:span text:style-name="T1"> Hemi,” said Cassandra. Percy could have sworn </text:span><text:change-start text:change-id="ct93955978973360"/><text:span text:style-name="T1">that </text:span><text:change-end text:change-id="ct93955978973360"/><text:span text:style-name="T1">if she were wearing a skirt and unburdened by all the possessions she owned</text:span><text:change-start text:change-id="ct93955978975312"/><text:span text:style-name="T1">,</text:span><text:change-end text:change-id="ct93955978975312"/><text:span text:style-name="T1"> she would have curtsied.</text:span></text:p>
      <text:p text:style-name="Text_20_body"><text:span text:style-name="T1">“Genuinely glad to have you aboard,” said Hemi</text:span><text:change-start text:change-id="ct93955978982256"/><text:span text:style-name="T1">.</text:span><text:change-end text:change-id="ct93955978982256"/><text:change text:change-id="ct93955978982544"/><text:span text:style-name="T1"> “</text:span><text:change-start text:change-id="ct93955978982832"/><text:span text:style-name="T1">W</text:span><text:change-end text:change-id="ct93955978982832"/><text:change text:change-id="ct93955978983120"/><text:span text:style-name="T1">e desperately need more hands, and with you taking a watch</text:span><text:change-start text:change-id="ct93955978984416"/><text:span text:style-name="T1">,</text:span><text:change-end text:change-id="ct93955978984416"/><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3955978991232"/><text:span text:style-name="T1">.</text:span><text:change-end text:change-id="ct93955978991232"/><text:change text:change-id="ct93955978936736"/><text:span text:style-name="T1"> “</text:span><text:change-start text:change-id="ct93955975307808"/><text:span text:style-name="T1">A</text:span><text:change-end text:change-id="ct93955975307808"/><text:change text:change-id="ct93955973766864"/><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3955978973648"/><text:change-start text:change-id="ct93955978996368"/><text:span text:style-name="T1">else</text:span><text:change-end text:change-id="ct93955978996368"/><text:span text:style-name="T1">. Once we are underway there will be some downtime</text:span><text:change-start text:change-id="ct93955975422848"/><text:span text:style-name="T1">,</text:span><text:change-end text:change-id="ct93955975422848"/><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3955978992672"/><text:span text:style-name="T1">lifestyle of a submarine.</text:span></text:p>
      <text:p text:style-name="Text_20_body"><text:span text:style-name="T1">Hemi did not fail to notice</text:span><text:change-start text:change-id="ct93955979003936"/><text:span text:style-name="T1">,</text:span><text:change-end text:change-id="ct93955979003936"/><text:span text:style-name="T1"> either. “Maybe</text:span><text:change text:change-id="ct93955979004560"/><text:change-start text:change-id="ct93955979005856"/><text:span text:style-name="T1"> . . .</text:span><text:change-end text:change-id="ct9395597900585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3955979015792"/><text:span text:style-name="T1">,</text:span><text:change-end text:change-id="ct93955979015792"/><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3955979029008"/><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3955979028272"/><text:span text:style-name="T1">the </text:span><text:change-end text:change-id="ct93955979028272"/><text:span text:style-name="T1">equipment</text:span><text:change text:change-id="ct93955973557344"/><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3955979038848"/><text:span text:style-name="T1">e</text:span><text:change-end text:change-id="ct93955979038848"/><text:change text:change-id="ct93955979039136"/><text:span text:style-name="T1">t themselves fed and coffeed, and </text:span><text:change text:change-id="ct93955979039424"/><text:change-start text:change-id="ct93955979040032"/><text:span text:style-name="T1">busy </text:span><text:change-end text:change-id="ct93955979040032"/><text:span text:style-name="T1">themselves with odd jobs around the boat while waiting for Hemi to return with instructions </text:span><text:change text:change-id="ct93955979040992"/><text:change-start text:change-id="ct93955979041952"/><text:span text:style-name="T1">about what</text:span><text:change-end text:change-id="ct93955979041952"/><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3955979043168"/><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3955979051856"/><text:change-start text:change-id="ct93955979053472"/><text:span text:style-name="T1">—</text:span><text:change-end text:change-id="ct93955979053472"/><text:span text:style-name="T1">cans and dried meats, oatmeal, cornmeal, flour, apples, rice, eggs, cabbage, jars of spices, and citrus</text:span><text:change text:change-id="ct93955979055632"/><text:change-start text:change-id="ct93955979057120"/><text:span text:style-name="T1">—</text:span><text:change-end text:change-id="ct93955979057120"/><text:span text:style-name="T1">with the rest of the cargo, figuring they could move the contents up to the galley after they were under way. T</text:span><text:change-start text:change-id="ct93955979058352"/><text:span text:style-name="T1">he crew immediately pulled out t</text:span><text:change-end text:change-id="ct93955979058352"/><text:span text:style-name="T1">he frozen and perishable items</text:span><text:change text:change-id="ct93955979059808"/><text:change-start text:change-id="ct93955979061152"/><text:span text:style-name="T1">—</text:span><text:change-end text:change-id="ct93955979061152"/><text:span text:style-name="T1">sides of beef and pork, a couple of waxed-paper boxes of leafy vegetables they would need to cook in the next few days, frozen chicken carcasses, and ice cream sandwiches</text:span><text:change-start text:change-id="ct93955979063552"/><text:span text:style-name="T1">,</text:span><text:change-end text:change-id="ct93955979063552"/><text:span text:style-name="T1"> among other things</text:span><text:change text:change-id="ct93955979064896"/><text:change-start text:change-id="ct93955972632384"/><text:span text:style-name="T1">—</text:span><text:change-end text:change-id="ct93955972632384"/><text:change text:change-id="ct93955972632944"/><text:span text:style-name="T1">and carried </text:span><text:change-start text:change-id="ct93955979068272"/><text:span text:style-name="T1">them </text:span><text:change-end text:change-id="ct93955979068272"/><text:span text:style-name="T1">up to be stowed in the galley and freezers</text:span><text:change text:change-id="ct9395597906988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395597263518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3955979055920"/><text:span text:style-name="T1">,</text:span><text:change-end text:change-id="ct93955979055920"/><text:span text:style-name="T1"> Hemi. Do we have any money left?”</text:span></text:p>
      <text:p text:style-name="Text_20_body"><text:span text:style-name="T1">“Well, we have been spending coin with a shovel to get all this done quickly. But even after covering Shake</text:span><text:change-start text:change-id="ct93955972638048"/><text:span text:style-name="T1">s</text:span><text:change-end text:change-id="ct93955972638048"/><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3955978517968"/><text:span text:style-name="T1">,</text:span><text:change-end text:change-id="ct93955978517968"/><text:span text:style-name="T1"> skinny form suddenly filled the hatchway forward to the next compartment. He stood aside and one of the scruffy teenagers who hung around the depot looking for quick jobs </text:span><text:change text:change-id="ct93955978518592"/><text:span text:style-name="T1">stepped into the sonar compartment.</text:span></text:p>
      <text:p text:style-name="P8">“Captain Percy, this guy says he has a message for you.”</text:p>
      <text:p text:style-name="Text_20_body"><text:span text:style-name="T1">The kid </text:span><text:change text:change-id="ct93955978523536"/><text:span text:style-name="T1">handed Percy a scrap of paper and then stood to one side</text:span><text:change-start text:change-id="ct93955972645648"/><text:span text:style-name="T1">,</text:span><text:change-end text:change-id="ct93955972645648"/><text:span text:style-name="T1"> examining the deck with his head down.</text:span></text:p>
      <text:p text:style-name="Text_20_body"><text:span text:style-name="T1">Percy unfolded the paper. Written in a slightly wavering hand </text:span><text:change text:change-id="ct93955978520032"/><text:change-start text:change-id="ct93955979055184"/><text:span text:style-name="T1">in </text:span><text:change-end text:change-id="ct93955979055184"/><text:span text:style-name="T1">printed capital letters </text:span><text:change text:change-id="ct93955978528000"/><text:change-start text:change-id="ct93955978528288"/><text:span text:style-name="T1">was</text:span><text:change-end text:change-id="ct93955978528288"/><text:span text:style-name="T1">: IT IS TIME TO LEAVE.</text:span></text:p>
      <text:p text:style-name="Text_20_body"><text:span text:style-name="T1">Hemi put </text:span><text:change text:change-id="ct93955978524976"/><text:span text:style-name="T1">things together. “A message from our employer?”</text:span></text:p>
      <text:p text:style-name="Text_20_body"><text:span text:style-name="T1">“Indeed,” said Percy</text:span><text:change-start text:change-id="ct93955978534240"/><text:span text:style-name="T1">.</text:span><text:change-end text:change-id="ct93955978534240"/><text:change text:change-id="ct93955978534528"/><text:span text:style-name="T1"> “</text:span><text:change-start text:change-id="ct93955978536160"/><text:span text:style-name="T1">R</text:span><text:change-end text:change-id="ct93955978536160"/><text:change text:change-id="ct93955978536448"/><text:span text:style-name="T1">aise the Blue Peter</text:span><text:change-start text:change-id="ct93955978538080"/><text:span text:style-name="T1">,</text:span><text:change-end text:change-id="ct93955978538080"/><text:span text:style-name="T1"> Hemi. I think it’s time we moved on from this place.”</text:span></text:p>
      <text:p text:style-name="Text_20_body"><text:span text:style-name="T1">Hemi nodded and climbed up to the control room. A second later</text:span><text:change-start text:change-id="ct93955978536736"/><text:span text:style-name="T1">,</text:span><text:change-end text:change-id="ct93955978536736"/><text:span text:style-name="T1"> his voice reverberated through the ship</text:span><text:change-start text:change-id="ct93955978537696"/><text:span text:style-name="T1"> over the PA</text:span><text:change-end text:change-id="ct93955978537696"/><text:span text:style-name="T1"> as he told the crew to prepare to embark</text:span><text:change text:change-id="ct93955978535824"/><text:span text:style-name="T1">.</text:span></text:p>
      <text:p text:style-name="P8">“Bastian,” said Percy, “get on the sonar rig and have a listen.”</text:p>
      <text:p text:style-name="Text_20_body"><text:span text:style-name="T1">Bastian sat down at the sonar station, </text:span><text:change text:change-id="ct93955978539520"/><text:span text:style-name="T1">put the headphones over his ears, and flipped on the power to the unit. “Is there anything in particular I’m listening for here</text:span><text:change-start text:change-id="ct93955979155280"/><text:span text:style-name="T1">,</text:span><text:change-end text:change-id="ct93955979155280"/><text:span text:style-name="T1"> Captain? We are docked</text:span><text:change-start text:change-id="ct93955979156240"/><text:span text:style-name="T1">,</text:span><text:change-end text:change-id="ct93955979156240"/><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3955972662448"/><text:span text:style-name="T1">,</text:span><text:change-end text:change-id="ct93955972662448"/><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3955979163872"/><text:span text:style-name="T1">.</text:span><text:change-end text:change-id="ct93955979163872"/><text:change text:change-id="ct93955979164160"/><text:span text:style-name="T1"> “</text:span><text:change-start text:change-id="ct93955979165456"/><text:span text:style-name="T1">S</text:span><text:change-end text:change-id="ct93955979165456"/><text:change text:change-id="ct93955979165744"/><text:span text:style-name="T1">tart working that embark checklist.”</text:span></text:p>
      <text:p text:style-name="Text_20_body"><text:span text:style-name="T1">“Already started it</text:span><text:change-start text:change-id="ct93955979157344"/><text:span text:style-name="T1">,</text:span><text:change-end text:change-id="ct93955979157344"/><text:span text:style-name="T1"> Sylvia,” he called back down.</text:span></text:p>
      <text:p text:style-name="Text_20_body"><text:span text:style-name="T1">Gregory and Cassandra showed up in the sonar compartment a minute later, ready for instructions</text:span><text:change text:change-id="ct93955979166848"/><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3955979175728"/><text:span text:style-name="T1">.</text:span><text:change-end text:change-id="ct93955979175728"/><text:change text:change-id="ct93955972673088"/><text:span text:style-name="T1">” </text:span><text:change-start text:change-id="ct93955979177360"/><text:span text:style-name="T1">S</text:span><text:change-end text:change-id="ct93955979177360"/><text:change text:change-id="ct93955979177648"/><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3955979164928"/><text:span text:style-name="T1">t</text:span><text:change-end text:change-id="ct93955979164928"/><text:change text:change-id="ct93955979176016"/><text:span text:style-name="T1">here’s definitely something happening out there</text:span><text:change-start text:change-id="ct93955979174384"/><text:span text:style-name="T1">.</text:span><text:change-end text:change-id="ct93955979174384"/><text:change text:change-id="ct93955979174672"/><text:span text:style-name="T1">” </text:span><text:change-start text:change-id="ct93955979184800"/><text:span text:style-name="T1">H</text:span><text:change-end text:change-id="ct93955979184800"/><text:change text:change-id="ct93955979185088"/><text:span text:style-name="T1">e paused for a minute, listening</text:span><text:change-start text:change-id="ct93955978614768"/><text:span text:style-name="T1">.</text:span><text:change-end text:change-id="ct93955978614768"/><text:change text:change-id="ct93955978556160"/><text:span text:style-name="T1"> “</text:span><text:change-start text:change-id="ct93955979193584"/><text:span text:style-name="T1">T</text:span><text:change-end text:change-id="ct93955979193584"/><text:change text:change-id="ct93955972687984"/><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3955979179088"/><text:span text:style-name="T1"> and adjusted the direction of the underwater mics. She looked at the readings from the sonar panel. “It’s running just at the surface,” she said. “It’s not coming towards us</text:span><text:change text:change-id="ct93955978557536"/><text:change-start text:change-id="ct93955978534816"/><text:span text:style-name="T1">—</text:span><text:change-end text:change-id="ct93955978534816"/><text:span text:style-name="T1">or the depot</text:span><text:change text:change-id="ct93955979195024"/><text:change-start text:change-id="ct93955979174960"/><text:span text:style-name="T1"> . . . </text:span><text:change-end text:change-id="ct93955979174960"/><text:change text:change-id="ct93955979175248"/><text:span text:style-name="T1">some other target</text:span><text:change text:change-id="ct93955979176976"/><text:change-start text:change-id="ct93955979203424"/><text:span text:style-name="T1"> . . .</text:span><text:change-end text:change-id="ct93955979203424"/><text:span text:style-name="T1">”</text:span></text:p>
      <text:p text:style-name="Text_20_body"><text:span text:style-name="T1">She slowed her breathing and listened</text:span><text:change text:change-id="ct9395597907145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3955978558064"/><text:span text:style-name="T1">,</text:span><text:change-end text:change-id="ct93955978558064"/><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3955978535488"/><text:change-start text:change-id="ct93955979204528"/><text:span text:style-name="T1">—</text:span><text:change-end text:change-id="ct93955979204528"/><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3955979216048"/><text:span text:style-name="T1">and </text:span><text:change-end text:change-id="ct93955979216048"/><text:span text:style-name="T1">every second</text:span><text:change-start text:change-id="ct93955979217680"/><text:span text:style-name="T1">,</text:span><text:change-end text:change-id="ct93955979217680"/><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3955979224496"/><text:span text:style-name="T1">s</text:span><text:change-end text:change-id="ct93955979224496"/><text:change text:change-id="ct93955979224784"/><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3955979229632"/><text:span text:style-name="T1">,</text:span><text:change-end text:change-id="ct93955979229632"/><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395597769475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3955977378512"/><text:span text:style-name="T1">the </text:span><text:change-end text:change-id="ct93955977378512"/><text:span text:style-name="T1">sub made no more sound, but she sat listening for a few seconds to the rushing sound of the bubble </text:span><text:change-start text:change-id="ct93955977837264"/><text:span text:style-name="T1">as it </text:span><text:change-end text:change-id="ct93955977837264"/><text:span text:style-name="T1">climb</text:span><text:change-start text:change-id="ct93955977835968"/><text:span text:style-name="T1">ed</text:span><text:change-end text:change-id="ct93955977835968"/><text:change text:change-id="ct93955977917584"/><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3955977560560"/><text:span text:style-name="T1">,</text:span><text:change-end text:change-id="ct93955977560560"/><text:span text:style-name="T1"> louder, so Hemi could hear, “Hemi! We need to get out of here!”</text:span></text:p>
      <text:p text:style-name="P8">Bastian nodded, the other sonar headset still on his ears.</text:p>
      <text:p text:style-name="Text_20_body"><text:span text:style-name="T1">“Right </text:span><text:change-start text:change-id="ct93955977557504"/><text:span text:style-name="T1">,</text:span><text:change-end text:change-id="ct93955977557504"/><text:span text:style-name="T1">Sylvia. I concur,” said Hemi from above.</text:span></text:p>
      <text:p text:style-name="Text_20_body"><text:span text:style-name="T1">“Here</text:span><text:change-start text:change-id="ct93955977020720"/><text:span text:style-name="T1">,</text:span><text:change-end text:change-id="ct93955977020720"/><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3955977891792"/><text:span text:style-name="T1">,</text:span><text:change-end text:change-id="ct9395597789179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3955978108112"/><text:span text:style-name="T1">.</text:span><text:change-end text:change-id="ct93955978108112"/><text:change text:change-id="ct93955978118960"/><text:span text:style-name="T1"> “</text:span><text:change-start text:change-id="ct93955978132544"/><text:span text:style-name="T1">S</text:span><text:change-end text:change-id="ct93955978132544"/><text:change text:change-id="ct93955978129520"/><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3955978276992"/><text:span text:style-name="T1">”</text:span><text:change-end text:change-id="ct93955978276992"/></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3955978477024"/><text:span text:style-name="T1">,</text:span><text:change-end text:change-id="ct93955978477024"/><text:span text:style-name="T1"> Cassandra. Put that headset on</text:span><text:change text:change-id="ct93955978493744"/><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3955978918992"/><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3955979217360"/><text:span text:style-name="T1">s</text:span><text:change-end text:change-id="ct93955979217360"/><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3955972678256"/><text:span text:style-name="T1">,</text:span><text:change-end text:change-id="ct93955972678256"/><text:span text:style-name="T1"> and then backed off to no throttle. It was too dangerous to keep reversing</text:span><text:change text:change-id="ct93955977163056"/><text:change-start text:change-id="ct93955978556448"/><text:span text:style-name="T1">—</text:span><text:change-end text:change-id="ct93955978556448"/><text:span text:style-name="T1">there was no way to know if another boat was behind them. “Bastian,” Hemi called down to sonar, “I need sea room</text:span><text:change text:change-id="ct93955977803072"/><text:change-start text:change-id="ct93955977365536"/><text:span text:style-name="T1">—</text:span><text:change-end text:change-id="ct93955977365536"/><text:span text:style-name="T1">some safe space to maneuver in.”</text:span></text:p>
      <text:p text:style-name="Text_20_body"><text:span text:style-name="T1">“Right</text:span><text:change-start text:change-id="ct93955977897648"/><text:span text:style-name="T1">,</text:span><text:change-end text:change-id="ct93955977897648"/><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3955978047040"/><text:span text:style-name="T1">,</text:span><text:change-end text:change-id="ct93955978047040"/><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3955978574544"/><text:change-start text:change-id="ct93955978411952"/><text:span text:style-name="T1">—</text:span><text:change-end text:change-id="ct93955978411952"/><text:span text:style-name="T1">swinging the sonar mics back and forth rapidly</text:span><text:change text:change-id="ct93955978368144"/><text:change-start text:change-id="ct93955978798960"/><text:span text:style-name="T1">—</text:span><text:change-end text:change-id="ct93955978798960"/><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3955979065184"/><text:change-start text:change-id="ct93955977202704"/><text:span text:style-name="T1"> . . . </text:span><text:change-end text:change-id="ct93955977202704"/><text:span text:style-name="T1"><text:s/>you fuckin’ won’t. Seems to me like people either get sonar, or they don’t. There’s no in</text:span><text:change-start text:change-id="ct93955978793552"/><text:span text:style-name="T1"> </text:span><text:change-end text:change-id="ct93955978793552"/><text:change text:change-id="ct93955977554064"/><text:span text:style-name="T1">between.”</text:span></text:p>
      <text:p text:style-name="P8">Cassandra hardly looked reassured.</text:p>
      <text:p text:style-name="Text_20_body"><text:span text:style-name="T1">“Hemi!” Bastian called up</text:span><text:change-start text:change-id="ct93955977833856"/><text:span text:style-name="T1">.</text:span><text:change-end text:change-id="ct93955977833856"/><text:change text:change-id="ct93955977678208"/><text:span text:style-name="T1"> “</text:span><text:change-start text:change-id="ct93955977455728"/><text:span text:style-name="T1">N</text:span><text:change-end text:change-id="ct93955977455728"/><text:change text:change-id="ct93955978518256"/><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3955978410848"/><text:span text:style-name="T1">“</text:span><text:change-end text:change-id="ct93955978410848"/><text:change text:change-id="ct93955977938880"/><text:span text:style-name="T1">distance</text:span><text:change-start text:change-id="ct93955979026144"/><text:span text:style-name="T1">”</text:span><text:change-end text:change-id="ct93955979026144"/><text:change text:change-id="ct9395597906395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3955979061552"/><text:span text:style-name="T1">,</text:span><text:change-end text:change-id="ct93955979061552"/><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3955977914192"/><text:change-start text:change-id="ct93955978877008"/><text:span text:style-name="T1">—</text:span><text:change-end text:change-id="ct93955978877008"/><text:span text:style-name="T1">night lighting was </text:span><text:change text:change-id="ct93955979148896"/><text:change-start text:change-id="ct93955977050224"/><text:span text:style-name="T1">intended </text:span><text:change-end text:change-id="ct93955977050224"/><text:span text:style-name="T1">to preserve the night-vision for anyone who needed to look through the periscope</text:span><text:change text:change-id="ct93955974934144"/><text:change-start text:change-id="ct93955973530656"/><text:span text:style-name="T1">—</text:span><text:change-end text:change-id="ct9395597353065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3955972755344"/><text:span text:style-name="T1">.</text:span><text:change-end text:change-id="ct93955972755344"/><text:change text:change-id="ct93955972753040"/><text:span text:style-name="T1"> “</text:span><text:change-start text:change-id="ct93955978091168"/><text:span text:style-name="T1">I</text:span><text:change-end text:change-id="ct93955978091168"/><text:change text:change-id="ct93955977013824"/><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3955979073360"/><text:span text:style-name="T1"> and they sank obliquely, traveling close to and across the sloping wall of the seamount.</text:span></text:p>
      <text:p text:style-name="Text_20_body"><text:span text:style-name="T1">“</text:span><text:change text:change-id="ct93955977933264"/><text:change-start text:change-id="ct93955978440320"/><text:span text:style-name="T1">Two hundred </text:span><text:change-end text:change-id="ct93955978440320"/><text:span text:style-name="T1">meters down. Depth-under-keel: </text:span><text:change text:change-id="ct93955978434576"/><text:change-start text:change-id="ct93955978435536"/><text:span text:style-name="T1">twenty </text:span><text:change-end text:change-id="ct93955978435536"/><text:span text:style-name="T1">meters to the wall of the seamount,” said Gregory.</text:span></text:p>
      <text:p text:style-name="P8">Hemi looked at Percy. He was not going to level off the dive until she said so.</text:p>
      <text:p text:style-name="Text_20_body"><text:span text:style-name="T1">“</text:span><text:change text:change-id="ct93955978256080"/><text:change-start text:change-id="ct93955978440608"/><text:span text:style-name="T1">Two hundred and ten </text:span><text:change-end text:change-id="ct93955978440608"/><text:span text:style-name="T1">meters. Still descending,” said Gregory.</text:span></text:p>
      <text:p text:style-name="Text_20_body"><text:span text:style-name="T1">“Ah</text:span><text:change-start text:change-id="ct93955978108784"/><text:span text:style-name="T1">,</text:span><text:change-end text:change-id="ct93955978108784"/><text:span text:style-name="T1"> ya fucking fuckturds!” Chips’ voice came up from the sonar compartment</text:span><text:change-start text:change-id="ct93955978109744"/><text:span text:style-name="T1">,</text:span><text:change-end text:change-id="ct93955978109744"/><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3955978110512"/><text:span text:style-name="T1">,</text:span><text:change-end text:change-id="ct93955978110512"/><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3955978261072"/><text:span text:style-name="T1">,</text:span><text:change-end text:change-id="ct9395597826107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3955978268240"/><text:span text:style-name="T1">,</text:span><text:change-end text:change-id="ct93955978268240"/><text:span text:style-name="T1"> Gregory.”</text:span></text:p>
      <text:p text:style-name="Text_20_body"><text:span text:style-name="T1">“Ah</text:span><text:change-start text:change-id="ct93955978268528"/><text:span text:style-name="T1">,</text:span><text:change-end text:change-id="ct93955978268528"/><text:span text:style-name="T1"> fuck! Ya fuckheads are going to want the fuckin’ diesels any fucking minute now too, I’m sure</text:span><text:change text:change-id="ct93955978300672"/><text:change-start text:change-id="ct93955978392384"/><text:span text:style-name="T1">—</text:span><text:change-end text:change-id="ct93955978392384"/><text:span text:style-name="T1">and they’re in fuckin’ pieces.” Chips smacked her hand against the bulkhead and crawled back down towards engineering.</text:span></text:p>
      <text:p text:style-name="Text_20_body"><text:span text:style-name="T1">“Leveled out at </text:span><text:change text:change-id="ct93955978270608"/><text:change-start text:change-id="ct93955972773776"/><text:span text:style-name="T1">two-twenty </text:span><text:change-end text:change-id="ct93955972773776"/><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3955978616112"/><text:span text:style-name="T1">,</text:span><text:change-end text:change-id="ct93955978616112"/><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3955978443104"/><text:change-start text:change-id="ct93955978822576"/><text:span text:style-name="T1">—</text:span><text:change-end text:change-id="ct93955978822576"/><text:span text:style-name="T1">three knots</text:span><text:change-start text:change-id="ct93955978832480"/><text:span text:style-name="T1">,</text:span><text:change-end text:change-id="ct9395597883248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3955978833360"/><text:span text:style-name="T1">“</text:span><text:change-end text:change-id="ct93955978833360"/><text:change text:change-id="ct93955978822864"/><text:span text:style-name="T1">bottomless</text:span><text:change-start text:change-id="ct93955978109072"/><text:span text:style-name="T1">”</text:span><text:change-end text:change-id="ct93955978109072"/><text:change text:change-id="ct93955972781840"/><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3955978311936"/><text:span text:style-name="T1">,</text:span><text:change-end text:change-id="ct93955978311936"/><text:span text:style-name="T1"> through the blackness</text:span><text:change-start text:change-id="ct93955978258288"/><text:span text:style-name="T1">,</text:span><text:change-end text:change-id="ct93955978258288"/><text:span text:style-name="T1"> under more than two hundred meters of water. After a couple of hours of creeping, Percy flipped the white lights back on, which everyone understood to mean </text:span><text:change-start text:change-id="ct93955978116880"/><text:span text:style-name="T1">that </text:span><text:change-end text:change-id="ct93955978116880"/><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3955978827072"/><text:span text:style-name="T1">.</text:span><text:change-end text:change-id="ct93955978827072"/><text:change text:change-id="ct93955978257872"/><text:span text:style-name="T1"> </text:span><text:change-start text:change-id="ct93955978258576"/><text:span text:style-name="T1">I</text:span><text:change-end text:change-id="ct93955978258576"/><text:change text:change-id="ct93955978115936"/><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3955978257344"/><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3955978312224"/><text:change-start text:change-id="ct93955978649136"/><text:span text:style-name="T1"> . . .</text:span><text:change-end text:change-id="ct93955978649136"/><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395597882833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3955978930464"/><text:change-start text:change-id="ct93955978930752"/><text:span text:style-name="T1"> . . .</text:span><text:change-end text:change-id="ct93955978930752"/><text:span text:style-name="T1">” He took another chart from the stack of rolled charts and unrolled it in front of Percy. “To get to Stilt City, we eventually have to head through these waters in the south. A highly contested area. At least three</text:span><text:change text:change-id="ct93955979013008"/><text:change-start text:change-id="ct93955979226224"/><text:span text:style-name="T1">—</text:span><text:change-end text:change-id="ct93955979226224"/><text:span text:style-name="T1">up to five</text:span><text:change text:change-id="ct93955979213072"/><text:change-start text:change-id="ct93955978111568"/><text:span text:style-name="T1">—</text:span><text:change-end text:change-id="ct9395597811156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3955978955936"/><text:change-start text:change-id="ct93955979225552"/><text:span text:style-name="T1">. . . </text:span><text:change-end text:change-id="ct9395597922555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3955978142672"/><text:change-start text:change-id="ct93955978168768"/><text:span text:style-name="T1">—</text:span><text:change-end text:change-id="ct93955978168768"/><text:span text:style-name="T1">an entirely different part of the world</text:span><text:change text:change-id="ct93955978169056"/><text:change-start text:change-id="ct93955978170608"/><text:span text:style-name="T1">—</text:span><text:change-end text:change-id="ct93955978170608"/><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3955978169936"/><text:span text:style-name="T1">,</text:span><text:change-end text:change-id="ct93955978169936"/><text:span text:style-name="T1"> it looked like the boat is a little by the bow.”</text:span></text:p>
      <text:p text:style-name="Text_20_body"><text:span text:style-name="T1">“Hardly surprising</text:span><text:change-start text:change-id="ct93955978470128"/><text:span text:style-name="T1">;</text:span><text:change-end text:change-id="ct93955978470128"/><text:change text:change-id="ct93955978470416"/><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3955978656256"/><text:change-start text:change-id="ct93955978708768"/><text:span text:style-name="T1">one hundred </text:span><text:change-end text:change-id="ct93955978708768"/><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3955972804880"/><text:span text:style-name="T1">as she stood behind him</text:span><text:change-start text:change-id="ct93955978971216"/><text:span text:style-name="T1">,</text:span><text:change-end text:change-id="ct93955978971216"/><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3955978708464"/><text:span text:style-name="T1">,</text:span><text:change-end text:change-id="ct93955978708464"/><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3955978522672"/><text:span text:style-name="T1">;</text:span><text:change-end text:change-id="ct93955978522672"/><text:change text:change-id="ct93955978713024"/><text:span text:style-name="T1"> that </text:span><text:change-start text:change-id="ct93955978715488"/><text:span text:style-name="T1">wa</text:span><text:change-end text:change-id="ct93955978715488"/><text:change text:change-id="ct9395597803352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3955978119968"/><text:span text:style-name="T1">necessary </text:span><text:change-end text:change-id="ct93955978119968"/><text:span text:style-name="T1">skill</text:span><text:change text:change-id="ct93955978035184"/><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3955978148880"/><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3955972815824"/><text:span text:style-name="T1">c</text:span><text:change-end text:change-id="ct93955972815824"/><text:change text:change-id="ct93955978149168"/><text:span text:style-name="T1">ould climb up on the stack and throw straps around each crate they wanted to move. Hemi and Bastian would pull the chain while Owen guided it off the stack. The individual crates were only modestly sized but </text:span><text:change text:change-id="ct93955978251120"/><text:span text:style-name="T1">surprisingly heavy, requiring Hemi and Bastian’s full combined power to lift them</text:span><text:change-start text:change-id="ct93955978252352"/><text:span text:style-name="T1">,</text:span><text:change-end text:change-id="ct93955978252352"/><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3955977843888"/><text:span text:style-name="T1">A</text:span><text:change-end text:change-id="ct93955977843888"/><text:change text:change-id="ct93955977255312"/><text:change-start text:change-id="ct93955977460608"/><text:span text:style-name="T1">,</text:span><text:change-end text:change-id="ct93955977460608"/><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3955978119584"/><text:change-start text:change-id="ct93955978133936"/><text:span text:style-name="T1"> . . . </text:span><text:change-end text:change-id="ct93955978133936"/><text:change text:change-id="ct93955978156528"/><text:span text:style-name="T1">You need both ears to get a full sense of what any sound you hear on sonar is doing.”</text:span></text:p>
      <text:p text:style-name="Text_20_body"><text:span text:style-name="T1">Cassandra adjusted the headset so it sat evenly</text:span><text:change-start text:change-id="ct93955978570912"/><text:span text:style-name="T1">,</text:span><text:change-end text:change-id="ct93955978570912"/><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3955978880960"/><text:change-start text:change-id="ct93955978936240"/><text:span text:style-name="T1">—</text:span><text:change-end text:change-id="ct9395597893624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3955978262320"/><text:span text:style-name="T1">,</text:span><text:change-end text:change-id="ct93955978262320"/><text:span text:style-name="T1"> Cassandra. What do you hear?”</text:span></text:p>
      <text:p text:style-name="Text_20_body"><text:span text:style-name="T1">“I don’t know</text:span><text:change text:change-id="ct93955976929088"/><text:change-start text:change-id="ct93955977721504"/><text:span text:style-name="T1"> . . .</text:span><text:change-end text:change-id="ct93955977721504"/><text:span text:style-name="T1">” She waved one small hand </text:span><text:change text:change-id="ct93955977575072"/><text:span text:style-name="T1">absently. “A hissing sound</text:span><text:change text:change-id="ct93955977547232"/><text:change-start text:change-id="ct93955977774848"/><text:span text:style-name="T1">—</text:span><text:change-end text:change-id="ct93955977774848"/><text:span text:style-name="T1">white noise?”</text:span></text:p>
      <text:p text:style-name="P8">“Almost anything could be white noise. Describe it with more detail than that.”</text:p>
      <text:p text:style-name="Text_20_body"><text:span text:style-name="T1">“There’s</text:span><text:change text:change-id="ct93955978145616"/><text:change-start text:change-id="ct93955979062608"/><text:span text:style-name="T1"> . . . </text:span><text:change-end text:change-id="ct93955979062608"/><text:change text:change-id="ct93955978555744"/><text:span text:style-name="T1">a low rumble, a bit of a swishing sound</text:span><text:change text:change-id="ct93955977956416"/><text:change-start text:change-id="ct93955977688336"/><text:span text:style-name="T1"> . . .</text:span><text:change-end text:change-id="ct93955977688336"/><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3955978297392"/><text:span text:style-name="T1">.</text:span><text:change-end text:change-id="ct93955978297392"/><text:change text:change-id="ct93955979042720"/><text:span text:style-name="T1"> “</text:span><text:change-start text:change-id="ct93955977541152"/><text:span text:style-name="T1">Y</text:span><text:change-end text:change-id="ct93955977541152"/><text:change text:change-id="ct93955978229408"/><text:span text:style-name="T1">ou have to put your mind out there in the water. When you hear a sound, you have to match it to an image in your head that shows how the sound could be made. The more detail you can imagine </text:span><text:change text:change-id="ct93955978846416"/><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3955978416160"/><text:span text:style-name="T1">.</text:span><text:change-end text:change-id="ct93955978416160"/><text:change text:change-id="ct93955978832144"/><text:span text:style-name="T1"> </text:span><text:change-start text:change-id="ct93955978271456"/><text:span text:style-name="T1">I</text:span><text:change-end text:change-id="ct93955978271456"/><text:change text:change-id="ct93955978038768"/><text:span text:style-name="T1">f you see it jump, there is a significant sound out there in the water, and you will want to focus on it, listen to it, and try to figure out what it is.</text:span><text:change text:change-id="ct93955978649904"/></text:p>
      <text:p text:style-name="Text_20_body"><text:span text:style-name="T1">“Let us see</text:span><text:change text:change-id="ct93955979234512"/><text:change-start text:change-id="ct93955977651840"/><text:span text:style-name="T1"> . . .</text:span><text:change-end text:change-id="ct93955977651840"/><text:span text:style-name="T1">” Hemi turned the direction dial slowly. About a quarter of the way around</text:span><text:change-start text:change-id="ct93955977424336"/><text:span text:style-name="T1">,</text:span><text:change-end text:change-id="ct93955977424336"/><text:span text:style-name="T1"> the strength indicator dial moved up a little and wavered there. “So</text:span><text:change-start text:change-id="ct93955977430768"/><text:span text:style-name="T1">,</text:span><text:change-end text:change-id="ct93955977430768"/><text:span text:style-name="T1"> see by the needle that there is something to hear in this direction</text:span><text:change-start text:change-id="ct93955978596000"/><text:span text:style-name="T1">?</text:span><text:change-end text:change-id="ct93955978596000"/><text:change text:change-id="ct9395597818638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3955977164688"/><text:span text:style-name="T1">,</text:span><text:change-end text:change-id="ct93955977164688"/><text:change text:change-id="ct93955977868640"/><text:span text:style-name="T1"> higher pitched than the sub’s engines, which she could still hear rumbling in the lower frequencies. This sound was familiar, a washing, churning sound with an occasional rumble mixed in</text:span><text:change text:change-id="ct93955977508064"/><text:change-start text:change-id="ct93955977039968"/><text:span text:style-name="T1"> . . . </text:span><text:change-end text:change-id="ct93955977039968"/><text:change text:change-id="ct93955978438976"/><text:span text:style-name="T1">She smiled</text:span><text:change-start text:change-id="ct93955978826496"/><text:span text:style-name="T1">.</text:span><text:change-end text:change-id="ct93955978826496"/><text:change text:change-id="ct93955978826784"/><text:span text:style-name="T1"> “</text:span><text:change-start text:change-id="ct93955978406992"/><text:span text:style-name="T1">I</text:span><text:change-end text:change-id="ct93955978406992"/><text:change text:change-id="ct93955978555216"/><text:span text:style-name="T1">t’s breaking surf</text:span><text:change-start text:change-id="ct93955978938912"/><text:span text:style-name="T1">,</text:span><text:change-end text:change-id="ct93955978938912"/><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3955972850960"/><text:span text:style-name="T1">,</text:span><text:change-end text:change-id="ct93955972850960"/><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3955978223696"/><text:span text:style-name="T1">,</text:span><text:change-end text:change-id="ct9395597822369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3955973389552"/><text:change-start text:change-id="ct93955973397616"/><text:span text:style-name="T1">—</text:span><text:change-end text:change-id="ct93955973397616"/><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3955978619168"/><text:span text:style-name="T1">.</text:span><text:change-end text:change-id="ct93955978619168"/><text:change text:change-id="ct9395597875942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3955978609824"/><text:change-start text:change-id="ct93955978418240"/><text:span text:style-name="T1">—</text:span><text:change-end text:change-id="ct93955978418240"/><text:span text:style-name="T1">he was hardly ever kidding. “Apparently with the whole boat underwater</text:span><text:change-start text:change-id="ct93955979062160"/><text:span text:style-name="T1">,</text:span><text:change-end text:change-id="ct93955979062160"/><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3955977513696"/><text:change-start text:change-id="ct93955977007488"/><text:span text:style-name="T1">forty </text:span><text:change-end text:change-id="ct93955977007488"/><text:span text:style-name="T1">miles off or so on sonar.”</text:span></text:p>
      <text:p text:style-name="Text_20_body"><text:span text:style-name="T1">“So once again the newfangled technology doesn’t solve a fucking problem, it just creates more </text:span><text:change text:change-id="ct93955977565232"/><text:change-start text:change-id="ct93955977832000"/><text:span text:style-name="T1">fucking decisions </text:span><text:change-end text:change-id="ct93955977832000"/><text:span text:style-name="T1">for a captain</text:span><text:change text:change-id="ct93955978412400"/><text:change-start text:change-id="ct93955977517168"/><text:span text:style-name="T1">,</text:span><text:change-end text:change-id="ct93955977517168"/><text:change text:change-id="ct93955978173952"/><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3955978721552"/><text:span text:style-name="T1">,</text:span><text:change-end text:change-id="ct9395597872155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3955978853952"/><text:change-start text:change-id="ct93955977902672"/><text:span text:style-name="T1"> . . .</text:span><text:change-end text:change-id="ct93955977902672"/><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3955978822240"/><text:change-start text:change-id="ct93955978937152"/><text:span text:style-name="T1">—</text:span><text:change-end text:change-id="ct93955978937152"/><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3955978870544"/><text:change-start text:change-id="ct93955978689136"/><text:span text:style-name="T1">of </text:span><text:change-end text:change-id="ct93955978689136"/><text:span text:style-name="T1">the bland color that surrounded them.</text:span></text:p>
      <text:p text:style-name="Text_20_body"><text:span text:style-name="T1">She put the crew on rest rotations. Every three hours</text:span><text:change-start text:change-id="ct93955977573760"/><text:span text:style-name="T1">,</text:span><text:change-end text:change-id="ct93955977573760"/><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3955978265424"/><text:span text:style-name="T1">,</text:span><text:change-end text:change-id="ct93955978265424"/><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3955978389440"/><text:change-start text:change-id="ct93955978174864"/><text:span text:style-name="T1">—</text:span><text:change-end text:change-id="ct93955978174864"/><text:span text:style-name="T1">to keep the rotations even for everyone else</text:span><text:change text:change-id="ct93955978840288"/><text:change-start text:change-id="ct93955979054288"/><text:span text:style-name="T1"> . . . </text:span><text:change-end text:change-id="ct93955979054288"/><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3955978306560"/><text:change-start text:change-id="ct93955977890352"/><text:span text:style-name="T1"> . . .</text:span><text:change-end text:change-id="ct93955977890352"/><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3955977970640"/><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3955979019808"/><text:change-start text:change-id="ct93955972730576"/><text:span text:style-name="T1"> . . . </text:span><text:change-end text:change-id="ct93955972730576"/><text:change text:change-id="ct93955972640256"/><text:span text:style-name="T1">has not done anything at all.”</text:span></text:p>
      <text:p text:style-name="P8">“That is good.”</text:p>
      <text:p text:style-name="Text_20_body"><text:span text:style-name="T1">“I didn’t realize when I agreed to come on board that this job would be so mind-numbing</text:span><text:change text:change-id="ct93955977834304"/><text:change-start text:change-id="ct93955972826192"/><text:span text:style-name="T1"> . . . </text:span><text:change-end text:change-id="ct93955972826192"/><text:change text:change-id="ct93955972840672"/><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3955978612736"/><text:change-start text:change-id="ct93955972717824"/><text:span text:style-name="T1"> . . .</text:span><text:change-end text:change-id="ct93955972717824"/><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3955978274960"/><text:span text:style-name="T1">;</text:span><text:change-end text:change-id="ct93955978274960"/><text:change text:change-id="ct93955972830800"/><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3955978300960"/><text:change-start text:change-id="ct93955978306848"/><text:span text:style-name="T1"> . . .</text:span><text:change-end text:change-id="ct93955978306848"/><text:span text:style-name="T1">”</text:span></text:p>
      <text:p text:style-name="Text_20_body"><text:span text:style-name="T1">“You know how that happens? Those men go looking for work on submarines thinking it is a good job for a strong fellow. But they find out they can</text:span><text:change text:change-id="ct93955979065792"/><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3955978429936"/><text:change-start text:change-id="ct93955978725600"/><text:span text:style-name="T1"> . . .</text:span><text:change-end text:change-id="ct93955978725600"/><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3955978589392"/><text:span text:style-name="T1">,</text:span><text:change-end text:change-id="ct93955978589392"/><text:span text:style-name="T1"> no. Captain Percy hired you because she was desperate for someone to sit on sonar. But you should know that you have just as good a chance at doing this job well as any other person. And</text:span><text:change text:change-id="ct93955978589680"/><text:change-start text:change-id="ct93955978590752"/><text:span text:style-name="T1"> . . . </text:span><text:change-end text:change-id="ct93955978590752"/><text:change text:change-id="ct9395597344948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395597883692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3955978842912"/><text:change-start text:change-id="ct93955978591680"/><text:span text:style-name="T1">—</text:span><text:change-end text:change-id="ct93955978591680"/><text:span text:style-name="T1">the ocean is large and mostly empty water. It is also easier this early in a run</text:span><text:change text:change-id="ct93955978839520"/><text:change-start text:change-id="ct93955978748704"/><text:span text:style-name="T1">—</text:span><text:change-end text:change-id="ct93955978748704"/><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3955978873232"/><text:span text:style-name="T1">,</text:span><text:change-end text:change-id="ct93955978873232"/><text:span text:style-name="T1"> and his deeply</text:span><text:change-start text:change-id="ct93955978992960"/><text:span text:style-name="T1"> </text:span><text:change-end text:change-id="ct93955978992960"/><text:change text:change-id="ct93955978993248"/><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3955973448336"/><text:span text:style-name="T1">.</text:span><text:change-end text:change-id="ct93955973448336"/><text:change text:change-id="ct93955973458704"/><text:span text:style-name="T1"> “</text:span><text:change-start text:change-id="ct93955977284080"/><text:span text:style-name="T1">W</text:span><text:change-end text:change-id="ct93955977284080"/><text:change text:change-id="ct93955978199264"/><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3955977285184"/><text:span text:style-name="T1">.</text:span><text:change-end text:change-id="ct93955977285184"/><text:change text:change-id="ct93955978198256"/><text:span text:style-name="T1"> “</text:span><text:change-start text:change-id="ct93955978911680"/><text:span text:style-name="T1">A</text:span><text:change-end text:change-id="ct93955978911680"/><text:change text:change-id="ct93955978911968"/><text:span text:style-name="T1">nd just a little bit of a cliché,” he said more loudly</text:span><text:change-start text:change-id="ct93955978028016"/><text:span text:style-name="T1">,</text:span><text:change-end text:change-id="ct93955978028016"/><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3955978761728"/><text:span text:style-name="T1">,</text:span><text:change-end text:change-id="ct93955978761728"/><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3955978761312"/><text:span text:style-name="T1">,</text:span><text:change-end text:change-id="ct93955978761312"/><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3955978562560"/><text:span text:style-name="T1">,</text:span><text:change-end text:change-id="ct93955978562560"/><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3955978764064"/><text:change-start text:change-id="ct93955978562912"/><text:span text:style-name="T1">—</text:span><text:change-end text:change-id="ct93955978562912"/><text:span text:style-name="T1">the last of the fresh air before the next twelve hours or so below deck</text:span><text:change text:change-id="ct93955978625616"/><text:change-start text:change-id="ct93955978626240"/><text:span text:style-name="T1">—</text:span><text:change-end text:change-id="ct93955978626240"/><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3955978027600"/><text:change-start text:change-id="ct93955973471952"/><text:span text:style-name="T1">fifty </text:span><text:change-end text:change-id="ct9395597347195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text:span><text:soft-page-break/><text:span text:style-name="T1">surface without their </text:span><text:change text:change-id="ct93955978787424"/><text:span text:style-name="T1">aware</text:span><text:change text:change-id="ct93955979046384"/><text:change-start text:change-id="ct93955979047456"/><text:span text:style-name="T1">ness</text:span><text:change-end text:change-id="ct93955979047456"/><text:change text:change-id="ct93955973478928"/><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3955978786768"/><text:change-start text:change-id="ct93955978691328"/><text:span text:style-name="T1">thirty </text:span><text:change-end text:change-id="ct93955978691328"/><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3955978533040"/><text:span text:style-name="T1">,</text:span><text:change-end text:change-id="ct93955978533040"/><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3955978204704"/><text:change-start text:change-id="ct93955978787120"/><text:span text:style-name="T1">—</text:span><text:change-end text:change-id="ct93955978787120"/><text:span text:style-name="T1">or anything else in the water</text:span><text:change text:change-id="ct93955978205664"/><text:change-start text:change-id="ct93955978698592"/><text:span text:style-name="T1">—</text:span><text:change-end text:change-id="ct93955978698592"/><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3955972626224"/><text:change-start text:change-id="ct93955978946096"/><text:span text:style-name="T1"> . . . </text:span><text:change-end text:change-id="ct93955978946096"/><text:change text:change-id="ct93955979010608"/><text:change-start text:change-id="ct93955978533328"/><text:span text:style-name="T1">Y</text:span><text:change-end text:change-id="ct93955978533328"/><text:change text:change-id="ct9395597820499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3955978700256"/><text:change-start text:change-id="ct93955978978096"/><text:span text:style-name="T1"> . . . </text:span><text:change-end text:change-id="ct93955978978096"/><text:change text:change-id="ct93955972647328"/><text:span text:style-name="T1">try not to miss him if he goes past.”</text:span></text:p>
      <text:p text:style-name="Text_20_body"><text:span text:style-name="T1">“OK</text:span><text:change-start text:change-id="ct93955978981360"/><text:span text:style-name="T1">,</text:span><text:change-end text:change-id="ct93955978981360"/><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395597858910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3955979181008"/><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3955979183840"/><text:span text:style-name="T1">.</text:span><text:change-end text:change-id="ct93955979183840"/><text:change text:change-id="ct93955978758176"/><text:span text:style-name="T1"> </text:span><text:change-start text:change-id="ct93955978351824"/><text:span text:style-name="T1">I</text:span><text:change-end text:change-id="ct93955978351824"/><text:change text:change-id="ct93955978352112"/><text:span text:style-name="T1">t sounds like a supertanker or an aircraft carrier or something. Go get Hemi. I think he should hear this.”</text:span></text:p>
      <text:p text:style-name="Text_20_body"><text:span text:style-name="T1">Cassandra went off to the galley</text:span><text:change-start text:change-id="ct93955978350480"/><text:span text:style-name="T1">,</text:span><text:change-end text:change-id="ct93955978350480"/><text:span text:style-name="T1"> leaving Percy listening to the contact. She came back with Hemi</text:span><text:change-start text:change-id="ct93955978351440"/><text:span text:style-name="T1">, who held</text:span><text:change-end text:change-id="ct93955978351440"/><text:change text:change-id="ct9395597860508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3955978606752"/><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3955977850272"/><text:change-start text:change-id="ct93955972679984"/><text:span text:style-name="T1"> . . .</text:span><text:change-end text:change-id="ct93955972679984"/><text:span text:style-name="T1">” He paused listening again. “It is closer now, and I can hear the prop revolutions</text:span><text:change text:change-id="ct93955978350768"/><text:change-start text:change-id="ct93955978351056"/><text:span text:style-name="T1"> . . . </text:span><text:change-end text:change-id="ct93955978351056"/><text:change-start text:change-id="ct93955979154944"/><text:span text:style-name="T1">T</text:span><text:change-end text:change-id="ct93955979154944"/><text:change text:change-id="ct9395597829016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3955979154272"/><text:change-start text:change-id="ct93955979154560"/><text:span text:style-name="T1">—</text:span><text:change-end text:change-id="ct93955979154560"/><text:span text:style-name="T1">you think that could be what his boat sounds like now?” Percy asked.</text:span></text:p>
      <text:p text:style-name="Text_20_body"><text:span text:style-name="T1">“If that is Shakes, the job has been overdone</text:span><text:change text:change-id="ct93955978291376"/><text:change-start text:change-id="ct93955978755344"/><text:span text:style-name="T1"> . . .</text:span><text:change-end text:change-id="ct9395597875534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3955978280528"/><text:span text:style-name="T1">-</text:span><text:change-end text:change-id="ct93955978280528"/><text:change text:change-id="ct93955978280816"/><text:span text:style-name="T1">mile radius.”</text:span></text:p>
      <text:p text:style-name="Text_20_body"><text:span text:style-name="T1">“I just</text:span><text:change text:change-id="ct93955978757840"/><text:change-start text:change-id="ct93955978682848"/><text:span text:style-name="T1"> . . .</text:span><text:change-end text:change-id="ct93955978682848"/><text:span text:style-name="T1">” Hemi started, “just cannot believe that such a small boat could</text:span><text:change text:change-id="ct93955978684432"/><text:change-start text:change-id="ct93955978683824"/><text:span text:style-name="T1"> . . .</text:span><text:change-end text:change-id="ct93955978683824"/><text:span text:style-name="T1">” he paused listening again. “No, I am more sure of it now. The more detail I can hear, the more it makes sense that it is a very</text:span><text:change-start text:change-id="ct93955978685488"/><text:span text:style-name="T1">,</text:span><text:change-end text:change-id="ct93955978685488"/><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3955979221520"/><text:span text:style-name="T1">,</text:span><text:change-end text:change-id="ct93955979221520"/><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3955978882112"/><text:change-start text:change-id="ct93955978686464"/><text:span text:style-name="T1">twenty </text:span><text:change-end text:change-id="ct9395597868646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3955978684112"/><text:span text:style-name="T1">,</text:span><text:change-end text:change-id="ct9395597868411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3955978282944"/><text:change-start text:change-id="ct93955979170592"/><text:span text:style-name="T1">—</text:span><text:change-end text:change-id="ct93955979170592"/><text:span text:style-name="T1">never use the active sonar without an explicit instruction from me or Hemi</text:span><text:change text:change-id="ct93955978921680"/><text:change-start text:change-id="ct93955978922752"/><text:span text:style-name="T1">—</text:span><text:change-end text:change-id="ct93955978922752"/><text:span text:style-name="T1">but assuming this contact </text:span><text:span text:style-name="T2">is</text:span><text:span text:style-name="T1"> Shakes</text:span><text:change text:change-id="ct93955978665504"/><text:change-start text:change-id="ct93955978667776"/><text:span text:style-name="T1">,</text:span><text:change-end text:change-id="ct93955978667776"/><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3955972732304"/><text:span text:style-name="T1">,</text:span><text:change-end text:change-id="ct9395597273230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3955978862816"/><text:span text:style-name="T1">,</text:span><text:change-end text:change-id="ct93955978862816"/><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3955978101072"/><text:change-start text:change-id="ct93955978101760"/><text:span text:style-name="T1">—</text:span><text:change-end text:change-id="ct93955978101760"/><text:span text:style-name="T1">quietly.”</text:span></text:p>
      <text:p text:style-name="Text_20_body"><text:span text:style-name="T1">“</text:span><text:change text:change-id="ct93955978966816"/><text:change-start text:change-id="ct93955972763408"/><text:span text:style-name="T1">. . . </text:span><text:change-end text:change-id="ct9395597276340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3955978997552"/><text:span text:style-name="T1">,</text:span><text:change-end text:change-id="ct93955978997552"/><text:span text:style-name="T1"> Cassandra, it was like they were invisible while they were being silent, but bouncing the ping off them let us know they are still there</text:span><text:change text:change-id="ct93955978162512"/><text:change text:change-id="ct93955978162800"/><text:change-start text:change-id="ct93955978163424"/><text:span text:style-name="T1"> . . . </text:span><text:change-end text:change-id="ct93955978163424"/><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3955979081136"/><text:change-start text:change-id="ct93955972780112"/><text:span text:style-name="T1"> . . . </text:span><text:change-end text:change-id="ct93955972780112"/><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3955978513136"/><text:span text:style-name="T1">.</text:span><text:change-end text:change-id="ct93955978513136"/><text:change text:change-id="ct93955978507760"/><text:span text:style-name="T1"> “</text:span><text:change-start text:change-id="ct93955978508384"/><text:span text:style-name="T1">T</text:span><text:change-end text:change-id="ct93955978508384"/><text:change text:change-id="ct93955972807248"/><text:span text:style-name="T1">hat was ridiculous</text:span><text:change-start text:change-id="ct93955978496240"/><text:span text:style-name="T1">,</text:span><text:change-end text:change-id="ct93955978496240"/><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3955978501264"/><text:span text:style-name="T1">,</text:span><text:change-end text:change-id="ct93955978501264"/><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3955978375920"/><text:span text:style-name="T1">’s</text:span><text:change-end text:change-id="ct93955978375920"/><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3955978635152"/><text:span text:style-name="T1">,</text:span><text:change-end text:change-id="ct93955978635152"/><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3955978494560"/><text:span text:style-name="T1">,</text:span><text:change-end text:change-id="ct93955978494560"/><text:span text:style-name="T1"> Hemi. You’re going to love it.”</text:span></text:p>
      <text:p text:style-name="Text_20_body"><text:span text:style-name="T1">Hemi smiled into the mic. “Sounds good</text:span><text:change-start text:change-id="ct93955978055312"/><text:span text:style-name="T1">,</text:span><text:change-end text:change-id="ct93955978055312"/><text:span text:style-name="T1"> Captain Shakes. You did not break off your mating collar while making those modifications</text:span><text:change-start text:change-id="ct93955978056624"/><text:span text:style-name="T1">,</text:span><text:change-end text:change-id="ct9395597805662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3955979208512"/><text:change-start text:change-id="ct93955978058064"/><text:span text:style-name="T1"> . . . </text:span><text:change-end text:change-id="ct93955978058064"/><text:change text:change-id="ct93955978058352"/><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3955979035472"/><text:change-start text:change-id="ct93955979036432"/><text:span text:style-name="T1">thirty </text:span><text:change-end text:change-id="ct93955979036432"/><text:span text:style-name="T1">meters</text:span><text:change text:change-id="ct93955979037552"/><text:change-start text:change-id="ct93955979038256"/><text:span text:style-name="T1">—</text:span><text:change-end text:change-id="ct93955979038256"/><text:span text:style-name="T1">according to Shakes’ estimate</text:span><text:change-start text:change-id="ct93955979196960"/><text:span text:style-name="T1">, which</text:span><text:change-end text:change-id="ct93955979196960"/><text:change text:change-id="ct93955979038544"/><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3955979196544"/><text:change-start text:change-id="ct93955979196096"/><text:span text:style-name="T1">twenty </text:span><text:change-end text:change-id="ct9395597919609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3955978336544"/><text:change-start text:change-id="ct93955978336832"/><text:span text:style-name="T1">twenty </text:span><text:change-end text:change-id="ct93955978336832"/><text:span text:style-name="T1">meters down. Can you do the mating at that depth?”</text:span></text:p>
      <text:p text:style-name="Text_20_body"><text:span text:style-name="T1">“Surely,” Shakes voice crackled in reply</text:span><text:change-start text:change-id="ct93955978578512"/><text:span text:style-name="T1">.</text:span><text:change-end text:change-id="ct93955978578512"/><text:change text:change-id="ct93955978239264"/><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3955978585552"/><text:change-start text:change-id="ct93955978189040"/><text:span text:style-name="T1">—</text:span><text:change-end text:change-id="ct93955978189040"/><text:span text:style-name="T1">not that I’ll be giving two shits about your ugly barge after you beer-canned my baby.”</text:span></text:p>
      <text:p text:style-name="Text_20_body"><text:span text:style-name="T1">“I got you</text:span><text:change-start text:change-id="ct93955978582096"/><text:span text:style-name="T1">,</text:span><text:change-end text:change-id="ct93955978582096"/><text:span text:style-name="T1"> Captain Shakes. </text:span><text:change text:change-id="ct93955978583632"/><text:change-start text:change-id="ct93955978582544"/><text:span text:style-name="T1">Twenty </text:span><text:change-end text:change-id="ct9395597858254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3955978485088"/><text:span text:style-name="T1">,</text:span><text:change-end text:change-id="ct93955978485088"/><text:span text:style-name="T1"> fuck</text:span><text:change-start text:change-id="ct93955978189776"/><text:span text:style-name="T1"> </text:span><text:change-end text:change-id="ct93955978189776"/><text:change text:change-id="ct93955978581488"/><text:span text:style-name="T1">ya</text:span><text:change-start text:change-id="ct93955978486864"/><text:span text:style-name="T1">,</text:span><text:change-end text:change-id="ct93955978486864"/><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3955978776400"/><text:span text:style-name="T1">,</text:span><text:change-end text:change-id="ct9395597877640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3955978069280"/><text:span text:style-name="T1">,</text:span><text:change-end text:change-id="ct93955978069280"/><text:span text:style-name="T1"> Captain Shakes,” said Percy, settling next to him with her own stale cup of coffee, “you made it out of the depot without causing a problem?”</text:span></text:p>
      <text:p text:style-name="Text_20_body"><text:span text:style-name="T1">“Well</text:span><text:change text:change-id="ct93955978069632"/><text:change-start text:change-id="ct93955978077072"/><text:span text:style-name="T1"> . . .</text:span><text:change-end text:change-id="ct93955978077072"/><text:span text:style-name="T1"> there was in fact a little fuckin’</text:span><text:change text:change-id="ct93955978077360"/><text:change-start text:change-id="ct93955978077984"/><text:span text:style-name="T1"> . . .</text:span><text:change-end text:change-id="ct93955978077984"/><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3955973435664"/><text:span text:style-name="T1">,</text:span><text:change-end text:change-id="ct93955973435664"/><text:span text:style-name="T1"> Captain Percy. Unfortunately</text:span><text:change-start text:change-id="ct93955978807648"/><text:span text:style-name="T1">,</text:span><text:change-end text:change-id="ct9395597880764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3955978812592"/><text:change-start text:change-id="ct93955978814384"/><text:span text:style-name="T1">—</text:span><text:change-end text:change-id="ct93955978814384"/><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3955978234048"/><text:span text:style-name="T1">n</text:span><text:change-end text:change-id="ct93955978234048"/><text:change text:change-id="ct9395597873931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3955978738576"/><text:span text:style-name="T1">,</text:span><text:change-end text:change-id="ct93955978738576"/><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3955979246880"/><text:span text:style-name="T1">.</text:span><text:change-end text:change-id="ct93955979246880"/><text:span text:style-name="T1">”</text:span></text:p>
      <text:p text:style-name="Text_20_body"><text:span text:style-name="T1">“They asked about the </text:span><text:span text:style-name="T2">Prospect</text:span><text:change text:change-id="ct93955979250320"/><text:change-start text:change-id="ct93955979250608"/><text:span text:style-name="T1">—</text:span><text:change-end text:change-id="ct93955979250608"/><text:span text:style-name="T1">by name?” Percy was horrified that any Authority would know the name of her boat at all, never mind go</text:span><text:change text:change-id="ct93955979251856"/><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3955979257328"/><text:span text:style-name="T1">:</text:span><text:change-end text:change-id="ct93955979257328"/><text:change text:change-id="ct93955979257616"/><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3955978239680"/><text:change-start text:change-id="ct93955978738864"/><text:span text:style-name="T1"> . . . </text:span><text:change-end text:change-id="ct93955978738864"/><text:change text:change-id="ct9395597926392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3955979269696"/><text:change-start text:change-id="ct93955979270656"/><text:span text:style-name="T1"> . . . </text:span><text:change-end text:change-id="ct93955979270656"/><text:change text:change-id="ct93955979270944"/><text:span text:style-name="T1">So</text:span><text:change-start text:change-id="ct93955979272576"/><text:span text:style-name="T1">,</text:span><text:change-end text:change-id="ct93955979272576"/><text:span text:style-name="T1"> after they finish questioning me, I discreetly</text:span><text:change text:change-id="ct93955979273824"/><text:change-start text:change-id="ct93955979274784"/><text:span text:style-name="T1">—</text:span><text:change-end text:change-id="ct93955979274784"/><text:span text:style-name="T1">and as quickly as I could</text:span><text:change text:change-id="ct93955979250896"/><text:change-start text:change-id="ct93955979276416"/><text:span text:style-name="T1">—</text:span><text:change-end text:change-id="ct93955979276416"/><text:span text:style-name="T1">started prepping the </text:span><text:span text:style-name="T2">Gnat</text:span><text:span text:style-name="T1"> to leave. And as I’m on the dock getting some cans of food to load into the hold</text:span><text:change-start text:change-id="ct93955979279952"/><text:span text:style-name="T1">,</text:span><text:change-end text:change-id="ct93955979279952"/><text:change text:change-id="ct93955972649008"/><text:span text:style-name="T1"> I see the commander of the Authority sub climb up out of their sub at the slip they had commandeered</text:span><text:change text:change-id="ct93955979281680"/><text:change-start text:change-id="ct93955979283072"/><text:span text:style-name="T1">—</text:span><text:change-end text:change-id="ct93955979283072"/><text:span text:style-name="T1">the commander is a real round guy, he wears an Authority uniform with all the trimmings</text:span><text:change text:change-id="ct93955979284032"/><text:change-start text:change-id="ct93955979285600"/><text:span text:style-name="T1">—</text:span><text:change-end text:change-id="ct93955979285600"/><text:span text:style-name="T1">it looks as if he wears his full fucking dress uniform every day on board the sub! He takes a squad of goons</text:span><text:change text:change-id="ct93955972636864"/><text:change-start text:change-id="ct93955979286336"/><text:span text:style-name="T1">—</text:span><text:change-end text:change-id="ct93955979286336"/><text:span text:style-name="T1">maybe twenty of the fuckers</text:span><text:change text:change-id="ct93955979288160"/><text:change-start text:change-id="ct93955979291296"/><text:span text:style-name="T1">—</text:span><text:change-end text:change-id="ct9395597929129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3955979282736"/><text:change-start text:change-id="ct93955972674208"/><text:span text:style-name="T1">—</text:span><text:change-end text:change-id="ct93955972674208"/><text:span text:style-name="T1">the klaxon is blaring, the red lights are spinning. The fucking Authority goons start running around in a panic, probably most of them think the docking bay is flooding, hell</text:span><text:change-start text:change-id="ct93955979273520"/><text:span text:style-name="T1">,</text:span><text:change-end text:change-id="ct93955979273520"/><text:span text:style-name="T1"> I thought that myself for a minute.”</text:span></text:p>
      <text:p text:style-name="Text_20_body"><text:span text:style-name="T1">“Fuckin’ wow,” said Percy</text:span><text:change-start text:change-id="ct93955979274480"/><text:span text:style-name="T1">,</text:span><text:change-end text:change-id="ct93955979274480"/><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3955979276704"/><text:change-start text:change-id="ct93955979277664"/><text:span text:style-name="T1">—</text:span><text:change-end text:change-id="ct93955979277664"/><text:span text:style-name="T1">someone had just triggered the big watertight bulkhead to close just to fuck with all these Authority toughs. The meat shields weren’t much less panicked at that though</text:span><text:change text:change-id="ct93955979308032"/><text:change-start text:change-id="ct93955979308656"/><text:span text:style-name="T1">—</text:span><text:change-end text:change-id="ct93955979308656"/><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3955972744976"/><text:change-start text:change-id="ct93955979277952"/><text:span text:style-name="T1">—</text:span><text:change-end text:change-id="ct9395597927795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3955979319664"/><text:span text:style-name="T1">.</text:span><text:change-end text:change-id="ct93955979319664"/><text:change text:change-id="ct93955979292912"/><text:span text:style-name="T1"> “</text:span><text:change-start text:change-id="ct93955979281008"/><text:span text:style-name="T1">W</text:span><text:change-end text:change-id="ct93955979281008"/><text:change text:change-id="ct93955972783632"/><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3955979293200"/><text:change-start text:change-id="ct93955979326832"/><text:span text:style-name="T1">—</text:span><text:change-end text:change-id="ct93955979326832"/><text:span text:style-name="T1">presumably unnoticed</text:span><text:change text:change-id="ct93955979327792"/><text:change-start text:change-id="ct93955979329344"/><text:span text:style-name="T1">—</text:span><text:change-end text:change-id="ct93955979329344"/><text:span text:style-name="T1">without that bit of fuckin’ luck.”</text:span></text:p>
      <text:p text:style-name="Text_20_body"><text:span text:style-name="T1">“Which brings up another thing I wanted to ask you about</text:span><text:change-start text:change-id="ct93955979327120"/><text:span text:style-name="T1">,</text:span><text:change-end text:change-id="ct93955979327120"/><text:span text:style-name="T1"> Captain Shakes,” said Hemi</text:span><text:change-start text:change-id="ct93955979310928"/><text:span text:style-name="T1">.</text:span><text:change-end text:change-id="ct93955979310928"/><text:change text:change-id="ct93955979331440"/><text:span text:style-name="T1"> “</text:span><text:change-start text:change-id="ct93955979336816"/><text:span text:style-name="T1">T</text:span><text:change-end text:change-id="ct93955979336816"/><text:change text:change-id="ct93955973432208"/><text:span text:style-name="T1">hat boat of yours </text:span><text:change-start text:change-id="ct93955979338448"/><text:span text:style-name="T1">is now </text:span><text:change-end text:change-id="ct93955979338448"/><text:span text:style-name="T1">certainly</text:span><text:change text:change-id="ct93955979339408"/><text:change text:change-id="ct93955979339696"/><text:change-start text:change-id="ct93955979340944"/><text:span text:style-name="T1"> . . . </text:span><text:change-end text:change-id="ct93955979340944"/><text:change text:change-id="ct93955979341232"/><text:span text:style-name="T1">loud</text:span><text:change text:change-id="ct93955979342192"/><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3955979340608"/><text:change-start text:change-id="ct93955979337104"/><text:span text:style-name="T1">’</text:span><text:change-end text:change-id="ct93955979337104"/><text:span text:style-name="T1">Cept maybe some of those old coastal tug subs. That was the fuckin’ plan, right</text:span><text:change-start text:change-id="ct93955979352032"/><text:span text:style-name="T1">,</text:span><text:change-end text:change-id="ct93955979352032"/><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3955979354816"/><text:span text:style-name="T1">—</text:span><text:change-end text:change-id="ct93955979354816"/><text:change text:change-id="ct93955979355104"/><text:span text:style-name="T1">I got a fuckin’ pigeon.”</text:span></text:p>
      <text:p text:style-name="P8">“A pigeon?” asked Hemi. “I have never heard of that. Some new kind of sonar unit?”</text:p>
      <text:p text:style-name="Text_20_body"><text:span text:style-name="T1">“No</text:span><text:change-start text:change-id="ct93955979356112"/><text:span text:style-name="T1">,</text:span><text:change-end text:change-id="ct93955979356112"/><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3955979336480"/><text:change-start text:change-id="ct93955972727696"/><text:span text:style-name="T1"> . . .</text:span><text:change-end text:change-id="ct93955972727696"/><text:span text:style-name="T1">” said Percy, “to keep you company during those long hours alone aboard the </text:span><text:span text:style-name="T2">Gnat</text:span><text:span text:style-name="T1">. To keep you from going crazy</text:span><text:change text:change-id="ct93955979373248"/><text:change-start text:change-id="ct93955979374208"/><text:span text:style-name="T1"> . . . </text:span><text:change-end text:change-id="ct93955979374208"/><text:change text:change-id="ct93955979374496"/><text:span text:style-name="T1">er?”</text:span></text:p>
      <text:p text:style-name="Text_20_body"><text:span text:style-name="T1">“Naw, Herschel’s not a pet, I told ya</text:span><text:change text:change-id="ct93955979368880"/><text:change-start text:change-id="ct93955979372576"/><text:span text:style-name="T1">—</text:span><text:change-end text:change-id="ct93955979372576"/><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3955979385840"/><text:change-start text:change-id="ct93955979383488"/><text:span text:style-name="T1"> . . .</text:span><text:change-end text:change-id="ct93955979383488"/><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3955979363360"/><text:change-start text:change-id="ct93955979395584"/><text:span text:style-name="T1"> . . . </text:span><text:change-end text:change-id="ct93955979395584"/><text:change text:change-id="ct93955979395872"/><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3955979397840"/><text:change-start text:change-id="ct93955979398800"/><text:span text:style-name="T1"> . . .</text:span><text:change-end text:change-id="ct93955979398800"/><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3955979320432"/><text:change-start text:change-id="ct93955979355824"/><text:span text:style-name="T1"> . . .</text:span><text:change-end text:change-id="ct93955979355824"/><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395597941339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3955979417328"/><text:span text:style-name="T1">,</text:span><text:change-end text:change-id="ct93955979417328"/><text:span text:style-name="T1"> Gregory,” Shakes said. “I eat that canned salmon all the time when I’m on the </text:span><text:span text:style-name="T2">Gnat</text:span><text:change text:change-id="ct93955979418960"/><text:change-start text:change-id="ct93955979419920"/><text:span text:style-name="T1">—</text:span><text:change-end text:change-id="ct93955979419920"/><text:span text:style-name="T1">usually just cold and straight from the can</text:span><text:change-start text:change-id="ct93955979421552"/><text:span text:style-name="T1">,</text:span><text:change-end text:change-id="ct93955979421552"/><text:span text:style-name="T1"> though.”</text:span></text:p>
      <text:p text:style-name="Text_20_body"><text:span text:style-name="T1">“That’s</text:span><text:change text:change-id="ct93955979289200"/><text:change-start text:change-id="ct93955979419248"/><text:span text:style-name="T1"> . . . </text:span><text:change-end text:change-id="ct93955979419248"/><text:change text:change-id="ct93955979419536"/><text:span text:style-name="T1">pretty fucking foul</text:span><text:change-start text:change-id="ct93955979421216"/><text:span text:style-name="T1">,</text:span><text:change-end text:change-id="ct9395597942121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3955979420688"/><text:span text:style-name="T1">,</text:span><text:change-end text:change-id="ct93955979420688"/><text:span text:style-name="T1"> Captain Shakes, I always thought that was unusual myself. There has to be </text:span><text:change text:change-id="ct93955979432736"/><text:change-start text:change-id="ct93955979433696"/><text:span text:style-name="T1">three hundred </text:span><text:change-end text:change-id="ct9395597943369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3955979446624"/><text:span text:style-name="T1">,</text:span><text:change-end text:change-id="ct9395597944662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3955979452384"/><text:span text:style-name="T1">,</text:span><text:change-end text:change-id="ct93955979452384"/><text:span text:style-name="T1"> reaching for the pot</text:span><text:change-start text:change-id="ct93955979454016"/><text:span text:style-name="T1">, where</text:span><text:change-end text:change-id="ct93955979454016"/><text:change text:change-id="ct93955979454304"/><text:span text:style-name="T1"> the dregs of the previous batch slowly embalm</text:span><text:change-start text:change-id="ct93955979455936"/><text:span text:style-name="T1">ed</text:span><text:change-end text:change-id="ct93955979455936"/><text:change text:change-id="ct9395597945622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3955979454592"/><text:span text:style-name="T1">for Hemi and Percy, which they received gratefully.</text:span></text:p>
      <text:p text:style-name="Text_20_body"><text:span text:style-name="T1">“Here’s what we’re thinking</text:span><text:change-start text:change-id="ct93955979463376"/><text:span text:style-name="T1">,</text:span><text:change-end text:change-id="ct93955979463376"/><text:span text:style-name="T1"> Captain Shakes,” said Percy</text:span><text:change-start text:change-id="ct93955979465008"/><text:span text:style-name="T1">.</text:span><text:change-end text:change-id="ct93955979465008"/><text:change text:change-id="ct93955979465296"/><text:span text:style-name="T1"> “</text:span><text:change-start text:change-id="ct93955979466928"/><text:span text:style-name="T1">W</text:span><text:change-end text:change-id="ct93955979466928"/><text:change text:change-id="ct93955979467216"/><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3955979466400"/><text:span text:style-name="T1">,</text:span><text:change-end text:change-id="ct93955979466400"/><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3955979476528"/><text:span text:style-name="T1">,</text:span><text:change-end text:change-id="ct93955979476528"/><text:span text:style-name="T1"> since we’re heading for the mainland port of Stilt City,” said Percy.</text:span></text:p>
      <text:p text:style-name="Text_20_body"><text:span text:style-name="T1">“</text:span><text:change text:change-id="ct93955979453008"/><text:change-start text:change-id="ct93955979479984"/><text:span text:style-name="T1">. . . </text:span><text:change-end text:change-id="ct93955979479984"/><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3955979484176"/><text:span text:style-name="T1">,</text:span><text:change-end text:change-id="ct93955979484176"/><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3955979375600"/><text:change-start text:change-id="ct93955979497488"/><text:span text:style-name="T1">—</text:span><text:change-end text:change-id="ct93955979497488"/><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3955979515408"/><text:span text:style-name="T1">,</text:span><text:change-end text:change-id="ct93955979515408"/><text:span text:style-name="T1"> Captain Shakes. Right now</text:span><text:change-start text:change-id="ct93955979517696"/><text:span text:style-name="T1">,</text:span><text:change-end text:change-id="ct9395597951769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3955979524896"/><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3955979529040"/><text:change-start text:change-id="ct93955979529392"/><text:span text:style-name="T1">one hundred </text:span><text:change-end text:change-id="ct93955979529392"/><text:span text:style-name="T1">meters</text:span><text:change-start text:change-id="ct93955979544192"/><text:span text:style-name="T1">.</text:span><text:change-end text:change-id="ct93955979544192"/><text:span text:style-name="T1"> </text:span><text:change text:change-id="ct93955979545152"/><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3955979542848"/><text:span text:style-name="T1">,</text:span><text:change-end text:change-id="ct93955979542848"/><text:span text:style-name="T1"> </text:span><text:change text:change-id="ct93955979543808"/><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3955979544480"/><text:change-start text:change-id="ct93955979561008"/><text:span text:style-name="T1">—</text:span><text:change-end text:change-id="ct93955979561008"/><text:span text:style-name="T1">at least during the day</text:span><text:change text:change-id="ct93955979560304"/><text:change-start text:change-id="ct93955979561712"/><text:span text:style-name="T1">—</text:span><text:change-end text:change-id="ct93955979561712"/><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3955979557968"/><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3955979587120"/><text:span text:style-name="T1">,</text:span><text:change-end text:change-id="ct93955979587120"/><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3955979599536"/><text:span text:style-name="T1">,</text:span><text:change-end text:change-id="ct93955979599536"/><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3955979607696"/><text:change-start text:change-id="ct93955979614176"/><text:span text:style-name="T1">—</text:span><text:change-end text:change-id="ct93955979614176"/><text:span text:style-name="T1">or Percy</text:span><text:change text:change-id="ct93955979615136"/><text:change-start text:change-id="ct93955979616096"/><text:span text:style-name="T1">—</text:span><text:change-end text:change-id="ct93955979616096"/><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3955979624368"/><text:span text:style-name="T1">,</text:span><text:change-end text:change-id="ct93955979624368"/><text:span text:style-name="T1"> though?” asked Hemi.</text:span></text:p>
      <text:p text:style-name="Text_20_body"><text:span text:style-name="T1">“Well</text:span><text:change text:change-id="ct93955979487776"/><text:change-start text:change-id="ct93955979621680"/><text:span text:style-name="T1"> . . .</text:span><text:change-end text:change-id="ct93955979621680"/><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3955979188960"/><text:change-start text:change-id="ct93955979190192"/><text:span text:style-name="T1"> . . . </text:span><text:change-end text:change-id="ct93955979190192"/><text:change text:change-id="ct93955979190480"/><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3955979621968"/><text:span text:style-name="T1">,</text:span><text:change-end text:change-id="ct93955979621968"/><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3955979587408"/><text:change-start text:change-id="ct93955979668960"/><text:span text:style-name="T1">—</text:span><text:change-end text:change-id="ct93955979668960"/><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3955979658512"/><text:span text:style-name="T1">,</text:span><text:change-end text:change-id="ct93955979658512"/><text:span text:style-name="T1"> Cassandra.” Percy called back down to her. Percy took down the ship-to-ship mic. “Captain Shakes</text:span><text:change text:change-id="ct93955979668288"/><text:change-start text:change-id="ct93955979668576"/><text:span text:style-name="T1">—</text:span><text:change-end text:change-id="ct93955979668576"/><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3955979697008"/><text:span text:style-name="T1">,</text:span><text:change-end text:change-id="ct93955979697008"/><text:span text:style-name="T1"> Captain Shakes. If you</text:span><text:change text:change-id="ct93955979697968"/><text:change-start text:change-id="ct93955979698928"/><text:span text:style-name="T1"> . . .</text:span><text:change-end text:change-id="ct93955979698928"/><text:span text:style-name="T1">”</text:span></text:p>
      <text:p text:style-name="Text_20_body"><text:span text:style-name="T1">“Captain Percy!” Cassandra interrupted with a shout from sonar</text:span><text:change-start text:change-id="ct93955979697296"/><text:span text:style-name="T1">.</text:span><text:change-end text:change-id="ct93955979697296"/><text:change text:change-id="ct93955979697584"/><text:span text:style-name="T1"> “I think I’ve got a contact.”</text:span></text:p>
      <text:p text:style-name="Text_20_body"><text:span text:style-name="T1">“Hold on</text:span><text:change-start text:change-id="ct93955979707040"/><text:span text:style-name="T1">,</text:span><text:change-end text:change-id="ct93955979707040"/><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3955979492768"/><text:span text:style-name="T1">’s</text:span><text:change-end text:change-id="ct93955979492768"/><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3955979715024"/><text:span text:style-name="T1">,</text:span><text:change-end text:change-id="ct93955979715024"/><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3955979719824"/><text:span text:style-name="T1">,</text:span><text:change-end text:change-id="ct93955979719824"/><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3955979721104"/><text:change-start text:change-id="ct93955979723408"/><text:span text:style-name="T1">—</text:span><text:change-end text:change-id="ct9395597972340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3955979715792"/><text:span text:style-name="T1">,</text:span><text:change-end text:change-id="ct9395597971579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3955979725568"/><text:change-start text:change-id="ct93955979720112"/><text:span text:style-name="T1"> . . .</text:span><text:change-end text:change-id="ct93955979720112"/><text:span text:style-name="T1">” The end of his oath was cut off by the whining start of the </text:span><text:span text:style-name="T2">Gnat’s</text:span><text:span text:style-name="T1"> diesel engine</text:span><text:change-start text:change-id="ct93955979735648"/><text:span text:style-name="T1">,</text:span><text:change-end text:change-id="ct9395597973564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3955979721392"/><text:change-start text:change-id="ct93955979720400"/><text:span text:style-name="T1">—</text:span><text:change-end text:change-id="ct93955979720400"/><text:span text:style-name="T1">don’t move the fuckin’ boat. Don’t trim anything or let her make any fuckin’ sounds at all.”</text:span></text:p>
      <text:p text:style-name="Text_20_body"><text:span text:style-name="T1">“Dead-silent-crypt drift, got it</text:span><text:change-start text:change-id="ct93955979743616"/><text:span text:style-name="T1">,</text:span><text:change-end text:change-id="ct9395597974361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3955979747024"/><text:span text:style-name="T1">,</text:span><text:change-end text:change-id="ct93955979747024"/><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3955979746736"/><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3955979753440"/><text:change-start text:change-id="ct93955979754064"/><text:span text:style-name="T1"> . . . </text:span><text:change-end text:change-id="ct93955979754064"/><text:span text:style-name="T1"><text:s/>is that our fucking creepy sub with the fuckin’ ram?”</text:span></text:p>
      <text:p text:style-name="Text_20_body"><text:span text:style-name="T1">Hemi sighed. “It is</text:span><text:change text:change-id="ct93955979734304"/><text:change-start text:change-id="ct93955979757856"/><text:span text:style-name="T1">—</text:span><text:change-end text:change-id="ct93955979757856"/><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3955979758144"/><text:span text:style-name="T1">,</text:span><text:change-end text:change-id="ct93955979758144"/><text:span text:style-name="T1"> fuck. It doesn’t matter</text:span><text:change text:change-id="ct93955979755504"/><text:change-start text:change-id="ct93955979764336"/><text:span text:style-name="T1">—</text:span><text:change-end text:change-id="ct93955979764336"/><text:span text:style-name="T1">what matters is our current situation. Next order of business</text:span><text:change-start text:change-id="ct93955979765296"/><text:span text:style-name="T1">,</text:span><text:change-end text:change-id="ct93955979765296"/><text:span text:style-name="T1"> you two: are they following Shakes away from us</text:span><text:change-start text:change-id="ct93955979766928"/><text:span text:style-name="T1">?</text:span><text:change-end text:change-id="ct93955979766928"/><text:change text:change-id="ct9395597976721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3955979766064"/><text:span text:style-name="T1">,</text:span><text:change-end text:change-id="ct93955979766064"/><text:span text:style-name="T1"> Cassandra,” he explained</text:span><text:change-start text:change-id="ct93955979775376"/><text:span text:style-name="T1">,</text:span><text:change-end text:change-id="ct93955979775376"/><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3955979776144"/><text:span text:style-name="T1">,</text:span><text:change-end text:change-id="ct93955979776144"/><text:span text:style-name="T1"> Hemi reported to Percy: “</text:span><text:change-start text:change-id="ct93955979768656"/><text:span text:style-name="T1">I</text:span><text:change-end text:change-id="ct93955979768656"/><text:change text:change-id="ct93955979776432"/><text:span text:style-name="T1">t</text:span><text:change text:change-id="ct93955979776720"/><text:change-start text:change-id="ct93955979784064"/><text:span text:style-name="T1"> . . . </text:span><text:change-end text:change-id="ct93955979784064"/><text:change text:change-id="ct93955979784352"/><text:span text:style-name="T1">seems like it is working</text:span><text:change-start text:change-id="ct93955979785984"/><text:span text:style-name="T1">,</text:span><text:change-end text:change-id="ct93955979785984"/><text:span text:style-name="T1"> Sylvia. The </text:span><text:span text:style-name="T2">Grackle</text:span><text:span text:style-name="T1"> is definitely following Shakes. And</text:span><text:change text:change-id="ct93955979788288"/><text:change-start text:change-id="ct93955979789584"/><text:span text:style-name="T1"> . . .</text:span><text:change-end text:change-id="ct9395597978958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3955979788576"/><text:span text:style-name="T1">,</text:span><text:change-end text:change-id="ct93955979788576"/><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3955979800592"/><text:span text:style-name="T1">,</text:span><text:change-end text:change-id="ct93955979800592"/><text:span text:style-name="T1"> to make aiming a torpedo more challenging</text:span><text:change text:change-id="ct93955979802192"/><text:change-start text:change-id="ct93955979803152"/><text:span text:style-name="T1"> . . .</text:span><text:change-end text:change-id="ct93955979803152"/><text:span text:style-name="T1">” Hemi looked doubtful.</text:span></text:p>
      <text:p text:style-name="Text_20_body"><text:span text:style-name="T1">“Well, keep the fuck on them,” said Percy. “Let me know if anything changes</text:span><text:change text:change-id="ct93955979696672"/><text:change-start text:change-id="ct93955979786272"/><text:span text:style-name="T1"> . . . </text:span><text:change-end text:change-id="ct93955979786272"/><text:change text:change-id="ct93955979786560"/><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3955979800256"/><text:span text:style-name="T1"> </text:span><text:change-end text:change-id="ct93955979800256"/><text:change text:change-id="ct93955979814208"/><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3955979832560"/><text:change-start text:change-id="ct93955979833520"/><text:span text:style-name="T1">fifteen </text:span><text:change-end text:change-id="ct93955979833520"/><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3955979830576"/><text:span text:style-name="T1">the fact </text:span><text:change-end text:change-id="ct93955979830576"/><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3955979845840"/><text:change-start text:change-id="ct93955979846800"/><text:span text:style-name="T1">twenty </text:span><text:change-end text:change-id="ct9395597984680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3955979858480"/><text:change-start text:change-id="ct93955979859440"/><text:span text:style-name="T1"> . . . </text:span><text:change-end text:change-id="ct93955979859440"/><text:change text:change-id="ct93955979859728"/><text:span text:style-name="T1">mechanical. But the background noise of the ocean has changed Hemi. It sounds</text:span><text:change text:change-id="ct93955979860688"/><text:change-start text:change-id="ct93955979861920"/><text:span text:style-name="T1"> . . .</text:span><text:change-end text:change-id="ct93955979861920"/><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3955979861248"/><text:change-start text:change-id="ct93955979867056"/><text:span text:style-name="T1"> . . .</text:span><text:change-end text:change-id="ct93955979867056"/><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3955979870192"/><text:span text:style-name="T1">.</text:span><text:change-end text:change-id="ct93955979870192"/><text:change text:change-id="ct93955979870480"/><text:span text:style-name="T1">”</text:span></text:p>
      <text:p text:style-name="P8">“Even bad storms do not stir the water this deep.”</text:p>
      <text:p text:style-name="Text_20_body"><text:span text:style-name="T1">“On the surface</text:span><text:change-start text:change-id="ct93955979868656"/><text:span text:style-name="T1">,</text:span><text:change-end text:change-id="ct93955979868656"/><text:span text:style-name="T1"> though,” said Percy, “it’s another fucking matter.”</text:span></text:p>
      <text:p text:style-name="Text_20_body"><text:change text:change-id="ct93955979857808"/><text:change text:change-id="ct93955975094576"/><text:change-start text:change-id="ct93955979861536"/><text:span text:style-name="T1">“</text:span><text:change-end text:change-id="ct93955979861536"/><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3955979881280"/><text:span text:style-name="T1">-</text:span><text:change-end text:change-id="ct93955979881280"/><text:change text:change-id="ct93955979881568"/><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3955979887280"/><text:span text:style-name="T1">,</text:span><text:change-end text:change-id="ct93955979887280"/><text:span text:style-name="T1"> we can get the batteries charged </text:span><text:change text:change-id="ct93955979888240"/><text:span text:style-name="T1">with very little chance of being found.”</text:span></text:p>
      <text:p text:style-name="Text_20_body"><text:span text:style-name="T1">“Running on the surface in the storm does provide a lot of cover</text:span><text:change text:change-id="ct93955979850592"/><text:change-start text:change-id="ct93955979887568"/><text:span text:style-name="T1">—</text:span><text:change-end text:change-id="ct93955979887568"/><text:span text:style-name="T1">the radar will be swamped and the ocean makes enough noise to cover our running diesels</text:span><text:change text:change-id="ct93955979892560"/><text:change-start text:change-id="ct93955979893520"/><text:span text:style-name="T1"> . . . </text:span><text:change-end text:change-id="ct93955979893520"/><text:change text:change-id="ct93955979893808"/><text:span text:style-name="T1">But it could also swamp us or crack the </text:span><text:span text:style-name="T2">Prospect’s</text:span><text:span text:style-name="T1"> spine.”</text:span></text:p>
      <text:p text:style-name="Text_20_body"><text:span text:style-name="T1">“She’s a strong fuckin’ boat</text:span><text:change-start text:change-id="ct93955975551104"/><text:span text:style-name="T1">,</text:span><text:change-end text:change-id="ct93955975551104"/><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3955979902448"/><text:span text:style-name="T1">,</text:span><text:change-end text:change-id="ct93955979902448"/><text:change text:change-id="ct93955979902736"/><text:span text:style-name="T1"> “</text:span><text:change-start text:change-id="ct93955979904368"/><text:span text:style-name="T1">a</text:span><text:change-end text:change-id="ct93955979904368"/><text:change text:change-id="ct93955979904656"/><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3955979903504"/><text:span text:style-name="T1">,</text:span><text:change-end text:change-id="ct93955979903504"/><text:span text:style-name="T1"> I just want you to open the high</text:span><text:change-start text:change-id="ct93955979910464"/><text:span text:style-name="T1">-</text:span><text:change-end text:change-id="ct93955979910464"/><text:change text:change-id="ct9395597991075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3955979909792"/><text:span text:style-name="T1">,</text:span><text:change-end text:change-id="ct93955979909792"/><text:span text:style-name="T1"> Bastian, give us a little more throttle. I am adjusting the planes for some up-angle.”</text:span></text:p>
      <text:p text:style-name="Text_20_body"><text:span text:style-name="T1">The bow of the boat rose slowly ahead of them, and Percy, </text:span><text:change text:change-id="ct93955979895440"/><text:span text:style-name="T1">the only one standing, leaned into the angle. She found her pack of cheroots tucked into the wall joists</text:span><text:change text:change-id="ct93955979918720"/><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3955979924304"/><text:span text:style-name="T1">-</text:span><text:change-end text:change-id="ct93955979924304"/><text:change text:change-id="ct9395597992459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3955973262288"/><text:span text:style-name="T1">,</text:span><text:change-end text:change-id="ct93955973262288"/><text:span text:style-name="T1"> Owen!”</text:span></text:p>
      <text:p text:style-name="Text_20_body"><text:span text:style-name="T1">Percy punched the emergency blow alarm</text:span><text:change text:change-id="ct93955979927568"/><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3955979936576"/><text:span text:style-name="T1">,</text:span><text:change-end text:change-id="ct9395597993657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3955979926000"/><text:change-start text:change-id="ct93955979951184"/><text:span text:style-name="T1"> . . . </text:span><text:change-end text:change-id="ct93955979951184"/><text:change text:change-id="ct93955979951472"/><text:span text:style-name="T1">something’s wrong,” she said, but even the time it took to get the words out </text:span><text:change text:change-id="ct93955979951760"/><text:change-start text:change-id="ct93955979952720"/><text:span text:style-name="T1">was</text:span><text:change-end text:change-id="ct93955979952720"/><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3955979952048"/><text:change-start text:change-id="ct93955979952336"/><text:span text:style-name="T1">as if</text:span><text:change-end text:change-id="ct93955979952336"/><text:span text:style-name="T1"> some sky-scraping giant </text:span><text:change-start text:change-id="ct93955979959600"/><text:span text:style-name="T1">was </text:span><text:change-end text:change-id="ct93955979959600"/><text:span text:style-name="T1">lifting them closer to his near-sighted eyes for inspection without regard for the orientation of the strange object in his hand. In this case, the giant was a </text:span><text:change-start text:change-id="ct93955979961232"/><text:span text:style-name="T1">twenty</text:span><text:change-end text:change-id="ct93955979961232"/><text:change text:change-id="ct9395597996152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3955979963200"/><text:change-start text:change-id="ct93955979959264"/><text:span text:style-name="T1">ninety </text:span><text:change-end text:change-id="ct93955979959264"/><text:span text:style-name="T1">degrees on its side by being caught in the wrong part of a huge wave. It kept rolling</text:span><text:change text:change-id="ct93955979970592"/><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3955979971552"/><text:change-start text:change-id="ct93955973516736"/><text:span text:style-name="T1">once </text:span><text:change-end text:change-id="ct93955973516736"/><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3955973928000"/><text:change-start text:change-id="ct93955979958592"/><text:span text:style-name="T1">twenty-</text:span><text:change-end text:change-id="ct93955979958592"/><text:span text:style-name="T1">degree roll, not</text:span><text:change text:change-id="ct93955979970256"/><text:span text:style-name="T1"> </text:span><text:change text:change-id="ct93955979971840"/><text:change-start text:change-id="ct93955979981104"/><text:span text:style-name="T1">ninety</text:span><text:change-end text:change-id="ct93955979981104"/><text:change text:change-id="ct93955979981392"/><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3955979958880"/><text:span text:style-name="T1">.</text:span><text:change-end text:change-id="ct93955979958880"/><text:change text:change-id="ct93955979963488"/><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3955979994096"/><text:change-start text:change-id="ct93955979995056"/><text:span text:style-name="T1"> . . .</text:span><text:change-end text:change-id="ct93955979995056"/><text:span text:style-name="T1">”</text:span></text:p>
      <text:p text:style-name="Text_20_body"><text:span text:style-name="T1">The sub rocked on its side for terrifying minutes, sometimes rolling in the wrong direction far enough that it seemed impossible they would not </text:span><text:change text:change-id="ct93955979980768"/><text:change-start text:change-id="ct93955979983824"/><text:span text:style-name="T1">turn </text:span><text:change-end text:change-id="ct93955979983824"/><text:span text:style-name="T1">upside down. Occasionally the lights </text:span><text:change text:change-id="ct93955979999184"/><text:span text:style-name="T1">flicker</text:span><text:change-start text:change-id="ct93955980000816"/><text:span text:style-name="T1">ed</text:span><text:change-end text:change-id="ct93955980000816"/><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3955979993760"/><text:change-start text:change-id="ct93955979996160"/><text:span text:style-name="T1">when </text:span><text:change-end text:change-id="ct93955979996160"/><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3955980017568"/><text:span text:style-name="T1">.</text:span><text:change-end text:change-id="ct93955980017568"/><text:change text:change-id="ct93955975396160"/><text:span text:style-name="T1"> “</text:span><text:change-start text:change-id="ct93955980018864"/><text:span text:style-name="T1">D</text:span><text:change-end text:change-id="ct93955980018864"/><text:change text:change-id="ct93955975510304"/><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3955980018560"/><text:span text:style-name="T1">,</text:span><text:change-end text:change-id="ct93955980018560"/><text:span text:style-name="T1"> Bastian, pick a bearing and keep us moving on it. Hemi! Get up on the bridge</text:span><text:change text:change-id="ct93955980025488"/><text:change-start text:change-id="ct93955980026112"/><text:span text:style-name="T1">—</text:span><text:change-end text:change-id="ct93955980026112"/><text:span text:style-name="T1">with a fuckin’ lifeline</text:span><text:change text:change-id="ct93955980026736"/><text:change-start text:change-id="ct93955980028352"/><text:span text:style-name="T1">—</text:span><text:change-end text:change-id="ct93955980028352"/><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3955980027344"/><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3955980037632"/><text:span text:style-name="T1">,</text:span><text:change-end text:change-id="ct93955980037632"/><text:span text:style-name="T1"> Percy.” Owen headed off quickly, nearly running into Gregory</text:span><text:change-start text:change-id="ct93955980039264"/><text:span text:style-name="T1">,</text:span><text:change-end text:change-id="ct93955980039264"/><text:span text:style-name="T1"> who was stumbling up from crew quarters.</text:span></text:p>
      <text:p text:style-name="Text_20_body"><text:span text:style-name="T1">“You alright</text:span><text:change-start text:change-id="ct93955980037920"/><text:span text:style-name="T1">,</text:span><text:change-end text:change-id="ct93955980037920"/><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3955980040704"/><text:change-start text:change-id="ct93955980046896"/><text:span text:style-name="T1">—</text:span><text:change-end text:change-id="ct93955980046896"/><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3955980057456"/><text:span text:style-name="T1">,</text:span><text:change-end text:change-id="ct93955980057456"/><text:span text:style-name="T1"> Bastian!” Hemi shouted down to the control room</text:span><text:change-start text:change-id="ct93955980059088"/><text:span text:style-name="T1">.</text:span><text:change-end text:change-id="ct93955980059088"/><text:change text:change-id="ct93955980059376"/><text:span text:style-name="T1"> “</text:span><text:change-start text:change-id="ct93955980061008"/><text:span text:style-name="T1">L</text:span><text:change-end text:change-id="ct93955980061008"/><text:change text:change-id="ct93955973820352"/><text:span text:style-name="T1">eft-rudder, three degrees.”</text:span></text:p>
      <text:p text:style-name="Text_20_body"><text:span text:style-name="T1">Bastian shouted the order back up to Hemi</text:span><text:change text:change-id="ct93955980048336"/><text:span text:style-name="T1"> like the pilot of a military ship would, knowing that Hemi had to be sure he was executing exactly the </text:span><text:change-start text:change-id="ct93955980060336"/><text:span text:style-name="T1">right </text:span><text:change-end text:change-id="ct93955980060336"/><text:span text:style-name="T1">move</text:span><text:change text:change-id="ct93955980058416"/><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3955980062448"/><text:change-start text:change-id="ct93955980060624"/><text:span text:style-name="T1">—</text:span><text:change-end text:change-id="ct93955980060624"/><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3955980083376"/><text:span text:style-name="T1">,</text:span><text:change-end text:change-id="ct93955980083376"/><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3955980084288"/><text:span text:style-name="T1">,</text:span><text:change-end text:change-id="ct93955980084288"/><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3955980090000"/><text:span text:style-name="T1">,</text:span><text:change-end text:change-id="ct93955980090000"/><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3955980094992"/><text:span text:style-name="T1">,</text:span><text:change-end text:change-id="ct93955980094992"/><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3955980097328"/><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3955980097616"/><text:span text:style-name="T1">,</text:span><text:change-end text:change-id="ct93955980097616"/><text:span text:style-name="T1"> Percy. Two fuckin’ times you almost fuckin’ killed me now. You fuckin’ surface the boat in a fuckin’ storm? Fuckin’ damn you to a cold fuckin’ watery hell</text:span><text:change-start text:change-id="ct93955980094688"/><text:span text:style-name="T1">,</text:span><text:change-end text:change-id="ct93955980094688"/><text:span text:style-name="T1"> you fuckin’ shit-faced asshole.”</text:span></text:p>
      <text:p text:style-name="Text_20_body"><text:span text:style-name="T1">“Fuck you</text:span><text:change-start text:change-id="ct93955973677984"/><text:span text:style-name="T1">,</text:span><text:change-end text:change-id="ct93955973677984"/><text:span text:style-name="T1"> Chips! I’m fucking captain </text:span><text:change-start text:change-id="ct93955980020304"/><text:span text:style-name="T1">of </text:span><text:change-end text:change-id="ct9395598002030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3955979948832"/><text:change-start text:change-id="ct93955980085488"/><text:span text:style-name="T1">—</text:span><text:change-end text:change-id="ct93955980085488"/><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3955980116384"/><text:span text:style-name="T1">n</text:span><text:change-end text:change-id="ct93955980116384"/><text:change text:change-id="ct93955980116672"/><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3955980121248"/><text:span text:style-name="T1">ing</text:span><text:change-end text:change-id="ct93955980121248"/><text:change text:change-id="ct93955973626176"/><text:span text:style-name="T1"> Bastian adjust the course to </text:span><text:change text:change-id="ct93955980122208"/><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3955973643664"/><text:span text:style-name="T1">,</text:span><text:change-end text:change-id="ct93955973643664"/><text:change text:change-id="ct93955980122496"/><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3955980137744"/><text:span text:style-name="T1">though, </text:span><text:change-end text:change-id="ct93955980137744"/><text:span text:style-name="T1">the giant on the bridge was starting to feel the wear of it</text:span><text:change text:change-id="ct93955980138032"/><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3955980138992"/><text:change-start text:change-id="ct93955980141360"/><text:span text:style-name="T1">—</text:span><text:change-end text:change-id="ct93955980141360"/><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3955980148000"/><text:change-start text:change-id="ct93955980148624"/><text:span text:style-name="T1"> . . . </text:span><text:change-end text:change-id="ct93955980148624"/><text:change text:change-id="ct93955980148912"/><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3955980159968"/><text:span text:style-name="T1">,</text:span><text:change-end text:change-id="ct9395598015996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3955980143104"/><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3955973827152"/><text:span text:style-name="T1">, it</text:span><text:change-end text:change-id="ct93955973827152"/><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3955973657664"/><text:change-start text:change-id="ct93955980177824"/><text:span text:style-name="T1">—</text:span><text:change-end text:change-id="ct93955980177824"/><text:span text:style-name="T1">a drone music from the culture of some remote land, with variations that held one’s attention as at the same time they carried you off to some higher plane</text:span><text:change-start text:change-id="ct93955980180016"/><text:span text:style-name="T1">,</text:span><text:change-end text:change-id="ct93955980180016"/><text:change text:change-id="ct93955973597008"/><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3955980183296"/><text:change-start text:change-id="ct93955980182144"/><text:span text:style-name="T1">three thousand </text:span><text:change-end text:change-id="ct9395598018214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3955980178112"/><text:span text:style-name="T1">letting her mind wander around in the sea surrounding them</text:span><text:change-start text:change-id="ct93955980182432"/><text:span text:style-name="T1"> at the same time</text:span><text:change-end text:change-id="ct9395598018243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3955980197296"/><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3955975174864"/><text:span text:style-name="T1">n</text:span><text:change-end text:change-id="ct93955975174864"/><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3955973779936"/><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3955980208128"/><text:span text:style-name="T1">,</text:span><text:change-end text:change-id="ct93955980208128"/><text:span text:style-name="T1"> and floated there for half a breath. It was accompanied by a rattling clink in the headphones</text:span><text:change text:change-id="ct93955980209088"/><text:change-start text:change-id="ct93955980210352"/><text:span text:style-name="T1">—</text:span><text:change-end text:change-id="ct9395598021035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3955980212496"/><text:change-start text:change-id="ct93955980213968"/><text:span text:style-name="T1">—</text:span><text:change-end text:change-id="ct9395598021396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3955980172880"/><text:change-start text:change-id="ct93955980226608"/><text:span text:style-name="T1">—</text:span><text:change-end text:change-id="ct93955980226608"/><text:span text:style-name="T1">something in the order of baleen whales</text:span><text:change text:change-id="ct93955980227568"/><text:change-start text:change-id="ct93955980229312"/><text:span text:style-name="T1">—</text:span><text:change-end text:change-id="ct9395598022931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3955980181680"/><text:span text:style-name="T1">,</text:span><text:change-end text:change-id="ct93955980181680"/><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3955980247008"/><text:change-start text:change-id="ct93955980247968"/><text:span text:style-name="T1">—</text:span><text:change-end text:change-id="ct9395598024796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3955980210640"/><text:change-start text:change-id="ct93955972594192"/><text:span text:style-name="T1">—</text:span><text:change-end text:change-id="ct9395597259419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3955980264416"/><text:change-start text:change-id="ct93955980265376"/><text:span text:style-name="T1"> . . . </text:span><text:change-end text:change-id="ct93955980265376"/><text:change text:change-id="ct93955980265664"/><text:span text:style-name="T1">I can</text:span><text:change text:change-id="ct93955980266624"/><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3955980285760"/><text:change-start text:change-id="ct93955980290640"/><text:span text:style-name="T1">—</text:span><text:change-end text:change-id="ct93955980290640"/><text:span text:style-name="T1">one with a cracked glass face</text:span><text:change text:change-id="ct93955980292096"/><text:change-start text:change-id="ct93955980293888"/><text:span text:style-name="T1">—</text:span><text:change-end text:change-id="ct9395598029388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3955980306928"/><text:change text:change-id="ct93955980307216"/><text:change-start text:change-id="ct93955980308176"/><text:span text:style-name="T1"> . . . </text:span><text:change-end text:change-id="ct93955980308176"/><text:span text:style-name="T1">Don’t ya think</text:span><text:change-start text:change-id="ct93955980309472"/><text:span text:style-name="T1">,</text:span><text:change-end text:change-id="ct93955980309472"/><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3955980308944"/><text:change-start text:change-id="ct93955980314944"/><text:span text:style-name="T1">thirty </text:span><text:change-end text:change-id="ct93955980314944"/><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3955980318880"/><text:span text:style-name="T1">,</text:span><text:change-end text:change-id="ct93955980318880"/><text:span text:style-name="T1"> Captain Percy.” Cassandra responded, unable to hide the uncertainty in her voice. “I</text:span><text:change text:change-id="ct93955980319504"/><text:change-start text:change-id="ct93955980320464"/><text:span text:style-name="T1"> . . .</text:span><text:change-end text:change-id="ct93955980320464"/><text:span text:style-name="T1"> I think they might be diving</text:span><text:change text:change-id="ct93955980321424"/><text:change-start text:change-id="ct93955972575312"/><text:span text:style-name="T1"> . . .</text:span><text:change-end text:change-id="ct9395597257531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3955980328880"/><text:span text:style-name="T1">,</text:span><text:change-end text:change-id="ct9395598032888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3955980333888"/><text:span text:style-name="T1"> . . .</text:span><text:change-end text:change-id="ct93955980333888"/><text:change text:change-id="ct93955980334176"/><text:span text:style-name="T1">” said Hemi.</text:span></text:p>
      <text:p text:style-name="Text_20_body"><text:span text:style-name="T1">“Cassandra!” Percy called down again</text:span><text:change-start text:change-id="ct93955980337968"/><text:span text:style-name="T1">.</text:span><text:change-end text:change-id="ct93955980337968"/><text:change text:change-id="ct93955973795008"/><text:span text:style-name="T1"> “</text:span><text:change-start text:change-id="ct93955980338928"/><text:span text:style-name="T1">W</text:span><text:change-end text:change-id="ct93955980338928"/><text:change text:change-id="ct93955980339216"/><text:span text:style-name="T1">hat’s the range to the contact now?”</text:span></text:p>
      <text:p text:style-name="Text_20_body"><text:span text:style-name="T1">“Um</text:span><text:change-start text:change-id="ct93955980338256"/><text:span text:style-name="T1"> . . .</text:span><text:change-end text:change-id="ct93955980338256"/><text:change text:change-id="ct93955980338544"/><text:span text:style-name="T1">” Cassandra struggled, “I can’t really tell</text:span><text:change-start text:change-id="ct93955980344352"/><text:span text:style-name="T1">,</text:span><text:change-end text:change-id="ct9395598034435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3955980329648"/><text:change-start text:change-id="ct93955980349968"/><text:span text:style-name="T1">—</text:span><text:change-end text:change-id="ct93955980349968"/><text:span text:style-name="T1">she had her eyes closed and seemed to be concentrating on listening. When he touched her</text:span><text:change-start text:change-id="ct93955980323840"/><text:span text:style-name="T1">,</text:span><text:change-end text:change-id="ct9395598032384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3955980333552"/><text:change-start text:change-id="ct93955980350256"/><text:span text:style-name="T1"> . . . </text:span><text:change-end text:change-id="ct93955980350256"/><text:change text:change-id="ct93955973714096"/><text:span text:style-name="T1">maybe 300 meters. Hold on</text:span><text:change text:change-id="ct93955980350544"/><text:change-start text:change-id="ct93955980357056"/><text:span text:style-name="T1"> . . .</text:span><text:change-end text:change-id="ct93955980357056"/><text:span text:style-name="T1">”</text:span></text:p>
      <text:p text:style-name="P8">The signal strength indicator rose slowly. Cassandra looked up at Hemi.</text:p>
      <text:p text:style-name="Text_20_body"><text:span text:style-name="T1">“They are increasing speed, Sylvia. And turning</text:span><text:change text:change-id="ct93955980352720"/><text:change-start text:change-id="ct93955980362672"/><text:span text:style-name="T1"> . . . </text:span><text:change-end text:change-id="ct93955980362672"/><text:change text:change-id="ct93955980362960"/><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3955980366256"/><text:span text:style-name="T1">,</text:span><text:change-end text:change-id="ct93955980366256"/><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3955980370560"/><text:span text:style-name="T1">.</text:span><text:change-end text:change-id="ct93955980370560"/><text:change text:change-id="ct93955980370848"/><text:span text:style-name="T1"> “</text:span><text:change-start text:change-id="ct93955980372144"/><text:span text:style-name="T1">L</text:span><text:change-end text:change-id="ct93955980372144"/><text:change text:change-id="ct93955973518560"/><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3955980371136"/><text:span text:style-name="T1">.</text:span><text:change-end text:change-id="ct93955980371136"/><text:change text:change-id="ct93955980371424"/><text:span text:style-name="T1">” </text:span><text:change text:change-id="ct93955980371712"/></text:p>
      <text:p text:style-name="Text_20_body"><text:span text:style-name="T1">Percy spat again. “Hell’s bells. Then just fucking let me know if there’s any indication at all that they are about to fire</text:span><text:change-start text:change-id="ct93955972575600"/><text:span text:style-name="T1">,</text:span><text:change-end text:change-id="ct93955972575600"/><text:span text:style-name="T1"> Hemi.”</text:span></text:p>
      <text:p text:style-name="Text_20_body"><text:span text:style-name="T1">“It is tough</text:span><text:change-start text:change-id="ct93955980382272"/><text:span text:style-name="T1">,</text:span><text:change-end text:change-id="ct93955980382272"/><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3955980394480"/><text:span text:style-name="T1">,</text:span><text:change-end text:change-id="ct93955980394480"/><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3955980335616"/><text:span text:style-name="T1">,</text:span><text:change-end text:change-id="ct93955980335616"/><text:span text:style-name="T1"> Cassandra,” said Hemi, pointing at the range-finding equipment that lit up with the direction and remaining distance between them and the torpedo. It updated immediately following each ping</text:span><text:change text:change-id="ct93955980407008"/><text:change-start text:change-id="ct93955980408416"/><text:span text:style-name="T1">—</text:span><text:change-end text:change-id="ct93955980408416"/><text:span text:style-name="T1">the torpedo was gaining about </text:span><text:change text:change-id="ct93955980409552"/><text:change-start text:change-id="ct93955980410512"/><text:span text:style-name="T1">one hundred </text:span><text:change-end text:change-id="ct93955980410512"/><text:span text:style-name="T1">meters between each ping.</text:span></text:p>
      <text:p text:style-name="Text_20_body"><text:span text:style-name="T1">“Down. </text:span><text:change-start text:change-id="ct93955975162080"/><text:span text:style-name="T1">W</text:span><text:change-end text:change-id="ct93955975162080"/><text:change text:change-id="ct93955980411952"/><text:span text:style-name="T1">e have to get deeper,” Percy whispered to herself in the control room. She reached past Bastian</text:span><text:change text:change-id="ct93955980407744"/><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3955980404256"/><text:change-start text:change-id="ct93955980395248"/><text:span text:style-name="T1">two hundred </text:span><text:change-end text:change-id="ct93955980395248"/><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3955980431488"/><text:span text:style-name="T1">.</text:span><text:change-end text:change-id="ct93955980431488"/><text:change text:change-id="ct93955980431776"/><text:span text:style-name="T1"> “What happened?”</text:span></text:p>
      <text:p text:style-name="Text_20_body"><text:span text:style-name="T1">“Most of the torpedoes on these Authority subs are older ones</text:span><text:change-start text:change-id="ct93955980408032"/><text:span text:style-name="T1">,</text:span><text:change-end text:change-id="ct93955980408032"/><text:span text:style-name="T1"> because they manufactured fuckin’ huge numbers of them. They generally can’t swim below </text:span><text:change text:change-id="ct93955980435232"/><text:change-start text:change-id="ct93955980436192"/><text:span text:style-name="T1">two hundred </text:span><text:change-end text:change-id="ct93955980436192"/><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3955980435520"/><text:span text:style-name="T1">W</text:span><text:change-end text:change-id="ct93955980435520"/><text:change text:change-id="ct93955980435808"/><text:span text:style-name="T1">hat are they doing now</text:span><text:change-start text:change-id="ct93955980442320"/><text:span text:style-name="T1">,</text:span><text:change-end text:change-id="ct93955980442320"/><text:span text:style-name="T1"> Hemi?”</text:span></text:p>
      <text:p text:style-name="Text_20_body"><text:span text:style-name="T1">Hemi and Cassandra had their headsets back on and were listening. “Sounds like they stopped moving</text:span><text:change-start text:change-id="ct93955980447456"/><text:span text:style-name="T1">,</text:span><text:change-end text:change-id="ct93955980447456"/><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3955980452208"/><text:span text:style-name="T1">,</text:span><text:change-end text:change-id="ct93955980452208"/><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3955980428800"/><text:change-start text:change-id="ct93955980457248"/><text:span text:style-name="T1">—</text:span><text:change-end text:change-id="ct93955980457248"/><text:span text:style-name="T1">like works that irregularly marked time towards absolutely nothing.</text:span></text:p>
      <text:p text:style-name="Text_20_body"><text:span text:style-name="T1">Bastian knew better than to ask, but Gregory did not</text:span><text:change-start text:change-id="ct93955980460704"/><text:span text:style-name="T1">.</text:span><text:change-end text:change-id="ct93955980460704"/><text:change text:change-id="ct93955980460992"/><text:span text:style-name="T1"> “</text:span><text:change-start text:change-id="ct93955980461952"/><text:span text:style-name="T1">W</text:span><text:change-end text:change-id="ct93955980461952"/><text:change text:change-id="ct93955980462240"/><text:span text:style-name="T1">hat’s our plan</text:span><text:change-start text:change-id="ct93955980463872"/><text:span text:style-name="T1">,</text:span><text:change-end text:change-id="ct93955980463872"/><text:span text:style-name="T1"> Captain?”</text:span></text:p>
      <text:p text:style-name="Text_20_body"><text:span text:style-name="T1">“Fuck</text:span><text:change-start text:change-id="ct93955980461280"/><text:span text:style-name="T1">,</text:span><text:change-end text:change-id="ct93955980461280"/><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3955980465312"/><text:span text:style-name="T1">way down</text:span><text:change-start text:change-id="ct93955980472992"/><text:span text:style-name="T1">,</text:span><text:change-end text:change-id="ct93955980472992"/><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3955975296864"/><text:span text:style-name="T1">,</text:span><text:change-end text:change-id="ct93955975296864"/><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3955980483504"/><text:span text:style-name="T1">.</text:span><text:change-end text:change-id="ct93955980483504"/><text:change text:change-id="ct93955980483792"/><text:span text:style-name="T1"> “</text:span><text:change-start text:change-id="ct93955980484752"/><text:span text:style-name="T1">T</text:span><text:change-end text:change-id="ct93955980484752"/><text:change text:change-id="ct93955975487696"/><text:span text:style-name="T1">hey no longer have any fear of pinging us.”</text:span></text:p>
      <text:p text:style-name="Text_20_body"><text:span text:style-name="T1">Percy nodded and thought. “Yes</text:span><text:change text:change-id="ct93955980474768"/><text:change-start text:change-id="ct93955980484080"/><text:span text:style-name="T1"> . . . </text:span><text:change-end text:change-id="ct93955980484080"/><text:change text:change-id="ct93955980484368"/><text:span text:style-name="T1">but I wonder if they would be so quick to ping without a storm overhead. Right now</text:span><text:change-start text:change-id="ct93955980490496"/><text:span text:style-name="T1">,</text:span><text:change-end text:change-id="ct93955980490496"/><text:span text:style-name="T1"> they can reasonably assume there’s no other Authority’s craft around to hear them. If we can make our way out from under this storm, and into busier shipping channels, they might need to hide nearly as much as we do</text:span><text:change text:change-id="ct93955980491456"/><text:change-start text:change-id="ct93955980493120"/><text:span text:style-name="T1">—</text:span><text:change-end text:change-id="ct9395598049312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3955980500656"/><text:change-start text:change-id="ct93955980494560"/><text:span text:style-name="T1">—</text:span><text:change-end text:change-id="ct93955980494560"/><text:span text:style-name="T1">and thus avoided the encounter with the </text:span><text:span text:style-name="T2">Grackle</text:span><text:span text:style-name="T1">.</text:span></text:p>
      <text:p text:style-name="Text_20_body"><text:span text:style-name="T1">“OK. </text:span><text:change-start text:change-id="ct93955980502240"/><text:span text:style-name="T1">T</text:span><text:change-end text:change-id="ct93955980502240"/><text:change text:change-id="ct93955980502528"/><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3955980514128"/><text:change-start text:change-id="ct93955980515088"/><text:span text:style-name="T1">twenty </text:span><text:change-end text:change-id="ct93955980515088"/><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3955980494224"/><text:change-start text:change-id="ct93955980519808"/><text:span text:style-name="T1">—</text:span><text:change-end text:change-id="ct93955980519808"/><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3955980529792"/><text:span text:style-name="T1"> </text:span><text:change-end text:change-id="ct93955980529792"/><text:change text:change-id="ct9395598053008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3955980529120"/><text:span text:style-name="T1">.</text:span><text:change-end text:change-id="ct93955980529120"/><text:change text:change-id="ct9395598052940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3955980533248"/><text:change-start text:change-id="ct93955980542464"/><text:span text:style-name="T1"> . . .</text:span><text:change-end text:change-id="ct93955980542464"/><text:span text:style-name="T1">” She trailed off. “Besides, they are out of ship-to-ship range now</text:span><text:change text:change-id="ct93955973562880"/><text:change-start text:change-id="ct93955980543088"/><text:span text:style-name="T1">—</text:span><text:change-end text:change-id="ct93955980543088"/><text:span text:style-name="T1">probably trying to keep enough distance to fire a torpedo at us if we come back up above </text:span><text:change text:change-id="ct93955980544928"/><text:change-start text:change-id="ct93955980545888"/><text:span text:style-name="T1">two hundred </text:span><text:change-end text:change-id="ct9395598054588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3955980544256"/><text:change-start text:change-id="ct93955973717840"/><text:span text:style-name="T1">—</text:span><text:change-end text:change-id="ct93955973717840"/><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3955980546992"/><text:change-start text:change-id="ct93955980544544"/><text:span text:style-name="T1">fifteen </text:span><text:change-end text:change-id="ct9395598054454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3955980564400"/><text:span text:style-name="T1">,</text:span><text:change-end text:change-id="ct9395598056440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3955980572512"/><text:span text:style-name="T1">-</text:span><text:change-end text:change-id="ct93955980572512"/><text:change text:change-id="ct93955980572800"/><text:span text:style-name="T1">up hard biscuit mixed with water and fried with butter. Gregory had stirred in bits of dried salted meat</text:span><text:change text:change-id="ct93955980573760"/><text:span text:style-name="T1"> and was making a pan of scrambled eggs to accompany the mush with at least a little nutrition. He kept making more eggs</text:span><text:change text:change-id="ct93955980574992"/><text:change-start text:change-id="ct93955980575952"/><text:span text:style-name="T1">—</text:span><text:change-end text:change-id="ct93955980575952"/><text:span text:style-name="T1">in small batches, so at least they would be hot for the crew coming to eat.</text:span></text:p>
      <text:p text:style-name="Text_20_body"><text:span text:style-name="T1">Hemi and Percy loaded up bowls of the hot glop</text:span><text:change text:change-id="ct93955980538768"/><text:change-start text:change-id="ct93955980572176"/><text:span text:style-name="T1">—</text:span><text:change-end text:change-id="ct93955980572176"/><text:span text:style-name="T1">Hemi with twice as much as Percy</text:span><text:change text:change-id="ct93955980574320"/><text:change-start text:change-id="ct93955980575616"/><text:span text:style-name="T1">—</text:span><text:change-end text:change-id="ct93955980575616"/><text:span text:style-name="T1">and</text:span><text:change-start text:change-id="ct93955980583104"/><text:span text:style-name="T1">,</text:span><text:change-end text:change-id="ct9395598058310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3955980591552"/><text:span text:style-name="T1">,</text:span><text:change-end text:change-id="ct93955980591552"/><text:change text:change-id="ct93955980591840"/><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3955980593664"/><text:change-start text:change-id="ct93955980594288"/><text:span text:style-name="T1"> . . . </text:span><text:change-end text:change-id="ct93955980594288"/><text:change text:change-id="ct93955980594912"/><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3955980567376"/><text:change-start text:change-id="ct93955980592992"/><text:span text:style-name="T1"> . . .</text:span><text:change-end text:change-id="ct9395598059299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3955980604576"/><text:change-start text:change-id="ct93955980605600"/><text:span text:style-name="T1">—</text:span><text:change-end text:change-id="ct93955980605600"/><text:span text:style-name="T1">with a privateer’s warrant from some powerful Authority in his fist</text:span><text:change text:change-id="ct93955980606560"/><text:change-start text:change-id="ct93955980607520"/><text:span text:style-name="T1">—</text:span><text:change-end text:change-id="ct93955980607520"/><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3955980605888"/><text:change-start text:change-id="ct93955980607184"/><text:span text:style-name="T1"> . . . </text:span><text:change-end text:change-id="ct93955980607184"/><text:change text:change-id="ct93955980577056"/><text:change-start text:change-id="ct93955980614000"/><text:span text:style-name="T1">S</text:span><text:change-end text:change-id="ct93955980614000"/><text:change text:change-id="ct93955980614288"/><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3955980608624"/><text:change-start text:change-id="ct93955980606176"/><text:span text:style-name="T1">—</text:span><text:change-end text:change-id="ct93955980606176"/><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3955980617072"/><text:change-start text:change-id="ct93955980608912"/><text:span text:style-name="T1">—</text:span><text:change-end text:change-id="ct93955980608912"/><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3955980594576"/><text:span text:style-name="T1">top. Hemi balled up the scrapings of some leftover glop between his thumb and forefinger</text:span><text:change text:change-id="ct93955980571840"/><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3955980639392"/><text:span text:style-name="T1">.</text:span><text:change-end text:change-id="ct93955980639392"/><text:change text:change-id="ct93955980639680"/><text:span text:style-name="T1"> “</text:span><text:change-start text:change-id="ct93955980641312"/><text:span text:style-name="T1">R</text:span><text:change-end text:change-id="ct93955980641312"/><text:change text:change-id="ct9395598064160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3955980640448"/><text:change-start text:change-id="ct93955980647072"/><text:span text:style-name="T1">—</text:span><text:change-end text:change-id="ct93955980647072"/><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3955980646736"/><text:change-start text:change-id="ct93955980651200"/><text:span text:style-name="T1"> . . .</text:span><text:change-end text:change-id="ct93955980651200"/><text:span text:style-name="T1">” Hemi turned heftily to look at Gregory</text:span><text:change-start text:change-id="ct93955980652832"/><text:span text:style-name="T1">.</text:span><text:change-end text:change-id="ct93955980652832"/><text:change text:change-id="ct93955980653120"/><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3955980659712"/><text:span text:style-name="T1">,</text:span><text:change-end text:change-id="ct93955980659712"/><text:span text:style-name="T1"> Hemi,” said Percy</text:span><text:change-start text:change-id="ct93955980661008"/><text:span text:style-name="T1">.</text:span><text:change-end text:change-id="ct93955980661008"/><text:change text:change-id="ct93955980661296"/><text:span text:style-name="T1"> “</text:span><text:change-start text:change-id="ct93955980662928"/><text:span text:style-name="T1">N</text:span><text:change-end text:change-id="ct93955980662928"/><text:change text:change-id="ct93955975580096"/><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3955980660480"/><text:change-start text:change-id="ct93955980661584"/><text:span text:style-name="T1">—</text:span><text:change-end text:change-id="ct93955980661584"/><text:span text:style-name="T1">that is, how long our batteries will hold out</text:span><text:change text:change-id="ct93955980661872"/><text:change-start text:change-id="ct93955980669408"/><text:span text:style-name="T1">—</text:span><text:change-end text:change-id="ct93955980669408"/><text:span text:style-name="T1">to find a way to lose these fuckers following us. I’m open to suggestions.”</text:span></text:p>
      <text:p text:style-name="Text_20_body"><text:span text:style-name="T1">“We could try shutting down entirely</text:span><text:change text:change-id="ct93955980636080"/><text:change-start text:change-id="ct93955980662160"/><text:span text:style-name="T1">—</text:span><text:change-end text:change-id="ct9395598066216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395598068041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3955980648176"/><text:change-start text:change-id="ct93955980683344"/><text:span text:style-name="T1">fifteen </text:span><text:change-end text:change-id="ct93955980683344"/><text:span text:style-name="T1">minutes</text:span><text:change text:change-id="ct93955980684304"/><text:change-start text:change-id="ct93955980685264"/><text:span text:style-name="T1"> . . .</text:span><text:change-end text:change-id="ct93955980685264"/><text:span text:style-name="T1">” Hemi did some quick calculations, touching his thumb to his forefinger as he counted. “Fairly fast. Perhaps </text:span><text:change text:change-id="ct93955980686224"/><text:change-start text:change-id="ct93955980687184"/><text:span text:style-name="T1">fifteen </text:span><text:change-end text:change-id="ct93955980687184"/><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3955980686512"/><text:span text:style-name="T1">,</text:span><text:change-end text:change-id="ct93955980686512"/><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3955980584208"/><text:span text:style-name="T1"> and swiveled to review the tank ballast control panel. He made some small adjustments to the ballast to trim the boat more level</text:span><text:change text:change-id="ct93955980697152"/><text:change-start text:change-id="ct93955980699232"/><text:span text:style-name="T1">—</text:span><text:change-end text:change-id="ct93955980699232"/><text:span text:style-name="T1">probably</text:span><text:change-start text:change-id="ct93955980702000"/><text:span text:style-name="T1">, he thought, </text:span><text:change-end text:change-id="ct93955980702000"/><text:change text:change-id="ct93955980702288"/><text:span text:style-name="T1">to account for the water they were once again taking in through the poorly-welded gash in the pressure hull</text:span><text:change text:change-id="ct9395598070324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3955980694480"/><text:span text:style-name="T1"> and marked down a single dash with the grease pencil to show the progress they had made in the last hour</text:span><text:change text:change-id="ct93955980701232"/><text:change-start text:change-id="ct93955980701520"/><text:span text:style-name="T1">—</text:span><text:change-end text:change-id="ct9395598070152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3955980688624"/><text:span text:style-name="T1">pose, he was professional enough </text:span><text:change text:change-id="ct93955980705392"/><text:span text:style-name="T1">that his eyes never left the gauges showing the status of the boat</text:span><text:change text:change-id="ct93955980715040"/><text:change-start text:change-id="ct93955980716000"/><text:span text:style-name="T1">—</text:span><text:change-end text:change-id="ct93955980716000"/><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3955980711680"/><text:span text:style-name="T1">pass</text:span><text:change-start text:change-id="ct93955980715328"/><text:span text:style-name="T1">ing</text:span><text:change-end text:change-id="ct93955980715328"/><text:change text:change-id="ct93955980715616"/><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3955980697440"/><text:change-start text:change-id="ct93955980697728"/><text:span text:style-name="T1">tried</text:span><text:change-end text:change-id="ct93955980697728"/><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3955980727104"/><text:change-start text:change-id="ct93955980728064"/><text:span text:style-name="T1">fifteen </text:span><text:change-end text:change-id="ct93955980728064"/><text:span text:style-name="T1">minutes there was the piercing ping from their pursuers that reoriented their attention and their fear.</text:span></text:p>
      <text:p text:style-name="Text_20_body"><text:span text:style-name="T1">At some point</text:span><text:change-start text:change-id="ct93955980711968"/><text:span text:style-name="T1">,</text:span><text:change-end text:change-id="ct93955980711968"/><text:span text:style-name="T1"> Gregory returned to the control room from below and reported that the portable bilge pumps seemed to be overcoming the water oozing in through the welded seam, and they no longer had to worry about sinking</text:span><text:change text:change-id="ct93955980727392"/><text:change-start text:change-id="ct93955980733200"/><text:span text:style-name="T1">—</text:span><text:change-end text:change-id="ct93955980733200"/><text:span text:style-name="T1">for the moment. Gregory took over the plane control seat from Hemi, while Hemi reminded him to keep an eye on the ballast tank they were pumping bilge water into</text:span><text:change-start text:change-id="ct93955980734832"/><text:span text:style-name="T1">,</text:span><text:change-end text:change-id="ct93955980734832"/><text:span text:style-name="T1"> since it would need to be blown out at some point.</text:span></text:p>
      <text:p text:style-name="Text_20_body"><text:span text:style-name="T1">With Gregory back in the control room, Percy put the crew on rotating half</text:span><text:change-start text:change-id="ct93955980727680"/><text:span text:style-name="T1">-</text:span><text:change-end text:change-id="ct93955980727680"/><text:change text:change-id="ct93955980736272"/><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3955980744848"/><text:span text:style-name="T1">,</text:span><text:change-end text:change-id="ct93955980744848"/><text:span text:style-name="T1"> really. The ocean was getting quieter. At some point the pursuing sub might stop pinging simply because </text:span><text:change text:change-id="ct93955980745136"/><text:change-start text:change-id="ct93955980746656"/><text:span text:style-name="T1">it </text:span><text:change-end text:change-id="ct9395598074665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3955980635744"/><text:change-start text:change-id="ct93955972418992"/><text:span text:style-name="T1">—</text:span><text:change-end text:change-id="ct93955972418992"/><text:span text:style-name="T1">just a hundred meters or so below us.”</text:span></text:p>
      <text:p text:style-name="Text_20_body"><text:span text:style-name="T1">“That’s fucking impossible</text:span><text:change-start text:change-id="ct93955980759328"/><text:span text:style-name="T1">,</text:span><text:change-end text:change-id="ct93955980759328"/><text:span text:style-name="T1"> Hemi, there’s nothing but deep water</text:span><text:change text:change-id="ct93955980759616"/><text:change-start text:change-id="ct93955980760576"/><text:span text:style-name="T1"> . . .</text:span><text:change-end text:change-id="ct93955980760576"/><text:span text:style-name="T1">” In the control room she was looking at the depth-under-keel gauge, which suddenly in the wake of the ping had stood up from the </text:span><text:change-start text:change-id="ct93955975623456"/><text:span text:style-name="T1">“</text:span><text:change-end text:change-id="ct93955975623456"/><text:change text:change-id="ct93955980762208"/><text:span text:style-name="T1">bottomless</text:span><text:change-start text:change-id="ct93955980764288"/><text:span text:style-name="T1">”</text:span><text:change-end text:change-id="ct93955980764288"/><text:change text:change-id="ct93955975625504"/><text:span text:style-name="T1"> pin and was now showing just </text:span><text:change text:change-id="ct93955980765248"/><text:change-start text:change-id="ct93955980766208"/><text:span text:style-name="T1">ninety-six </text:span><text:change-end text:change-id="ct9395598076620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3955980765536"/><text:change-start text:change-id="ct93955980766976"/><text:span text:style-name="T1"> . . .</text:span><text:change-end text:change-id="ct93955980766976"/><text:span text:style-name="T1">” said Percy, “this came out of nowhere, it’s something weird</text:span><text:change text:change-id="ct93955980765824"/><text:change-start text:change-id="ct93955980763952"/><text:span text:style-name="T1"> . . .</text:span><text:change-end text:change-id="ct93955980763952"/><text:span text:style-name="T1">” She hung her weight from the strap above her, and leaned over Bastian as she smoked, watching the depth-under-keel gauge slowly rise. “Give us a little more speed</text:span><text:change-start text:change-id="ct93955980775040"/><text:span text:style-name="T1">,</text:span><text:change-end text:change-id="ct93955980775040"/><text:span text:style-name="T1"> Bastian</text:span><text:change-start text:change-id="ct93955980776672"/><text:span text:style-name="T1">—</text:span><text:change-end text:change-id="ct93955980776672"/><text:change text:change-id="ct93955980776960"/><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3955980786464"/><text:span text:style-name="T1">,</text:span><text:change-end text:change-id="ct93955980786464"/><text:span text:style-name="T1"> Hemi, thank you.” Her eyes focused on the depth-under-keel gauge, </text:span><text:change text:change-id="ct93955980749440"/><text:change-start text:change-id="ct93955980761200"/><text:span text:style-name="T1">which </text:span><text:change-end text:change-id="ct93955980761200"/><text:span text:style-name="T1">rolled back ever so slowly and then </text:span><text:change text:change-id="ct93955980787088"/><text:span text:style-name="T1">crossed the </text:span><text:change-start text:change-id="ct93955980789056"/><text:span text:style-name="T1">twenty-</text:span><text:change-end text:change-id="ct93955980789056"/><text:change text:change-id="ct93955972431088"/><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3955980605264"/><text:span text:style-name="T1">,</text:span><text:change-end text:change-id="ct93955980605264"/><text:span text:style-name="T1"> to 240, to 245 meters deep.</text:span></text:p>
      <text:p text:style-name="P8">“Gregory, open the main ballast valves,” Percy said.</text:p>
      <text:p text:style-name="Text_20_body"><text:span text:style-name="T1">“We’re dropping awfully fast</text:span><text:change-start text:change-id="ct93955980801152"/><text:span text:style-name="T1">.</text:span><text:change-end text:change-id="ct93955980801152"/><text:change text:change-id="ct93955980801440"/><text:span text:style-name="T1"> </text:span><text:change-start text:change-id="ct93955980802064"/><text:span text:style-name="T1">If</text:span><text:change-end text:change-id="ct93955980802064"/><text:change text:change-id="ct93955972436480"/><text:span text:style-name="T1"> we flood the main ballast</text:span><text:change-start text:change-id="ct93955980803696"/><text:span text:style-name="T1">,</text:span><text:change-end text:change-id="ct93955980803696"/><text:span text:style-name="T1"> we’re going to hit the bottom and split apart!”</text:span></text:p>
      <text:p text:style-name="Text_20_body"><text:span text:style-name="T1">“Sweet fucking hell! Obey your captain’s orders</text:span><text:change text:change-id="ct93955980762496"/><text:change-start text:change-id="ct93955980778064"/><text:span text:style-name="T1">—</text:span><text:change-end text:change-id="ct9395598077806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3955980805136"/><text:change-start text:change-id="ct93955980811520"/><text:span text:style-name="T1">—</text:span><text:change-end text:change-id="ct93955980811520"/><text:span text:style-name="T1">on any other ship</text:span><text:change-start text:change-id="ct93955980811808"/><text:span text:style-name="T1">,</text:span><text:change-end text:change-id="ct93955980811808"/><text:span text:style-name="T1"> it was the sound of death. In this particular case</text:span><text:change-start text:change-id="ct93955980815248"/><text:span text:style-name="T1">,</text:span><text:change-end text:change-id="ct93955980815248"/><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3955980786752"/><text:change-start text:change-id="ct93955980767264"/><text:span text:style-name="T1">—</text:span><text:change-end text:change-id="ct93955980767264"/><text:span text:style-name="T1">all in directions that communicated nothing but doom for the boat. The depth was rapidly increasing, their speed was increasing, the ballast tanks were filling with water, and the bottom</text:span><text:change text:change-id="ct93955973943520"/><text:change-start text:change-id="ct93955980817024"/><text:span text:style-name="T1">—</text:span><text:change-end text:change-id="ct93955980817024"/><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3955980818848"/><text:change-start text:change-id="ct93955973943808"/><text:span text:style-name="T1"> . . . </text:span><text:change-end text:change-id="ct93955973943808"/><text:change text:change-id="ct93955980742800"/><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3955980837152"/><text:span text:style-name="T1">“</text:span><text:change-end text:change-id="ct93955980837152"/><text:change text:change-id="ct93955980837440"/><text:span text:style-name="T1">bottomless</text:span><text:change-start text:change-id="ct93955980838400"/><text:span text:style-name="T1">”</text:span><text:change-end text:change-id="ct93955980838400"/><text:change text:change-id="ct9395598083868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3955972436192"/><text:span text:style-name="T1">boat’s </text:span><text:change-end text:change-id="ct93955972436192"/><text:change text:change-id="ct93955980846976"/><text:change-start text:change-id="ct93955980847264"/><text:span text:style-name="T1">depth</text:span><text:change-end text:change-id="ct93955980847264"/><text:span text:style-name="T1"> capab</text:span><text:change-start text:change-id="ct93955980848896"/><text:span text:style-name="T1">ilities</text:span><text:change-end text:change-id="ct93955980848896"/><text:change text:change-id="ct93955980849184"/><text:span text:style-name="T1">. A few more seconds of descending</text:span><text:change text:change-id="ct93955980850144"/><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3955980642704"/><text:span text:style-name="T1">twist</text:span><text:change-start text:change-id="ct93955980849472"/><text:span text:style-name="T1">ing</text:span><text:change-end text:change-id="ct93955980849472"/><text:change text:change-id="ct93955980849760"/><text:span text:style-name="T1"> </text:span><text:change text:change-id="ct93955980847968"/><text:change-start text:change-id="ct93955980856960"/><text:span text:style-name="T1">shut </text:span><text:change-end text:change-id="ct93955980856960"/><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3955980856288"/><text:span text:style-name="T1">, she</text:span><text:change-end text:change-id="ct93955980856288"/><text:span text:style-name="T1"> had full confidence in its ability to withstand 250 meters of depth</text:span><text:change text:change-id="ct93955980862768"/><text:change-start text:change-id="ct93955980863728"/><text:span text:style-name="T1">—</text:span><text:change-end text:change-id="ct93955980863728"/><text:span text:style-name="T1">though she generally only tested that confidence in an emergency. Beyond that was the mystery of the death zone. The original engineers anticipated full collapse of the boat at 300</text:span><text:change-start text:change-id="ct93955980865920"/><text:span text:style-name="T1"> meters</text:span><text:change-end text:change-id="ct93955980865920"/><text:change text:change-id="ct93955980866208"/><text:span text:style-name="T1">. But terrible things could happen in th</text:span><text:change-start text:change-id="ct93955980868832"/><text:span text:style-name="T1">e</text:span><text:change-end text:change-id="ct93955980868832"/><text:change text:change-id="ct93955972482704"/><text:span text:style-name="T1"> range between 250 and 300 meters that they were passing into </text:span><text:change text:change-id="ct93955972483632"/><text:change-start text:change-id="ct93955980871696"/><text:span text:style-name="T1">now</text:span><text:change-end text:change-id="ct9395598087169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3955973206464"/><text:span text:style-name="T1">the measly one atmosphere of pressure inside the </text:span><text:span text:style-name="T2">Prospect</text:span><text:change-start text:change-id="ct93955972480704"/><text:span text:style-name="T1">, reinforced with the strength of the steel pressure hull,</text:span><text:span text:style-name="T2"> </text:span><text:span text:style-name="T1">had to stand against that</text:span><text:change-end text:change-id="ct93955972480704"/><text:change text:change-id="ct93955980856576"/><text:span text:style-name="T1">. On a boat </text:span><text:change text:change-id="ct93955980864912"/><text:change-start text:change-id="ct93955980867824"/><text:span text:style-name="T1">a hundred </text:span><text:change-end text:change-id="ct93955980867824"/><text:span text:style-name="T1">meters long</text:span><text:change-start text:change-id="ct93955980884352"/><text:span text:style-name="T1">,</text:span><text:change-end text:change-id="ct93955980884352"/><text:span text:style-name="T1"> like the </text:span><text:span text:style-name="T2">Prospect</text:span><text:span text:style-name="T1">, in a steep dive like this, the bow could easily already be under an entire atmosphere more pressure than what the depth gauge (</text:span><text:change text:change-id="ct93955980885312"/><text:change-start text:change-id="ct93955972488928"/><text:span text:style-name="T1">which </text:span><text:change-end text:change-id="ct93955972488928"/><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3955980889472"/><text:span text:style-name="T1">in a matter of seconds </text:span><text:change-end text:change-id="ct93955980889472"/><text:span text:style-name="T1">take them down </text:span><text:change text:change-id="ct93955980891344"/><text:span text:style-name="T1">the last critical meters beyond what the boat could stand. Percy knew they were within meters of crossing th</text:span><text:change-start text:change-id="ct93955980893744"/><text:span text:style-name="T1">e</text:span><text:change-end text:change-id="ct93955980893744"/><text:change text:change-id="ct93955972492832"/><text:span text:style-name="T1"> unknowable line </text:span><text:change text:change-id="ct93955980895360"/><text:change-start text:change-id="ct93955980896704"/><text:span text:style-name="T1">beyond which </text:span><text:change-end text:change-id="ct93955980896704"/><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3955980869648"/><text:span text:style-name="T1">’s</text:span><text:change-end text:change-id="ct93955980869648"/><text:span text:style-name="T1"> motors were spinning the propeller in reverse now, pulling hard against the fall of the boat.</text:span></text:p>
      <text:p text:style-name="Text_20_body"><text:span text:style-name="T1">“Watch the forward speed</text:span><text:change-start text:change-id="ct93955973201744"/><text:span text:style-name="T1">,</text:span><text:change-end text:change-id="ct93955973201744"/><text:span text:style-name="T1"> Bastian!” Percy warned</text:span><text:change-start text:change-id="ct93955980840336"/><text:span text:style-name="T1">.</text:span><text:change-end text:change-id="ct93955980840336"/><text:change text:change-id="ct93955980890400"/><text:span text:style-name="T1"> “</text:span><text:change-start text:change-id="ct93955980873440"/><text:span text:style-name="T1">I</text:span><text:change-end text:change-id="ct93955980873440"/><text:change text:change-id="ct93955980890928"/><text:span text:style-name="T1">f we start moving backwards with the dive planes set like that, you’ll swing the bow deeper instead of shallower. Don’t let her reverse direction.”</text:span></text:p>
      <text:p text:style-name="Text_20_body"><text:span text:style-name="T1">“On it</text:span><text:change-start text:change-id="ct93955972479424"/><text:span text:style-name="T1">,</text:span><text:change-end text:change-id="ct9395597247942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3955972482416"/><text:span text:style-name="T1"> and was now only barely moving</text:span><text:change text:change-id="ct93955972499216"/><text:change-start text:change-id="ct93955973941280"/><text:span text:style-name="T1">—</text:span><text:change-end text:change-id="ct93955973941280"/><text:span text:style-name="T1">but still moving</text:span><text:change text:change-id="ct93955980889760"/><text:change-start text:change-id="ct93955980888192"/><text:span text:style-name="T1">—</text:span><text:change-end text:change-id="ct93955980888192"/><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3955980890048"/><text:span text:style-name="T1">-</text:span><text:change-end text:change-id="ct93955980890048"/><text:change text:change-id="ct93955979086192"/><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3955979096400"/><text:span text:style-name="T1">,</text:span><text:change-end text:change-id="ct93955979096400"/><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3955979095200"/><text:change-start text:change-id="ct93955972507488"/><text:span text:style-name="T1">—</text:span><text:change-end text:change-id="ct93955972507488"/><text:span text:style-name="T1">billions and billions of tiny bony fish come up from the depths in the night to feed</text:span><text:change text:change-id="ct93955979101536"/><text:change-start text:change-id="ct93955979102496"/><text:span text:style-name="T1">—</text:span><text:change-end text:change-id="ct93955979102496"/><text:span text:style-name="T1">such a fucking mass of them together that they reflect sonar back up, making them look like the bottom. We swam right through them</text:span><text:change text:change-id="ct93955979102784"/><text:span text:style-name="T1"> and came out underneath.”</text:span></text:p>
      <text:p text:style-name="Text_20_body"><text:span text:style-name="T1">“Just when you think submarining is fucking boring</text:span><text:change text:change-id="ct93955980900560"/><text:change-start text:change-id="ct93955979101824"/><text:span text:style-name="T1"> . . .</text:span><text:change-end text:change-id="ct93955979101824"/><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3955979111024"/><text:change-start text:change-id="ct93955979111984"/><text:span text:style-name="T1">—</text:span><text:change-end text:change-id="ct93955979111984"/><text:span text:style-name="T1">not just less powerful, but also diffuse and muted, as if it were coming from much f</text:span><text:change-start text:change-id="ct93955979113888"/><text:span text:style-name="T1">a</text:span><text:change-end text:change-id="ct93955979113888"/><text:change text:change-id="ct93955979114176"/><text:span text:style-name="T1">rther away than the last ping.</text:span></text:p>
      <text:p text:style-name="Text_20_body"><text:span text:style-name="T1">“So</text:span><text:change text:change-id="ct93955979104896"/><text:change-start text:change-id="ct93955972516256"/><text:span text:style-name="T1"> . . . </text:span><text:change-end text:change-id="ct93955972516256"/><text:change text:change-id="ct93955979102112"/><text:span text:style-name="T1">they can’t see us now because of the layer of fish between us and them?” Gregory asked.</text:span></text:p>
      <text:p text:style-name="Text_20_body"><text:span text:style-name="T1">“With any luck</text:span><text:change-start text:change-id="ct93955979122592"/><text:span text:style-name="T1">,</text:span><text:change-end text:change-id="ct93955979122592"/><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3955979125712"/><text:span text:style-name="T1">,</text:span><text:change-end text:change-id="ct93955979125712"/><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3955979132272"/><text:span text:style-name="T1">,</text:span><text:change-end text:change-id="ct93955979132272"/><text:span text:style-name="T1"> Cassandra,” said Percy. “Can you get back on sonar and see if you can figure out what their next move is?”</text:span></text:p>
      <text:p text:style-name="Text_20_body"><text:span text:style-name="T1">“Sure</text:span><text:change-start text:change-id="ct93955979135728"/><text:span text:style-name="T1">,</text:span><text:change-end text:change-id="ct93955979135728"/><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3955979140768"/><text:change-start text:change-id="ct93955979141728"/><text:span text:style-name="T1">—</text:span><text:change-end text:change-id="ct93955979141728"/><text:span text:style-name="T1">pretty loud.” Cassandra listened for a few seconds as another ping passed through them. “They’re moving at a good clip</text:span><text:change text:change-id="ct93955979142352"/><text:change-start text:change-id="ct93955979144320"/><text:span text:style-name="T1"> . . . </text:span><text:change-end text:change-id="ct93955979144320"/><text:change text:change-id="ct93955979144608"/><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3955981054192"/><text:change-start text:change-id="ct93955975760704"/><text:span text:style-name="T1">fifteen </text:span><text:change-end text:change-id="ct93955975760704"/><text:span text:style-name="T1">minutes</text:span><text:change-start text:change-id="ct93955981055488"/><text:span text:style-name="T1">,</text:span><text:change-end text:change-id="ct93955981055488"/><text:span text:style-name="T1"> every time he heard a ping from the </text:span><text:span text:style-name="T2">Grackle</text:span><text:change-start text:change-id="ct93955981057792"/><text:span text:style-name="T1">,</text:span><text:change-end text:change-id="ct93955981057792"/><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3955981058752"/><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3955972514208"/><text:span text:style-name="T1">.</text:span><text:change-end text:change-id="ct93955972514208"/><text:change text:change-id="ct93955981065296"/><text:span text:style-name="T1"> “</text:span><text:change-start text:change-id="ct93955975765968"/><text:span text:style-name="T1">I</text:span><text:change-end text:change-id="ct93955975765968"/><text:change text:change-id="ct93955975767584"/><text:span text:style-name="T1">t looks like they are at the apogee of their search arc. Now might be a good time to move.”</text:span></text:p>
      <text:p text:style-name="Text_20_body"><text:span text:style-name="T1">“Thanks</text:span><text:change-start text:change-id="ct93955981074368"/><text:span text:style-name="T1">,</text:span><text:change-end text:change-id="ct93955981074368"/><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3955979113472"/><text:span text:style-name="T1">,</text:span><text:change-end text:change-id="ct93955979113472"/><text:span text:style-name="T1"> Sylvia: 163 degrees.”</text:span></text:p>
      <text:p text:style-name="Text_20_body"><text:span text:style-name="T1">“OK</text:span><text:change-start text:change-id="ct93955981077728"/><text:span text:style-name="T1">,</text:span><text:change-end text:change-id="ct93955981077728"/><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3955981085920"/><text:span text:style-name="T1">,</text:span><text:change-end text:change-id="ct93955981085920"/><text:span text:style-name="T1"> Gregory</text:span><text:change text:change-id="ct93955981086544"/><text:change-start text:change-id="ct93955981087504"/><text:span text:style-name="T1">—</text:span><text:change-end text:change-id="ct93955981087504"/><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3955981092304"/><text:span text:style-name="T1">-</text:span><text:change-end text:change-id="ct93955981092304"/><text:change text:change-id="ct93955981092592"/><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3955981100880"/><text:span text:style-name="T1">’s</text:span><text:change-end text:change-id="ct93955981100880"/><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3955981103472"/><text:change-start text:change-id="ct93955981104432"/><text:span text:style-name="T1">—</text:span><text:change-end text:change-id="ct93955981104432"/><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3955975756288"/><text:change-start text:change-id="ct93955975774000"/><text:span text:style-name="T1">two hundred </text:span><text:change-end text:change-id="ct93955975774000"/><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3955981121712"/><text:change-start text:change-id="ct93955979143536"/><text:span text:style-name="T1">—</text:span><text:change-end text:change-id="ct93955979143536"/><text:span text:style-name="T1">barring another storm, we’ll be bright targets</text:span><text:change text:change-id="ct93955979143088"/><text:change-start text:change-id="ct93955981122752"/><text:span text:style-name="T1">—</text:span><text:change-end text:change-id="ct93955981122752"/><text:span text:style-name="T1">both visual </text:span><text:span text:style-name="T2">and</text:span><text:span text:style-name="T1"> radar</text:span><text:change text:change-id="ct93955981124720"/><text:change-start text:change-id="ct93955981125680"/><text:span text:style-name="T1">—</text:span><text:change-end text:change-id="ct9395598112568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3955975777024"/><text:span text:style-name="T1">,</text:span><text:change-end text:change-id="ct93955975777024"/><text:span text:style-name="T1"> when they come back around on their next search circle, we’re done for.”</text:span></text:p>
      <text:p text:style-name="Text_20_body"><text:span text:style-name="T1">“We would benefit from another piece of covering luck</text:span><text:change-start text:change-id="ct93955981134512"/><text:span text:style-name="T1">,</text:span><text:change-end text:change-id="ct9395598113451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3955981086208"/><text:span text:style-name="T1"> and get me when we have only emergency reserves left.”</text:span></text:p>
      <text:p text:style-name="Text_20_body"><text:span text:style-name="T1">Percy climbed down a deck and disappeared forward into the Captain’s cabin. She was out almost </text:span><text:change text:change-id="ct93955981064960"/><text:span text:style-name="T1">as </text:span><text:change-start text:change-id="ct93955981140832"/><text:span text:style-name="T1">soon as </text:span><text:change-end text:change-id="ct93955981140832"/><text:span text:style-name="T1">she fell into her rack. The ability to fall asleep instantly was a talent she had gained from long years of </text:span><text:change text:change-id="ct93955981141792"/><text:span text:style-name="T1">working with </text:span><text:change text:change-id="ct93955981143232"/><text:change-start text:change-id="ct93955981144192"/><text:span text:style-name="T1">little </text:span><text:change-end text:change-id="ct93955981144192"/><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3955975784288"/><text:span text:style-name="T1">c</text:span><text:change-end text:change-id="ct93955975784288"/><text:change text:change-id="ct93955981141120"/><text:span text:style-name="T1">aptain’s cabin and woke Percy. They returned to the sonar compartment together, updated their probable position on the chart</text:span><text:change text:change-id="ct93955981142896"/><text:change-start text:change-id="ct93955981143856"/><text:span text:style-name="T1">—</text:span><text:change-end text:change-id="ct93955981143856"/><text:span text:style-name="T1">still a long way from anywhere</text:span><text:change text:change-id="ct93955981150864"/><text:change-start text:change-id="ct93955981151824"/><text:span text:style-name="T1">—</text:span><text:change-end text:change-id="ct9395598115182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3955981127456"/><text:change-start text:change-id="ct93955975790432"/><text:span text:style-name="T1">—</text:span><text:change-end text:change-id="ct93955975790432"/><text:span text:style-name="T1">much calmer now</text:span><text:change text:change-id="ct93955981141408"/><text:change-start text:change-id="ct93955981161104"/><text:span text:style-name="T1">—</text:span><text:change-end text:change-id="ct93955981161104"/><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3955975794960"/><text:change-start text:change-id="ct93955981151152"/><text:span text:style-name="T1">—</text:span><text:change-end text:change-id="ct9395598115115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3955981169680"/><text:span text:style-name="T1">tension of the surface, and water washed off and over the curved sides.</text:span></text:p>
      <text:p text:style-name="Text_20_body"><text:span text:style-name="T1">Hemi opened the hatch of the control room and climbed up to the bridge</text:span><text:change-start text:change-id="ct93955981174144"/><text:span text:style-name="T1">.</text:span><text:change-end text:change-id="ct93955981174144"/><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3955981179584"/><text:span text:style-name="T1">,</text:span><text:change-end text:change-id="ct93955981179584"/><text:span text:style-name="T1"> though</text:span><text:change text:change-id="ct93955981179872"/><text:change-start text:change-id="ct93955981180832"/><text:span text:style-name="T1">—</text:span><text:change-end text:change-id="ct93955981180832"/><text:span text:style-name="T1">which spent much of its time moving sightlessly through the pits of the world anyway</text:span><text:change text:change-id="ct93955981181456"/><text:change-start text:change-id="ct93955981182416"/><text:span text:style-name="T1">—</text:span><text:change-end text:change-id="ct93955981182416"/><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3955981154144"/><text:change-start text:change-id="ct93955981180160"/><text:span text:style-name="T1">fifteen </text:span><text:change-end text:change-id="ct93955981180160"/><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3955981195248"/><text:span text:style-name="T1">,</text:span><text:change-end text:change-id="ct93955981195248"/><text:change text:change-id="ct9395598119553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3955981197984"/><text:span text:style-name="T1">s</text:span><text:change-end text:change-id="ct93955981197984"/><text:span text:style-name="T1"> claims that Herschel can find a boat on the surface of the ocean. My understanding of homing pigeons is that they know instinctively how to fly home</text:span><text:change text:change-id="ct93955981198272"/><text:change-start text:change-id="ct93955981199232"/><text:span text:style-name="T1">—</text:span><text:change-end text:change-id="ct93955981199232"/><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3955981204848"/><text:span text:style-name="T1">,</text:span><text:change-end text:change-id="ct93955981204848"/><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3955981208560"/><text:span text:style-name="T1">,</text:span><text:change-end text:change-id="ct93955981208560"/><text:span text:style-name="T1"> I am not entirely convinced we will ever see Shakes again either.”</text:span></text:p>
      <text:p text:style-name="Text_20_body"><text:span text:style-name="T1">“OK</text:span><text:change-start text:change-id="ct93955981211680"/><text:span text:style-name="T1">,</text:span><text:change-end text:change-id="ct93955981211680"/><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3955981200672"/><text:change-start text:change-id="ct93955981215616"/><text:span text:style-name="T1">twenty-four </text:span><text:change-end text:change-id="ct93955981215616"/><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3955981170784"/><text:change-start text:change-id="ct93955981220496"/><text:span text:style-name="T1">—</text:span><text:change-end text:change-id="ct93955981220496"/><text:span text:style-name="T1">the black grime of her work ground into the seams of her knuckles and the cheroot smoking between her fingers. The coal of the tobacco glowed robustly now that the </text:span><text:span text:style-name="T2">Prospect</text:span><text:change-start text:change-id="ct93955981222800"/><text:span text:style-name="T1">’s</text:span><text:change-end text:change-id="ct93955981222800"/><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3955981222128"/><text:span text:style-name="T1">,</text:span><text:change-end text:change-id="ct93955981222128"/><text:span text:style-name="T1"> huge Hemi must have been hunched over the galley table</text:span><text:change-start text:change-id="ct93955981232128"/><text:span text:style-name="T1">,</text:span><text:change-end text:change-id="ct93955981232128"/><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3955981226640"/><text:change-start text:change-id="ct93955981222416"/><text:span text:style-name="T1"> . . . </text:span><text:change-end text:change-id="ct93955981222416"/><text:change text:change-id="ct9395597581537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3955981088272"/><text:change-start text:change-id="ct93955981245744"/><text:span text:style-name="T1"> . . .</text:span><text:change-end text:change-id="ct93955981245744"/><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3955975817168"/><text:span text:style-name="T1">six</text:span><text:change-end text:change-id="ct93955975817168"/><text:change text:change-id="ct93955981249536"/><text:span text:style-name="T1">-hour daytime rotations</text:span><text:change-start text:change-id="ct93955981251168"/><text:span text:style-name="T1">,</text:span><text:change-end text:change-id="ct9395598125116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3955981255424"/><text:span text:style-name="T1">’s</text:span><text:change-end text:change-id="ct93955981255424"/><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3955981249824"/><text:span text:style-name="T1">behind </text:span><text:change-end text:change-id="ct93955981249824"/><text:span text:style-name="T1">a</text:span><text:change text:change-id="ct93955981250448"/><text:change-start text:change-id="ct93955981263552"/><text:span text:style-name="T1"> </text:span><text:change-end text:change-id="ct93955981263552"/><text:span text:style-name="T1">gash of white wake through the black water</text:span><text:change text:change-id="ct93955981264176"/><text:span text:style-name="T1">.</text:span></text:p>
      <text:p text:style-name="Text_20_body"><text:span text:style-name="T1">Hemi kept the chart accurate with their position</text:span><text:change-start text:change-id="ct93955981250736"/><text:span text:style-name="T1">,</text:span><text:change-end text:change-id="ct93955981250736"/><text:change text:change-id="ct93955981263840"/><text:span text:style-name="T1"> the dashed line straight and true</text:span><text:change text:change-id="ct93955981263216"/><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3955981247184"/><text:change-start text:change-id="ct93955975822528"/><text:span text:style-name="T1">a </text:span><text:change-end text:change-id="ct93955975822528"/><text:span text:style-name="T1">higher risk of Authority interference, Percy put them back on </text:span><text:change-start text:change-id="ct93955975828704"/><text:span text:style-name="T1">three</text:span><text:change-end text:change-id="ct93955975828704"/><text:change text:change-id="ct9395598127417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3955975820160"/><text:span text:style-name="T1">,</text:span><text:change-end text:change-id="ct9395597582016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3955975830160"/><text:span text:style-name="T1">,</text:span><text:change-end text:change-id="ct93955975830160"/><text:span text:style-name="T1"> Hemi?”</text:span></text:p>
      <text:p text:style-name="Text_20_body"><text:span text:style-name="T1">“What happened with Owen could not be helped</text:span><text:change-start text:change-id="ct93955981288496"/><text:span text:style-name="T1">,</text:span><text:change-end text:change-id="ct93955981288496"/><text:span text:style-name="T1"> Chips. I was there</text:span><text:change-start text:change-id="ct93955981289456"/><text:span text:style-name="T1">.</text:span><text:change-end text:change-id="ct93955981289456"/><text:change text:change-id="ct93955981289744"/><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3955981288784"/><text:span text:style-name="T1">,</text:span><text:change-end text:change-id="ct93955981288784"/><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3955981291696"/><text:change-start text:change-id="ct93955981298240"/><text:span text:style-name="T1">—</text:span><text:change-end text:change-id="ct93955981298240"/><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3955981301696"/><text:span text:style-name="T1">,</text:span><text:change-end text:change-id="ct93955981301696"/><text:span text:style-name="T1"> Hemi? He was not fuckin’ dead. And </text:span><text:change-start text:change-id="ct93955981302992"/><text:span text:style-name="T1">s</text:span><text:change-end text:change-id="ct93955981302992"/><text:change text:change-id="ct93955981303280"/><text:span text:style-name="T1">he fuckin’ knew it</text:span><text:change text:change-id="ct93955981304240"/><text:change-start text:change-id="ct93955981304864"/><text:span text:style-name="T1">—</text:span><text:change-end text:change-id="ct93955981304864"/><text:span text:style-name="T1">we </text:span><text:span text:style-name="T2">all</text:span><text:span text:style-name="T1"> knew it</text:span><text:change-start text:change-id="ct93955981307840"/><text:span text:style-name="T1">,</text:span><text:change-end text:change-id="ct93955981307840"/><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3955981305488"/><text:span text:style-name="T1">,</text:span><text:change-end text:change-id="ct93955981305488"/><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3955981309280"/><text:span text:style-name="T1">Deck Boss.”</text:span></text:p>
      <text:p text:style-name="Text_20_body"><text:span text:style-name="T1">“And that right fuckin’ there is why I’m leaving this fuckin’ boat. I respect you</text:span><text:change-start text:change-id="ct93955975837040"/><text:span text:style-name="T1">,</text:span><text:change-end text:change-id="ct93955975837040"/><text:span text:style-name="T1"> Hemi, and I like workin’ with you. But this boat is hers</text:span><text:change-start text:change-id="ct93955981324032"/><text:span text:style-name="T1">,</text:span><text:change-end text:change-id="ct93955981324032"/><text:span text:style-name="T1"> from fuckin’ bridge to fuckin’ keel, and she’s a fuckin’ stubborn piece of fuckin’ dried shit the odor of which is foulin’ the fuckin’ air of my whole fucking life right now. Yours</text:span><text:change-start text:change-id="ct93955981326048"/><text:span text:style-name="T1">,</text:span><text:change-end text:change-id="ct93955981326048"/><text:span text:style-name="T1"> too</text:span><text:change text:change-id="ct93955981327008"/><text:change-start text:change-id="ct93955981327968"/><text:span text:style-name="T1"> . . . </text:span><text:change-end text:change-id="ct93955981327968"/><text:change text:change-id="ct93955975842928"/><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3955981298528"/><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3955981336464"/><text:change-start text:change-id="ct93955981338432"/><text:span text:style-name="T1">twenty </text:span><text:change-end text:change-id="ct93955981338432"/><text:span text:style-name="T1">years to the rapid growth of what had come to be known worldwide as Stilt City. This policing was also the root cause of the heavy contesting of the waters f</text:span><text:change-start text:change-id="ct93955981255120"/><text:span text:style-name="T1">a</text:span><text:change-end text:change-id="ct93955981255120"/><text:change text:change-id="ct93955981340096"/><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3955981351616"/><text:span text:style-name="T1">from </text:span><text:change-end text:change-id="ct93955981351616"/><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3955975848880"/><text:span text:style-name="T1">“</text:span><text:change-end text:change-id="ct93955975848880"/><text:change text:change-id="ct93955981354400"/><text:span text:style-name="T1">Stilt City</text:span><text:change-start text:change-id="ct93955981355696"/><text:span text:style-name="T1">”</text:span><text:change-end text:change-id="ct93955981355696"/><text:change text:change-id="ct93955975850816"/><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3955981356656"/><text:change-start text:change-id="ct93955981357616"/><text:span text:style-name="T1">—</text:span><text:change-end text:change-id="ct93955981357616"/><text:span text:style-name="T1">some in places where the water was dozens of meters deep. The buildings teetered high above the larger waves they needed to clear in those deeper waters. They stood atop artificial underwater forests of rigidly</text:span><text:change-start text:change-id="ct93955981360736"/><text:span text:style-name="T1"> </text:span><text:change-end text:change-id="ct93955981360736"/><text:change text:change-id="ct93955981361024"/><text:span text:style-name="T1">spaced trees</text:span><text:change-start text:change-id="ct93955981364064"/><text:span text:style-name="T1">,</text:span><text:change-end text:change-id="ct93955981364064"/><text:span text:style-name="T1"> placed by </text:span><text:change text:change-id="ct9395598136608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3955981368624"/><text:span text:style-name="T1">,</text:span><text:change-end text:change-id="ct93955981368624"/><text:span text:style-name="T1"> boats of all sizes were rafted up</text:span><text:change-start text:change-id="ct93955981365744"/><text:span text:style-name="T1">,</text:span><text:change-end text:change-id="ct9395598136574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3955981209328"/><text:span text:style-name="T1">,</text:span><text:change-end text:change-id="ct93955981209328"/><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3955981368240"/><text:span text:style-name="T1">,</text:span><text:change-end text:change-id="ct9395598136824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3955981397728"/><text:change-start text:change-id="ct93955981398416"/><text:span text:style-name="T1"> . . . </text:span><text:change-end text:change-id="ct93955981398416"/><text:change text:change-id="ct93955981398704"/><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3955981402640"/><text:span text:style-name="T1">,</text:span><text:change-end text:change-id="ct9395598140264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3955981406096"/><text:change-start text:change-id="ct93955981407056"/><text:span text:style-name="T1">ahead</text:span><text:change-end text:change-id="ct93955981407056"/><text:span text:style-name="T1"> of them. On either side of the channel</text:span><text:change-start text:change-id="ct93955981409744"/><text:span text:style-name="T1">,</text:span><text:change-end text:change-id="ct93955981409744"/><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3955981413328"/><text:span text:style-name="T1">,</text:span><text:change-end text:change-id="ct93955981413328"/><text:span text:style-name="T1"> which gave access to buildings and homes </text:span><text:change text:change-id="ct93955981411776"/><text:span text:style-name="T1">buried deep in the dense clumps of development.</text:span></text:p>
      <text:p text:style-name="Text_20_body"><text:span text:style-name="T1">Every so often</text:span><text:change-start text:change-id="ct93955981415072"/><text:span text:style-name="T1">,</text:span><text:change-end text:change-id="ct93955981415072"/><text:span text:style-name="T1"> the masses of huts were broken up by a large access channel running off the main channel. Around these access channels </text:span><text:change-start text:change-id="ct93955981411360"/><text:span text:style-name="T1">had risen </text:span><text:change-end text:change-id="ct93955981411360"/><text:span text:style-name="T1">most of the commercial trade</text:span><text:change text:change-id="ct93955981406384"/><text:span text:style-name="T1">, which had led to the building of long docks and piers, more substantial warehouses, and larger buildings</text:span><text:change text:change-id="ct93955981399808"/><text:change-start text:change-id="ct93955981409152"/><text:span text:style-name="T1">—</text:span><text:change-end text:change-id="ct93955981409152"/><text:span text:style-name="T1">always sitting on stilts above the water. The fancier buildings had paid </text:span><text:change text:change-id="ct93955981412896"/><text:span text:style-name="T1">extra </text:span><text:change text:change-id="ct93955981409440"/><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3955975870800"/><text:change-start text:change-id="ct93955981427632"/><text:span text:style-name="T1">—</text:span><text:change-end text:change-id="ct93955981427632"/><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3955975865296"/><text:span text:style-name="T1">, </text:span><text:change-end text:change-id="ct93955975865296"/><text:change text:change-id="ct93955981430464"/><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3955981408736"/><text:span text:style-name="T1">Percy somewhat, but she would have been much more satisfied with a quality chart of </text:span><text:change-start text:change-id="ct93955975867792"/><text:span text:style-name="T1">Stilt City’s </text:span><text:change-end text:change-id="ct93955975867792"/><text:change text:change-id="ct93955975865728"/><text:span text:style-name="T1">many passages and byways</text:span><text:change text:change-id="ct93955981440704"/><text:span text:style-name="T1">.</text:span></text:p>
      <text:p text:style-name="Text_20_body"><text:span text:style-name="T1">The open lane of the oiler in front of them made navigating much easier. The local boats generally tried to stay out of the way of the bigger ships</text:span><text:change-start text:change-id="ct93955981406672"/><text:span text:style-name="T1">,</text:span><text:change-end text:change-id="ct9395598140667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3955981447520"/><text:span text:style-name="T1">,</text:span><text:change-end text:change-id="ct9395598144752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3955981452912"/><text:span text:style-name="T1">h</text:span><text:change-end text:change-id="ct93955981452912"/><text:change text:change-id="ct93955981455168"/><text:span text:style-name="T1">e shouted up to the bridge of the sail as he continued to move towards them. “I can bring your sub marine in to where-the-fuck-ever. I know all the ways and docks around here. I can make sure you don’t ground</text:span><text:change text:change-id="ct93955981456224"/><text:change-start text:change-id="ct93955981391376"/><text:span text:style-name="T1">—</text:span><text:change-end text:change-id="ct93955981391376"/><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3955981469184"/><text:span text:style-name="T1"> </text:span><text:change-end text:change-id="ct93955981469184"/><text:change text:change-id="ct93955981410032"/><text:span text:style-name="T1">white, shortly</text:span><text:change-start text:change-id="ct93955981452128"/><text:span text:style-name="T1"> </text:span><text:change-end text:change-id="ct93955981452128"/><text:change text:change-id="ct93955981441808"/><text:span text:style-name="T1">trimmed beard and hair stood out in stark contrast to his leathery skin, which all the older local</text:span><text:change-start text:change-id="ct93955981470480"/><text:span text:style-name="T1">s </text:span><text:change-end text:change-id="ct93955981470480"/><text:change text:change-id="ct93955981470768"/><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3955981454112"/><text:change-start text:change-id="ct93955975884608"/><text:span text:style-name="T1">—</text:span><text:change-end text:change-id="ct93955975884608"/><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3955981399472"/><text:change-start text:change-id="ct93955981481568"/><text:span text:style-name="T1">then,</text:span><text:change-end text:change-id="ct93955981481568"/><text:span text:style-name="T1"> letting that pass</text:span><text:change-start text:change-id="ct93955981483200"/><text:span text:style-name="T1">,</text:span><text:change-end text:change-id="ct93955981483200"/><text:span text:style-name="T1"> </text:span><text:change text:change-id="ct9395598148416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3955981481856"/><text:span text:style-name="T1">,</text:span><text:change-end text:change-id="ct93955981481856"/><text:span text:style-name="T1"> Sir Piero?” Percy asked. “It’s not totally like fuckin’ surface ships.”</text:span></text:p>
      <text:p text:style-name="Text_20_body"><text:span text:style-name="T1">“Surely! I piloted lots of sub marines in and out.” He pronounced </text:span><text:change-start text:change-id="ct93955981492976"/><text:span text:style-name="T1">“</text:span><text:change-end text:change-id="ct93955981492976"/><text:change text:change-id="ct93955981493264"/><text:span text:style-name="T1">sub marine</text:span><text:change-start text:change-id="ct93955981494224"/><text:span text:style-name="T1">”</text:span><text:change-end text:change-id="ct93955981494224"/><text:change text:change-id="ct93955981494512"/><text:span text:style-name="T1"> like it was two separate words. “I’m a knighted pro</text:span><text:change-start text:change-id="ct93955981496144"/><text:span text:style-name="T1">-</text:span><text:change-end text:change-id="ct93955981496144"/><text:change text:change-id="ct93955981496432"/><text:span text:style-name="T1">fessional, all manner of craft experienced. I even had a pilot’s license</text:span><text:change text:change-id="ct93955975831856"/><text:change-start text:change-id="ct93955981498928"/><text:span text:style-name="T1">—</text:span><text:change-end text:change-id="ct9395598149892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3955981494800"/><text:change-start text:change-id="ct93955981495088"/><text:span text:style-name="T1">Ten </text:span><text:change-end text:change-id="ct9395598149508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text:span><text:soft-page-break/><text:span text:style-name="T1">borrowed binoculars. After a quarter mile or so he had Bastian bring the bow around, and without slowing speed</text:span><text:change text:change-id="ct93955981495856"/><text:change-start text:change-id="ct93955981512592"/><text:span text:style-name="T1">—</text:span><text:change-end text:change-id="ct93955981512592"/><text:span text:style-name="T1">and with a great deal of confidence</text:span><text:change text:change-id="ct93955981513552"/><text:change-start text:change-id="ct93955981514512"/><text:span text:style-name="T1">—</text:span><text:change-end text:change-id="ct93955981514512"/><text:change-start text:change-id="ct93955981515472"/><text:span text:style-name="T1">he </text:span><text:change-end text:change-id="ct9395598151547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3955981530944"/><text:span text:style-name="T1">.</text:span><text:change-end text:change-id="ct93955981530944"/><text:change text:change-id="ct93955981531232"/><text:span text:style-name="T1"> “</text:span><text:change-start text:change-id="ct93955981532192"/><text:span text:style-name="T1">W</text:span><text:change-end text:change-id="ct93955981532192"/><text:change text:change-id="ct93955975905936"/><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3955981531520"/><text:span text:style-name="T1">,</text:span><text:change-end text:change-id="ct93955981531520"/><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3955981533296"/><text:change-start text:change-id="ct93955981542800"/><text:span text:style-name="T1">—</text:span><text:change-end text:change-id="ct93955981542800"/><text:span text:style-name="T1">two meters.”</text:span></text:p>
      <text:p text:style-name="Text_20_body"><text:span text:style-name="T1">“Umm, Sir Piero</text:span><text:change text:change-id="ct93955981533584"/><text:change-start text:change-id="ct93955981544912"/><text:span text:style-name="T1"> . . . </text:span><text:change-end text:change-id="ct93955981544912"/><text:span text:style-name="T1"><text:s/>are you sure there’s enough fuckin’ water here?” Percy asked him.</text:span><text:change text:change-id="ct93955981545200"/></text:p>
      <text:p text:style-name="P8">“Plenty of water. I have taken many ships through here.”</text:p>
      <text:p text:style-name="Text_20_body"><text:span text:style-name="T1">“But subs</text:span><text:change text:change-id="ct93955975908960"/><text:change-start text:change-id="ct93955981548656"/><text:span text:style-name="T1"> . . . </text:span><text:change-end text:change-id="ct93955981548656"/><text:span text:style-name="T1"><text:s/>we draft a little fucking deeper</text:span><text:change-start text:change-id="ct93955981550288"/><text:span text:style-name="T1">,</text:span><text:change-end text:change-id="ct93955981550288"/><text:span text:style-name="T1"> you know.”</text:span></text:p>
      <text:p text:style-name="Text_20_body"><text:span text:style-name="T1">“Sub marines. Ya</text:span><text:change-start text:change-id="ct93955975912304"/><text:span text:style-name="T1">,</text:span><text:change-end text:change-id="ct93955975912304"/><text:span text:style-name="T1"> ya.”</text:span></text:p>
      <text:p text:style-name="Text_20_body"><text:span text:style-name="T1">At that moment the grounding alarm buzzed loudly in the control room. Percy flew down the ladder</text:span><text:change text:change-id="ct93955981551728"/><text:span text:style-name="T1"> and stood behind Bastian</text:span><text:change-start text:change-id="ct93955981557776"/><text:span text:style-name="T1">,</text:span><text:change-end text:change-id="ct9395598155777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3955981549424"/><text:span text:style-name="T1">s</text:span><text:change-end text:change-id="ct93955981549424"/><text:change text:change-id="ct93955981549712"/><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3955981550000"/><text:span text:style-name="T1">,</text:span><text:change-end text:change-id="ct93955981550000"/><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3955975917904"/><text:span text:style-name="T1">,”</text:span><text:change-end text:change-id="ct93955975917904"/><text:change text:change-id="ct93955981572176"/><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3955981579120"/><text:span text:style-name="T1">,</text:span><text:change-end text:change-id="ct93955981579120"/><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3955981569008"/><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3955981594032"/><text:change-start text:change-id="ct93955981594992"/><text:span text:style-name="T1">—</text:span><text:change-end text:change-id="ct93955981594992"/><text:span text:style-name="T1">but with much inertia</text:span><text:change text:change-id="ct93955981595952"/><text:change-start text:change-id="ct93955981597616"/><text:span text:style-name="T1">—</text:span><text:change-end text:change-id="ct93955981597616"/><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3955975855648"/><text:span text:style-name="T1">,</text:span><text:change-end text:change-id="ct93955975855648"/><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3955975919920"/><text:change-start text:change-id="ct93955981622000"/><text:span text:style-name="T1">—</text:span><text:change-end text:change-id="ct93955981622000"/><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3955981572464"/><text:span text:style-name="T1"> as well</text:span><text:change-end text:change-id="ct93955981572464"/><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3955975914192"/><text:span text:style-name="T1">,</text:span><text:change-end text:change-id="ct93955975914192"/><text:span text:style-name="T1"> though, since this area was far more heavily populated with cargo than people.</text:span></text:p>
      <text:p text:style-name="Text_20_body"><text:span text:style-name="T1">Finally</text:span><text:change-start text:change-id="ct93955981625472"/><text:span text:style-name="T1">,</text:span><text:change-end text:change-id="ct93955981625472"/><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3955975928176"/><text:span text:style-name="T1">’s</text:span><text:change-end text:change-id="ct9395597592817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3955981649200"/><text:span text:style-name="T1"> </text:span><text:change-end text:change-id="ct93955981649200"/><text:change text:change-id="ct93955981587712"/><text:span text:style-name="T1">empty platform. It was one of the platforms that had a roof built over it, supported on the same graying wood pylons as the dock, and roofed with roughly</text:span><text:change-start text:change-id="ct93955981588864"/><text:span text:style-name="T1"> </text:span><text:change-end text:change-id="ct93955981588864"/><text:change text:change-id="ct93955981500032"/><text:span text:style-name="T1">hewn old boards that had gaps and holes that let light, and presumably rain, pass through in many places. At the far end of the platform was a squat little cube of an office with a few stacks of crates near it</text:span><text:change-start text:change-id="ct93955975929968"/><text:span text:style-name="T1">,</text:span><text:change-end text:change-id="ct93955975929968"/><text:span text:style-name="T1"> from which the business of the platform and dock was executed.</text:span></text:p>
      <text:p text:style-name="Text_20_body"><text:span text:style-name="T1">As soon as the lines were secured</text:span><text:change-start text:change-id="ct93955981629344"/><text:span text:style-name="T1">,</text:span><text:change-end text:change-id="ct93955981629344"/><text:span text:style-name="T1"> Chips hauled two large and frayed canvas duffels containing all her gear up from the cargo hold catwalk and onto the deck. From there she threw the heavy bags across to the dock</text:span><text:change-start text:change-id="ct93955981573936"/><text:span text:style-name="T1">,</text:span><text:change-end text:change-id="ct9395598157393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3955981668336"/><text:span text:style-name="T1">,</text:span><text:change-end text:change-id="ct9395598166833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3955981670448"/><text:span text:style-name="T1">,</text:span><text:change-end text:change-id="ct93955981670448"/><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3955981678368"/><text:span text:style-name="T1">d</text:span><text:change-end text:change-id="ct93955981678368"/><text:change text:change-id="ct93955981678656"/><text:span text:style-name="T1">eck </text:span><text:change-start text:change-id="ct93955981680288"/><text:span text:style-name="T1">b</text:span><text:change-end text:change-id="ct93955981680288"/><text:change text:change-id="ct93955975935184"/><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3955981678944"/><text:span text:style-name="T1">,</text:span><text:change-end text:change-id="ct9395598167894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3955981691280"/><text:span text:style-name="T1">,</text:span><text:change-end text:change-id="ct9395598169128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3955981695696"/><text:change-start text:change-id="ct93955981696320"/><text:span text:style-name="T1"> . . .</text:span><text:change-end text:change-id="ct93955981696320"/><text:span text:style-name="T1"> thank you,” said Hemi as he took Gregory’s arm and turned him back towards the dock.</text:span></text:p>
      <text:p text:style-name="Text_20_body"><text:span text:style-name="T1">“And, uh, be careful,” continued the dock boss</text:span><text:change-start text:change-id="ct93955981699776"/><text:span text:style-name="T1">.</text:span><text:change-end text:change-id="ct93955981699776"/><text:change text:change-id="ct93955981700064"/><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3955981708848"/><text:span text:style-name="T1">,</text:span><text:change-end text:change-id="ct93955981708848"/><text:span text:style-name="T1"> and when it was pouring black diesel smoke at a nice consistent rate out over the channel, he lowered the boom</text:span><text:change text:change-id="ct9395598170980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3955981709520"/><text:span text:style-name="T1">s</text:span><text:change-end text:change-id="ct93955981709520"/><text:span text:style-name="T1"> crew got there. So </text:span><text:change text:change-id="ct93955981718640"/><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3955981681536"/><text:span text:style-name="T1">’s</text:span><text:change-end text:change-id="ct93955981681536"/><text:span text:style-name="T1"> deck above and the grind of the crane’s diesel starting up. When Percy got down to the cargo hold, the deck boss’</text:span><text:change-start text:change-id="ct93955981725552"/><text:span text:style-name="T1">s</text:span><text:change-end text:change-id="ct93955981725552"/><text:span text:style-name="T1"> crew of people</text:span><text:change text:change-id="ct93955981726512"/><text:change-start text:change-id="ct93955981727472"/><text:span text:style-name="T1">—</text:span><text:change-end text:change-id="ct93955981727472"/><text:span text:style-name="T1">men and women, but all of a hefty dockworker build and wearing tough, undyed canvas clothing</text:span><text:change text:change-id="ct93955981728096"/><text:change-start text:change-id="ct93955981729808"/><text:span text:style-name="T1">—</text:span><text:change-end text:change-id="ct93955981729808"/><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3955975940864"/><text:span text:style-name="T1">,</text:span><text:change-end text:change-id="ct93955975940864"/><text:span text:style-name="T1"> there was not much to say. Percy was getting sleepy in the warm and still afternoon air.</text:span></text:p>
      <text:p text:style-name="Text_20_body"><text:span text:style-name="T1">Then Percy asked, “</text:span><text:change-start text:change-id="ct93955981738304"/><text:span text:style-name="T1">S</text:span><text:change-end text:change-id="ct93955981738304"/><text:change text:change-id="ct93955981738592"/><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3955981743152"/><text:span text:style-name="T1">d</text:span><text:change-end text:change-id="ct93955981743152"/><text:change text:change-id="ct93955975950128"/><text:span text:style-name="T1">eck </text:span><text:change-start text:change-id="ct93955981744784"/><text:span text:style-name="T1">b</text:span><text:change-end text:change-id="ct93955981744784"/><text:change text:change-id="ct93955981745072"/><text:span text:style-name="T1">oss</text:span><text:change-start text:change-id="ct93955981746704"/><text:span text:style-name="T1">,</text:span><text:change-end text:change-id="ct93955981746704"/><text:span text:style-name="T1"> Hemi</text:span><text:change text:change-id="ct93955981747664"/><text:change-start text:change-id="ct93955981748624"/><text:span text:style-name="T1">—</text:span><text:change-end text:change-id="ct93955981748624"/><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3955981713600"/><text:change-start text:change-id="ct93955981748288"/><text:span text:style-name="T1"> . . .</text:span><text:change-end text:change-id="ct93955981748288"/><text:span text:style-name="T1">”</text:span></text:p>
      <text:p text:style-name="Text_20_body"><text:span text:style-name="T1">Into the middle of their conversation crept the roll of heavy diesels from a large ship moving up the channel. When a horn sounded</text:span><text:change-start text:change-id="ct93955981746992"/><text:span text:style-name="T1">,</text:span><text:change-end text:change-id="ct9395598174699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3955981749728"/><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3955981774976"/><text:span text:style-name="T1">,</text:span><text:change-end text:change-id="ct93955981774976"/><text:change text:change-id="ct93955975958480"/><text:span text:style-name="T1"> as you can see,” said Percy. “How’d you find us, Shakes?”</text:span></text:p>
      <text:p text:style-name="Text_20_body"><text:span text:style-name="T1">“Captain Shakes, if you please. As for finding you: it was fuckin’ Herschel</text:span><text:change-start text:change-id="ct93955981778096"/><text:span text:style-name="T1">,</text:span><text:change-end text:change-id="ct93955981778096"/><text:span text:style-name="T1"> of course! Hang on</text:span><text:change text:change-id="ct93955975894640"/><text:change-start text:change-id="ct93955981779056"/><text:span text:style-name="T1"> . . .</text:span><text:change-end text:change-id="ct9395598177905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3955981779344"/><text:change-start text:change-id="ct93955981779632"/><text:span text:style-name="T1"> . . . </text:span><text:change-end text:change-id="ct93955981779632"/><text:change text:change-id="ct93955975961504"/><text:span text:style-name="T1">But Herschel was the easy part. The hard part was finding the dock on the way into Stilt City here. Had to stop and ask people probably a dozen fuckin’ times</text:span><text:change text:change-id="ct93955981779920"/><text:change-start text:change-id="ct93955981786880"/><text:span text:style-name="T1">—</text:span><text:change-end text:change-id="ct93955981786880"/><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3955975964848"/><text:change-start text:change-id="ct93955981792352"/><text:span text:style-name="T1">—</text:span><text:change-end text:change-id="ct9395598179235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3955981792640"/><text:span text:style-name="T1">s</text:span><text:change-end text:change-id="ct93955981792640"/><text:change text:change-id="ct9395598169204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3955981807504"/><text:span text:style-name="T1">-</text:span><text:change-end text:change-id="ct93955981807504"/><text:change text:change-id="ct93955975958192"/><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3955975969280"/><text:span text:style-name="T1">.</text:span><text:change-end text:change-id="ct93955975969280"/><text:change text:change-id="ct93955981824384"/><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3955981692384"/><text:span text:style-name="T1">,</text:span><text:change-end text:change-id="ct93955981692384"/><text:change text:change-id="ct93955981832656"/><text:span text:style-name="T1"> </text:span><text:change-start text:change-id="ct93955981833616"/><text:span text:style-name="T1">t</text:span><text:change-end text:change-id="ct93955981833616"/><text:change text:change-id="ct9395598183390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3955981828480"/><text:span text:style-name="T1">,</text:span><text:change-end text:change-id="ct9395598182848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3955981830304"/><text:change-start text:change-id="ct93955981842448"/><text:span text:style-name="T1">—</text:span><text:change-end text:change-id="ct93955981842448"/><text:span text:style-name="T1">with Hemi double</text:span><text:change-start text:change-id="ct93955981844320"/><text:span text:style-name="T1">-</text:span><text:change-end text:change-id="ct93955981844320"/><text:change text:change-id="ct93955981844608"/><text:span text:style-name="T1">checking every stack</text:span><text:change text:change-id="ct93955981845568"/><text:change-start text:change-id="ct93955981846192"/><text:span text:style-name="T1">—</text:span><text:change-end text:change-id="ct9395598184619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3955981851936"/><text:span text:style-name="T1">s</text:span><text:change-end text:change-id="ct93955981851936"/><text:span text:style-name="T1"> second deck-hand share</text:span><text:change text:change-id="ct93955975982256"/><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3955981853520"/><text:span text:style-name="T1">,</text:span><text:change-end text:change-id="ct9395598185352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3955981874192"/><text:span text:style-name="T1">,</text:span><text:change-end text:change-id="ct93955981874192"/><text:span text:style-name="T1"> fiercely</text:span><text:change-start text:change-id="ct93955981875152"/><text:span text:style-name="T1"> </text:span><text:change-end text:change-id="ct93955981875152"/><text:change text:change-id="ct9395598187544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3955981885808"/><text:span text:style-name="T1">“</text:span><text:change-end text:change-id="ct93955981885808"/><text:change text:change-id="ct93955975985024"/><text:span text:style-name="T1">fuck</text:span><text:change-start text:change-id="ct93955981886768"/><text:span text:style-name="T1">”</text:span><text:change-end text:change-id="ct93955981886768"/><text:change text:change-id="ct9395598188705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3955981886096"/><text:span text:style-name="T1">,</text:span><text:change-end text:change-id="ct9395598188609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3955981895568"/><text:span text:style-name="T1">,</text:span><text:change-end text:change-id="ct93955981895568"/><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3955981903280"/><text:span text:style-name="T1">,</text:span><text:change-end text:change-id="ct9395598190328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3955981906528"/><text:span text:style-name="T1">,</text:span><text:change-end text:change-id="ct9395598190652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3955981907936"/><text:span text:style-name="T1">,</text:span><text:change-end text:change-id="ct93955981907936"/><text:span text:style-name="T1"> where he had thrown the levers that switched the power system from diesel to battery. He stood with his head out of the sail</text:span><text:change text:change-id="ct93955981920720"/><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3955981824048"/><text:span text:style-name="T1">,</text:span><text:change-end text:change-id="ct9395598182404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3955981954320"/><text:change-start text:change-id="ct93955981955840"/><text:span text:style-name="T1">it </text:span><text:change-end text:change-id="ct93955981955840"/><text:span text:style-name="T1">could maintain the speed </text:span><text:change text:change-id="ct93955981956800"/><text:change-start text:change-id="ct93955981958368"/><text:span text:style-name="T1">it </text:span><text:change-end text:change-id="ct93955981958368"/><text:span text:style-name="T1">had gained moving up the channel and still drive into the turnaround bay. The ram turned towards the </text:span><text:span text:style-name="T2">Prospect</text:span><text:span text:style-name="T1">, and just as </text:span><text:change text:change-id="ct93955981960672"/><text:change-start text:change-id="ct93955981963024"/><text:span text:style-name="T1">it </text:span><text:change-end text:change-id="ct93955981963024"/><text:span text:style-name="T1">had the angle set so the ram would split the rear quarter of the </text:span><text:span text:style-name="T2">Prospect</text:span><text:change text:change-id="ct93955981964656"/><text:change-start text:change-id="ct93955981966624"/><text:span text:style-name="T1">—</text:span><text:change-end text:change-id="ct93955981966624"/><text:span text:style-name="T1">just as Percy was imagining the crazy fully-uniformed sub commander giving the order to put on a turn of the throttle</text:span><text:change text:change-id="ct93955975996448"/><text:change-start text:change-id="ct93955981969408"/><text:span text:style-name="T1">—</text:span><text:change-end text:change-id="ct93955981969408"/><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3955981962352"/><text:span text:style-name="T1">,</text:span><text:change-end text:change-id="ct93955981962352"/><text:span text:style-name="T1"> Sir Piero,” Percy said, “it’s all on you now</text:span><text:change-start text:change-id="ct93955981974032"/><text:span text:style-name="T1">,</text:span><text:change-end text:change-id="ct93955981974032"/><text:span text:style-name="T1"> my new fuckin’ friend. Can you get us back to the main channel?”</text:span></text:p>
      <text:p text:style-name="Text_20_body"><text:span text:style-name="T1">“Yes</text:span><text:change-start text:change-id="ct93955981962640"/><text:span text:style-name="T1">,</text:span><text:change-end text:change-id="ct93955981962640"/><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3955981911424"/><text:span text:style-name="T1">,</text:span><text:change-end text:change-id="ct93955981911424"/><text:span text:style-name="T1"> Hemi?” Percy asked. “The place is a fucking labyrinth!”</text:span></text:p>
      <text:p text:style-name="Text_20_body"><text:span text:style-name="T1">“Either they have exceptional intelligence in a foreign Authority’s port</text:span><text:change text:change-id="ct93955975993248"/><text:change-start text:change-id="ct93955982011552"/><text:span text:style-name="T1">—</text:span><text:change-end text:change-id="ct93955982011552"/><text:span text:style-name="T1">which seems unlikely</text:span><text:change text:change-id="ct93955976002608"/><text:change-start text:change-id="ct93955982012512"/><text:span text:style-name="T1">—</text:span><text:change-end text:change-id="ct93955982012512"/><text:span text:style-name="T1">or</text:span><text:change text:change-id="ct9395598201347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3955982013760"/><text:change-start text:change-id="ct93955982014048"/><text:span text:style-name="T1">—</text:span><text:change-end text:change-id="ct93955982014048"/><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3955982014816"/><text:span text:style-name="T1">.</text:span><text:change-end text:change-id="ct93955982014816"/><text:change text:change-id="ct93955982026208"/><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3955982034032"/><text:span text:style-name="T1">,</text:span><text:change-end text:change-id="ct93955982034032"/><text:span text:style-name="T1"> and when Shakes heard him</text:span><text:change-start text:change-id="ct93955982035328"/><text:span text:style-name="T1">,</text:span><text:change-end text:change-id="ct93955982035328"/><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3955982040368"/><text:span text:style-name="T1">,</text:span><text:change-end text:change-id="ct93955982040368"/><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3955982035008"/><text:change-start text:change-id="ct93955982036336"/><text:span text:style-name="T1">—</text:span><text:change-end text:change-id="ct93955982036336"/><text:span text:style-name="T1">it is easy to miss a small lane like that, and </text:span><text:change-start text:change-id="ct93955982037296"/><text:span text:style-name="T1">there’s </text:span><text:change-end text:change-id="ct93955982037296"/><text:span text:style-name="T1">also no turnaround.”</text:span></text:p>
      <text:p text:style-name="Text_20_body"><text:span text:style-name="T1">“OK</text:span><text:change-start text:change-id="ct93955982040080"/><text:span text:style-name="T1">. W</text:span><text:change-end text:change-id="ct93955982040080"/><text:change text:change-id="ct9395598203662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3955982060352"/><text:span text:style-name="T1">,</text:span><text:change-end text:change-id="ct93955982060352"/><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395598206945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3955982073360"/><text:span text:style-name="T1">-</text:span><text:change-end text:change-id="ct93955982073360"/><text:change text:change-id="ct9395598208544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3955982041472"/><text:change-start text:change-id="ct93955982076032"/><text:span text:style-name="T1">—</text:span><text:change-end text:change-id="ct93955982076032"/><text:span text:style-name="T1">the black shadow of the sub rising up somewhere back in their wake</text:span><text:change-start text:change-id="ct93955982076320"/><text:span text:style-name="T1">,</text:span><text:change-end text:change-id="ct93955982076320"/><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3955976015408"/><text:span text:style-name="T1">,</text:span><text:change-end text:change-id="ct93955976015408"/><text:span text:style-name="T1"> Captain Percy, I am not destroying my neighbors</text:span><text:change-start text:change-id="ct93955982108704"/><text:span text:style-name="T1">’</text:span><text:change-end text:change-id="ct93955982108704"/><text:span text:style-name="T1"> homes for the sake of your boat.”</text:span></text:p>
      <text:p text:style-name="P8">“You aren’t going to ground us again, are you? We’re finished if we get stopped.”</text:p>
      <text:p text:style-name="Text_20_body"><text:span text:style-name="T1">“No</text:span><text:change-start text:change-id="ct93955982114320"/><text:span text:style-name="T1">,</text:span><text:change-end text:change-id="ct93955982114320"/><text:span text:style-name="T1"> no. No fucking way! Your boat was loaded before. It is unloaded now</text:span><text:change text:change-id="ct93955982091712"/><text:change-start text:change-id="ct93955982114608"/><text:span text:style-name="T1">—</text:span><text:change-end text:change-id="ct93955982114608"/><text:span text:style-name="T1">lots of clearance.”</text:span></text:p>
      <text:p text:style-name="Text_20_body"><text:span text:style-name="T1">“Unless the tide went out</text:span><text:change-start text:change-id="ct93955982119408"/><text:span text:style-name="T1"> . . .</text:span><text:change-end text:change-id="ct93955982119408"/><text:change text:change-id="ct93955982115712"/><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3955976007808"/><text:change-start text:change-id="ct93955976023536"/><text:span text:style-name="T1">—</text:span><text:change-end text:change-id="ct93955976023536"/><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3955982165040"/><text:change-start text:change-id="ct93955982165664"/><text:span text:style-name="T1">fifteen </text:span><text:change-end text:change-id="ct93955982165664"/><text:span text:style-name="T1">knots.</text:span></text:p>
      <text:p text:style-name="Text_20_body"><text:span text:style-name="T1">“Careful</text:span><text:change-start text:change-id="ct93955982164368"/><text:span text:style-name="T1">,</text:span><text:change-end text:change-id="ct93955982164368"/><text:span text:style-name="T1"> Captain Percy,” said Sir Piero. “I cannot recommend all this speed in the channel full of big heavy ships and small wobbly boats. If any Authority vessels spots the </text:span><text:span text:style-name="T2">Prospect</text:span><text:change-start text:change-id="ct93955982164656"/><text:span text:style-name="T1">,</text:span><text:change-end text:change-id="ct93955982164656"/><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3955982165328"/><text:change-start text:change-id="ct93955982160336"/><text:span text:style-name="T1">—</text:span><text:change-end text:change-id="ct93955982160336"/><text:span text:style-name="T1">maybe the Authority will intervene with them instead!”</text:span></text:p>
      <text:p text:style-name="Text_20_body"><text:span text:style-name="T1">“That seems true enough. Here I must leave you</text:span><text:change-start text:change-id="ct93955982178672"/><text:span text:style-name="T1">,</text:span><text:change-end text:change-id="ct93955982178672"/><text:span text:style-name="T1"> then. If the Authority catches me piloting a craft at this speed in the channel, I will no longer be a pilot. Besides, there’s </text:span><text:change text:change-id="ct93955982178960"/><text:change-start text:change-id="ct93955982179920"/><text:span text:style-name="T1">fifty </text:span><text:change-end text:change-id="ct93955982179920"/><text:span text:style-name="T1">meters of water in the channel, you do not need me any more</text:span><text:change text:change-id="ct93955982180544"/><text:change-start text:change-id="ct93955982182016"/><text:span text:style-name="T1">—</text:span><text:change-end text:change-id="ct93955982182016"/><text:span text:style-name="T1">as long as you manage not to get crushed by a moving freighter.”</text:span></text:p>
      <text:p text:style-name="Text_20_body"><text:span text:style-name="T1">“Well</text:span><text:change-start text:change-id="ct93955976030560"/><text:span text:style-name="T1">,</text:span><text:change-end text:change-id="ct93955976030560"/><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3955982190320"/><text:span text:style-name="T1">,</text:span><text:change-end text:change-id="ct93955982190320"/><text:span text:style-name="T1"> Sir Piero.”</text:span></text:p>
      <text:p text:style-name="Text_20_body"><text:span text:style-name="T1">“I am the best pilot in the city</text:span><text:change-start text:change-id="ct93955982193776"/><text:span text:style-name="T1">,</text:span><text:change-end text:change-id="ct93955982193776"/><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3955982207680"/><text:span text:style-name="T1">?</text:span><text:change-end text:change-id="ct93955982207680"/><text:change text:change-id="ct93955982207968"/><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3955982158848"/><text:change-start text:change-id="ct93955982207008"/><text:span text:style-name="T1">—</text:span><text:change-end text:change-id="ct9395598220700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3955976034960"/><text:span text:style-name="T1">;</text:span><text:change-end text:change-id="ct93955976034960"/><text:change text:change-id="ct93955982159136"/><text:span text:style-name="T1"> a light on the hatch control panel lit up a brilliant red</text:span><text:change-start text:change-id="ct93955982221472"/><text:span text:style-name="T1">,</text:span><text:change-end text:change-id="ct93955982221472"/><text:span text:style-name="T1"> and an alarm sounded because the main ballast valves were open at the same time as one of the boat hatches.</text:span></text:p>
      <text:p text:style-name="Text_20_body"><text:span text:style-name="T1">Hemi quickly climbed to the sail</text:span><text:change text:change-id="ct93955982103376"/><text:span text:style-name="T1"> and tossed a fluttering Herschel up into the wind. Air was shooting out from the top of the deck in front of him</text:span><text:change-start text:change-id="ct93955982220464"/><text:span text:style-name="T1">,</text:span><text:change-end text:change-id="ct93955982220464"/><text:span text:style-name="T1"> carrying long streams of mist from the ballast tanks as high as the </text:span><text:span text:style-name="T2">Prospect</text:span><text:change-start text:change-id="ct93955982227472"/><text:span text:style-name="T1">’s</text:span><text:change-end text:change-id="ct93955982227472"/><text:span text:style-name="T1"> sail</text:span><text:change-start text:change-id="ct93955982229584"/><text:span text:style-name="T1">,</text:span><text:change-end text:change-id="ct93955982229584"/><text:span text:style-name="T1"> which blew back in his face. He took one last look at Herschel</text:span><text:change-start text:change-id="ct93955982231824"/><text:span text:style-name="T1">,</text:span><text:change-end text:change-id="ct93955982231824"/><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3955982220752"/><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3955982225792"/><text:span text:style-name="T1">that </text:span><text:change-end text:change-id="ct93955982225792"/><text:span text:style-name="T1">running submerged would be safer than cruising on the surface.</text:span></text:p>
      <text:p text:style-name="Text_20_body"><text:span text:style-name="T1">The pursuing sub was not within visual range. It was possible</text:span><text:change-start text:change-id="ct93955982227152"/><text:span text:style-name="T1"> that</text:span><text:change-end text:change-id="ct93955982227152"/><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395598222920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3955982234224"/><text:change-start text:change-id="ct93955982256544"/><text:span text:style-name="T1">—</text:span><text:change-end text:change-id="ct93955982256544"/><text:span text:style-name="T1">that will make it a bit safer.”</text:span></text:p>
      <text:p text:style-name="Text_20_body"><text:span text:style-name="T1">“Alright,” said Hemi</text:span><text:change-start text:change-id="ct93955982259664"/><text:span text:style-name="T1">.</text:span><text:change-end text:change-id="ct93955982259664"/><text:change text:change-id="ct93955982259952"/><text:span text:style-name="T1"> “I will get on sonar with Cassandra, it will be good training for her to listen to this.” Hemi climbed down to the sonar station</text:span><text:change text:change-id="ct93955982260240"/><text:change-start text:change-id="ct93955982261200"/><text:span text:style-name="T1"> and</text:span><text:change-end text:change-id="ct93955982261200"/><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3955982262352"/><text:change-start text:change-id="ct93955982264160"/><text:span text:style-name="T1">for</text:span><text:change-end text:change-id="ct93955982264160"/><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3955976048160"/><text:change-start text:change-id="ct93955976033872"/><text:span text:style-name="T1">twenty </text:span><text:change-end text:change-id="ct93955976033872"/><text:span text:style-name="T1">meters below the surface. In some ways</text:span><text:change-start text:change-id="ct93955982263824"/><text:span text:style-name="T1">,</text:span><text:change-end text:change-id="ct93955982263824"/><text:span text:style-name="T1"> this made Hemi’s job simpler</text:span><text:change-start text:change-id="ct93955982272288"/><text:span text:style-name="T1">,</text:span><text:change-end text:change-id="ct93955982272288"/><text:span text:style-name="T1"> because all the traffic was now above them</text:span><text:change text:change-id="ct93955982273248"/><text:change-start text:change-id="ct93955982274592"/><text:span text:style-name="T1">—</text:span><text:change-end text:change-id="ct93955982274592"/><text:span text:style-name="T1">there should be no other submerged submarines in the channel. But with only </text:span><text:change text:change-id="ct93955982275216"/><text:change-start text:change-id="ct93955982276176"/><text:span text:style-name="T1">fifty </text:span><text:change-end text:change-id="ct93955982276176"/><text:span text:style-name="T1">meters of depth to play with, the sounds of the traffic above reflected off the bottom of the channel, back up, and then off in every direction</text:span><text:change-start text:change-id="ct93955982277808"/><text:span text:style-name="T1">,</text:span><text:change-end text:change-id="ct93955982277808"/><text:span text:style-name="T1"> making the space they were moving through feel very compressed to Hemi.</text:span></text:p>
      <text:p text:style-name="Text_20_body"><text:span text:style-name="T1">They had maintained a fast </text:span><text:change text:change-id="ct93955982265264"/><text:change-start text:change-id="ct93955976051120"/><text:span text:style-name="T1">fifteen </text:span><text:change-end text:change-id="ct93955976051120"/><text:span text:style-name="T1">knots since submerging. One of the first things Hemi asked Percy to do was to slow the boat down</text:span><text:change text:change-id="ct93955982214432"/><text:change-start text:change-id="ct93955982279248"/><text:span text:style-name="T1">—</text:span><text:change-end text:change-id="ct93955982279248"/><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3955981793680"/><text:span text:style-name="T1">ue</text:span><text:change-end text:change-id="ct9395598179368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3955982293168"/><text:span text:style-name="T1">;</text:span><text:change-end text:change-id="ct93955982293168"/><text:change text:change-id="ct93955982253040"/><text:span text:style-name="T1"> we have space to play with to our sides,” she said</text:span><text:change text:change-id="ct93955982293456"/><text:span text:style-name="T1">. “But Gregory: only make the most delicate moves on the dive planes</text:span><text:change text:change-id="ct93955976062512"/><text:change-start text:change-id="ct93955982294416"/><text:span text:style-name="T1">—</text:span><text:change-end text:change-id="ct93955982294416"/><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3955982293744"/><text:span text:style-name="T1">,</text:span><text:change-end text:change-id="ct93955982293744"/><text:span text:style-name="T1"> Captain,” said Gregory, gripping the dive plane wheel. His eyes darted back and forth from the boat level indicators</text:span><text:change text:change-id="ct93955982172480"/><text:span text:style-name="T1"> to the depth indicator</text:span><text:change text:change-id="ct93955982295856"/><text:span text:style-name="T1"> to the depth-under-keel gauge.</text:span></text:p>
      <text:p text:style-name="Text_20_body"><text:span text:style-name="T1">After </text:span><text:change text:change-id="ct93955982209408"/><text:change-start text:change-id="ct93955982304400"/><text:span text:style-name="T1">twemty </text:span><text:change-end text:change-id="ct9395598230440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3955982306512"/><text:span text:style-name="T1">’s</text:span><text:change-end text:change-id="ct93955982306512"/><text:span text:style-name="T1"> hull.</text:span></text:p>
      <text:p text:style-name="Text_20_body"><text:span text:style-name="T1">“Hemi!” Percy called down to sonar</text:span><text:change-start text:change-id="ct93955982277280"/><text:span text:style-name="T1">.</text:span><text:change-end text:change-id="ct93955982277280"/><text:change text:change-id="ct93955982310976"/><text:span text:style-name="T1"> “</text:span><text:change-start text:change-id="ct93955982311600"/><text:span text:style-name="T1">W</text:span><text:change-end text:change-id="ct93955982311600"/><text:change text:change-id="ct93955976071648"/><text:span text:style-name="T1">here the fuck did that come from? Was it them?”</text:span></text:p>
      <text:p text:style-name="Text_20_body"><text:span text:style-name="T1">There was a brief silence while Hemi continued listening. Then he called back up to the control room, “</text:span><text:change-start text:change-id="ct93955982316736"/><text:span text:style-name="T1">T</text:span><text:change-end text:change-id="ct93955982316736"/><text:change text:change-id="ct9395598229552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3955982229872"/><text:change-start text:change-id="ct93955982325552"/><text:span text:style-name="T1">—</text:span><text:change-end text:change-id="ct9395598232555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3955982307952"/><text:change-start text:change-id="ct93955982294032"/><text:span text:style-name="T1">fifteen </text:span><text:change-end text:change-id="ct93955982294032"/><text:span text:style-name="T1">minutes or so as three more pings washed through them. The depth of the water was a fairly consistent </text:span><text:change text:change-id="ct93955976065696"/><text:change-start text:change-id="ct93955982330688"/><text:span text:style-name="T1">fifty </text:span><text:change-end text:change-id="ct93955982330688"/><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3955976078944"/><text:span text:style-name="T1">s</text:span><text:change-end text:change-id="ct93955976078944"/><text:change text:change-id="ct93955976061856"/><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3955982342816"/><text:change-start text:change-id="ct93955976081040"/><text:span text:style-name="T1">fifty </text:span><text:change-end text:change-id="ct93955976081040"/><text:span text:style-name="T1">to </text:span><text:change text:change-id="ct93955982343776"/><text:change-start text:change-id="ct93955982344736"/><text:span text:style-name="T1">sixty </text:span><text:change-end text:change-id="ct93955982344736"/><text:span text:style-name="T1">meters deep, running out about </text:span><text:change text:change-id="ct93955982345696"/><text:change-start text:change-id="ct93955982346656"/><text:span text:style-name="T1">two hundred </text:span><text:change-end text:change-id="ct93955982346656"/><text:span text:style-name="T1">miles from the port of Stilt City. There were much bigger shelf areas in the world, but </text:span><text:change text:change-id="ct93955982347616"/><text:change-start text:change-id="ct93955982348576"/><text:span text:style-name="T1">two hundred </text:span><text:change-end text:change-id="ct93955982348576"/><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3955982344064"/><text:span text:style-name="T1">,</text:span><text:change-end text:change-id="ct9395598234406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3955982357696"/><text:span text:style-name="T1">back </text:span><text:change-end text:change-id="ct93955982357696"/><text:span text:style-name="T1">then.”</text:span></text:p>
      <text:p text:style-name="Text_20_body"><text:span text:style-name="T1">“Well, unless you have a better fuckin’ idea</text:span><text:change text:change-id="ct93955982270640"/><text:change-start text:change-id="ct93955982361488"/><text:span text:style-name="T1"> . . .</text:span><text:change-end text:change-id="ct9395598236148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3955982262016"/><text:change-start text:change-id="ct93955982365584"/><text:span text:style-name="T1">—</text:span><text:change-end text:change-id="ct9395598236558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3955976089440"/><text:change-start text:change-id="ct93955982373216"/><text:span text:style-name="T1"> . . .</text:span><text:change-end text:change-id="ct9395598237321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3955982381232"/><text:span text:style-name="T1">A</text:span><text:change-end text:change-id="ct93955982381232"/><text:change text:change-id="ct93955982381520"/><text:span text:style-name="T1"> little fuckin’ ways off</text:span><text:change-start text:change-id="ct93955982382752"/><text:span text:style-name="T1">,</text:span><text:change-end text:change-id="ct93955982382752"/><text:span text:style-name="T1"> though.”</text:span></text:p>
      <text:p text:style-name="Text_20_body"><text:span text:style-name="T1">“The Authority surface ships are dropping charges, Sylvia</text:span><text:change-start text:change-id="ct93955982382080"/><text:span text:style-name="T1">,</text:span><text:change-end text:change-id="ct93955982382080"/><text:change text:change-id="ct93955982382368"/><text:span text:style-name="T1">” Hemi confirmed </text:span><text:change text:change-id="ct9395598238755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3955982344352"/><text:span text:style-name="T1">, </text:span><text:change-end text:change-id="ct93955982344352"/><text:change text:change-id="ct93955982392160"/><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3955982392448"/><text:span text:style-name="T1">,</text:span><text:change-end text:change-id="ct93955982392448"/><text:span text:style-name="T1"> and for the next hour or so</text:span><text:change-start text:change-id="ct93955982396240"/><text:span text:style-name="T1">,</text:span><text:change-end text:change-id="ct93955982396240"/><text:span text:style-name="T1"> Hemi reported charges being dropped in waves</text:span><text:change text:change-id="ct93955982396864"/><text:span text:style-name="T1"> while Percy stood behind him</text:span><text:change-start text:change-id="ct93955982398800"/><text:span text:style-name="T1">,</text:span><text:change-end text:change-id="ct9395598239880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3955982400576"/><text:span text:style-name="T1">’s</text:span><text:change-end text:change-id="ct93955982400576"/><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3955982378496"/><text:change-start text:change-id="ct93955982420144"/><text:span text:style-name="T1">twenty </text:span><text:change-end text:change-id="ct93955982420144"/><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3955982420768"/><text:change-start text:change-id="ct93955982421728"/><text:span text:style-name="T1">fifteen </text:span><text:change-end text:change-id="ct9395598242172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3955982407584"/><text:span text:style-name="T1">,</text:span><text:change-end text:change-id="ct9395598240758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3955976103536"/><text:change-start text:change-id="ct93955982424080"/><text:span text:style-name="T1">twenty </text:span><text:change-end text:change-id="ct93955982424080"/><text:span text:style-name="T1">meters of depth and shut down the motors to wait. Everyone except Cassandra passed the midday and afternoon hours in lazy recuperation</text:span><text:change-start text:change-id="ct93955976107088"/><text:span text:style-name="T1">,</text:span><text:change-end text:change-id="ct93955976107088"/><text:change text:change-id="ct93955982436752"/><text:span text:style-name="T1"> catching up on sleep. Cassandra was stuck listening to sonar, trying to detect </text:span><text:change text:change-id="ct93955982437712"/><text:span text:style-name="T1">Shakes’</text:span><text:change-start text:change-id="ct93955982439008"/><text:span text:style-name="T1">s</text:span><text:change-end text:change-id="ct9395598243900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3955982440624"/><text:span text:style-name="T1">s</text:span><text:change-end text:change-id="ct9395598244062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3955982451440"/><text:span text:style-name="T1"> when I was making my way down here. You’re hungry?”</text:span></text:p>
      <text:p text:style-name="Text_20_body"><text:span text:style-name="T1">“Submarining is fucking hungry work</text:span><text:change-start text:change-id="ct93955982461312"/><text:span text:style-name="T1">,</text:span><text:change-end text:change-id="ct93955982461312"/><text:span text:style-name="T1"> Bastian. Let’s go see what that feller is burning.”</text:span></text:p>
      <text:p text:style-name="Text_20_body"><text:span text:style-name="T1">They made their way up the decks with the wrenches hanging from Shakes’</text:span><text:change-start text:change-id="ct93955982451728"/><text:span text:style-name="T1">s</text:span><text:change-end text:change-id="ct9395598245172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3955982466912"/><text:span text:style-name="T1">,</text:span><text:change-end text:change-id="ct93955982466912"/><text:span text:style-name="T1"> who was still on sonar duty.</text:span></text:p>
      <text:p text:style-name="Text_20_body"><text:span text:style-name="T1">After Shakes ate his third bowl, Gregory poured everyone a cup of the requisite coffee</text:span><text:change-start text:change-id="ct93955982464624"/><text:span text:style-name="T1">. </text:span><text:change-end text:change-id="ct93955982464624"/><text:change text:change-id="ct93955982464912"/><text:span text:style-name="T1">Percy leaned back into the corner of the galley bench, stretching her arms.</text:span></text:p>
      <text:p text:style-name="Text_20_body"><text:span text:style-name="T1">“I see you made it out of that fuckin’ Stilt City,” said Shakes</text:span><text:change-start text:change-id="ct93955982474256"/><text:span text:style-name="T1">.</text:span><text:change-end text:change-id="ct93955982474256"/><text:change text:change-id="ct93955982474544"/><text:span text:style-name="T1"> “</text:span><text:change-start text:change-id="ct93955982475504"/><text:span text:style-name="T1">W</text:span><text:change-end text:change-id="ct93955982475504"/><text:change text:change-id="ct93955976115024"/><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3955976079248"/><text:span text:style-name="T1">,</text:span><text:change-end text:change-id="ct93955976079248"/><text:span text:style-name="T1"> the last job working for you was so fuckin’ profitable, I wasn’t </text:span><text:change text:change-id="ct93955979631648"/><text:span text:style-name="T1">going to let that go </text:span><text:change-start text:change-id="ct93955979637712"/><text:span text:style-name="T1">just </text:span><text:change-end text:change-id="ct9395597963771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3955979644768"/><text:span text:style-name="T1">,</text:span><text:change-end text:change-id="ct93955979644768"/><text:span text:style-name="T1"> Shakes</text:span><text:change text:change-id="ct93955982509856"/><text:change-start text:change-id="ct93955982510816"/><text:span text:style-name="T1">—</text:span><text:change-end text:change-id="ct93955982510816"/><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3955982519264"/><text:span text:style-name="T1">.</text:span><text:change-end text:change-id="ct93955982519264"/><text:change text:change-id="ct93955982519552"/><text:span text:style-name="T1"> “</text:span><text:change-start text:change-id="ct93955982521184"/><text:span text:style-name="T1">W</text:span><text:change-end text:change-id="ct93955982521184"/><text:change text:change-id="ct93955976124400"/><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3955982520800"/><text:span text:style-name="T1">,</text:span><text:change-end text:change-id="ct93955982520800"/><text:span text:style-name="T1">they could sustain high speeds. Maintaining a steady </text:span><text:change text:change-id="ct93955982532096"/><text:change-start text:change-id="ct93955982537312"/><text:span text:style-name="T1">fifteen-</text:span><text:change-end text:change-id="ct9395598253731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3955982539136"/><text:change-start text:change-id="ct93955982532384"/><text:span text:style-name="T1"> </text:span><text:change-end text:change-id="ct9395598253238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3955982534960"/><text:change-start text:change-id="ct93955982550432"/><text:span text:style-name="T1">E</text:span><text:change-end text:change-id="ct93955982550432"/><text:span text:style-name="T1">very </text:span><text:change text:change-id="ct93955982551056"/><text:change-start text:change-id="ct93955982552016"/><text:span text:style-name="T1">twenty </text:span><text:change-end text:change-id="ct93955982552016"/><text:span text:style-name="T1">minutes</text:span><text:change-start text:change-id="ct93955982554048"/><text:span text:style-name="T1">,</text:span><text:change-end text:change-id="ct93955982554048"/><text:span text:style-name="T1"> she had Cassandra turn on the radar for a few sweeps to make sure the ocean remained clear in front of them</text:span><text:change text:change-id="ct93955982555008"/><text:change-start text:change-id="ct93955982555968"/><text:span text:style-name="T1">—</text:span><text:change-end text:change-id="ct93955982555968"/><text:span text:style-name="T1">and that nobody was tailing behind.</text:span></text:p>
      <text:p text:style-name="Text_20_body"><text:span text:style-name="T1">For the first few hours of the night</text:span><text:change-start text:change-id="ct93955982551344"/><text:span text:style-name="T1">,</text:span><text:change-end text:change-id="ct93955982551344"/><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3955982534544"/><text:span text:style-name="T1"> and tapped Cassandra on the shoulder. She did not even look up, having been expecting Hemi’s signal that it was time </text:span><text:change text:change-id="ct93955982563456"/><text:span text:style-name="T1">to do a</text:span><text:change-start text:change-id="ct93955982564416"/><text:span text:style-name="T1">nother</text:span><text:change-end text:change-id="ct93955982564416"/><text:span text:style-name="T1"> radar check. She leaned over and flipped the switch. The green light of the radar flashed across the scope, then swept slowly around</text:span><text:change-start text:change-id="ct93955982564704"/><text:span text:style-name="T1">,</text:span><text:change-end text:change-id="ct9395598256470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3955982538800"/><text:change-start text:change-id="ct93955982577712"/><text:span text:style-name="T1"> . . . </text:span><text:change-end text:change-id="ct93955982577712"/><text:change text:change-id="ct9395597613958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3955982568784"/><text:span text:style-name="T1">,</text:span><text:change-end text:change-id="ct9395598256878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3955982585296"/><text:span text:style-name="T1">,</text:span><text:change-end text:change-id="ct93955982585296"/><text:span text:style-name="T1"> Captain Percy,” Cassandra interrupted. “</text:span><text:change-start text:change-id="ct93955982586928"/><text:span text:style-name="T1">A</text:span><text:change-end text:change-id="ct93955982586928"/><text:change text:change-id="ct93955982587216"/><text:span text:style-name="T1">t least, not above Shakes’ </text:span><text:change-start text:change-id="ct93955982588848"/><text:span text:style-name="T1">s</text:span><text:change-end text:change-id="ct9395598258884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3955982586256"/><text:change-start text:change-id="ct93955982594992"/><text:span text:style-name="T1">—</text:span><text:change-end text:change-id="ct93955982594992"/><text:change-start text:change-id="ct93955982595952"/><text:span text:style-name="T1">but </text:span><text:change-end text:change-id="ct93955982595952"/><text:span text:style-name="T1">I still don’t hear anything</text:span><text:change text:change-id="ct93955982596912"/><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3955982565472"/><text:change-start text:change-id="ct93955976147440"/><text:span text:style-name="T1"> . . .</text:span><text:change-end text:change-id="ct93955976147440"/><text:span text:style-name="T1">”</text:span></text:p>
      <text:p text:style-name="Text_20_body"><text:span text:style-name="T1">In the sonar compartment they could hear Shakes’</text:span><text:change-start text:change-id="ct93955982604064"/><text:span text:style-name="T1">s</text:span><text:change-end text:change-id="ct9395598260406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3955982586544"/><text:span text:style-name="T1">,</text:span><text:change-end text:change-id="ct93955982586544"/><text:span text:style-name="T1"> Hemi.” Percy climbed up to the control room and took over the conversation with Shakes</text:span><text:change text:change-id="ct93955982608336"/><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3955982619104"/><text:span text:style-name="T1">s</text:span><text:change-end text:change-id="ct9395598261910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3955982613056"/><text:change-start text:change-id="ct93955982608624"/><text:span text:style-name="T1">—</text:span><text:change-end text:change-id="ct93955982608624"/><text:span text:style-name="T1">water slapping against a steel void with the random regularity of ocean chop</text:span><text:change text:change-id="ct93955982608912"/><text:change-start text:change-id="ct93955982611120"/><text:span text:style-name="T1">. </text:span><text:change-end text:change-id="ct93955982611120"/><text:change text:change-id="ct93955982611408"/><text:change-start text:change-id="ct93955982620384"/><text:span text:style-name="T1">She </text:span><text:change-end text:change-id="ct93955982620384"/><text:span text:style-name="T1">was convinced it was a ship.</text:span></text:p>
      <text:p text:style-name="Text_20_body"><text:span text:style-name="T1">Only a few minutes later, Shakes confirmed her guess over radio. “Yeah</text:span><text:change-start text:change-id="ct93955982613344"/><text:span text:style-name="T1">,</text:span><text:change-end text:change-id="ct9395598261334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3955982611696"/><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3955982641312"/><text:change-start text:change-id="ct93955982641936"/><text:span text:style-name="T1">—</text:span><text:change-end text:change-id="ct9395598264193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3955982647168"/><text:change-start text:change-id="ct93955982565760"/><text:span text:style-name="T1">thousand</text:span><text:change-end text:change-id="ct93955982565760"/><text:span text:style-name="T1">-meter</text:span><text:change-start text:change-id="ct93955982657584"/><text:span text:style-name="T1">-</text:span><text:change-end text:change-id="ct93955982657584"/><text:change text:change-id="ct93955982657872"/><text:span text:style-name="T1">deep ocean by clinging to the last desperate bubble of buoyancy yet retained from when the ships were living. Under Percy’s light</text:span><text:change-start text:change-id="ct93955982658160"/><text:span text:style-name="T1">,</text:span><text:change-end text:change-id="ct93955982658160"/><text:span text:style-name="T1"> the vessels were typically low, black, curved, and oily forms</text:span><text:change-start text:change-id="ct93955982663616"/><text:span text:style-name="T1">,</text:span><text:change-end text:change-id="ct93955982663616"/><text:change text:change-id="ct9395598266390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3955982644880"/><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3955982674336"/><text:span text:style-name="T1">,</text:span><text:change-end text:change-id="ct93955982674336"/><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3955982666512"/><text:span text:style-name="T1">,</text:span><text:change-end text:change-id="ct93955982666512"/><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3955982659344"/><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3955982688112"/><text:span text:style-name="T1">fe</text:span><text:change-start text:change-id="ct93955982689408"/><text:span text:style-name="T1">lt</text:span><text:change-end text:change-id="ct93955982689408"/><text:change text:change-id="ct93955982689696"/><text:span text:style-name="T1"> uncomfortable about the racket the two ships were making, especially since every ping told anyone within a </text:span><text:change text:change-id="ct93955982690320"/><text:change-start text:change-id="ct93955982691840"/><text:span text:style-name="T1">ten</text:span><text:change-end text:change-id="ct93955982691840"/><text:span text:style-name="T1">, maybe even </text:span><text:change text:change-id="ct93955982692464"/><text:change-start text:change-id="ct93955982693424"/><text:span text:style-name="T1">twenty</text:span><text:change-end text:change-id="ct93955982693424"/><text:span text:style-name="T1">, mile radius precisely where they were. And</text:span><text:change-start text:change-id="ct93955982695744"/><text:span text:style-name="T1">,</text:span><text:change-end text:change-id="ct93955982695744"/><text:span text:style-name="T1"> of course</text:span><text:change-start text:change-id="ct93955982698784"/><text:span text:style-name="T1">,</text:span><text:change-end text:change-id="ct93955982698784"/><text:span text:style-name="T1"> even at a near-idle, the </text:span><text:span text:style-name="T2">Gnat’s</text:span><text:span text:style-name="T1"> diesel</text:span><text:change text:change-id="ct93955982701088"/><text:change-start text:change-id="ct93955982703360"/><text:span text:style-name="T1">—</text:span><text:change-end text:change-id="ct93955982703360"/><text:span text:style-name="T1">which Shakes was now running again</text:span><text:change text:change-id="ct93955982704320"/><text:change-start text:change-id="ct93955982706144"/><text:span text:style-name="T1">—</text:span><text:change-end text:change-id="ct93955982706144"/><text:span text:style-name="T1">growled loudly</text:span><text:change-start text:change-id="ct93955982707776"/><text:span text:style-name="T1">,</text:span><text:change-end text:change-id="ct93955982707776"/><text:span text:style-name="T1"> with sympathetic vibrations </text:span><text:change text:change-id="ct93955982709680"/><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3955982711872"/><text:span text:style-name="T1">, which increasingly</text:span><text:change-end text:change-id="ct93955982711872"/><text:change text:change-id="ct93955976175600"/><text:span text:style-name="T1"> </text:span><text:change text:change-id="ct93955982713328"/><text:change-start text:change-id="ct93955982714672"/><text:span text:style-name="T1">appeared</text:span><text:change-end text:change-id="ct93955982714672"/><text:span text:style-name="T1"> to be quite a massive obstacle</text:span><text:change text:change-id="ct93955982716016"/><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3955982714256"/><text:change-start text:change-id="ct93955982693712"/><text:span text:style-name="T1">—</text:span><text:change-end text:change-id="ct93955982693712"/><text:span text:style-name="T1">all the bunker fuels, engine lubricants, solvents and greases; all the specially developed chemical mixes that drove or eased the movements of the giant steel machines through the water</text:span><text:change text:change-id="ct93955982715152"/><text:change-start text:change-id="ct93955982715600"/><text:span text:style-name="T1">—</text:span><text:change-end text:change-id="ct9395598271560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3955982589616"/><text:span text:style-name="T1">’s</text:span><text:change-end text:change-id="ct93955982589616"/><text:span text:style-name="T1"> diesels shut down, and they submerged to 20 meters. It was much quieter underwater </text:span><text:change-start text:change-id="ct93955976178000"/><text:span text:style-name="T1">,</text:span><text:change-end text:change-id="ct93955976178000"/><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3955982528064"/><text:change-start text:change-id="ct93955982589904"/><text:span text:style-name="T1">—</text:span><text:change-end text:change-id="ct93955982589904"/><text:span text:style-name="T1">while at the same time taking out the source sound of the </text:span><text:span text:style-name="T2">Prospect’s</text:span><text:span text:style-name="T1"> motors</text:span><text:change text:change-id="ct93955982749200"/><text:change-start text:change-id="ct93955982750160"/><text:span text:style-name="T1">—</text:span><text:change-end text:change-id="ct93955982750160"/><text:span text:style-name="T1">she did a slow sweep in every direction</text:span><text:change-start text:change-id="ct93955982751456"/><text:span text:style-name="T1">,</text:span><text:change-end text:change-id="ct93955982751456"/><text:span text:style-name="T1"> scribbling notes on a pad as she went. Toward</text:span><text:change text:change-id="ct9395598275241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3955976173920"/><text:change-start text:change-id="ct93955976189456"/><text:span text:style-name="T1">came</text:span><text:change-end text:change-id="ct9395597618945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3955982643392"/><text:span text:style-name="T1">close</text:span><text:change-start text:change-id="ct93955982751120"/><text:span text:style-name="T1">d</text:span><text:change-end text:change-id="ct93955982751120"/><text:span text:style-name="T1"> her eyes, and her mind </text:span><text:change text:change-id="ct93955982764384"/><text:span text:style-name="T1">travel</text:span><text:change-start text:change-id="ct93955982765680"/><text:span text:style-name="T1">ed</text:span><text:change-end text:change-id="ct93955982765680"/><text:span text:style-name="T1"> out into the water. It </text:span><text:change text:change-id="ct93955982766640"/><text:change-start text:change-id="ct93955982767600"/><text:span text:style-name="T1">was</text:span><text:change-end text:change-id="ct93955982767600"/><text:span text:style-name="T1"> all blackness at first, but she </text:span><text:change text:change-id="ct93955982768560"/><text:span text:style-name="T1">relax</text:span><text:change-start text:change-id="ct93955982770192"/><text:span text:style-name="T1">ed</text:span><text:change-end text:change-id="ct93955982770192"/><text:span text:style-name="T1"> and open</text:span><text:change-start text:change-id="ct93955982771824"/><text:span text:style-name="T1">ed</text:span><text:change-end text:change-id="ct93955982771824"/><text:span text:style-name="T1"> her mouth slightly to minimize the sound of her own breathing. Her heart rate </text:span><text:change text:change-id="ct93955982772784"/><text:span text:style-name="T1">slow</text:span><text:change-start text:change-id="ct93955982774416"/><text:span text:style-name="T1">ed</text:span><text:change-end text:change-id="ct93955982774416"/><text:span text:style-name="T1">. Her mind </text:span><text:change text:change-id="ct93955982775376"/><text:span text:style-name="T1">search</text:span><text:change-start text:change-id="ct93955982777744"/><text:span text:style-name="T1">ed</text:span><text:change-end text:change-id="ct93955982777744"/><text:span text:style-name="T1"> the water. Turning the directional wheel, she found her mind could follow the direction as if she were seeing out through the microphones. She no longer need</text:span><text:change-start text:change-id="ct93955976198992"/><text:span text:style-name="T1">ed</text:span><text:change-end text:change-id="ct93955976198992"/><text:span text:style-name="T1"> to look at the directional indicator to know whether the mics were oriented to the front, sides</text:span><text:change-start text:change-id="ct93955976186464"/><text:span text:style-name="T1">,</text:span><text:change-end text:change-id="ct93955976186464"/><text:span text:style-name="T1"> or rear of the boat, she just </text:span><text:span text:style-name="T2">knew</text:span><text:span text:style-name="T1">, even with her eyes closed. The black pitch of the deep sea fell away, and in her mind it </text:span><text:change text:change-id="ct93955982785712"/><text:span text:style-name="T1">all li</text:span><text:change text:change-id="ct9395598278441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3955982786880"/><text:span text:style-name="T1">with astonishing clarity </text:span><text:change-end text:change-id="ct93955982786880"/><text:span text:style-name="T1">the objects that marked the landscape</text:span><text:change text:change-id="ct9395597620636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3955976177584"/><text:change-start text:change-id="ct93955982782080"/><text:span text:style-name="T1">at first</text:span><text:change-end text:change-id="ct93955982782080"/><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3955976196336"/><text:span text:style-name="T1">s</text:span><text:change-end text:change-id="ct93955976196336"/><text:span text:style-name="T1"> batteries were about half discharged</text:span><text:change-start text:change-id="ct93955982767264"/><text:span text:style-name="T1">,</text:span><text:change-end text:change-id="ct93955982767264"/><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3955982783296"/><text:span text:style-name="T1">,</text:span><text:change-end text:change-id="ct93955982783296"/><text:change text:change-id="ct93955982783584"/><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3955982774704"/><text:change-start text:change-id="ct93955982813232"/><text:span text:style-name="T1">could</text:span><text:change-end text:change-id="ct93955982813232"/><text:span text:style-name="T1"> read</text:span><text:change text:change-id="ct93955982755328"/><text:span text:style-name="T1"> the gauges and kn</text:span><text:change-start text:change-id="ct93955982814912"/><text:span text:style-name="T1">ew</text:span><text:change-end text:change-id="ct93955982814912"/><text:change text:change-id="ct9395598281520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3955982711408"/><text:span text:style-name="T1">,</text:span><text:change-end text:change-id="ct93955982711408"/><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3955982717360"/><text:change-start text:change-id="ct93955982822832"/><text:span text:style-name="T1"> . . . </text:span><text:change-end text:change-id="ct93955982822832"/><text:change text:change-id="ct93955982823120"/><text:span text:style-name="T1">I think I heard them earlier.”</text:span></text:p>
      <text:p text:style-name="Text_20_body"><text:span text:style-name="T1">Hemi nodded as he patted Cassandra’s shoulder again. “Sylvia!” </text:span><text:change-start text:change-id="ct93955982826912"/><text:span text:style-name="T1">h</text:span><text:change-end text:change-id="ct93955982826912"/><text:change text:change-id="ct93955982827200"/><text:span text:style-name="T1">e bellowed upwar</text:span><text:change-start text:change-id="ct93955982828160"/><text:span text:style-name="T1">d</text:span><text:change-end text:change-id="ct93955982828160"/><text:change text:change-id="ct93955982828448"/><text:span text:style-name="T1"> as he stepped back</text:span><text:change text:change-id="ct9395598282940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3955982828736"/><text:change-start text:change-id="ct93955982829024"/><text:span text:style-name="T1"> . . . </text:span><text:change-end text:change-id="ct93955982829024"/><text:change text:change-id="ct9395598283521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3955982830848"/><text:change-start text:change-id="ct93955982840304"/><text:span text:style-name="T1">—</text:span><text:change-end text:change-id="ct93955982840304"/><text:span text:style-name="T1">or at least the active unit can</text:span><text:change text:change-id="ct9395598284059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3955982779968"/><text:change-start text:change-id="ct93955976173504"/><text:span text:style-name="T1">—</text:span><text:change-end text:change-id="ct9395597617350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3955982841216"/><text:change-start text:change-id="ct93955982841504"/><text:span text:style-name="T1"> . . .</text:span><text:change-end text:change-id="ct9395598284150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3955982860512"/><text:span text:style-name="T1">,</text:span><text:change-end text:change-id="ct93955982860512"/><text:span text:style-name="T1"> Hemi Howell. Whenever you do that, it gives me the same crawling-nauseated feeling as sticking my hand in a toilet bowl full of unflushed shit. The </text:span><text:change-start text:change-id="ct93955982862656"/><text:span text:style-name="T1">o</text:span><text:change-end text:change-id="ct93955982862656"/><text:change text:change-id="ct93955982862944"/><text:span text:style-name="T1">cean is plenty fucking dramatic enough without having to spread some kind of pretentious icing of bullshit modern literary sludge on top of it</text:span><text:change text:change-id="ct93955982863904"/><text:change-start text:change-id="ct93955982864528"/><text:span text:style-name="T1"> . . . </text:span><text:change-end text:change-id="ct93955982864528"/><text:change-start text:change-id="ct93955982865488"/><text:span text:style-name="T1">a</text:span><text:change-end text:change-id="ct93955982865488"/><text:change text:change-id="ct9395598286577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3955976236208"/><text:change-start text:change-id="ct93955976236640"/><text:span text:style-name="T1">—</text:span><text:change-end text:change-id="ct93955976236640"/><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3955982835984"/><text:change-start text:change-id="ct93955976218384"/><text:span text:style-name="T1">—</text:span><text:change-end text:change-id="ct9395597621838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3955982885728"/><text:span text:style-name="T1">’s</text:span><text:change-end text:change-id="ct9395598288572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3955982886688"/><text:change-start text:change-id="ct93955982901424"/><text:span text:style-name="T1">his </text:span><text:change-end text:change-id="ct93955982901424"/><text:span text:style-name="T1">unnerving </text:span><text:change text:change-id="ct93955982902544"/><text:span text:style-name="T1">confidence </text:span><text:change text:change-id="ct93955982903664"/><text:span text:style-name="T1">in the coming demise of her boat.</text:span></text:p>
      <text:p text:style-name="Text_20_body"><text:span text:style-name="T1">In the middle of the night, </text:span><text:change text:change-id="ct93955976204688"/><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3955982902832"/><text:change-start text:change-id="ct93955982902128"/><text:span text:style-name="T1">, t</text:span><text:change-end text:change-id="ct93955982902128"/><text:change text:change-id="ct93955982903248"/><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3955982898224"/><text:change-start text:change-id="ct93955982916960"/><text:span text:style-name="T1">—</text:span><text:change-end text:change-id="ct9395598291696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3955982916624"/><text:span text:style-name="T1">clearly </text:span><text:change-start text:change-id="ct93955982766928"/><text:span text:style-name="T1">see </text:span><text:change-end text:change-id="ct93955982766928"/><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3955982898976"/><text:change-start text:change-id="ct93955982901008"/><text:span text:style-name="T1">—</text:span><text:change-end text:change-id="ct93955982901008"/><text:span text:style-name="T1">they had to run slowly and more </text:span><text:change text:change-id="ct93955982930448"/><text:change-start text:change-id="ct93955982931408"/><text:span text:style-name="T1">quietly </text:span><text:change-end text:change-id="ct9395598293140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3955982898512"/><text:span text:style-name="T1">,</text:span><text:change-end text:change-id="ct93955982898512"/><text:span text:style-name="T1"> Cassandra blearily focused on listening to the sonar contacts while shouting potential hazards </text:span><text:change text:change-id="ct93955982918528"/><text:span text:style-name="T1">in the water up to the control room. Gregory and Percy were required to constantly </text:span><text:change text:change-id="ct93955982918816"/><text:span text:style-name="T1">adjust</text:span><text:change text:change-id="ct93955982932512"/><text:span text:style-name="T1"> </text:span><text:change text:change-id="ct9395598294024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3955976149440"/><text:span text:style-name="T1">the oaths </text:span><text:change-start text:change-id="ct93955982945056"/><text:span text:style-name="T1">ever </text:span><text:change-end text:change-id="ct93955982945056"/><text:change text:change-id="ct93955982945344"/><text:span text:style-name="T1">fiercer </text:span><text:change text:change-id="ct93955982946608"/><text:change-start text:change-id="ct93955982947728"/><text:span text:style-name="T1">longer-</text:span><text:change-end text:change-id="ct93955982947728"/><text:span text:style-name="T1">last</text:span><text:change-start text:change-id="ct93955982949680"/><text:span text:style-name="T1">ing</text:span><text:change-end text:change-id="ct93955982949680"/><text:change text:change-id="ct93955982949968"/><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3955982895152"/><text:change-start text:change-id="ct93955982946896"/><text:span text:style-name="T1">her</text:span><text:change-end text:change-id="ct93955982946896"/><text:change text:change-id="ct93955982947312"/><text:span text:style-name="T1">. But first he wanted to check in with Percy, so he climbed to the control room.</text:span></text:p>
      <text:p text:style-name="Text_20_body"><text:span text:style-name="T1">While he was on the ladder, the crunching sound of an impact</text:span><text:change text:change-id="ct93955982946192"/><text:change-start text:change-id="ct93955976276800"/><text:span text:style-name="T1">—</text:span><text:change-end text:change-id="ct93955976276800"/><text:span text:style-name="T1">a recapitulation of the sound they all heard the first time the </text:span><text:span text:style-name="T2">Grackle</text:span><text:span text:style-name="T1"> had rammed them</text:span><text:change text:change-id="ct93955982942864"/><text:change-start text:change-id="ct93955982944144"/><text:span text:style-name="T1">—</text:span><text:change-end text:change-id="ct93955982944144"/><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3955982949264"/><text:change-start text:change-id="ct93955982948512"/><text:span text:style-name="T1">—</text:span><text:change-end text:change-id="ct93955982948512"/><text:span text:style-name="T1">that Cassandra had not heard the </text:span><text:span text:style-name="T2">Grackle</text:span><text:span text:style-name="T1"> charging at them. “Cassandra</text:span><text:change-start text:change-id="ct93955982963472"/><text:span text:style-name="T1">,</text:span><text:change-end text:change-id="ct93955982963472"/><text:span text:style-name="T1"> you little shit! You let them hit us!”</text:span></text:p>
      <text:p text:style-name="Text_20_body"><text:span text:style-name="T1">“No</text:span><text:change-start text:change-id="ct93955982948800"/><text:span text:style-name="T1">,</text:span><text:change-end text:change-id="ct93955982948800"/><text:span text:style-name="T1"> Captain Percy!” Cassandra wailed with the deep-grained panic of someone who knows they had made a mistake</text:span><text:change-start text:change-id="ct93955982971824"/><text:span text:style-name="T1">.</text:span><text:change-end text:change-id="ct93955982971824"/><text:change text:change-id="ct93955982943472"/><text:span text:style-name="T1"> “</text:span><text:change-start text:change-id="ct93955982977200"/><text:span text:style-name="T1">I</text:span><text:change-end text:change-id="ct93955982977200"/><text:change text:change-id="ct93955976287136"/><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3955982943760"/><text:change-start text:change-id="ct93955982951072"/><text:span text:style-name="T1"> . . . </text:span><text:change-end text:change-id="ct93955982951072"/><text:change text:change-id="ct93955982978304"/><text:span text:style-name="T1">Cassandra was right, the pursuing sub is still close to ten miles behind us.”</text:span></text:p>
      <text:p text:style-name="Text_20_body"><text:span text:style-name="T1">“She still fucked us</text:span><text:change-start text:change-id="ct93955982987824"/><text:span text:style-name="T1">,</text:span><text:change-end text:change-id="ct93955982987824"/><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3955982976864"/><text:change-start text:change-id="ct93955982997184"/><text:span text:style-name="T1">—</text:span><text:change-end text:change-id="ct93955982997184"/><text:span text:style-name="T1">fucking money is that it has opened up yet again</text:span><text:change-start text:change-id="ct93955982998480"/><text:span text:style-name="T1">,</text:span><text:change-end text:change-id="ct93955982998480"/><text:span text:style-name="T1"> with that last little boneshaker.”</text:span></text:p>
      <text:p text:style-name="Text_20_body"><text:span text:style-name="T1">A few minutes later Gregory’s voice came crackling over the PA speaker above Percy’s head in the control room. “Fuck</text:span><text:change-start text:change-id="ct93955982978592"/><text:span text:style-name="T1">,</text:span><text:change-end text:change-id="ct9395598297859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3955982999440"/><text:change-start text:change-id="ct93955983004816"/><text:span text:style-name="T1">dubious </text:span><text:change-end text:change-id="ct93955983004816"/><text:span text:style-name="T1">look, but did not </text:span><text:change text:change-id="ct93955983005104"/><text:change-start text:change-id="ct93955983006064"/><text:span text:style-name="T1">voice </text:span><text:change-end text:change-id="ct93955983006064"/><text:span text:style-name="T1">his doubt</text:span><text:change text:change-id="ct9395598300702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3955976295600"/><text:span text:style-name="T1">,</text:span><text:change-end text:change-id="ct93955976295600"/><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3955982997728"/><text:span text:style-name="T1">sure</text:span><text:change-start text:change-id="ct93955983018096"/><text:span text:style-name="T1">r</text:span><text:change-end text:change-id="ct93955983018096"/><text:span text:style-name="T1"> that the </text:span><text:span text:style-name="T2">Grackle</text:span><text:span text:style-name="T1"> was back on the </text:span><text:span text:style-name="T2">Prospect’</text:span><text:change-start text:change-id="ct93955983022032"/><text:span text:style-name="T1">s</text:span><text:change-end text:change-id="ct93955983022032"/><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3955976168112"/><text:span text:style-name="T1">,</text:span><text:change-end text:change-id="ct9395597616811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3955983037856"/><text:span text:style-name="T1">.</text:span><text:change-end text:change-id="ct93955983037856"/><text:change text:change-id="ct93955983038144"/><text:span text:style-name="T1"> “</text:span><text:change-start text:change-id="ct93955983039776"/><text:span text:style-name="T1">W</text:span><text:change-end text:change-id="ct93955983039776"/><text:change text:change-id="ct9395598304006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3955983038912"/><text:change-start text:change-id="ct93955983039200"/><text:span text:style-name="T1">. . . </text:span><text:change-end text:change-id="ct9395598303920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3955983039488"/><text:change-start text:change-id="ct93955983048368"/><text:span text:style-name="T1">—</text:span><text:change-end text:change-id="ct9395598304836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3955983056048"/><text:span text:style-name="T1">,</text:span><text:change-end text:change-id="ct93955983056048"/><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3955983063008"/><text:span text:style-name="T1">,</text:span><text:change-end text:change-id="ct93955983063008"/><text:span text:style-name="T1"> shadowed ship hulls in the dimly visible sea.</text:span></text:p>
      <text:p text:style-name="Text_20_body"><text:span text:style-name="T1">In the pre-dawn light</text:span><text:change-start text:change-id="ct93955983066128"/><text:span text:style-name="T1">,</text:span><text:change-end text:change-id="ct93955983066128"/><text:span text:style-name="T1"> Percy scanned around with a pair of binoculars. Not seeing anything of note on the first pass, she circled </text:span><text:change text:change-id="ct9395598306670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3955983066416"/><text:span text:style-name="T1">,</text:span><text:change-end text:change-id="ct93955983066416"/><text:span text:style-name="T1"> the eastern sky </text:span><text:change text:change-id="ct93955982951824"/><text:span text:style-name="T1">had lightened</text:span><text:change-start text:change-id="ct93955983078080"/><text:span text:style-name="T1">,</text:span><text:change-end text:change-id="ct9395598307808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3955976310608"/><text:span text:style-name="T1">,</text:span><text:change-end text:change-id="ct93955976310608"/><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3955983092960"/><text:span text:style-name="T1">climb</text:span><text:change-start text:change-id="ct93955983094592"/><text:span text:style-name="T1">ed </text:span><text:change-end text:change-id="ct93955983094592"/><text:change text:change-id="ct9395597631422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3955983102656"/><text:span text:style-name="T1">,</text:span><text:change-end text:change-id="ct93955983102656"/><text:span text:style-name="T1"> the </text:span><text:span text:style-name="T2">Gnat’s</text:span><text:span text:style-name="T1"> engine started. Percy could hear it without aid through the hull of the </text:span><text:span text:style-name="T2">Prospect</text:span><text:change-start text:change-id="ct93955983106304"/><text:span text:style-name="T1">,</text:span><text:change-end text:change-id="ct93955983106304"/><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3955983102944"/><text:change-start text:change-id="ct93955983104512"/><text:span text:style-name="T1">—</text:span><text:change-end text:change-id="ct93955983104512"/><text:span text:style-name="T1">as soon as the </text:span><text:span text:style-name="T2">Gnat</text:span><text:span text:style-name="T1"> had moved far enough off </text:span><text:change text:change-id="ct93955983115472"/><text:change-start text:change-id="ct93955983116432"/><text:span text:style-name="T1">that they could</text:span><text:change-end text:change-id="ct93955983116432"/><text:span text:style-name="T1"> hear anything.</text:span></text:p>
      <text:p text:style-name="P8"> </text:p>
      <text:p text:style-name="Text_20_body"><text:span text:style-name="T1">Percy spent the next few hours in the control room</text:span><text:change-start text:change-id="ct93955976317904"/><text:span text:style-name="T1">,</text:span><text:change-end text:change-id="ct93955976317904"/><text:span text:style-name="T1"> sitting in the dive planes control chair and smoking one cheroot lit off another as sea water once again seeped into the cargo hold, and the bow of her boat slipped slowly f</text:span><text:change-start text:change-id="ct93955983114608"/><text:span text:style-name="T1">a</text:span><text:change-end text:change-id="ct93955983114608"/><text:change text:change-id="ct93955983114896"/><text:span text:style-name="T1">rther down into the water.</text:span></text:p>
      <text:p text:style-name="Text_20_body"><text:span text:style-name="T1">Hemi </text:span><text:change text:change-id="ct93955983115184"/><text:span text:style-name="T1">call</text:span><text:change-start text:change-id="ct93955976322208"/><text:span text:style-name="T1">ed</text:span><text:change-end text:change-id="ct9395597632220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3955980922112"/><text:span text:style-name="T1">s</text:span><text:change-end text:change-id="ct9395598092211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3955983108112"/><text:span text:style-name="T1">,</text:span><text:change-end text:change-id="ct93955983108112"/><text:span text:style-name="T1"> at first. But in another hour, Hemi’s reports made it clear that their pursuers were now familiar with the</text:span><text:change-start text:change-id="ct93955980924592"/><text:span text:style-name="T1">ir</text:span><text:change-end text:change-id="ct9395598092459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3955980920016"/><text:span text:style-name="T1">,</text:span><text:change-end text:change-id="ct93955980920016"/><text:span text:style-name="T1"> slowly</text:span><text:change-start text:change-id="ct93955980942656"/><text:span text:style-name="T1"> </text:span><text:change-end text:change-id="ct93955980942656"/><text:change text:change-id="ct93955980942944"/><text:span text:style-name="T1">searching circles. They returned to using active sonar. The pings once again unnervingly echo</text:span><text:change-start text:change-id="ct93955980944688"/><text:span text:style-name="T1">ed</text:span><text:change-end text:change-id="ct93955980944688"/><text:change text:change-id="ct9395597632702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3955980922848"/><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3955980920816"/><text:span text:style-name="T1">,</text:span><text:change-end text:change-id="ct93955980920816"/><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3955983103728"/><text:change-start text:change-id="ct93955980948176"/><text:span text:style-name="T1">—</text:span><text:change-end text:change-id="ct93955980948176"/><text:span text:style-name="T1">and in this world of discreet shipping</text:span><text:change-start text:change-id="ct93955980974752"/><text:span text:style-name="T1">,</text:span><text:change-end text:change-id="ct93955980974752"/><text:span text:style-name="T1"> this was the reason so much cargo now crawled across the </text:span><text:change text:change-id="ct9395598094846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3955980922400"/><text:span text:style-name="T1">,</text:span><text:change-end text:change-id="ct93955980922400"/><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3955983114272"/><text:change-start text:change-id="ct93955980921664"/><text:span text:style-name="T1">back at</text:span><text:change-end text:change-id="ct93955980921664"/><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3955980991536"/><text:change-start text:change-id="ct93955976333360"/><text:span text:style-name="T1">—</text:span><text:change-end text:change-id="ct93955976333360"/><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3955980924144"/><text:change-start text:change-id="ct93955980994176"/><text:span text:style-name="T1">to </text:span><text:change-end text:change-id="ct93955980994176"/><text:span text:style-name="T1">cover</text:span><text:change text:change-id="ct93955980995360"/><text:span text:style-name="T1"> constantly operating in this fucked-up prey condition.”</text:span></text:p>
      <text:p text:style-name="Text_20_body"><text:span text:style-name="T1">“I have had the same thought. And I have an idea we could try</text:span><text:change text:change-id="ct93955980991824"/><text:change-start text:change-id="ct93955976338368"/><text:span text:style-name="T1">—</text:span><text:change-end text:change-id="ct93955976338368"/><text:span text:style-name="T1">though I warn you </text:span><text:change-start text:change-id="ct93955981000160"/><text:span text:style-name="T1">that </text:span><text:change-end text:change-id="ct9395598100016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3955981005776"/><text:change-start text:change-id="ct93955981006064"/><text:span text:style-name="T1">—</text:span><text:change-end text:change-id="ct93955981006064"/><text:span text:style-name="T1">and likely to get us killed.” He took a breath. “The magnetic warheads</text:span><text:change text:change-id="ct93955981006768"/><text:change-start text:change-id="ct93955981007888"/><text:span text:style-name="T1"> . . .</text:span><text:change-end text:change-id="ct93955981007888"/><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3955981015568"/><text:change-start text:change-id="ct93955981007472"/><text:span text:style-name="T1">—</text:span><text:change-end text:change-id="ct93955981007472"/><text:span text:style-name="T1">as Miss Mai was so fond of pointing out to me. We can’t just underhand one over the water at them.”</text:span></text:p>
      <text:p text:style-name="Text_20_body"><text:span text:style-name="T1">“That is </text:span><text:change-start text:change-id="ct93955976343104"/><text:span text:style-name="T1">where </text:span><text:change-end text:change-id="ct93955976343104"/><text:span text:style-name="T1">the part of my idea that might get us killed comes in</text:span><text:change text:change-id="ct93955981016336"/><text:change-start text:change-id="ct93955983101456"/><text:span text:style-name="T1">—</text:span><text:change-end text:change-id="ct9395598310145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3955976348256"/><text:span text:style-name="T1">at least </text:span><text:change-start text:change-id="ct93955981028416"/><text:span text:style-name="T1">did </text:span><text:change-end text:change-id="ct93955981028416"/><text:span text:style-name="T1">not involve intentionally blowing the </text:span><text:span text:style-name="T2">Gnat</text:span><text:span text:style-name="T1"> up. It did, however, feature </text:span><text:change-start text:change-id="ct93955983092624"/><text:span text:style-name="T1">using </text:span><text:change-end text:change-id="ct93955983092624"/><text:span text:style-name="T1">the </text:span><text:span text:style-name="T2">Prospect</text:span><text:span text:style-name="T1"> as bait. It took some convincing on Hemi’s part for Percy to fully come around to </text:span><text:change text:change-id="ct93955981036016"/><text:span text:style-name="T1">the idea.</text:span></text:p>
      <text:p text:style-name="Text_20_body"><text:span text:style-name="T1">“OK. We’re going to try your</text:span><text:change text:change-id="ct93955981022592"/><text:change-start text:change-id="ct93955981030480"/><text:span text:style-name="T1">—</text:span><text:change-end text:change-id="ct93955981030480"/><text:span text:style-name="T1">frankly, fucking insane</text:span><text:change text:change-id="ct93955981031376"/><text:change-start text:change-id="ct93955981032320"/><text:span text:style-name="T1">—</text:span><text:change-end text:change-id="ct9395598103232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3955983392224"/><text:span text:style-name="T1">less-rusty </text:span><text:change-end text:change-id="ct93955983392224"/><text:span text:style-name="T1">ones </text:span><text:change text:change-id="ct93955983392512"/><text:span text:style-name="T1">and hauled them to a work</text:span><text:change text:change-id="ct93955983393472"/><text:span text:style-name="T1">table in the engine room. Each weighed about </text:span><text:change text:change-id="ct93955983394096"/><text:change-start text:change-id="ct93955983395056"/><text:span text:style-name="T1">twenty-five </text:span><text:change-end text:change-id="ct93955983395056"/><text:span text:style-name="T1">kilograms and consisted of a cylinder containing high explosives that was about </text:span><text:change text:change-id="ct93955983396016"/><text:change-start text:change-id="ct93955983396976"/><text:span text:style-name="T1">three hundred </text:span><text:change-end text:change-id="ct9395598339697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3955981020112"/><text:change-start text:change-id="ct93955981028080"/><text:span text:style-name="T1">could be understood and thus handled safely by any</text:span><text:change-end text:change-id="ct93955981028080"/><text:span text:style-name="T1"> idiotic naval deckhand</text:span><text:change text:change-id="ct93955976356832"/><text:span text:style-name="T1">. Details were printed right on the side of the explosives cylinder.</text:span></text:p>
      <text:p text:style-name="Text_20_body"><text:span text:style-name="T1">Adjusting his glasses and reading this block of text, Hemi learned </text:span><text:change-start text:change-id="ct93955983401056"/><text:span text:style-name="T1">that </text:span><text:change-end text:change-id="ct9395598340105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3955980931696"/><text:change-start text:change-id="ct93955983413056"/><text:span text:style-name="T1">In </text:span><text:change-end text:change-id="ct93955983413056"/><text:span text:style-name="T1">a forgotten storage compartment for parts in the engine room</text:span><text:change-start text:change-id="ct93955983415008"/><text:span text:style-name="T1">,</text:span><text:change-end text:change-id="ct93955983415008"/><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3955983409936"/><text:change-start text:change-id="ct93955983414000"/><text:span text:style-name="T1">fifty </text:span><text:change-end text:change-id="ct93955983414000"/><text:span text:style-name="T1">kilograms. Then he plundered the many storage compartments throughout the boat</text:span><text:change-start text:change-id="ct93955983414624"/><text:span text:style-name="T1">,</text:span><text:change-end text:change-id="ct93955983414624"/><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3955976367664"/><text:span text:style-name="T1"> gathered</text:span><text:change-end text:change-id="ct93955976367664"/><text:span text:style-name="T1"> most of the parts he needed </text:span><text:change text:change-id="ct9395598342238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3955983429088"/><text:span text:style-name="T1">his parts and equipment down to the </text:span><text:span text:style-name="T2">Prospect</text:span><text:change-start text:change-id="ct93955983431056"/><text:span text:style-name="T1">’s</text:span><text:change-end text:change-id="ct9395598343105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3955976370208"/><text:span text:style-name="T1">s</text:span><text:change-end text:change-id="ct93955976370208"/><text:span text:style-name="T1"> greasy-haired visage grinning up at them, Percy’s voice came back on the </text:span><text:span text:style-name="T2">Prospect</text:span><text:change-start text:change-id="ct93955983427744"/><text:span text:style-name="T1">’s</text:span><text:change-end text:change-id="ct9395598342774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3955983426080"/><text:span text:style-name="T1">,</text:span><text:change-end text:change-id="ct93955983426080"/><text:span text:style-name="T1"> man</text:span><text:change text:change-id="ct93955983426528"/><text:change-start text:change-id="ct93955983431344"/><text:span text:style-name="T1">—</text:span><text:change-end text:change-id="ct93955983431344"/><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3955976374240"/><text:span text:style-name="T1">,</text:span><text:change-end text:change-id="ct93955976374240"/><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3955983428704"/><text:span text:style-name="T1">he </text:span><text:change-end text:change-id="ct93955983428704"/><text:span text:style-name="T1">received the heavy explosive units that a straining Gregory and Shakes lowered down to him. After that, it </text:span><text:change text:change-id="ct93955983465168"/><text:change-start text:change-id="ct93955983466128"/><text:span text:style-name="T1">took </text:span><text:change-end text:change-id="ct93955983466128"/><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3955983476736"/><text:span text:style-name="T1">,</text:span><text:change-end text:change-id="ct93955983476736"/><text:change text:change-id="ct93955983477024"/><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3955983483168"/><text:span text:style-name="T1">,</text:span><text:change-end text:change-id="ct9395598348316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3955983489456"/><text:span text:style-name="T1">,</text:span><text:change-end text:change-id="ct9395598348945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3955983499680"/><text:span text:style-name="T1">,</text:span><text:change-end text:change-id="ct93955983499680"/><text:span text:style-name="T1"> the boat’s mating collar was still pressed firmly against the </text:span><text:span text:style-name="T2">Prospect</text:span><text:change-start text:change-id="ct93955983395344"/><text:span text:style-name="T1">’s</text:span><text:change-end text:change-id="ct93955983395344"/><text:span text:style-name="T1">. Hemi twisted open a valve and they could hear water pouring into the </text:span><text:span text:style-name="T2">Gnat</text:span><text:span text:style-name="T1">. </text:span><text:change text:change-id="ct93955983504576"/><text:change-start text:change-id="ct93955983505536"/><text:span text:style-name="T1">O</text:span><text:change-end text:change-id="ct93955983505536"/><text:span text:style-name="T1">nly seconds later</text:span><text:change-start text:change-id="ct93955983507168"/><text:span text:style-name="T1">,</text:span><text:change-end text:change-id="ct93955983507168"/><text:span text:style-name="T1"> </text:span><text:change text:change-id="ct93955983508128"/><text:span text:style-name="T1">the boat dropped a meter or two. Shakes gave the electric motor some throttle. Most of the dials in front of the two men suddenly came to life</text:span><text:change-start text:change-id="ct93955983510976"/><text:span text:style-name="T1">, </text:span><text:change-end text:change-id="ct93955983510976"/><text:change text:change-id="ct93955976383808"/><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3955983500976"/><text:span text:style-name="T1">,</text:span><text:change-end text:change-id="ct93955983500976"/><text:span text:style-name="T1"> Sylvia.”</text:span></text:p>
      <text:p text:style-name="Text_20_body"><text:span text:style-name="T1">“I couldn’t let you two shitheads just go off and try this dumb-ass fuckin’ idea of yours without a proper send-off</text:span><text:change-start text:change-id="ct93955983503568"/><text:span text:style-name="T1">,</text:span><text:change-end text:change-id="ct9395598350356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3955983542736"/><text:span text:style-name="T1">,</text:span><text:change-end text:change-id="ct93955983542736"/><text:span text:style-name="T1"> Hemi. I’ll grant you that she has learned fast enough to be perfectly capable of doing the sittin’ sonar watch job I hired her for</text:span><text:change text:change-id="ct93955983543024"/><text:change-start text:change-id="ct93955983544976"/><text:span text:style-name="T1">—</text:span><text:change-end text:change-id="ct93955983544976"/><text:span text:style-name="T1">I was the first to see her fuckin’ potential</text:span><text:change-start text:change-id="ct93955983546688"/><text:span text:style-name="T1">,</text:span><text:change-end text:change-id="ct93955983546688"/><text:span text:style-name="T1"> you know</text:span><text:change text:change-id="ct93955983547984"/><text:change-start text:change-id="ct93955983549216"/><text:span text:style-name="T1">—</text:span><text:change-end text:change-id="ct93955983549216"/><text:span text:style-name="T1">but in this situation where we live or die</text:span><text:change-start text:change-id="ct93955983551024"/><text:span text:style-name="T1">,</text:span><text:change-end text:change-id="ct93955983551024"/><text:span text:style-name="T1"> depending on what the sonar operator hears</text:span><text:change text:change-id="ct93955983552928"/><text:change-start text:change-id="ct93955983553888"/><text:span text:style-name="T1"> . . . </text:span><text:change-end text:change-id="ct9395598355388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3955983544304"/><text:change-start text:change-id="ct93955983548880"/><text:span text:style-name="T1">hundred-</text:span><text:change-end text:change-id="ct93955983548880"/><text:span text:style-name="T1">meter cargo sub with a crew of four</text:span><text:change text:change-id="ct93955983537520"/><text:change-start text:change-id="ct93955983546352"/><text:span text:style-name="T1">—</text:span><text:change-end text:change-id="ct93955983546352"/><text:span text:style-name="T1">and that is including Cassandra. During the wars, a boat the size of the </text:span><text:span text:style-name="T2">Prospect</text:span><text:span text:style-name="T1"> would have had a crew of </text:span><text:change text:change-id="ct93955983550720"/><text:change-start text:change-id="ct93955983564928"/><text:span text:style-name="T1">seventy</text:span><text:change-end text:change-id="ct93955983564928"/><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3955983490944"/><text:change-start text:change-id="ct93955983544592"/><text:span text:style-name="T1">—</text:span><text:change-end text:change-id="ct9395598354459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3955983554784"/><text:span text:style-name="T1">A</text:span><text:change-end text:change-id="ct93955983554784"/><text:change text:change-id="ct93955983573616"/><text:span text:style-name="T1">lright</text:span><text:change-start text:change-id="ct93955983574912"/><text:span text:style-name="T1">,</text:span><text:change-end text:change-id="ct9395598357491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3955983495312"/><text:change-start text:change-id="ct93955983587536"/><text:span text:style-name="T1"> . . . </text:span><text:change-end text:change-id="ct93955983587536"/><text:change text:change-id="ct9395598358782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3955983600688"/><text:span text:style-name="T1">,</text:span><text:change-end text:change-id="ct93955983600688"/><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3955983610272"/><text:span text:style-name="T1">;</text:span><text:change-end text:change-id="ct93955983610272"/><text:change text:change-id="ct93955983610560"/><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3955983614496"/><text:span text:style-name="T1">.</text:span><text:change-end text:change-id="ct93955983614496"/><text:change text:change-id="ct93955983614784"/><text:span text:style-name="T1"> “</text:span><text:change-start text:change-id="ct93955983616416"/><text:span text:style-name="T1">W</text:span><text:change-end text:change-id="ct93955983616416"/><text:change text:change-id="ct9395598361670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3955983615552"/><text:span text:style-name="T1">,</text:span><text:change-end text:change-id="ct93955983615552"/><text:span text:style-name="T1"> I won’t be able to hear a fucking thing up there. Here</text:span><text:change text:change-id="ct93955983615840"/><text:change-start text:change-id="ct93955983616128"/><text:span text:style-name="T1"> . . .</text:span><text:change-end text:change-id="ct93955983616128"/><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3955976408848"/><text:span text:style-name="T1">, which </text:span><text:change-end text:change-id="ct93955976408848"/><text:change text:change-id="ct93955983627360"/><text:span text:style-name="T1">had no muffler to speak of. It rolled and roared its way to life</text:span><text:change-start text:change-id="ct93955983628720"/><text:span text:style-name="T1">,</text:span><text:change-end text:change-id="ct93955983628720"/><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3955983633856"/><text:span text:style-name="T1">’s</text:span><text:change-end text:change-id="ct93955983633856"/><text:span text:style-name="T1"> engine also shook the boat a lot more. Also</text:span><text:change-start text:change-id="ct93955983635488"/><text:span text:style-name="T1">,</text:span><text:change-end text:change-id="ct9395598363548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3955983623328"/><text:span text:style-name="T1">,</text:span><text:change-end text:change-id="ct93955983623328"/><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3955983652784"/><text:span text:style-name="T1">s</text:span><text:change-end text:change-id="ct93955983652784"/><text:span text:style-name="T1">’s eye and pointed up to the hatch. Shakes nodded</text:span><text:change text:change-id="ct93955983629824"/><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3955983684576"/><text:span text:style-name="T1">,</text:span><text:change-end text:change-id="ct9395598368457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3955983690576"/><text:span text:style-name="T1"> and noted them on his clipboard. Then he connected an air hose to a valve of the </text:span><text:span text:style-name="T2">Gnat’s</text:span><text:span text:style-name="T1"> compressed air system</text:span><text:change text:change-id="ct9395598369288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395598369734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3955983685248"/><text:span text:style-name="T1">, only</text:span><text:change-end text:change-id="ct93955983685248"/><text:span text:style-name="T1"> to see Hemi giving him a </text:span><text:change-start text:change-id="ct93955983706736"/><text:span text:style-name="T1">“</text:span><text:change-end text:change-id="ct93955983706736"/><text:change text:change-id="ct93955983707024"/><text:span text:style-name="T1">kill it</text:span><text:change-start text:change-id="ct93955983708656"/><text:span text:style-name="T1">”</text:span><text:change-end text:change-id="ct93955983708656"/><text:change text:change-id="ct93955976421872"/><text:span text:style-name="T1"> gesture. Shakes gave Hemi a thumbs up and </text:span><text:change text:change-id="ct9395598370961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3955983692496"/><text:change-start text:change-id="ct93955983706064"/><text:span text:style-name="T1">—</text:span><text:change-end text:change-id="ct93955983706064"/><text:span text:style-name="T1">silence like Hemi had never quite experienced before in all his years on submarines</text:span><text:change text:change-id="ct93955983706352"/><text:change-start text:change-id="ct93955983691200"/><text:span text:style-name="T1">—</text:span><text:change-end text:change-id="ct93955983691200"/><text:span text:style-name="T1">overtook the small boat.</text:span></text:p>
      <text:p text:style-name="Text_20_body"><text:span text:style-name="T1">The silence only lasted a second before Shakes’</text:span><text:change-start text:change-id="ct93955983721472"/><text:span text:style-name="T1">s</text:span><text:change-end text:change-id="ct9395598372147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3955983699008"/><text:change-start text:change-id="ct93955983726080"/><text:span text:style-name="T1"> . . . </text:span><text:change-end text:change-id="ct93955983726080"/><text:change text:change-id="ct9395597642944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3955983731984"/><text:change-start text:change-id="ct93955983732944"/><text:span text:style-name="T1">—</text:span><text:change-end text:change-id="ct93955983732944"/><text:span text:style-name="T1">Percy must be running very slowly. But swinging the mics around</text:span><text:change-start text:change-id="ct93955983735168"/><text:span text:style-name="T1">,</text:span><text:change-end text:change-id="ct93955983735168"/><text:span text:style-name="T1"> he found the </text:span><text:span text:style-name="T2">Grackle</text:span><text:span text:style-name="T1"> easily</text:span><text:change text:change-id="ct93955983737472"/><text:change-start text:change-id="ct93955983738432"/><text:span text:style-name="T1">—</text:span><text:change-end text:change-id="ct9395598373843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3955983736640"/><text:span text:style-name="T1">Percy</text:span><text:change-end text:change-id="ct93955983736640"/><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3955983764960"/><text:span text:style-name="T1">,</text:span><text:change-end text:change-id="ct93955983764960"/><text:span text:style-name="T1"> Hemi. But</text:span><text:change text:change-id="ct93955983765312"/><text:change-start text:change-id="ct93955983710720"/><text:span text:style-name="T1"> . . . </text:span><text:change-end text:change-id="ct93955983710720"/><text:change text:change-id="ct93955983731648"/><text:span text:style-name="T1">now you absolutely have to tell me what the plan is.”</text:span></text:p>
      <text:p text:style-name="Text_20_body"><text:span text:style-name="T1">“Well</text:span><text:change text:change-id="ct93955983760960"/><text:change-start text:change-id="ct93955983780080"/><text:span text:style-name="T1"> . . .</text:span><text:change-end text:change-id="ct9395598378008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3955983780848"/><text:change-start text:change-id="ct93955983787568"/><text:span text:style-name="T1">twenty-five </text:span><text:change-end text:change-id="ct9395598378756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3955983742848"/><text:span text:style-name="T1">,</text:span><text:change-end text:change-id="ct93955983742848"/><text:span text:style-name="T1"> though. I am confident the </text:span><text:span text:style-name="T2">Gnat</text:span><text:span text:style-name="T1"> </text:span><text:change text:change-id="ct93955983793520"/><text:change-start text:change-id="ct93955983794144"/><text:span text:style-name="T1">can do</text:span><text:change-end text:change-id="ct93955983794144"/><text:span text:style-name="T1"> </text:span><text:change text:change-id="ct93955983795104"/><text:span text:style-name="T1">the job.”</text:span></text:p>
      <text:p text:style-name="Text_20_body"><text:span text:style-name="T1">“Well</text:span><text:change-start text:change-id="ct93955976405392"/><text:span text:style-name="T1">,</text:span><text:change-end text:change-id="ct93955976405392"/><text:span text:style-name="T1"> of course this boat can </text:span><text:span text:style-name="T2">do</text:span><text:span text:style-name="T1"> it! </text:span><text:change text:change-id="ct93955976405680"/><text:change-start text:change-id="ct93955983793184"/><text:span text:style-name="T1">. . . </text:span><text:change-end text:change-id="ct9395598379318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3955983808928"/><text:span text:style-name="T1">,</text:span><text:change-end text:change-id="ct93955983808928"/><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3955983813312"/><text:span text:style-name="T1"> and chase her. As soon as she heard us shut down the diesel</text:span><text:change-start text:change-id="ct93955983815232"/><text:span text:style-name="T1">,</text:span><text:change-end text:change-id="ct93955983815232"/><text:span text:style-name="T1"> she ramped the </text:span><text:span text:style-name="T2">Prospect</text:span><text:span text:style-name="T1"> up to something like ten knots</text:span><text:change text:change-id="ct93955983553552"/><text:change-start text:change-id="ct93955983817872"/><text:span text:style-name="T1">—</text:span><text:change-end text:change-id="ct93955983817872"/><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3955983814368"/><text:change-start text:change-id="ct93955983814656"/><text:span text:style-name="T1">thirty </text:span><text:change-end text:change-id="ct93955983814656"/><text:span text:style-name="T1">meters down</text:span><text:change text:change-id="ct93955983814944"/><text:change-start text:change-id="ct93955983816528"/><text:span text:style-name="T1">—</text:span><text:change-end text:change-id="ct9395598381652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3955983819312"/><text:span text:style-name="T1">k</text:span><text:change-start text:change-id="ct93955976448320"/><text:span text:style-name="T1">e</text:span><text:change-end text:change-id="ct93955976448320"/><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3955983803072"/><text:change-start text:change-id="ct93955976451552"/><text:span text:style-name="T1">Thiry </text:span><text:change-end text:change-id="ct93955976451552"/><text:span text:style-name="T1">meters. The </text:span><text:span text:style-name="T2">Grackle</text:span><text:span text:style-name="T1"> has clearly heard the </text:span><text:span text:style-name="T2">Prospect</text:span><text:change-start text:change-id="ct93955983837456"/><text:span text:style-name="T1">’s</text:span><text:change-end text:change-id="ct93955983837456"/><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3955983839744"/><text:span text:style-name="T1">in </text:span><text:change-end text:change-id="ct93955983839744"/><text:change text:change-id="ct93955983851568"/><text:span text:style-name="T1">all submarines</text:span><text:change-start text:change-id="ct93955983853504"/><text:span text:style-name="T1">’</text:span><text:change-end text:change-id="ct93955983853504"/><text:span text:style-name="T1"> </text:span><text:change text:change-id="ct9395598385412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3955976458752"/><text:span text:style-name="T1">-</text:span><text:change-end text:change-id="ct93955976458752"/><text:change text:change-id="ct9395598385315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3955977605728"/><text:span text:style-name="T1">interior of the </text:span><text:change-end text:change-id="ct93955977605728"/><text:span text:style-name="T1">hatch</text:span><text:change text:change-id="ct93955978869008"/><text:change-start text:change-id="ct93955977414768"/><text:span text:style-name="T1">, </text:span><text:change-end text:change-id="ct93955977414768"/><text:change text:change-id="ct93955978528576"/><text:span text:style-name="T1">intended </text:span><text:change text:change-id="ct93955979166512"/><text:change-start text:change-id="ct93955977011408"/><text:span text:style-name="T1">as</text:span><text:change-end text:change-id="ct93955977011408"/><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3955976463536"/><text:change-start text:change-id="ct93955976462144"/><text:span text:style-name="T1">—</text:span><text:change-end text:change-id="ct93955976462144"/><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3955978031264"/><text:span text:style-name="T1">,</text:span><text:change-end text:change-id="ct93955978031264"/><text:change text:change-id="ct93955978552304"/><text:change-start text:change-id="ct93955978248064"/><text:span text:style-name="T1"> </text:span><text:change-end text:change-id="ct9395597824806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3955978720032"/><text:span text:style-name="T1">,</text:span><text:change-end text:change-id="ct93955978720032"/><text:span text:style-name="T1"> this ain’t no commercial sub with some kind of specs-mandated flood-and-pump escape trunk for getting a crew of </text:span><text:change text:change-id="ct93955979204192"/><text:change-start text:change-id="ct93955977665968"/><text:span text:style-name="T1">fifty </text:span><text:change-end text:change-id="ct9395597766596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3955979044112"/><text:span text:style-name="T1">,</text:span><text:change-end text:change-id="ct9395597904411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3955977420592"/><text:change-start text:change-id="ct93955978553456"/><text:span text:style-name="T1"> . . . </text:span><text:change-end text:change-id="ct93955978553456"/><text:change text:change-id="ct9395597825065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3955978355856"/><text:span text:style-name="T1">,</text:span><text:change-end text:change-id="ct93955978355856"/><text:span text:style-name="T1"> Hemi could see their position in the water, see where the </text:span><text:span text:style-name="T2">Prospect</text:span><text:span text:style-name="T1"> should be off to their port side, and see the </text:span><text:span text:style-name="T2">Grackle</text:span><text:change text:change-id="ct93955978763616"/><text:change-start text:change-id="ct93955978027072"/><text:span text:style-name="T1">—</text:span><text:change-end text:change-id="ct93955978027072"/><text:span text:style-name="T1">all black and fiercely toothy in the front in its </text:span><text:change-start text:change-id="ct93955979047120"/><text:span text:style-name="T1">entirely unnatural </text:span><text:change-end text:change-id="ct93955979047120"/><text:span text:style-name="T1">way</text:span><text:change text:change-id="ct93955979046048"/><text:change text:change-id="ct93955978625904"/><text:change-start text:change-id="ct93955978760784"/><text:span text:style-name="T1">—</text:span><text:change-end text:change-id="ct93955978760784"/><text:span text:style-name="T1">charging towards Shakes’</text:span><text:change-start text:change-id="ct93955978205280"/><text:span text:style-name="T1">s</text:span><text:change-end text:change-id="ct93955978205280"/><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3955978666912"/><text:span text:style-name="T1">,</text:span><text:change-end text:change-id="ct93955978666912"/><text:span text:style-name="T1"> the boats were all in the exact position. His thick fingers tightened on the lever, and then the muscles all the way down his arm to his shoulder tightened</text:span><text:change text:change-id="ct93955978101424"/><text:change-start text:change-id="ct93955979198064"/><text:span text:style-name="T1">—</text:span><text:change-end text:change-id="ct93955979198064"/><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3955979308320"/><text:span text:style-name="T1">,</text:span><text:change-end text:change-id="ct93955979308320"/><text:span text:style-name="T1"> Captain Shakes!”</text:span></text:p>
      <text:p text:style-name="Text_20_body"><text:span text:style-name="T1">“</text:span><text:change text:change-id="ct93955979375264"/><text:change-start text:change-id="ct93955979452672"/><text:span text:style-name="T1">. . . </text:span><text:change-end text:change-id="ct93955979452672"/><text:span text:style-name="T1">Are you sure about that? I’d hate to find out it’s stuck in there and arming itself.”</text:span></text:p>
      <text:p text:style-name="Text_20_body"><text:span text:style-name="T1">“I am as sure as I can be. Blow the tanks</text:span><text:change text:change-id="ct93955979556576"/><text:change-start text:change-id="ct93955979191696"/><text:span text:style-name="T1">—</text:span><text:change-end text:change-id="ct93955979191696"/><text:span text:style-name="T1">the surface is going to be the safest place for us in the next few minutes.”</text:span></text:p>
      <text:p text:style-name="Text_20_body"><text:span text:style-name="T1">“Aye</text:span><text:change-start text:change-id="ct93955979813872"/><text:span text:style-name="T1">,</text:span><text:change-end text:change-id="ct93955979813872"/><text:span text:style-name="T1"> Boss.” Shakes reached down and pulled up on the heavy red lever at his feet. The </text:span><text:span text:style-name="T2">Gnat</text:span><text:change-start text:change-id="ct93955979953888"/><text:span text:style-name="T1">’s</text:span><text:change-end text:change-id="ct9395597995388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3955980025776"/><text:change-start text:change-id="ct93955980026400"/><text:span text:style-name="T1">, </text:span><text:change-end text:change-id="ct93955980026400"/><text:span text:style-name="T1">slowly for a second</text:span><text:change text:change-id="ct93955980058704"/><text:change-start text:change-id="ct93955980148288"/><text:span text:style-name="T1">, </text:span><text:change-end text:change-id="ct93955980148288"/><text:span text:style-name="T1">and then a moment later gaining speed. “Hang on to something</text:span><text:change-start text:change-id="ct93955980168464"/><text:span text:style-name="T1">,</text:span><text:change-end text:change-id="ct9395598016846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3955980726768"/><text:change-start text:change-id="ct93955980840000"/><text:span text:style-name="T1">—</text:span><text:change-end text:change-id="ct93955980840000"/><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3955981366368"/><text:span text:style-name="T1">,</text:span><text:change-end text:change-id="ct93955981366368"/><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3955981454720"/><text:span text:style-name="T1">,</text:span><text:change-end text:change-id="ct93955981454720"/><text:change text:change-id="ct93955981246848"/><text:span text:style-name="T1"> then another. Shakes shaded his eyes against the brightness and scanned the water between him and the horizon line</text:span><text:change-start text:change-id="ct93955981442096"/><text:span text:style-name="T1">,</text:span><text:change-end text:change-id="ct9395598144209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3955981848608"/><text:span text:style-name="T1">.</text:span><text:change-end text:change-id="ct93955981848608"/><text:change text:change-id="ct93955981849216"/><text:span text:style-name="T1"> “I am tracking the sub on sonar.”</text:span></text:p>
      <text:p text:style-name="Text_20_body"><text:span text:style-name="T1">Shakes’</text:span><text:change-start text:change-id="ct93955981949616"/><text:span text:style-name="T1">s</text:span><text:change-end text:change-id="ct93955981949616"/><text:span text:style-name="T1"> initial feeling of excitement that such a claptrap device actually functioned as intended subsided to be replaced by the more rational thought that detonating the device was one thing, </text:span><text:change-start text:change-id="ct93955981968224"/><text:span text:style-name="T1">while </text:span><text:change-end text:change-id="ct93955981968224"/><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3955982071840"/><text:span text:style-name="T1"> and saw a long black shadow</text:span><text:change text:change-id="ct93955982141968"/><text:change-start text:change-id="ct93955982160000"/><text:span text:style-name="T1">—</text:span><text:change-end text:change-id="ct93955982160000"/><text:span text:style-name="T1">endlessly long and thin, it seemed to him</text:span><text:change text:change-id="ct93955982276944"/><text:change-start text:change-id="ct93955982263488"/><text:span text:style-name="T1">—</text:span><text:change-end text:change-id="ct93955982263488"/><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3955983508720"/><text:span text:style-name="T1">,</text:span><text:change-end text:change-id="ct9395598350872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3955979064480"/><text:span text:style-name="T1">.</text:span><text:change-end text:change-id="ct93955979064480"/><text:change text:change-id="ct93955977669984"/><text:span text:style-name="T1"> “</text:span><text:change-start text:change-id="ct93955978178144"/><text:span text:style-name="T1">T</text:span><text:change-end text:change-id="ct93955978178144"/><text:change text:change-id="ct9395597898470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3955977803936"/><text:change-start text:change-id="ct93955978362528"/><text:span text:style-name="T1"> . . .</text:span><text:change-end text:change-id="ct93955978362528"/><text:span text:style-name="T1">”</text:span></text:p>
      <text:p text:style-name="Text_20_body"><text:span text:style-name="T1">Percy sighed. “I know that</text:span><text:change-start text:change-id="ct93955978878144"/><text:span text:style-name="T1">,</text:span><text:change-end text:change-id="ct93955978878144"/><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3955979225840"/><text:change-start text:change-id="ct93955978912256"/><text:span text:style-name="T1"> . . . </text:span><text:change-end text:change-id="ct93955978912256"/><text:change text:change-id="ct93955978606336"/><text:span text:style-name="T1">I can’t tell. There’s nothing but silence at the moment.”</text:span></text:p>
      <text:p text:style-name="Text_20_body"><text:span text:style-name="T1">“Figure it out</text:span><text:change-start text:change-id="ct93955977568944"/><text:span text:style-name="T1">,</text:span><text:change-end text:change-id="ct93955977568944"/><text:span text:style-name="T1"> Cassandra! I’m depending on you here.”</text:span></text:p>
      <text:p text:style-name="Text_20_body"><text:span text:style-name="T1">“The explosion definitely came from the pursuing sub</text:span><text:change text:change-id="ct93955977800560"/><text:change-start text:change-id="ct93955977281104"/><text:span text:style-name="T1">—</text:span><text:change-end text:change-id="ct93955977281104"/><text:span text:style-name="T1">I’d say they hit Hemi’s device. But</text:span><text:change text:change-id="ct93955978500848"/><text:change-start text:change-id="ct93955978498496"/><text:span text:style-name="T1"> . . .</text:span><text:change-end text:change-id="ct93955978498496"/><text:span text:style-name="T1">”</text:span></text:p>
      <text:p text:style-name="P8">A full minute passed.</text:p>
      <text:p text:style-name="Text_20_body"><text:span text:style-name="T1">“But what</text:span><text:change-start text:change-id="ct93955979281344"/><text:span text:style-name="T1">,</text:span><text:change-end text:change-id="ct9395597928134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3955980212064"/><text:span text:style-name="T1">.</text:span><text:change-end text:change-id="ct93955980212064"/><text:change text:change-id="ct93955980264080"/><text:span text:style-name="T1">” </text:span><text:change-start text:change-id="ct93955980159632"/><text:span text:style-name="T1">T</text:span><text:change-end text:change-id="ct93955980159632"/><text:change text:change-id="ct93955980395536"/><text:span text:style-name="T1">his, mostly to herself.</text:span></text:p>
      <text:p text:style-name="Text_20_body"><text:span text:style-name="T1">“Captain Percy!” Cassandra was shouting now</text:span><text:change-start text:change-id="ct93955980139664"/><text:span text:style-name="T1">.</text:span><text:change-end text:change-id="ct93955980139664"/><text:change text:change-id="ct93955980126016"/><text:span text:style-name="T1"> “</text:span><text:change-start text:change-id="ct93955980085776"/><text:span text:style-name="T1">T</text:span><text:change-end text:change-id="ct93955980085776"/><text:change text:change-id="ct93955980095760"/><text:span text:style-name="T1">here’s a torpedo in the water! They’ve fired at us!”</text:span></text:p>
      <text:p text:style-name="Text_20_body"><text:span text:style-name="T1">“Stay calm</text:span><text:change-start text:change-id="ct93955980777728"/><text:span text:style-name="T1">,</text:span><text:change-end text:change-id="ct9395598077772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3955980698896"/><text:span text:style-name="T1">,</text:span><text:change-end text:change-id="ct93955980698896"/><text:span text:style-name="T1"> Captain Percy!”</text:span></text:p>
      <text:p text:style-name="Text_20_body"><text:span text:style-name="T1">“Figure it out</text:span><text:change-start text:change-id="ct93955981441472"/><text:span text:style-name="T1">,</text:span><text:change-end text:change-id="ct9395598144147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3955982295184"/><text:span text:style-name="T1">m</text:span><text:change-end text:change-id="ct93955982295184"/><text:change text:change-id="ct93955982214096"/><text:span text:style-name="T1">ed in on the torpedo</text:span><text:change text:change-id="ct93955982180208"/><text:change-start text:change-id="ct93955982460976"/><text:span text:style-name="T1">—</text:span><text:change-end text:change-id="ct93955982460976"/><text:span text:style-name="T1">a high whining electric motor just off their rear port side. She wrapped her head around it, and in her mind she could see the machine</text:span><text:change text:change-id="ct93955979630384"/><text:change-start text:change-id="ct93955981967536"/><text:span text:style-name="T1">: </text:span><text:change-end text:change-id="ct93955981967536"/><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3955976528032"/><text:span text:style-name="T1">,</text:span><text:change-end text:change-id="ct9395597652803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3955983654544"/><text:span text:style-name="T1">,</text:span><text:change-end text:change-id="ct93955983654544"/><text:span text:style-name="T1"> Percy</text:span><text:change text:change-id="ct93955983653616"/><text:change-start text:change-id="ct93955983638160"/><text:span text:style-name="T1">—</text:span><text:change-end text:change-id="ct93955983638160"/><text:span text:style-name="T1">no change to direction.”</text:span></text:p>
      <text:p text:style-name="Text_20_body"><text:span text:style-name="T1">“OK, it hasn’t acquired us</text:span><text:change text:change-id="ct93955976932912"/><text:change-start text:change-id="ct93955979069440"/><text:span text:style-name="T1"> . . . </text:span><text:change-end text:change-id="ct93955979069440"/><text:span text:style-name="T1"><text:s/>yet. What’s the range?”</text:span></text:p>
      <text:p text:style-name="Text_20_body"><text:span text:style-name="T1">Cassandra looked at the active sonar rig readout. “</text:span><text:change-start text:change-id="ct93955983846480"/><text:span text:style-name="T1">One-point-three</text:span><text:change-end text:change-id="ct93955983846480"/><text:change text:change-id="ct93955979057824"/><text:span text:style-name="T1"> miles.”</text:span></text:p>
      <text:p text:style-name="Text_20_body"><text:span text:style-name="T1">“That’s not very much room to play with</text:span><text:change-start text:change-id="ct93955978839184"/><text:span text:style-name="T1">,</text:span><text:change-end text:change-id="ct9395597883918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3955978232976"/><text:change-start text:change-id="ct93955979049936"/><text:span text:style-name="T1">certainty </text:span><text:change-end text:change-id="ct9395597904993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3955979982160"/><text:change-start text:change-id="ct93955980037296"/><text:span text:style-name="T1"> . . .</text:span><text:change-end text:change-id="ct93955980037296"/><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3955979143984"/><text:span text:style-name="T1">,</text:span><text:change-end text:change-id="ct93955979143984"/><text:span text:style-name="T1"> Cassandra! They may not risk another torpedo on us in these waters. They wasted two already, and those things are expensive.”</text:span></text:p>
      <text:p text:style-name="Text_20_body"><text:span text:style-name="T1">“Great,” Gregory smirked</text:span><text:change-start text:change-id="ct93955981122416"/><text:span text:style-name="T1">.</text:span><text:change-end text:change-id="ct93955981122416"/><text:change text:change-id="ct93955981854832"/><text:span text:style-name="T1"> “</text:span><text:change-start text:change-id="ct93955981742816"/><text:span text:style-name="T1">S</text:span><text:change-end text:change-id="ct93955981742816"/><text:change text:change-id="ct9395598124603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3955983710384"/><text:span text:style-name="T1">Two-point-three</text:span><text:change-end text:change-id="ct93955983710384"/><text:change text:change-id="ct93955983553216"/><text:span text:style-name="T1"> nautical miles. And they are increasing speed now.”</text:span></text:p>
      <text:p text:style-name="Text_20_body"><text:span text:style-name="T1">“They’re trying to close on us. Your hunch about ramming might be right</text:span><text:change-start text:change-id="ct93955977788816"/><text:span text:style-name="T1">,</text:span><text:change-end text:change-id="ct93955977788816"/><text:span text:style-name="T1"> Gregory.” Percy glanced at the battery gauges. They were moving fast enough at ten knots that she could see the needles on the battery-charge gauges dropping steadily. Those gauges had passed into the hatched red zone. That </text:span><text:change text:change-id="ct93955978348048"/><text:change-start text:change-id="ct93955978574992"/><text:span text:style-name="T1">meant </text:span><text:change-end text:change-id="ct93955978574992"/><text:span text:style-name="T1">only a matter of </text:span><text:change text:change-id="ct93955977920992"/><text:change-start text:change-id="ct93955983490608"/><text:span text:style-name="T1">twenty </text:span><text:change-end text:change-id="ct93955983490608"/><text:span text:style-name="T1">minutes or so of battery remain</text:span><text:change-start text:change-id="ct93955978392048"/><text:span text:style-name="T1">ed</text:span><text:change-end text:change-id="ct93955978392048"/><text:change text:change-id="ct93955979049488"/><text:span text:style-name="T1">. After that, they would be forced to remain stationary or surface</text:span><text:change text:change-id="ct93955978995760"/><text:change-start text:change-id="ct93955978590416"/><text:span text:style-name="T1">—</text:span><text:change-end text:change-id="ct93955978590416"/><text:span text:style-name="T1">either way</text:span><text:change-start text:change-id="ct93955979718960"/><text:span text:style-name="T1">,</text:span><text:change-end text:change-id="ct93955979718960"/><text:span text:style-name="T1"> they would be an easy target for a final ramming.</text:span></text:p>
      <text:p text:style-name="Text_20_body"><text:span text:style-name="T1">“Let’s do what we can to conserve our remaining battery</text:span><text:change-start text:change-id="ct93955981034624"/><text:span text:style-name="T1">,</text:span><text:change-end text:change-id="ct93955981034624"/><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3955981456640"/><text:span text:style-name="T1">’s</text:span><text:change-end text:change-id="ct93955981456640"/><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3955978893056"/><text:span text:style-name="T1">out </text:span><text:change-end text:change-id="ct93955978893056"/><text:span text:style-name="T1">the </text:span><text:span text:style-name="T2">Prospect</text:span><text:change-start text:change-id="ct93955980975040"/><text:span text:style-name="T1">’s</text:span><text:change-end text:change-id="ct93955980975040"/><text:span text:style-name="T1"> motor noise</text:span><text:change text:change-id="ct93955978752944"/><text:span text:style-name="T1">, and then somehow landing the sonar mics precisely on the bearing of the </text:span><text:span text:style-name="T2">Gnat</text:span><text:span text:style-name="T1">. Cassandra flipped filters on and off</text:span><text:change text:change-id="ct93955979192144"/><text:span text:style-name="T1"> and adjusted the fine-control dials carefully. Eventually she managed to limit the noise wash from the </text:span><text:span text:style-name="T2">Prospect</text:span><text:span text:style-name="T1"> </text:span><text:change text:change-id="ct93955976552832"/><text:change-start text:change-id="ct93955981905552"/><text:span text:style-name="T1">enough to give</text:span><text:change-end text:change-id="ct93955981905552"/><text:span text:style-name="T1"> her </text:span><text:change text:change-id="ct93955975996032"/><text:change-start text:change-id="ct93955972736336"/><text:span text:style-name="T1">a </text:span><text:change-end text:change-id="ct93955972736336"/><text:span text:style-name="T1">sense </text:span><text:change-start text:change-id="ct93955972791136"/><text:span text:style-name="T1">that </text:span><text:change-end text:change-id="ct93955972791136"/><text:span text:style-name="T1">she might be able to hear her way around it.</text:span></text:p>
      <text:p text:style-name="Text_20_body"><text:span text:style-name="T1">She scanned and scanned, back and forth. All the way around the bow</text:span><text:change-start text:change-id="ct93955981427216"/><text:span text:style-name="T1">,</text:span><text:change-end text:change-id="ct93955981427216"/><text:span text:style-name="T1"> too, but mostly focusing on the direction behind</text:span><text:change-start text:change-id="ct93955982597680"/><text:span text:style-name="T1">,</text:span><text:change-end text:change-id="ct9395598259768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3955978123328"/><text:span text:style-name="T1">’s</text:span><text:change-end text:change-id="ct93955978123328"/><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3955977148832"/><text:span text:style-name="T1"> and tracked it carefully for a minute. “I’ve got them</text:span><text:change-start text:change-id="ct93955980575280"/><text:span text:style-name="T1">,</text:span><text:change-end text:change-id="ct93955980575280"/><text:span text:style-name="T1"> Captain Percy. </text:span><text:change text:change-id="ct93955977850608"/><text:change-start text:change-id="ct93955982091376"/><text:span text:style-name="T1">Thirty </text:span><text:change-end text:change-id="ct9395598209137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3955973882272"/><text:span text:style-name="T1">,</text:span><text:change-end text:change-id="ct93955973882272"/><text:span text:style-name="T1"> Gregory here has a theory that now the </text:span><text:span text:style-name="T2">Grackle</text:span><text:span text:style-name="T1"> is after us for another ramming. Based on the speed they’ve put on, I’m inclined to agree with him. So</text:span><text:change text:change-id="ct93955973678416"/><text:change-start text:change-id="ct93955975771936"/><text:span text:style-name="T1"> . . . </text:span><text:change-end text:change-id="ct93955975771936"/><text:change text:change-id="ct93955976028576"/><text:span text:style-name="T1">what’s the plan now?”</text:span></text:p>
      <text:p text:style-name="Text_20_body"><text:span text:style-name="T1">“Aye. Well</text:span><text:change-start text:change-id="ct93955975938800"/><text:span text:style-name="T1">,</text:span><text:change-end text:change-id="ct93955975938800"/><text:span text:style-name="T1"> Hemi says he still thinks he can take them down. He just needs to deliver one of his devices to a weaker part of their sub than the ram</text:span><text:change text:change-id="ct93955976162800"/><text:change-start text:change-id="ct93955976362432"/><text:span text:style-name="T1">—</text:span><text:change-end text:change-id="ct93955976362432"/><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3955976122304"/><text:span text:style-name="T1">b</text:span><text:change-end text:change-id="ct93955976122304"/><text:change text:change-id="ct93955972599520"/><text:span text:style-name="T1">oss says. Hang on</text:span><text:change text:change-id="ct93955976532048"/><text:change-start text:change-id="ct93955983104128"/><text:span text:style-name="T1"> . . .</text:span><text:change-end text:change-id="ct93955983104128"/><text:span text:style-name="T1">” A few seconds of static came across the radio, and then Shakes picked up again. “Hemi says you should just keep running</text:span><text:change text:change-id="ct93955983761360"/><text:change-start text:change-id="ct93955982036912"/><text:span text:style-name="T1">—</text:span><text:change-end text:change-id="ct93955982036912"/><text:span text:style-name="T1">make evasive moves if you can. He’s going to maneuver us into position to deliver a second device.”</text:span></text:p>
      <text:p text:style-name="Text_20_body"><text:span text:style-name="T1">“OK. But keep in mind we’re down to maybe </text:span><text:change text:change-id="ct93955981597280"/><text:change-start text:change-id="ct93955983691488"/><text:span text:style-name="T1">fifteen </text:span><text:change-end text:change-id="ct93955983691488"/><text:span text:style-name="T1">minutes on the battery here. As soon as that’s gone, we’re a dead-in-the-water target for a boat with an intention to ram.”</text:span></text:p>
      <text:p text:style-name="Text_20_body"><text:span text:style-name="T1">Another second passed. “Hemi says</text:span><text:change text:change-id="ct93955980686800"/><text:change-start text:change-id="ct93955981626944"/><text:span text:style-name="T1">—</text:span><text:change-end text:change-id="ct93955981626944"/><text:span text:style-name="T1">get this</text:span><text:change text:change-id="ct93955981701504"/><text:change-start text:change-id="ct93955981727136"/><text:span text:style-name="T1">—</text:span><text:change-end text:change-id="ct93955981727136"/><text:change text:change-id="ct93955981729136"/><text:span text:style-name="T1">he will </text:span><text:change-start text:change-id="ct93955981850560"/><text:span text:style-name="T1">‘</text:span><text:change-end text:change-id="ct9395598185056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3955981627232"/><text:span text:style-name="T1">,</text:span><text:change-end text:change-id="ct93955981627232"/><text:span text:style-name="T1"> Captain Shakes</text:span><text:change text:change-id="ct93955981701792"/><text:change-start text:change-id="ct93955981729424"/><text:span text:style-name="T1">—</text:span><text:change-end text:change-id="ct93955981729424"/><text:span text:style-name="T1">I need Hemi back.”</text:span></text:p>
      <text:p text:style-name="Text_20_body"><text:span text:style-name="T1">“Don’t you sink either</text:span><text:change-start text:change-id="ct93955983813600"/><text:span text:style-name="T1">,</text:span><text:change-end text:change-id="ct93955983813600"/><text:span text:style-name="T1"> Captain Percy</text:span><text:change text:change-id="ct93955978584080"/><text:change-start text:change-id="ct93955978495456"/><text:span text:style-name="T1">—</text:span><text:change-end text:change-id="ct9395597849545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3955982754656"/><text:change-start text:change-id="ct93955976181584"/><text:span text:style-name="T1">Fifty </text:span><text:change-end text:change-id="ct93955976181584"/><text:span text:style-name="T1">meters.”</text:span></text:p>
      <text:p text:style-name="Text_20_body"><text:span text:style-name="T1">“Ain’t gonna happen</text:span><text:change-start text:change-id="ct93955982772112"/><text:span text:style-name="T1">,</text:span><text:change-end text:change-id="ct9395598277211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3955982897888"/><text:change-start text:change-id="ct93955980941984"/><text:span text:style-name="T1">thirty </text:span><text:change-end text:change-id="ct93955980941984"/><text:span text:style-name="T1">and the seams start splitting. </text:span><text:change text:change-id="ct93955981008656"/><text:change-start text:change-id="ct93955976586256"/><text:span text:style-name="T1">Fifty </text:span><text:change-end text:change-id="ct93955976586256"/><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3955977792480"/><text:span text:style-name="T1">,</text:span><text:change-end text:change-id="ct93955977792480"/><text:span text:style-name="T1"> though</text:span><text:change text:change-id="ct93955981829632"/><text:change-start text:change-id="ct93955982780864"/><text:span text:style-name="T1">—</text:span><text:change-end text:change-id="ct93955982780864"/><text:span text:style-name="T1">if we can get it to detonate right in the middle of their sub</text:span><text:change text:change-id="ct93955982466608"/><text:change-start text:change-id="ct93955979785120"/><text:span text:style-name="T1">—</text:span><text:change-end text:change-id="ct93955979785120"/><text:span text:style-name="T1">the upward force of the explosion will blow through the middle and break the sub’s back. Snap it in half. And all the watertight compartments in the world will not help them at that point. At least</text:span><text:change-start text:change-id="ct93955976591456"/><text:span text:style-name="T1">,</text:span><text:change-end text:change-id="ct93955976591456"/><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3955983818640"/><text:span text:style-name="T1">,</text:span><text:change-end text:change-id="ct9395598381864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3955981973696"/><text:change-start text:change-id="ct93955981829920"/><text:span text:style-name="T1">—</text:span><text:change-end text:change-id="ct9395598182992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3955979112272"/><text:span text:style-name="T1">,</text:span><text:change-end text:change-id="ct93955979112272"/><text:span text:style-name="T1"> Captain Shakes.”</text:span></text:p>
      <text:p text:style-name="Text_20_body"><text:span text:style-name="T1">“</text:span><text:change text:change-id="ct93955981055152"/><text:change-start text:change-id="ct93955981075136"/><text:span text:style-name="T1">. . . </text:span><text:change-end text:change-id="ct93955981075136"/><text:span text:style-name="T1">Down beyond a depth I never intended to take it.”</text:span></text:p>
      <text:p text:style-name="Text_20_body"><text:span text:style-name="T1">Hemi pounded on one of the roughly</text:span><text:change-start text:change-id="ct93955981764464"/><text:span text:style-name="T1"> </text:span><text:change-end text:change-id="ct93955981764464"/><text:change text:change-id="ct9395598176475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3955979960784"/><text:span text:style-name="T1">,</text:span><text:change-end text:change-id="ct9395597996078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3955983388288"/><text:span text:style-name="T1">s</text:span><text:change-end text:change-id="ct93955983388288"/><text:span text:style-name="T1"> eyes peered out into the murky water, and scanned upwards. There was nothing to see, but Shakes could never resist the temptation to try.</text:span></text:p>
      <text:p text:style-name="Text_20_body"><text:span text:style-name="T1">“</text:span><text:change text:change-id="ct93955980681856"/><text:change-start text:change-id="ct93955983552256"/><text:span text:style-name="T1">Ten </text:span><text:change-end text:change-id="ct93955983552256"/><text:span text:style-name="T1">minutes,” said Hemi, speaking softly</text:span><text:change-start text:change-id="ct93955982777408"/><text:span text:style-name="T1">,</text:span><text:change-end text:change-id="ct93955982777408"/><text:span text:style-name="T1"> since he was less than a meter from Shakes’ head. “We need to start descending now.”</text:span></text:p>
      <text:p text:style-name="Text_20_body"><text:span text:style-name="T1">“Just curious</text:span><text:change-start text:change-id="ct93955983552544"/><text:span text:style-name="T1">,</text:span><text:change-end text:change-id="ct93955983552544"/><text:span text:style-name="T1"> Hemi, how deep do you think it is here?”</text:span></text:p>
      <text:p text:style-name="Text_20_body"><text:span text:style-name="T1">“More than </text:span><text:change text:change-id="ct93955982789040"/><text:change-start text:change-id="ct93955977846992"/><text:span text:style-name="T1">a thousand </text:span><text:change-end text:change-id="ct93955977846992"/><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3955981168528"/><text:change-start text:change-id="ct93955976602704"/><text:span text:style-name="T1">—</text:span><text:change-end text:change-id="ct9395597660270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3955980167264"/><text:change-start text:change-id="ct93955980206784"/><text:span text:style-name="T1">Forty </text:span><text:change-end text:change-id="ct93955980206784"/><text:span text:style-name="T1">meters.”</text:span></text:p>
      <text:p text:style-name="Text_20_body"><text:span text:style-name="T1">“The boat is doing great</text:span><text:change-start text:change-id="ct93955980475776"/><text:span text:style-name="T1">,</text:span><text:change-end text:change-id="ct9395598047577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3955981296416"/><text:span text:style-name="T1">,</text:span><text:change-end text:change-id="ct93955981296416"/><text:span text:style-name="T1"> man.” Shakes’ hands were sweating. He put a cigarette to his lips</text:span><text:change text:change-id="ct93955981543568"/><text:span text:style-name="T1"> but forgot to light it.</text:span></text:p>
      <text:p text:style-name="P8">Hemi stared at his ticking watch.</text:p>
      <text:p text:style-name="Text_20_body"><text:span text:style-name="T1">“</text:span><text:change text:change-id="ct93955981296704"/><text:change-start text:change-id="ct93955976608320"/><text:span text:style-name="T1">Forty-five </text:span><text:change-end text:change-id="ct93955976608320"/><text:span text:style-name="T1">meters.”</text:span></text:p>
      <text:p text:style-name="Text_20_body"><text:span text:style-name="T1">“OK, start leveling out,” said Hemi</text:span><text:change-start text:change-id="ct93955982120176"/><text:span text:style-name="T1">.</text:span><text:change-end text:change-id="ct93955982120176"/><text:change text:change-id="ct93955982120464"/><text:span text:style-name="T1"> “I think you can stay just above </text:span><text:change text:change-id="ct93955982120752"/><text:change-start text:change-id="ct93955982121040"/><text:span text:style-name="T1">fifty</text:span><text:change-end text:change-id="ct9395598212104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3955976611520"/><text:span text:style-name="T1">“</text:span><text:change-end text:change-id="ct93955976611520"/><text:change text:change-id="ct93955982845824"/><text:span text:style-name="T1">noisy</text:span><text:change-start text:change-id="ct93955982848208"/><text:span text:style-name="T1">”</text:span><text:change-end text:change-id="ct93955982848208"/><text:change text:change-id="ct93955976614592"/><text:span text:style-name="T1"> when they went deep</text:span><text:change text:change-id="ct93955982885248"/><text:change-start text:change-id="ct93955980943648"/><text:span text:style-name="T1">—</text:span><text:change-end text:change-id="ct9395598094364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3955983608864"/><text:change-start text:change-id="ct93955983506240"/><text:span text:style-name="T1"> . . . </text:span><text:change-end text:change-id="ct93955983506240"/><text:change text:change-id="ct9395598350652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3955979354224"/><text:span text:style-name="T1">,</text:span><text:change-end text:change-id="ct93955979354224"/><text:span text:style-name="T1"> Hemi. I’m not sure how much longer we can stay this deep.”</text:span></text:p>
      <text:p text:style-name="Text_20_body"><text:span text:style-name="T1">Hemi looked at the stopwatch. “</text:span><text:change-start text:change-id="ct93955981964128"/><text:span text:style-name="T1">Three</text:span><text:change-end text:change-id="ct93955981964128"/><text:change text:change-id="ct93955979264688"/><text:span text:style-name="T1"> minutes. Just hold the boat right at the level and speed you have</text:span><text:change text:change-id="ct93955979264976"/><text:change-start text:change-id="ct93955979265936"/><text:span text:style-name="T1">—</text:span><text:change-end text:change-id="ct93955979265936"/><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3955982846112"/><text:change-start text:change-id="ct93955980425872"/><text:span text:style-name="T1">Thirty </text:span><text:change-end text:change-id="ct9395598042587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3955979109824"/><text:span text:style-name="T1">,</text:span><text:change-end text:change-id="ct9395597910982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3955982846640"/><text:change-start text:change-id="ct93955983722912"/><text:span text:style-name="T1"> . . .</text:span><text:change-end text:change-id="ct9395598372291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395597960635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3955978357424"/><text:span text:style-name="T1">,</text:span><text:change-end text:change-id="ct9395597835742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3955982070144"/><text:span text:style-name="T1">s</text:span><text:change-end text:change-id="ct93955982070144"/><text:span text:style-name="T1"> and Hemi’s ears. Whatever small cracks </text:span><text:change text:change-id="ct93955982071104"/><text:span text:style-name="T1">had opened in the seams before now split wide</text:span><text:change-start text:change-id="ct93955983861584"/><text:span text:style-name="T1">,</text:span><text:change-end text:change-id="ct93955983861584"/><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text:soft-page-break/>“Cassandra! The second detonation: I need to know the results. Now.”</text:p>
      <text:p text:style-name="Text_20_body"><text:span text:style-name="T1">“Yes</text:span><text:change-start text:change-id="ct93955978283968"/><text:span text:style-name="T1">,</text:span><text:change-end text:change-id="ct93955978283968"/><text:span text:style-name="T1"> Captain Percy</text:span><text:change text:change-id="ct93955978861968"/><text:change-start text:change-id="ct93955978334864"/><text:span text:style-name="T1"> . . .</text:span><text:change-end text:change-id="ct93955978334864"/><text:span text:style-name="T1"> I’m hearing a lot of popping and crackling. Hold on</text:span><text:change text:change-id="ct93955978335824"/><text:change-start text:change-id="ct93955978467872"/><text:span text:style-name="T1"> . . .</text:span><text:change-end text:change-id="ct93955978467872"/><text:span text:style-name="T1">” She scanned the sonar. The soundscape was a confusing mess: massive churning bubbles of air rising towards the surface, creaking and cracking metal, rushing water </text:span><text:change text:change-id="ct93955978075808"/><text:change-start text:change-id="ct93955979406560"/><text:span text:style-name="T1">. . . </text:span><text:change-end text:change-id="ct93955979406560"/><text:span text:style-name="T1">and distant screams of terror. “Captain Percy: I’m almost certain the </text:span><text:span text:style-name="T2">Grackle</text:span><text:span text:style-name="T1"> is finished. I’m hearing nothing but</text:span><text:change text:change-id="ct93955978076768"/><text:change-start text:change-id="ct93955979622352"/><text:span text:style-name="T1"> . . . </text:span><text:change-end text:change-id="ct93955979622352"/><text:change text:change-id="ct93955979622640"/><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3955979707808"/><text:change-start text:change-id="ct93955979717808"/><text:span text:style-name="T1"> . . .</text:span><text:change-end text:change-id="ct93955979717808"/><text:span text:style-name="T1">”</text:span></text:p>
      <text:p text:style-name="P8">Percy’s eyes snapped up to the ship-to-ship. It was not the voice of Hemi or Shakes.</text:p>
      <text:p text:style-name="Text_20_body"><text:span text:style-name="T1">“Sylvia</text:span><text:change text:change-id="ct93955979755840"/><text:change-start text:change-id="ct93955976636464"/><text:span text:style-name="T1"> . . . </text:span><text:change-end text:change-id="ct93955976636464"/><text:change text:change-id="ct93955983818928"/><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3955978336112"/><text:change-start text:change-id="ct93955976622736"/><text:span text:style-name="T1">. . . </text:span><text:change-end text:change-id="ct93955976622736"/><text:span text:style-name="T1">Owen? </text:span><text:change text:change-id="ct93955980330320"/><text:change-start text:change-id="ct93955980331280"/><text:span text:style-name="T1">. . . </text:span><text:change-end text:change-id="ct93955980331280"/><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3955980637088"/><text:change-start text:change-id="ct93955980638048"/><text:span text:style-name="T1">—</text:span><text:change-end text:change-id="ct93955980638048"/><text:span text:style-name="T1">thinking there was no way I could survive.</text:span></text:p>
      <text:p text:style-name="Text_20_body"><text:span text:style-name="T1">“And I would have died in that storm, just as you expected. Probably within a matter of minutes</text:span><text:change text:change-id="ct93955980381072"/><text:change-start text:change-id="ct93955980405264"/><text:span text:style-name="T1">—</text:span><text:change-end text:change-id="ct93955980405264"/><text:span text:style-name="T1">except by sheer luck I washed aboard the deck of the </text:span><text:span text:style-name="T2">Grackle</text:span><text:change text:change-id="ct93955980405552"/><text:change text:change-id="ct93955980636416"/><text:change-start text:change-id="ct93955980637376"/><text:span text:style-name="T1"> . . . </text:span><text:change-end text:change-id="ct9395598063737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3955981694176"/><text:change-start text:change-id="ct93955981707136"/><text:span text:style-name="T1">—</text:span><text:change-end text:change-id="ct9395598170713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3955978200032"/><text:change-start text:change-id="ct93955981352384"/><text:span text:style-name="T1"> . . . </text:span><text:change-end text:change-id="ct93955981352384"/><text:span text:style-name="T1"><text:s/>I didn’t know</text:span><text:change text:change-id="ct93955981352672"/><text:change-start text:change-id="ct93955981692720"/><text:span text:style-name="T1"> . . .</text:span><text:change-end text:change-id="ct93955981692720"/><text:span text:style-name="T1">” Her thumb fell off the transmitter. The radio remained dead for a few seconds.</text:span></text:p>
      <text:p text:style-name="Text_20_body"><text:span text:style-name="T1">The radio dial re-lit. “</text:span><text:change text:change-id="ct93955981831088"/><text:change-start text:change-id="ct93955982215104"/><text:span text:style-name="T1">. . . </text:span><text:change-end text:change-id="ct9395598221510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3955982579296"/><text:span text:style-name="T1">,</text:span><text:change-end text:change-id="ct93955982579296"/><text:span text:style-name="T1"> Sylvia. But now</text:span><text:change text:change-id="ct93955982216480"/><text:change-start text:change-id="ct93955982679472"/><text:span text:style-name="T1"> . . . </text:span><text:change-end text:change-id="ct93955982679472"/><text:change text:change-id="ct9395597666126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3955980695632"/><text:change-start text:change-id="ct93955982678800"/><text:span text:style-name="T1">. . . </text:span><text:change-end text:change-id="ct93955982678800"/><text:span text:style-name="T1">Everyone eventually. But for me, the pit is only a few seconds away now. Know this</text:span><text:change-start text:change-id="ct93955981693840"/><text:span text:style-name="T1">,</text:span><text:change-end text:change-id="ct9395598169384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3955981404384"/><text:span text:style-name="T1">’s</text:span><text:change-end text:change-id="ct9395598140438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3955981404672"/><text:change-start text:change-id="ct93955982394960"/><text:span text:style-name="T1">—</text:span><text:change-end text:change-id="ct93955982394960"/><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3955982395248"/><text:change-start text:change-id="ct93955982394208"/><text:span text:style-name="T1">—</text:span><text:change-end text:change-id="ct93955982394208"/><text:span text:style-name="T1">pegged at </text:span><text:change text:change-id="ct93955978745984"/><text:change-start text:change-id="ct93955983725440"/><text:span text:style-name="T1">one hundred </text:span><text:change-end text:change-id="ct9395598372544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3955979078864"/><text:change-start text:change-id="ct93955982394496"/><text:span text:style-name="T1">—</text:span><text:change-end text:change-id="ct93955982394496"/><text:span text:style-name="T1">all machines</text:span><text:change text:change-id="ct93955979079152"/><text:change-start text:change-id="ct93955979079440"/><text:span text:style-name="T1">—</text:span><text:change-end text:change-id="ct93955979079440"/><text:span text:style-name="T1">do what he wanted them to. But this particular one was failing him now. Shakes’</text:span><text:change-start text:change-id="ct93955979249856"/><text:span text:style-name="T1">s</text:span><text:change-end text:change-id="ct9395597924985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3955980013920"/><text:span text:style-name="T1">where </text:span><text:change-end text:change-id="ct93955980013920"/><text:span text:style-name="T1">he had grown up</text:span><text:change text:change-id="ct93955980133840"/><text:span text:style-name="T1">. All his years on rusting and leaking submarines, and running water</text:span><text:change text:change-id="ct93955976673280"/><text:change-start text:change-id="ct93955980455408"/><text:span text:style-name="T1">—</text:span><text:change-end text:change-id="ct93955980455408"/><text:span text:style-name="T1">a sound of death on submarines</text:span><text:change text:change-id="ct93955980132432"/><text:change-start text:change-id="ct93955981870352"/><text:span text:style-name="T1">—</text:span><text:change-end text:change-id="ct9395598187035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3955976674960"/><text:change-start text:change-id="ct93955980455696"/><text:span text:style-name="T1"> . . .</text:span><text:change-end text:change-id="ct93955980455696"/><text:span text:style-name="T1">” said Shakes.</text:span></text:p>
      <text:p text:style-name="Text_20_body"><text:span text:style-name="T1">“</text:span><text:change text:change-id="ct93955976678416"/><text:change-start text:change-id="ct93955979249104"/><text:span text:style-name="T1">. . . </text:span><text:change-end text:change-id="ct9395597924910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3955979249392"/><text:span text:style-name="T1">”</text:span><text:change-end text:change-id="ct9395597924939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395597856068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3955978560976"/><text:span text:style-name="T1">,</text:span><text:change-end text:change-id="ct93955978560976"/><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3955978963792"/><text:span text:style-name="T1">,</text:span><text:change-end text:change-id="ct93955978963792"/><text:span text:style-name="T1"> of course! She managed to pick Shake</text:span><text:change-start text:change-id="ct93955978965152"/><text:span text:style-name="T1">s</text:span><text:change-end text:change-id="ct93955978965152"/><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3955978339216"/><text:span text:style-name="T1">,</text:span><text:change-end text:change-id="ct93955978339216"/><text:span text:style-name="T1"> too! Our batteries flat</text:span><text:change text:change-id="ct9395598013353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3955978964544"/><text:span text:style-name="T1">’s</text:span><text:change-end text:change-id="ct9395597896454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3955979917312"/><text:span text:style-name="T1">’s</text:span><text:change-end text:change-id="ct93955979917312"/><text:span text:style-name="T1"> sail charging out over the water at an angle from the boat, the sea had turned a bright shade of slate</text:span><text:change-start text:change-id="ct93955979918272"/><text:span text:style-name="T1"> </text:span><text:change-end text:change-id="ct93955979918272"/><text:change text:change-id="ct93955979248448"/><text:span text:style-name="T1">blue. A long slow deep-ocean swell rose and fell all around, giving the impression of passing through a landscape of low hills</text:span><text:change text:change-id="ct93955980052208"/><text:change-start text:change-id="ct93955980091104"/><text:span text:style-name="T1">—</text:span><text:change-end text:change-id="ct93955980091104"/><text:span text:style-name="T1">though in a queasy way where the traveler </text:span><text:change text:change-id="ct93955980202112"/><text:change-start text:change-id="ct93955980091728"/><text:span text:style-name="T1">is</text:span><text:change-end text:change-id="ct93955980091728"/><text:span text:style-name="T1"> standing still</text:span><text:change text:change-id="ct93955980202896"/><text:span text:style-name="T1"> and the landscape is moving around </text:span><text:change text:change-id="ct93955980169552"/><text:change-start text:change-id="ct93955980171088"/><text:span text:style-name="T1">her, </text:span><text:change-end text:change-id="ct93955980171088"/><text:span text:style-name="T1">rather than the other way around.</text:span></text:p>
      <text:p text:style-name="Text_20_body"><text:span text:style-name="T1">Even though it was bright daylight</text:span><text:change-start text:change-id="ct93955976692000"/><text:span text:style-name="T1">,</text:span><text:change-end text:change-id="ct9395597669200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3955978964832"/><text:span text:style-name="T1">’s</text:span><text:change-end text:change-id="ct9395597896483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3955980170672"/><text:span text:style-name="T1">’s</text:span><text:change-end text:change-id="ct93955980170672"/><text:span text:style-name="T1"> deck that morning, cataloging the damage to his boat. It was beginning to look like the </text:span><text:span text:style-name="T2">Gnat</text:span><text:span text:style-name="T1"> might end up being more weld than plate</text:span><text:change text:change-id="ct93955979916912"/><text:change-start text:change-id="ct93955981282160"/><text:span text:style-name="T1">—</text:span><text:change-end text:change-id="ct9395598128216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3955981566928"/><text:span text:style-name="T1">s</text:span><text:change-end text:change-id="ct9395598156692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395598156444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395598148032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3955982737440"/><text:change-start text:change-id="ct93955980943232"/><text:span text:style-name="T1"> . . . </text:span><text:change-end text:change-id="ct93955980943232"/><text:change text:change-id="ct93955982738464"/><text:span text:style-name="T1">you know, I left him for fucking dead.”</text:span></text:p>
      <text:p text:style-name="P8">“Do you feel that was a mistake?”</text:p>
      <text:p text:style-name="Text_20_body"><text:span text:style-name="T1">“Fuck no</text:span><text:change-start text:change-id="ct93955982989264"/><text:span text:style-name="T1">,</text:span><text:change-end text:change-id="ct9395598298926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3955982990224"/><text:change-start text:change-id="ct93955983050464"/><text:span text:style-name="T1">—</text:span><text:change-end text:change-id="ct9395598305046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3955983017808"/><text:span text:style-name="T1">,</text:span><text:change-end text:change-id="ct9395598301780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3955980015744"/><text:span text:style-name="T2">“</text:span><text:change-end text:change-id="ct93955980015744"/><text:change text:change-id="ct93955983529728"/><text:span text:style-name="T2">free</text:span><text:change-start text:change-id="ct93955979136832"/><text:span text:style-name="T2">,”</text:span><text:change-end text:change-id="ct93955979136832"/><text:change text:change-id="ct93955976707312"/><text:span text:style-name="T2"> as in you paid nothing for it. If you read the e-book, you probably didn’t pay anything. But if you read a paper copy, you might have paid a little something. That’s good</text:span><text:change-start text:change-id="ct93955980258304"/><text:span text:style-name="T2">—</text:span><text:change-end text:change-id="ct93955980258304"/><text:change text:change-id="ct93955980258592"/><text:span text:style-name="T2">it helps cover the real cost of printing on paper and whatnot. But the book is “free” </text:span><text:change text:change-id="ct93955980259824"/><text:span text:style-name="T2">in </text:span><text:change-start text:change-id="ct93955978909072"/><text:span text:style-name="T2">that </text:span><text:change-end text:change-id="ct9395597890907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955980431184"/><text:span text:style-name="T2">“</text:span><text:change-end text:change-id="ct93955980431184"/><text:change text:change-id="ct93955983016800"/><text:span text:style-name="T2">Which software?</text:span><text:change-start text:change-id="ct93955978908656"/><text:span text:style-name="T2">”</text:span><text:change-end text:change-id="ct93955978908656"/><text:change text:change-id="ct93955982988928"/><text:span text:style-name="T2"> the nerds among you ask: vim, markdown, pandoc, git, make, Inkscape, Gimp, tmux, screen, mupdf, and of course all of the various Linux distros that are my daily driver desktop computers.) But I’m not much of a programmer</text:span><text:change-start text:change-id="ct93955976708768"/><text:span text:style-name="T2">,</text:span><text:change-end text:change-id="ct93955976708768"/><text:span text:style-name="T2"> so I can’t give back to the open source world (other than </text:span><text:change-start text:change-id="ct93955976716688"/><text:span text:style-name="T2">through </text:span><text:change-end text:change-id="ct93955976716688"/><text:span text:style-name="T2">boring </text:span><text:change text:change-id="ct93955979137456"/><text:change-start text:change-id="ct93955980016368"/><text:span text:style-name="T2">financial means</text:span><text:change-end text:change-id="ct93955980016368"/><text:span text:style-name="T2">). I did write this novel</text:span><text:change-start text:change-id="ct93955983867408"/><text:span text:style-name="T2">,</text:span><text:change-end text:change-id="ct93955983867408"/><text:span text:style-name="T2"> though. I put a lot of work into it. I hope it has got a good amount of entertainment value. I hope that by putting it out for free</text:span><text:change-start text:change-id="ct93955976718784"/><text:span text:style-name="T2">,</text:span><text:change-end text:change-id="ct93955976718784"/><text:span text:style-name="T2"> it entertains lots of people</text:span><text:change text:change-id="ct93955979919904"/><text:change-start text:change-id="ct93955980317408"/><text:span text:style-name="T2">—</text:span><text:change-end text:change-id="ct9395598031740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437379690" text:style-name="WWNum21">
        <text:list-item text:start-value="1">
          <text:p text:style-name="P13">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4">Adapter’s License means the license You apply to Your Copyright and Similar Rights in Your contributions to Adapted Material in accordance with the terms and conditions of this Public License.</text:p>
        </text:list-item>
        <text:list-item text:style-override="WWNum2">
          <text:p text:style-name="P14">BY-NC-SA Compatible License means a license listed at creativecommons.org/compatiblelicenses, approved by Creative Commons as essentially the equivalent of this Public License.</text:p>
        </text:list-item>
        <text:list-item text:style-override="WWNum2">
          <text:p text:style-name="P14">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4">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4">Exceptions and Limitations means fair use, fair dealing, and/or any other exception or limitation to Copyright and Similar Rights that applies to Your use of the Licensed Material.</text:p>
        </text:list-item>
        <text:list-item text:style-override="WWNum2">
          <text:p text:style-name="P14">License Elements means the license attributes listed in the name of a Creative Commons Public License. The License Elements of this Public License are Attribution, NonCommercial, and ShareAlike.</text:p>
        </text:list-item>
        <text:list-item text:style-override="WWNum2">
          <text:p text:style-name="P14">Licensed Material means the artistic or literary work, database, or other material to which the Licensor applied this Public License.</text:p>
        </text:list-item>
        <text:list-item text:style-override="WWNum2">
          <text:p text:style-name="P14">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4">Licensor means the individual(s) or entity(ies) granting rights under this Public License.</text:p>
        </text:list-item>
        <text:list-item text:style-override="WWNum2">
          <text:p text:style-name="P14">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4">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4">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4">You means the individual or entity exercising the Licensed Rights under this Public License. Your has a corresponding meaning.</text:p>
        </text:list-item>
      </text:list>
      <text:p text:style-name="P6">Section 2 – Scope.</text:p>
      <text:list xml:id="list120733000754101" text:continue-list="list3437379690" text:style-name="WWNum22">
        <text:list-item text:start-value="1">
          <text:p text:style-name="P15">License grant.</text:p>
        </text:list-item>
      </text:list>
      <text:list xml:id="list4114673160" text:style-name="WWNum23">
        <text:list-item>
          <text:list>
            <text:list-item text:start-value="1">
              <text:p text:style-name="P16">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20732610035347" text:continue-list="list120733000754101" text:style-name="WWNum24">
        <text:list-item>
          <text:list>
            <text:list-item>
              <text:list>
                <text:list-item text:start-value="1">
                  <text:p text:style-name="P17">reproduce and Share the Licensed Material, in whole or in part, for NonCommercial purposes only; and</text:p>
                </text:list-item>
                <text:list-item text:style-override="WWNum25">
                  <text:p text:style-name="P18">produce, reproduce, and Share Adapted Material for NonCommercial purposes only.</text:p>
                </text:list-item>
              </text:list>
            </text:list-item>
          </text:list>
        </text:list-item>
      </text:list>
      <text:list xml:id="list120733588016403" text:continue-list="list4114673160" text:style-name="WWNum4">
        <text:list-item>
          <text:list>
            <text:list-item>
              <text:p text:style-name="P19">Exceptions and Limitations. For the avoidance of doubt, where Exceptions and Limitations apply to Your use, this Public License does not apply, and You do not need to comply with its terms and conditions.</text:p>
            </text:list-item>
            <text:list-item>
              <text:p text:style-name="P19">Term. The term of this Public License is specified in Section 6(a).</text:p>
            </text:list-item>
            <text:list-item>
              <text:p text:style-name="P19">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20732621330175" text:continue-list="list120733588016403" text:style-name="WWNum4">
        <text:list-item>
          <text:list>
            <text:list-item>
              <text:p text:style-name="P19">Downstream recipients.</text:p>
            </text:list-item>
          </text:list>
        </text:list-item>
      </text:list>
      <text:list xml:id="list120734169412623" text:continue-list="list120732610035347" text:style-name="WWNum27">
        <text:list-item>
          <text:list>
            <text:list-item>
              <text:list>
                <text:list-item text:start-value="1">
                  <text:p text:style-name="P20">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1">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20733609761447" text:continue-list="list120732621330175" text:style-name="WWNum4">
        <text:list-item>
          <text:list>
            <text:list-item>
              <text:p text:style-name="P19">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20733959491570" text:continue-list="list120734169412623" text:style-name="WWNum30">
        <text:list-item>
          <text:p text:style-name="P23">Other rights.</text:p>
        </text:list-item>
      </text:list>
      <text:list xml:id="list120734030242449" text:continue-list="list120733609761447" text:style-name="WWNum31">
        <text:list-item>
          <text:list>
            <text:list-item text:start-value="1">
              <text:p text:style-name="P24">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5">Patent and trademark rights are not licensed under this Public License.</text:p>
            </text:list-item>
            <text:list-item text:style-override="WWNum33">
              <text:p text:style-name="P26">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20732961162738" text:continue-list="list120733959491570" text:style-name="WWNum34">
        <text:list-item text:start-value="1">
          <text:p text:style-name="P27">Attribution.</text:p>
        </text:list-item>
      </text:list>
      <text:list xml:id="list120733077893734" text:continue-list="list120734030242449" text:style-name="WWNum35">
        <text:list-item>
          <text:list>
            <text:list-item text:start-value="1">
              <text:p text:style-name="P28">If You Share the Licensed Material (including in modified form), You must:</text:p>
            </text:list-item>
          </text:list>
        </text:list-item>
      </text:list>
      <text:list xml:id="list120733895180027" text:continue-list="list120732961162738" text:style-name="WWNum36">
        <text:list-item>
          <text:list>
            <text:list-item>
              <text:list>
                <text:list-item text:start-value="1">
                  <text:p text:style-name="P29">retain the following if it is supplied by the Licensor with the Licensed Material:</text:p>
                </text:list-item>
              </text:list>
            </text:list-item>
          </text:list>
        </text:list-item>
      </text:list>
      <text:list xml:id="list2741493056" text:style-name="WWNum37">
        <text:list-item>
          <text:list>
            <text:list-item>
              <text:list>
                <text:list-item>
                  <text:list>
                    <text:list-item text:start-value="1">
                      <text:p text:style-name="P30">identification of the creator(s) of the Licensed Material and any others designated to receive attribution, in any reasonable manner requested by the Licensor (including by pseudonym if designated);</text:p>
                    </text:list-item>
                    <text:list-item text:style-override="WWNum12">
                      <text:p text:style-name="P31">a copyright notice;</text:p>
                    </text:list-item>
                    <text:list-item text:style-override="WWNum12">
                      <text:p text:style-name="P31">a notice that refers to this Public License;</text:p>
                    </text:list-item>
                    <text:list-item text:style-override="WWNum12">
                      <text:p text:style-name="P31">a notice that refers to the disclaimer of warranties;</text:p>
                    </text:list-item>
                    <text:list-item text:style-override="WWNum12">
                      <text:p text:style-name="P31">a URI or hyperlink to the Licensed Material to the extent reasonably practicable;</text:p>
                    </text:list-item>
                  </text:list>
                </text:list-item>
              </text:list>
            </text:list-item>
          </text:list>
        </text:list-item>
      </text:list>
      <text:list xml:id="list120734479800555" text:continue-list="list120733895180027" text:style-name="WWNum38">
        <text:list-item>
          <text:list>
            <text:list-item>
              <text:list>
                <text:list-item>
                  <text:p text:style-name="P32">indicate if You modified the Licensed Material and retain an indication of any previous modifications; and</text:p>
                </text:list-item>
                <text:list-item text:style-override="WWNum39">
                  <text:p text:style-name="P33">indicate the Licensed Material is licensed under this Public License, and include the text of, or the URI or hyperlink to, this Public License.</text:p>
                </text:list-item>
              </text:list>
            </text:list-item>
          </text:list>
        </text:list-item>
      </text:list>
      <text:list xml:id="list120734076430655" text:continue-list="list120733077893734" text:style-name="WWNum40">
        <text:list-item>
          <text:list>
            <text:list-item>
              <text:p text:style-name="P34">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5">If requested by the Licensor, You must remove any of the information required by Section 3(a)(1)(A) to the extent reasonably practicable.</text:p>
            </text:list-item>
          </text:list>
        </text:list-item>
      </text:list>
      <text:list xml:id="list120733897736548" text:continue-list="list120734479800555" text:style-name="WWNum42">
        <text:list-item>
          <text:p text:style-name="P36">ShareAlike.</text:p>
        </text:list-item>
      </text:list>
      <text:list xml:id="list2352802272" text:style-name="WWNum1">
        <text:list-item>
          <text:p text:style-name="P37">In addition to the conditions in Section 3(a), if You Share Adapted Material You produce, the following conditions also apply.</text:p>
        </text:list-item>
      </text:list>
      <text:list xml:id="list120734121201054" text:continue-list="list120734076430655" text:style-name="WWNum43">
        <text:list-item>
          <text:list>
            <text:list-item text:start-value="1">
              <text:p text:style-name="P38">The Adapter’s License You apply must be a Creative Commons license with the same License Elements, this version or later, or a BY-NC-SA Compatible License.</text:p>
            </text:list-item>
            <text:list-item text:style-override="WWNum44">
              <text:p text:style-name="P39">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40">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20732670677377" text:continue-list="list120733897736548" text:style-name="WWNum46">
        <text:list-item text:start-value="1">
          <text:p text:style-name="P41">for the avoidance of doubt, Section 2(a)(1) grants You the right to extract, reuse, reproduce, and Share all or a substantial portion of the contents of the database for NonCommercial purposes only;</text:p>
        </text:list-item>
        <text:list-item text:style-override="WWNum47">
          <text:p text:style-name="P42">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3">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20734213798981" text:continue-list="list120732670677377" text:style-name="WWNum49">
        <text:list-item text:start-value="1">
          <text:p text:style-name="P44">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6">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20733644406412" text:continue-list="list120734213798981" text:style-name="WWNum52">
        <text:list-item text:start-value="1">
          <text:p text:style-name="P47">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8">Where Your right to use the Licensed Material has terminated under Section 6(a), it reinstates:</text:p>
        </text:list-item>
      </text:list>
      <text:list xml:id="list120733574215914" text:continue-list="list120734121201054" text:style-name="WWNum54">
        <text:list-item>
          <text:list>
            <text:list-item text:start-value="1">
              <text:p text:style-name="P49">automatically as of the date the violation is cured, provided it is cured within 30 days of Your discovery of the violation; or</text:p>
            </text:list-item>
            <text:list-item text:style-override="WWNum55">
              <text:p text:style-name="P50">upon express reinstatement by the Licensor.</text:p>
            </text:list-item>
          </text:list>
        </text:list-item>
      </text:list>
      <text:list text:continue-list="list2352802272" text:style-name="WWNum1">
        <text:list-item>
          <text:p text:style-name="P37">For the avoidance of doubt, this Section 6(b) does not affect any right the Licensor may have to seek remedies for Your violations of this Public License.</text:p>
        </text:list-item>
      </text:list>
      <text:list xml:id="list120733768791713" text:continue-list="list120733644406412" text:style-name="WWNum56">
        <text:list-item>
          <text:p text:style-name="P51">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2">Sections 1, 5, 6, 7, and 8 survive termination of this Public License.</text:p>
        </text:list-item>
      </text:list>
      <text:p text:style-name="P6">Section 7 – Other Terms and Conditions.</text:p>
      <text:list xml:id="list120734108635119" text:continue-list="list120733768791713" text:style-name="WWNum58">
        <text:list-item text:start-value="1">
          <text:p text:style-name="P53">The Licensor shall not be bound by any additional or different terms or conditions communicated by You unless expressly agreed.</text:p>
        </text:list-item>
        <text:list-item text:style-override="WWNum59">
          <text:p text:style-name="P54">Any arrangements, understandings, or agreements regarding the Licensed Material not stated herein are separate from and independent of the terms and conditions of this Public License.</text:p>
        </text:list-item>
      </text:list>
      <text:p text:style-name="P6">Section 8 – Interpretation.</text:p>
      <text:list xml:id="list120734196106437" text:continue-list="list120734108635119" text:style-name="WWNum60">
        <text:list-item text:start-value="1">
          <text:p text:style-name="P55">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6">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7">No term or condition of this Public License will be waived and no failure to comply consented to unless expressly agreed to by the Licensor.</text:p>
        </text:list-item>
        <text:list-item text:style-override="WWNum63">
          <text:p text:style-name="P58">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60"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1</meta:editing-cycles>
    <meta:creation-date>2023-10-01T15:32:00</meta:creation-date>
    <dc:date>2023-11-19T12:07:30.644580244</dc:date>
    <dc:language>en-US</dc:language>
    <meta:editing-duration>PT23H33M44S</meta:editing-duration>
    <meta:generator>LibreOffice/7.6.2.1$Linux_X86_64 LibreOffice_project/60$Build-1</meta:generator>
    <meta:document-statistic meta:table-count="0" meta:image-count="0" meta:object-count="0" meta:page-count="5" meta:paragraph-count="2896" meta:word-count="120532" meta:character-count="666299" meta:non-whitespace-character-count="548614"/>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